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automatic-styles>
    <style:style style:name="Coût_5f_compétence" style:display-name="Coût_compétence" style:family="table">
      <style:table-properties style:width="25.559cm" fo:margin-left="0.079cm" table:align="left"/>
    </style:style>
    <style:style style:name="Coût_5f_compétence.A" style:display-name="Coût_compétence.A" style:family="table-column">
      <style:table-column-properties style:column-width="6.443cm"/>
    </style:style>
    <style:style style:name="Coût_5f_compétence.B" style:display-name="Coût_compétence.B" style:family="table-column">
      <style:table-column-properties style:column-width="6.442cm"/>
    </style:style>
    <style:style style:name="Coût_5f_compétence.D" style:display-name="Coût_compétence.D" style:family="table-column">
      <style:table-column-properties style:column-width="6.232cm"/>
    </style:style>
    <style:style style:name="Coût_5f_compétence.A1" style:display-name="Coût_compétence.A1" style:family="table-cell">
      <style:table-cell-properties fo:padding="0.097cm" fo:border-left="0.05pt solid #000000" fo:border-right="none" fo:border-top="0.05pt solid #000000" fo:border-bottom="0.05pt solid #000000" style:writing-mode="lr-tb"/>
    </style:style>
    <style:style style:name="Coût_5f_compétence.D1" style:display-name="Coût_compétence.D1" style:family="table-cell">
      <style:table-cell-properties fo:padding="0.097cm" fo:border="0.05pt solid #000000" style:writing-mode="lr-tb"/>
    </style:style>
    <style:style style:name="Coût_5f_compétence.A2" style:display-name="Coût_compétence.A2" style:family="table-cell">
      <style:table-cell-properties fo:padding="0.097cm" fo:border-left="0.05pt solid #000000" fo:border-right="none" fo:border-top="none" fo:border-bottom="0.05pt solid #000000" style:writing-mode="lr-tb"/>
    </style:style>
    <style:style style:name="Coût_5f_compétence.D2" style:display-name="Coût_compétence.D2" style:family="table-cell">
      <style:table-cell-properties fo:padding="0.097cm" fo:border-left="0.05pt solid #000000" fo:border-right="0.05pt solid #000000" fo:border-top="none" fo:border-bottom="0.05pt solid #000000" style:writing-mode="lr-tb"/>
    </style:style>
    <style:style style:name="Coût_5f_compétence.11" style:display-name="Coût_compétence.11" style:family="table-row">
      <style:table-row-properties style:min-row-height="0.582cm" style:use-optimal-row-height="false"/>
    </style:style>
    <style:style style:name="Coût_5f_compétence_5f_cumulé" style:display-name="Coût_compétence_cumulé" style:family="table">
      <style:table-properties style:width="25.7cm" fo:margin-left="0cm" table:align="left"/>
    </style:style>
    <style:style style:name="Coût_5f_compétence_5f_cumulé.A" style:display-name="Coût_compétence_cumulé.A" style:family="table-column">
      <style:table-column-properties style:column-width="6.426cm"/>
    </style:style>
    <style:style style:name="Coût_5f_compétence_5f_cumulé.B" style:display-name="Coût_compétence_cumulé.B" style:family="table-column">
      <style:table-column-properties style:column-width="6.424cm"/>
    </style:style>
    <style:style style:name="Coût_5f_compétence_5f_cumulé.A1" style:display-name="Coût_compétence_cumulé.A1" style:family="table-cell">
      <style:table-cell-properties fo:padding="0.097cm" fo:border-left="0.05pt solid #000000" fo:border-right="none" fo:border-top="0.05pt solid #000000" fo:border-bottom="0.05pt solid #000000" style:writing-mode="lr-tb"/>
    </style:style>
    <style:style style:name="Coût_5f_compétence_5f_cumulé.D1" style:display-name="Coût_compétence_cumulé.D1" style:family="table-cell">
      <style:table-cell-properties fo:padding="0.097cm" fo:border="0.05pt solid #000000" style:writing-mode="lr-tb"/>
    </style:style>
    <style:style style:name="Coût_5f_compétence_5f_cumulé.A2" style:display-name="Coût_compétence_cumulé.A2" style:family="table-cell">
      <style:table-cell-properties fo:padding="0.097cm" fo:border-left="0.05pt solid #000000" fo:border-right="none" fo:border-top="none" fo:border-bottom="0.05pt solid #000000" style:writing-mode="lr-tb"/>
    </style:style>
    <style:style style:name="Coût_5f_compétence_5f_cumulé.D2" style:display-name="Coût_compétence_cumulé.D2" style:family="table-cell">
      <style:table-cell-properties fo:padding="0.097cm" fo:border-left="0.05pt solid #000000" fo:border-right="0.05pt solid #000000" fo:border-top="none" fo:border-bottom="0.05pt solid #000000" style:writing-mode="lr-tb"/>
    </style:style>
    <style:style style:name="Compétence_5f_vrac" style:display-name="Compétence_vrac" style:family="table">
      <style:table-properties style:width="22.511cm" fo:margin-left="0.079cm" table:align="left"/>
    </style:style>
    <style:style style:name="Compétence_5f_vrac.A" style:display-name="Compétence_vrac.A" style:family="table-column">
      <style:table-column-properties style:column-width="4.994cm"/>
    </style:style>
    <style:style style:name="Compétence_5f_vrac.B" style:display-name="Compétence_vrac.B" style:family="table-column">
      <style:table-column-properties style:column-width="4.501cm"/>
    </style:style>
    <style:style style:name="Compétence_5f_vrac.C" style:display-name="Compétence_vrac.C" style:family="table-column">
      <style:table-column-properties style:column-width="6.888cm"/>
    </style:style>
    <style:style style:name="Compétence_5f_vrac.D" style:display-name="Compétence_vrac.D" style:family="table-column">
      <style:table-column-properties style:column-width="6.128cm"/>
    </style:style>
    <style:style style:name="Compétence_5f_vrac.1" style:display-name="Compétence_vrac.1" style:family="table-row">
      <style:table-row-properties style:min-row-height="0.704cm" style:use-optimal-row-height="false"/>
    </style:style>
    <style:style style:name="Compétence_5f_vrac.A1" style:display-name="Compétence_vrac.A1" style:family="table-cell">
      <style:table-cell-properties fo:padding="0.097cm" fo:border-left="0.05pt solid #000000" fo:border-right="none" fo:border-top="0.05pt solid #000000" fo:border-bottom="0.05pt solid #000000" style:writing-mode="lr-tb"/>
    </style:style>
    <style:style style:name="Compétence_5f_vrac.D1" style:display-name="Compétence_vrac.D1" style:family="table-cell">
      <style:table-cell-properties fo:padding="0.097cm" fo:border="0.05pt solid #000000" style:writing-mode="lr-tb"/>
    </style:style>
    <style:style style:name="Compétence_5f_vrac.A2" style:display-name="Compétence_vrac.A2" style:family="table-cell">
      <style:table-cell-properties fo:padding="0.097cm" fo:border-left="0.05pt solid #000000" fo:border-right="none" fo:border-top="none" fo:border-bottom="0.05pt solid #000000" style:writing-mode="lr-tb"/>
    </style:style>
    <style:style style:name="Compétence_5f_vrac.D2" style:display-name="Compétence_vrac.D2" style:family="table-cell">
      <style:table-cell-properties fo:padding="0.097cm" fo:border-left="0.05pt solid #000000" fo:border-right="0.05pt solid #000000" fo:border-top="none" fo:border-bottom="0.05pt solid #000000" style:writing-mode="lr-tb"/>
    </style:style>
    <style:style style:name="Arbalètes" style:family="table">
      <style:table-properties style:width="25.4cm" fo:margin-left="0.064cm" table:align="left"/>
    </style:style>
    <style:style style:name="Arbalètes.A" style:family="table-column">
      <style:table-column-properties style:column-width="4.736cm"/>
    </style:style>
    <style:style style:name="Arbalètes.B" style:family="table-column">
      <style:table-column-properties style:column-width="5.133cm"/>
    </style:style>
    <style:style style:name="Arbalètes.C" style:family="table-column">
      <style:table-column-properties style:column-width="8.573cm"/>
    </style:style>
    <style:style style:name="Arbalètes.D" style:family="table-column">
      <style:table-column-properties style:column-width="1.773cm"/>
    </style:style>
    <style:style style:name="Arbalètes.E" style:family="table-column">
      <style:table-column-properties style:column-width="5.186cm"/>
    </style:style>
    <style:style style:name="Arbalètes.A1" style:family="table-cell">
      <style:table-cell-properties fo:background-color="transparent" fo:padding="0.097cm" fo:border-left="0.05pt solid #000000" fo:border-right="none" fo:border-top="0.05pt solid #000000" fo:border-bottom="0.05pt solid #000000" style:writing-mode="lr-tb">
        <style:background-image/>
      </style:table-cell-properties>
    </style:style>
    <style:style style:name="Arbalètes.B1" style:family="table-cell">
      <style:table-cell-properties fo:padding="0.097cm" fo:border-left="0.05pt solid #000000" fo:border-right="none" fo:border-top="0.05pt solid #000000" fo:border-bottom="0.05pt solid #000000" style:writing-mode="lr-tb"/>
    </style:style>
    <style:style style:name="Arbalètes.C1" style:family="table-cell">
      <style:table-cell-properties fo:padding="0.097cm" fo:border-left="0.05pt solid #000000" fo:border-right="none" fo:border-top="0.05pt solid #000000" fo:border-bottom="0.05pt solid #000000" style:writing-mode="lr-tb"/>
    </style:style>
    <style:style style:name="Arbalètes.D1" style:family="table-cell">
      <style:table-cell-properties fo:padding="0.097cm" fo:border-left="0.05pt solid #000000" fo:border-right="none" fo:border-top="0.05pt solid #000000" fo:border-bottom="0.05pt solid #000000" style:writing-mode="lr-tb"/>
    </style:style>
    <style:style style:name="Arbalètes.E1" style:family="table-cell">
      <style:table-cell-properties fo:padding="0.097cm" fo:border="0.05pt solid #000000" style:writing-mode="lr-tb"/>
    </style:style>
    <style:style style:name="Arbalètes.A2" style:family="table-cell">
      <style:table-cell-properties fo:padding="0.097cm" fo:border-left="0.05pt solid #000000" fo:border-right="none" fo:border-top="none" fo:border-bottom="0.05pt solid #000000" style:writing-mode="lr-tb"/>
    </style:style>
    <style:style style:name="Arbalètes.B2" style:family="table-cell">
      <style:table-cell-properties fo:padding="0.097cm" fo:border-left="0.05pt solid #000000" fo:border-right="none" fo:border-top="none" fo:border-bottom="0.05pt solid #000000" style:writing-mode="lr-tb"/>
    </style:style>
    <style:style style:name="Arbalètes.C2" style:family="table-cell">
      <style:table-cell-properties fo:padding="0.097cm" fo:border-left="0.05pt solid #000000" fo:border-right="none" fo:border-top="none" fo:border-bottom="0.05pt solid #000000" style:writing-mode="lr-tb"/>
    </style:style>
    <style:style style:name="Arbalètes.D2" style:family="table-cell">
      <style:table-cell-properties fo:padding="0.097cm" fo:border-left="0.05pt solid #000000" fo:border-right="none" fo:border-top="none" fo:border-bottom="0.05pt solid #000000" style:writing-mode="lr-tb"/>
    </style:style>
    <style:style style:name="Arbalètes.E2" style:family="table-cell">
      <style:table-cell-properties fo:padding="0.097cm" fo:border-left="0.05pt solid #000000" fo:border-right="0.05pt solid #000000" fo:border-top="none" fo:border-bottom="0.05pt solid #000000" style:writing-mode="lr-tb"/>
    </style:style>
    <style:style style:name="Arbalètes.A3" style:family="table-cell">
      <style:table-cell-properties fo:padding="0.097cm" fo:border-left="0.05pt solid #000000" fo:border-right="none" fo:border-top="none" fo:border-bottom="0.05pt solid #000000" style:writing-mode="lr-tb"/>
    </style:style>
    <style:style style:name="Arbalètes.B3" style:family="table-cell">
      <style:table-cell-properties fo:padding="0.097cm" fo:border-left="0.05pt solid #000000" fo:border-right="none" fo:border-top="none" fo:border-bottom="0.05pt solid #000000" style:writing-mode="lr-tb"/>
    </style:style>
    <style:style style:name="Arbalètes.C3" style:family="table-cell">
      <style:table-cell-properties fo:padding="0.097cm" fo:border-left="0.05pt solid #000000" fo:border-right="none" fo:border-top="none" fo:border-bottom="0.05pt solid #000000" style:writing-mode="lr-tb"/>
    </style:style>
    <style:style style:name="Arbalètes.D3" style:family="table-cell">
      <style:table-cell-properties fo:padding="0.097cm" fo:border-left="0.05pt solid #000000" fo:border-right="none" fo:border-top="none" fo:border-bottom="0.05pt solid #000000" style:writing-mode="lr-tb"/>
    </style:style>
    <style:style style:name="Arbalètes.E3" style:family="table-cell">
      <style:table-cell-properties fo:padding="0.097cm" fo:border-left="0.05pt solid #000000" fo:border-right="0.05pt solid #000000" fo:border-top="none" fo:border-bottom="0.05pt solid #000000" style:writing-mode="lr-tb"/>
    </style:style>
    <style:style style:name="Arbalètes.A4" style:family="table-cell">
      <style:table-cell-properties fo:padding="0.097cm" fo:border-left="0.05pt solid #000000" fo:border-right="none" fo:border-top="none" fo:border-bottom="0.05pt solid #000000" style:writing-mode="lr-tb"/>
    </style:style>
    <style:style style:name="Arbalètes.B4" style:family="table-cell">
      <style:table-cell-properties fo:padding="0.097cm" fo:border-left="0.05pt solid #000000" fo:border-right="none" fo:border-top="none" fo:border-bottom="0.05pt solid #000000" style:writing-mode="lr-tb"/>
    </style:style>
    <style:style style:name="Arbalètes.C4" style:family="table-cell">
      <style:table-cell-properties fo:padding="0.097cm" fo:border-left="0.05pt solid #000000" fo:border-right="none" fo:border-top="none" fo:border-bottom="0.05pt solid #000000" style:writing-mode="lr-tb"/>
    </style:style>
    <style:style style:name="Arbalètes.D4" style:family="table-cell">
      <style:table-cell-properties fo:padding="0.097cm" fo:border-left="0.05pt solid #000000" fo:border-right="none" fo:border-top="none" fo:border-bottom="0.05pt solid #000000" style:writing-mode="lr-tb"/>
    </style:style>
    <style:style style:name="Arbalètes.E4" style:family="table-cell">
      <style:table-cell-properties fo:padding="0.097cm" fo:border-left="0.05pt solid #000000" fo:border-right="0.05pt solid #000000" fo:border-top="none" fo:border-bottom="0.05pt solid #000000" style:writing-mode="lr-tb"/>
    </style:style>
    <style:style style:name="Arbalètes.A5" style:family="table-cell">
      <style:table-cell-properties fo:padding="0.097cm" fo:border-left="0.05pt solid #000000" fo:border-right="none" fo:border-top="none" fo:border-bottom="0.05pt solid #000000" style:writing-mode="lr-tb"/>
    </style:style>
    <style:style style:name="Arbalètes.B5" style:family="table-cell">
      <style:table-cell-properties fo:padding="0.097cm" fo:border-left="0.05pt solid #000000" fo:border-right="none" fo:border-top="none" fo:border-bottom="0.05pt solid #000000" style:writing-mode="lr-tb"/>
    </style:style>
    <style:style style:name="Arbalètes.C5" style:family="table-cell">
      <style:table-cell-properties fo:padding="0.097cm" fo:border-left="0.05pt solid #000000" fo:border-right="none" fo:border-top="none" fo:border-bottom="0.05pt solid #000000" style:writing-mode="lr-tb"/>
    </style:style>
    <style:style style:name="Arbalètes.D5" style:family="table-cell">
      <style:table-cell-properties fo:padding="0.097cm" fo:border-left="0.05pt solid #000000" fo:border-right="none" fo:border-top="none" fo:border-bottom="0.05pt solid #000000" style:writing-mode="lr-tb"/>
    </style:style>
    <style:style style:name="Arbalètes.E5" style:family="table-cell">
      <style:table-cell-properties fo:padding="0.097cm" fo:border-left="0.05pt solid #000000" fo:border-right="0.05pt solid #000000" fo:border-top="none" fo:border-bottom="0.05pt solid #000000" style:writing-mode="lr-tb"/>
    </style:style>
    <style:style style:name="Arbalètes.A6" style:family="table-cell">
      <style:table-cell-properties fo:padding="0.097cm" fo:border-left="0.05pt solid #000000" fo:border-right="none" fo:border-top="none" fo:border-bottom="0.05pt solid #000000" style:writing-mode="lr-tb"/>
    </style:style>
    <style:style style:name="Arbalètes.B6" style:family="table-cell">
      <style:table-cell-properties fo:padding="0.097cm" fo:border-left="0.05pt solid #000000" fo:border-right="none" fo:border-top="none" fo:border-bottom="0.05pt solid #000000" style:writing-mode="lr-tb"/>
    </style:style>
    <style:style style:name="Arbalètes.C6" style:family="table-cell">
      <style:table-cell-properties fo:padding="0.097cm" fo:border-left="0.05pt solid #000000" fo:border-right="none" fo:border-top="none" fo:border-bottom="0.05pt solid #000000" style:writing-mode="lr-tb"/>
    </style:style>
    <style:style style:name="Arbalètes.D6" style:family="table-cell">
      <style:table-cell-properties fo:padding="0.097cm" fo:border-left="0.05pt solid #000000" fo:border-right="none" fo:border-top="none" fo:border-bottom="0.05pt solid #000000" style:writing-mode="lr-tb"/>
    </style:style>
    <style:style style:name="Arbalètes.E6" style:family="table-cell">
      <style:table-cell-properties fo:padding="0.097cm" fo:border-left="0.05pt solid #000000" fo:border-right="0.05pt solid #000000" fo:border-top="none" fo:border-bottom="0.05pt solid #000000" style:writing-mode="lr-tb"/>
    </style:style>
    <style:style style:name="Arbalètes.A7" style:family="table-cell">
      <style:table-cell-properties fo:padding="0.097cm" fo:border-left="0.05pt solid #000000" fo:border-right="none" fo:border-top="none" fo:border-bottom="0.05pt solid #000000" style:writing-mode="lr-tb"/>
    </style:style>
    <style:style style:name="Arbalètes.B7" style:family="table-cell">
      <style:table-cell-properties fo:padding="0.097cm" fo:border-left="0.05pt solid #000000" fo:border-right="none" fo:border-top="none" fo:border-bottom="0.05pt solid #000000" style:writing-mode="lr-tb"/>
    </style:style>
    <style:style style:name="Arbalètes.C7" style:family="table-cell">
      <style:table-cell-properties fo:padding="0.097cm" fo:border-left="0.05pt solid #000000" fo:border-right="none" fo:border-top="none" fo:border-bottom="0.05pt solid #000000" style:writing-mode="lr-tb"/>
    </style:style>
    <style:style style:name="Arbalètes.D7" style:family="table-cell">
      <style:table-cell-properties fo:padding="0.097cm" fo:border-left="0.05pt solid #000000" fo:border-right="none" fo:border-top="none" fo:border-bottom="0.05pt solid #000000" style:writing-mode="lr-tb"/>
    </style:style>
    <style:style style:name="Arbalètes.E7" style:family="table-cell">
      <style:table-cell-properties fo:padding="0.097cm" fo:border-left="0.05pt solid #000000" fo:border-right="0.05pt solid #000000" fo:border-top="none" fo:border-bottom="0.05pt solid #000000" style:writing-mode="lr-tb"/>
    </style:style>
    <style:style style:name="Arbalètes.A8" style:family="table-cell">
      <style:table-cell-properties fo:padding="0.097cm" fo:border-left="0.05pt solid #000000" fo:border-right="none" fo:border-top="none" fo:border-bottom="0.05pt solid #000000" style:writing-mode="lr-tb"/>
    </style:style>
    <style:style style:name="Arbalètes.B8" style:family="table-cell">
      <style:table-cell-properties fo:padding="0.097cm" fo:border-left="0.05pt solid #000000" fo:border-right="none" fo:border-top="none" fo:border-bottom="0.05pt solid #000000" style:writing-mode="lr-tb"/>
    </style:style>
    <style:style style:name="Arbalètes.C8" style:family="table-cell">
      <style:table-cell-properties fo:padding="0.097cm" fo:border-left="0.05pt solid #000000" fo:border-right="none" fo:border-top="none" fo:border-bottom="0.05pt solid #000000" style:writing-mode="lr-tb"/>
    </style:style>
    <style:style style:name="Arbalètes.D8" style:family="table-cell">
      <style:table-cell-properties fo:padding="0.097cm" fo:border-left="0.05pt solid #000000" fo:border-right="none" fo:border-top="none" fo:border-bottom="0.05pt solid #000000" style:writing-mode="lr-tb"/>
    </style:style>
    <style:style style:name="Arbalètes.E8" style:family="table-cell">
      <style:table-cell-properties fo:padding="0.097cm" fo:border-left="0.05pt solid #000000" fo:border-right="0.05pt solid #000000" fo:border-top="none" fo:border-bottom="0.05pt solid #000000" style:writing-mode="lr-tb"/>
    </style:style>
    <style:style style:name="Arbalètes.A9" style:family="table-cell">
      <style:table-cell-properties fo:padding="0.097cm" fo:border-left="0.05pt solid #000000" fo:border-right="none" fo:border-top="none" fo:border-bottom="0.05pt solid #000000" style:writing-mode="lr-tb"/>
    </style:style>
    <style:style style:name="Arbalètes.B9" style:family="table-cell">
      <style:table-cell-properties fo:padding="0.097cm" fo:border-left="0.05pt solid #000000" fo:border-right="none" fo:border-top="none" fo:border-bottom="0.05pt solid #000000" style:writing-mode="lr-tb"/>
    </style:style>
    <style:style style:name="Arbalètes.C9" style:family="table-cell">
      <style:table-cell-properties fo:padding="0.097cm" fo:border-left="0.05pt solid #000000" fo:border-right="none" fo:border-top="none" fo:border-bottom="0.05pt solid #000000" style:writing-mode="lr-tb"/>
    </style:style>
    <style:style style:name="Arbalètes.D9" style:family="table-cell">
      <style:table-cell-properties fo:padding="0.097cm" fo:border-left="0.05pt solid #000000" fo:border-right="none" fo:border-top="none" fo:border-bottom="0.05pt solid #000000" style:writing-mode="lr-tb"/>
    </style:style>
    <style:style style:name="Arbalètes.E9" style:family="table-cell">
      <style:table-cell-properties fo:padding="0.097cm" fo:border-left="0.05pt solid #000000" fo:border-right="0.05pt solid #000000" fo:border-top="none" fo:border-bottom="0.05pt solid #000000" style:writing-mode="lr-tb"/>
    </style:style>
    <style:style style:name="Arbalètes.A10" style:family="table-cell">
      <style:table-cell-properties fo:padding="0.097cm" fo:border-left="0.05pt solid #000000" fo:border-right="none" fo:border-top="none" fo:border-bottom="0.05pt solid #000000" style:writing-mode="lr-tb"/>
    </style:style>
    <style:style style:name="Arbalètes.B10" style:family="table-cell">
      <style:table-cell-properties fo:padding="0.097cm" fo:border-left="0.05pt solid #000000" fo:border-right="none" fo:border-top="none" fo:border-bottom="0.05pt solid #000000" style:writing-mode="lr-tb"/>
    </style:style>
    <style:style style:name="Arbalètes.C10" style:family="table-cell">
      <style:table-cell-properties fo:padding="0.097cm" fo:border-left="0.05pt solid #000000" fo:border-right="none" fo:border-top="none" fo:border-bottom="0.05pt solid #000000" style:writing-mode="lr-tb"/>
    </style:style>
    <style:style style:name="Arbalètes.D10" style:family="table-cell">
      <style:table-cell-properties fo:padding="0.097cm" fo:border-left="0.05pt solid #000000" fo:border-right="none" fo:border-top="none" fo:border-bottom="0.05pt solid #000000" style:writing-mode="lr-tb"/>
    </style:style>
    <style:style style:name="Arbalètes.E10" style:family="table-cell">
      <style:table-cell-properties fo:padding="0.097cm" fo:border-left="0.05pt solid #000000" fo:border-right="0.05pt solid #000000" fo:border-top="none" fo:border-bottom="0.05pt solid #000000" style:writing-mode="lr-tb"/>
    </style:style>
    <style:style style:name="Arbalètes.A11" style:family="table-cell">
      <style:table-cell-properties fo:padding="0.097cm" fo:border-left="0.05pt solid #000000" fo:border-right="none" fo:border-top="none" fo:border-bottom="0.05pt solid #000000" style:writing-mode="lr-tb"/>
    </style:style>
    <style:style style:name="Arbalètes.B11" style:family="table-cell">
      <style:table-cell-properties fo:padding="0.097cm" fo:border-left="0.05pt solid #000000" fo:border-right="none" fo:border-top="none" fo:border-bottom="0.05pt solid #000000" style:writing-mode="lr-tb"/>
    </style:style>
    <style:style style:name="Arbalètes.C11" style:family="table-cell">
      <style:table-cell-properties fo:padding="0.097cm" fo:border-left="0.05pt solid #000000" fo:border-right="none" fo:border-top="none" fo:border-bottom="0.05pt solid #000000" style:writing-mode="lr-tb"/>
    </style:style>
    <style:style style:name="Arbalètes.D11" style:family="table-cell">
      <style:table-cell-properties fo:padding="0.097cm" fo:border-left="0.05pt solid #000000" fo:border-right="none" fo:border-top="none" fo:border-bottom="0.05pt solid #000000" style:writing-mode="lr-tb"/>
    </style:style>
    <style:style style:name="Arbalètes.E11" style:family="table-cell">
      <style:table-cell-properties fo:padding="0.097cm" fo:border-left="0.05pt solid #000000" fo:border-right="0.05pt solid #000000" fo:border-top="none" fo:border-bottom="0.05pt solid #000000" style:writing-mode="lr-tb"/>
    </style:style>
    <style:style style:name="Arbalètes.A12" style:family="table-cell">
      <style:table-cell-properties fo:padding="0.097cm" fo:border-left="0.05pt solid #000000" fo:border-right="none" fo:border-top="none" fo:border-bottom="0.05pt solid #000000" style:writing-mode="lr-tb"/>
    </style:style>
    <style:style style:name="Arbalètes.B12" style:family="table-cell">
      <style:table-cell-properties fo:padding="0.097cm" fo:border-left="0.05pt solid #000000" fo:border-right="none" fo:border-top="none" fo:border-bottom="0.05pt solid #000000" style:writing-mode="lr-tb"/>
    </style:style>
    <style:style style:name="Arbalètes.C12" style:family="table-cell">
      <style:table-cell-properties fo:padding="0.097cm" fo:border-left="0.05pt solid #000000" fo:border-right="none" fo:border-top="none" fo:border-bottom="0.05pt solid #000000" style:writing-mode="lr-tb"/>
    </style:style>
    <style:style style:name="Arbalètes.D12" style:family="table-cell">
      <style:table-cell-properties fo:padding="0.097cm" fo:border-left="0.05pt solid #000000" fo:border-right="none" fo:border-top="none" fo:border-bottom="0.05pt solid #000000" style:writing-mode="lr-tb"/>
    </style:style>
    <style:style style:name="Arbalètes.E12" style:family="table-cell">
      <style:table-cell-properties fo:padding="0.097cm" fo:border-left="0.05pt solid #000000" fo:border-right="0.05pt solid #000000" fo:border-top="none" fo:border-bottom="0.05pt solid #000000" style:writing-mode="lr-tb"/>
    </style:style>
    <style:style style:name="Arbalètes.A13" style:family="table-cell">
      <style:table-cell-properties fo:padding="0.097cm" fo:border-left="0.05pt solid #000000" fo:border-right="none" fo:border-top="none" fo:border-bottom="0.05pt solid #000000" style:writing-mode="lr-tb"/>
    </style:style>
    <style:style style:name="Arbalètes.B13" style:family="table-cell">
      <style:table-cell-properties fo:padding="0.097cm" fo:border-left="0.05pt solid #000000" fo:border-right="none" fo:border-top="none" fo:border-bottom="0.05pt solid #000000" style:writing-mode="lr-tb"/>
    </style:style>
    <style:style style:name="Arbalètes.C13" style:family="table-cell">
      <style:table-cell-properties fo:padding="0.097cm" fo:border-left="0.05pt solid #000000" fo:border-right="none" fo:border-top="none" fo:border-bottom="0.05pt solid #000000" style:writing-mode="lr-tb"/>
    </style:style>
    <style:style style:name="Arbalètes.D13" style:family="table-cell">
      <style:table-cell-properties fo:padding="0.097cm" fo:border-left="0.05pt solid #000000" fo:border-right="none" fo:border-top="none" fo:border-bottom="0.05pt solid #000000" style:writing-mode="lr-tb"/>
    </style:style>
    <style:style style:name="Arbalètes.E13" style:family="table-cell">
      <style:table-cell-properties fo:padding="0.097cm" fo:border-left="0.05pt solid #000000" fo:border-right="0.05pt solid #000000" fo:border-top="none" fo:border-bottom="0.05pt solid #000000" style:writing-mode="lr-tb"/>
    </style:style>
    <style:style style:name="Arbalètes.A14" style:family="table-cell">
      <style:table-cell-properties fo:padding="0.097cm" fo:border-left="0.05pt solid #000000" fo:border-right="none" fo:border-top="none" fo:border-bottom="0.05pt solid #000000" style:writing-mode="lr-tb"/>
    </style:style>
    <style:style style:name="Arbalètes.B14" style:family="table-cell">
      <style:table-cell-properties fo:padding="0.097cm" fo:border-left="0.05pt solid #000000" fo:border-right="none" fo:border-top="none" fo:border-bottom="0.05pt solid #000000" style:writing-mode="lr-tb"/>
    </style:style>
    <style:style style:name="Arbalètes.C14" style:family="table-cell">
      <style:table-cell-properties fo:padding="0.097cm" fo:border-left="0.05pt solid #000000" fo:border-right="none" fo:border-top="none" fo:border-bottom="0.05pt solid #000000" style:writing-mode="lr-tb"/>
    </style:style>
    <style:style style:name="Arbalètes.D14" style:family="table-cell">
      <style:table-cell-properties fo:padding="0.097cm" fo:border-left="0.05pt solid #000000" fo:border-right="none" fo:border-top="none" fo:border-bottom="0.05pt solid #000000" style:writing-mode="lr-tb"/>
    </style:style>
    <style:style style:name="Arbalètes.E14" style:family="table-cell">
      <style:table-cell-properties fo:padding="0.097cm" fo:border-left="0.05pt solid #000000" fo:border-right="0.05pt solid #000000" fo:border-top="none" fo:border-bottom="0.05pt solid #000000" style:writing-mode="lr-tb"/>
    </style:style>
    <style:style style:name="Arbalètes.A15" style:family="table-cell">
      <style:table-cell-properties fo:padding="0.097cm" fo:border-left="0.05pt solid #000000" fo:border-right="none" fo:border-top="none" fo:border-bottom="0.05pt solid #000000" style:writing-mode="lr-tb"/>
    </style:style>
    <style:style style:name="Arbalètes.B15" style:family="table-cell">
      <style:table-cell-properties fo:padding="0.097cm" fo:border-left="0.05pt solid #000000" fo:border-right="none" fo:border-top="none" fo:border-bottom="0.05pt solid #000000" style:writing-mode="lr-tb"/>
    </style:style>
    <style:style style:name="Arbalètes.C15" style:family="table-cell">
      <style:table-cell-properties fo:padding="0.097cm" fo:border-left="0.05pt solid #000000" fo:border-right="none" fo:border-top="none" fo:border-bottom="0.05pt solid #000000" style:writing-mode="lr-tb"/>
    </style:style>
    <style:style style:name="Arbalètes.D15" style:family="table-cell">
      <style:table-cell-properties fo:padding="0.097cm" fo:border-left="0.05pt solid #000000" fo:border-right="none" fo:border-top="none" fo:border-bottom="0.05pt solid #000000" style:writing-mode="lr-tb"/>
    </style:style>
    <style:style style:name="Arbalètes.E15" style:family="table-cell">
      <style:table-cell-properties fo:padding="0.097cm" fo:border-left="0.05pt solid #000000" fo:border-right="0.05pt solid #000000" fo:border-top="none" fo:border-bottom="0.05pt solid #000000" style:writing-mode="lr-tb"/>
    </style:style>
    <style:style style:name="Arbalètes.A16" style:family="table-cell">
      <style:table-cell-properties fo:padding="0.097cm" fo:border-left="0.05pt solid #000000" fo:border-right="none" fo:border-top="none" fo:border-bottom="0.05pt solid #000000" style:writing-mode="lr-tb"/>
    </style:style>
    <style:style style:name="Arbalètes.B16" style:family="table-cell">
      <style:table-cell-properties fo:padding="0.097cm" fo:border-left="0.05pt solid #000000" fo:border-right="none" fo:border-top="none" fo:border-bottom="0.05pt solid #000000" style:writing-mode="lr-tb"/>
    </style:style>
    <style:style style:name="Arbalètes.C16" style:family="table-cell">
      <style:table-cell-properties fo:padding="0.097cm" fo:border-left="0.05pt solid #000000" fo:border-right="none" fo:border-top="none" fo:border-bottom="0.05pt solid #000000" style:writing-mode="lr-tb"/>
    </style:style>
    <style:style style:name="Arbalètes.D16" style:family="table-cell">
      <style:table-cell-properties fo:padding="0.097cm" fo:border-left="0.05pt solid #000000" fo:border-right="none" fo:border-top="none" fo:border-bottom="0.05pt solid #000000" style:writing-mode="lr-tb"/>
    </style:style>
    <style:style style:name="Arbalètes.E16" style:family="table-cell">
      <style:table-cell-properties fo:padding="0.097cm" fo:border-left="0.05pt solid #000000" fo:border-right="0.05pt solid #000000" fo:border-top="none" fo:border-bottom="0.05pt solid #000000" style:writing-mode="lr-tb"/>
    </style:style>
    <style:style style:name="Arbalètes.A17" style:family="table-cell">
      <style:table-cell-properties fo:padding="0.097cm" fo:border-left="0.05pt solid #000000" fo:border-right="none" fo:border-top="none" fo:border-bottom="0.05pt solid #000000" style:writing-mode="lr-tb"/>
    </style:style>
    <style:style style:name="Arbalètes.B17" style:family="table-cell">
      <style:table-cell-properties fo:padding="0.097cm" fo:border-left="0.05pt solid #000000" fo:border-right="none" fo:border-top="none" fo:border-bottom="0.05pt solid #000000" style:writing-mode="lr-tb"/>
    </style:style>
    <style:style style:name="Arbalètes.C17" style:family="table-cell">
      <style:table-cell-properties fo:padding="0.097cm" fo:border-left="0.05pt solid #000000" fo:border-right="none" fo:border-top="none" fo:border-bottom="0.05pt solid #000000" style:writing-mode="lr-tb"/>
    </style:style>
    <style:style style:name="Arbalètes.D17" style:family="table-cell">
      <style:table-cell-properties fo:padding="0.097cm" fo:border-left="0.05pt solid #000000" fo:border-right="none" fo:border-top="none" fo:border-bottom="0.05pt solid #000000" style:writing-mode="lr-tb"/>
    </style:style>
    <style:style style:name="Arbalètes.E17" style:family="table-cell">
      <style:table-cell-properties fo:padding="0.097cm" fo:border-left="0.05pt solid #000000" fo:border-right="0.05pt solid #000000" fo:border-top="none" fo:border-bottom="0.05pt solid #000000" style:writing-mode="lr-tb"/>
    </style:style>
    <style:style style:name="Arbalètes.A18" style:family="table-cell">
      <style:table-cell-properties fo:padding="0.097cm" fo:border-left="0.05pt solid #000000" fo:border-right="none" fo:border-top="none" fo:border-bottom="0.05pt solid #000000" style:writing-mode="lr-tb"/>
    </style:style>
    <style:style style:name="Arbalètes.B18" style:family="table-cell">
      <style:table-cell-properties fo:padding="0.097cm" fo:border-left="0.05pt solid #000000" fo:border-right="none" fo:border-top="none" fo:border-bottom="0.05pt solid #000000" style:writing-mode="lr-tb"/>
    </style:style>
    <style:style style:name="Arbalètes.C18" style:family="table-cell">
      <style:table-cell-properties fo:padding="0.097cm" fo:border-left="0.05pt solid #000000" fo:border-right="none" fo:border-top="none" fo:border-bottom="0.05pt solid #000000" style:writing-mode="lr-tb"/>
    </style:style>
    <style:style style:name="Arbalètes.D18" style:family="table-cell">
      <style:table-cell-properties fo:padding="0.097cm" fo:border-left="0.05pt solid #000000" fo:border-right="none" fo:border-top="none" fo:border-bottom="0.05pt solid #000000" style:writing-mode="lr-tb"/>
    </style:style>
    <style:style style:name="Arbalètes.E18" style:family="table-cell">
      <style:table-cell-properties fo:padding="0.097cm" fo:border-left="0.05pt solid #000000" fo:border-right="0.05pt solid #000000" fo:border-top="none" fo:border-bottom="0.05pt solid #000000" style:writing-mode="lr-tb"/>
    </style:style>
    <style:style style:name="Arbalètes.A19" style:family="table-cell">
      <style:table-cell-properties fo:padding="0.097cm" fo:border-left="0.05pt solid #000000" fo:border-right="none" fo:border-top="none" fo:border-bottom="0.05pt solid #000000" style:writing-mode="lr-tb"/>
    </style:style>
    <style:style style:name="Arbalètes.B19" style:family="table-cell">
      <style:table-cell-properties fo:padding="0.097cm" fo:border-left="0.05pt solid #000000" fo:border-right="none" fo:border-top="none" fo:border-bottom="0.05pt solid #000000" style:writing-mode="lr-tb"/>
    </style:style>
    <style:style style:name="Arbalètes.C19" style:family="table-cell">
      <style:table-cell-properties fo:padding="0.097cm" fo:border-left="0.05pt solid #000000" fo:border-right="none" fo:border-top="none" fo:border-bottom="0.05pt solid #000000" style:writing-mode="lr-tb"/>
    </style:style>
    <style:style style:name="Arbalètes.D19" style:family="table-cell">
      <style:table-cell-properties fo:padding="0.097cm" fo:border-left="0.05pt solid #000000" fo:border-right="none" fo:border-top="none" fo:border-bottom="0.05pt solid #000000" style:writing-mode="lr-tb"/>
    </style:style>
    <style:style style:name="Arbalètes.E19" style:family="table-cell">
      <style:table-cell-properties fo:padding="0.097cm" fo:border-left="0.05pt solid #000000" fo:border-right="0.05pt solid #000000" fo:border-top="none" fo:border-bottom="0.05pt solid #000000" style:writing-mode="lr-tb"/>
    </style:style>
    <style:style style:name="Arbalètes.A20" style:family="table-cell">
      <style:table-cell-properties fo:padding="0.097cm" fo:border-left="0.05pt solid #000000" fo:border-right="none" fo:border-top="none" fo:border-bottom="0.05pt solid #000000" style:writing-mode="lr-tb"/>
    </style:style>
    <style:style style:name="Arbalètes.B20" style:family="table-cell">
      <style:table-cell-properties fo:padding="0.097cm" fo:border-left="0.05pt solid #000000" fo:border-right="none" fo:border-top="none" fo:border-bottom="0.05pt solid #000000" style:writing-mode="lr-tb"/>
    </style:style>
    <style:style style:name="Arbalètes.C20" style:family="table-cell">
      <style:table-cell-properties fo:padding="0.097cm" fo:border-left="0.05pt solid #000000" fo:border-right="none" fo:border-top="none" fo:border-bottom="0.05pt solid #000000" style:writing-mode="lr-tb"/>
    </style:style>
    <style:style style:name="Arbalètes.D20" style:family="table-cell">
      <style:table-cell-properties fo:padding="0.097cm" fo:border-left="0.05pt solid #000000" fo:border-right="none" fo:border-top="none" fo:border-bottom="0.05pt solid #000000" style:writing-mode="lr-tb"/>
    </style:style>
    <style:style style:name="Arbalètes.E20" style:family="table-cell">
      <style:table-cell-properties fo:padding="0.097cm" fo:border-left="0.05pt solid #000000" fo:border-right="0.05pt solid #000000" fo:border-top="none" fo:border-bottom="0.05pt solid #000000" style:writing-mode="lr-tb"/>
    </style:style>
    <style:style style:name="Arbalètes.A21" style:family="table-cell">
      <style:table-cell-properties fo:padding="0.097cm" fo:border-left="0.05pt solid #000000" fo:border-right="none" fo:border-top="none" fo:border-bottom="0.05pt solid #000000" style:writing-mode="lr-tb"/>
    </style:style>
    <style:style style:name="Arbalètes.B21" style:family="table-cell">
      <style:table-cell-properties fo:padding="0.097cm" fo:border-left="0.05pt solid #000000" fo:border-right="none" fo:border-top="none" fo:border-bottom="0.05pt solid #000000" style:writing-mode="lr-tb"/>
    </style:style>
    <style:style style:name="Arbalètes.C21" style:family="table-cell">
      <style:table-cell-properties fo:padding="0.097cm" fo:border-left="0.05pt solid #000000" fo:border-right="none" fo:border-top="none" fo:border-bottom="0.05pt solid #000000" style:writing-mode="lr-tb"/>
    </style:style>
    <style:style style:name="Arbalètes.D21" style:family="table-cell">
      <style:table-cell-properties fo:padding="0.097cm" fo:border-left="0.05pt solid #000000" fo:border-right="none" fo:border-top="none" fo:border-bottom="0.05pt solid #000000" style:writing-mode="lr-tb"/>
    </style:style>
    <style:style style:name="Arbalètes.E21" style:family="table-cell">
      <style:table-cell-properties fo:padding="0.097cm" fo:border-left="0.05pt solid #000000" fo:border-right="0.05pt solid #000000" fo:border-top="none" fo:border-bottom="0.05pt solid #000000" style:writing-mode="lr-tb"/>
    </style:style>
    <style:style style:name="Arbalètes.A22" style:family="table-cell">
      <style:table-cell-properties fo:padding="0.097cm" fo:border-left="0.05pt solid #000000" fo:border-right="none" fo:border-top="none" fo:border-bottom="0.05pt solid #000000" style:writing-mode="lr-tb"/>
    </style:style>
    <style:style style:name="Arbalètes.B22" style:family="table-cell">
      <style:table-cell-properties fo:padding="0.097cm" fo:border-left="0.05pt solid #000000" fo:border-right="none" fo:border-top="none" fo:border-bottom="0.05pt solid #000000" style:writing-mode="lr-tb"/>
    </style:style>
    <style:style style:name="Arbalètes.C22" style:family="table-cell">
      <style:table-cell-properties fo:padding="0.097cm" fo:border-left="0.05pt solid #000000" fo:border-right="none" fo:border-top="none" fo:border-bottom="0.05pt solid #000000" style:writing-mode="lr-tb"/>
    </style:style>
    <style:style style:name="Arbalètes.D22" style:family="table-cell">
      <style:table-cell-properties fo:padding="0.097cm" fo:border-left="0.05pt solid #000000" fo:border-right="none" fo:border-top="none" fo:border-bottom="0.05pt solid #000000" style:writing-mode="lr-tb"/>
    </style:style>
    <style:style style:name="Arbalètes.E22" style:family="table-cell">
      <style:table-cell-properties fo:padding="0.097cm" fo:border-left="0.05pt solid #000000" fo:border-right="0.05pt solid #000000" fo:border-top="none" fo:border-bottom="0.05pt solid #000000" style:writing-mode="lr-tb"/>
    </style:style>
    <style:style style:name="Arbalètes.A23" style:family="table-cell">
      <style:table-cell-properties fo:padding="0.097cm" fo:border-left="0.05pt solid #000000" fo:border-right="none" fo:border-top="none" fo:border-bottom="0.05pt solid #000000" style:writing-mode="lr-tb"/>
    </style:style>
    <style:style style:name="Arbalètes.B23" style:family="table-cell">
      <style:table-cell-properties fo:padding="0.097cm" fo:border-left="0.05pt solid #000000" fo:border-right="none" fo:border-top="none" fo:border-bottom="0.05pt solid #000000" style:writing-mode="lr-tb"/>
    </style:style>
    <style:style style:name="Arbalètes.C23" style:family="table-cell">
      <style:table-cell-properties fo:padding="0.097cm" fo:border-left="0.05pt solid #000000" fo:border-right="none" fo:border-top="none" fo:border-bottom="0.05pt solid #000000" style:writing-mode="lr-tb"/>
    </style:style>
    <style:style style:name="Arbalètes.D23" style:family="table-cell">
      <style:table-cell-properties fo:padding="0.097cm" fo:border-left="0.05pt solid #000000" fo:border-right="none" fo:border-top="none" fo:border-bottom="0.05pt solid #000000" style:writing-mode="lr-tb"/>
    </style:style>
    <style:style style:name="Arbalètes.E23" style:family="table-cell">
      <style:table-cell-properties fo:padding="0.097cm" fo:border-left="0.05pt solid #000000" fo:border-right="0.05pt solid #000000" fo:border-top="none" fo:border-bottom="0.05pt solid #000000" style:writing-mode="lr-tb"/>
    </style:style>
    <style:style style:name="Arbalètes.A24" style:family="table-cell">
      <style:table-cell-properties fo:padding="0.097cm" fo:border-left="0.05pt solid #000000" fo:border-right="none" fo:border-top="none" fo:border-bottom="0.05pt solid #000000" style:writing-mode="lr-tb"/>
    </style:style>
    <style:style style:name="Arbalètes.B24" style:family="table-cell">
      <style:table-cell-properties fo:padding="0.097cm" fo:border-left="0.05pt solid #000000" fo:border-right="none" fo:border-top="none" fo:border-bottom="0.05pt solid #000000" style:writing-mode="lr-tb"/>
    </style:style>
    <style:style style:name="Arbalètes.C24" style:family="table-cell">
      <style:table-cell-properties fo:padding="0.097cm" fo:border-left="0.05pt solid #000000" fo:border-right="none" fo:border-top="none" fo:border-bottom="0.05pt solid #000000" style:writing-mode="lr-tb"/>
    </style:style>
    <style:style style:name="Arbalètes.D24" style:family="table-cell">
      <style:table-cell-properties fo:padding="0.097cm" fo:border-left="0.05pt solid #000000" fo:border-right="none" fo:border-top="none" fo:border-bottom="0.05pt solid #000000" style:writing-mode="lr-tb"/>
    </style:style>
    <style:style style:name="Arbalètes.E24" style:family="table-cell">
      <style:table-cell-properties fo:padding="0.097cm" fo:border-left="0.05pt solid #000000" fo:border-right="0.05pt solid #000000" fo:border-top="none" fo:border-bottom="0.05pt solid #000000" style:writing-mode="lr-tb"/>
    </style:style>
    <style:style style:name="Arbalètes.A25" style:family="table-cell">
      <style:table-cell-properties fo:padding="0.097cm" fo:border-left="0.05pt solid #000000" fo:border-right="none" fo:border-top="none" fo:border-bottom="0.05pt solid #000000" style:writing-mode="lr-tb"/>
    </style:style>
    <style:style style:name="Arbalètes.B25" style:family="table-cell">
      <style:table-cell-properties fo:padding="0.097cm" fo:border-left="0.05pt solid #000000" fo:border-right="none" fo:border-top="none" fo:border-bottom="0.05pt solid #000000" style:writing-mode="lr-tb"/>
    </style:style>
    <style:style style:name="Arbalètes.C25" style:family="table-cell">
      <style:table-cell-properties fo:padding="0.097cm" fo:border-left="0.05pt solid #000000" fo:border-right="none" fo:border-top="none" fo:border-bottom="0.05pt solid #000000" style:writing-mode="lr-tb"/>
    </style:style>
    <style:style style:name="Arbalètes.D25" style:family="table-cell">
      <style:table-cell-properties fo:padding="0.097cm" fo:border-left="0.05pt solid #000000" fo:border-right="none" fo:border-top="none" fo:border-bottom="0.05pt solid #000000" style:writing-mode="lr-tb"/>
    </style:style>
    <style:style style:name="Arbalètes.E25" style:family="table-cell">
      <style:table-cell-properties fo:padding="0.097cm" fo:border-left="0.05pt solid #000000" fo:border-right="0.05pt solid #000000" fo:border-top="none" fo:border-bottom="0.05pt solid #000000" style:writing-mode="lr-tb"/>
    </style:style>
    <style:style style:name="Arcs" style:family="table">
      <style:table-properties style:width="25.7cm" fo:margin-left="0cm" table:align="left"/>
    </style:style>
    <style:style style:name="Arcs.A" style:family="table-column">
      <style:table-column-properties style:column-width="5.325cm"/>
    </style:style>
    <style:style style:name="Arcs.B" style:family="table-column">
      <style:table-column-properties style:column-width="5.203cm"/>
    </style:style>
    <style:style style:name="Arcs.C" style:family="table-column">
      <style:table-column-properties style:column-width="10.264cm"/>
    </style:style>
    <style:style style:name="Arcs.D" style:family="table-column">
      <style:table-column-properties style:column-width="1.102cm"/>
    </style:style>
    <style:style style:name="Arcs.E" style:family="table-column">
      <style:table-column-properties style:column-width="3.805cm"/>
    </style:style>
    <style:style style:name="Arcs.A1" style:family="table-cell">
      <style:table-cell-properties fo:padding-left="0.191cm" fo:padding-right="0.191cm" fo:padding-top="0cm" fo:padding-bottom="0cm" fo:border="0.5pt solid #000000" style:writing-mode="lr-tb"/>
    </style:style>
    <style:style style:name="Arcs.23" style:family="table-row">
      <style:table-row-properties style:min-row-height="0.661cm" style:use-optimal-row-height="false"/>
    </style:style>
    <style:style style:name="Arcs.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Armes_5f_à_5f_feu" style:display-name="Armes_à_feu" style:family="table">
      <style:table-properties style:width="25.649cm" fo:margin-left="0.037cm" table:align="left"/>
    </style:style>
    <style:style style:name="Armes_5f_à_5f_feu.A" style:display-name="Armes_à_feu.A" style:family="table-column">
      <style:table-column-properties style:column-width="4.939cm"/>
    </style:style>
    <style:style style:name="Armes_5f_à_5f_feu.B" style:display-name="Armes_à_feu.B" style:family="table-column">
      <style:table-column-properties style:column-width="3.637cm"/>
    </style:style>
    <style:style style:name="Armes_5f_à_5f_feu.C" style:display-name="Armes_à_feu.C" style:family="table-column">
      <style:table-column-properties style:column-width="12.187cm"/>
    </style:style>
    <style:style style:name="Armes_5f_à_5f_feu.D" style:display-name="Armes_à_feu.D" style:family="table-column">
      <style:table-column-properties style:column-width="0.885cm"/>
    </style:style>
    <style:style style:name="Armes_5f_à_5f_feu.E" style:display-name="Armes_à_feu.E" style:family="table-column">
      <style:table-column-properties style:column-width="4.001cm"/>
    </style:style>
    <style:style style:name="Armes_5f_à_5f_feu.A1" style:display-name="Armes_à_feu.A1" style:family="table-cell">
      <style:table-cell-properties fo:padding="0.097cm" fo:border-left="0.05pt solid #000000" fo:border-right="none" fo:border-top="0.05pt solid #000000" fo:border-bottom="0.05pt solid #000000" style:writing-mode="lr-tb"/>
    </style:style>
    <style:style style:name="Armes_5f_à_5f_feu.E1" style:display-name="Armes_à_feu.E1" style:family="table-cell">
      <style:table-cell-properties fo:padding="0.097cm" fo:border="0.05pt solid #000000" style:writing-mode="lr-tb"/>
    </style:style>
    <style:style style:name="Armes_5f_à_5f_feu.A2" style:display-name="Armes_à_feu.A2" style:family="table-cell">
      <style:table-cell-properties fo:padding="0.097cm" fo:border-left="0.05pt solid #000000" fo:border-right="none" fo:border-top="none" fo:border-bottom="0.05pt solid #000000" style:writing-mode="lr-tb"/>
    </style:style>
    <style:style style:name="Armes_5f_à_5f_feu.E2" style:display-name="Armes_à_feu.E2" style:family="table-cell">
      <style:table-cell-properties fo:padding="0.097cm" fo:border-left="0.05pt solid #000000" fo:border-right="0.05pt solid #000000" fo:border-top="none" fo:border-bottom="0.05pt solid #000000" style:writing-mode="lr-tb"/>
    </style:style>
    <style:style style:name="Armes_5f_de_5f_lancer" style:display-name="Armes_de_lancer" style:family="table">
      <style:table-properties style:width="25.702cm" fo:margin-left="0.011cm" table:align="left"/>
    </style:style>
    <style:style style:name="Armes_5f_de_5f_lancer.A" style:display-name="Armes_de_lancer.A" style:family="table-column">
      <style:table-column-properties style:column-width="5.119cm"/>
    </style:style>
    <style:style style:name="Armes_5f_de_5f_lancer.B" style:display-name="Armes_de_lancer.B" style:family="table-column">
      <style:table-column-properties style:column-width="5.159cm"/>
    </style:style>
    <style:style style:name="Armes_5f_de_5f_lancer.C" style:display-name="Armes_de_lancer.C" style:family="table-column">
      <style:table-column-properties style:column-width="8.479cm"/>
    </style:style>
    <style:style style:name="Armes_5f_de_5f_lancer.D" style:display-name="Armes_de_lancer.D" style:family="table-column">
      <style:table-column-properties style:column-width="1.799cm"/>
    </style:style>
    <style:style style:name="Armes_5f_de_5f_lancer.E" style:display-name="Armes_de_lancer.E" style:family="table-column">
      <style:table-column-properties style:column-width="5.145cm"/>
    </style:style>
    <style:style style:name="Armes_5f_de_5f_lancer.A1" style:display-name="Armes_de_lancer.A1" style:family="table-cell">
      <style:table-cell-properties fo:padding="0.097cm" fo:border-left="0.05pt solid #000000" fo:border-right="none" fo:border-top="0.05pt solid #000000" fo:border-bottom="0.05pt solid #000000" style:writing-mode="lr-tb"/>
    </style:style>
    <style:style style:name="Armes_5f_de_5f_lancer.E1" style:display-name="Armes_de_lancer.E1" style:family="table-cell">
      <style:table-cell-properties fo:padding="0.097cm" fo:border="0.05pt solid #000000" style:writing-mode="lr-tb"/>
    </style:style>
    <style:style style:name="Armes_5f_de_5f_lancer.A2" style:display-name="Armes_de_lancer.A2" style:family="table-cell">
      <style:table-cell-properties fo:padding="0.097cm" fo:border-left="0.05pt solid #000000" fo:border-right="none" fo:border-top="none" fo:border-bottom="0.05pt solid #000000" style:writing-mode="lr-tb"/>
    </style:style>
    <style:style style:name="Armes_5f_de_5f_lancer.E2" style:display-name="Armes_de_lancer.E2" style:family="table-cell">
      <style:table-cell-properties fo:padding="0.097cm" fo:border-left="0.05pt solid #000000" fo:border-right="0.05pt solid #000000" fo:border-top="none" fo:border-bottom="0.05pt solid #000000" style:writing-mode="lr-tb"/>
    </style:style>
    <style:style style:name="Armes_5f_de_5f_lancer.21" style:display-name="Armes_de_lancer.21" style:family="table-row">
      <style:table-row-properties style:min-row-height="0.884cm" style:use-optimal-row-height="false"/>
    </style:style>
    <style:style style:name="Armes_5f_Doubles_5f_et_5f_Doubles_5f_Armes" style:display-name="Armes_Doubles_et_Doubles_Armes" style:family="table">
      <style:table-properties style:width="25.7cm" fo:margin-left="0cm" table:align="left"/>
    </style:style>
    <style:style style:name="Armes_5f_Doubles_5f_et_5f_Doubles_5f_Armes.A" style:display-name="Armes_Doubles_et_Doubles_Armes.A" style:family="table-column">
      <style:table-column-properties style:column-width="4.133cm"/>
    </style:style>
    <style:style style:name="Armes_5f_Doubles_5f_et_5f_Doubles_5f_Armes.B" style:display-name="Armes_Doubles_et_Doubles_Armes.B" style:family="table-column">
      <style:table-column-properties style:column-width="8.186cm"/>
    </style:style>
    <style:style style:name="Armes_5f_Doubles_5f_et_5f_Doubles_5f_Armes.C" style:display-name="Armes_Doubles_et_Doubles_Armes.C" style:family="table-column">
      <style:table-column-properties style:column-width="8.225cm"/>
    </style:style>
    <style:style style:name="Armes_5f_Doubles_5f_et_5f_Doubles_5f_Armes.D" style:display-name="Armes_Doubles_et_Doubles_Armes.D" style:family="table-column">
      <style:table-column-properties style:column-width="0.919cm"/>
    </style:style>
    <style:style style:name="Armes_5f_Doubles_5f_et_5f_Doubles_5f_Armes.E" style:display-name="Armes_Doubles_et_Doubles_Armes.E" style:family="table-column">
      <style:table-column-properties style:column-width="4.237cm"/>
    </style:style>
    <style:style style:name="Armes_5f_Doubles_5f_et_5f_Doubles_5f_Armes.A1" style:display-name="Armes_Doubles_et_Doubles_Armes.A1" style:family="table-cell">
      <style:table-cell-properties fo:padding="0.097cm" fo:border-left="0.05pt solid #000000" fo:border-right="none" fo:border-top="0.05pt solid #000000" fo:border-bottom="0.05pt solid #000000" style:writing-mode="lr-tb"/>
    </style:style>
    <style:style style:name="Armes_5f_Doubles_5f_et_5f_Doubles_5f_Armes.E1" style:display-name="Armes_Doubles_et_Doubles_Armes.E1" style:family="table-cell">
      <style:table-cell-properties fo:padding="0.097cm" fo:border="0.05pt solid #000000" style:writing-mode="lr-tb"/>
    </style:style>
    <style:style style:name="Armes_5f_Doubles_5f_et_5f_Doubles_5f_Armes.A2" style:display-name="Armes_Doubles_et_Doubles_Armes.A2" style:family="table-cell">
      <style:table-cell-properties fo:padding="0.097cm" fo:border-left="0.05pt solid #000000" fo:border-right="none" fo:border-top="none" fo:border-bottom="0.05pt solid #000000" style:writing-mode="lr-tb"/>
    </style:style>
    <style:style style:name="Armes_5f_Doubles_5f_et_5f_Doubles_5f_Armes.E2" style:display-name="Armes_Doubles_et_Doubles_Armes.E2" style:family="table-cell">
      <style:table-cell-properties fo:padding="0.097cm" fo:border-left="0.05pt solid #000000" fo:border-right="0.05pt solid #000000" fo:border-top="none" fo:border-bottom="0.05pt solid #000000" style:writing-mode="lr-tb"/>
    </style:style>
    <style:style style:name="Armes_5f_improvisées" style:display-name="Armes_improvisées" style:family="table">
      <style:table-properties style:width="25.7cm" fo:margin-left="0cm" table:align="left"/>
    </style:style>
    <style:style style:name="Armes_5f_improvisées.A" style:display-name="Armes_improvisées.A" style:family="table-column">
      <style:table-column-properties style:column-width="5.514cm"/>
    </style:style>
    <style:style style:name="Armes_5f_improvisées.B" style:display-name="Armes_improvisées.B" style:family="table-column">
      <style:table-column-properties style:column-width="5.338cm"/>
    </style:style>
    <style:style style:name="Armes_5f_improvisées.C" style:display-name="Armes_improvisées.C" style:family="table-column">
      <style:table-column-properties style:column-width="10.347cm"/>
    </style:style>
    <style:style style:name="Armes_5f_improvisées.D" style:display-name="Armes_improvisées.D" style:family="table-column">
      <style:table-column-properties style:column-width="1.05cm"/>
    </style:style>
    <style:style style:name="Armes_5f_improvisées.E" style:display-name="Armes_improvisées.E" style:family="table-column">
      <style:table-column-properties style:column-width="3.452cm"/>
    </style:style>
    <style:style style:name="Armes_5f_improvisées.A1" style:display-name="Armes_improvisées.A1" style:family="table-cell">
      <style:table-cell-properties fo:padding="0.097cm" fo:border-left="0.05pt solid #000000" fo:border-right="none" fo:border-top="0.05pt solid #000000" fo:border-bottom="0.05pt solid #000000" style:writing-mode="lr-tb"/>
    </style:style>
    <style:style style:name="Armes_5f_improvisées.E1" style:display-name="Armes_improvisées.E1" style:family="table-cell">
      <style:table-cell-properties fo:padding="0.097cm" fo:border="0.05pt solid #000000" style:writing-mode="lr-tb"/>
    </style:style>
    <style:style style:name="Armes_5f_improvisées.A2" style:display-name="Armes_improvisées.A2" style:family="table-cell">
      <style:table-cell-properties fo:padding="0.097cm" fo:border-left="0.05pt solid #000000" fo:border-right="none" fo:border-top="none" fo:border-bottom="0.05pt solid #000000" style:writing-mode="lr-tb"/>
    </style:style>
    <style:style style:name="Armes_5f_improvisées.E2" style:display-name="Armes_improvisées.E2" style:family="table-cell">
      <style:table-cell-properties fo:padding="0.097cm" fo:border-left="0.05pt solid #000000" fo:border-right="0.05pt solid #000000" fo:border-top="none" fo:border-bottom="0.05pt solid #000000" style:writing-mode="lr-tb"/>
    </style:style>
    <style:style style:name="Armes_5f_naturelles" style:display-name="Armes_naturelles" style:family="table">
      <style:table-properties style:width="25.7cm" fo:margin-left="0cm" table:align="left"/>
    </style:style>
    <style:style style:name="Armes_5f_naturelles.A" style:display-name="Armes_naturelles.A" style:family="table-column">
      <style:table-column-properties style:column-width="5.073cm"/>
    </style:style>
    <style:style style:name="Armes_5f_naturelles.B" style:display-name="Armes_naturelles.B" style:family="table-column">
      <style:table-column-properties style:column-width="4.436cm"/>
    </style:style>
    <style:style style:name="Armes_5f_naturelles.C" style:display-name="Armes_naturelles.C" style:family="table-column">
      <style:table-column-properties style:column-width="11.128cm"/>
    </style:style>
    <style:style style:name="Armes_5f_naturelles.D" style:display-name="Armes_naturelles.D" style:family="table-column">
      <style:table-column-properties style:column-width="0.905cm"/>
    </style:style>
    <style:style style:name="Armes_5f_naturelles.E" style:display-name="Armes_naturelles.E" style:family="table-column">
      <style:table-column-properties style:column-width="4.157cm"/>
    </style:style>
    <style:style style:name="Armes_5f_naturelles.A1" style:display-name="Armes_naturelles.A1" style:family="table-cell">
      <style:table-cell-properties fo:padding="0.097cm" fo:border-left="0.05pt solid #000000" fo:border-right="none" fo:border-top="0.05pt solid #000000" fo:border-bottom="0.05pt solid #000000" style:writing-mode="lr-tb"/>
    </style:style>
    <style:style style:name="Armes_5f_naturelles.E1" style:display-name="Armes_naturelles.E1" style:family="table-cell">
      <style:table-cell-properties fo:padding="0.097cm" fo:border="0.05pt solid #000000" style:writing-mode="lr-tb"/>
    </style:style>
    <style:style style:name="Armes_5f_naturelles.A2" style:display-name="Armes_naturelles.A2" style:family="table-cell">
      <style:table-cell-properties fo:padding="0.097cm" fo:border-left="0.05pt solid #000000" fo:border-right="none" fo:border-top="none" fo:border-bottom="0.05pt solid #000000" style:writing-mode="lr-tb"/>
    </style:style>
    <style:style style:name="Armes_5f_naturelles.E2" style:display-name="Armes_naturelles.E2" style:family="table-cell">
      <style:table-cell-properties fo:padding="0.097cm" fo:border-left="0.05pt solid #000000" fo:border-right="0.05pt solid #000000" fo:border-top="none" fo:border-bottom="0.05pt solid #000000" style:writing-mode="lr-tb"/>
    </style:style>
    <style:style style:name="Armes_5f_souples" style:display-name="Armes_souples" style:family="table">
      <style:table-properties style:width="25.7cm" fo:margin-left="0cm" table:align="left"/>
    </style:style>
    <style:style style:name="Armes_5f_souples.A" style:display-name="Armes_souples.A" style:family="table-column">
      <style:table-column-properties style:column-width="6.108cm"/>
    </style:style>
    <style:style style:name="Armes_5f_souples.B" style:display-name="Armes_souples.B" style:family="table-column">
      <style:table-column-properties style:column-width="4.665cm"/>
    </style:style>
    <style:style style:name="Armes_5f_souples.C" style:display-name="Armes_souples.C" style:family="table-column">
      <style:table-column-properties style:column-width="9.895cm"/>
    </style:style>
    <style:style style:name="Armes_5f_souples.D" style:display-name="Armes_souples.D" style:family="table-column">
      <style:table-column-properties style:column-width="0.82cm"/>
    </style:style>
    <style:style style:name="Armes_5f_souples.E" style:display-name="Armes_souples.E" style:family="table-column">
      <style:table-column-properties style:column-width="4.21cm"/>
    </style:style>
    <style:style style:name="Armes_5f_souples.A1" style:display-name="Armes_souples.A1" style:family="table-cell">
      <style:table-cell-properties fo:padding="0.097cm" fo:border-left="0.05pt solid #000000" fo:border-right="none" fo:border-top="0.05pt solid #000000" fo:border-bottom="0.05pt solid #000000" style:writing-mode="lr-tb"/>
    </style:style>
    <style:style style:name="Armes_5f_souples.E1" style:display-name="Armes_souples.E1" style:family="table-cell">
      <style:table-cell-properties fo:padding="0.097cm" fo:border="0.05pt solid #000000" style:writing-mode="lr-tb"/>
    </style:style>
    <style:style style:name="Armes_5f_souples.A2" style:display-name="Armes_souples.A2" style:family="table-cell">
      <style:table-cell-properties fo:padding="0.097cm" fo:border-left="0.05pt solid #000000" fo:border-right="none" fo:border-top="none" fo:border-bottom="0.05pt solid #000000" style:writing-mode="lr-tb"/>
    </style:style>
    <style:style style:name="Armes_5f_souples.E2" style:display-name="Armes_souples.E2" style:family="table-cell">
      <style:table-cell-properties fo:padding="0.097cm" fo:border-left="0.05pt solid #000000" fo:border-right="0.05pt solid #000000" fo:border-top="none" fo:border-bottom="0.05pt solid #000000" style:writing-mode="lr-tb"/>
    </style:style>
    <style:style style:name="Armes_5f_souples.6" style:display-name="Armes_souples.6" style:family="table-row">
      <style:table-row-properties style:min-row-height="0.736cm" style:use-optimal-row-height="false"/>
    </style:style>
    <style:style style:name="Bâtons" style:family="table">
      <style:table-properties style:width="25.716cm" fo:margin-left="-0.016cm" table:align="left"/>
    </style:style>
    <style:style style:name="Bâtons.A" style:family="table-column">
      <style:table-column-properties style:column-width="4.284cm"/>
    </style:style>
    <style:style style:name="Bâtons.B" style:family="table-column">
      <style:table-column-properties style:column-width="3.355cm"/>
    </style:style>
    <style:style style:name="Bâtons.C" style:family="table-column">
      <style:table-column-properties style:column-width="13.06cm"/>
    </style:style>
    <style:style style:name="Bâtons.D" style:family="table-column">
      <style:table-column-properties style:column-width="0.894cm"/>
    </style:style>
    <style:style style:name="Bâtons.E" style:family="table-column">
      <style:table-column-properties style:column-width="4.122cm"/>
    </style:style>
    <style:style style:name="Bâtons.A1" style:family="table-cell">
      <style:table-cell-properties fo:padding="0.097cm" fo:border-left="0.05pt solid #000000" fo:border-right="none" fo:border-top="0.05pt solid #000000" fo:border-bottom="0.05pt solid #000000" style:writing-mode="lr-tb"/>
    </style:style>
    <style:style style:name="Bâtons.E1" style:family="table-cell">
      <style:table-cell-properties fo:padding="0.097cm" fo:border="0.05pt solid #000000" style:writing-mode="lr-tb"/>
    </style:style>
    <style:style style:name="Bâtons.A2" style:family="table-cell">
      <style:table-cell-properties fo:padding="0.097cm" fo:border-left="0.05pt solid #000000" fo:border-right="none" fo:border-top="none" fo:border-bottom="0.05pt solid #000000" style:writing-mode="lr-tb"/>
    </style:style>
    <style:style style:name="Bâtons.E2" style:family="table-cell">
      <style:table-cell-properties fo:padding="0.097cm" fo:border-left="0.05pt solid #000000" fo:border-right="0.05pt solid #000000" fo:border-top="none" fo:border-bottom="0.05pt solid #000000" style:writing-mode="lr-tb"/>
    </style:style>
    <style:style style:name="Boucliers" style:family="table">
      <style:table-properties style:width="25.7cm" fo:margin-left="0cm" table:align="left"/>
    </style:style>
    <style:style style:name="Boucliers.A" style:family="table-column">
      <style:table-column-properties style:column-width="4.639cm"/>
    </style:style>
    <style:style style:name="Boucliers.B" style:family="table-column">
      <style:table-column-properties style:column-width="4.662cm"/>
    </style:style>
    <style:style style:name="Boucliers.C" style:family="table-column">
      <style:table-column-properties style:column-width="11.275cm"/>
    </style:style>
    <style:style style:name="Boucliers.D" style:family="table-column">
      <style:table-column-properties style:column-width="0.94cm"/>
    </style:style>
    <style:style style:name="Boucliers.E" style:family="table-column">
      <style:table-column-properties style:column-width="4.184cm"/>
    </style:style>
    <style:style style:name="Boucliers.A1" style:family="table-cell">
      <style:table-cell-properties fo:padding="0.097cm" fo:border-left="0.05pt solid #000000" fo:border-right="none" fo:border-top="0.05pt solid #000000" fo:border-bottom="0.05pt solid #000000" style:writing-mode="lr-tb"/>
    </style:style>
    <style:style style:name="Boucliers.E1" style:family="table-cell">
      <style:table-cell-properties fo:padding="0.097cm" fo:border="0.05pt solid #000000" style:writing-mode="lr-tb"/>
    </style:style>
    <style:style style:name="Boucliers.A2" style:family="table-cell">
      <style:table-cell-properties fo:padding="0.097cm" fo:border-left="0.05pt solid #000000" fo:border-right="none" fo:border-top="none" fo:border-bottom="0.05pt solid #000000" style:writing-mode="lr-tb"/>
    </style:style>
    <style:style style:name="Boucliers.E2" style:family="table-cell">
      <style:table-cell-properties fo:padding="0.097cm" fo:border-left="0.05pt solid #000000" fo:border-right="0.05pt solid #000000" fo:border-top="none" fo:border-bottom="0.05pt solid #000000" style:writing-mode="lr-tb"/>
    </style:style>
    <style:style style:name="Boucliers.4" style:family="table-row">
      <style:table-row-properties style:min-row-height="0.762cm" style:use-optimal-row-height="false"/>
    </style:style>
    <style:style style:name="Épées" style:family="table">
      <style:table-properties style:width="25.7cm" fo:margin-left="0cm" table:align="left"/>
    </style:style>
    <style:style style:name="Épées.A" style:family="table-column">
      <style:table-column-properties style:column-width="6.108cm"/>
    </style:style>
    <style:style style:name="Épées.B" style:family="table-column">
      <style:table-column-properties style:column-width="2.388cm"/>
    </style:style>
    <style:style style:name="Épées.C" style:family="table-column">
      <style:table-column-properties style:column-width="12.203cm"/>
    </style:style>
    <style:style style:name="Épées.D" style:family="table-column">
      <style:table-column-properties style:column-width="0.951cm"/>
    </style:style>
    <style:style style:name="Épées.E" style:family="table-column">
      <style:table-column-properties style:column-width="4.05cm"/>
    </style:style>
    <style:style style:name="Épées.A1" style:family="table-cell">
      <style:table-cell-properties fo:padding="0.097cm" fo:border-left="0.05pt solid #000000" fo:border-right="none" fo:border-top="0.05pt solid #000000" fo:border-bottom="0.05pt solid #000000" style:writing-mode="lr-tb"/>
    </style:style>
    <style:style style:name="Épées.E1" style:family="table-cell">
      <style:table-cell-properties fo:padding="0.097cm" fo:border="0.05pt solid #000000" style:writing-mode="lr-tb"/>
    </style:style>
    <style:style style:name="Épées.A2" style:family="table-cell">
      <style:table-cell-properties fo:padding="0.097cm" fo:border-left="0.05pt solid #000000" fo:border-right="none" fo:border-top="none" fo:border-bottom="0.05pt solid #000000" style:writing-mode="lr-tb"/>
    </style:style>
    <style:style style:name="Épées.E2" style:family="table-cell">
      <style:table-cell-properties fo:padding="0.097cm" fo:border-left="0.05pt solid #000000" fo:border-right="0.05pt solid #000000" fo:border-top="none" fo:border-bottom="0.05pt solid #000000" style:writing-mode="lr-tb"/>
    </style:style>
    <style:style style:name="Haches" style:family="table">
      <style:table-properties style:width="25.7cm" fo:margin-left="0cm" table:align="left"/>
    </style:style>
    <style:style style:name="Haches.A" style:family="table-column">
      <style:table-column-properties style:column-width="3.958cm"/>
    </style:style>
    <style:style style:name="Haches.B" style:family="table-column">
      <style:table-column-properties style:column-width="3.854cm"/>
    </style:style>
    <style:style style:name="Haches.C" style:family="table-column">
      <style:table-column-properties style:column-width="11.673cm"/>
    </style:style>
    <style:style style:name="Haches.D" style:family="table-column">
      <style:table-column-properties style:column-width="0.889cm"/>
    </style:style>
    <style:style style:name="Haches.E" style:family="table-column">
      <style:table-column-properties style:column-width="5.325cm"/>
    </style:style>
    <style:style style:name="Haches.A1" style:family="table-cell">
      <style:table-cell-properties fo:padding="0.097cm" fo:border-left="0.05pt solid #000000" fo:border-right="none" fo:border-top="0.05pt solid #000000" fo:border-bottom="0.05pt solid #000000" style:writing-mode="lr-tb"/>
    </style:style>
    <style:style style:name="Haches.E1" style:family="table-cell">
      <style:table-cell-properties fo:padding="0.097cm" fo:border="0.05pt solid #000000" style:writing-mode="lr-tb"/>
    </style:style>
    <style:style style:name="Haches.A2" style:family="table-cell">
      <style:table-cell-properties fo:padding="0.097cm" fo:border-left="0.05pt solid #000000" fo:border-right="none" fo:border-top="none" fo:border-bottom="0.05pt solid #000000" style:writing-mode="lr-tb"/>
    </style:style>
    <style:style style:name="Haches.E2" style:family="table-cell">
      <style:table-cell-properties fo:padding="0.097cm" fo:border-left="0.05pt solid #000000" fo:border-right="0.05pt solid #000000" fo:border-top="none" fo:border-bottom="0.05pt solid #000000" style:writing-mode="lr-tb"/>
    </style:style>
    <style:style style:name="Haches.18" style:family="table-row">
      <style:table-row-properties style:min-row-height="2.275cm" style:use-optimal-row-height="false"/>
    </style:style>
    <style:style style:name="Lames" style:family="table">
      <style:table-properties style:width="25.7cm" fo:margin-left="0cm" table:align="left"/>
    </style:style>
    <style:style style:name="Lames.A" style:family="table-column">
      <style:table-column-properties style:column-width="4.544cm"/>
    </style:style>
    <style:style style:name="Lames.B" style:family="table-column">
      <style:table-column-properties style:column-width="6.613cm"/>
    </style:style>
    <style:style style:name="Lames.C" style:family="table-column">
      <style:table-column-properties style:column-width="9.574cm"/>
    </style:style>
    <style:style style:name="Lames.D" style:family="table-column">
      <style:table-column-properties style:column-width="0.891cm"/>
    </style:style>
    <style:style style:name="Lames.E" style:family="table-column">
      <style:table-column-properties style:column-width="4.078cm"/>
    </style:style>
    <style:style style:name="Lames.A1" style:family="table-cell">
      <style:table-cell-properties fo:padding="0.097cm" fo:border-left="0.05pt solid #000000" fo:border-right="none" fo:border-top="0.05pt solid #000000" fo:border-bottom="0.05pt solid #000000" style:writing-mode="lr-tb"/>
    </style:style>
    <style:style style:name="Lames.E1" style:family="table-cell">
      <style:table-cell-properties fo:padding="0.097cm" fo:border="0.05pt solid #000000" style:writing-mode="lr-tb"/>
    </style:style>
    <style:style style:name="Lames.A2" style:family="table-cell">
      <style:table-cell-properties fo:padding="0.097cm" fo:border-left="0.05pt solid #000000" fo:border-right="none" fo:border-top="none" fo:border-bottom="0.05pt solid #000000" style:writing-mode="lr-tb"/>
    </style:style>
    <style:style style:name="Lames.E2" style:family="table-cell">
      <style:table-cell-properties fo:padding="0.097cm" fo:border-left="0.05pt solid #000000" fo:border-right="0.05pt solid #000000" fo:border-top="none" fo:border-bottom="0.05pt solid #000000" style:writing-mode="lr-tb"/>
    </style:style>
    <style:style style:name="Lances" style:family="table">
      <style:table-properties style:width="25.7cm" fo:margin-left="0cm" table:align="left"/>
    </style:style>
    <style:style style:name="Lances.A" style:family="table-column">
      <style:table-column-properties style:column-width="4.503cm"/>
    </style:style>
    <style:style style:name="Lances.B" style:family="table-column">
      <style:table-column-properties style:column-width="3.06cm"/>
    </style:style>
    <style:style style:name="Lances.C" style:family="table-column">
      <style:table-column-properties style:column-width="13.136cm"/>
    </style:style>
    <style:style style:name="Lances.D" style:family="table-column">
      <style:table-column-properties style:column-width="0.923cm"/>
    </style:style>
    <style:style style:name="Lances.E" style:family="table-column">
      <style:table-column-properties style:column-width="4.078cm"/>
    </style:style>
    <style:style style:name="Lances.A1" style:family="table-cell">
      <style:table-cell-properties fo:padding="0.097cm" fo:border-left="0.05pt solid #000000" fo:border-right="none" fo:border-top="0.05pt solid #000000" fo:border-bottom="0.05pt solid #000000" style:writing-mode="lr-tb"/>
    </style:style>
    <style:style style:name="Lances.E1" style:family="table-cell">
      <style:table-cell-properties fo:padding="0.097cm" fo:border="0.05pt solid #000000" style:writing-mode="lr-tb"/>
    </style:style>
    <style:style style:name="Lances.A2" style:family="table-cell">
      <style:table-cell-properties fo:padding="0.097cm" fo:border-left="0.05pt solid #000000" fo:border-right="none" fo:border-top="none" fo:border-bottom="0.05pt solid #000000" style:writing-mode="lr-tb"/>
    </style:style>
    <style:style style:name="Lances.E2" style:family="table-cell">
      <style:table-cell-properties fo:padding="0.097cm" fo:border-left="0.05pt solid #000000" fo:border-right="0.05pt solid #000000" fo:border-top="none" fo:border-bottom="0.05pt solid #000000" style:writing-mode="lr-tb"/>
    </style:style>
    <style:style style:name="Lances.23" style:family="table-row">
      <style:table-row-properties style:min-row-height="0.614cm" style:use-optimal-row-height="false"/>
    </style:style>
    <style:style style:name="Masses" style:family="table">
      <style:table-properties style:width="25.7cm" fo:margin-left="0cm" table:align="left"/>
    </style:style>
    <style:style style:name="Masses.A" style:family="table-column">
      <style:table-column-properties style:column-width="4.284cm"/>
    </style:style>
    <style:style style:name="Masses.B" style:family="table-column">
      <style:table-column-properties style:column-width="3.69cm"/>
    </style:style>
    <style:style style:name="Masses.C" style:family="table-column">
      <style:table-column-properties style:column-width="12.818cm"/>
    </style:style>
    <style:style style:name="Masses.D" style:family="table-column">
      <style:table-column-properties style:column-width="0.803cm"/>
    </style:style>
    <style:style style:name="Masses.E" style:family="table-column">
      <style:table-column-properties style:column-width="4.105cm"/>
    </style:style>
    <style:style style:name="Masses.A1" style:family="table-cell">
      <style:table-cell-properties fo:padding="0.097cm" fo:border-left="0.05pt solid #000000" fo:border-right="none" fo:border-top="0.05pt solid #000000" fo:border-bottom="0.05pt solid #000000" style:writing-mode="lr-tb"/>
    </style:style>
    <style:style style:name="Masses.E1" style:family="table-cell">
      <style:table-cell-properties fo:padding="0.097cm" fo:border="0.05pt solid #000000" style:writing-mode="lr-tb"/>
    </style:style>
    <style:style style:name="Masses.A2" style:family="table-cell">
      <style:table-cell-properties fo:padding="0.097cm" fo:border-left="0.05pt solid #000000" fo:border-right="none" fo:border-top="none" fo:border-bottom="0.05pt solid #000000" style:writing-mode="lr-tb"/>
    </style:style>
    <style:style style:name="Masses.E2" style:family="table-cell">
      <style:table-cell-properties fo:padding="0.097cm" fo:border-left="0.05pt solid #000000" fo:border-right="0.05pt solid #000000" fo:border-top="none" fo:border-bottom="0.05pt solid #000000" style:writing-mode="lr-tb"/>
    </style:style>
    <style:style style:name="Masses.6" style:family="table-row">
      <style:table-row-properties style:min-row-height="1.342cm" style:use-optimal-row-height="false"/>
    </style:style>
    <style:style style:name="Masses.8" style:family="table-row">
      <style:table-row-properties style:min-row-height="0.633cm" style:use-optimal-row-height="false"/>
    </style:style>
    <style:style style:name="Altération" style:family="table">
      <style:table-properties style:width="25.675cm" fo:margin-left="0.037cm" table:align="left"/>
    </style:style>
    <style:style style:name="Altération.A" style:family="table-column">
      <style:table-column-properties style:column-width="5.212cm"/>
    </style:style>
    <style:style style:name="Altération.B" style:family="table-column">
      <style:table-column-properties style:column-width="1.588cm"/>
    </style:style>
    <style:style style:name="Altération.C" style:family="table-column">
      <style:table-column-properties style:column-width="11.218cm"/>
    </style:style>
    <style:style style:name="Altération.E" style:family="table-column">
      <style:table-column-properties style:column-width="6.07cm"/>
    </style:style>
    <style:style style:name="Altération.A1" style:family="table-cell">
      <style:table-cell-properties fo:padding="0.097cm" fo:border-left="0.05pt solid #000000" fo:border-right="none" fo:border-top="0.05pt solid #000000" fo:border-bottom="0.05pt solid #000000" style:writing-mode="lr-tb"/>
    </style:style>
    <style:style style:name="Altération.E1" style:family="table-cell">
      <style:table-cell-properties fo:padding="0.097cm" fo:border="0.05pt solid #000000" style:writing-mode="lr-tb"/>
    </style:style>
    <style:style style:name="Altération.A2" style:family="table-cell">
      <style:table-cell-properties fo:padding="0.097cm" fo:border-left="0.05pt solid #000000" fo:border-right="none" fo:border-top="none" fo:border-bottom="0.05pt solid #000000" style:writing-mode="lr-tb"/>
    </style:style>
    <style:style style:name="Altération.E2" style:family="table-cell">
      <style:table-cell-properties fo:padding="0.097cm" fo:border-left="0.05pt solid #000000" fo:border-right="0.05pt solid #000000" fo:border-top="none" fo:border-bottom="0.05pt solid #000000" style:writing-mode="lr-tb"/>
    </style:style>
    <style:style style:name="Altération.11" style:family="table-row">
      <style:table-row-properties style:min-row-height="1.616cm" style:use-optimal-row-height="false"/>
    </style:style>
    <style:style style:name="Corporelle" style:family="table">
      <style:table-properties style:width="25.723cm" fo:margin-left="0cm" table:align="left"/>
    </style:style>
    <style:style style:name="Corporelle.A" style:family="table-column">
      <style:table-column-properties style:column-width="5.158cm"/>
    </style:style>
    <style:style style:name="Corporelle.B" style:family="table-column">
      <style:table-column-properties style:column-width="1.281cm"/>
    </style:style>
    <style:style style:name="Corporelle.C" style:family="table-column">
      <style:table-column-properties style:column-width="11.555cm"/>
    </style:style>
    <style:style style:name="Corporelle.D" style:family="table-column">
      <style:table-column-properties style:column-width="1.598cm"/>
    </style:style>
    <style:style style:name="Corporelle.E" style:family="table-column">
      <style:table-column-properties style:column-width="6.131cm"/>
    </style:style>
    <style:style style:name="Corporelle.A1" style:family="table-cell">
      <style:table-cell-properties fo:padding="0.097cm" fo:border-left="0.05pt solid #000000" fo:border-right="none" fo:border-top="0.05pt solid #000000" fo:border-bottom="0.05pt solid #000000" style:writing-mode="lr-tb"/>
    </style:style>
    <style:style style:name="Corporelle.E1" style:family="table-cell">
      <style:table-cell-properties fo:padding="0.097cm" fo:border="0.05pt solid #000000" style:writing-mode="lr-tb"/>
    </style:style>
    <style:style style:name="Corporelle.A2" style:family="table-cell">
      <style:table-cell-properties fo:padding="0.097cm" fo:border-left="0.05pt solid #000000" fo:border-right="none" fo:border-top="none" fo:border-bottom="0.05pt solid #000000" style:writing-mode="lr-tb"/>
    </style:style>
    <style:style style:name="Corporelle.E2" style:family="table-cell">
      <style:table-cell-properties fo:padding="0.097cm" fo:border-left="0.05pt solid #000000" fo:border-right="0.05pt solid #000000" fo:border-top="none" fo:border-bottom="0.05pt solid #000000" style:writing-mode="lr-tb"/>
    </style:style>
    <style:style style:name="Corporelle.5" style:family="table-row">
      <style:table-row-properties style:min-row-height="0.148cm" style:use-optimal-row-height="false"/>
    </style:style>
    <style:style style:name="Corporelle.22" style:family="table-row">
      <style:table-row-properties style:min-row-height="1.228cm" style:use-optimal-row-height="false"/>
    </style:style>
    <style:style style:name="Moniale" style:family="table">
      <style:table-properties style:width="25.7cm" fo:margin-left="0cm" table:align="left"/>
    </style:style>
    <style:style style:name="Moniale.A" style:family="table-column">
      <style:table-column-properties style:column-width="3.522cm"/>
    </style:style>
    <style:style style:name="Moniale.B" style:family="table-column">
      <style:table-column-properties style:column-width="2.275cm"/>
    </style:style>
    <style:style style:name="Moniale.C" style:family="table-column">
      <style:table-column-properties style:column-width="1.111cm"/>
    </style:style>
    <style:style style:name="Moniale.D" style:family="table-column">
      <style:table-column-properties style:column-width="4.824cm"/>
    </style:style>
    <style:style style:name="Moniale.E" style:family="table-column">
      <style:table-column-properties style:column-width="9.525cm"/>
    </style:style>
    <style:style style:name="Moniale.F" style:family="table-column">
      <style:table-column-properties style:column-width="0.951cm"/>
    </style:style>
    <style:style style:name="Moniale.G" style:family="table-column">
      <style:table-column-properties style:column-width="3.491cm"/>
    </style:style>
    <style:style style:name="Moniale.A1" style:family="table-cell">
      <style:table-cell-properties fo:padding="0.097cm" fo:border-left="0.05pt solid #000000" fo:border-right="none" fo:border-top="0.05pt solid #000000" fo:border-bottom="0.05pt solid #000000" style:writing-mode="lr-tb"/>
    </style:style>
    <style:style style:name="Moniale.G1" style:family="table-cell">
      <style:table-cell-properties fo:padding="0.097cm" fo:border="0.05pt solid #000000" style:writing-mode="lr-tb"/>
    </style:style>
    <style:style style:name="Moniale.A2" style:family="table-cell">
      <style:table-cell-properties fo:padding="0.097cm" fo:border-left="0.05pt solid #000000" fo:border-right="none" fo:border-top="none" fo:border-bottom="0.05pt solid #000000" style:writing-mode="lr-tb"/>
    </style:style>
    <style:style style:name="Moniale.G2" style:family="table-cell">
      <style:table-cell-properties fo:padding="0.097cm" fo:border-left="0.05pt solid #000000" fo:border-right="0.05pt solid #000000" fo:border-top="none" fo:border-bottom="0.05pt solid #000000" style:writing-mode="lr-tb"/>
    </style:style>
    <style:style style:name="Moniale.4" style:family="table-row">
      <style:table-row-properties style:min-row-height="1.101cm" style:use-optimal-row-height="false"/>
    </style:style>
    <style:style style:name="Nécromancie" style:family="table">
      <style:table-properties style:width="25.712cm" fo:margin-left="0cm" table:align="left"/>
    </style:style>
    <style:style style:name="Nécromancie.A" style:family="table-column">
      <style:table-column-properties style:column-width="5.135cm"/>
    </style:style>
    <style:style style:name="Nécromancie.B" style:family="table-column">
      <style:table-column-properties style:column-width="1.621cm"/>
    </style:style>
    <style:style style:name="Nécromancie.C" style:family="table-column">
      <style:table-column-properties style:column-width="11.677cm"/>
    </style:style>
    <style:style style:name="Nécromancie.D" style:family="table-column">
      <style:table-column-properties style:column-width="1.24cm"/>
    </style:style>
    <style:style style:name="Nécromancie.E" style:family="table-column">
      <style:table-column-properties style:column-width="6.04cm"/>
    </style:style>
    <style:style style:name="Nécromancie.A1" style:family="table-cell">
      <style:table-cell-properties fo:padding="0.097cm" fo:border-left="0.05pt solid #000000" fo:border-right="none" fo:border-top="0.05pt solid #000000" fo:border-bottom="0.05pt solid #000000" style:writing-mode="lr-tb"/>
    </style:style>
    <style:style style:name="Nécromancie.E1" style:family="table-cell">
      <style:table-cell-properties fo:padding="0.097cm" fo:border="0.05pt solid #000000" style:writing-mode="lr-tb"/>
    </style:style>
    <style:style style:name="Nécromancie.A2" style:family="table-cell">
      <style:table-cell-properties fo:padding="0.097cm" fo:border-left="0.05pt solid #000000" fo:border-right="none" fo:border-top="none" fo:border-bottom="0.05pt solid #000000" style:writing-mode="lr-tb"/>
    </style:style>
    <style:style style:name="Nécromancie.E2" style:family="table-cell">
      <style:table-cell-properties fo:padding="0.097cm" fo:border-left="0.05pt solid #000000" fo:border-right="0.05pt solid #000000" fo:border-top="none" fo:border-bottom="0.05pt solid #000000" style:writing-mode="lr-tb"/>
    </style:style>
    <style:style style:name="Nécromancie.23" style:family="table-row">
      <style:table-row-properties style:min-row-height="0.161cm" style:use-optimal-row-height="false"/>
    </style:style>
    <style:style style:name="Occultisme" style:family="table">
      <style:table-properties style:width="25.712cm" fo:margin-left="0cm" table:align="left"/>
    </style:style>
    <style:style style:name="Occultisme.A" style:family="table-column">
      <style:table-column-properties style:column-width="4.754cm"/>
    </style:style>
    <style:style style:name="Occultisme.B" style:family="table-column">
      <style:table-column-properties style:column-width="4.598cm"/>
    </style:style>
    <style:style style:name="Occultisme.C" style:family="table-column">
      <style:table-column-properties style:column-width="1.559cm"/>
    </style:style>
    <style:style style:name="Occultisme.D" style:family="table-column">
      <style:table-column-properties style:column-width="8.878cm"/>
    </style:style>
    <style:style style:name="Occultisme.E" style:family="table-column">
      <style:table-column-properties style:column-width="1.616cm"/>
    </style:style>
    <style:style style:name="Occultisme.F" style:family="table-column">
      <style:table-column-properties style:column-width="4.307cm"/>
    </style:style>
    <style:style style:name="Occultisme.A1" style:family="table-cell">
      <style:table-cell-properties fo:padding="0.097cm" fo:border-left="0.05pt solid #000000" fo:border-right="none" fo:border-top="0.05pt solid #000000" fo:border-bottom="0.05pt solid #000000" style:writing-mode="lr-tb"/>
    </style:style>
    <style:style style:name="Occultisme.F1" style:family="table-cell">
      <style:table-cell-properties fo:padding="0.097cm" fo:border="0.05pt solid #000000" style:writing-mode="lr-tb"/>
    </style:style>
    <style:style style:name="Occultisme.A2" style:family="table-cell">
      <style:table-cell-properties fo:padding="0.097cm" fo:border-left="0.05pt solid #000000" fo:border-right="none" fo:border-top="none" fo:border-bottom="0.05pt solid #000000" style:writing-mode="lr-tb"/>
    </style:style>
    <style:style style:name="Occultisme.F2" style:family="table-cell">
      <style:table-cell-properties fo:padding="0.097cm" fo:border-left="0.05pt solid #000000" fo:border-right="0.05pt solid #000000" fo:border-top="none" fo:border-bottom="0.05pt solid #000000" style:writing-mode="lr-tb"/>
    </style:style>
    <style:style style:name="Occultisme.11" style:family="table-row">
      <style:table-row-properties style:min-row-height="1.831cm" style:use-optimal-row-height="false"/>
    </style:style>
    <style:style style:name="Sceaux" style:family="table">
      <style:table-properties style:width="25.712cm" fo:margin-left="0cm" table:align="left"/>
    </style:style>
    <style:style style:name="Sceaux.A" style:family="table-column">
      <style:table-column-properties style:column-width="5.136cm"/>
    </style:style>
    <style:style style:name="Sceaux.B" style:family="table-column">
      <style:table-column-properties style:column-width="1.381cm"/>
    </style:style>
    <style:style style:name="Sceaux.C" style:family="table-column">
      <style:table-column-properties style:column-width="3.519cm"/>
    </style:style>
    <style:style style:name="Sceaux.D" style:family="table-column">
      <style:table-column-properties style:column-width="10.396cm"/>
    </style:style>
    <style:style style:name="Sceaux.E" style:family="table-column">
      <style:table-column-properties style:column-width="5.279cm"/>
    </style:style>
    <style:style style:name="Sceaux.A1" style:family="table-cell">
      <style:table-cell-properties fo:padding="0.097cm" fo:border-left="0.05pt solid #000000" fo:border-right="none" fo:border-top="0.05pt solid #000000" fo:border-bottom="0.05pt solid #000000" style:writing-mode="lr-tb"/>
    </style:style>
    <style:style style:name="Sceaux.E1" style:family="table-cell">
      <style:table-cell-properties fo:padding="0.097cm" fo:border="0.05pt solid #000000" style:writing-mode="lr-tb"/>
    </style:style>
    <style:style style:name="Sceaux.A2" style:family="table-cell">
      <style:table-cell-properties fo:padding="0.097cm" fo:border-left="0.05pt solid #000000" fo:border-right="none" fo:border-top="none" fo:border-bottom="0.05pt solid #000000" style:writing-mode="lr-tb"/>
    </style:style>
    <style:style style:name="Sceaux.E2" style:family="table-cell">
      <style:table-cell-properties fo:padding="0.097cm" fo:border-left="0.05pt solid #000000" fo:border-right="0.05pt solid #000000" fo:border-top="none" fo:border-bottom="0.05pt solid #000000" style:writing-mode="lr-tb"/>
    </style:style>
    <style:style style:name="Sorcellerie" style:family="table">
      <style:table-properties style:width="25.663cm" fo:margin-left="0cm" table:align="left"/>
    </style:style>
    <style:style style:name="Sorcellerie.A" style:family="table-column">
      <style:table-column-properties style:column-width="4.602cm"/>
    </style:style>
    <style:style style:name="Sorcellerie.B" style:family="table-column">
      <style:table-column-properties style:column-width="1.482cm"/>
    </style:style>
    <style:style style:name="Sorcellerie.C" style:family="table-column">
      <style:table-column-properties style:column-width="4.923cm"/>
    </style:style>
    <style:style style:name="Sorcellerie.D" style:family="table-column">
      <style:table-column-properties style:column-width="8.645cm"/>
    </style:style>
    <style:style style:name="Sorcellerie.E" style:family="table-column">
      <style:table-column-properties style:column-width="1.776cm"/>
    </style:style>
    <style:style style:name="Sorcellerie.F" style:family="table-column">
      <style:table-column-properties style:column-width="4.235cm"/>
    </style:style>
    <style:style style:name="Sorcellerie.A1" style:family="table-cell">
      <style:table-cell-properties fo:padding="0.097cm" fo:border-left="0.05pt solid #000000" fo:border-right="none" fo:border-top="0.05pt solid #000000" fo:border-bottom="0.05pt solid #000000" style:writing-mode="lr-tb"/>
    </style:style>
    <style:style style:name="Sorcellerie.F1" style:family="table-cell">
      <style:table-cell-properties fo:padding="0.097cm" fo:border="0.05pt solid #000000" style:writing-mode="lr-tb"/>
    </style:style>
    <style:style style:name="Sorcellerie.A2" style:family="table-cell">
      <style:table-cell-properties fo:padding="0.097cm" fo:border-left="0.05pt solid #000000" fo:border-right="none" fo:border-top="none" fo:border-bottom="0.05pt solid #000000" style:writing-mode="lr-tb"/>
    </style:style>
    <style:style style:name="Sorcellerie.F2" style:family="table-cell">
      <style:table-cell-properties fo:padding="0.097cm" fo:border-left="0.05pt solid #000000" fo:border-right="0.05pt solid #000000" fo:border-top="none" fo:border-bottom="0.05pt solid #000000" style:writing-mode="lr-tb"/>
    </style:style>
    <style:style style:name="Sorcellerie.20" style:family="table-row">
      <style:table-row-properties style:min-row-height="0.138cm" style:use-optimal-row-height="false"/>
    </style:style>
    <style:style style:name="Élémentaire" style:family="table">
      <style:table-properties style:width="25.712cm" fo:margin-left="0cm" table:align="left"/>
    </style:style>
    <style:style style:name="Élémentaire.A" style:family="table-column">
      <style:table-column-properties style:column-width="4.997cm"/>
    </style:style>
    <style:style style:name="Élémentaire.B" style:family="table-column">
      <style:table-column-properties style:column-width="3.565cm"/>
    </style:style>
    <style:style style:name="Élémentaire.C" style:family="table-column">
      <style:table-column-properties style:column-width="1.434cm"/>
    </style:style>
    <style:style style:name="Élémentaire.D" style:family="table-column">
      <style:table-column-properties style:column-width="9.837cm"/>
    </style:style>
    <style:style style:name="Élémentaire.E" style:family="table-column">
      <style:table-column-properties style:column-width="1.575cm"/>
    </style:style>
    <style:style style:name="Élémentaire.F" style:family="table-column">
      <style:table-column-properties style:column-width="4.304cm"/>
    </style:style>
    <style:style style:name="Élémentaire.A1" style:family="table-cell">
      <style:table-cell-properties fo:padding="0.097cm" fo:border-left="0.05pt solid #000000" fo:border-right="none" fo:border-top="0.05pt solid #000000" fo:border-bottom="0.05pt solid #000000" style:writing-mode="lr-tb"/>
    </style:style>
    <style:style style:name="Élémentaire.F1" style:family="table-cell">
      <style:table-cell-properties fo:padding="0.097cm" fo:border="0.05pt solid #000000" style:writing-mode="lr-tb"/>
    </style:style>
    <style:style style:name="Élémentaire.A2" style:family="table-cell">
      <style:table-cell-properties fo:padding="0.097cm" fo:border-left="0.05pt solid #000000" fo:border-right="none" fo:border-top="none" fo:border-bottom="0.05pt solid #000000" style:writing-mode="lr-tb"/>
    </style:style>
    <style:style style:name="Élémentaire.F2" style:family="table-cell">
      <style:table-cell-properties fo:padding="0.097cm" fo:border-left="0.05pt solid #000000" fo:border-right="0.05pt solid #000000" fo:border-top="none" fo:border-bottom="0.05pt solid #000000" style:writing-mode="lr-tb"/>
    </style:style>
    <style:style style:name="Invocatrice" style:family="table">
      <style:table-properties style:width="25.712cm" fo:margin-left="0cm" table:align="left"/>
    </style:style>
    <style:style style:name="Invocatrice.A" style:family="table-column">
      <style:table-column-properties style:column-width="5.136cm"/>
    </style:style>
    <style:style style:name="Invocatrice.B" style:family="table-column">
      <style:table-column-properties style:column-width="1.58cm"/>
    </style:style>
    <style:style style:name="Invocatrice.C" style:family="table-column">
      <style:table-column-properties style:column-width="11.636cm"/>
    </style:style>
    <style:style style:name="Invocatrice.D" style:family="table-column">
      <style:table-column-properties style:column-width="1.319cm"/>
    </style:style>
    <style:style style:name="Invocatrice.E" style:family="table-column">
      <style:table-column-properties style:column-width="6.04cm"/>
    </style:style>
    <style:style style:name="Invocatrice.A1" style:family="table-cell">
      <style:table-cell-properties fo:padding="0.097cm" fo:border-left="0.05pt solid #000000" fo:border-right="none" fo:border-top="0.05pt solid #000000" fo:border-bottom="0.05pt solid #000000" style:writing-mode="lr-tb"/>
    </style:style>
    <style:style style:name="Invocatrice.E1" style:family="table-cell">
      <style:table-cell-properties fo:padding="0.097cm" fo:border="0.05pt solid #000000" style:writing-mode="lr-tb"/>
    </style:style>
    <style:style style:name="Invocatrice.A2" style:family="table-cell">
      <style:table-cell-properties fo:padding="0.097cm" fo:border-left="0.05pt solid #000000" fo:border-right="none" fo:border-top="none" fo:border-bottom="0.05pt solid #000000" style:writing-mode="lr-tb"/>
    </style:style>
    <style:style style:name="Invocatrice.E2" style:family="table-cell">
      <style:table-cell-properties fo:padding="0.097cm" fo:border-left="0.05pt solid #000000" fo:border-right="0.05pt solid #000000" fo:border-top="none" fo:border-bottom="0.05pt solid #000000" style:writing-mode="lr-tb"/>
    </style:style>
    <style:style style:name="Psychique" style:family="table">
      <style:table-properties style:width="25.712cm" fo:margin-left="0cm" table:align="left"/>
    </style:style>
    <style:style style:name="Psychique.A" style:family="table-column">
      <style:table-column-properties style:column-width="4.353cm"/>
    </style:style>
    <style:style style:name="Psychique.B" style:family="table-column">
      <style:table-column-properties style:column-width="4.203cm"/>
    </style:style>
    <style:style style:name="Psychique.C" style:family="table-column">
      <style:table-column-properties style:column-width="1.595cm"/>
    </style:style>
    <style:style style:name="Psychique.D" style:family="table-column">
      <style:table-column-properties style:column-width="9.477cm"/>
    </style:style>
    <style:style style:name="Psychique.E" style:family="table-column">
      <style:table-column-properties style:column-width="1.774cm"/>
    </style:style>
    <style:style style:name="Psychique.F" style:family="table-column">
      <style:table-column-properties style:column-width="4.309cm"/>
    </style:style>
    <style:style style:name="Psychique.1" style:family="table-row">
      <style:table-row-properties style:min-row-height="0.556cm" style:use-optimal-row-height="false"/>
    </style:style>
    <style:style style:name="Psychique.A1" style:family="table-cell">
      <style:table-cell-properties fo:padding="0.097cm" fo:border-left="0.05pt solid #000000" fo:border-right="none" fo:border-top="0.05pt solid #000000" fo:border-bottom="0.05pt solid #000000" style:writing-mode="lr-tb"/>
    </style:style>
    <style:style style:name="Psychique.F1" style:family="table-cell">
      <style:table-cell-properties fo:padding="0.097cm" fo:border="0.05pt solid #000000" style:writing-mode="lr-tb"/>
    </style:style>
    <style:style style:name="Psychique.2" style:family="table-row">
      <style:table-row-properties style:min-row-height="0.963cm" style:use-optimal-row-height="false"/>
    </style:style>
    <style:style style:name="Psychique.A2" style:family="table-cell">
      <style:table-cell-properties fo:padding="0.097cm" fo:border-left="0.05pt solid #000000" fo:border-right="none" fo:border-top="none" fo:border-bottom="0.05pt solid #000000" style:writing-mode="lr-tb"/>
    </style:style>
    <style:style style:name="Psychique.F2" style:family="table-cell">
      <style:table-cell-properties fo:padding="0.097cm" fo:border-left="0.05pt solid #000000" fo:border-right="0.05pt solid #000000" fo:border-top="none" fo:border-bottom="0.05pt solid #000000" style:writing-mode="lr-tb"/>
    </style:style>
    <style:style style:name="Acrobaties" style:family="table">
      <style:table-properties style:width="25.7cm" fo:margin-left="0cm" table:align="left"/>
    </style:style>
    <style:style style:name="Acrobaties.A" style:family="table-column">
      <style:table-column-properties style:column-width="6.426cm"/>
    </style:style>
    <style:style style:name="Acrobaties.B" style:family="table-column">
      <style:table-column-properties style:column-width="6.424cm"/>
    </style:style>
    <style:style style:name="Acrobaties.A1" style:family="table-cell">
      <style:table-cell-properties fo:padding="0.097cm" fo:border-left="0.05pt solid #000000" fo:border-right="none" fo:border-top="0.05pt solid #000000" fo:border-bottom="0.05pt solid #000000" style:writing-mode="lr-tb"/>
    </style:style>
    <style:style style:name="Acrobaties.D1" style:family="table-cell">
      <style:table-cell-properties fo:padding="0.097cm" fo:border="0.05pt solid #000000" style:writing-mode="lr-tb"/>
    </style:style>
    <style:style style:name="Acrobaties.A2" style:family="table-cell">
      <style:table-cell-properties fo:padding="0.097cm" fo:border-left="0.05pt solid #000000" fo:border-right="none" fo:border-top="none" fo:border-bottom="0.05pt solid #000000" style:writing-mode="lr-tb"/>
    </style:style>
    <style:style style:name="Acrobaties.D2" style:family="table-cell">
      <style:table-cell-properties fo:padding="0.097cm" fo:border-left="0.05pt solid #000000" fo:border-right="0.05pt solid #000000" fo:border-top="none" fo:border-bottom="0.05pt solid #000000" style:writing-mode="lr-tb"/>
    </style:style>
    <style:style style:name="Athlétisme" style:family="table">
      <style:table-properties style:width="25.7cm" fo:margin-left="0cm" table:align="left"/>
    </style:style>
    <style:style style:name="Athlétisme.A" style:family="table-column">
      <style:table-column-properties style:column-width="5.14cm"/>
    </style:style>
    <style:style style:name="Athlétisme.C" style:family="table-column">
      <style:table-column-properties style:column-width="5.138cm"/>
    </style:style>
    <style:style style:name="Athlétisme.E" style:family="table-column">
      <style:table-column-properties style:column-width="5.142cm"/>
    </style:style>
    <style:style style:name="Athlétisme.A1" style:family="table-cell">
      <style:table-cell-properties fo:padding="0.097cm" fo:border-left="0.05pt solid #000000" fo:border-right="none" fo:border-top="0.05pt solid #000000" fo:border-bottom="0.05pt solid #000000" style:writing-mode="lr-tb"/>
    </style:style>
    <style:style style:name="Athlétisme.E1" style:family="table-cell">
      <style:table-cell-properties fo:padding="0.097cm" fo:border="0.05pt solid #000000" style:writing-mode="lr-tb"/>
    </style:style>
    <style:style style:name="Athlétisme.A2" style:family="table-cell">
      <style:table-cell-properties fo:padding="0.097cm" fo:border-left="0.05pt solid #000000" fo:border-right="none" fo:border-top="none" fo:border-bottom="0.05pt solid #000000" style:writing-mode="lr-tb"/>
    </style:style>
    <style:style style:name="Athlétisme.E2" style:family="table-cell">
      <style:table-cell-properties fo:padding="0.097cm" fo:border-left="0.05pt solid #000000" fo:border-right="0.05pt solid #000000" fo:border-top="none" fo:border-bottom="0.05pt solid #000000" style:writing-mode="lr-tb"/>
    </style:style>
    <style:style style:name="Défense" style:family="table">
      <style:table-properties style:width="25.721cm" fo:margin-left="0cm" table:align="left"/>
    </style:style>
    <style:style style:name="Défense.A" style:family="table-column">
      <style:table-column-properties style:column-width="5.129cm"/>
    </style:style>
    <style:style style:name="Défense.B" style:family="table-column">
      <style:table-column-properties style:column-width="3.9cm"/>
    </style:style>
    <style:style style:name="Défense.C" style:family="table-column">
      <style:table-column-properties style:column-width="10.118cm"/>
    </style:style>
    <style:style style:name="Défense.D" style:family="table-column">
      <style:table-column-properties style:column-width="1.464cm"/>
    </style:style>
    <style:style style:name="Défense.E" style:family="table-column">
      <style:table-column-properties style:column-width="5.11cm"/>
    </style:style>
    <style:style style:name="Défense.A1" style:family="table-cell">
      <style:table-cell-properties fo:padding="0.097cm" fo:border-left="0.05pt solid #000000" fo:border-right="none" fo:border-top="0.05pt solid #000000" fo:border-bottom="0.05pt solid #000000" style:writing-mode="lr-tb"/>
    </style:style>
    <style:style style:name="Défense.E1" style:family="table-cell">
      <style:table-cell-properties fo:padding="0.097cm" fo:border="0.05pt solid #000000" style:writing-mode="lr-tb"/>
    </style:style>
    <style:style style:name="Défense.A2" style:family="table-cell">
      <style:table-cell-properties fo:padding="0.097cm" fo:border-left="0.05pt solid #000000" fo:border-right="none" fo:border-top="none" fo:border-bottom="0.05pt solid #000000" style:writing-mode="lr-tb"/>
    </style:style>
    <style:style style:name="Défense.E2" style:family="table-cell">
      <style:table-cell-properties fo:padding="0.097cm" fo:border-left="0.05pt solid #000000" fo:border-right="0.05pt solid #000000" fo:border-top="none" fo:border-bottom="0.05pt solid #000000" style:writing-mode="lr-tb"/>
    </style:style>
    <style:style style:name="Défense.7" style:family="table-row">
      <style:table-row-properties style:min-row-height="1.205cm" style:use-optimal-row-height="false"/>
    </style:style>
    <style:style style:name="Enchantement" style:family="table">
      <style:table-properties style:width="25.7cm" fo:margin-left="0cm" table:align="left"/>
    </style:style>
    <style:style style:name="Enchantement.A" style:family="table-column">
      <style:table-column-properties style:column-width="6.426cm"/>
    </style:style>
    <style:style style:name="Enchantement.B" style:family="table-column">
      <style:table-column-properties style:column-width="6.424cm"/>
    </style:style>
    <style:style style:name="Enchantement.A1" style:family="table-cell">
      <style:table-cell-properties fo:padding="0.097cm" fo:border-left="0.05pt solid #000000" fo:border-right="none" fo:border-top="0.05pt solid #000000" fo:border-bottom="0.05pt solid #000000" style:writing-mode="lr-tb"/>
    </style:style>
    <style:style style:name="Enchantement.D1" style:family="table-cell">
      <style:table-cell-properties fo:padding="0.097cm" fo:border="0.05pt solid #000000" style:writing-mode="lr-tb"/>
    </style:style>
    <style:style style:name="Enchantement.A2" style:family="table-cell">
      <style:table-cell-properties fo:padding="0.097cm" fo:border-left="0.05pt solid #000000" fo:border-right="none" fo:border-top="none" fo:border-bottom="0.05pt solid #000000" style:writing-mode="lr-tb"/>
    </style:style>
    <style:style style:name="Enchantement.D2" style:family="table-cell">
      <style:table-cell-properties fo:padding="0.097cm" fo:border-left="0.05pt solid #000000" fo:border-right="0.05pt solid #000000" fo:border-top="none" fo:border-bottom="0.05pt solid #000000" style:writing-mode="lr-tb"/>
    </style:style>
    <style:style style:name="Escalade" style:family="table">
      <style:table-properties style:width="25.7cm" fo:margin-left="0cm" table:align="left"/>
    </style:style>
    <style:style style:name="Escalade.A" style:family="table-column">
      <style:table-column-properties style:column-width="6.424cm"/>
    </style:style>
    <style:style style:name="Escalade.B" style:family="table-column">
      <style:table-column-properties style:column-width="6.426cm"/>
    </style:style>
    <style:style style:name="Escalade.C" style:family="table-column">
      <style:table-column-properties style:column-width="6.249cm"/>
    </style:style>
    <style:style style:name="Escalade.D" style:family="table-column">
      <style:table-column-properties style:column-width="6.6cm"/>
    </style:style>
    <style:style style:name="Escalade.A1" style:family="table-cell">
      <style:table-cell-properties fo:padding="0.097cm" fo:border-left="0.05pt solid #000000" fo:border-right="none" fo:border-top="0.05pt solid #000000" fo:border-bottom="0.05pt solid #000000" style:writing-mode="lr-tb"/>
    </style:style>
    <style:style style:name="Escalade.D1" style:family="table-cell">
      <style:table-cell-properties fo:padding="0.097cm" fo:border="0.05pt solid #000000" style:writing-mode="lr-tb"/>
    </style:style>
    <style:style style:name="Escalade.A2" style:family="table-cell">
      <style:table-cell-properties fo:padding="0.097cm" fo:border-left="0.05pt solid #000000" fo:border-right="none" fo:border-top="none" fo:border-bottom="0.05pt solid #000000" style:writing-mode="lr-tb"/>
    </style:style>
    <style:style style:name="Escalade.D2" style:family="table-cell">
      <style:table-cell-properties fo:padding="0.097cm" fo:border-left="0.05pt solid #000000" fo:border-right="0.05pt solid #000000" fo:border-top="none" fo:border-bottom="0.05pt solid #000000" style:writing-mode="lr-tb"/>
    </style:style>
    <style:style style:name="Équilibre" style:family="table">
      <style:table-properties style:width="25.7cm" fo:margin-left="0cm" table:align="left"/>
    </style:style>
    <style:style style:name="Équilibre.A" style:family="table-column">
      <style:table-column-properties style:column-width="8.565cm"/>
    </style:style>
    <style:style style:name="Équilibre.B" style:family="table-column">
      <style:table-column-properties style:column-width="8.567cm"/>
    </style:style>
    <style:style style:name="Équilibre.A1" style:family="table-cell">
      <style:table-cell-properties fo:padding="0.097cm" fo:border-left="0.05pt solid #000000" fo:border-right="none" fo:border-top="0.05pt solid #000000" fo:border-bottom="0.05pt solid #000000" style:writing-mode="lr-tb"/>
    </style:style>
    <style:style style:name="Équilibre.C1" style:family="table-cell">
      <style:table-cell-properties fo:padding="0.097cm" fo:border="0.05pt solid #000000" style:writing-mode="lr-tb"/>
    </style:style>
    <style:style style:name="Équilibre.2" style:family="table-row">
      <style:table-row-properties style:min-row-height="1.776cm" style:use-optimal-row-height="false"/>
    </style:style>
    <style:style style:name="Équilibre.A2" style:family="table-cell">
      <style:table-cell-properties fo:padding="0.097cm" fo:border-left="0.05pt solid #000000" fo:border-right="none" fo:border-top="none" fo:border-bottom="0.05pt solid #000000" style:writing-mode="lr-tb"/>
    </style:style>
    <style:style style:name="Équilibre.C2" style:family="table-cell">
      <style:table-cell-properties fo:padding="0.097cm" fo:border-left="0.05pt solid #000000" fo:border-right="0.05pt solid #000000" fo:border-top="none" fo:border-bottom="0.05pt solid #000000" style:writing-mode="lr-tb"/>
    </style:style>
    <style:style style:name="Équitation" style:family="table">
      <style:table-properties style:width="25.7cm" fo:margin-left="0cm" table:align="left"/>
    </style:style>
    <style:style style:name="Équitation.A" style:family="table-column">
      <style:table-column-properties style:column-width="6.426cm"/>
    </style:style>
    <style:style style:name="Équitation.B" style:family="table-column">
      <style:table-column-properties style:column-width="6.424cm"/>
    </style:style>
    <style:style style:name="Équitation.A1" style:family="table-cell">
      <style:table-cell-properties fo:padding="0.097cm" fo:border-left="0.05pt solid #000000" fo:border-right="none" fo:border-top="0.05pt solid #000000" fo:border-bottom="0.05pt solid #000000" style:writing-mode="lr-tb"/>
    </style:style>
    <style:style style:name="Équitation.D1" style:family="table-cell">
      <style:table-cell-properties fo:padding="0.097cm" fo:border="0.05pt solid #000000" style:writing-mode="lr-tb"/>
    </style:style>
    <style:style style:name="Équitation.A2" style:family="table-cell">
      <style:table-cell-properties fo:padding="0.097cm" fo:border-left="0.05pt solid #000000" fo:border-right="none" fo:border-top="none" fo:border-bottom="0.05pt solid #000000" style:writing-mode="lr-tb"/>
    </style:style>
    <style:style style:name="Équitation.D2" style:family="table-cell">
      <style:table-cell-properties fo:padding="0.097cm" fo:border-left="0.05pt solid #000000" fo:border-right="0.05pt solid #000000" fo:border-top="none" fo:border-bottom="0.05pt solid #000000" style:writing-mode="lr-tb"/>
    </style:style>
    <style:style style:name="Équitation.5" style:family="table-row">
      <style:table-row-properties style:min-row-height="4.214cm" style:use-optimal-row-height="false"/>
    </style:style>
    <style:style style:name="Perception" style:family="table">
      <style:table-properties style:width="25.7cm" fo:margin-left="0cm" table:align="left"/>
    </style:style>
    <style:style style:name="Perception.A" style:family="table-column">
      <style:table-column-properties style:column-width="5.14cm"/>
    </style:style>
    <style:style style:name="Perception.C" style:family="table-column">
      <style:table-column-properties style:column-width="5.138cm"/>
    </style:style>
    <style:style style:name="Perception.E" style:family="table-column">
      <style:table-column-properties style:column-width="5.142cm"/>
    </style:style>
    <style:style style:name="Perception.A1" style:family="table-cell">
      <style:table-cell-properties fo:padding="0.097cm" fo:border-left="0.05pt solid #000000" fo:border-right="none" fo:border-top="0.05pt solid #000000" fo:border-bottom="0.05pt solid #000000" style:writing-mode="lr-tb"/>
    </style:style>
    <style:style style:name="Perception.E1" style:family="table-cell">
      <style:table-cell-properties fo:padding="0.097cm" fo:border="0.05pt solid #000000" style:writing-mode="lr-tb"/>
    </style:style>
    <style:style style:name="Perception.A2" style:family="table-cell">
      <style:table-cell-properties fo:padding="0.097cm" fo:border-left="0.05pt solid #000000" fo:border-right="none" fo:border-top="none" fo:border-bottom="0.05pt solid #000000" style:writing-mode="lr-tb"/>
    </style:style>
    <style:style style:name="Perception.E2" style:family="table-cell">
      <style:table-cell-properties fo:padding="0.097cm" fo:border-left="0.05pt solid #000000" fo:border-right="0.05pt solid #000000" fo:border-top="none" fo:border-bottom="0.05pt solid #000000" style:writing-mode="lr-tb"/>
    </style:style>
    <style:style style:name="Vol" style:family="table">
      <style:table-properties style:width="25.7cm" fo:margin-left="0cm" table:align="left"/>
    </style:style>
    <style:style style:name="Vol.A" style:family="table-column">
      <style:table-column-properties style:column-width="6.426cm"/>
    </style:style>
    <style:style style:name="Vol.B" style:family="table-column">
      <style:table-column-properties style:column-width="6.424cm"/>
    </style:style>
    <style:style style:name="Vol.A1" style:family="table-cell">
      <style:table-cell-properties fo:padding="0.097cm" fo:border-left="0.05pt solid #000000" fo:border-right="none" fo:border-top="0.05pt solid #000000" fo:border-bottom="0.05pt solid #000000" style:writing-mode="lr-tb"/>
    </style:style>
    <style:style style:name="Vol.D1" style:family="table-cell">
      <style:table-cell-properties fo:padding="0.097cm" fo:border="0.05pt solid #000000" style:writing-mode="lr-tb"/>
    </style:style>
    <style:style style:name="Vol.A2" style:family="table-cell">
      <style:table-cell-properties fo:padding="0.097cm" fo:border-left="0.05pt solid #000000" fo:border-right="none" fo:border-top="none" fo:border-bottom="0.05pt solid #000000" style:writing-mode="lr-tb"/>
    </style:style>
    <style:style style:name="Vol.D2" style:family="table-cell">
      <style:table-cell-properties fo:padding="0.097cm" fo:border-left="0.05pt solid #000000" fo:border-right="0.05pt solid #000000" fo:border-top="none" fo:border-bottom="0.05pt solid #000000" style:writing-mode="lr-tb"/>
    </style:style>
    <style:style style:name="Assemblage_5f__2f__5f_Désassemblage" style:display-name="Assemblage_/_Désassemblage" style:family="table">
      <style:table-properties style:width="25.7cm" fo:margin-left="0cm" table:align="left"/>
    </style:style>
    <style:style style:name="Assemblage_5f__2f__5f_Désassemblage.A" style:display-name="Assemblage_/_Désassemblage.A" style:family="table-column">
      <style:table-column-properties style:column-width="6.426cm"/>
    </style:style>
    <style:style style:name="Assemblage_5f__2f__5f_Désassemblage.B" style:display-name="Assemblage_/_Désassemblage.B" style:family="table-column">
      <style:table-column-properties style:column-width="6.424cm"/>
    </style:style>
    <style:style style:name="Assemblage_5f__2f__5f_Désassemblage.A1" style:display-name="Assemblage_/_Désassemblage.A1" style:family="table-cell">
      <style:table-cell-properties fo:padding="0.097cm" fo:border-left="0.05pt solid #000000" fo:border-right="none" fo:border-top="0.05pt solid #000000" fo:border-bottom="0.05pt solid #000000" style:writing-mode="lr-tb"/>
    </style:style>
    <style:style style:name="Assemblage_5f__2f__5f_Désassemblage.D1" style:display-name="Assemblage_/_Désassemblage.D1" style:family="table-cell">
      <style:table-cell-properties fo:padding="0.097cm" fo:border="0.05pt solid #000000" style:writing-mode="lr-tb"/>
    </style:style>
    <style:style style:name="Assemblage_5f__2f__5f_Désassemblage.A2" style:display-name="Assemblage_/_Désassemblage.A2" style:family="table-cell">
      <style:table-cell-properties fo:padding="0.097cm" fo:border-left="0.05pt solid #000000" fo:border-right="none" fo:border-top="none" fo:border-bottom="0.05pt solid #000000" style:writing-mode="lr-tb"/>
    </style:style>
    <style:style style:name="Assemblage_5f__2f__5f_Désassemblage.D2" style:display-name="Assemblage_/_Désassemblage.D2" style:family="table-cell">
      <style:table-cell-properties fo:padding="0.097cm" fo:border-left="0.05pt solid #000000" fo:border-right="0.05pt solid #000000" fo:border-top="none" fo:border-bottom="0.05pt solid #000000" style:writing-mode="lr-tb"/>
    </style:style>
    <style:style style:name="Calligraphie" style:family="table">
      <style:table-properties style:width="25.7cm" fo:margin-left="0cm" table:align="left"/>
    </style:style>
    <style:style style:name="Calligraphie.A" style:family="table-column">
      <style:table-column-properties style:column-width="6.424cm"/>
    </style:style>
    <style:style style:name="Calligraphie.C" style:family="table-column">
      <style:table-column-properties style:column-width="6.426cm"/>
    </style:style>
    <style:style style:name="Calligraphie.A1" style:family="table-cell">
      <style:table-cell-properties fo:padding="0.097cm" fo:border-left="0.05pt solid #000000" fo:border-right="none" fo:border-top="0.05pt solid #000000" fo:border-bottom="0.05pt solid #000000" style:writing-mode="lr-tb"/>
    </style:style>
    <style:style style:name="Calligraphie.D1" style:family="table-cell">
      <style:table-cell-properties fo:padding="0.097cm" fo:border="0.05pt solid #000000" style:writing-mode="lr-tb"/>
    </style:style>
    <style:style style:name="Calligraphie.A2" style:family="table-cell">
      <style:table-cell-properties fo:padding="0.097cm" fo:border-left="0.05pt solid #000000" fo:border-right="none" fo:border-top="none" fo:border-bottom="0.05pt solid #000000" style:writing-mode="lr-tb"/>
    </style:style>
    <style:style style:name="Calligraphie.D2" style:family="table-cell">
      <style:table-cell-properties fo:padding="0.097cm" fo:border-left="0.05pt solid #000000" fo:border-right="0.05pt solid #000000" fo:border-top="none" fo:border-bottom="0.05pt solid #000000" style:writing-mode="lr-tb"/>
    </style:style>
    <style:style style:name="Concentration" style:family="table">
      <style:table-properties style:width="25.7cm" fo:margin-left="0cm" table:align="left"/>
    </style:style>
    <style:style style:name="Concentration.A" style:family="table-column">
      <style:table-column-properties style:column-width="6.426cm"/>
    </style:style>
    <style:style style:name="Concentration.B" style:family="table-column">
      <style:table-column-properties style:column-width="6.424cm"/>
    </style:style>
    <style:style style:name="Concentration.A1" style:family="table-cell">
      <style:table-cell-properties fo:padding="0.097cm" fo:border-left="0.05pt solid #000000" fo:border-right="none" fo:border-top="0.05pt solid #000000" fo:border-bottom="0.05pt solid #000000" style:writing-mode="lr-tb"/>
    </style:style>
    <style:style style:name="Concentration.D1" style:family="table-cell">
      <style:table-cell-properties fo:padding="0.097cm" fo:border="0.05pt solid #000000" style:writing-mode="lr-tb"/>
    </style:style>
    <style:style style:name="Concentration.A2" style:family="table-cell">
      <style:table-cell-properties fo:padding="0.097cm" fo:border-left="0.05pt solid #000000" fo:border-right="none" fo:border-top="none" fo:border-bottom="0.05pt solid #000000" style:writing-mode="lr-tb"/>
    </style:style>
    <style:style style:name="Concentration.D2" style:family="table-cell">
      <style:table-cell-properties fo:padding="0.097cm" fo:border-left="0.05pt solid #000000" fo:border-right="0.05pt solid #000000" fo:border-top="none" fo:border-bottom="0.05pt solid #000000" style:writing-mode="lr-tb"/>
    </style:style>
    <style:style style:name="Discrétion_5f__2f__5f_Escamotage" style:display-name="Discrétion_/_Escamotage" style:family="table">
      <style:table-properties style:width="25.7cm" fo:margin-left="0cm" table:align="left"/>
    </style:style>
    <style:style style:name="Discrétion_5f__2f__5f_Escamotage.A" style:display-name="Discrétion_/_Escamotage.A" style:family="table-column">
      <style:table-column-properties style:column-width="5.138cm"/>
    </style:style>
    <style:style style:name="Discrétion_5f__2f__5f_Escamotage.B" style:display-name="Discrétion_/_Escamotage.B" style:family="table-column">
      <style:table-column-properties style:column-width="5.14cm"/>
    </style:style>
    <style:style style:name="Discrétion_5f__2f__5f_Escamotage.D" style:display-name="Discrétion_/_Escamotage.D" style:family="table-column">
      <style:table-column-properties style:column-width="5.232cm"/>
    </style:style>
    <style:style style:name="Discrétion_5f__2f__5f_Escamotage.E" style:display-name="Discrétion_/_Escamotage.E" style:family="table-column">
      <style:table-column-properties style:column-width="5.052cm"/>
    </style:style>
    <style:style style:name="Discrétion_5f__2f__5f_Escamotage.A1" style:display-name="Discrétion_/_Escamotage.A1" style:family="table-cell">
      <style:table-cell-properties fo:padding="0.097cm" fo:border-left="0.05pt solid #000000" fo:border-right="none" fo:border-top="0.05pt solid #000000" fo:border-bottom="0.05pt solid #000000" style:writing-mode="lr-tb"/>
    </style:style>
    <style:style style:name="Discrétion_5f__2f__5f_Escamotage.E1" style:display-name="Discrétion_/_Escamotage.E1" style:family="table-cell">
      <style:table-cell-properties fo:padding="0.097cm" fo:border="0.05pt solid #000000" style:writing-mode="lr-tb"/>
    </style:style>
    <style:style style:name="Discrétion_5f__2f__5f_Escamotage.A2" style:display-name="Discrétion_/_Escamotage.A2" style:family="table-cell">
      <style:table-cell-properties fo:padding="0.097cm" fo:border-left="0.05pt solid #000000" fo:border-right="none" fo:border-top="none" fo:border-bottom="0.05pt solid #000000" style:writing-mode="lr-tb"/>
    </style:style>
    <style:style style:name="Discrétion_5f__2f__5f_Escamotage.E2" style:display-name="Discrétion_/_Escamotage.E2" style:family="table-cell">
      <style:table-cell-properties fo:padding="0.097cm" fo:border-left="0.05pt solid #000000" fo:border-right="0.05pt solid #000000" fo:border-top="none" fo:border-bottom="0.05pt solid #000000" style:writing-mode="lr-tb"/>
    </style:style>
    <style:style style:name="Évasion" style:family="table">
      <style:table-properties style:width="25.7cm" fo:margin-left="0cm" table:align="left"/>
    </style:style>
    <style:style style:name="Évasion.A" style:family="table-column">
      <style:table-column-properties style:column-width="6.417cm"/>
    </style:style>
    <style:style style:name="Évasion.B" style:family="table-column">
      <style:table-column-properties style:column-width="6.429cm"/>
    </style:style>
    <style:style style:name="Évasion.C" style:family="table-column">
      <style:table-column-properties style:column-width="6.426cm"/>
    </style:style>
    <style:style style:name="Évasion.D" style:family="table-column">
      <style:table-column-properties style:column-width="6.428cm"/>
    </style:style>
    <style:style style:name="Évasion.A1" style:family="table-cell">
      <style:table-cell-properties fo:padding="0.097cm" fo:border-left="0.05pt solid #000000" fo:border-right="none" fo:border-top="0.05pt solid #000000" fo:border-bottom="0.05pt solid #000000" style:writing-mode="lr-tb"/>
    </style:style>
    <style:style style:name="Évasion.D1" style:family="table-cell">
      <style:table-cell-properties fo:padding="0.097cm" fo:border="0.05pt solid #000000" style:writing-mode="lr-tb"/>
    </style:style>
    <style:style style:name="Évasion.A2" style:family="table-cell">
      <style:table-cell-properties fo:padding="0.097cm" fo:border-left="0.05pt solid #000000" fo:border-right="none" fo:border-top="none" fo:border-bottom="0.05pt solid #000000" style:writing-mode="lr-tb"/>
    </style:style>
    <style:style style:name="Évasion.D2" style:family="table-cell">
      <style:table-cell-properties fo:padding="0.097cm" fo:border-left="0.05pt solid #000000" fo:border-right="0.05pt solid #000000" fo:border-top="none" fo:border-bottom="0.05pt solid #000000" style:writing-mode="lr-tb"/>
    </style:style>
    <style:style style:name="Investigation_5f__2f__5f_Chasse" style:display-name="Investigation_/_Chasse" style:family="table">
      <style:table-properties style:width="25.7cm" fo:margin-left="0cm" table:align="left"/>
    </style:style>
    <style:style style:name="Investigation_5f__2f__5f_Chasse.A" style:display-name="Investigation_/_Chasse.A" style:family="table-column">
      <style:table-column-properties style:column-width="5.14cm"/>
    </style:style>
    <style:style style:name="Investigation_5f__2f__5f_Chasse.A1" style:display-name="Investigation_/_Chasse.A1" style:family="table-cell">
      <style:table-cell-properties fo:padding="0.097cm" fo:border-left="0.05pt solid #000000" fo:border-right="none" fo:border-top="0.05pt solid #000000" fo:border-bottom="0.05pt solid #000000" style:writing-mode="lr-tb"/>
    </style:style>
    <style:style style:name="Investigation_5f__2f__5f_Chasse.E1" style:display-name="Investigation_/_Chasse.E1" style:family="table-cell">
      <style:table-cell-properties fo:padding="0.097cm" fo:border="0.05pt solid #000000" style:writing-mode="lr-tb"/>
    </style:style>
    <style:style style:name="Investigation_5f__2f__5f_Chasse.A2" style:display-name="Investigation_/_Chasse.A2" style:family="table-cell">
      <style:table-cell-properties fo:padding="0.097cm" fo:border-left="0.05pt solid #000000" fo:border-right="none" fo:border-top="none" fo:border-bottom="0.05pt solid #000000" style:writing-mode="lr-tb"/>
    </style:style>
    <style:style style:name="Investigation_5f__2f__5f_Chasse.E2" style:display-name="Investigation_/_Chasse.E2" style:family="table-cell">
      <style:table-cell-properties fo:padding="0.097cm" fo:border-left="0.05pt solid #000000" fo:border-right="0.05pt solid #000000" fo:border-top="none" fo:border-bottom="0.05pt solid #000000" style:writing-mode="lr-tb"/>
    </style:style>
    <style:style style:name="Lutte" style:family="table">
      <style:table-properties style:width="25.712cm" fo:margin-left="0cm" table:align="left"/>
    </style:style>
    <style:style style:name="Lutte.A" style:family="table-column">
      <style:table-column-properties style:column-width="5.136cm"/>
    </style:style>
    <style:style style:name="Lutte.B" style:family="table-column">
      <style:table-column-properties style:column-width="3.9cm"/>
    </style:style>
    <style:style style:name="Lutte.C" style:family="table-column">
      <style:table-column-properties style:column-width="10.077cm"/>
    </style:style>
    <style:style style:name="Lutte.D" style:family="table-column">
      <style:table-column-properties style:column-width="1.439cm"/>
    </style:style>
    <style:style style:name="Lutte.E" style:family="table-column">
      <style:table-column-properties style:column-width="5.159cm"/>
    </style:style>
    <style:style style:name="Lutte.A1" style:family="table-cell">
      <style:table-cell-properties fo:padding="0.097cm" fo:border-left="0.05pt solid #000000" fo:border-right="none" fo:border-top="0.05pt solid #000000" fo:border-bottom="0.05pt solid #000000" style:writing-mode="lr-tb"/>
    </style:style>
    <style:style style:name="Lutte.E1" style:family="table-cell">
      <style:table-cell-properties fo:padding="0.097cm" fo:border="0.05pt solid #000000" style:writing-mode="lr-tb"/>
    </style:style>
    <style:style style:name="Lutte.A2" style:family="table-cell">
      <style:table-cell-properties fo:padding="0.097cm" fo:border-left="0.05pt solid #000000" fo:border-right="none" fo:border-top="none" fo:border-bottom="0.05pt solid #000000" style:writing-mode="lr-tb"/>
    </style:style>
    <style:style style:name="Lutte.E2" style:family="table-cell">
      <style:table-cell-properties fo:padding="0.097cm" fo:border-left="0.05pt solid #000000" fo:border-right="0.05pt solid #000000" fo:border-top="none" fo:border-bottom="0.05pt solid #000000" style:writing-mode="lr-tb"/>
    </style:style>
    <style:style style:name="Représentations_5f_Martiales" style:display-name="Représentations_Martiales" style:family="table">
      <style:table-properties style:width="25.7cm" fo:margin-left="0cm" table:align="left"/>
    </style:style>
    <style:style style:name="Représentations_5f_Martiales.A" style:display-name="Représentations_Martiales.A" style:family="table-column">
      <style:table-column-properties style:column-width="6.426cm"/>
    </style:style>
    <style:style style:name="Représentations_5f_Martiales.B" style:display-name="Représentations_Martiales.B" style:family="table-column">
      <style:table-column-properties style:column-width="6.424cm"/>
    </style:style>
    <style:style style:name="Représentations_5f_Martiales.A1" style:display-name="Représentations_Martiales.A1" style:family="table-cell">
      <style:table-cell-properties fo:padding="0.097cm" fo:border-left="0.05pt solid #000000" fo:border-right="none" fo:border-top="0.05pt solid #000000" fo:border-bottom="0.05pt solid #000000" style:writing-mode="lr-tb"/>
    </style:style>
    <style:style style:name="Représentations_5f_Martiales.D1" style:display-name="Représentations_Martiales.D1" style:family="table-cell">
      <style:table-cell-properties fo:padding="0.097cm" fo:border="0.05pt solid #000000" style:writing-mode="lr-tb"/>
    </style:style>
    <style:style style:name="Représentations_5f_Martiales.A2" style:display-name="Représentations_Martiales.A2" style:family="table-cell">
      <style:table-cell-properties fo:padding="0.097cm" fo:border-left="0.05pt solid #000000" fo:border-right="none" fo:border-top="none" fo:border-bottom="0.05pt solid #000000" style:writing-mode="lr-tb"/>
    </style:style>
    <style:style style:name="Représentations_5f_Martiales.D2" style:display-name="Représentations_Martiales.D2" style:family="table-cell">
      <style:table-cell-properties fo:padding="0.097cm" fo:border-left="0.05pt solid #000000" fo:border-right="0.05pt solid #000000" fo:border-top="none" fo:border-bottom="0.05pt solid #000000" style:writing-mode="lr-tb"/>
    </style:style>
    <style:style style:name="Survie" style:family="table">
      <style:table-properties style:width="25.7cm" fo:margin-left="0cm" table:align="left"/>
    </style:style>
    <style:style style:name="Survie.A" style:family="table-column">
      <style:table-column-properties style:column-width="5.138cm"/>
    </style:style>
    <style:style style:name="Survie.B" style:family="table-column">
      <style:table-column-properties style:column-width="5.14cm"/>
    </style:style>
    <style:style style:name="Survie.D" style:family="table-column">
      <style:table-column-properties style:column-width="5.232cm"/>
    </style:style>
    <style:style style:name="Survie.E" style:family="table-column">
      <style:table-column-properties style:column-width="5.052cm"/>
    </style:style>
    <style:style style:name="Survie.A1" style:family="table-cell">
      <style:table-cell-properties fo:padding="0.097cm" fo:border-left="0.05pt solid #000000" fo:border-right="none" fo:border-top="0.05pt solid #000000" fo:border-bottom="0.05pt solid #000000" style:writing-mode="lr-tb"/>
    </style:style>
    <style:style style:name="Survie.E1" style:family="table-cell">
      <style:table-cell-properties fo:padding="0.097cm" fo:border="0.05pt solid #000000" style:writing-mode="lr-tb"/>
    </style:style>
    <style:style style:name="Survie.A2" style:family="table-cell">
      <style:table-cell-properties fo:padding="0.097cm" fo:border-left="0.05pt solid #000000" fo:border-right="none" fo:border-top="none" fo:border-bottom="0.05pt solid #000000" style:writing-mode="lr-tb"/>
    </style:style>
    <style:style style:name="Survie.E2" style:family="table-cell">
      <style:table-cell-properties fo:padding="0.097cm" fo:border-left="0.05pt solid #000000" fo:border-right="0.05pt solid #000000" fo:border-top="none" fo:border-bottom="0.05pt solid #000000" style:writing-mode="lr-tb"/>
    </style:style>
    <style:style style:name="Art_5f_de_5f_la_5f_magie" style:display-name="Art_de_la_magie" style:family="table">
      <style:table-properties style:width="25.7cm" fo:margin-left="0cm" table:align="left"/>
    </style:style>
    <style:style style:name="Art_5f_de_5f_la_5f_magie.A" style:display-name="Art_de_la_magie.A" style:family="table-column">
      <style:table-column-properties style:column-width="6.426cm"/>
    </style:style>
    <style:style style:name="Art_5f_de_5f_la_5f_magie.B" style:display-name="Art_de_la_magie.B" style:family="table-column">
      <style:table-column-properties style:column-width="6.424cm"/>
    </style:style>
    <style:style style:name="Art_5f_de_5f_la_5f_magie.A1" style:display-name="Art_de_la_magie.A1" style:family="table-cell">
      <style:table-cell-properties fo:padding="0.097cm" fo:border-left="0.05pt solid #000000" fo:border-right="none" fo:border-top="0.05pt solid #000000" fo:border-bottom="0.05pt solid #000000" style:writing-mode="lr-tb"/>
    </style:style>
    <style:style style:name="Art_5f_de_5f_la_5f_magie.D1" style:display-name="Art_de_la_magie.D1" style:family="table-cell">
      <style:table-cell-properties fo:padding="0.097cm" fo:border="0.05pt solid #000000" style:writing-mode="lr-tb"/>
    </style:style>
    <style:style style:name="Art_5f_de_5f_la_5f_magie.A2" style:display-name="Art_de_la_magie.A2" style:family="table-cell">
      <style:table-cell-properties fo:padding="0.097cm" fo:border-left="0.05pt solid #000000" fo:border-right="none" fo:border-top="none" fo:border-bottom="0.05pt solid #000000" style:writing-mode="lr-tb"/>
    </style:style>
    <style:style style:name="Art_5f_de_5f_la_5f_magie.D2" style:display-name="Art_de_la_magie.D2" style:family="table-cell">
      <style:table-cell-properties fo:padding="0.097cm" fo:border-left="0.05pt solid #000000" fo:border-right="0.05pt solid #000000" fo:border-top="none" fo:border-bottom="0.05pt solid #000000" style:writing-mode="lr-tb"/>
    </style:style>
    <style:style style:name="Domptage" style:family="table">
      <style:table-properties style:width="25.7cm" fo:margin-left="0cm" table:align="left"/>
    </style:style>
    <style:style style:name="Domptage.A" style:family="table-column">
      <style:table-column-properties style:column-width="5.14cm"/>
    </style:style>
    <style:style style:name="Domptage.A1" style:family="table-cell">
      <style:table-cell-properties fo:padding="0.097cm" fo:border-left="0.05pt solid #000000" fo:border-right="none" fo:border-top="0.05pt solid #000000" fo:border-bottom="0.05pt solid #000000" style:writing-mode="lr-tb"/>
    </style:style>
    <style:style style:name="Domptage.E1" style:family="table-cell">
      <style:table-cell-properties fo:padding="0.097cm" fo:border="0.05pt solid #000000" style:writing-mode="lr-tb"/>
    </style:style>
    <style:style style:name="Domptage.A2" style:family="table-cell">
      <style:table-cell-properties fo:padding="0.097cm" fo:border-left="0.05pt solid #000000" fo:border-right="none" fo:border-top="none" fo:border-bottom="0.05pt solid #000000" style:writing-mode="lr-tb"/>
    </style:style>
    <style:style style:name="Domptage.E2" style:family="table-cell">
      <style:table-cell-properties fo:padding="0.097cm" fo:border-left="0.05pt solid #000000" fo:border-right="0.05pt solid #000000" fo:border-top="none" fo:border-bottom="0.05pt solid #000000" style:writing-mode="lr-tb"/>
    </style:style>
    <style:style style:name="Forge_5f_technomagique" style:display-name="Forge_technomagique" style:family="table">
      <style:table-properties style:width="25.7cm" fo:margin-left="0cm" table:align="left"/>
    </style:style>
    <style:style style:name="Forge_5f_technomagique.A" style:display-name="Forge_technomagique.A" style:family="table-column">
      <style:table-column-properties style:column-width="5.138cm"/>
    </style:style>
    <style:style style:name="Forge_5f_technomagique.B" style:display-name="Forge_technomagique.B" style:family="table-column">
      <style:table-column-properties style:column-width="1.715cm"/>
    </style:style>
    <style:style style:name="Forge_5f_technomagique.C" style:display-name="Forge_technomagique.C" style:family="table-column">
      <style:table-column-properties style:column-width="0.852cm"/>
    </style:style>
    <style:style style:name="Forge_5f_technomagique.D" style:display-name="Forge_technomagique.D" style:family="table-column">
      <style:table-column-properties style:column-width="0.864cm"/>
    </style:style>
    <style:style style:name="Forge_5f_technomagique.E" style:display-name="Forge_technomagique.E" style:family="table-column">
      <style:table-column-properties style:column-width="1.716cm"/>
    </style:style>
    <style:style style:name="Forge_5f_technomagique.F" style:display-name="Forge_technomagique.F" style:family="table-column">
      <style:table-column-properties style:column-width="1.704cm"/>
    </style:style>
    <style:style style:name="Forge_5f_technomagique.G" style:display-name="Forge_technomagique.G" style:family="table-column">
      <style:table-column-properties style:column-width="0.855cm"/>
    </style:style>
    <style:style style:name="Forge_5f_technomagique.H" style:display-name="Forge_technomagique.H" style:family="table-column">
      <style:table-column-properties style:column-width="0.857cm"/>
    </style:style>
    <style:style style:name="Forge_5f_technomagique.J" style:display-name="Forge_technomagique.J" style:family="table-column">
      <style:table-column-properties style:column-width="1.713cm"/>
    </style:style>
    <style:style style:name="Forge_5f_technomagique.Q" style:display-name="Forge_technomagique.Q" style:family="table-column">
      <style:table-column-properties style:column-width="1.718cm"/>
    </style:style>
    <style:style style:name="Forge_5f_technomagique.A1" style:display-name="Forge_technomagique.A1" style:family="table-cell">
      <style:table-cell-properties fo:padding="0.097cm" fo:border-left="0.05pt solid #000000" fo:border-right="none" fo:border-top="0.05pt solid #000000" fo:border-bottom="0.05pt solid #000000" style:writing-mode="lr-tb"/>
    </style:style>
    <style:style style:name="Forge_5f_technomagique.N1" style:display-name="Forge_technomagique.N1" style:family="table-cell">
      <style:table-cell-properties fo:padding="0.097cm" fo:border="0.05pt solid #000000" style:writing-mode="lr-tb"/>
    </style:style>
    <style:style style:name="Forge_5f_technomagique.A2" style:display-name="Forge_technomagique.A2" style:family="table-cell">
      <style:table-cell-properties fo:padding="0.097cm" fo:border-left="0.05pt solid #000000" fo:border-right="none" fo:border-top="none" fo:border-bottom="0.05pt solid #000000" style:writing-mode="lr-tb"/>
    </style:style>
    <style:style style:name="Forge_5f_technomagique.B2" style:display-name="Forge_technomagique.B2" style:family="table-cell">
      <style:table-cell-properties style:vertical-align="bottom" fo:padding="0.097cm" fo:border-left="0.05pt solid #000000" fo:border-right="none" fo:border-top="none" fo:border-bottom="0.05pt solid #000000" style:writing-mode="lr-tb"/>
    </style:style>
    <style:style style:name="Forge_5f_technomagique.Q2" style:display-name="Forge_technomagique.Q2" style:family="table-cell">
      <style:table-cell-properties fo:padding="0.097cm" fo:border-left="0.05pt solid #000000" fo:border-right="0.05pt solid #000000" fo:border-top="none" fo:border-bottom="0.05pt solid #000000" style:writing-mode="lr-tb"/>
    </style:style>
    <style:style style:name="Forge_5f_technomagique.P3" style:display-name="Forge_technomagique.P3" style:family="table-cell">
      <style:table-cell-properties fo:padding="0.097cm" fo:border-left="0.05pt solid #000000" fo:border-right="0.05pt solid #000000" fo:border-top="none" fo:border-bottom="0.05pt solid #000000" style:writing-mode="lr-tb"/>
    </style:style>
    <style:style style:name="Forge_5f_technomagique.Q4" style:display-name="Forge_technomagique.Q4" style:family="table-cell">
      <style:table-cell-properties fo:padding="0.097cm" fo:border-left="0.05pt solid #000000" fo:border-right="0.05pt solid #000000" fo:border-top="none" fo:border-bottom="0.05pt solid #000000" style:writing-mode="lr-tb"/>
    </style:style>
    <style:style style:name="Forge_5f_technomagique.P5" style:display-name="Forge_technomagique.P5" style:family="table-cell">
      <style:table-cell-properties fo:padding="0.097cm" fo:border-left="0.05pt solid #000000" fo:border-right="0.05pt solid #000000" fo:border-top="none" fo:border-bottom="0.05pt solid #000000" style:writing-mode="lr-tb"/>
    </style:style>
    <style:style style:name="Forge_5f_technomagique.Q6" style:display-name="Forge_technomagique.Q6" style:family="table-cell">
      <style:table-cell-properties fo:padding="0.097cm" fo:border-left="0.05pt solid #000000" fo:border-right="0.05pt solid #000000" fo:border-top="none" fo:border-bottom="0.05pt solid #000000" style:writing-mode="lr-tb"/>
    </style:style>
    <style:style style:name="Médecine" style:family="table">
      <style:table-properties style:width="25.7cm" fo:margin-left="0cm" table:align="left"/>
    </style:style>
    <style:style style:name="Médecine.A" style:family="table-column">
      <style:table-column-properties style:column-width="5.438cm"/>
    </style:style>
    <style:style style:name="Médecine.B" style:family="table-column">
      <style:table-column-properties style:column-width="5.14cm"/>
    </style:style>
    <style:style style:name="Médecine.C" style:family="table-column">
      <style:table-column-properties style:column-width="6.02cm"/>
    </style:style>
    <style:style style:name="Médecine.D" style:family="table-column">
      <style:table-column-properties style:column-width="9.102cm"/>
    </style:style>
    <style:style style:name="Médecine.A1" style:family="table-cell">
      <style:table-cell-properties fo:padding="0.097cm" fo:border-left="0.05pt solid #000000" fo:border-right="none" fo:border-top="0.05pt solid #000000" fo:border-bottom="0.05pt solid #000000" style:writing-mode="lr-tb"/>
    </style:style>
    <style:style style:name="Médecine.D1" style:family="table-cell">
      <style:table-cell-properties fo:padding="0.097cm" fo:border="0.05pt solid #000000" style:writing-mode="lr-tb"/>
    </style:style>
    <style:style style:name="Médecine.A2" style:family="table-cell">
      <style:table-cell-properties fo:padding="0.097cm" fo:border-left="0.05pt solid #000000" fo:border-right="none" fo:border-top="none" fo:border-bottom="0.05pt solid #000000" style:writing-mode="lr-tb"/>
    </style:style>
    <style:style style:name="Médecine.D2" style:family="table-cell">
      <style:table-cell-properties fo:padding="0.097cm" fo:border-left="0.05pt solid #000000" fo:border-right="0.05pt solid #000000" fo:border-top="none" fo:border-bottom="0.05pt solid #000000" style:writing-mode="lr-tb"/>
    </style:style>
    <style:style style:name="Portail" style:family="table">
      <style:table-properties style:width="25.7cm" fo:margin-left="0cm" table:align="left"/>
    </style:style>
    <style:style style:name="Portail.A" style:family="table-column">
      <style:table-column-properties style:column-width="6.426cm"/>
    </style:style>
    <style:style style:name="Portail.B" style:family="table-column">
      <style:table-column-properties style:column-width="6.424cm"/>
    </style:style>
    <style:style style:name="Portail.A1" style:family="table-cell">
      <style:table-cell-properties fo:padding="0.097cm" fo:border-left="0.05pt solid #000000" fo:border-right="none" fo:border-top="0.05pt solid #000000" fo:border-bottom="0.05pt solid #000000" style:writing-mode="lr-tb"/>
    </style:style>
    <style:style style:name="Portail.D1" style:family="table-cell">
      <style:table-cell-properties fo:padding="0.097cm" fo:border="0.05pt solid #000000" style:writing-mode="lr-tb"/>
    </style:style>
    <style:style style:name="Portail.A2" style:family="table-cell">
      <style:table-cell-properties fo:padding="0.097cm" fo:border-left="0.05pt solid #000000" fo:border-right="none" fo:border-top="none" fo:border-bottom="0.05pt solid #000000" style:writing-mode="lr-tb"/>
    </style:style>
    <style:style style:name="Portail.D2" style:family="table-cell">
      <style:table-cell-properties fo:padding="0.097cm" fo:border-left="0.05pt solid #000000" fo:border-right="0.05pt solid #000000" fo:border-top="none" fo:border-bottom="0.05pt solid #000000" style:writing-mode="lr-tb"/>
    </style:style>
    <style:style style:name="Technologie" style:family="table">
      <style:table-properties style:width="25.7cm" fo:margin-left="0cm" table:align="left"/>
    </style:style>
    <style:style style:name="Technologie.A" style:family="table-column">
      <style:table-column-properties style:column-width="5.14cm"/>
    </style:style>
    <style:style style:name="Technologie.A1" style:family="table-cell">
      <style:table-cell-properties fo:padding="0.097cm" fo:border-left="0.05pt solid #000000" fo:border-right="none" fo:border-top="0.05pt solid #000000" fo:border-bottom="0.05pt solid #000000" style:writing-mode="lr-tb"/>
    </style:style>
    <style:style style:name="Technologie.E1" style:family="table-cell">
      <style:table-cell-properties fo:padding="0.097cm" fo:border="0.05pt solid #000000" style:writing-mode="lr-tb"/>
    </style:style>
    <style:style style:name="Technologie.A2" style:family="table-cell">
      <style:table-cell-properties fo:padding="0.097cm" fo:border-left="0.05pt solid #000000" fo:border-right="none" fo:border-top="none" fo:border-bottom="0.05pt solid #000000" style:writing-mode="lr-tb"/>
    </style:style>
    <style:style style:name="Technologie.E2" style:family="table-cell">
      <style:table-cell-properties fo:padding="0.097cm" fo:border-left="0.05pt solid #000000" fo:border-right="0.05pt solid #000000" fo:border-top="none" fo:border-bottom="0.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4" style:family="paragraph" style:parent-style-name="Standard">
      <style:text-properties fo:font-size="12pt" style:font-size-asian="12pt"/>
    </style:style>
    <style:style style:name="P5" style:family="paragraph" style:parent-style-name="Table_20_Contents">
      <style:text-properties fo:font-size="14pt" style:font-size-asian="14pt"/>
    </style:style>
    <style:style style:name="P6" style:family="paragraph" style:parent-style-name="Table_20_Contents">
      <style:text-properties fo:font-size="14pt" style:font-size-asian="14pt" style:font-size-complex="12pt"/>
    </style:style>
    <style:style style:name="P7" style:family="paragraph" style:parent-style-name="Table_20_Contents">
      <style:text-properties fo:font-size="14pt" style:text-underline-style="solid" style:text-underline-width="auto" style:text-underline-color="font-color" style:text-underline-mode="continuous" style:text-overline-mode="continuous" style:text-line-through-mode="continuous" style:font-size-asian="14pt"/>
    </style:style>
    <style:style style:name="P8" style:family="paragraph" style:parent-style-name="Table_20_Contents">
      <style:text-properties style:font-name="Courier New" fo:font-style="italic" style:font-style-asian="italic" style:font-style-complex="italic"/>
    </style:style>
    <style:style style:name="P9" style:family="paragraph" style:parent-style-name="Table_20_Contents">
      <style:text-properties style:font-size-complex="12pt"/>
    </style:style>
    <style:style style:name="P10" style:family="paragraph" style:parent-style-name="Table_20_Contents">
      <style:text-properties officeooo:rsid="001938da" officeooo:paragraph-rsid="001938da" style:font-size-complex="12pt"/>
    </style:style>
    <style:style style:name="P11" style:family="paragraph" style:parent-style-name="Table_20_Contents">
      <style:text-properties officeooo:rsid="0021c6ed" officeooo:paragraph-rsid="0021c6ed" style:font-size-complex="12pt"/>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fo:font-style="italic" style:font-style-asian="italic" style:font-size-complex="12pt" style:font-style-complex="italic"/>
    </style:style>
    <style:style style:name="P14" style:family="paragraph" style:parent-style-name="Table_20_Contents">
      <style:text-properties fo:language="en" fo:country="GB"/>
    </style:style>
    <style:style style:name="P15" style:family="paragraph" style:parent-style-name="Table_20_Contents">
      <style:text-properties style:text-underline-style="solid" style:text-underline-width="auto" style:text-underline-color="font-color"/>
    </style:style>
    <style:style style:name="P16" style:family="paragraph" style:parent-style-name="Table_20_Contents">
      <style:text-properties officeooo:paragraph-rsid="00164936"/>
    </style:style>
    <style:style style:name="P17" style:family="paragraph" style:parent-style-name="Table_20_Contents">
      <style:text-properties officeooo:paragraph-rsid="002d0995"/>
    </style:style>
    <style:style style:name="P18" style:family="paragraph" style:parent-style-name="Text_20_body">
      <style:text-properties fo:font-size="14pt" style:font-size-asian="14pt"/>
    </style:style>
    <style:style style:name="P19" style:family="paragraph" style:parent-style-name="Text_20_body">
      <style:text-properties fo:font-size="14pt" style:font-size-asian="14pt" style:font-size-complex="14pt"/>
    </style:style>
    <style:style style:name="P20" style:family="paragraph" style:parent-style-name="Text_20_body">
      <style:text-properties fo:font-size="12pt" style:font-size-asian="12pt"/>
    </style:style>
    <style:style style:name="P21" style:family="paragraph" style:parent-style-name="Text_20_body">
      <style:text-properties fo:font-size="12pt" fo:font-style="italic" style:font-size-asian="12pt" style:font-style-asian="italic" style:font-style-complex="italic"/>
    </style:style>
    <style:style style:name="P22" style:family="paragraph" style:parent-style-name="Text_20_body">
      <style:text-properties style:text-underline-style="solid" style:text-underline-type="double" style:text-underline-width="auto" style:text-underline-color="font-color"/>
    </style:style>
    <style:style style:name="P23" style:family="paragraph" style:parent-style-name="Text_20_body">
      <style:text-properties officeooo:rsid="001938da" officeooo:paragraph-rsid="001938da" style:font-size-complex="12pt"/>
    </style:style>
    <style:style style:name="P24" style:family="paragraph" style:parent-style-name="Table_20_Contents">
      <style:paragraph-properties fo:margin-left="0.093cm" fo:margin-right="-10.022cm" fo:text-indent="0cm" style:auto-text-indent="false">
        <style:tab-stops/>
      </style:paragraph-properties>
      <style:text-properties fo:font-style="italic" style:font-style-asian="italic" style:font-size-complex="12pt" style:font-style-complex="italic"/>
    </style:style>
    <style:style style:name="P25" style:family="paragraph" style:parent-style-name="Table_20_Contents">
      <style:paragraph-properties fo:margin-left="0.192cm" fo:margin-right="0.097cm" fo:text-indent="0cm" style:auto-text-indent="false">
        <style:tab-stops>
          <style:tab-stop style:position="3.247cm"/>
        </style:tab-stops>
      </style:paragraph-properties>
    </style:style>
    <style:style style:name="P26" style:family="paragraph" style:parent-style-name="Contents_20_2">
      <style:paragraph-properties>
        <style:tab-stops>
          <style:tab-stop style:position="25.201cm" style:type="right" style:leader-style="dotted" style:leader-text="."/>
        </style:tab-stops>
      </style:paragraph-properties>
    </style:style>
    <style:style style:name="P27" style:family="paragraph" style:parent-style-name="Contents_20_3">
      <style:paragraph-properties>
        <style:tab-stops>
          <style:tab-stop style:position="24.702cm" style:type="right" style:leader-style="dotted" style:leader-text="."/>
        </style:tab-stops>
      </style:paragraph-properties>
    </style:style>
    <style:style style:name="P28" style:family="paragraph" style:parent-style-name="Table_20_Contents">
      <style:text-properties style:font-size-complex="12pt"/>
    </style:style>
    <style:style style:name="P29" style:family="paragraph" style:parent-style-name="Table_20_Contents">
      <style:text-properties fo:font-style="italic" style:font-style-asian="italic" style:font-style-complex="italic"/>
    </style:style>
    <style:style style:name="P30" style:family="paragraph" style:parent-style-name="Table_20_Contents">
      <style:text-properties fo:font-style="italic" style:font-style-asian="italic" style:font-size-complex="12pt" style:font-style-complex="italic"/>
    </style:style>
    <style:style style:name="P31" style:family="paragraph" style:parent-style-name="Text_20_body">
      <style:text-properties fo:font-size="14pt" style:font-size-asian="14pt" style:font-size-complex="14pt"/>
    </style:style>
    <style:style style:name="P32" style:family="paragraph" style:parent-style-name="Text_20_body">
      <style:text-properties fo:font-size="12pt" style:font-size-asian="12pt"/>
    </style:style>
    <style:style style:name="T1" style:family="text">
      <style:text-properties style:font-name="Mukti Narrow" fo:font-size="28pt" style:text-underline-style="solid" style:text-underline-width="auto" style:text-underline-color="font-color" fo:font-weight="bold" style:text-underline-mode="continuous" style:text-overline-mode="continuous" style:text-line-through-mode="continuous" style:font-size-asian="28pt" style:font-weight-asian="bold" style:font-size-complex="28pt" style:font-weight-complex="bold"/>
    </style:style>
    <style:style style:name="T2" style:family="text">
      <style:text-properties fo:language="en" fo:country="GB"/>
    </style:style>
    <style:style style:name="T3" style:family="text">
      <style:text-properties fo:font-style="italic" style:font-style-asian="italic" style:font-style-complex="italic"/>
    </style:style>
    <style:style style:name="T4" style:family="text">
      <style:text-properties fo:font-size="10.5pt" fo:font-style="italic" style:font-size-asian="10.5pt" style:font-style-asian="italic" style:font-size-complex="10.5pt" style:font-style-complex="italic"/>
    </style:style>
    <style:style style:name="T5" style:family="text">
      <style:text-properties fo:font-size="10.5pt" style:font-size-asian="10.5pt" style:font-size-complex="10.5pt"/>
    </style:style>
    <style:style style:name="T6" style:family="text">
      <style:text-properties officeooo:rsid="0013756f"/>
    </style:style>
    <style:style style:name="T7" style:family="text">
      <style:text-properties officeooo:rsid="0016427d"/>
    </style:style>
    <style:style style:name="T8" style:family="text">
      <style:text-properties officeooo:rsid="00164936"/>
    </style:style>
    <style:style style:name="T9" style:family="text">
      <style:text-properties officeooo:rsid="001778a5"/>
    </style:style>
    <style:style style:name="T10" style:family="text">
      <style:text-properties officeooo:rsid="0022bf9d"/>
    </style:style>
    <style:style style:name="T11" style:family="text">
      <style:text-properties officeooo:rsid="002350fe"/>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tyle="normal" style:font-style-asian="normal" style:font-style-complex="normal"/>
    </style:style>
    <style:style style:name="T15" style:family="text">
      <style:text-properties officeooo:rsid="002cae8b"/>
    </style:style>
    <style:style style:name="T16" style:family="text">
      <style:text-properties officeooo:rsid="002d2764"/>
    </style:style>
    <style:style style:name="T17" style:family="text">
      <style:text-properties officeooo:rsid="002f18b5"/>
    </style:style>
    <style:style style:name="T18" style:family="text">
      <style:text-properties officeooo:rsid="002fb55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12341_107282609" text:style-name="Index_20_Link" text:visited-style-name="Index_20_Link">ARMES :<text:tab/>5</text:a></text:p>
          <text:p text:style-name="P27"><text:a xlink:type="simple" xlink:href="#__RefHeading__51260_888590389" text:style-name="Index_20_Link" text:visited-style-name="Index_20_Link">Arbalètes :<text:tab/>5</text:a></text:p>
          <text:p text:style-name="P27"><text:a xlink:type="simple" xlink:href="#__RefHeading__51262_888590389" text:style-name="Index_20_Link" text:visited-style-name="Index_20_Link">Arcs :<text:tab/>8</text:a></text:p>
          <text:p text:style-name="P27"><text:a xlink:type="simple" xlink:href="#__RefHeading__51264_888590389" text:style-name="Index_20_Link" text:visited-style-name="Index_20_Link">Armes à feu :<text:tab/>11</text:a></text:p>
          <text:p text:style-name="P27"><text:a xlink:type="simple" xlink:href="#__RefHeading__51266_888590389" text:style-name="Index_20_Link" text:visited-style-name="Index_20_Link">Armes de lancer :<text:tab/>13</text:a></text:p>
          <text:p text:style-name="P27"><text:a xlink:type="simple" xlink:href="#__RefHeading__51268_888590389" text:style-name="Index_20_Link" text:visited-style-name="Index_20_Link">Armes Doubles et Doubles Armes :<text:tab/>16</text:a></text:p>
          <text:p text:style-name="P27"><text:a xlink:type="simple" xlink:href="#__RefHeading__51270_888590389" text:style-name="Index_20_Link" text:visited-style-name="Index_20_Link">Armes improvisées :<text:tab/>19</text:a></text:p>
          <text:p text:style-name="P27"><text:a xlink:type="simple" xlink:href="#__RefHeading__51272_888590389" text:style-name="Index_20_Link" text:visited-style-name="Index_20_Link">Armes naturelles :<text:tab/>21</text:a></text:p>
          <text:p text:style-name="P27"><text:a xlink:type="simple" xlink:href="#__RefHeading__51274_888590389" text:style-name="Index_20_Link" text:visited-style-name="Index_20_Link">Armes souples :<text:tab/>24</text:a></text:p>
          <text:p text:style-name="P27"><text:a xlink:type="simple" xlink:href="#__RefHeading__51276_888590389" text:style-name="Index_20_Link" text:visited-style-name="Index_20_Link">Bâtons :<text:tab/>27</text:a></text:p>
          <text:p text:style-name="P27"><text:a xlink:type="simple" xlink:href="#__RefHeading__12359_107282609" text:style-name="Index_20_Link" text:visited-style-name="Index_20_Link">Boucliers :<text:tab/>29</text:a></text:p>
          <text:p text:style-name="P27"><text:a xlink:type="simple" xlink:href="#__RefHeading__51278_888590389" text:style-name="Index_20_Link" text:visited-style-name="Index_20_Link">Épées :<text:tab/>32</text:a></text:p>
          <text:p text:style-name="P27"><text:a xlink:type="simple" xlink:href="#__RefHeading__51280_888590389" text:style-name="Index_20_Link" text:visited-style-name="Index_20_Link">Haches :<text:tab/>34</text:a></text:p>
          <text:p text:style-name="P27"><text:a xlink:type="simple" xlink:href="#__RefHeading__51282_888590389" text:style-name="Index_20_Link" text:visited-style-name="Index_20_Link">Lames :<text:tab/>37</text:a></text:p>
          <text:p text:style-name="P27"><text:a xlink:type="simple" xlink:href="#__RefHeading__12343_107282609" text:style-name="Index_20_Link" text:visited-style-name="Index_20_Link">Lances :<text:tab/>40</text:a></text:p>
          <text:p text:style-name="P27"><text:a xlink:type="simple" xlink:href="#__RefHeading__12351_107282609" text:style-name="Index_20_Link" text:visited-style-name="Index_20_Link">Masses :<text:tab/>42</text:a></text:p>
          <text:p text:style-name="P26"><text:a xlink:type="simple" xlink:href="#__RefHeading__12371_107282609" text:style-name="Index_20_Link" text:visited-style-name="Index_20_Link">MAGIE :<text:tab/>45</text:a></text:p>
          <text:p text:style-name="P27"><text:a xlink:type="simple" xlink:href="#__RefHeading__51284_888590389" text:style-name="Index_20_Link" text:visited-style-name="Index_20_Link">Altération :<text:tab/>45</text:a></text:p>
          <text:p text:style-name="P27"><text:a xlink:type="simple" xlink:href="#__RefHeading__51286_888590389" text:style-name="Index_20_Link" text:visited-style-name="Index_20_Link">Corporelle :<text:tab/>48</text:a></text:p>
          <text:p text:style-name="P27"><text:a xlink:type="simple" xlink:href="#__RefHeading__51288_888590389" text:style-name="Index_20_Link" text:visited-style-name="Index_20_Link">Moniale :<text:tab/>50</text:a></text:p>
          <text:p text:style-name="P27"><text:a xlink:type="simple" xlink:href="#__RefHeading__51292_888590389" text:style-name="Index_20_Link" text:visited-style-name="Index_20_Link">Nécromancie :<text:tab/>53</text:a></text:p>
          <text:p text:style-name="P27"><text:a xlink:type="simple" xlink:href="#__RefHeading__16167_1582110657" text:style-name="Index_20_Link" text:visited-style-name="Index_20_Link">Occultisme :<text:tab/>55</text:a></text:p>
          <text:p text:style-name="P27"><text:a xlink:type="simple" xlink:href="#__RefHeading__51294_888590389" text:style-name="Index_20_Link" text:visited-style-name="Index_20_Link">Sceaux :<text:tab/>59</text:a></text:p>
          <text:p text:style-name="P27"><text:a xlink:type="simple" xlink:href="#__RefHeading__51296_888590389" text:style-name="Index_20_Link" text:visited-style-name="Index_20_Link">Sorcellerie :<text:tab/>62</text:a></text:p>
          <text:p text:style-name="P27"><text:a xlink:type="simple" xlink:href="#__RefHeading__19296_1945595738" text:style-name="Index_20_Link" text:visited-style-name="Index_20_Link">Élémentaire :<text:tab/>65</text:a></text:p>
          <text:p text:style-name="P27"><text:a xlink:type="simple" xlink:href="#__RefHeading__51298_888590389" text:style-name="Index_20_Link" text:visited-style-name="Index_20_Link">Invocatrice :<text:tab/>68</text:a></text:p>
          <text:p text:style-name="P27"><text:a xlink:type="simple" xlink:href="#__RefHeading__12377_107282609" text:style-name="Index_20_Link" text:visited-style-name="Index_20_Link">Psychique :<text:tab/>72</text:a></text:p>
          <text:p text:style-name="P26"><text:a xlink:type="simple" xlink:href="#__RefHeading__32643_573184658" text:style-name="Index_20_Link" text:visited-style-name="Index_20_Link">COMPÉTENCES DIVERSES :<text:tab/>75</text:a></text:p>
          <text:p text:style-name="P27"><text:a xlink:type="simple" xlink:href="#__RefHeading__51300_888590389" text:style-name="Index_20_Link" text:visited-style-name="Index_20_Link">Acrobaties :<text:tab/>75</text:a></text:p>
          <text:p text:style-name="P27"><text:a xlink:type="simple" xlink:href="#__RefHeading__32649_573184658" text:style-name="Index_20_Link" text:visited-style-name="Index_20_Link">Athlétisme :<text:tab/>76</text:a></text:p>
          <text:p text:style-name="P27"><text:a xlink:type="simple" xlink:href="#__RefHeading__12395_107282609" text:style-name="Index_20_Link" text:visited-style-name="Index_20_Link">Défense :<text:tab/>77</text:a></text:p>
          <text:p text:style-name="P27"><text:a xlink:type="simple" xlink:href="#__RefHeading__51302_888590389" text:style-name="Index_20_Link" text:visited-style-name="Index_20_Link">Enchantement :<text:tab/>79</text:a></text:p>
          <text:p text:style-name="P27"><text:a xlink:type="simple" xlink:href="#__RefHeading__32653_573184658" text:style-name="Index_20_Link" text:visited-style-name="Index_20_Link">Escalade :<text:tab/>80</text:a></text:p>
          <text:p text:style-name="P27"><text:soft-page-break/><text:a xlink:type="simple" xlink:href="#__RefHeading__16169_1582110657" text:style-name="Index_20_Link" text:visited-style-name="Index_20_Link">Équilibre :<text:tab/>81</text:a></text:p>
          <text:p text:style-name="P27"><text:a xlink:type="simple" xlink:href="#__RefHeading__16171_1582110657" text:style-name="Index_20_Link" text:visited-style-name="Index_20_Link">Équitation :<text:tab/>82</text:a></text:p>
          <text:p text:style-name="P27"><text:a xlink:type="simple" xlink:href="#__RefHeading__32655_573184658" text:style-name="Index_20_Link" text:visited-style-name="Index_20_Link">Perception :<text:tab/>82</text:a></text:p>
          <text:p text:style-name="P27"><text:a xlink:type="simple" xlink:href="#__RefHeading__16332_116511997" text:style-name="Index_20_Link" text:visited-style-name="Index_20_Link">Vol :<text:tab/>83</text:a></text:p>
          <text:p text:style-name="P27"><text:a xlink:type="simple" xlink:href="#__RefHeading__51304_888590389" text:style-name="Index_20_Link" text:visited-style-name="Index_20_Link">Assemblage / Désassemblage :<text:tab/>84</text:a></text:p>
          <text:p text:style-name="P27"><text:a xlink:type="simple" xlink:href="#__RefHeading__20559_1298159184" text:style-name="Index_20_Link" text:visited-style-name="Index_20_Link">Calligraphie :<text:tab/>84</text:a></text:p>
          <text:p text:style-name="P27"><text:a xlink:type="simple" xlink:href="#__RefHeading__40380_696464240" text:style-name="Index_20_Link" text:visited-style-name="Index_20_Link">Concentration :<text:tab/>85</text:a></text:p>
          <text:p text:style-name="P27"><text:a xlink:type="simple" xlink:href="#__RefHeading__32661_573184658" text:style-name="Index_20_Link" text:visited-style-name="Index_20_Link">Discrétion / Escamotage :<text:tab/>86</text:a></text:p>
          <text:p text:style-name="P27"><text:a xlink:type="simple" xlink:href="#__RefHeading__18361_1206874028" text:style-name="Index_20_Link" text:visited-style-name="Index_20_Link">Évasion :<text:tab/>87</text:a></text:p>
          <text:p text:style-name="P27"><text:a xlink:type="simple" xlink:href="#__RefHeading__18363_1206874028" text:style-name="Index_20_Link" text:visited-style-name="Index_20_Link">Investigation / Chasse :<text:tab/>88</text:a></text:p>
          <text:p text:style-name="P27"><text:a xlink:type="simple" xlink:href="#__RefHeading__51306_888590389" text:style-name="Index_20_Link" text:visited-style-name="Index_20_Link">Lutte :<text:tab/>89</text:a></text:p>
          <text:p text:style-name="P27"><text:a xlink:type="simple" xlink:href="#__RefHeading__51308_888590389" text:style-name="Index_20_Link" text:visited-style-name="Index_20_Link">Représentations Martiales :<text:tab/>91</text:a></text:p>
          <text:p text:style-name="P27"><text:a xlink:type="simple" xlink:href="#__RefHeading__16334_116511997" text:style-name="Index_20_Link" text:visited-style-name="Index_20_Link">Survie :<text:tab/>92</text:a></text:p>
          <text:p text:style-name="P27"><text:a xlink:type="simple" xlink:href="#__RefHeading__30241_1407030765" text:style-name="Index_20_Link" text:visited-style-name="Index_20_Link">Art de la magie :<text:tab/>93</text:a></text:p>
          <text:p text:style-name="P27"><text:a xlink:type="simple" xlink:href="#__RefHeading__30243_1407030765" text:style-name="Index_20_Link" text:visited-style-name="Index_20_Link">Domptage :<text:tab/>94</text:a></text:p>
          <text:p text:style-name="P27"><text:a xlink:type="simple" xlink:href="#__RefHeading__51310_888590389" text:style-name="Index_20_Link" text:visited-style-name="Index_20_Link">Forge technomagique :<text:tab/>95</text:a></text:p>
          <text:p text:style-name="P27"><text:a xlink:type="simple" xlink:href="#__RefHeading__15604_655375478" text:style-name="Index_20_Link" text:visited-style-name="Index_20_Link">Médecine :<text:tab/>97</text:a></text:p>
          <text:p text:style-name="P27"><text:a xlink:type="simple" xlink:href="#__RefHeading__15606_655375478" text:style-name="Index_20_Link" text:visited-style-name="Index_20_Link">Portail :<text:tab/>98</text:a></text:p>
          <text:p text:style-name="P27"><text:a xlink:type="simple" xlink:href="#__RefHeading__33052_472019853" text:style-name="Index_20_Link" text:visited-style-name="Index_20_Link">Technologie :<text:tab/>99</text:a></text:p>
        </text:index-body>
      </text:table-of-content>
      <text:p text:style-name="P1"/>
      <text:p text:style-name="P1"/>
      <text:p text:style-name="P1"/>
      <text:p text:style-name="P1"/>
      <text:p text:style-name="P1"><text:span text:style-name="Police_20_par_20_défaut"><text:span text:style-name="T1">COMPETENCES</text:span></text:span></text:p>
      <text:p text:style-name="P2"/>
      <text:p text:style-name="P3">Apprentissage :</text:p>
      <table:table table:name="Coût_compétence" table:style-name="Coût_5f_compétence">
        <table:table-column table:style-name="Coût_5f_compétence.A"/>
        <table:table-column table:style-name="Coût_5f_compétence.B" table:number-columns-repeated="2"/>
        <table:table-column table:style-name="Coût_5f_compétence.D"/>
        <table:table-row>
          <table:table-cell table:style-name="Coût_5f_compétence.A1" office:value-type="string">
            <text:p text:style-name="P5">Rang /niveau</text:p>
          </table:table-cell>
          <table:table-cell table:style-name="Coût_5f_compétence.A1" office:value-type="string">
            <text:p text:style-name="P5">Rapide</text:p>
          </table:table-cell>
          <table:table-cell table:style-name="Coût_5f_compétence.A1" office:value-type="string">
            <text:p text:style-name="P5">Moyen</text:p>
          </table:table-cell>
          <table:table-cell table:style-name="Coût_5f_compétence.D1" office:value-type="string">
            <text:p text:style-name="P5">Lent</text:p>
          </table:table-cell>
        </table:table-row>
        <table:table-row>
          <table:table-cell table:style-name="Coût_5f_compétence.A2" office:value-type="string">
            <text:p text:style-name="P5">1</text:p>
          </table:table-cell>
          <table:table-cell table:style-name="Coût_5f_compétence.A2" office:value-type="string">
            <text:p text:style-name="P5">20</text:p>
          </table:table-cell>
          <table:table-cell table:style-name="Coût_5f_compétence.A2" office:value-type="string">
            <text:p text:style-name="P5">30</text:p>
          </table:table-cell>
          <table:table-cell table:style-name="Coût_5f_compétence.D2" office:value-type="string">
            <text:p text:style-name="P5">50</text:p>
          </table:table-cell>
        </table:table-row>
        <table:table-row>
          <table:table-cell table:style-name="Coût_5f_compétence.A2" office:value-type="string">
            <text:p text:style-name="P5">2</text:p>
          </table:table-cell>
          <table:table-cell table:style-name="Coût_5f_compétence.A2" office:value-type="string">
            <text:p text:style-name="P5">20</text:p>
          </table:table-cell>
          <table:table-cell table:style-name="Coût_5f_compétence.A2" office:value-type="string">
            <text:p text:style-name="P5">25</text:p>
          </table:table-cell>
          <table:table-cell table:style-name="Coût_5f_compétence.D2" office:value-type="string">
            <text:p text:style-name="P5">30</text:p>
          </table:table-cell>
        </table:table-row>
        <table:table-row>
          <table:table-cell table:style-name="Coût_5f_compétence.A2" office:value-type="string">
            <text:p text:style-name="P5">3</text:p>
          </table:table-cell>
          <table:table-cell table:style-name="Coût_5f_compétence.A2" office:value-type="string">
            <text:p text:style-name="P5">30</text:p>
          </table:table-cell>
          <table:table-cell table:style-name="Coût_5f_compétence.A2" office:value-type="string">
            <text:p text:style-name="P5">40</text:p>
          </table:table-cell>
          <table:table-cell table:style-name="Coût_5f_compétence.D2" office:value-type="string">
            <text:p text:style-name="P5">50</text:p>
          </table:table-cell>
        </table:table-row>
        <table:table-row>
          <table:table-cell table:style-name="Coût_5f_compétence.A2" office:value-type="string">
            <text:p text:style-name="P5">4</text:p>
          </table:table-cell>
          <table:table-cell table:style-name="Coût_5f_compétence.A2" office:value-type="string">
            <text:p text:style-name="P5">50</text:p>
          </table:table-cell>
          <table:table-cell table:style-name="Coût_5f_compétence.A2" office:value-type="string">
            <text:p text:style-name="P5">60</text:p>
          </table:table-cell>
          <table:table-cell table:style-name="Coût_5f_compétence.D2" office:value-type="string">
            <text:p text:style-name="P5">75</text:p>
          </table:table-cell>
        </table:table-row>
        <text:soft-page-break/>
        <table:table-row>
          <table:table-cell table:style-name="Coût_5f_compétence.A2" office:value-type="string">
            <text:p text:style-name="P5">5</text:p>
          </table:table-cell>
          <table:table-cell table:style-name="Coût_5f_compétence.A2" office:value-type="string">
            <text:p text:style-name="P5">90</text:p>
          </table:table-cell>
          <table:table-cell table:style-name="Coût_5f_compétence.A2" office:value-type="string">
            <text:p text:style-name="P5">130</text:p>
          </table:table-cell>
          <table:table-cell table:style-name="Coût_5f_compétence.D2" office:value-type="string">
            <text:p text:style-name="P5">175</text:p>
          </table:table-cell>
        </table:table-row>
        <table:table-row>
          <table:table-cell table:style-name="Coût_5f_compétence.A2" office:value-type="string">
            <text:p text:style-name="P5">6</text:p>
          </table:table-cell>
          <table:table-cell table:style-name="Coût_5f_compétence.A2" office:value-type="string">
            <text:p text:style-name="P5">120</text:p>
          </table:table-cell>
          <table:table-cell table:style-name="Coût_5f_compétence.A2" office:value-type="string">
            <text:p text:style-name="P5">165</text:p>
          </table:table-cell>
          <table:table-cell table:style-name="Coût_5f_compétence.D2" office:value-type="string">
            <text:p text:style-name="P5">250</text:p>
          </table:table-cell>
        </table:table-row>
        <table:table-row>
          <table:table-cell table:style-name="Coût_5f_compétence.A2" office:value-type="string">
            <text:p text:style-name="P5">7</text:p>
          </table:table-cell>
          <table:table-cell table:style-name="Coût_5f_compétence.A2" office:value-type="string">
            <text:p text:style-name="P5">150</text:p>
          </table:table-cell>
          <table:table-cell table:style-name="Coût_5f_compétence.A2" office:value-type="string">
            <text:p text:style-name="P5">200</text:p>
          </table:table-cell>
          <table:table-cell table:style-name="Coût_5f_compétence.D2" office:value-type="string">
            <text:p text:style-name="P5">300</text:p>
          </table:table-cell>
        </table:table-row>
        <table:table-row>
          <table:table-cell table:style-name="Coût_5f_compétence.A2" office:value-type="string">
            <text:p text:style-name="P5">8</text:p>
          </table:table-cell>
          <table:table-cell table:style-name="Coût_5f_compétence.A2" office:value-type="string">
            <text:p text:style-name="P5">200</text:p>
          </table:table-cell>
          <table:table-cell table:style-name="Coût_5f_compétence.A2" office:value-type="string">
            <text:p text:style-name="P5">275</text:p>
          </table:table-cell>
          <table:table-cell table:style-name="Coût_5f_compétence.D2" office:value-type="string">
            <text:p text:style-name="P5">400</text:p>
          </table:table-cell>
        </table:table-row>
        <table:table-row>
          <table:table-cell table:style-name="Coût_5f_compétence.A2" office:value-type="string">
            <text:p text:style-name="P5">9</text:p>
          </table:table-cell>
          <table:table-cell table:style-name="Coût_5f_compétence.A2" office:value-type="string">
            <text:p text:style-name="P5">300</text:p>
          </table:table-cell>
          <table:table-cell table:style-name="Coût_5f_compétence.A2" office:value-type="string">
            <text:p text:style-name="P5">400</text:p>
          </table:table-cell>
          <table:table-cell table:style-name="Coût_5f_compétence.D2" office:value-type="string">
            <text:p text:style-name="P5">500</text:p>
          </table:table-cell>
        </table:table-row>
        <table:table-row table:style-name="Coût_5f_compétence.11">
          <table:table-cell table:style-name="Coût_5f_compétence.A2" office:value-type="string">
            <text:p text:style-name="P5">10 et +</text:p>
          </table:table-cell>
          <table:table-cell table:style-name="Coût_5f_compétence.A2" office:value-type="string">
            <text:p text:style-name="P5">450</text:p>
          </table:table-cell>
          <table:table-cell table:style-name="Coût_5f_compétence.A2" office:value-type="string">
            <text:p text:style-name="P5">550</text:p>
          </table:table-cell>
          <table:table-cell table:style-name="Coût_5f_compétence.D2" office:value-type="string">
            <text:p text:style-name="P5">650</text:p>
          </table:table-cell>
        </table:table-row>
      </table:table>
      <text:p text:style-name="P2"/>
      <text:p text:style-name="P2"/>
      <text:p text:style-name="P2">Coût d'une compétence au rang X :</text:p>
      <table:table table:name="Coût_compétence_cumulé" table:style-name="Coût_5f_compétence_5f_cumulé">
        <table:table-column table:style-name="Coût_5f_compétence_5f_cumulé.A"/>
        <table:table-column table:style-name="Coût_5f_compétence_5f_cumulé.B" table:number-columns-repeated="2"/>
        <table:table-column table:style-name="Coût_5f_compétence_5f_cumulé.A"/>
        <table:table-row>
          <table:table-cell table:style-name="Coût_5f_compétence_5f_cumulé.A1" office:value-type="string">
            <text:p text:style-name="P5">Rang / niveau</text:p>
          </table:table-cell>
          <table:table-cell table:style-name="Coût_5f_compétence_5f_cumulé.A1" office:value-type="string">
            <text:p text:style-name="P5">Rapide</text:p>
          </table:table-cell>
          <table:table-cell table:style-name="Coût_5f_compétence_5f_cumulé.A1" office:value-type="string">
            <text:p text:style-name="P5">Moyen</text:p>
          </table:table-cell>
          <table:table-cell table:style-name="Coût_5f_compétence_5f_cumulé.D1" office:value-type="string">
            <text:p text:style-name="P5">Lent</text:p>
          </table:table-cell>
        </table:table-row>
        <table:table-row>
          <table:table-cell table:style-name="Coût_5f_compétence_5f_cumulé.A2" office:value-type="string">
            <text:p text:style-name="P5">1</text:p>
          </table:table-cell>
          <table:table-cell table:style-name="Coût_5f_compétence_5f_cumulé.A2" office:value-type="string">
            <text:p text:style-name="P5">20</text:p>
          </table:table-cell>
          <table:table-cell table:style-name="Coût_5f_compétence_5f_cumulé.A2" office:value-type="string">
            <text:p text:style-name="P5">30</text:p>
          </table:table-cell>
          <table:table-cell table:style-name="Coût_5f_compétence_5f_cumulé.D2" office:value-type="string">
            <text:p text:style-name="P5">50</text:p>
          </table:table-cell>
        </table:table-row>
        <table:table-row>
          <table:table-cell table:style-name="Coût_5f_compétence_5f_cumulé.A2" office:value-type="string">
            <text:p text:style-name="P5">2</text:p>
          </table:table-cell>
          <table:table-cell table:style-name="Coût_5f_compétence_5f_cumulé.A2" office:value-type="string">
            <text:p text:style-name="P5">40</text:p>
          </table:table-cell>
          <table:table-cell table:style-name="Coût_5f_compétence_5f_cumulé.A2" office:value-type="string">
            <text:p text:style-name="P5">55</text:p>
          </table:table-cell>
          <table:table-cell table:style-name="Coût_5f_compétence_5f_cumulé.D2" office:value-type="string">
            <text:p text:style-name="P5">80</text:p>
          </table:table-cell>
        </table:table-row>
        <table:table-row>
          <table:table-cell table:style-name="Coût_5f_compétence_5f_cumulé.A2" office:value-type="string">
            <text:p text:style-name="P5">3</text:p>
          </table:table-cell>
          <table:table-cell table:style-name="Coût_5f_compétence_5f_cumulé.A2" office:value-type="string">
            <text:p text:style-name="P5">70</text:p>
          </table:table-cell>
          <table:table-cell table:style-name="Coût_5f_compétence_5f_cumulé.A2" office:value-type="string">
            <text:p text:style-name="P5">95</text:p>
          </table:table-cell>
          <table:table-cell table:style-name="Coût_5f_compétence_5f_cumulé.D2" office:value-type="string">
            <text:p text:style-name="P5">130</text:p>
          </table:table-cell>
        </table:table-row>
        <table:table-row>
          <table:table-cell table:style-name="Coût_5f_compétence_5f_cumulé.A2" office:value-type="string">
            <text:p text:style-name="P5">4</text:p>
          </table:table-cell>
          <table:table-cell table:style-name="Coût_5f_compétence_5f_cumulé.A2" office:value-type="string">
            <text:p text:style-name="P5">120</text:p>
          </table:table-cell>
          <table:table-cell table:style-name="Coût_5f_compétence_5f_cumulé.A2" office:value-type="string">
            <text:p text:style-name="P5">155</text:p>
          </table:table-cell>
          <table:table-cell table:style-name="Coût_5f_compétence_5f_cumulé.D2" office:value-type="string">
            <text:p text:style-name="P5">205</text:p>
          </table:table-cell>
        </table:table-row>
        <table:table-row>
          <table:table-cell table:style-name="Coût_5f_compétence_5f_cumulé.A2" office:value-type="string">
            <text:p text:style-name="P5">5</text:p>
          </table:table-cell>
          <table:table-cell table:style-name="Coût_5f_compétence_5f_cumulé.A2" office:value-type="string">
            <text:p text:style-name="P5">210</text:p>
          </table:table-cell>
          <table:table-cell table:style-name="Coût_5f_compétence_5f_cumulé.A2" office:value-type="string">
            <text:p text:style-name="P5">285</text:p>
          </table:table-cell>
          <table:table-cell table:style-name="Coût_5f_compétence_5f_cumulé.D2" office:value-type="string">
            <text:p text:style-name="P5">380</text:p>
          </table:table-cell>
        </table:table-row>
        <table:table-row>
          <table:table-cell table:style-name="Coût_5f_compétence_5f_cumulé.A2" office:value-type="string">
            <text:p text:style-name="P5">6</text:p>
          </table:table-cell>
          <table:table-cell table:style-name="Coût_5f_compétence_5f_cumulé.A2" office:value-type="string">
            <text:p text:style-name="P5">330</text:p>
          </table:table-cell>
          <table:table-cell table:style-name="Coût_5f_compétence_5f_cumulé.A2" office:value-type="string">
            <text:p text:style-name="P5">450</text:p>
          </table:table-cell>
          <table:table-cell table:style-name="Coût_5f_compétence_5f_cumulé.D2" office:value-type="string">
            <text:p text:style-name="P5">630</text:p>
          </table:table-cell>
        </table:table-row>
        <table:table-row>
          <table:table-cell table:style-name="Coût_5f_compétence_5f_cumulé.A2" office:value-type="string">
            <text:p text:style-name="P5">7</text:p>
          </table:table-cell>
          <table:table-cell table:style-name="Coût_5f_compétence_5f_cumulé.A2" office:value-type="string">
            <text:p text:style-name="P5">480</text:p>
          </table:table-cell>
          <table:table-cell table:style-name="Coût_5f_compétence_5f_cumulé.A2" office:value-type="string">
            <text:p text:style-name="P5">650</text:p>
          </table:table-cell>
          <table:table-cell table:style-name="Coût_5f_compétence_5f_cumulé.D2" office:value-type="string">
            <text:p text:style-name="P5">930</text:p>
          </table:table-cell>
        </table:table-row>
        <table:table-row>
          <table:table-cell table:style-name="Coût_5f_compétence_5f_cumulé.A2" office:value-type="string">
            <text:p text:style-name="P5">8</text:p>
          </table:table-cell>
          <table:table-cell table:style-name="Coût_5f_compétence_5f_cumulé.A2" office:value-type="string">
            <text:p text:style-name="P5">680</text:p>
          </table:table-cell>
          <table:table-cell table:style-name="Coût_5f_compétence_5f_cumulé.A2" office:value-type="string">
            <text:p text:style-name="P5">925</text:p>
          </table:table-cell>
          <table:table-cell table:style-name="Coût_5f_compétence_5f_cumulé.D2" office:value-type="string">
            <text:p text:style-name="P5">1330</text:p>
          </table:table-cell>
        </table:table-row>
        <table:table-row>
          <table:table-cell table:style-name="Coût_5f_compétence_5f_cumulé.A2" office:value-type="string">
            <text:p text:style-name="P5">9</text:p>
          </table:table-cell>
          <table:table-cell table:style-name="Coût_5f_compétence_5f_cumulé.A2" office:value-type="string">
            <text:p text:style-name="P5">980</text:p>
          </table:table-cell>
          <table:table-cell table:style-name="Coût_5f_compétence_5f_cumulé.A2" office:value-type="string">
            <text:p text:style-name="P5">1325</text:p>
          </table:table-cell>
          <table:table-cell table:style-name="Coût_5f_compétence_5f_cumulé.D2" office:value-type="string">
            <text:p text:style-name="P5">1830</text:p>
          </table:table-cell>
        </table:table-row>
        <table:table-row>
          <table:table-cell table:style-name="Coût_5f_compétence_5f_cumulé.A2" office:value-type="string">
            <text:p text:style-name="P5">10</text:p>
          </table:table-cell>
          <table:table-cell table:style-name="Coût_5f_compétence_5f_cumulé.A2" office:value-type="string">
            <text:p text:style-name="P5">1430</text:p>
          </table:table-cell>
          <table:table-cell table:style-name="Coût_5f_compétence_5f_cumulé.A2" office:value-type="string">
            <text:p text:style-name="P5">1875</text:p>
          </table:table-cell>
          <table:table-cell table:style-name="Coût_5f_compétence_5f_cumulé.D2" office:value-type="string">
            <text:p text:style-name="P5">2480</text:p>
          </table:table-cell>
        </table:table-row>
      </table:table>
      <text:p text:style-name="P2"/>
      <text:p text:style-name="P2"/>
      <text:p text:style-name="P2"/>
      <text:p text:style-name="P2"/>
      <text:p text:style-name="P2"><text:soft-page-break/></text:p>
      <text:p text:style-name="P2">Un don coûte 170 points, et un talent coûte 70 points.</text:p>
      <text:p text:style-name="P2"/>
      <text:p text:style-name="P2"/>
      <text:p text:style-name="P2"/>
      <text:p text:style-name="P3">Compétences en vrac :</text:p>
      <table:table table:name="Compétence_vrac" table:style-name="Compétence_5f_vrac">
        <table:table-column table:style-name="Compétence_5f_vrac.A"/>
        <table:table-column table:style-name="Compétence_5f_vrac.B"/>
        <table:table-column table:style-name="Compétence_5f_vrac.C"/>
        <table:table-column table:style-name="Compétence_5f_vrac.D"/>
        <table:table-row table:style-name="Compétence_5f_vrac.1">
          <table:table-cell table:style-name="Compétence_5f_vrac.A1" office:value-type="string">
            <text:p text:style-name="P8">Rapide:</text:p>
          </table:table-cell>
          <table:table-cell table:style-name="Compétence_5f_vrac.A1" office:value-type="string">
            <text:p text:style-name="P8">Moyen:</text:p>
          </table:table-cell>
          <table:table-cell table:style-name="Compétence_5f_vrac.A1" office:value-type="string">
            <text:p text:style-name="P8">Lent:</text:p>
          </table:table-cell>
          <table:table-cell table:style-name="Compétence_5f_vrac.D1" office:value-type="string">
            <text:p text:style-name="P8">Divers:</text:p>
          </table:table-cell>
        </table:table-row>
        <table:table-row table:style-name="Compétence_5f_vrac.1">
          <table:table-cell table:style-name="Compétence_5f_vrac.A2" office:value-type="string">
            <text:p text:style-name="P9">Acrobaties</text:p>
          </table:table-cell>
          <table:table-cell table:style-name="Compétence_5f_vrac.A2" office:value-type="string">
            <text:p text:style-name="P9">Assemblage / Désassemblage</text:p>
          </table:table-cell>
          <table:table-cell table:style-name="Compétence_5f_vrac.A2" office:value-type="string">
            <text:p text:style-name="P9">Art de la Magie</text:p>
          </table:table-cell>
          <table:table-cell table:style-name="Compétence_5f_vrac.D2" office:value-type="string">
            <text:p text:style-name="P9">Artisanat(...)</text:p>
          </table:table-cell>
        </table:table-row>
        <table:table-row table:style-name="Compétence_5f_vrac.1">
          <table:table-cell table:style-name="Compétence_5f_vrac.A2" office:value-type="string">
            <text:p text:style-name="P9">Athlétisme</text:p>
          </table:table-cell>
          <table:table-cell table:style-name="Compétence_5f_vrac.A2" office:value-type="string">
            <text:p text:style-name="P9">Calligraphie</text:p>
          </table:table-cell>
          <table:table-cell table:style-name="Compétence_5f_vrac.A2" office:value-type="string">
            <text:p text:style-name="P9">Domptage</text:p>
          </table:table-cell>
          <table:table-cell table:style-name="Compétence_5f_vrac.D2" office:value-type="string">
            <text:p text:style-name="P9">Connaissances(...)</text:p>
          </table:table-cell>
        </table:table-row>
        <table:table-row table:style-name="Compétence_5f_vrac.1">
          <table:table-cell table:style-name="Compétence_5f_vrac.A2" office:value-type="string">
            <text:p text:style-name="P9">Défense</text:p>
          </table:table-cell>
          <table:table-cell table:style-name="Compétence_5f_vrac.A2" office:value-type="string">
            <text:p text:style-name="P9">Concentration</text:p>
          </table:table-cell>
          <table:table-cell table:style-name="Compétence_5f_vrac.A2" office:value-type="string">
            <text:p text:style-name="P9">Forge technomagique</text:p>
          </table:table-cell>
          <table:table-cell table:style-name="Compétence_5f_vrac.D2" office:value-type="string">
            <text:p text:style-name="P9">Profession(...)</text:p>
          </table:table-cell>
        </table:table-row>
        <table:table-row table:style-name="Compétence_5f_vrac.1">
          <table:table-cell table:style-name="Compétence_5f_vrac.A2" office:value-type="string">
            <text:p text:style-name="P9">Équilibre</text:p>
          </table:table-cell>
          <table:table-cell table:style-name="Compétence_5f_vrac.A2" office:value-type="string">
            <text:p text:style-name="P9">Discrétion/Escamotage</text:p>
          </table:table-cell>
          <table:table-cell table:style-name="Compétence_5f_vrac.A2" office:value-type="string">
            <text:p text:style-name="P9">Médecine</text:p>
          </table:table-cell>
          <table:table-cell table:style-name="Compétence_5f_vrac.D2" office:value-type="string">
            <text:p text:style-name="P9">Représentation(...)</text:p>
          </table:table-cell>
        </table:table-row>
        <table:table-row table:style-name="Compétence_5f_vrac.1">
          <table:table-cell table:style-name="Compétence_5f_vrac.A2" office:value-type="string">
            <text:p text:style-name="P9">Escalade</text:p>
          </table:table-cell>
          <table:table-cell table:style-name="Compétence_5f_vrac.A2" office:value-type="string">
            <text:p text:style-name="P9">Équitation</text:p>
          </table:table-cell>
          <table:table-cell table:style-name="Compétence_5f_vrac.A2" office:value-type="string">
            <text:p text:style-name="P9">Portail</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Perception</text:p>
          </table:table-cell>
          <table:table-cell table:style-name="Compétence_5f_vrac.A2" office:value-type="string">
            <text:p text:style-name="P9">Évasion</text:p>
          </table:table-cell>
          <table:table-cell table:style-name="Compétence_5f_vrac.A2" office:value-type="string">
            <text:p text:style-name="P9">Technologie</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Vol</text:p>
          </table:table-cell>
          <table:table-cell table:style-name="Compétence_5f_vrac.A2" office:value-type="string">
            <text:p text:style-name="P9">Investigation / Chass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Lutt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Survi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
      <text:p text:style-name="Text_20_body"/>
      <text:p text:style-name="Text_20_body"/>
      <text:p text:style-name="Text_20_body"/>
      <text:h text:style-name="Mega_5f_titre" text:outline-level="2"><text:bookmark-start text:name="__RefHeading__12341_107282609"/><text:soft-page-break/>ARMES :<text:bookmark-end text:name="__RefHeading__12341_107282609"/></text:h>
      <text:p text:style-name="P2"/>
      <text:p text:style-name="P2"/>
      <text:h text:style-name="Titre_5f_comp" text:outline-level="3"><text:bookmark-start text:name="__RefHeading__51260_888590389"/>Arbalètes :<text:bookmark-end text:name="__RefHeading__51260_888590389"/></text:h>
      <text:p text:style-name="P19">Moyen.</text:p>
      <text:p text:style-name="P19">Beaucoup prévoyaient la disparition totale des arbalètes lorsque les armes à feu se développèrent. En effet toutes les anciennes arbalètes disparurent, jugées peu puissantes, peu ergonomiques par rapport aux armes à feu, et furent remplacées par un nouveau genre d'arbalètes toutes armées de système de défense au corps-à-corps ; la fonction et l'utilisation de l'arme changea d'une arme longue distance et puissante à arme de mi-distance efficace au corps-à-corps. Excellent en première ligne, en réception de charge voir même d'escarmouche cette arme est devenue prisée pour sa polyvalence : toute aussi mortelle à distance qu'à courte portée, il n'est pas rare d'en voir fleurir au sein des confréries de guerriers, d'hunters, d'armées et aussi de milices et gardes personnelles. Hélas, leur fabrication reste relativement rare et parfois onéreuse : les grands maîtres forgerons se font payer des fortunes pour fabriquer ces joujous de la mort. </text:p>
      <table:table table:name="Arbalètes" table:style-name="Arbalètes">
        <table:table-column table:style-name="Arbalètes.A"/>
        <table:table-column table:style-name="Arbalètes.B"/>
        <table:table-column table:style-name="Arbalètes.C"/>
        <table:table-column table:style-name="Arbalètes.D"/>
        <table:table-column table:style-name="Arbalètes.E"/>
        <table:table-row>
          <table:table-cell table:style-name="Arbalètes.A1" office:value-type="string">
            <text:p text:style-name="P12">Technique</text:p>
          </table:table-cell>
          <table:table-cell table:style-name="Arbalètes.B1" office:value-type="string">
            <text:p text:style-name="P12">Pré-requis</text:p>
          </table:table-cell>
          <table:table-cell table:style-name="Arbalètes.C1" office:value-type="string">
            <text:p text:style-name="P12">Effet</text:p>
          </table:table-cell>
          <table:table-cell table:style-name="Arbalètes.D1" office:value-type="string">
            <text:p text:style-name="P13">α</text:p>
          </table:table-cell>
          <table:table-cell table:style-name="Arbalètes.E1" office:value-type="string">
            <text:p text:style-name="P12">Divers</text:p>
          </table:table-cell>
        </table:table-row>
        <table:table-row>
          <table:table-cell table:style-name="Arbalètes.A24" office:value-type="string">
            <text:p text:style-name="Table_20_Contents">Ascendant</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Si tire sur une cible en contrebas, permet de relancer le dé de localisation.</text:p>
          </table:table-cell>
          <table:table-cell table:style-name="Arbalètes.D24" office:value-type="string">
            <text:p text:style-name="Table_20_Contents">0</text:p>
          </table:table-cell>
          <table:table-cell table:style-name="Arbalètes.E24" office:value-type="string">
            <text:p text:style-name="Table_20_Contents">Nombre de relance peut varier selon la distance et l'altitude.</text:p>
          </table:table-cell>
        </table:table-row>
        <table:table-row>
          <table:table-cell table:style-name="Arbalètes.A24" office:value-type="string">
            <text:p text:style-name="Table_20_Contents">Corde tendu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recharger 2 fois plus longtemps pour avoir +1d12 dégâts.</text:p>
          </table:table-cell>
          <table:table-cell table:style-name="Arbalètes.D24" office:value-type="string">
            <text:p text:style-name="Table_20_Contents">3</text:p>
          </table:table-cell>
          <table:table-cell table:style-name="Arbalètes.E24" office:value-type="string">
            <text:p text:style-name="Table_20_Contents">La corde se détend en 3 tours.</text:p>
          </table:table-cell>
        </table:table-row>
        <table:table-row>
          <table:table-cell table:style-name="Arbalètes.A24" office:value-type="string">
            <text:p text:style-name="Table_20_Contents">Défense à l'arbalèt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se défendre à l'arbalète au corps-à-corp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Pilonnag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Tir en continu sur une zone, quiconque dans le tour la traverse doit réussir jet de réflexes = 10 + bonus martial + 2 x nombre de carreau tiré dans le tour. Chaque échec par cran de 5 est un carreau qui fait mouche.</text:p>
          </table:table-cell>
          <table:table-cell table:style-name="Arbalètes.D24" office:value-type="string">
            <text:p text:style-name="Table_20_Contents">0</text:p>
          </table:table-cell>
          <table:table-cell table:style-name="Arbalètes.E24" office:value-type="string">
            <text:p text:style-name="Table_20_Contents"><text:s/></text:p>
          </table:table-cell>
        </table:table-row>
        <table:table-row>
          <table:table-cell table:style-name="Arbalètes.A24" office:value-type="string">
            <text:p text:style-name="P20">Armes de prédilection</text:p>
            <text:p text:style-name="P20"><text:soft-page-break/>1 pts</text:p>
          </table:table-cell>
          <table:table-cell table:style-name="Arbalètes.B24" office:value-type="string">
            <text:p text:style-name="P20">Arbalètes 1</text:p>
          </table:table-cell>
          <table:table-cell table:style-name="Arbalètes.C24" office:value-type="string">
            <text:p text:style-name="P9">L'arbalétrier choisit un type d'arbalète précis, et bénéficie de +1 à tous ses jets avec.</text:p>
          </table:table-cell>
          <table:table-cell table:style-name="Arbalètes.D24" office:value-type="string">
            <text:p text:style-name="P9"/>
          </table:table-cell>
          <table:table-cell table:style-name="Arbalètes.E24" office:value-type="string">
            <text:p text:style-name="Table_20_Contents"/>
          </table:table-cell>
        </table:table-row>
        <table:table-row>
          <table:table-cell table:style-name="Arbalètes.A24" office:value-type="string">
            <text:p text:style-name="P20">Destruction à distance</text:p>
            <text:p text:style-name="P20">2 pts</text:p>
          </table:table-cell>
          <table:table-cell table:style-name="Arbalètes.B24" office:value-type="string">
            <text:p text:style-name="P20">Arbalètes 1</text:p>
          </table:table-cell>
          <table:table-cell table:style-name="Arbalètes.C24" office:value-type="string">
            <text:p text:style-name="P20">Ajoute 1d8 dégâts aux objet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Suspension</text:p>
            <text:p text:style-name="P20">1 pts</text:p>
          </table:table-cell>
          <table:table-cell table:style-name="Arbalètes.B24" office:value-type="string">
            <text:p text:style-name="P20">Arbalètes 1</text:p>
          </table:table-cell>
          <table:table-cell table:style-name="Arbalètes.C24" office:value-type="string">
            <text:p text:style-name="P20">Vise une zone précise et bande l'arbalète (1 tour mini). Peut tirer sans malus par action gratuite si quelqu'un entre dans la zone.</text:p>
          </table:table-cell>
          <table:table-cell table:style-name="Arbalètes.D24" office:value-type="string">
            <text:p text:style-name="P20">0</text:p>
          </table:table-cell>
          <table:table-cell table:style-name="Arbalètes.E24" office:value-type="string">
            <text:p text:style-name="P20">Cumulable avec Tir déterminé</text:p>
          </table:table-cell>
        </table:table-row>
        <table:table-row>
          <table:table-cell table:style-name="Arbalètes.A24" office:value-type="string">
            <text:p text:style-name="P20">Tir à la dérobée</text:p>
            <text:p text:style-name="P20">1 pts</text:p>
          </table:table-cell>
          <table:table-cell table:style-name="Arbalètes.B24" office:value-type="string">
            <text:p text:style-name="P20">Arbalètes 1</text:p>
            <text:p text:style-name="P20">Discrétion / <text:span text:style-name="T8">Escamotage </text:span>3</text:p>
            <text:p text:style-name="P20"/>
          </table:table-cell>
          <table:table-cell table:style-name="Arbalètes.C24" office:value-type="string">
            <text:p text:style-name="P20">Permet de faire un tir furtif <text:s/>sans malus au toucher.</text:p>
          </table:table-cell>
          <table:table-cell table:style-name="Arbalètes.D24" office:value-type="string">
            <text:p text:style-name="P20">3</text:p>
          </table:table-cell>
          <table:table-cell table:style-name="Arbalètes.E24" office:value-type="string">
            <text:p text:style-name="P20">Malus de furtivité variant <text:s/>selon les facteurs environnementaux.</text:p>
          </table:table-cell>
        </table:table-row>
        <table:table-row>
          <table:table-cell table:style-name="Arbalètes.A24" office:value-type="string">
            <text:p text:style-name="P20">Instinct du tireur</text:p>
            <text:p text:style-name="P20">1 pts</text:p>
          </table:table-cell>
          <table:table-cell table:style-name="Arbalètes.B24" office:value-type="string">
            <text:p text:style-name="P20">Arbalètes 1</text:p>
            <text:p text:style-name="P20">Perception ou Survie 1</text:p>
          </table:table-cell>
          <table:table-cell table:style-name="Arbalètes.C24" office:value-type="string">
            <text:p text:style-name="P20">+2 pour se battre et tirer à l'arbalète dans le noir complet.</text:p>
          </table:table-cell>
          <table:table-cell table:style-name="Arbalètes.D24" office:value-type="string">
            <text:p text:style-name="P20"/>
          </table:table-cell>
          <table:table-cell table:style-name="Arbalètes.E24" office:value-type="string">
            <text:p text:style-name="P20"/>
          </table:table-cell>
        </table:table-row>
        <table:table-row>
          <table:table-cell table:style-name="Arbalètes.A24" office:value-type="string">
            <text:p text:style-name="Table_20_Contents">Maîtrise du combat rapproché</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réduire de 1 le malus de précision au corps-à-corps à l'arbalèt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Acuité visuelle</text:p>
            <text:p text:style-name="Table_20_Contents">1 pts</text:p>
          </table:table-cell>
          <table:table-cell table:style-name="Arbalètes.B24" office:value-type="string">
            <text:p text:style-name="Table_20_Contents">Arbalètes 3</text:p>
          </table:table-cell>
          <table:table-cell table:style-name="Arbalètes.C24" office:value-type="string">
            <text:p text:style-name="Table_20_Contents">+2 aux jets de perception, offre 1 de pénétration d'armur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Tir à bout portant</text:p>
            <text:p text:style-name="P20">1 pts</text:p>
          </table:table-cell>
          <table:table-cell table:style-name="Arbalètes.B24" office:value-type="string">
            <text:p text:style-name="P20">Arbalètes 3</text:p>
          </table:table-cell>
          <table:table-cell table:style-name="Arbalètes.C24" office:value-type="string">
            <text:p text:style-name="P20">Si tire à moins du quart de la portée de l'arme, peut déséquilibrer l'ennemi (DD équilibre = moitié dégâts)</text:p>
          </table:table-cell>
          <table:table-cell table:style-name="Arbalètes.D24" office:value-type="string">
            <text:p text:style-name="Table_20_Contents">3</text:p>
          </table:table-cell>
          <table:table-cell table:style-name="Arbalètes.E24" office:value-type="string">
            <text:p text:style-name="Table_20_Contents"/>
          </table:table-cell>
        </table:table-row>
        <table:table-row>
          <table:table-cell table:style-name="Arbalètes.A24" office:value-type="string">
            <text:p text:style-name="P20">Précision du faucon</text:p>
            <text:p text:style-name="P20">1 pts</text:p>
          </table:table-cell>
          <table:table-cell table:style-name="Arbalètes.B24" office:value-type="string">
            <text:p text:style-name="P20">Arbalètes 3</text:p>
          </table:table-cell>
          <table:table-cell table:style-name="Arbalètes.C24" office:value-type="string">
            <text:p text:style-name="P20">+2 à la précision.</text:p>
          </table:table-cell>
          <table:table-cell table:style-name="Arbalètes.D24" office:value-type="string">
            <text:p text:style-name="P20">4</text:p>
          </table:table-cell>
          <table:table-cell table:style-name="Arbalètes.E24" office:value-type="string">
            <text:p text:style-name="Table_20_Contents"/>
          </table:table-cell>
        </table:table-row>
        <table:table-row>
          <table:table-cell table:style-name="Arbalètes.A24" office:value-type="string">
            <text:p text:style-name="Table_20_Contents">Coup au but</text:p>
            <text:p text:style-name="Table_20_Contents">1 pts</text:p>
          </table:table-cell>
          <table:table-cell table:style-name="Arbalètes.B24" office:value-type="string">
            <text:p text:style-name="Table_20_Contents">Arbalètes 3</text:p>
          </table:table-cell>
          <table:table-cell table:style-name="Arbalètes.C24" office:value-type="string">
            <text:p text:style-name="Table_20_Contents">Si touche, permet de remonter tous les mécanismes de l'arme.</text:p>
          </table:table-cell>
          <table:table-cell table:style-name="Arbalètes.D24" office:value-type="string">
            <text:p text:style-name="Table_20_Contents">2</text:p>
          </table:table-cell>
          <table:table-cell table:style-name="Arbalètes.E24" office:value-type="string">
            <text:p text:style-name="Table_20_Contents"/>
          </table:table-cell>
        </table:table-row>
        <table:table-row>
          <table:table-cell table:style-name="Arbalètes.A24" office:value-type="string">
            <text:p text:style-name="Table_20_Contents">Armure intermédiaire</text:p>
            <text:p text:style-name="Table_20_Contents">1 pts</text:p>
          </table:table-cell>
          <table:table-cell table:style-name="Arbalètes.B24" office:value-type="string">
            <text:p text:style-name="Table_20_Contents">Arbalète<text:span text:style-name="T10">s</text:span> 3</text:p>
          </table:table-cell>
          <table:table-cell table:style-name="Arbalètes.C24" office:value-type="string">
            <text:p text:style-name="Table_20_Contents">Permet d'annuler 2 de malus d'agilité pour tirer à l'arbalète.</text:p>
          </table:table-cell>
          <table:table-cell table:style-name="Arbalètes.D24" office:value-type="string">
            <text:p text:style-name="Table_20_Contents"/>
          </table:table-cell>
          <table:table-cell table:style-name="Arbalètes.E24" office:value-type="string">
            <text:p text:style-name="Table_20_Contents"/>
          </table:table-cell>
        </table:table-row>
        <text:soft-page-break/>
        <table:table-row>
          <table:table-cell table:style-name="Arbalètes.A24" office:value-type="string">
            <text:p text:style-name="Table_20_Contents">Antiaérien</text:p>
            <text:p text:style-name="Table_20_Contents">1 pts</text:p>
          </table:table-cell>
          <table:table-cell table:style-name="Arbalètes.B24" office:value-type="string">
            <text:p text:style-name="Table_20_Contents">Arbalètes 5</text:p>
          </table:table-cell>
          <table:table-cell table:style-name="Arbalètes.C24" office:value-type="string">
            <text:p text:style-name="Table_20_Contents">+4 au toucher sur les cibles volante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Pari de l'Arbalétrier</text:p>
            <text:p text:style-name="P20">1 pts</text:p>
          </table:table-cell>
          <table:table-cell table:style-name="Arbalètes.B24" office:value-type="string">
            <text:p text:style-name="P20">Arbalètes 5</text:p>
          </table:table-cell>
          <table:table-cell table:style-name="Arbalètes.C24" office:value-type="string">
            <text:p text:style-name="P20">Si touche, +2d8 dégâts, si loupe -3 au toucher. Dure 1d4 tours.</text:p>
          </table:table-cell>
          <table:table-cell table:style-name="Arbalètes.D24" office:value-type="string">
            <text:p text:style-name="P20">3</text:p>
          </table:table-cell>
          <table:table-cell table:style-name="Arbalètes.E24" office:value-type="string">
            <text:p text:style-name="P20">Ne peut pas être fait sur un tir de précision.</text:p>
          </table:table-cell>
        </table:table-row>
        <table:table-row>
          <table:table-cell table:style-name="Arbalètes.A24" office:value-type="string">
            <text:p text:style-name="P20">Tir déterminé</text:p>
            <text:p text:style-name="P20">1 pts</text:p>
          </table:table-cell>
          <table:table-cell table:style-name="Arbalètes.B24" office:value-type="string">
            <text:p text:style-name="P20">Arbalètes 5</text:p>
          </table:table-cell>
          <table:table-cell table:style-name="Arbalètes.C24" office:value-type="string">
            <text:p text:style-name="P20">Observe un round. +2 au toucher et si touche max les dégâts.</text:p>
          </table:table-cell>
          <table:table-cell table:style-name="Arbalètes.D24" office:value-type="string">
            <text:p text:style-name="P20">4</text:p>
          </table:table-cell>
          <table:table-cell table:style-name="Arbalètes.E24" office:value-type="string">
            <text:p text:style-name="P20">Cumulable avec Suspension</text:p>
          </table:table-cell>
        </table:table-row>
        <table:table-row>
          <table:table-cell table:style-name="Arbalètes.A24" office:value-type="string">
            <text:p text:style-name="P20">Enchaînement</text:p>
            <text:p text:style-name="P20">1 pts</text:p>
          </table:table-cell>
          <table:table-cell table:style-name="Arbalètes.B24" office:value-type="string">
            <text:p text:style-name="P20">Arbalètes 5</text:p>
            <text:p text:style-name="P20">Maîtrise du combat rapproché</text:p>
          </table:table-cell>
          <table:table-cell table:style-name="Arbalètes.C24" office:value-type="string">
            <text:p text:style-name="P20">Si touche au corps-à-corps permet de tirer dans la foulée sans bonus de caractéristique.</text:p>
          </table:table-cell>
          <table:table-cell table:style-name="Arbalètes.D24" office:value-type="string">
            <text:p text:style-name="P20">3</text:p>
          </table:table-cell>
          <table:table-cell table:style-name="Arbalètes.E24" office:value-type="string">
            <text:p text:style-name="Table_20_Contents"/>
          </table:table-cell>
        </table:table-row>
        <table:table-row>
          <table:table-cell table:style-name="Arbalètes.A24" office:value-type="string">
            <text:p text:style-name="P9">Chasse au gros</text:p>
            <text:p text:style-name="P9">2 pts</text:p>
          </table:table-cell>
          <table:table-cell table:style-name="Arbalètes.B24" office:value-type="string">
            <text:p text:style-name="P9">Arbalètes 7</text:p>
          </table:table-cell>
          <table:table-cell table:style-name="Arbalètes.C24" office:value-type="string">
            <text:p text:style-name="P9">Le malus d'envergure passe de 1 à 3/taille supplémentaire, et ils subissent +2 dégâts/taille supplémentair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Défense hétéroclite</text:p>
            <text:p text:style-name="Table_20_Contents">1 pts</text:p>
          </table:table-cell>
          <table:table-cell table:style-name="Arbalètes.B24" office:value-type="string">
            <text:p text:style-name="Table_20_Contents">Arbalètes 7</text:p>
            <text:p text:style-name="Table_20_Contents">Défense à l'arbalète</text:p>
          </table:table-cell>
          <table:table-cell table:style-name="Arbalètes.C24" office:value-type="string">
            <text:p text:style-name="Table_20_Contents">Pose de combat. Si abandonne sa zone de contrôle, permet d'avoir +4 à l'esquive. Dure 1d6 tours.</text:p>
          </table:table-cell>
          <table:table-cell table:style-name="Arbalètes.D24" office:value-type="string">
            <text:p text:style-name="Table_20_Contents">10</text:p>
          </table:table-cell>
          <table:table-cell table:style-name="Arbalètes.E24" office:value-type="string">
            <text:p text:style-name="Table_20_Contents"/>
          </table:table-cell>
        </table:table-row>
        <table:table-row>
          <table:table-cell table:style-name="Arbalètes.A24" office:value-type="string">
            <text:p text:style-name="Table_20_Contents">Tir concis</text:p>
            <text:p text:style-name="Table_20_Contents">1 pts</text:p>
          </table:table-cell>
          <table:table-cell table:style-name="Arbalètes.B24" office:value-type="string">
            <text:p text:style-name="Table_20_Contents">Arbalètes 7</text:p>
            <text:p text:style-name="Table_20_Contents">Perception 5</text:p>
          </table:table-cell>
          <table:table-cell table:style-name="Arbalètes.C24" office:value-type="string">
            <text:p text:style-name="Table_20_Contents">Si touche, +5 à la précision</text:p>
          </table:table-cell>
          <table:table-cell table:style-name="Arbalètes.D24" office:value-type="string">
            <text:p text:style-name="Table_20_Contents">3</text:p>
          </table:table-cell>
          <table:table-cell table:style-name="Arbalètes.E24" office:value-type="string">
            <text:p text:style-name="Table_20_Contents"/>
          </table:table-cell>
        </table:table-row>
        <table:table-row>
          <table:table-cell table:style-name="Arbalètes.A24" office:value-type="string">
            <text:p text:style-name="Table_20_Contents">Parade mortelle</text:p>
            <text:p text:style-name="Table_20_Contents">1 pts</text:p>
          </table:table-cell>
          <table:table-cell table:style-name="Arbalètes.B24" office:value-type="string">
            <text:p text:style-name="Table_20_Contents">Arbalètes 10</text:p>
            <text:p text:style-name="Table_20_Contents">Défense hétéroclite</text:p>
          </table:table-cell>
          <table:table-cell table:style-name="Arbalètes.C24" office:value-type="string">
            <text:p text:style-name="Table_20_Contents">Si esquive un coup de plus de 10, permet de tirer sur l'attaquant sans provoquer d'attaques d'opportunités avec un bonus de +5 au toucher.</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5" office:value-type="string">
            <text:p text:style-name="Table_20_Contents">Tir en rafale</text:p>
            <text:p text:style-name="Table_20_Contents">1 pts</text:p>
          </table:table-cell>
          <table:table-cell table:style-name="Arbalètes.B25" office:value-type="string">
            <text:p text:style-name="Table_20_Contents">Arbalètes 10</text:p>
          </table:table-cell>
          <table:table-cell table:style-name="Arbalètes.C25" office:value-type="string">
            <text:p text:style-name="Table_20_Contents">Pause de combat. Si ne bouge pas, permet de doubler les tirs sans aucuns malus. Dure 1d4 tours.</text:p>
          </table:table-cell>
          <table:table-cell table:style-name="Arbalètes.D25" office:value-type="string">
            <text:p text:style-name="Table_20_Contents">5</text:p>
          </table:table-cell>
          <table:table-cell table:style-name="Arbalètes.E25" office:value-type="string">
            <text:p text:style-name="Table_20_Contents"/>
          </table:table-cell>
        </table:table-row>
      </table:table>
      <text:p text:style-name="P19"/>
      <text:h text:style-name="Titre_5f_comp" text:outline-level="3"><text:bookmark-start text:name="__RefHeading__51262_888590389"/>Arcs :<text:bookmark-end text:name="__RefHeading__51262_888590389"/></text:h>
      <text:p text:style-name="P19">Moyen.</text:p>
      <text:p text:style-name="P19"><text:soft-page-break/>L'arc, un art, une voie de vivre, une philosophie plus qu'une arme : c'est ce qui fait l'attrait de l'arme. Bien souvent, l'esprit des archers est aussi affuté que leurs flèches et leur duels ressemblent d'avantage à des joutes verbales où les traits tirés sont faits de mots et de phrases que de bois et de métal. Partout dans le monde, la polyvalence, la beauté, l'esthétique a fait de l'arc un art martial privilégié et essentiel dans toutes les armées, tous les groupes, toutes les nations. Néanmoins, malgré la puissance de feu désormais dépassée par les arbalètes et les armes à feu, les enchantements possibles sur un arc et sur les flèches restent un avantage sur les autres armes de distances ; ainsi l'arc loin d'être délaissé continue d'être l'arme de distance la plus utilisée de part le monde.</text:p>
      <table:table table:name="Arcs" table:style-name="Arcs">
        <table:table-column table:style-name="Arcs.A"/>
        <table:table-column table:style-name="Arcs.B"/>
        <table:table-column table:style-name="Arcs.C"/>
        <table:table-column table:style-name="Arcs.D"/>
        <table:table-column table:style-name="Arcs.E"/>
        <table:table-row>
          <table:table-cell table:style-name="Arcs.A1" office:value-type="string">
            <text:p text:style-name="P21">Technique</text:p>
          </table:table-cell>
          <table:table-cell table:style-name="Arcs.A1" office:value-type="string">
            <text:p text:style-name="P21">Pré-requis</text:p>
          </table:table-cell>
          <table:table-cell table:style-name="Arcs.A1" office:value-type="string">
            <text:p text:style-name="P21">Effet</text:p>
          </table:table-cell>
          <table:table-cell table:style-name="Arcs.A1" office:value-type="string">
            <text:p text:style-name="P13">α</text:p>
          </table:table-cell>
          <table:table-cell table:style-name="Arcs.A1" office:value-type="string">
            <text:p text:style-name="P21">Divers</text:p>
          </table:table-cell>
        </table:table-row>
        <table:table-row>
          <table:table-cell table:style-name="Arcs.A1" office:value-type="string">
            <text:p text:style-name="P20">Tir non létal</text:p>
            <text:p text:style-name="P20">1 pts</text:p>
          </table:table-cell>
          <table:table-cell table:style-name="Arcs.A1" office:value-type="string">
            <text:p text:style-name="P20">Arcs 1</text:p>
          </table:table-cell>
          <table:table-cell table:style-name="Arcs.A1" office:value-type="string">
            <text:p text:style-name="P20">Permet de faire des dégâts non létaux mais perd 3 de précision.</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Suspension</text:p>
            <text:p text:style-name="P20">1 pts</text:p>
          </table:table-cell>
          <table:table-cell table:style-name="Arcs.A1" office:value-type="string">
            <text:p text:style-name="P20">Arcs 1</text:p>
          </table:table-cell>
          <table:table-cell table:style-name="Arcs.A1" office:value-type="string">
            <text:p text:style-name="P20">Vise une zone précise et bande l'arc (1 tour mini). Peut tirer sans malus par action gratuite si quelqu'un entre dans la zone.</text:p>
          </table:table-cell>
          <table:table-cell table:style-name="Arcs.A1" office:value-type="string">
            <text:p text:style-name="P20">0</text:p>
          </table:table-cell>
          <table:table-cell table:style-name="Arcs.A1" office:value-type="string">
            <text:p text:style-name="P20">Cumulable avec Tir déterminé</text:p>
          </table:table-cell>
        </table:table-row>
        <table:table-row>
          <table:table-cell table:style-name="Arcs.A1" office:value-type="string">
            <text:p text:style-name="P20">Destruction à distance</text:p>
            <text:p text:style-name="P20">1 pts</text:p>
          </table:table-cell>
          <table:table-cell table:style-name="Arcs.A1" office:value-type="string">
            <text:p text:style-name="P20">Arcs 1</text:p>
          </table:table-cell>
          <table:table-cell table:style-name="Arcs.A1" office:value-type="string">
            <text:p text:style-name="P20">Ajoute 1d10 dégâts aux objets.</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Armes de prédilection</text:p>
            <text:p text:style-name="P20">1 pts</text:p>
          </table:table-cell>
          <table:table-cell table:style-name="Arcs.A1" office:value-type="string">
            <text:p text:style-name="P20">Arcs 1</text:p>
          </table:table-cell>
          <table:table-cell table:style-name="Arcs.A1" office:value-type="string">
            <text:p text:style-name="P9">L'archer choisit un type d'arcs précis, et bénéficie de +1 à tous ses jets avec.</text:p>
          </table:table-cell>
          <table:table-cell table:style-name="Arcs.A1" office:value-type="string">
            <text:p text:style-name="P9"/>
          </table:table-cell>
          <table:table-cell table:style-name="Arcs.A1" office:value-type="string">
            <text:p text:style-name="P9">Peut-être pris pour d'autre type d'arc.</text:p>
          </table:table-cell>
        </table:table-row>
        <table:table-row>
          <table:table-cell table:style-name="Arcs.A1" office:value-type="string">
            <text:p text:style-name="P20">Style des chasseurs de tête</text:p>
            <text:p text:style-name="P20">2 pts</text:p>
          </table:table-cell>
          <table:table-cell table:style-name="Arcs.A1" office:value-type="string">
            <text:p text:style-name="P20">Arcs 1</text:p>
          </table:table-cell>
          <table:table-cell table:style-name="Arcs.A1" office:value-type="string">
            <text:p text:style-name="P20">Permet d'utiliser Escalade ou Discrétion/Escamotage pour se défendre à distance.</text:p>
          </table:table-cell>
          <table:table-cell table:style-name="Arcs.A1" office:value-type="string">
            <text:p text:style-name="P20"/>
          </table:table-cell>
          <table:table-cell table:style-name="Arcs.A1" office:value-type="string">
            <text:p text:style-name="P20">Ne coûte qu'un point aux Huneads</text:p>
          </table:table-cell>
        </table:table-row>
        <table:table-row>
          <table:table-cell table:style-name="Arcs.A1" office:value-type="string">
            <text:p text:style-name="P20">Style goblinoïde</text:p>
            <text:p text:style-name="P20">2 pts</text:p>
          </table:table-cell>
          <table:table-cell table:style-name="Arcs.A1" office:value-type="string">
            <text:p text:style-name="P20">Arcs 1</text:p>
          </table:table-cell>
          <table:table-cell table:style-name="Arcs.A1" office:value-type="string">
            <text:p text:style-name="P20">Permet d'utiliser Arcs pour se défendre au corps-à-corps.</text:p>
          </table:table-cell>
          <table:table-cell table:style-name="Arcs.A1" office:value-type="string">
            <text:p text:style-name="P20"/>
          </table:table-cell>
          <table:table-cell table:style-name="Arcs.A1" office:value-type="string">
            <text:p text:style-name="P20">Ne coûte qu'un point aux Gobelins</text:p>
          </table:table-cell>
        </table:table-row>
        <table:table-row>
          <table:table-cell table:style-name="Arcs.A1" office:value-type="string">
            <text:p text:style-name="Table_20_Contents">Faille dans l'armure</text:p>
            <text:p text:style-name="Table_20_Contents">1 pts</text:p>
          </table:table-cell>
          <table:table-cell table:style-name="Arcs.A1" office:value-type="string">
            <text:p text:style-name="Table_20_Contents">Arcs 1</text:p>
          </table:table-cell>
          <table:table-cell table:style-name="Arcs.A1" office:value-type="string">
            <text:p text:style-name="Table_20_Contents">Si jet d'observation réussi, 1d4 :</text:p>
            <text:p text:style-name="Table_20_Contents">1-&gt;Rien 2-&gt;+5 au toucher</text:p>
            <text:p text:style-name="Table_20_Contents">3-&gt;+3 dégâts 4-&gt;-1 pv/tour</text:p>
          </table:table-cell>
          <table:table-cell table:style-name="Arcs.A1" office:value-type="string">
            <text:p text:style-name="Table_20_Contents">5</text:p>
          </table:table-cell>
          <table:table-cell table:style-name="Arcs.A1" office:value-type="string">
            <text:p text:style-name="P20"/>
          </table:table-cell>
        </table:table-row>
        <table:table-row>
          <table:table-cell table:style-name="Arcs.A1" office:value-type="string">
            <text:p text:style-name="P20">Tir de barrage</text:p>
            <text:p text:style-name="P20"><text:soft-page-break/>1 pts</text:p>
          </table:table-cell>
          <table:table-cell table:style-name="Arcs.A1" office:value-type="string">
            <text:p text:style-name="P20">Arcs 1</text:p>
          </table:table-cell>
          <table:table-cell table:style-name="Arcs.A1" office:value-type="string">
            <text:p text:style-name="P20">Ajoute +3 dégâts et 6 mètres de portée.</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Tir à la dérobée</text:p>
            <text:p text:style-name="P20">1 pts</text:p>
          </table:table-cell>
          <table:table-cell table:style-name="Arcs.A1" office:value-type="string">
            <text:p text:style-name="P20">Arcs 1</text:p>
            <text:p text:style-name="P20">Discrétion / <text:span text:style-name="T8">Escamotage </text:span>3</text:p>
            <text:p text:style-name="P20"/>
          </table:table-cell>
          <table:table-cell table:style-name="Arcs.A1" office:value-type="string">
            <text:p text:style-name="P20">Permet de faire un tir furtif <text:s/>sans malus au toucher.</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Style elfique</text:p>
            <text:p text:style-name="P20">2 pts</text:p>
          </table:table-cell>
          <table:table-cell table:style-name="Arcs.A1" office:value-type="string">
            <text:p text:style-name="P20">Arcs 1</text:p>
            <text:p text:style-name="P20"/>
          </table:table-cell>
          <table:table-cell table:style-name="Arcs.A1" office:value-type="string">
            <text:p text:style-name="P20">Si tire sans technique, +2 au toucher.</text:p>
          </table:table-cell>
          <table:table-cell table:style-name="Arcs.A1" office:value-type="string">
            <text:p text:style-name="P20"/>
          </table:table-cell>
          <table:table-cell table:style-name="Arcs.A1" office:value-type="string">
            <text:p text:style-name="P20">Ne coûte qu'un point aux races Elfiques. Flèches elfiques</text:p>
          </table:table-cell>
        </table:table-row>
        <table:table-row>
          <table:table-cell table:style-name="Arcs.A1" office:value-type="string">
            <text:p text:style-name="P20">Instinct du tireur</text:p>
            <text:p text:style-name="P20">1 pts</text:p>
          </table:table-cell>
          <table:table-cell table:style-name="Arcs.A1" office:value-type="string">
            <text:p text:style-name="P20">Arcs 1</text:p>
            <text:p text:style-name="P20">Perception ou Survie 1</text:p>
          </table:table-cell>
          <table:table-cell table:style-name="Arcs.A1" office:value-type="string">
            <text:p text:style-name="P20">+2 contre les attaques au dépourvu si l'archer est prêt à se battre, et +3 dans le noir complet.</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Tir débilitant</text:p>
            <text:p text:style-name="P20">1 pts</text:p>
          </table:table-cell>
          <table:table-cell table:style-name="Arcs.A1" office:value-type="string">
            <text:p text:style-name="P20">Arcs 3</text:p>
          </table:table-cell>
          <table:table-cell table:style-name="Arcs.A1" office:value-type="string">
            <text:p text:style-name="P20">Si touche, l'ennemi est « secoué » pour un tour.</text:p>
          </table:table-cell>
          <table:table-cell table:style-name="Arcs.A1" office:value-type="string">
            <text:p text:style-name="P20">1</text:p>
          </table:table-cell>
          <table:table-cell table:style-name="Arcs.A1" office:value-type="string">
            <text:p text:style-name="P20"/>
          </table:table-cell>
        </table:table-row>
        <table:table-row>
          <table:table-cell table:style-name="Arcs.A1" office:value-type="string">
            <text:p text:style-name="P20">Tir double</text:p>
            <text:p text:style-name="P20">1 pts</text:p>
          </table:table-cell>
          <table:table-cell table:style-name="Arcs.A1" office:value-type="string">
            <text:p text:style-name="P20">Arcs 3</text:p>
          </table:table-cell>
          <table:table-cell table:style-name="Arcs.A1" office:value-type="string">
            <text:p text:style-name="P20">Permet de tirer 2 flèches en même temps sans le malus au toucher.</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Accumulée</text:p>
            <text:p text:style-name="P20">1 pts</text:p>
          </table:table-cell>
          <table:table-cell table:style-name="Arcs.A1" office:value-type="string">
            <text:p text:style-name="P20">Arcs 3</text:p>
          </table:table-cell>
          <table:table-cell table:style-name="Arcs.A1" office:value-type="string">
            <text:p text:style-name="P20">Pas de déplacement après le tir, joue en dernier pour ce tour. +1d12 dégâts, l'ennemi doit faire un jet d'équilibre à ce tour ci (Eq=dgts/2) pour ne pas tomber.</text:p>
          </table:table-cell>
          <table:table-cell table:style-name="Arcs.A1" office:value-type="string">
            <text:p text:style-name="P20">5</text:p>
          </table:table-cell>
          <table:table-cell table:style-name="Arcs.A1" office:value-type="string">
            <text:p text:style-name="P20"/>
          </table:table-cell>
        </table:table-row>
        <table:table-row>
          <table:table-cell table:style-name="Arcs.A1" office:value-type="string">
            <text:p text:style-name="P20">Précision du faucon</text:p>
            <text:p text:style-name="P20">1 pts</text:p>
          </table:table-cell>
          <table:table-cell table:style-name="Arcs.A1" office:value-type="string">
            <text:p text:style-name="P20">Arcs 3</text:p>
          </table:table-cell>
          <table:table-cell table:style-name="Arcs.A1" office:value-type="string">
            <text:p text:style-name="P20">+2 à la précision.</text:p>
          </table:table-cell>
          <table:table-cell table:style-name="Arcs.A1" office:value-type="string">
            <text:p text:style-name="P20">4</text:p>
          </table:table-cell>
          <table:table-cell table:style-name="Arcs.A1" office:value-type="string">
            <text:p text:style-name="P20"/>
          </table:table-cell>
        </table:table-row>
        <table:table-row>
          <table:table-cell table:style-name="Arcs.A1" office:value-type="string">
            <text:p text:style-name="P20">Tir de proximité</text:p>
            <text:p text:style-name="P20">1 pts</text:p>
          </table:table-cell>
          <table:table-cell table:style-name="Arcs.A1" office:value-type="string">
            <text:p text:style-name="P20">Arcs 3</text:p>
            <text:p text:style-name="P20"/>
          </table:table-cell>
          <table:table-cell table:style-name="Arcs.A1" office:value-type="string">
            <text:p text:style-name="P20">Si touche, passe 2/- sans provoquer d'opportunités.</text:p>
          </table:table-cell>
          <table:table-cell table:style-name="Arcs.A1" office:value-type="string">
            <text:p text:style-name="P20">2</text:p>
          </table:table-cell>
          <table:table-cell table:style-name="Arcs.A1" office:value-type="string">
            <text:p text:style-name="P20">Cible à moins de 3 mètres</text:p>
          </table:table-cell>
        </table:table-row>
        <table:table-row>
          <table:table-cell table:style-name="Arcs.A1" office:value-type="string">
            <text:p text:style-name="P20">Blocage</text:p>
            <text:p text:style-name="P20">1 pts</text:p>
          </table:table-cell>
          <table:table-cell table:style-name="Arcs.A1" office:value-type="string">
            <text:p text:style-name="P20">Arcs 5</text:p>
          </table:table-cell>
          <table:table-cell table:style-name="Arcs.A1" office:value-type="string">
            <text:p text:style-name="P20">Déclarer en début de tour. Pendant l'action d'un ennemi, tire (Jet de réflexes pour ce tir). Si touche, l'ennemi subit un malus de 4 à toutes ses actions.</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Tir déterminé</text:p>
            <text:p text:style-name="P20"><text:soft-page-break/>1 pts</text:p>
          </table:table-cell>
          <table:table-cell table:style-name="Arcs.A1" office:value-type="string">
            <text:p text:style-name="P20">Arcs 5</text:p>
          </table:table-cell>
          <table:table-cell table:style-name="Arcs.A1" office:value-type="string">
            <text:p text:style-name="P20">Observe un round. +2 au toucher et si touche max <text:soft-page-break/>les dégâts.</text:p>
          </table:table-cell>
          <table:table-cell table:style-name="Arcs.A1" office:value-type="string">
            <text:p text:style-name="P20">4</text:p>
          </table:table-cell>
          <table:table-cell table:style-name="Arcs.A1" office:value-type="string">
            <text:p text:style-name="P20">Cumulable avec <text:soft-page-break/>Suspension</text:p>
          </table:table-cell>
        </table:table-row>
        <table:table-row>
          <table:table-cell table:style-name="Arcs.A1" office:value-type="string">
            <text:p text:style-name="P20">Pari de l'Archer</text:p>
            <text:p text:style-name="P20">1 pts</text:p>
          </table:table-cell>
          <table:table-cell table:style-name="Arcs.A1" office:value-type="string">
            <text:p text:style-name="P20">Arcs 5</text:p>
          </table:table-cell>
          <table:table-cell table:style-name="Arcs.A1" office:value-type="string">
            <text:p text:style-name="P20">Pose de combat. Si touche, +3 à la précision, si loupe -3 au toucher. Dure 1d4 tours.</text:p>
          </table:table-cell>
          <table:table-cell table:style-name="Arcs.A1" office:value-type="string">
            <text:p text:style-name="P20">3</text:p>
          </table:table-cell>
          <table:table-cell table:style-name="Arcs.A1" office:value-type="string">
            <text:p text:style-name="P20">Ne peut pas être fait sur un tir de précision.</text:p>
          </table:table-cell>
        </table:table-row>
        <table:table-row>
          <table:table-cell table:style-name="Arcs.A1" office:value-type="string">
            <text:p text:style-name="P20">Tir en aveugle</text:p>
            <text:p text:style-name="P20">1 pts</text:p>
          </table:table-cell>
          <table:table-cell table:style-name="Arcs.A1" office:value-type="string">
            <text:p text:style-name="P20">Arcs 5</text:p>
            <text:p text:style-name="P20">Concentration 3</text:p>
          </table:table-cell>
          <table:table-cell table:style-name="Arcs.A1" office:value-type="string">
            <text:p text:style-name="P20">Tir en fermant les yeux. Si touche, les dégâts ouvre et offre +2 précision.</text:p>
          </table:table-cell>
          <table:table-cell table:style-name="Arcs.A1" office:value-type="string">
            <text:p text:style-name="P20">4</text:p>
          </table:table-cell>
          <table:table-cell table:style-name="Arcs.A1" office:value-type="string">
            <text:p text:style-name="P20"/>
          </table:table-cell>
        </table:table-row>
        <table:table-row>
          <table:table-cell table:style-name="Arcs.A1" office:value-type="string">
            <text:p text:style-name="Table_20_Contents">Posture de défense</text:p>
            <text:p text:style-name="Table_20_Contents">1 pts</text:p>
          </table:table-cell>
          <table:table-cell table:style-name="Arcs.A1" office:value-type="string">
            <text:p text:style-name="Table_20_Contents">Arcs 7</text:p>
          </table:table-cell>
          <table:table-cell table:style-name="Arcs.A1" office:value-type="string">
            <text:p text:style-name="Table_20_Contents">Pose de combat. +5 contre les attaques. Dure 1d4 tours.</text:p>
          </table:table-cell>
          <table:table-cell table:style-name="Arcs.A1" office:value-type="string">
            <text:p text:style-name="Table_20_Contents">6</text:p>
          </table:table-cell>
          <table:table-cell table:style-name="Arcs.A1" office:value-type="string">
            <text:p text:style-name="P20"/>
          </table:table-cell>
        </table:table-row>
        <table:table-row table:style-name="Arcs.23">
          <table:table-cell table:style-name="Arcs.A1" office:value-type="string">
            <text:p text:style-name="P20">Tir incapacitant</text:p>
            <text:p text:style-name="P20">1 pts</text:p>
          </table:table-cell>
          <table:table-cell table:style-name="Arcs.A1" office:value-type="string">
            <text:p text:style-name="P20">Arcs 7</text:p>
          </table:table-cell>
          <table:table-cell table:style-name="Arcs.A1" office:value-type="string">
            <text:p text:style-name="P20">Si touche, la zone est « infirme », et l'attaque inflige des saignements.</text:p>
          </table:table-cell>
          <table:table-cell table:style-name="Arcs.A1" office:value-type="string">
            <text:p text:style-name="P20">4</text:p>
          </table:table-cell>
          <table:table-cell table:style-name="Arcs.A1" office:value-type="string">
            <text:p text:style-name="P20"/>
          </table:table-cell>
        </table:table-row>
        <table:table-row table:style-name="Arcs.23">
          <table:table-cell table:style-name="Arcs.A24" office:value-type="string">
            <text:p text:style-name="P20">Maestria</text:p>
            <text:p text:style-name="P20">1 pts</text:p>
          </table:table-cell>
          <table:table-cell table:style-name="Arcs.A24" office:value-type="string">
            <text:p text:style-name="P20">Arcs 10</text:p>
          </table:table-cell>
          <table:table-cell table:style-name="Arcs.A24" office:value-type="string">
            <text:p text:style-name="P20">L'agilité est comptée double pour toutes les attaques <text:s/>avec Arcs. L'archer peut relancer une attaque s'il a loupé.</text:p>
          </table:table-cell>
          <table:table-cell table:style-name="Arcs.A24" office:value-type="string">
            <text:p text:style-name="P20">3</text:p>
          </table:table-cell>
          <table:table-cell table:style-name="Arcs.A24" office:value-type="string">
            <text:p text:style-name="P20"/>
          </table:table-cell>
        </table:table-row>
        <table:table-row table:style-name="Arcs.23">
          <table:table-cell table:style-name="Arcs.A24" office:value-type="string">
            <text:p text:style-name="P20">Tir triple</text:p>
            <text:p text:style-name="P20">1 pts</text:p>
          </table:table-cell>
          <table:table-cell table:style-name="Arcs.A24" office:value-type="string">
            <text:p text:style-name="P20">Arcs 10</text:p>
            <text:p text:style-name="P20">Tir double</text:p>
          </table:table-cell>
          <table:table-cell table:style-name="Arcs.A24" office:value-type="string">
            <text:p text:style-name="P20">Permet de tirer 3 flèches sans malus.</text:p>
          </table:table-cell>
          <table:table-cell table:style-name="Arcs.A24" office:value-type="string">
            <text:p text:style-name="P20">1</text:p>
          </table:table-cell>
          <table:table-cell table:style-name="Arcs.A24" office:value-type="string">
            <text:p text:style-name="P20">Première flèche peut être utilisée avec une technique.</text:p>
          </table:table-cell>
        </table:table-row>
      </table:table>
      <text:p text:style-name="P19"/>
      <text:h text:style-name="Titre_5f_comp" text:outline-level="3"><text:bookmark-start text:name="__RefHeading__51264_888590389"/>Armes à feu :<text:bookmark-end text:name="__RefHeading__51264_888590389"/></text:h>
      <text:p text:style-name="P19">Moyen.</text:p>
      <text:p text:style-name="P19">D'invention assez ancienne, leur réelle mise en service et utilisation militaire fut plus tardive : leur fiabilité médiocre ainsi que leur important coût de création ont retardé l'apogée de cette arme puissante. C'est la puissance de feu de l'arme qui occulte les nombreux défauts : c'est une arme bruyante, qui nécessite des munitions et du comburant (la plupart du temps de la poudre), dont les mécaniques sont fragiles et s'enrayent en cas de mauvais entretien.</text:p>
      <text:p text:style-name="P19">Néanmoins son utilisation est simplisme : ajuster votre cible, presser la gâchette et laisser la balle à son œuvre assassine. Arme souvent choisie des hunters pour son pouvoir de pénétration, mais ses plus nombreux utilisateurs seront des guildes, confréries et autres organisations qui apprécieront la puissance destructive et dissuasive de l'arme.</text:p>
      <table:table table:name="Armes_à_feu" table:style-name="Armes_5f_à_5f_feu">
        <table:table-column table:style-name="Armes_5f_à_5f_feu.A"/>
        <table:table-column table:style-name="Armes_5f_à_5f_feu.B"/>
        <table:table-column table:style-name="Armes_5f_à_5f_feu.C"/>
        <table:table-column table:style-name="Armes_5f_à_5f_feu.D"/>
        <table:table-column table:style-name="Armes_5f_à_5f_feu.E"/>
        <text:soft-page-break/>
        <table:table-row>
          <table:table-cell table:style-name="Armes_5f_à_5f_feu.A1" office:value-type="string">
            <text:p text:style-name="P12">Technique</text:p>
          </table:table-cell>
          <table:table-cell table:style-name="Armes_5f_à_5f_feu.A1" office:value-type="string">
            <text:p text:style-name="P12">Pré-requis</text:p>
          </table:table-cell>
          <table:table-cell table:style-name="Armes_5f_à_5f_feu.A1" office:value-type="string">
            <text:p text:style-name="P12">Effet</text:p>
          </table:table-cell>
          <table:table-cell table:style-name="Armes_5f_à_5f_feu.A1" office:value-type="string">
            <text:p text:style-name="P13">α</text:p>
          </table:table-cell>
          <table:table-cell table:style-name="Armes_5f_à_5f_feu.E1" office:value-type="string">
            <text:p text:style-name="P12">Divers</text:p>
          </table:table-cell>
        </table:table-row>
        <table:table-row>
          <table:table-cell table:style-name="Armes_5f_à_5f_feu.A2" office:value-type="string">
            <text:p text:style-name="Table_20_Contents">Ascenda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Si tire sur une cible en contrebas, permet de relancer le dé de localisation.</text:p>
          </table:table-cell>
          <table:table-cell table:style-name="Armes_5f_à_5f_feu.A2" office:value-type="string">
            <text:p text:style-name="Table_20_Contents">0</text:p>
          </table:table-cell>
          <table:table-cell table:style-name="Armes_5f_à_5f_feu.E2" office:value-type="string">
            <text:p text:style-name="Table_20_Contents">Nombre de relance peut varier selon la distance et l'altitude.</text:p>
          </table:table-cell>
        </table:table-row>
        <table:table-row>
          <table:table-cell table:style-name="Armes_5f_à_5f_feu.A2" office:value-type="string">
            <text:p text:style-name="Table_20_Contents">Tir en mouveme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tirer en faisant un déplacement en subissant un <text:s/>malus de 5 au toucher.</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rtilleur de terrain</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as de malus aux jets d'Acrobaties, Escalade, Athlétisme, Discrétion même si arme en main.</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Pilonnag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Tir en continu sur une zone, quiconque dans le tour la traverse doit réussir jet de réflexes = 10 + bonus martial + 2 x nombre de munitions tirées dans le tour.</text:p>
          </table:table-cell>
          <table:table-cell table:style-name="Armes_5f_à_5f_feu.A2" office:value-type="string">
            <text:p text:style-name="Table_20_Contents">0</text:p>
          </table:table-cell>
          <table:table-cell table:style-name="Armes_5f_à_5f_feu.E2" office:value-type="string">
            <text:p text:style-name="Table_20_Contents"><text:s/></text:p>
          </table:table-cell>
        </table:table-row>
        <table:table-row>
          <table:table-cell table:style-name="Armes_5f_à_5f_feu.A2" office:value-type="string">
            <text:p text:style-name="Table_20_Contents">Rechargement rapid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diviser par 2 le temps de rechargement à ce tour ci.</text:p>
          </table:table-cell>
          <table:table-cell table:style-name="Armes_5f_à_5f_feu.A2" office:value-type="string">
            <text:p text:style-name="Table_20_Contents">2</text:p>
          </table:table-cell>
          <table:table-cell table:style-name="Armes_5f_à_5f_feu.E2" office:value-type="string">
            <text:p text:style-name="Table_20_Contents"/>
          </table:table-cell>
        </table:table-row>
        <table:table-row>
          <table:table-cell table:style-name="Armes_5f_à_5f_feu.A2" office:value-type="string">
            <text:p text:style-name="P20">Destruction à distance</text:p>
            <text:p text:style-name="P20">1 pts</text:p>
          </table:table-cell>
          <table:table-cell table:style-name="Armes_5f_à_5f_feu.A2" office:value-type="string">
            <text:p text:style-name="P9">Armes à feu 1</text:p>
          </table:table-cell>
          <table:table-cell table:style-name="Armes_5f_à_5f_feu.A2" office:value-type="string">
            <text:p text:style-name="P20">Ajoute 1d10 dégâts aux objet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Suspension</text:p>
            <text:p text:style-name="P20">1 pts</text:p>
          </table:table-cell>
          <table:table-cell table:style-name="Armes_5f_à_5f_feu.A2" office:value-type="string">
            <text:p text:style-name="P9">Armes à feu 1</text:p>
          </table:table-cell>
          <table:table-cell table:style-name="Armes_5f_à_5f_feu.A2" office:value-type="string">
            <text:p text:style-name="P20">Vise une zone précise. Peut tirer sans malus par action gratuite si quelqu'un entre dans la zone.</text:p>
          </table:table-cell>
          <table:table-cell table:style-name="Armes_5f_à_5f_feu.A2" office:value-type="string">
            <text:p text:style-name="P20">0</text:p>
          </table:table-cell>
          <table:table-cell table:style-name="Armes_5f_à_5f_feu.E2" office:value-type="string">
            <text:p text:style-name="P20">Cumulable avec Tir déterminé</text:p>
          </table:table-cell>
        </table:table-row>
        <table:table-row>
          <table:table-cell table:style-name="Armes_5f_à_5f_feu.A2" office:value-type="string">
            <text:p text:style-name="P20">Tir à la dérobée</text:p>
            <text:p text:style-name="P20">1 pts</text:p>
          </table:table-cell>
          <table:table-cell table:style-name="Armes_5f_à_5f_feu.A2" office:value-type="string">
            <text:p text:style-name="P9">Armes à feu 1</text:p>
            <text:p text:style-name="P9">Discrétion / <text:span text:style-name="T8">Escamotage </text:span>3</text:p>
          </table:table-cell>
          <table:table-cell table:style-name="Armes_5f_à_5f_feu.A2" office:value-type="string">
            <text:p text:style-name="P20">Permet de faire un tir furtif <text:s/>sans malus au toucher.</text:p>
          </table:table-cell>
          <table:table-cell table:style-name="Armes_5f_à_5f_feu.A2" office:value-type="string">
            <text:p text:style-name="P20">3</text:p>
          </table:table-cell>
          <table:table-cell table:style-name="Armes_5f_à_5f_feu.E2" office:value-type="string">
            <text:p text:style-name="P20"/>
          </table:table-cell>
        </table:table-row>
        <table:table-row>
          <table:table-cell table:style-name="Armes_5f_à_5f_feu.A2" office:value-type="string">
            <text:p text:style-name="P20">Instinct du tireur</text:p>
            <text:p text:style-name="P20">1 pts</text:p>
          </table:table-cell>
          <table:table-cell table:style-name="Armes_5f_à_5f_feu.A2" office:value-type="string">
            <text:p text:style-name="P9">Armes à feu 1</text:p>
          </table:table-cell>
          <table:table-cell table:style-name="Armes_5f_à_5f_feu.A2" office:value-type="string">
            <text:p text:style-name="P20">+2 dans le noir complet pour toucher, +1 pour se défendre à distance.</text:p>
          </table:table-cell>
          <table:table-cell table:style-name="Armes_5f_à_5f_feu.A2" office:value-type="string">
            <text:p text:style-name="P20"/>
          </table:table-cell>
          <table:table-cell table:style-name="Armes_5f_à_5f_feu.E2" office:value-type="string">
            <text:p text:style-name="P20"/>
          </table:table-cell>
        </table:table-row>
        <table:table-row>
          <table:table-cell table:style-name="Armes_5f_à_5f_feu.A2" office:value-type="string">
            <text:p text:style-name="Table_20_Contents">Tir dans le do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e tirer dans le dos sans se retourner, subit les malus d'un tir sans vue, mais prend la cible au dépourvu.</text:p>
          </table:table-cell>
          <table:table-cell table:style-name="Armes_5f_à_5f_feu.A2" office:value-type="string">
            <text:p text:style-name="Table_20_Contents">1</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cuité visuelle</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2 aux jets de perception, offre 1 de pénétration d'armu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ext:soft-page-break/>
        <table:table-row>
          <table:table-cell table:style-name="Armes_5f_à_5f_feu.A2" office:value-type="string">
            <text:p text:style-name="P20">Blocage</text:p>
            <text:p text:style-name="P20">1 pts</text:p>
          </table:table-cell>
          <table:table-cell table:style-name="Armes_5f_à_5f_feu.A2" office:value-type="string">
            <text:p text:style-name="P9">Armes à feu 3</text:p>
          </table:table-cell>
          <table:table-cell table:style-name="Armes_5f_à_5f_feu.A2" office:value-type="string">
            <text:p text:style-name="P20">Déclarer en début de tour, ne fait rien à ce tour ci. Pendant l'action d'un ennemi, tire (Jet de réflexes pour ce tir). Si touche, l'ennemi subit un malus de 4 à toutes ses actions pour ce tour-ci.</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Précision du faucon</text:p>
            <text:p text:style-name="P20">1 pts</text:p>
          </table:table-cell>
          <table:table-cell table:style-name="Armes_5f_à_5f_feu.A2" office:value-type="string">
            <text:p text:style-name="P9">Armes à feu 3</text:p>
          </table:table-cell>
          <table:table-cell table:style-name="Armes_5f_à_5f_feu.A2" office:value-type="string">
            <text:p text:style-name="P20">+2 à la précision.</text:p>
          </table:table-cell>
          <table:table-cell table:style-name="Armes_5f_à_5f_feu.A2" office:value-type="string">
            <text:p text:style-name="P20">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en course</text:p>
            <text:p text:style-name="Table_20_Contents">1 pts</text:p>
          </table:table-cell>
          <table:table-cell table:style-name="Armes_5f_à_5f_feu.A2" office:value-type="string">
            <text:p text:style-name="Table_20_Contents">Armes à feu 3</text:p>
            <text:p text:style-name="Table_20_Contents">Athlétisme 3</text:p>
          </table:table-cell>
          <table:table-cell table:style-name="Armes_5f_à_5f_feu.A2" office:value-type="string">
            <text:p text:style-name="Table_20_Contents">Permet de faire 2 déplacement en courant et en tirant : <text:span text:style-name="T6">si tire aux deux déplacements : -5 au toucher, </text:span>-2 à la précision <text:span text:style-name="T6">si tire à un seul seulement : -2 précision.</text:spa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Doubles Arme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avoir 2 armes à feu et de tirer sans malus de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ntiaérien</text:p>
            <text:p text:style-name="Table_20_Contents">1 pts</text:p>
          </table:table-cell>
          <table:table-cell table:style-name="Armes_5f_à_5f_feu.A2" office:value-type="string">
            <text:p text:style-name="Table_20_Contents">Armes à feu 5</text:p>
          </table:table-cell>
          <table:table-cell table:style-name="Armes_5f_à_5f_feu.A2" office:value-type="string">
            <text:p text:style-name="Table_20_Contents">+4 au toucher sur les cibles volante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Pari de l'Artilleur</text:p>
            <text:p text:style-name="P20">1 pts</text:p>
          </table:table-cell>
          <table:table-cell table:style-name="Armes_5f_à_5f_feu.A2" office:value-type="string">
            <text:p text:style-name="P9">Armes à feu 5</text:p>
          </table:table-cell>
          <table:table-cell table:style-name="Armes_5f_à_5f_feu.A2" office:value-type="string">
            <text:p text:style-name="P20">Si touche, permet de retirer sur le champs en utilisant réflexes plutôt qu'agilité. Si loupe, -2 de précision. Dure 1d4 tours.</text:p>
          </table:table-cell>
          <table:table-cell table:style-name="Armes_5f_à_5f_feu.A2" office:value-type="string">
            <text:p text:style-name="P20">3</text:p>
          </table:table-cell>
          <table:table-cell table:style-name="Armes_5f_à_5f_feu.E2" office:value-type="string">
            <text:p text:style-name="P20">Ne peut pas être fait sur un tir de précision.</text:p>
          </table:table-cell>
        </table:table-row>
        <table:table-row>
          <table:table-cell table:style-name="Armes_5f_à_5f_feu.A2" office:value-type="string">
            <text:p text:style-name="P20">Tir déterminé</text:p>
            <text:p text:style-name="P20">1 pts</text:p>
          </table:table-cell>
          <table:table-cell table:style-name="Armes_5f_à_5f_feu.A2" office:value-type="string">
            <text:p text:style-name="P9">Armes à feu 5</text:p>
          </table:table-cell>
          <table:table-cell table:style-name="Armes_5f_à_5f_feu.A2" office:value-type="string">
            <text:p text:style-name="P20">Observe un round. +2 au toucher et si touche max les dégâts.</text:p>
          </table:table-cell>
          <table:table-cell table:style-name="Armes_5f_à_5f_feu.A2" office:value-type="string">
            <text:p text:style-name="P20">4</text:p>
          </table:table-cell>
          <table:table-cell table:style-name="Armes_5f_à_5f_feu.E2" office:value-type="string">
            <text:p text:style-name="P20">Cumulable avec Suspension</text:p>
          </table:table-cell>
        </table:table-row>
        <table:table-row>
          <table:table-cell table:style-name="Armes_5f_à_5f_feu.A2" office:value-type="string">
            <text:p text:style-name="P20">Tir en aveugle</text:p>
            <text:p text:style-name="P20">1 pts</text:p>
          </table:table-cell>
          <table:table-cell table:style-name="Armes_5f_à_5f_feu.A2" office:value-type="string">
            <text:p text:style-name="P9">Armes à feu 5</text:p>
            <text:p text:style-name="P9">Concentration 3</text:p>
          </table:table-cell>
          <table:table-cell table:style-name="Armes_5f_à_5f_feu.A2" office:value-type="string">
            <text:p text:style-name="P20">Tir en fermant les yeux. Si touche, peut décaler la localisation d'une zone gratuitement.</text:p>
          </table:table-cell>
          <table:table-cell table:style-name="Armes_5f_à_5f_feu.A2" office:value-type="string">
            <text:p text:style-name="P20">4</text:p>
          </table:table-cell>
          <table:table-cell table:style-name="Armes_5f_à_5f_feu.E2" office:value-type="string">
            <text:p text:style-name="Table_20_Contents"/>
          </table:table-cell>
        </table:table-row>
        <table:table-row>
          <table:table-cell table:style-name="Armes_5f_à_5f_feu.A2" office:value-type="string">
            <text:p text:style-name="P9">Chasse au gros</text:p>
            <text:p text:style-name="P9">2 pts</text:p>
          </table:table-cell>
          <table:table-cell table:style-name="Armes_5f_à_5f_feu.A2" office:value-type="string">
            <text:p text:style-name="P9">Armes à feu 7</text:p>
          </table:table-cell>
          <table:table-cell table:style-name="Armes_5f_à_5f_feu.A2" office:value-type="string">
            <text:p text:style-name="P9">Le malus d'envergure passe de 1 à 3/taille supplémentaire, et ils subissent +3 dégâts/taille supplémentai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rapide</text:p>
            <text:p text:style-name="Table_20_Contents">1 pts</text:p>
          </table:table-cell>
          <table:table-cell table:style-name="Armes_5f_à_5f_feu.A2" office:value-type="string">
            <text:p text:style-name="Table_20_Contents">Armes à feu 7</text:p>
          </table:table-cell>
          <table:table-cell table:style-name="Armes_5f_à_5f_feu.A2" office:value-type="string">
            <text:p text:style-name="Table_20_Contents">Permet de tirer par une action libre à ce tour ci sans malus.</text:p>
          </table:table-cell>
          <table:table-cell table:style-name="Armes_5f_à_5f_feu.A2" office:value-type="string">
            <text:p text:style-name="Table_20_Contents">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concis</text:p>
            <text:p text:style-name="Table_20_Contents">1 pts</text:p>
          </table:table-cell>
          <table:table-cell table:style-name="Armes_5f_à_5f_feu.A2" office:value-type="string">
            <text:p text:style-name="Table_20_Contents">Armes à feu 7</text:p>
            <text:p text:style-name="Table_20_Contents">Perception 5</text:p>
          </table:table-cell>
          <table:table-cell table:style-name="Armes_5f_à_5f_feu.A2" office:value-type="string">
            <text:p text:style-name="Table_20_Contents">Si touche, +5 à la précision</text:p>
          </table:table-cell>
          <table:table-cell table:style-name="Armes_5f_à_5f_feu.A2" office:value-type="string">
            <text:p text:style-name="Table_20_Contents">3</text:p>
          </table:table-cell>
          <table:table-cell table:style-name="Armes_5f_à_5f_feu.E2" office:value-type="string">
            <text:p text:style-name="Table_20_Contents"/>
          </table:table-cell>
        </table:table-row>
        <text:soft-page-break/>
        <table:table-row>
          <table:table-cell table:style-name="Armes_5f_à_5f_feu.A2" office:value-type="string">
            <text:p text:style-name="Table_20_Contents">Tir distant</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Permet de tripler la portée de l'arme sans malus au toucher et à la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Rechargement instantané</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Recharger est une action libre jusqu'à 3 fois par tour.</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
      <text:p text:style-name="P19"/>
      <text:h text:style-name="Titre_5f_comp" text:outline-level="3"><text:bookmark-start text:name="__RefHeading__51266_888590389"/>Armes de lancer :<text:bookmark-end text:name="__RefHeading__51266_888590389"/></text:h>
      <text:p text:style-name="P19">Moyen.</text:p>
      <text:p text:style-name="P19"><text:tab/>Le lancer se présente à part des autres disciplines qui permettent de donner la mort à distance. Que le projectile prenne la forme d'un couteau, d'une javeline ou encore de bolas, les armes de lancer peuvent être aussi mortelles qu'une balle quand elles sont mises entre les mains d'un connaisseur. Cette forme de combat, complètement silencieuse, se couple parfaitement avec certaines formes de combat au corps à corps, ainsi il sera bon de ne pas sous-estimer l'homme qui brandit devant vous une dague, au risque de la voir bientôt plantée dans votre genoux. Car les armes de lancer ont cet avantage sur les autres formes de combat à distance qu'elles permettent d'handicaper l'adversaire sans le tuer immédiatement. Cet apparent défaut rend cet forme de combat extrêmement populaire auprès de certains chasseurs de prime.</text:p>
      <table:table table:name="Armes_de_lancer" table:style-name="Armes_5f_de_5f_lancer">
        <table:table-column table:style-name="Armes_5f_de_5f_lancer.A"/>
        <table:table-column table:style-name="Armes_5f_de_5f_lancer.B"/>
        <table:table-column table:style-name="Armes_5f_de_5f_lancer.C"/>
        <table:table-column table:style-name="Armes_5f_de_5f_lancer.D"/>
        <table:table-column table:style-name="Armes_5f_de_5f_lancer.E"/>
        <table:table-row>
          <table:table-cell table:style-name="Armes_5f_de_5f_lancer.A1" office:value-type="string">
            <text:p text:style-name="P12">Technique</text:p>
          </table:table-cell>
          <table:table-cell table:style-name="Armes_5f_de_5f_lancer.A1" office:value-type="string">
            <text:p text:style-name="P12">Pré-requis</text:p>
          </table:table-cell>
          <table:table-cell table:style-name="Armes_5f_de_5f_lancer.A1" office:value-type="string">
            <text:p text:style-name="P12">Effet</text:p>
          </table:table-cell>
          <table:table-cell table:style-name="Armes_5f_de_5f_lancer.A1" office:value-type="string">
            <text:p text:style-name="P13">α</text:p>
          </table:table-cell>
          <table:table-cell table:style-name="Armes_5f_de_5f_lancer.E1" office:value-type="string">
            <text:p text:style-name="P12">Divers</text:p>
          </table:table-cell>
        </table:table-row>
        <table:table-row>
          <table:table-cell table:style-name="Armes_5f_de_5f_lancer.A2" office:value-type="string">
            <text:p text:style-name="Table_20_Contents">Impulsion</text:p>
            <text:p text:style-name="Table_20_Contents">1 <text:s/>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Le tir suscite une attaque d'opportunité et utilise 2 actions mais le lanceur gagne (école)*2 portée et la cible devient « secoué ».Dure 1 tours.</text:p>
          </table:table-cell>
          <table:table-cell table:style-name="Armes_5f_de_5f_lancer.A2" office:value-type="string">
            <text:p text:style-name="Table_20_Contents">1</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âché multiple</text:p>
            <text:p text:style-name="Table_20_Contents">1 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Si touche, le lanceur peut attaquer deux fois au prochain tour, et s'il retouche (avec les 2 attaques) il peut attaquer trois fois au troisième tour.</text:p>
          </table:table-cell>
          <table:table-cell table:style-name="Armes_5f_de_5f_lancer.A2" office:value-type="string">
            <text:p text:style-name="Table_20_Contents">5</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acrobatique</text:p>
            <text:p text:style-name="Table_20_Contents">1 pts</text:p>
          </table:table-cell>
          <table:table-cell table:style-name="Armes_5f_de_5f_lancer.A2" office:value-type="string">
            <text:p text:style-name="Table_20_Contents">Armes de lancer <text:s/>1</text:p>
            <text:p text:style-name="Table_20_Contents">Acrobaties 1</text:p>
          </table:table-cell>
          <table:table-cell table:style-name="Armes_5f_de_5f_lancer.A2" office:value-type="string">
            <text:p text:style-name="Table_20_Contents">Pendant une acrobatie, la portée augmente de 12 mètres.</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déséquilibré</text:p>
            <text:p text:style-name="Table_20_Contents">1 pts</text:p>
          </table:table-cell>
          <table:table-cell table:style-name="Armes_5f_de_5f_lancer.A2" office:value-type="string">
            <text:p text:style-name="Table_20_Contents">Armes de lancer <text:s/>1</text:p>
            <text:p text:style-name="Table_20_Contents">Évasion 1</text:p>
          </table:table-cell>
          <table:table-cell table:style-name="Armes_5f_de_5f_lancer.A2" office:value-type="string">
            <text:p text:style-name="Table_20_Contents">Si réussit un jet d'évasion suscitant des attaques d'opportunités, le lanceur peut <text:soft-page-break/>attaquer au corps à corps avec son arme de lancer puis la lanc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P20">Destruction à distance</text:p>
            <text:p text:style-name="P20">1 pts</text:p>
          </table:table-cell>
          <table:table-cell table:style-name="Armes_5f_de_5f_lancer.A2" office:value-type="string">
            <text:p text:style-name="P20">Armes de lancer 1</text:p>
          </table:table-cell>
          <table:table-cell table:style-name="Armes_5f_de_5f_lancer.A2" office:value-type="string">
            <text:p text:style-name="P20">Le lanceur gagne une catégorie d'arme sur les objet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rmes de prédilection</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Choisir une arme de lancer,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Peut-être pris pour plusieurs armes différentes</text:p>
          </table:table-cell>
        </table:table-row>
        <table:table-row>
          <table:table-cell table:style-name="Armes_5f_de_5f_lancer.A2" office:value-type="string">
            <text:p text:style-name="Table_20_Contents">Armes mêlées</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Tant que vous n'utilisez jamais 2 fois la même arme bonus de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Lancer non létal</text:p>
            <text:p text:style-name="P20">1 pts</text:p>
          </table:table-cell>
          <table:table-cell table:style-name="Armes_5f_de_5f_lancer.A2" office:value-type="string">
            <text:p text:style-name="P20">Armes de lancer 1</text:p>
          </table:table-cell>
          <table:table-cell table:style-name="Armes_5f_de_5f_lancer.A2" office:value-type="string">
            <text:p text:style-name="P20">Les dégâts sont non-létaux mais le lanceur gagne un point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Style des Elfes Sylvains</text:p>
            <text:p text:style-name="Table_20_Contents">2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Lorsque le personnage touche à mains, la personne doit faire un jet d'équilibre = dégâts subis pour ne pas être désarmé.</text:p>
            <text:p text:style-name="Table_20_Contents">Lorsqu'il touche à jambes, la personne doit faire un jet d'équilibre = dégâts subis pour ne pas tomber.</text:p>
          </table:table-cell>
          <table:table-cell table:style-name="Armes_5f_de_5f_lancer.A2" office:value-type="string">
            <text:p text:style-name="Table_20_Contents"/>
          </table:table-cell>
          <table:table-cell table:style-name="Armes_5f_de_5f_lancer.E2" office:value-type="string">
            <text:p text:style-name="Table_20_Contents">1 point pour les elfes sylvains</text:p>
          </table:table-cell>
        </table:table-row>
        <table:table-row>
          <table:table-cell table:style-name="Armes_5f_de_5f_lancer.A2" office:value-type="string">
            <text:p text:style-name="Table_20_Contents">Interception</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Si attaqué par un projectile et réussit la défense de 5 ou plus, peut le relancer par action gratuit. +1 aux jets de réflexes et contre les attaques de distanc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Infirmité</text:p>
            <text:p text:style-name="Table_20_Contents">1 pts</text:p>
          </table:table-cell>
          <table:table-cell table:style-name="Armes_5f_de_5f_lancer.A2" office:value-type="string">
            <text:p text:style-name="Table_20_Contents">Armes de lancer <text:s/>3</text:p>
          </table:table-cell>
          <table:table-cell table:style-name="Armes_5f_de_5f_lancer.A2" office:value-type="string">
            <text:p text:style-name="Table_20_Contents">L'endroit subit une « infirmité ».</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cuité visuelle</text:p>
            <text:p text:style-name="Table_20_Contents">1 pts</text:p>
          </table:table-cell>
          <table:table-cell table:style-name="Armes_5f_de_5f_lancer.A2" office:value-type="string">
            <text:p text:style-name="Table_20_Contents">Armes de lancer <text:s/>3</text:p>
            <text:p text:style-name="Table_20_Contents">Perception 3</text:p>
          </table:table-cell>
          <table:table-cell table:style-name="Armes_5f_de_5f_lancer.A2" office:value-type="string">
            <text:p text:style-name="Table_20_Contents">+2 aux jets de perception, offre 1 de pénétration d'armur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Précision du faucon</text:p>
            <text:p text:style-name="P20">1 pts</text:p>
          </table:table-cell>
          <table:table-cell table:style-name="Armes_5f_de_5f_lancer.A2" office:value-type="string">
            <text:p text:style-name="P9">Armes de lancer <text:s/>3</text:p>
          </table:table-cell>
          <table:table-cell table:style-name="Armes_5f_de_5f_lancer.A2" office:value-type="string">
            <text:p text:style-name="P20">+2 sur les tirs de précision.</text:p>
          </table:table-cell>
          <table:table-cell table:style-name="Armes_5f_de_5f_lancer.A2" office:value-type="string">
            <text:p text:style-name="P20">1</text:p>
          </table:table-cell>
          <table:table-cell table:style-name="Armes_5f_de_5f_lancer.E2" office:value-type="string">
            <text:p text:style-name="Table_20_Contents"/>
          </table:table-cell>
        </table:table-row>
        <text:soft-page-break/>
        <table:table-row>
          <table:table-cell table:style-name="Armes_5f_de_5f_lancer.A2" office:value-type="string">
            <text:p text:style-name="Table_20_Contents">Lancer inespéré</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Pour chaque malus de portée, le lanceur gagne 4 dégâts.</text:p>
          </table:table-cell>
          <table:table-cell table:style-name="Armes_5f_de_5f_lancer.A2" office:value-type="string">
            <text:p text:style-name="Table_20_Contents">3</text:p>
          </table:table-cell>
          <table:table-cell table:style-name="Armes_5f_de_5f_lancer.E2" office:value-type="string">
            <text:p text:style-name="Table_20_Contents"/>
          </table:table-cell>
        </table:table-row>
        <table:table-row>
          <table:table-cell table:style-name="Armes_5f_de_5f_lancer.A2" office:value-type="string">
            <text:p text:style-name="P20">Lancer double</text:p>
            <text:p text:style-name="P20">1 pts</text:p>
          </table:table-cell>
          <table:table-cell table:style-name="Armes_5f_de_5f_lancer.A2" office:value-type="string">
            <text:p text:style-name="P20">Armes de lancer 5</text:p>
          </table:table-cell>
          <table:table-cell table:style-name="Armes_5f_de_5f_lancer.A2" office:value-type="string">
            <text:p text:style-name="P20">Avec une arme de prédilection, vous pouvez lancer deux fois dans ce tour, mais cela prend tout le tour.</text:p>
          </table:table-cell>
          <table:table-cell table:style-name="Armes_5f_de_5f_lancer.A2" office:value-type="string">
            <text:p text:style-name="P20">2</text:p>
          </table:table-cell>
          <table:table-cell table:style-name="Armes_5f_de_5f_lancer.E2" office:value-type="string">
            <text:p text:style-name="P20"/>
          </table:table-cell>
        </table:table-row>
        <table:table-row>
          <table:table-cell table:style-name="Armes_5f_de_5f_lancer.A2" office:value-type="string">
            <text:p text:style-name="Table_20_Contents">Lancer caché</text:p>
            <text:p text:style-name="Table_20_Contents">1 pts</text:p>
          </table:table-cell>
          <table:table-cell table:style-name="Armes_5f_de_5f_lancer.A2" office:value-type="string">
            <text:p text:style-name="Table_20_Contents">Armes de lancer <text:s/>5</text:p>
            <text:p text:style-name="Table_20_Contents">Discrétion / Escamotage 1</text:p>
          </table:table-cell>
          <table:table-cell table:style-name="Armes_5f_de_5f_lancer.A2" office:value-type="string">
            <text:p text:style-name="Table_20_Contents">Si réussi un jet de discrétion / escamotage contre perception, permet de lancer (même sur un ennemi au corps à corps) en le prenant au dépourvu.</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Maîtrise du lancer</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Si délocalisation ratée, le lanceur fait les dégâts de la localisation initial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fulgurant</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Permet de lancer par action libre à ce tour-ci. Rajoute réflexes pour touch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rtiste</text:p>
            <text:p text:style-name="Table_20_Contents">1 pts</text:p>
          </table:table-cell>
          <table:table-cell table:style-name="Armes_5f_de_5f_lancer.A2" office:value-type="string">
            <text:p text:style-name="Table_20_Contents">Armes de lancer 7</text:p>
          </table:table-cell>
          <table:table-cell table:style-name="Armes_5f_de_5f_lancer.A2" office:value-type="string">
            <text:p text:style-name="Table_20_Contents">Ouvre les dés de dégâts et relance les 1. +2 aux tirs de précision et aux jets de représentation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style-name="Armes_5f_de_5f_lancer.21">
          <table:table-cell table:style-name="Armes_5f_de_5f_lancer.A2" office:value-type="string">
            <text:p text:style-name="Table_20_Contents">Éclipse</text:p>
            <text:p text:style-name="Table_20_Contents">2 pts</text:p>
          </table:table-cell>
          <table:table-cell table:style-name="Armes_5f_de_5f_lancer.A2" office:value-type="string">
            <text:p text:style-name="Table_20_Contents">Armes de lancer 7</text:p>
            <text:p text:style-name="Table_20_Contents">Interception</text:p>
          </table:table-cell>
          <table:table-cell table:style-name="Armes_5f_de_5f_lancer.A2" office:value-type="string">
            <text:p text:style-name="Table_20_Contents">Pose de combat. Si esquive toutes les attaques au prochain tour, permet de lancer une attaque gratuite par attaquant.</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s débilitants</text:p>
            <text:p text:style-name="Table_20_Contents">1 pts</text:p>
          </table:table-cell>
          <table:table-cell table:style-name="Armes_5f_de_5f_lancer.A2" office:value-type="string">
            <text:p text:style-name="Table_20_Contents">Armes de lancer 7</text:p>
            <text:p text:style-name="Table_20_Contents"/>
          </table:table-cell>
          <table:table-cell table:style-name="Armes_5f_de_5f_lancer.A2" office:value-type="string">
            <text:p text:style-name="Table_20_Contents">Les lancers rendent « secoués » les adversaires. S'ils sont déjà « secoués », ils deviennent « déficients » et ont un malus de 3 à leurs actions.</text:p>
          </table:table-cell>
          <table:table-cell table:style-name="Armes_5f_de_5f_lancer.A2" office:value-type="string">
            <text:p text:style-name="Table_20_Contents"/>
          </table:table-cell>
          <table:table-cell table:style-name="Armes_5f_de_5f_lancer.E2" office:value-type="string">
            <text:p text:style-name="Table_20_Contents">Si utilise impulsion, l'adversaire est secoué pour 5 tours au lieu de 1</text:p>
          </table:table-cell>
        </table:table-row>
        <table:table-row>
          <table:table-cell table:style-name="Armes_5f_de_5f_lancer.A2" office:value-type="string">
            <text:p text:style-name="Table_20_Contents">Dextérité de virtuose</text:p>
            <text:p text:style-name="Table_20_Contents">1 pts</text:p>
          </table:table-cell>
          <table:table-cell table:style-name="Armes_5f_de_5f_lancer.A2" office:value-type="string">
            <text:p text:style-name="Table_20_Contents">Armes de lancer <text:s/>10</text:p>
          </table:table-cell>
          <table:table-cell table:style-name="Armes_5f_de_5f_lancer.A2" office:value-type="string">
            <text:p text:style-name="Table_20_Contents">Tous les lancers gagnent 3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Lancer triple</text:p>
            <text:p text:style-name="P20">1 pts</text:p>
          </table:table-cell>
          <table:table-cell table:style-name="Armes_5f_de_5f_lancer.A2" office:value-type="string">
            <text:p text:style-name="P20">Armes de lancer 10</text:p>
            <text:p text:style-name="P20"/>
          </table:table-cell>
          <table:table-cell table:style-name="Armes_5f_de_5f_lancer.A2" office:value-type="string">
            <text:p text:style-name="P20">Avec une arme de prédilection, permet de lancer 3 attaques dont une avec technique.</text:p>
          </table:table-cell>
          <table:table-cell table:style-name="Armes_5f_de_5f_lancer.A2" office:value-type="string">
            <text:p text:style-name="P20">1</text:p>
          </table:table-cell>
          <table:table-cell table:style-name="Armes_5f_de_5f_lancer.E2" office:value-type="string">
            <text:p text:style-name="P20"/>
          </table:table-cell>
        </table:table-row>
      </table:table>
      <text:p text:style-name="P19"/>
      <text:h text:style-name="Titre_5f_comp" text:outline-level="3"><text:bookmark-start text:name="__RefHeading__51268_888590389"/>Armes Doubles et Doubles Armes :<text:bookmark-end text:name="__RefHeading__51268_888590389"/></text:h>
      <text:p text:style-name="P18"><text:soft-page-break/>Moyen.</text:p>
      <text:p text:style-name="P18">Les armes doubles et les doubles armes sont bien plus qu'une maîtrise martiale supplémentaire, c'est une véritable appartenance à l'élite martiale. Peu de guerriers peuvent se targuer de maîtriser non seulement plusieurs armes, mais de les manier en même temps dans une danse meurtrière. Certains chercheront à impressionner par de complexes esbroufes qui nécessiteront dextérité et ambidextrie, d'autres essayeront <text:s/>de surprendre l'adversaire par des techniques difficiles d'apprentissage  mais tous tireront un maximum de profit des armes qui seront entre leurs mains ; c'est donc à juste titre que ces maîtres d'armes doubles et doubles armes sont redoutés.</text:p>
      <text:p text:style-name="P18">Il y a une grande variété de duo d'armes possibles, mais un véritable maître cherchera à parfaire sa maîtrise d'un maximum d'armes différentes pour devenir imprévisible et de s'approcher de cet idéal que chaque combattant recherche : celui du guerrier légendaire, invincible.</text:p>
      <text:p text:style-name="P18">Une arme double se caractérise par la dualité de ses attaques, comme les bâtons possédant plusieurs têtes, tandis que des armes doubles ne sont qu'un duo d'armes.</text:p>
      <table:table table:name="Armes_Doubles_et_Doubles_Armes" table:style-name="Armes_5f_Doubles_5f_et_5f_Doubles_5f_Armes">
        <table:table-column table:style-name="Armes_5f_Doubles_5f_et_5f_Doubles_5f_Armes.A"/>
        <table:table-column table:style-name="Armes_5f_Doubles_5f_et_5f_Doubles_5f_Armes.B"/>
        <table:table-column table:style-name="Armes_5f_Doubles_5f_et_5f_Doubles_5f_Armes.C"/>
        <table:table-column table:style-name="Armes_5f_Doubles_5f_et_5f_Doubles_5f_Armes.D"/>
        <table:table-column table:style-name="Armes_5f_Doubles_5f_et_5f_Doubles_5f_Armes.E"/>
        <table:table-row>
          <table:table-cell table:style-name="Armes_5f_Doubles_5f_et_5f_Doubles_5f_Armes.A1" office:value-type="string">
            <text:p text:style-name="P12">Technique</text:p>
          </table:table-cell>
          <table:table-cell table:style-name="Armes_5f_Doubles_5f_et_5f_Doubles_5f_Armes.A1" office:value-type="string">
            <text:p text:style-name="P12">Pré-requis</text:p>
          </table:table-cell>
          <table:table-cell table:style-name="Armes_5f_Doubles_5f_et_5f_Doubles_5f_Armes.A1" office:value-type="string">
            <text:p text:style-name="P12">Effet</text:p>
          </table:table-cell>
          <table:table-cell table:style-name="Armes_5f_Doubles_5f_et_5f_Doubles_5f_Armes.A1" office:value-type="string">
            <text:p text:style-name="P13">α</text:p>
          </table:table-cell>
          <table:table-cell table:style-name="Armes_5f_Doubles_5f_et_5f_Doubles_5f_Armes.E1" office:value-type="string">
            <text:p text:style-name="P12">Divers</text:p>
          </table:table-cell>
        </table:table-row>
        <table:table-row>
          <table:table-cell table:style-name="Armes_5f_Doubles_5f_et_5f_Doubles_5f_Armes.A2" office:value-type="string">
            <text:p text:style-name="Table_20_Contents">Dissociation</text:p>
            <text:p text:style-name="Table_20_Contents">1 pts</text:p>
          </table:table-cell>
          <table:table-cell table:style-name="Armes_5f_Doubles_5f_et_5f_Doubles_5f_Armes.A2" office:value-type="string">
            <text:p text:style-name="Table_20_Contents">Armes <text:span text:style-name="T10">d</text:span>oubles et doubles armes 1</text:p>
          </table:table-cell>
          <table:table-cell table:style-name="Armes_5f_Doubles_5f_et_5f_Doubles_5f_Armes.A2" office:value-type="string">
            <text:p text:style-name="Table_20_Contents">Permet de dissocier les attaques sur plusieurs ennemi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pées harmonieuses</text:p>
            <text:p text:style-name="Table_20_Contents">2 pts</text:p>
          </table:table-cell>
          <table:table-cell table:style-name="Armes_5f_Doubles_5f_et_5f_Doubles_5f_Armes.A2" office:value-type="string">
            <text:p text:style-name="Table_20_Contents">Armes doubles et doubles armes 1<text:line-break/>Épées 3</text:p>
          </table:table-cell>
          <table:table-cell table:style-name="Armes_5f_Doubles_5f_et_5f_Doubles_5f_Armes.A2" office:value-type="string">
            <text:p text:style-name="Table_20_Contents">Annule le malus de précision lors d’une double atta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ouble croc</text:p>
            <text:p text:style-name="Table_20_Contents">2 pts</text:p>
          </table:table-cell>
          <table:table-cell table:style-name="Armes_5f_Doubles_5f_et_5f_Doubles_5f_Armes.A2" office:value-type="string">
            <text:p text:style-name="Table_20_Contents">Armes doubles et doubles armes 1</text:p>
            <text:p text:style-name="Table_20_Contents">Lames 3</text:p>
          </table:table-cell>
          <table:table-cell table:style-name="Armes_5f_Doubles_5f_et_5f_Doubles_5f_Armes.A2" office:value-type="string">
            <text:p text:style-name="Table_20_Contents">Si touche, dégâts armes = dégâts des 2 arm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Ne coûte qu’un point aux Elfes Sylvains.</text:p>
          </table:table-cell>
        </table:table-row>
        <table:table-row>
          <table:table-cell table:style-name="Armes_5f_Doubles_5f_et_5f_Doubles_5f_Armes.A2" office:value-type="string">
            <text:p text:style-name="Table_20_Contents">Belluair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1</text:p>
            <text:p text:style-name="Table_20_Contents">Lance 1</text:p>
          </table:table-cell>
          <table:table-cell table:style-name="Armes_5f_Doubles_5f_et_5f_Doubles_5f_Armes.A2" office:value-type="string">
            <text:p text:style-name="Table_20_Contents">Si entre en prise avec l’ennemi, peut directement tenter une attaque de lance contr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L’arbre et la toil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Épées 3</text:p>
          </table:table-cell>
          <table:table-cell table:style-name="Armes_5f_Doubles_5f_et_5f_Doubles_5f_Armes.A2" office:value-type="string">
            <text:p text:style-name="Table_20_Contents">Si égalité, peut tenter de désarmer. Si foire, touché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placement offensif</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Lames 3</text:p>
          </table:table-cell>
          <table:table-cell table:style-name="Armes_5f_Doubles_5f_et_5f_Doubles_5f_Armes.A2" office:value-type="string">
            <text:p text:style-name="Table_20_Contents">Si provoque des attaques d’opportunités en se déplaçant, peut attaquer l’ennemi. Si loupe, touché automatiquement.</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ext:soft-page-break/>
        <table:table-row>
          <table:table-cell table:style-name="Armes_5f_Doubles_5f_et_5f_Doubles_5f_Armes.A2" office:value-type="string">
            <text:p text:style-name="Table_20_Contents">Massacre à la hache</text:p>
            <text:p text:style-name="Table_20_Contents">2 pts</text:p>
          </table:table-cell>
          <table:table-cell table:style-name="Armes_5f_Doubles_5f_et_5f_Doubles_5f_Armes.A2" office:value-type="string">
            <text:p text:style-name="Table_20_Contents">Armes doubles et doubles armes 1</text:p>
            <text:p text:style-name="Table_20_Contents">Haches 3</text:p>
            <text:p text:style-name="Table_20_Contents">(Double Hache ou hache double)</text:p>
          </table:table-cell>
          <table:table-cell table:style-name="Armes_5f_Doubles_5f_et_5f_Doubles_5f_Armes.A2" office:value-type="string">
            <text:p text:style-name="Table_20_Contents">Si abat un ennemi, peut attaquer un autre gratuitement dans le tour, sans malus de précision.</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Orcs et aux Pyrdes.</text:p>
          </table:table-cell>
        </table:table-row>
        <table:table-row>
          <table:table-cell table:style-name="Armes_5f_Doubles_5f_et_5f_Doubles_5f_Armes.A2" office:value-type="string">
            <text:p text:style-name="Table_20_Contents">Épinglage</text:p>
            <text:p text:style-name="Table_20_Contents">1 pts</text:p>
            <text:p text:style-name="Table_20_Contents"/>
          </table:table-cell>
          <table:table-cell table:style-name="Armes_5f_Doubles_5f_et_5f_Doubles_5f_Armes.A2" office:value-type="string">
            <text:p text:style-name="Table_20_Contents">Armes doubles et doubles armes 1</text:p>
            <text:p text:style-name="Table_20_Contents">Lames 1</text:p>
            <text:p text:style-name="Table_20_Contents">Haches 3</text:p>
          </table:table-cell>
          <table:table-cell table:style-name="Armes_5f_Doubles_5f_et_5f_Doubles_5f_Armes.A2" office:value-type="string">
            <text:p text:style-name="Table_20_Contents">Si touche de la dague, peut attaquer sans malus à la hache, si réussi, lâche la dague, si loupe répli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cimage</text:p>
            <text:p text:style-name="Table_20_Contents">1 pts</text:p>
          </table:table-cell>
          <table:table-cell table:style-name="Armes_5f_Doubles_5f_et_5f_Doubles_5f_Armes.A2" office:value-type="string">
            <text:p text:style-name="Table_20_Contents">Armes doubles et doubles armes 1</text:p>
            <text:p text:style-name="Table_20_Contents">Lames 5</text:p>
            <text:p text:style-name="Table_20_Contents">Épées 1</text:p>
          </table:table-cell>
          <table:table-cell table:style-name="Armes_5f_Doubles_5f_et_5f_Doubles_5f_Armes.A2" office:value-type="string">
            <text:p text:style-name="Table_20_Contents">Attaque de dague, si touche, peut annuler l’attaque pour attaquer avec l’épée. Si touche, localisation sur la tête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Scarabé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 3</text:p>
            <text:p text:style-name="Table_20_Contents">Épées 1</text:p>
          </table:table-cell>
          <table:table-cell table:style-name="Armes_5f_Doubles_5f_et_5f_Doubles_5f_Armes.A2" office:value-type="string">
            <text:p text:style-name="Table_20_Contents">Permet d’attaquer avec l’épée avec l’allonge de la lanc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Imprévisibl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s = Bâtons</text:p>
          </table:table-cell>
          <table:table-cell table:style-name="Armes_5f_Doubles_5f_et_5f_Doubles_5f_Armes.A2" office:value-type="string">
            <text:p text:style-name="Table_20_Contents">Déclare à la discrétion du MJ si c’est une attaque de Bâtons ou de Lances. Si l’ennemi se trompe en annonçant l’arme , +4 au toucher, si trouve, -4 au toucher.</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auch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s 1</text:p>
            <text:p text:style-name="Table_20_Contents">Masses 1</text:p>
          </table:table-cell>
          <table:table-cell table:style-name="Armes_5f_Doubles_5f_et_5f_Doubles_5f_Armes.A2" office:value-type="string">
            <text:p text:style-name="Table_20_Contents">Si touche à la masse, peut attaquer à la lance les jambes sans malus, mais si loupe, réplique + lâche la lanc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saut conjoint</text:p>
            <text:p text:style-name="Table_20_Contents">1 pts</text:p>
          </table:table-cell>
          <table:table-cell table:style-name="Armes_5f_Doubles_5f_et_5f_Doubles_5f_Armes.A2" office:value-type="string">
            <text:p text:style-name="Table_20_Contents">Armes doubles et doubles armes 1</text:p>
            <text:p text:style-name="Table_20_Contents">Masses ou Haches 3</text:p>
          </table:table-cell>
          <table:table-cell table:style-name="Armes_5f_Doubles_5f_et_5f_Doubles_5f_Armes.A2" office:value-type="string">
            <text:p text:style-name="Table_20_Contents">Deux attaque en une, mais si réussi multiplie la force par 2.</text:p>
          </table:table-cell>
          <table:table-cell table:style-name="Armes_5f_Doubles_5f_et_5f_Doubles_5f_Armes.A2" office:value-type="string">
            <text:p text:style-name="Table_20_Contents">6</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bordement</text:p>
            <text:p text:style-name="Table_20_Contents">2 pts</text:p>
          </table:table-cell>
          <table:table-cell table:style-name="Armes_5f_Doubles_5f_et_5f_Doubles_5f_Armes.A2" office:value-type="string">
            <text:p text:style-name="Table_20_Contents">Armes doubles et doubles armes 3</text:p>
            <text:p text:style-name="Table_20_Contents">Armes souples 3</text:p>
          </table:table-cell>
          <table:table-cell table:style-name="Armes_5f_Doubles_5f_et_5f_Doubles_5f_Armes.A2" office:value-type="string">
            <text:p text:style-name="Table_20_Contents">Si l’ennemi est attaqué par plus de 3 attaques dans le tour, +1/attaque subit au toucher</text:p>
          </table:table-cell>
          <table:table-cell table:style-name="Armes_5f_Doubles_5f_et_5f_Doubles_5f_Armes.A2" office:value-type="string">
            <text:p text:style-name="Table_20_Contents"><text:s/></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iel</text:p>
            <text:p text:style-name="Table_20_Contents">1 pts</text:p>
          </table:table-cell>
          <table:table-cell table:style-name="Armes_5f_Doubles_5f_et_5f_Doubles_5f_Armes.A2" office:value-type="string">
            <text:p text:style-name="Table_20_Contents">Armes doubles et doubles armes 3</text:p>
            <text:p text:style-name="Table_20_Contents">Bâtons 3</text:p>
            <text:p text:style-name="Table_20_Contents">Masses 3</text:p>
          </table:table-cell>
          <table:table-cell table:style-name="Armes_5f_Doubles_5f_et_5f_Doubles_5f_Armes.A2" office:value-type="string">
            <text:p text:style-name="Table_20_Contents">Lorsque touche avec bâton et masse de suite, l’ennemi doit faire un jet de concentration à chaque sort qu’il lance pendant 1d6 tours.</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arde-Croix</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1</text:p>
            <text:p text:style-name="Table_20_Contents"><text:soft-page-break/>Défense 3</text:p>
          </table:table-cell>
          <table:table-cell table:style-name="Armes_5f_Doubles_5f_et_5f_Doubles_5f_Armes.A2" office:value-type="string">
            <text:p text:style-name="Table_20_Contents">Pause de combat. Si touché au torse ou à la tête, permet de retirer 1d6 de précision. <text:soft-page-break/>1d6 tours.</text:p>
          </table:table-cell>
          <table:table-cell table:style-name="Armes_5f_Doubles_5f_et_5f_Doubles_5f_Armes.A2" office:value-type="string">
            <text:p text:style-name="Table_20_Contents">7</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Sabrage</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5</text:p>
          </table:table-cell>
          <table:table-cell table:style-name="Armes_5f_Doubles_5f_et_5f_Doubles_5f_Armes.A2" office:value-type="string">
            <text:p text:style-name="Table_20_Contents">Si réussi, bonus aux dégâts de la deuxième épé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cendance</text:p>
            <text:p text:style-name="Table_20_Contents">2 pts</text:p>
          </table:table-cell>
          <table:table-cell table:style-name="Armes_5f_Doubles_5f_et_5f_Doubles_5f_Armes.A2" office:value-type="string">
            <text:p text:style-name="Table_20_Contents">Armes doubles et doubles armes 3</text:p>
            <text:p text:style-name="Table_20_Contents">Épées/Masses 5</text:p>
            <text:p text:style-name="Table_20_Contents">Masses/Épées 3</text:p>
          </table:table-cell>
          <table:table-cell table:style-name="Armes_5f_Doubles_5f_et_5f_Doubles_5f_Armes.A2" office:value-type="string">
            <text:p text:style-name="Table_20_Contents">A chaque fois que touche de 10 ou plus, permet une attaque gratuite sans malu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orage armurier</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able:table-cell>
          <table:table-cell table:style-name="Armes_5f_Doubles_5f_et_5f_Doubles_5f_Armes.A2" office:value-type="string">
            <text:p text:style-name="Table_20_Contents">Si touche, jet de force contre jet de solidité, si réussi dégâts + pas d’armure. Si loupe, armure réduit max.</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rappe désarmante</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ext:p text:style-name="Table_20_Contents">Bâtons 3</text:p>
          </table:table-cell>
          <table:table-cell table:style-name="Armes_5f_Doubles_5f_et_5f_Doubles_5f_Armes.A2" office:value-type="string">
            <text:p text:style-name="Table_20_Contents">Si touche à la hache, perd 1d10 de précision mais tentative de désarmement.</text:p>
          </table:table-cell>
          <table:table-cell table:style-name="Armes_5f_Doubles_5f_et_5f_Doubles_5f_Armes.A2" office:value-type="string">
            <text:p text:style-name="Table_20_Contents">1</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Illusion des lames</text:p>
            <text:p text:style-name="Table_20_Contents">2 pts</text:p>
          </table:table-cell>
          <table:table-cell table:style-name="Armes_5f_Doubles_5f_et_5f_Doubles_5f_Armes.A2" office:value-type="string">
            <text:p text:style-name="Table_20_Contents">Armes doubles et doubles armes 3</text:p>
            <text:p text:style-name="Table_20_Contents">Lames = Épées</text:p>
          </table:table-cell>
          <table:table-cell table:style-name="Armes_5f_Doubles_5f_et_5f_Doubles_5f_Armes.A2" office:value-type="string">
            <text:p text:style-name="Table_20_Contents">Permet d’attaquer avec comme bonus martial celui de Lames + Épé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rosse cible</text:p>
            <text:p text:style-name="Table_20_Contents">1 pts</text:p>
          </table:table-cell>
          <table:table-cell table:style-name="Armes_5f_Doubles_5f_et_5f_Doubles_5f_Armes.A2" office:value-type="string">
            <text:p text:style-name="Table_20_Contents">Armes doubles et doubles armes 3</text:p>
            <text:p text:style-name="Table_20_Contents">Masses 3</text:p>
          </table:table-cell>
          <table:table-cell table:style-name="Armes_5f_Doubles_5f_et_5f_Doubles_5f_Armes.A2" office:value-type="string">
            <text:p text:style-name="Table_20_Contents">Si cible taille G ou plus, permet d’augmenter d’une catégorie d’arme les dégâts armes.</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Cohue martiale</text:p>
            <text:p text:style-name="Table_20_Contents">2 pts</text:p>
          </table:table-cell>
          <table:table-cell table:style-name="Armes_5f_Doubles_5f_et_5f_Doubles_5f_Armes.A2" office:value-type="string">
            <text:p text:style-name="Table_20_Contents">Armes doubles et doubles armes 5</text:p>
          </table:table-cell>
          <table:table-cell table:style-name="Armes_5f_Doubles_5f_et_5f_Doubles_5f_Armes.A2" office:value-type="string">
            <text:p text:style-name="Table_20_Contents">Permet de retourner à un ennemi le malus de mêlé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Pyrdes</text:p>
          </table:table-cell>
        </table:table-row>
      </table:table>
      <text:p text:style-name="P19"/>
      <text:h text:style-name="Titre_5f_comp" text:outline-level="3"><text:bookmark-start text:name="__RefHeading__51270_888590389"/>Armes improvisées :<text:bookmark-end text:name="__RefHeading__51270_888590389"/></text:h>
      <text:p text:style-name="P2">Moyen.</text:p>
      <text:p text:style-name="P2">Une arme improvisées est en réalité n'importe quel objet (voir créature) que vous pouvez utiliser et empoigner pour vous défendre et attaquer. Bien évidemment, n'importe qui peut prendre une chaise et l'écraser sur le dos d'un adversaire au dépourvu, mais très peu sont capables de se servir d'une chemise comme d'un filet pour désarmer. Les « maîtres »à proprement parler des armes improvisées maîtrisent généralement d'autres arts martiaux : cela peut-être à mains nues, une autre arme, lutte, et quelque fois une magie. L'utilisation d'objets comme armes peut sembler trivial, primaire, mais elle relève en fait d'une grande inventivité combattive et peut s'avérer redoutable car imprévisible ! Ne sous-estimez jamais le soulard belliqueux du fond d'une taverne misérable si vous ne voulez pas voir <text:soft-page-break/>transformer l'environnement en un piège mortel et inéluctable.</text:p>
      <table:table table:name="Armes_improvisées" table:style-name="Armes_5f_improvisées">
        <table:table-column table:style-name="Armes_5f_improvisées.A"/>
        <table:table-column table:style-name="Armes_5f_improvisées.B"/>
        <table:table-column table:style-name="Armes_5f_improvisées.C"/>
        <table:table-column table:style-name="Armes_5f_improvisées.D"/>
        <table:table-column table:style-name="Armes_5f_improvisées.E"/>
        <table:table-row>
          <table:table-cell table:style-name="Armes_5f_improvisées.A1" office:value-type="string">
            <text:p text:style-name="P12">Technique</text:p>
          </table:table-cell>
          <table:table-cell table:style-name="Armes_5f_improvisées.A1" office:value-type="string">
            <text:p text:style-name="P12">Pré-requis</text:p>
          </table:table-cell>
          <table:table-cell table:style-name="Armes_5f_improvisées.A1" office:value-type="string">
            <text:p text:style-name="P12">Effet</text:p>
          </table:table-cell>
          <table:table-cell table:style-name="Armes_5f_improvisées.A1" office:value-type="string">
            <text:p text:style-name="P13">α</text:p>
          </table:table-cell>
          <table:table-cell table:style-name="Armes_5f_improvisées.E1" office:value-type="string">
            <text:p text:style-name="P12">Divers</text:p>
          </table:table-cell>
        </table:table-row>
        <table:table-row>
          <table:table-cell table:style-name="Armes_5f_improvisées.A2" office:value-type="string">
            <text:p text:style-name="Table_20_Contents">Armes habituelles</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utiliser les autres armes comme des armes improvisées avec un malus de 1.</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P9">Poigne forte</text:p>
            <text:p text:style-name="P9">1 pts</text:p>
          </table:table-cell>
          <table:table-cell table:style-name="Armes_5f_improvisées.A2" office:value-type="string">
            <text:p text:style-name="P9">Armes improvisées 1</text:p>
          </table:table-cell>
          <table:table-cell table:style-name="Armes_5f_improvisées.A2" office:value-type="string">
            <text:p text:style-name="P9">-10 pour désarmer, +2 en lutte, ne peut plus subir « Infirmité » sur bras et main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Immobilisation</text:p>
            <text:p text:style-name="Table_20_Contents">2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intenter une immobilisation à l'aide de l'objet, si foire lâche l'obj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fense matériell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avoir +x (selon l'objet)à la défense, et si évite le coup, l'objet prend des dégât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racasse Crân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le coup touche, il « secoue » la cible. Si le coup était tête, la cible est « déficiente » pour 2d10 tours. Dure 1d4 tour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Brutal</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1d10 dégât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Bousculad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touche, pas de dégâts mais éloigne l'ennemi de deux fois la taille de l'objet + 1d4 mètres.</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Lancer improvisé</text:p>
            <text:p text:style-name="Table_20_Contents">1 pts</text:p>
          </table:table-cell>
          <table:table-cell table:style-name="Armes_5f_improvisées.A2" office:value-type="string">
            <text:p text:style-name="Table_20_Contents">Armes improvisées 1</text:p>
            <text:p text:style-name="Table_20_Contents">Armes de lancer 1</text:p>
          </table:table-cell>
          <table:table-cell table:style-name="Armes_5f_improvisées.A2" office:value-type="string">
            <text:p text:style-name="Table_20_Contents">Permet de considérer les armes improvisées comme des armes de lancer.</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rse spontanée</text:p>
            <text:p text:style-name="Table_20_Contents">1 pts</text:p>
          </table:table-cell>
          <table:table-cell table:style-name="Armes_5f_improvisées.A2" office:value-type="string">
            <text:p text:style-name="Table_20_Contents">Armes improvisées 1</text:p>
            <text:p text:style-name="Table_20_Contents">Athlétisme 1</text:p>
          </table:table-cell>
          <table:table-cell table:style-name="Armes_5f_improvisées.A2" office:value-type="string">
            <text:p text:style-name="Table_20_Contents">Permet d'attaquer sans malus au cours déplacement.</text:p>
          </table:table-cell>
          <table:table-cell table:style-name="Armes_5f_improvisées.A2" office:value-type="string">
            <text:p text:style-name="Table_20_Contents">1</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Renversement</text:p>
            <text:p text:style-name="Table_20_Contents">1 pts</text:p>
          </table:table-cell>
          <table:table-cell table:style-name="Armes_5f_improvisées.A2" office:value-type="string">
            <text:p text:style-name="Table_20_Contents">Armes improvisées 1</text:p>
            <text:p text:style-name="Table_20_Contents">Bousculade</text:p>
          </table:table-cell>
          <table:table-cell table:style-name="Armes_5f_improvisées.A2" office:value-type="string">
            <text:p text:style-name="Table_20_Contents">Si bousculade réussie, permet d'intenter un croc-en-jambe.</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einte</text:p>
            <text:p text:style-name="Table_20_Contents">1 pts</text:p>
          </table:table-cell>
          <table:table-cell table:style-name="Armes_5f_improvisées.A2" office:value-type="string">
            <text:p text:style-name="Table_20_Contents">Armes improvisées 1</text:p>
            <text:p text:style-name="Table_20_Contents">Évasion 1</text:p>
          </table:table-cell>
          <table:table-cell table:style-name="Armes_5f_improvisées.A2" office:value-type="string">
            <text:p text:style-name="Table_20_Contents">Jet d'Évasion contre Perception, si réussi, +5 au toucher, si foire fin du tour.</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uri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une autre attaque contre un malus de -10 à la défens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Protège styl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Si attaqué par un style, +3 à la défense.</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ext:soft-page-break/>
        <table:table-row>
          <table:table-cell table:style-name="Armes_5f_improvisées.A2" office:value-type="string">
            <text:p text:style-name="Table_20_Contents">Polyvalenc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alterner des dégâts tranchants avec des dégâts perforants et vice-versa</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iversion</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lâcher l'objet, jet de réflexes opposés, si réussie permet de détacler automatiquement et de faire un déplacement compl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Saisissement éclair</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sortir par action libre des objets de catégorie M.</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Style mêlé</text:p>
            <text:p text:style-name="Table_20_Contents">1 pts</text:p>
          </table:table-cell>
          <table:table-cell table:style-name="Armes_5f_improvisées.A2" office:value-type="string">
            <text:p text:style-name="P16">Armes improvisées 3</text:p>
            <text:p text:style-name="P16"><text:span text:style-name="T8">A</text:span>rme 3</text:p>
          </table:table-cell>
          <table:table-cell table:style-name="Armes_5f_improvisées.A2" office:value-type="string">
            <text:p text:style-name="Table_20_Contents">Permet de réduire un recast de 1 <text:s/>si touche.</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Utilisation armé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Le tour où le personnage sort un objet de taille M ou moins, il bénéficie d'un bonus de +2.</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rmes disproportionnées</text:p>
            <text:p text:style-name="Table_20_Contents">2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Réduit de 5 le malus d'armes disproportionnée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aux-coup</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Si touche, pas de dégâts, si échoue, touche.</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ide du sol</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Pose de combat. Le personnage peut lancer un jet d'équilibre DD=20. S'il réussit, il augmente ses dégâts de 1d10 et « secoue » ses adversaires pour 1d4t. Dure 1 tour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de moindres meurtre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armure réduit deux fois moins cette attaqu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Improvisation déconcertante</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es ennemis touchés sont « évanescents »pour 1d4 tours et subissent un malus de 10 pour utiliser leur mana.</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gâts accru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Permet d'ajouter (école) aux dégât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
      <text:p text:style-name="P2"/>
      <text:h text:style-name="Titre_5f_comp" text:outline-level="3"><text:bookmark-start text:name="__RefHeading__51272_888590389"/>Armes naturelles :<text:bookmark-end text:name="__RefHeading__51272_888590389"/></text:h>
      <text:p text:style-name="P2">Moyen.</text:p>
      <text:p text:style-name="P2">La dénomination d'armes naturelles regroupe aussi bien les poings des humanoïdes, les griffes pyrdes ou <text:soft-page-break/>draconiques, les lames inshums ou les membres élastiques des Glurgh. Il s'agit de se battre avec son corps, et c'est une discipline extrêmement répandu : se battre à mains nues est dans certaines civilisations une manière d'échanger des civilités, chez d'autres un sport ou un art. La lutte est souvent associée à cette compétence pour optimiser l'efficacité et des armes peuvent être ajoutées pour infliger plus de dommages (gantelets à pique, poing-lame...). On mise généralement sur la rapidité plus que sur la force pour affronter un ennemi, la polyvalence des actions en fait un art martial très compétitif notamment en duel.</text:p>
      <table:table table:name="Armes_naturelles" table:style-name="Armes_5f_naturelles">
        <table:table-column table:style-name="Armes_5f_naturelles.A"/>
        <table:table-column table:style-name="Armes_5f_naturelles.B"/>
        <table:table-column table:style-name="Armes_5f_naturelles.C"/>
        <table:table-column table:style-name="Armes_5f_naturelles.D"/>
        <table:table-column table:style-name="Armes_5f_naturelles.E"/>
        <table:table-row>
          <table:table-cell table:style-name="Armes_5f_naturelles.A1" office:value-type="string">
            <text:p text:style-name="P12">Technique</text:p>
          </table:table-cell>
          <table:table-cell table:style-name="Armes_5f_naturelles.A1" office:value-type="string">
            <text:p text:style-name="P12">Pré-requis</text:p>
          </table:table-cell>
          <table:table-cell table:style-name="Armes_5f_naturelles.A1" office:value-type="string">
            <text:p text:style-name="P12">Effet</text:p>
          </table:table-cell>
          <table:table-cell table:style-name="Armes_5f_naturelles.A1" office:value-type="string">
            <text:p text:style-name="P13">α</text:p>
          </table:table-cell>
          <table:table-cell table:style-name="Armes_5f_naturelles.E1" office:value-type="string">
            <text:p text:style-name="P12">Divers</text:p>
          </table:table-cell>
        </table:table-row>
        <table:table-row>
          <table:table-cell table:style-name="Armes_5f_naturelles.A2" office:value-type="string">
            <text:p text:style-name="Table_20_Contents">Enchaînement fluid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esquive une attaque d'un adversaire et le touche au tour suivant, cette attaque bénéficie de +2 à la précision.</text:p>
          </table:table-cell>
          <table:table-cell table:style-name="Armes_5f_naturelles.A2" office:value-type="string">
            <text:p text:style-name="Table_20_Contents">1</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gâts accrus</text:p>
            <text:p text:style-name="Table_20_Contents">2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Augmente les dégâts de l'arme naturell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Combattant de mêlé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Réduit de 2 le malus de mêlé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Attaque en puissanc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P9">Échange +1 au dégât/-1 au toucher</text:p>
          </table:table-cell>
          <table:table-cell table:style-name="Armes_5f_naturelles.A2" office:value-type="string">
            <text:p text:style-name="P9">0</text:p>
          </table:table-cell>
          <table:table-cell table:style-name="Armes_5f_naturelles.E2" office:value-type="string">
            <text:p text:style-name="P9">Multiplie le bonus par 1,5 contre les objets</text:p>
          </table:table-cell>
        </table:table-row>
        <table:table-row>
          <table:table-cell table:style-name="Armes_5f_naturelles.A2" office:value-type="string">
            <text:p text:style-name="Table_20_Contents">Attaque fléchissant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l'adversaire est « déficient » et « secoué » pour 1 round.</text:p>
          </table:table-cell>
          <table:table-cell table:style-name="Armes_5f_naturelles.A2" office:value-type="string">
            <text:p text:style-name="Table_20_Contents">5</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alayage</text:p>
            <text:p text:style-name="Table_20_Contents">1 pts</text:p>
            <text:p text:style-name="Table_20_Contents"/>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touche automatiquement les jambes.</text:p>
          </table:table-cell>
          <table:table-cell table:style-name="Armes_5f_naturelles.A2" office:value-type="string">
            <text:p text:style-name="Table_20_Contents">0</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nversement</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Permet de foutre l'ennemi au sol si touche</text:p>
            <text:p text:style-name="Table_20_Contents">(jet de force contre jet d'équilibr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otte tendue</text:p>
            <text:p text:style-name="Table_20_Contents">1 pts</text:p>
          </table:table-cell>
          <table:table-cell table:style-name="Armes_5f_naturelles.A2" office:value-type="string">
            <text:p text:style-name="Table_20_Contents">Armes naturelles 1</text:p>
            <text:p text:style-name="Table_20_Contents">Concentration 1</text:p>
          </table:table-cell>
          <table:table-cell table:style-name="Armes_5f_naturelles.A2" office:value-type="string">
            <text:p text:style-name="Table_20_Contents">Si réussie un jet de concentration(dd=15), permet d'ajouter soit (école concentration) au toucher ou (école concentration)*2 aux dégâts.</text:p>
          </table:table-cell>
          <table:table-cell table:style-name="Armes_5f_naturelles.A2" office:value-type="string">
            <text:p text:style-name="Table_20_Contents">1</text:p>
          </table:table-cell>
          <table:table-cell table:style-name="Armes_5f_naturelles.E2" office:value-type="string">
            <text:p text:style-name="Table_20_Contents">Si double le DD du jet de concentration, permet d'ajouter aux deux.</text:p>
          </table:table-cell>
        </table:table-row>
        <table:table-row>
          <table:table-cell table:style-name="Armes_5f_naturelles.A2" office:value-type="string">
            <text:p text:style-name="Table_20_Contents">Défense frustrante</text:p>
            <text:p text:style-name="Table_20_Contents">1 pts</text:p>
          </table:table-cell>
          <table:table-cell table:style-name="Armes_5f_naturelles.A2" office:value-type="string">
            <text:p text:style-name="Table_20_Contents">Armes naturelles 1</text:p>
            <text:p text:style-name="Table_20_Contents">Défense 1</text:p>
          </table:table-cell>
          <table:table-cell table:style-name="Armes_5f_naturelles.A2" office:value-type="string">
            <text:p text:style-name="Table_20_Contents">Chaque défense réussie offre un bonus de +2 contre cet adversaire en défense.</text:p>
          </table:table-cell>
          <table:table-cell table:style-name="Armes_5f_naturelles.A2" office:value-type="string">
            <text:p text:style-name="Table_20_Contents"/>
          </table:table-cell>
          <table:table-cell table:style-name="Armes_5f_naturelles.E2" office:value-type="string">
            <text:p text:style-name="Table_20_Contents">Non cumulatif contre le même adversaire.</text:p>
          </table:table-cell>
        </table:table-row>
        <text:soft-page-break/>
        <table:table-row>
          <table:table-cell table:style-name="Armes_5f_naturelles.A2" office:value-type="string">
            <text:p text:style-name="Table_20_Contents">Manchette</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Si touche, l'adversaire est « infirme » pour 1 tour à la zone touchée.</text:p>
          </table:table-cell>
          <table:table-cell table:style-name="Armes_5f_naturelles.A2" office:value-type="string">
            <text:p text:style-name="Table_20_Contents">1</text:p>
          </table:table-cell>
          <table:table-cell table:style-name="Armes_5f_naturelles.E2" office:value-type="string">
            <text:p text:style-name="Table_20_Contents">Faire &gt; 1 dégât</text:p>
          </table:table-cell>
        </table:table-row>
        <table:table-row>
          <table:table-cell table:style-name="Armes_5f_naturelles.A2" office:value-type="string">
            <text:p text:style-name="Table_20_Contents">Claquement</text:p>
            <text:p text:style-name="Table_20_Contents">1 pts</text:p>
          </table:table-cell>
          <table:table-cell table:style-name="Armes_5f_naturelles.A2" office:value-type="string">
            <text:p text:style-name="Table_20_Contents">Armes naturelles 1</text:p>
            <text:p text:style-name="Table_20_Contents">Vol 3</text:p>
            <text:p text:style-name="Table_20_Contents"/>
          </table:table-cell>
          <table:table-cell table:style-name="Armes_5f_naturelles.A2" office:value-type="string">
            <text:p text:style-name="Table_20_Contents">Permet une attaque d 'ailes, si réussi peut décoller</text:p>
          </table:table-cell>
          <table:table-cell table:style-name="Armes_5f_naturelles.A2" office:value-type="string">
            <text:p text:style-name="Table_20_Contents">2</text:p>
          </table:table-cell>
          <table:table-cell table:style-name="Armes_5f_naturelles.E2" office:value-type="string">
            <text:p text:style-name="Table_20_Contents">Avoir des ailes</text:p>
          </table:table-cell>
        </table:table-row>
        <table:table-row>
          <table:table-cell table:style-name="Armes_5f_naturelles.A2" office:value-type="string">
            <text:p text:style-name="Table_20_Contents">Coup élancé</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a de l'élan, permet d'attaquer avec +1d20 au dégâts, mais -1d6 à l'esquive. Dure 1d4 tours.</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Style de combat Vaerillien</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Ajoute 1d6 dégâts non létaux/-1 point de précision</text:p>
          </table:table-cell>
          <table:table-cell table:style-name="Armes_5f_naturelles.A2" office:value-type="string">
            <text:p text:style-name="Table_20_Contents"/>
          </table:table-cell>
          <table:table-cell table:style-name="Armes_5f_naturelles.E2" office:value-type="string">
            <text:p text:style-name="Table_20_Contents">Ne coûte qu'un point aux Gardes Vaerilliens et aux Vaerilliens.</text:p>
          </table:table-cell>
        </table:table-row>
        <table:table-row>
          <table:table-cell table:style-name="Armes_5f_naturelles.A2" office:value-type="string">
            <text:p text:style-name="Table_20_Contents">Style de prédilection</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P9">L'arme choisie a un malus de 2 à tous ses jets.</text:p>
          </table:table-cell>
          <table:table-cell table:style-name="Armes_5f_naturelles.A2" office:value-type="string">
            <text:p text:style-name="Table_20_Contents"/>
          </table:table-cell>
          <table:table-cell table:style-name="Armes_5f_naturelles.E2" office:value-type="string">
            <text:p text:style-name="P9">Possible d'être pris plusieurs fois pour des armes différentes.</text:p>
          </table:table-cell>
        </table:table-row>
        <table:table-row>
          <table:table-cell table:style-name="Armes_5f_naturelles.A2" office:value-type="string">
            <text:p text:style-name="Table_20_Contents">Style fulgurant</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touche, peut attaquer un autre adversaire si réussi jet d'évasion (attaque d'opportunité)et une attaque gratuite si réussi.</text:p>
          </table:table-cell>
          <table:table-cell table:style-name="Armes_5f_naturelles.A2" office:value-type="string">
            <text:p text:style-name="Table_20_Contents"/>
          </table:table-cell>
          <table:table-cell table:style-name="Armes_5f_naturelles.E2" office:value-type="string">
            <text:p text:style-name="Table_20_Contents">Si plus de 10 agilité et 10 réflexes, ne coûte qu'un point.</text:p>
          </table:table-cell>
        </table:table-row>
        <table:table-row>
          <table:table-cell table:style-name="Armes_5f_naturelles.A2" office:value-type="string">
            <text:p text:style-name="Table_20_Contents">Frappes dévastatrices</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Toutes les attaques infligent 1d4 dégâts supplémentaires</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sarmement</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Permet un jet d'agilité contre réflexes, si réussi, désarme, si foire, répliqu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oulé-frappé</text:p>
            <text:p text:style-name="Table_20_Contents">1 pts</text:p>
          </table:table-cell>
          <table:table-cell table:style-name="Armes_5f_naturelles.A2" office:value-type="string">
            <text:p text:style-name="Table_20_Contents">Armes naturelles 3</text:p>
            <text:p text:style-name="Table_20_Contents">Acrobaties 1</text:p>
          </table:table-cell>
          <table:table-cell table:style-name="Armes_5f_naturelles.A2" office:value-type="string">
            <text:p text:style-name="Table_20_Contents">Déclaré un tour avant, permet une roulade (jet d'acrobaties contre test martial)pendant le tour de l'ennemi, si réussi, une attaque gratuit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éduction</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La réduction naturelle augmente de 2.</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Parade de projectil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Pose de combat. +5 contre les attaques à distances. Dure 1d4 tours.</text:p>
          </table:table-cell>
          <table:table-cell table:style-name="Armes_5f_naturelles.A2" office:value-type="string">
            <text:p text:style-name="Table_20_Contents">6</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Invalidation</text:p>
            <text:p text:style-name="Table_20_Contents"><text:soft-page-break/>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Si réussie, l'ennemi à un malus d'1d6 à tous ses jets. Dure <text:soft-page-break/>1d4 tours.</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Tornade des appendic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Offre une deuxième attaqu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Entrave</text:p>
            <text:p text:style-name="Table_20_Contents">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touche, pas de dégâts mais rend l'ennemi « infirme » , « secoué » et « évanescent ». Dure 1d4 tours.</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pli <text:s/>factice</text:p>
            <text:p text:style-name="Table_20_Contents">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loupe jet de détacle, permet une attaque avec +2, si loupe attaque réplique.</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
      <text:p text:style-name="P2"/>
      <text:h text:style-name="Titre_5f_comp" text:outline-level="3"><text:bookmark-start text:name="__RefHeading__51274_888590389"/>Armes souples :<text:bookmark-end text:name="__RefHeading__51274_888590389"/></text:h>
      <text:p text:style-name="P2">Moyen.</text:p>
      <text:p text:style-name="P2">Les armes souples, par définition de sont pas des armes rigides. Leur corps peut-être un alliage de maillons, ou une matière qui en restant dure, peut se tordre. De ce simple fait qu'elles sont souples, ces armes ne sont pas des armes régulières dans le courant militaire, elles s'insèrent peu dans les formations et leur maniement requiert une dextérité et une agilité rare. En outre, leurs capacités les distinguent de toutes les autres armes : elles interdisent toutes parades mais profitent d'une portée généralement supérieure, et d'une panoplie de coups imparables. Quelques voies de duellistes ont privilégié cette arme pour ces affinités à être souvent non-létale, de pouvoir désarmer, immobiliser ou encore renverser.</text:p>
      <text:p text:style-name="P2">Les armes souples sont caractéristiques des fouets en tout genre, bolas, filets, chaînes diverses, cordages variés.</text:p>
      <text:p text:style-name="P2"/>
      <table:table table:name="Armes_souples" table:style-name="Armes_5f_souples">
        <table:table-column table:style-name="Armes_5f_souples.A"/>
        <table:table-column table:style-name="Armes_5f_souples.B"/>
        <table:table-column table:style-name="Armes_5f_souples.C"/>
        <table:table-column table:style-name="Armes_5f_souples.D"/>
        <table:table-column table:style-name="Armes_5f_souples.E"/>
        <table:table-row>
          <table:table-cell table:style-name="Armes_5f_souples.A1" office:value-type="string">
            <text:p text:style-name="P12">Technique</text:p>
          </table:table-cell>
          <table:table-cell table:style-name="Armes_5f_souples.A1" office:value-type="string">
            <text:p text:style-name="P12">Pré-requis</text:p>
          </table:table-cell>
          <table:table-cell table:style-name="Armes_5f_souples.A1" office:value-type="string">
            <text:p text:style-name="P12">Effet</text:p>
          </table:table-cell>
          <table:table-cell table:style-name="Armes_5f_souples.A1" office:value-type="string">
            <text:p text:style-name="P13">α</text:p>
          </table:table-cell>
          <table:table-cell table:style-name="Armes_5f_souples.E1" office:value-type="string">
            <text:p text:style-name="P12">Divers</text:p>
          </table:table-cell>
        </table:table-row>
        <table:table-row>
          <table:table-cell table:style-name="Armes_5f_souples.A2" office:value-type="string">
            <text:p text:style-name="P9">Croc-en-jambe</text:p>
            <text:p text:style-name="P9">1 pts</text:p>
          </table:table-cell>
          <table:table-cell table:style-name="Armes_5f_souples.A2" office:value-type="string">
            <text:p text:style-name="P9">Armes souples 1</text:p>
          </table:table-cell>
          <table:table-cell table:style-name="Armes_5f_souples.A2" office:value-type="string">
            <text:p text:style-name="P20">Si touche, ne fait pas de dégâts mais jet d'armes souples (agilité) contre équilibre.</text:p>
            <text:p text:style-name="P9"/>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P20">Style de combat des Hauts Elfes</text:p>
            <text:p text:style-name="P20">2 pts</text:p>
          </table:table-cell>
          <table:table-cell table:style-name="Armes_5f_souples.A2" office:value-type="string">
            <text:p text:style-name="P9">Armes souples 1</text:p>
          </table:table-cell>
          <table:table-cell table:style-name="Armes_5f_souples.A2" office:value-type="string">
            <text:p text:style-name="P20">Permet d'utiliser bonus d'Agilité au lieu de Réflexes pour toucher</text:p>
            <text:p text:style-name="P9"/>
          </table:table-cell>
          <table:table-cell table:style-name="Armes_5f_souples.A2" office:value-type="string">
            <text:p text:style-name="P9"/>
          </table:table-cell>
          <table:table-cell table:style-name="Armes_5f_souples.E2" office:value-type="string">
            <text:p text:style-name="P9">Ne coûte qu'un point aux Haut Elfes</text:p>
          </table:table-cell>
        </table:table-row>
        <table:table-row>
          <table:table-cell table:style-name="Armes_5f_souples.A2" office:value-type="string">
            <text:p text:style-name="P23">Armes de prédilection</text:p>
            <text:p text:style-name="P23">1 pts</text:p>
          </table:table-cell>
          <table:table-cell table:style-name="Armes_5f_souples.A2" office:value-type="string">
            <text:p text:style-name="P10">Armes souples 1</text:p>
          </table:table-cell>
          <table:table-cell table:style-name="Armes_5f_souples.A2" office:value-type="string">
            <text:p text:style-name="P9">Choisit un type d’arme souple en particulier, et bénéficie de +1 à tous ses jets avec.</text:p>
          </table:table-cell>
          <table:table-cell table:style-name="Armes_5f_souples.A2" office:value-type="string">
            <text:p text:style-name="P9"/>
          </table:table-cell>
          <table:table-cell table:style-name="Armes_5f_souples.E2" office:value-type="string">
            <text:p text:style-name="P9">Choisit un type d’arme souple en <text:soft-page-break/>particulier, et bénéficie de +1 à tous ses jets avec.</text:p>
          </table:table-cell>
        </table:table-row>
        <table:table-row>
          <table:table-cell table:style-name="Armes_5f_souples.A2" office:value-type="string">
            <text:p text:style-name="P20">Coup gagnant</text:p>
            <text:p text:style-name="P20">2 pts</text:p>
            <text:p text:style-name="P9"/>
          </table:table-cell>
          <table:table-cell table:style-name="Armes_5f_souples.A2" office:value-type="string">
            <text:p text:style-name="P9">Armes souples 1</text:p>
          </table:table-cell>
          <table:table-cell table:style-name="Armes_5f_souples.A2" office:value-type="string">
            <text:p text:style-name="P9">Si touche, peut détacler même  si plusieurs ennemis au corps-à-corps.</text:p>
          </table:table-cell>
          <table:table-cell table:style-name="Armes_5f_souples.A2" office:value-type="string">
            <text:p text:style-name="P9">2</text:p>
          </table:table-cell>
          <table:table-cell table:style-name="Armes_5f_souples.E2" office:value-type="string">
            <text:p text:style-name="P9"/>
          </table:table-cell>
        </table:table-row>
        <table:table-row table:style-name="Armes_5f_souples.6">
          <table:table-cell table:style-name="Armes_5f_souples.A2" office:value-type="string">
            <text:p text:style-name="P9">Entrave</text:p>
            <text:p text:style-name="P9">1 pts</text:p>
          </table:table-cell>
          <table:table-cell table:style-name="Armes_5f_souples.A2" office:value-type="string">
            <text:p text:style-name="P9">Armes souples 1</text:p>
          </table:table-cell>
          <table:table-cell table:style-name="Armes_5f_souples.A2" office:value-type="string">
            <text:p text:style-name="P9">La zone touchée est « infirme ». Dure 1d6 tours.</text:p>
          </table:table-cell>
          <table:table-cell table:style-name="Armes_5f_souples.A2" office:value-type="string">
            <text:p text:style-name="P9">5</text:p>
          </table:table-cell>
          <table:table-cell table:style-name="Armes_5f_souples.E2" office:value-type="string">
            <text:p text:style-name="P9"/>
          </table:table-cell>
        </table:table-row>
        <table:table-row>
          <table:table-cell table:style-name="Armes_5f_souples.A2" office:value-type="string">
            <text:p text:style-name="P9">Déplacement forcé</text:p>
            <text:p text:style-name="P9">1 pts</text:p>
          </table:table-cell>
          <table:table-cell table:style-name="Armes_5f_souples.A2" office:value-type="string">
            <text:p text:style-name="P9">Armes souples 1</text:p>
          </table:table-cell>
          <table:table-cell table:style-name="Armes_5f_souples.A2" office:value-type="string">
            <text:p text:style-name="P9">Si touche, jet d'armes souples(force) contre jet d’Équilibre pour déplacer l'ennemi.</text:p>
          </table:table-cell>
          <table:table-cell table:style-name="Armes_5f_souples.A2" office:value-type="string">
            <text:p text:style-name="P9">2</text:p>
          </table:table-cell>
          <table:table-cell table:style-name="Armes_5f_souples.E2" office:value-type="string">
            <text:p text:style-name="P9"/>
          </table:table-cell>
        </table:table-row>
        <table:table-row>
          <table:table-cell table:style-name="Armes_5f_souples.A2" office:value-type="string">
            <text:p text:style-name="P9">Coup cruel</text:p>
            <text:p text:style-name="P9">2 pts</text:p>
          </table:table-cell>
          <table:table-cell table:style-name="Armes_5f_souples.A2" office:value-type="string">
            <text:p text:style-name="P9">Armes souples 1</text:p>
          </table:table-cell>
          <table:table-cell table:style-name="Armes_5f_souples.A2" office:value-type="string">
            <text:p text:style-name="P9">Les ennemis ont un malus de 3 à toutes leurs actions non-physique. Dure (école) tour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imprécis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Inflige +1d4 dégâts par point de précision sacrifié (max.5)</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Immobilisation</text:p>
            <text:p text:style-name="Table_20_Contents">1 pts</text:p>
          </table:table-cell>
          <table:table-cell table:style-name="Armes_5f_souples.A2" office:value-type="string">
            <text:p text:style-name="Table_20_Contents">Armes souples 1</text:p>
          </table:table-cell>
          <table:table-cell table:style-name="Armes_5f_souples.A2" office:value-type="string">
            <text:p text:style-name="Table_20_Contents">Si touche, peut tenter une immobilisation de l'ennemi (jet d'(école) force contre équilibr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P9">Désarmement</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Tentative de désarmement, pas de réplique si échoue</text:p>
          </table:table-cell>
          <table:table-cell table:style-name="Armes_5f_souples.A2" office:value-type="string">
            <text:p text:style-name="P9">4</text:p>
          </table:table-cell>
          <table:table-cell table:style-name="Armes_5f_souples.E2" office:value-type="string">
            <text:p text:style-name="P9">Agilité &gt; 9</text:p>
          </table:table-cell>
        </table:table-row>
        <table:table-row>
          <table:table-cell table:style-name="Armes_5f_souples.A2" office:value-type="string">
            <text:p text:style-name="P9">Écorchure brûlant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Si retouche à cette partie du corps dans les 10 tours suivants, inflige +1d10 dégâts.</text:p>
          </table:table-cell>
          <table:table-cell table:style-name="Armes_5f_souples.A2" office:value-type="string">
            <text:p text:style-name="P9">1</text:p>
          </table:table-cell>
          <table:table-cell table:style-name="Armes_5f_souples.E2" office:value-type="string">
            <text:p text:style-name="P9">Faire &gt; 1 dégât</text:p>
          </table:table-cell>
        </table:table-row>
        <table:table-row>
          <table:table-cell table:style-name="Armes_5f_souples.A2" office:value-type="string">
            <text:p text:style-name="P9">Protection de zone</text:p>
            <text:p text:style-name="P9">2 pts</text:p>
          </table:table-cell>
          <table:table-cell table:style-name="Armes_5f_souples.A2" office:value-type="string">
            <text:p text:style-name="P9">Armes souples 3</text:p>
          </table:table-cell>
          <table:table-cell table:style-name="Armes_5f_souples.A2" office:value-type="string">
            <text:p text:style-name="P20">Permet d'ajouter le bonus d’armes souples aux jets pour les attaques de zone</text:p>
            <text:p text:style-name="P9"/>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20">Garde souple</text:p>
            <text:p text:style-name="P20">2 pts</text:p>
            <text:p text:style-name="P9"/>
          </table:table-cell>
          <table:table-cell table:style-name="Armes_5f_souples.A2" office:value-type="string">
            <text:p text:style-name="P9">Armes souples 3</text:p>
          </table:table-cell>
          <table:table-cell table:style-name="Armes_5f_souples.A2" office:value-type="string">
            <text:p text:style-name="P9">+2/- d’armure sauf si touché de plus de 5.</text:p>
          </table:table-cell>
          <table:table-cell table:style-name="Armes_5f_souples.A2" office:value-type="string">
            <text:p text:style-name="P9"/>
          </table:table-cell>
          <table:table-cell table:style-name="Armes_5f_souples.E2" office:value-type="string">
            <text:p text:style-name="P20">Ne coûte qu’un point si</text:p>
            <text:p text:style-name="P20">Agilité  &gt; 12 Réflexes &gt;12</text:p>
            <text:p text:style-name="P9"/>
          </table:table-cell>
        </table:table-row>
        <text:soft-page-break/>
        <table:table-row>
          <table:table-cell table:style-name="Armes_5f_souples.A2" office:value-type="string">
            <text:p text:style-name="P9">Style de combat Vaerillien</text:p>
            <text:p text:style-name="P9">2 pts</text:p>
          </table:table-cell>
          <table:table-cell table:style-name="Armes_5f_souples.A2" office:value-type="string">
            <text:p text:style-name="P9">Armes souples 3</text:p>
          </table:table-cell>
          <table:table-cell table:style-name="Armes_5f_souples.A2" office:value-type="string">
            <text:p text:style-name="P9">Ajoute 1d6 dégâts non létaux/-1 point de précision</text:p>
          </table:table-cell>
          <table:table-cell table:style-name="Armes_5f_souples.A2" office:value-type="string">
            <text:p text:style-name="P9"/>
          </table:table-cell>
          <table:table-cell table:style-name="Armes_5f_souples.E2" office:value-type="string">
            <text:p text:style-name="P9">Ne coûte qu'un point aux Gardes Vaerilliens et aux Vaerilliens.</text:p>
          </table:table-cell>
        </table:table-row>
        <table:table-row>
          <table:table-cell table:style-name="Armes_5f_souples.A2" office:value-type="string">
            <text:p text:style-name="P9">Style de prédilection</text:p>
            <text:p text:style-name="P9">1 pts</text:p>
          </table:table-cell>
          <table:table-cell table:style-name="Armes_5f_souples.A2" office:value-type="string">
            <text:p text:style-name="P9">Armes souples 3</text:p>
          </table:table-cell>
          <table:table-cell table:style-name="Armes_5f_souples.A2" office:value-type="string">
            <text:p text:style-name="P9">L'arme choisie a un malus de 2 à tous ses jets.</text:p>
          </table:table-cell>
          <table:table-cell table:style-name="Armes_5f_souples.A2" office:value-type="string">
            <text:p text:style-name="P9"/>
          </table:table-cell>
          <table:table-cell table:style-name="Armes_5f_souples.E2" office:value-type="string">
            <text:p text:style-name="P9">Possible d'être pris plusieurs fois pour des armes différentes.</text:p>
          </table:table-cell>
        </table:table-row>
        <table:table-row>
          <table:table-cell table:style-name="Armes_5f_souples.A2" office:value-type="string">
            <text:p text:style-name="P9">Attaque hargneuse</text:p>
            <text:p text:style-name="P9">1 pts</text:p>
          </table:table-cell>
          <table:table-cell table:style-name="Armes_5f_souples.A2" office:value-type="string">
            <text:p text:style-name="P9">Armes souples 3</text:p>
          </table:table-cell>
          <table:table-cell table:style-name="Armes_5f_souples.A2" office:value-type="string">
            <text:p text:style-name="P9">Permet d'ajouter le bonus de volonté aux dégât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précise</text:p>
            <text:p text:style-name="P9">1 pts</text:p>
          </table:table-cell>
          <table:table-cell table:style-name="Armes_5f_souples.A2" office:value-type="string">
            <text:p text:style-name="P9">Armes souples 3</text:p>
            <text:p text:style-name="P9"/>
          </table:table-cell>
          <table:table-cell table:style-name="Armes_5f_souples.A2" office:value-type="string">
            <text:p text:style-name="P9">Permet d'échanger un malus de 1d6 aux dégâts/+1 à la précision</text:p>
          </table:table-cell>
          <table:table-cell table:style-name="Armes_5f_souples.A2" office:value-type="string">
            <text:p text:style-name="P9">3</text:p>
          </table:table-cell>
          <table:table-cell table:style-name="Armes_5f_souples.E2" office:value-type="string">
            <text:p text:style-name="P9">Agilité &gt; 10</text:p>
          </table:table-cell>
        </table:table-row>
        <table:table-row>
          <table:table-cell table:style-name="Armes_5f_souples.A2" office:value-type="string">
            <text:p text:style-name="P9">Choc éloigné</text:p>
            <text:p text:style-name="P9">1 pts</text:p>
          </table:table-cell>
          <table:table-cell table:style-name="Armes_5f_souples.A2" office:value-type="string">
            <text:p text:style-name="P9">Armes souples 5</text:p>
          </table:table-cell>
          <table:table-cell table:style-name="Armes_5f_souples.A2" office:value-type="string">
            <text:p text:style-name="P9">Permet de doubler son allonge pour ce coup.</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Prix de l'erreur</text:p>
            <text:p text:style-name="Table_20_Contents">1 pts</text:p>
          </table:table-cell>
          <table:table-cell table:style-name="Armes_5f_souples.A2" office:value-type="string">
            <text:p text:style-name="Table_20_Contents">Armes souples 5</text:p>
          </table:table-cell>
          <table:table-cell table:style-name="Armes_5f_souples.A2" office:value-type="string">
            <text:p text:style-name="Table_20_Contents">Pose de combat. Chaque fois qu'un ennemi loupe une attaque, il suscite une attaque d'opportunité. Dure 1d4 tours.</text:p>
          </table:table-cell>
          <table:table-cell table:style-name="Armes_5f_souples.A2" office:value-type="string">
            <text:p text:style-name="Table_20_Contents">7</text:p>
          </table:table-cell>
          <table:table-cell table:style-name="Armes_5f_souples.E2" office:value-type="string">
            <text:p text:style-name="Table_20_Contents"/>
          </table:table-cell>
        </table:table-row>
        <table:table-row>
          <table:table-cell table:style-name="Armes_5f_souples.A2" office:value-type="string">
            <text:p text:style-name="Table_20_Contents">Attaque dissimulée</text:p>
            <text:p text:style-name="Table_20_Contents">1 pts</text:p>
            <text:p text:style-name="Table_20_Contents"/>
          </table:table-cell>
          <table:table-cell table:style-name="Armes_5f_souples.A2" office:value-type="string">
            <text:p text:style-name="Table_20_Contents">Armes souples 5</text:p>
            <text:p text:style-name="Table_20_Contents"><text:span text:style-name="T7">Discrétion / </text:span>Escamotage 1</text:p>
            <text:p text:style-name="Table_20_Contents"/>
            <text:p text:style-name="Table_20_Contents"/>
          </table:table-cell>
          <table:table-cell table:style-name="Armes_5f_souples.A2" office:value-type="string">
            <text:p text:style-name="Table_20_Contents">Permet un jet d’Escamotage contre jet de Perception, si réussi touche l'ennemi (malus de précision de 1). Si loupe, suscite une attaque d'opportunité.</text:p>
          </table:table-cell>
          <table:table-cell table:style-name="Armes_5f_souples.A2" office:value-type="string">
            <text:p text:style-name="Table_20_Contents">2</text:p>
          </table:table-cell>
          <table:table-cell table:style-name="Armes_5f_souples.E2" office:value-type="string">
            <text:p text:style-name="Table_20_Contents"/>
          </table:table-cell>
        </table:table-row>
        <table:table-row>
          <table:table-cell table:style-name="Armes_5f_souples.A2" office:value-type="string">
            <text:p text:style-name="Table_20_Contents">Pluie</text:p>
            <text:p text:style-name="Table_20_Contents">2 pts</text:p>
            <text:p text:style-name="Table_20_Contents"/>
          </table:table-cell>
          <table:table-cell table:style-name="Armes_5f_souples.A2" office:value-type="string">
            <text:p text:style-name="Table_20_Contents">Armes souples 7</text:p>
          </table:table-cell>
          <table:table-cell table:style-name="Armes_5f_souples.A2" office:value-type="string">
            <text:p text:style-name="Table_20_Contents">Permet de tripler les attaques, mais sans bonus de forc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Table_20_Contents">Étranglements</text:p>
            <text:p text:style-name="Table_20_Contents">1 pts</text:p>
          </table:table-cell>
          <table:table-cell table:style-name="Armes_5f_souples.A2" office:value-type="string">
            <text:p text:style-name="Table_20_Contents">Armes souples 7</text:p>
          </table:table-cell>
          <table:table-cell table:style-name="Armes_5f_souples.A2" office:value-type="string">
            <text:p text:style-name="Table_20_Contents">Si touche, entre en lutte et inflige des dégâts au cou par tour (Dé maxé + bonus x 2 + dé arme)jusqu'à ce que la lutte finisse (jet d'école(force) contre jet de lutte).</text:p>
          </table:table-cell>
          <table:table-cell table:style-name="Armes_5f_souples.A2" office:value-type="string">
            <text:p text:style-name="Table_20_Contents">5</text:p>
          </table:table-cell>
          <table:table-cell table:style-name="Armes_5f_souples.E2" office:value-type="string">
            <text:p text:style-name="Table_20_Contents"/>
          </table:table-cell>
        </table:table-row>
        <table:table-row>
          <table:table-cell table:style-name="Armes_5f_souples.A2" office:value-type="string">
            <text:p text:style-name="Table_20_Contents">Maîtrise du coup vital</text:p>
            <text:p text:style-name="Table_20_Contents">1 pts</text:p>
            <text:p text:style-name="Table_20_Contents"><text:soft-page-break/></text:p>
          </table:table-cell>
          <table:table-cell table:style-name="Armes_5f_souples.A2" office:value-type="string">
            <text:p text:style-name="Table_20_Contents">Armes souples 10</text:p>
          </table:table-cell>
          <table:table-cell table:style-name="Armes_5f_souples.A2" office:value-type="string">
            <text:p text:style-name="Table_20_Contents">Dégâts maxé pour la première attaque du round. (Les dés maxés peuvent ouvrir)</text:p>
          </table:table-cell>
          <table:table-cell table:style-name="Armes_5f_souples.A2" office:value-type="string">
            <text:p text:style-name="Table_20_Contents"/>
          </table:table-cell>
          <table:table-cell table:style-name="Armes_5f_souples.E2" office:value-type="string">
            <text:p text:style-name="Table_20_Contents"/>
          </table:table-cell>
        </table:table-row>
        <table:table-row>
          <table:table-cell table:style-name="Armes_5f_souples.A2" office:value-type="string">
            <text:p text:style-name="Table_20_Contents">Hémorragie</text:p>
            <text:p text:style-name="Table_20_Contents">1 pts</text:p>
            <text:p text:style-name="Table_20_Contents"/>
          </table:table-cell>
          <table:table-cell table:style-name="Armes_5f_souples.A2" office:value-type="string">
            <text:p text:style-name="Table_20_Contents">Armes souples 10</text:p>
            <text:p text:style-name="Table_20_Contents"/>
          </table:table-cell>
          <table:table-cell table:style-name="Armes_5f_souples.A2" office:value-type="string">
            <text:p text:style-name="Table_20_Contents">Ajoute 1 de saignement supplémentaires tous les 5 de dégâts.</text:p>
          </table:table-cell>
          <table:table-cell table:style-name="Armes_5f_souples.A2" office:value-type="string">
            <text:p text:style-name="Table_20_Contents"/>
          </table:table-cell>
          <table:table-cell table:style-name="Armes_5f_souples.E2" office:value-type="string">
            <text:p text:style-name="Table_20_Contents">Faire &gt; 1 dégât</text:p>
          </table:table-cell>
        </table:table-row>
      </table:table>
      <text:p text:style-name="P2"/>
      <text:h text:style-name="Titre_5f_comp" text:outline-level="3"><text:bookmark-start text:name="__RefHeading__51276_888590389"/>Bâtons :<text:bookmark-end text:name="__RefHeading__51276_888590389"/></text:h>
      <text:p text:style-name="P2">Moyen.</text:p>
      <text:p text:style-name="P2">Les bâtons n'a jamais été une arme particulièrement répandue, et représente toujours une part marginale sur le grand marché de la mort. Pourtant, alliant dextérité et coups extraordinaires, cette arme est une excellente arme de duel, désarmements, renversements, la maîtrise des bâtons permettra d'en rosser plus d'un qui n'y prendra pas garde. Elle se tient généralement à deux mains en son centre pour la plupart, ou une main sur une garde lorsqu'utilisé avec un bouclier. Hélas, son manque de puissance et sa précision moyenne la rétrograde au rang d'arme atypique, parfois même considéré comme archaïque puisque certains maîtres du bâtons s'entraînaient avec des bâtons de berger ou des balais. Quelques grandes enseignes et académies de combat subsistent et défendent leur style de combat à mi-chemin entre le duel et la méditation, ajoutant une dimension spirituelle et philosophique à leur enseignement. Les armées vaeriliennes quant à elles préféraient le bâton aux autres armes pour ses propriétés non létales, les combattant maniant le bâton sont souvent considérés comme à part, et seuls les fous oublient que c’est le terme même de bâton vient de baston… Un bâton peut-être un Latajang, un bâton de berger, une lance sans embout, un ton-fa etc... <text:s/></text:p>
      <table:table table:name="Bâtons" table:style-name="Bâtons">
        <table:table-column table:style-name="Bâtons.A"/>
        <table:table-column table:style-name="Bâtons.B"/>
        <table:table-column table:style-name="Bâtons.C"/>
        <table:table-column table:style-name="Bâtons.D"/>
        <table:table-column table:style-name="Bâtons.E"/>
        <table:table-row>
          <table:table-cell table:style-name="Bâtons.A1" office:value-type="string">
            <text:p text:style-name="P12">Technique</text:p>
          </table:table-cell>
          <table:table-cell table:style-name="Bâtons.A1" office:value-type="string">
            <text:p text:style-name="P12">Pré-requis</text:p>
          </table:table-cell>
          <table:table-cell table:style-name="Bâtons.A1" office:value-type="string">
            <text:p text:style-name="P12">Effet</text:p>
          </table:table-cell>
          <table:table-cell table:style-name="Bâtons.A1" office:value-type="string">
            <text:p text:style-name="P13">α</text:p>
          </table:table-cell>
          <table:table-cell table:style-name="Bâtons.E1" office:value-type="string">
            <text:p text:style-name="P12">Divers</text:p>
          </table:table-cell>
        </table:table-row>
        <table:table-row>
          <table:table-cell table:style-name="Bâtons.A2" office:value-type="string">
            <text:p text:style-name="Table_20_Contents">Armes de prédilection</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Choisir une arme, +1 à tous les jets avec.</text:p>
          </table:table-cell>
          <table:table-cell table:style-name="Bâtons.A2" office:value-type="string">
            <text:p text:style-name="Table_20_Contents"/>
          </table:table-cell>
          <table:table-cell table:style-name="Bâtons.E2" office:value-type="string">
            <text:p text:style-name="Table_20_Contents">Peut-être pris pour plusieurs armes distincts</text:p>
          </table:table-cell>
        </table:table-row>
        <table:table-row>
          <table:table-cell table:style-name="Bâtons.A2" office:value-type="string">
            <text:p text:style-name="P9">Frappe Douloureuse</text:p>
            <text:p text:style-name="P9">1 pts</text:p>
          </table:table-cell>
          <table:table-cell table:style-name="Bâtons.A2" office:value-type="string">
            <text:p text:style-name="P9">Bâtons 1</text:p>
          </table:table-cell>
          <table:table-cell table:style-name="Bâtons.A2" office:value-type="string">
            <text:p text:style-name="P9">L'attaque fait +1d12 dégâts temporaires. DD volonté = aux dégâts faits pour annuler</text:p>
          </table:table-cell>
          <table:table-cell table:style-name="Bâtons.A2" office:value-type="string">
            <text:p text:style-name="P9">2</text:p>
          </table:table-cell>
          <table:table-cell table:style-name="Bâtons.E2" office:value-type="string">
            <text:p text:style-name="Table_20_Contents"/>
          </table:table-cell>
        </table:table-row>
        <table:table-row>
          <table:table-cell table:style-name="Bâtons.A2" office:value-type="string">
            <text:p text:style-name="Table_20_Contents">Repousse</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Si réussi, ½ dégâts mais repousse d'1d6 mètre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Étourdiss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Les coups à la tête rendent « déficient ». Dure 1d8 tour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Style de prédilection</text:p>
            <text:p text:style-name="Table_20_Contents"><text:soft-page-break/>1 pts</text:p>
          </table:table-cell>
          <table:table-cell table:style-name="Bâtons.A2" office:value-type="string">
            <text:p text:style-name="Table_20_Contents">Bâtons 1</text:p>
          </table:table-cell>
          <table:table-cell table:style-name="Bâtons.A2" office:value-type="string">
            <text:p text:style-name="P9">Le style d'arme choisit à un malus de 2 à tous ses jets.</text:p>
          </table:table-cell>
          <table:table-cell table:style-name="Bâtons.A2" office:value-type="string">
            <text:p text:style-name="Table_20_Contents"/>
          </table:table-cell>
          <table:table-cell table:style-name="Bâtons.E2" office:value-type="string">
            <text:p text:style-name="P9">Possible d'être pris <text:soft-page-break/>plusieurs fois pour des armes différentes.</text:p>
          </table:table-cell>
        </table:table-row>
        <table:table-row>
          <table:table-cell table:style-name="Bâtons.A2" office:value-type="string">
            <text:p text:style-name="Table_20_Contents">Style de combat Vaerillien</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Ajoute 1d6 dégâts non létaux/-1 point de précision</text:p>
          </table:table-cell>
          <table:table-cell table:style-name="Bâtons.A2" office:value-type="string">
            <text:p text:style-name="Table_20_Contents"/>
          </table:table-cell>
          <table:table-cell table:style-name="Bâtons.E2" office:value-type="string">
            <text:p text:style-name="Table_20_Contents">Ne coûte qu'un point aux Gardes Vaerilliens et aux Vaerilliens.</text:p>
          </table:table-cell>
        </table:table-row>
        <table:table-row>
          <table:table-cell table:style-name="Bâtons.A2" office:value-type="string">
            <text:p text:style-name="Table_20_Contents">Coup Chassé</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Si touche, l'ennemi doit faire un jet de Peur Viscérale (dd= 7+ (école)).</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Désarm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Tentative de désarmement, pas de réplique si échoue</text:p>
          </table:table-cell>
          <table:table-cell table:style-name="Bâtons.A2" office:value-type="string">
            <text:p text:style-name="Table_20_Contents">4</text:p>
          </table:table-cell>
          <table:table-cell table:style-name="Bâtons.E2" office:value-type="string">
            <text:p text:style-name="Table_20_Contents"/>
          </table:table-cell>
        </table:table-row>
        <table:table-row>
          <table:table-cell table:style-name="Bâtons.A2" office:value-type="string">
            <text:p text:style-name="Table_20_Contents">Saut frappé</text:p>
            <text:p text:style-name="Table_20_Contents">1 pts</text:p>
          </table:table-cell>
          <table:table-cell table:style-name="Bâtons.A2" office:value-type="string">
            <text:p text:style-name="Table_20_Contents">Bâtons 1</text:p>
            <text:p text:style-name="Table_20_Contents">Athlétisme 1</text:p>
          </table:table-cell>
          <table:table-cell table:style-name="Bâtons.A2" office:value-type="string">
            <text:p text:style-name="Table_20_Contents">Après un saut, +1 dé arme maxé. Si loupe, réplique.</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Danse</text:p>
            <text:p text:style-name="Table_20_Contents">1 pts</text:p>
          </table:table-cell>
          <table:table-cell table:style-name="Bâtons.A2" office:value-type="string">
            <text:p text:style-name="Table_20_Contents">Bâtons 1</text:p>
            <text:p text:style-name="Table_20_Contents">Représentation : danse ou Représentation : bâton 1</text:p>
          </table:table-cell>
          <table:table-cell table:style-name="Bâtons.A2" office:value-type="string">
            <text:p text:style-name="Table_20_Contents">Permet d'annuler une deuxième attaque sur soi</text:p>
            <text:p text:style-name="Table_20_Contents">DD représentation : 15/tour</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Simple et doubl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utiliser les techniques d'Armes Doubles associées à Bâton.</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Maîtrise des événement</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e relancer un jet associé à Bâtons</text:p>
          </table:table-cell>
          <table:table-cell table:style-name="Bâtons.A2" office:value-type="string">
            <text:p text:style-name="Table_20_Contents">20</text:p>
          </table:table-cell>
          <table:table-cell table:style-name="Bâtons.E2" office:value-type="string">
            <text:p text:style-name="Table_20_Contents"/>
          </table:table-cell>
        </table:table-row>
        <table:table-row>
          <table:table-cell table:style-name="Bâtons.A2" office:value-type="string">
            <text:p text:style-name="P9">Manœuvre Complexe</text:p>
            <text:p text:style-name="P9">2 pts</text:p>
          </table:table-cell>
          <table:table-cell table:style-name="Bâtons.A2" office:value-type="string">
            <text:p text:style-name="P9">Bâtons 3</text:p>
          </table:table-cell>
          <table:table-cell table:style-name="Bâtons.A2" office:value-type="string">
            <text:p text:style-name="P9">Jet de force opposé à Évasion, si réussi l'ennemi a le choix entre reculer et subir une tentative de renversement, ou tenter d'attaquer (en cas d'échec il subit une réplique et un désarmement)</text:p>
          </table:table-cell>
          <table:table-cell table:style-name="Bâtons.A2" office:value-type="string">
            <text:p text:style-name="P9">9</text:p>
          </table:table-cell>
          <table:table-cell table:style-name="Bâtons.E2" office:value-type="string">
            <text:p text:style-name="Table_20_Contents"/>
          </table:table-cell>
        </table:table-row>
        <table:table-row>
          <table:table-cell table:style-name="Bâtons.A2" office:value-type="string">
            <text:p text:style-name="Table_20_Contents">Attaque intuitiv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le bonus de réflexes aux dégât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Vélocité</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3 à la défense quand touche un ennemi</text:p>
          </table:table-cell>
          <table:table-cell table:style-name="Bâtons.A2" office:value-type="string">
            <text:p text:style-name="Table_20_Contents"/>
          </table:table-cell>
          <table:table-cell table:style-name="Bâtons.E2" office:value-type="string">
            <text:p text:style-name="Table_20_Contents"/>
          </table:table-cell>
        </table:table-row>
        <text:soft-page-break/>
        <table:table-row>
          <table:table-cell table:style-name="Bâtons.A2" office:value-type="string">
            <text:p text:style-name="Table_20_Contents">Frappe Kharmique</text:p>
            <text:p text:style-name="Table_20_Contents">2 pts</text:p>
          </table:table-cell>
          <table:table-cell table:style-name="Bâtons.A2" office:value-type="string">
            <text:p text:style-name="Table_20_Contents">Bâtons 3</text:p>
            <text:p text:style-name="Table_20_Contents">Concentration 1</text:p>
          </table:table-cell>
          <table:table-cell table:style-name="Bâtons.A2" office:value-type="string">
            <text:p text:style-name="Table_20_Contents">Permet une attaque gratuite en même temps que celle de l'ennemi, -4 à la défense</text:p>
          </table:table-cell>
          <table:table-cell table:style-name="Bâtons.A2" office:value-type="string">
            <text:p text:style-name="Table_20_Contents">2</text:p>
          </table:table-cell>
          <table:table-cell table:style-name="Bâtons.E2" office:value-type="string">
            <text:p text:style-name="Table_20_Contents"/>
          </table:table-cell>
        </table:table-row>
        <table:table-row>
          <table:table-cell table:style-name="Bâtons.A2" office:value-type="string">
            <text:p text:style-name="Table_20_Contents">Parade spécial</text:p>
            <text:p text:style-name="Table_20_Contents">1 pts</text:p>
          </table:table-cell>
          <table:table-cell table:style-name="Bâtons.A2" office:value-type="string">
            <text:p text:style-name="Table_20_Contents">Bâtons 3</text:p>
            <text:p text:style-name="Table_20_Contents">Défense 2</text:p>
          </table:table-cell>
          <table:table-cell table:style-name="Bâtons.A2" office:value-type="string">
            <text:p text:style-name="Table_20_Contents">Pose de combat, quand l'ennemi loupe une technique, réplique.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Maîtrise de soi</text:p>
            <text:p text:style-name="Table_20_Contents">2 pts</text:p>
          </table:table-cell>
          <table:table-cell table:style-name="Bâtons.A2" office:value-type="string">
            <text:p text:style-name="Table_20_Contents">Bâtons 5</text:p>
          </table:table-cell>
          <table:table-cell table:style-name="Bâtons.A2" office:value-type="string">
            <text:p text:style-name="Table_20_Contents">Permet de relancer les 1, ouvre les dé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Parade de projectiles</text:p>
            <text:p text:style-name="Table_20_Contents">1 pts</text:p>
          </table:table-cell>
          <table:table-cell table:style-name="Bâtons.A2" office:value-type="string">
            <text:p text:style-name="Table_20_Contents">Bâtons 5</text:p>
          </table:table-cell>
          <table:table-cell table:style-name="Bâtons.A2" office:value-type="string">
            <text:p text:style-name="Table_20_Contents">Pose de combat. +5 contre les attaques à distances. Dure 1d4 tours.</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Focus</text:p>
            <text:p text:style-name="Table_20_Contents">1 pts</text:p>
          </table:table-cell>
          <table:table-cell table:style-name="Bâtons.A2" office:value-type="string">
            <text:p text:style-name="Table_20_Contents">Bâtons 5</text:p>
            <text:p text:style-name="Table_20_Contents">Concentration 3</text:p>
          </table:table-cell>
          <table:table-cell table:style-name="Bâtons.A2" office:value-type="string">
            <text:p text:style-name="Table_20_Contents">Permet de se concentrer sur l'ennemi (DD=dégâts subis + 1/tour)pour gagner +3 à tous les jets contre lui.</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Roue</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Le coup inflige les dégâts arme des 2 têtes.</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Coup d'estoc</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Si touche, ½ dégâts, mais enlève 1 action à l'ennemi.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Déluge</text:p>
            <text:p text:style-name="Table_20_Contents">2 pts</text:p>
          </table:table-cell>
          <table:table-cell table:style-name="Bâtons.A2" office:value-type="string">
            <text:p text:style-name="Table_20_Contents">Bâtons 10</text:p>
          </table:table-cell>
          <table:table-cell table:style-name="Bâtons.A2" office:value-type="string">
            <text:p text:style-name="Table_20_Contents">Offre 2 attaques supplémentaires.</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Brise-os</text:p>
            <text:p text:style-name="Table_20_Contents">1 pts</text:p>
          </table:table-cell>
          <table:table-cell table:style-name="Bâtons.A2" office:value-type="string">
            <text:p text:style-name="Table_20_Contents">Bâtons 10</text:p>
          </table:table-cell>
          <table:table-cell table:style-name="Bâtons.A2" office:value-type="string">
            <text:p text:style-name="Table_20_Contents">Les coups infligent +1d20 dégâts.</text:p>
          </table:table-cell>
          <table:table-cell table:style-name="Bâtons.A2" office:value-type="string">
            <text:p text:style-name="Table_20_Contents"/>
          </table:table-cell>
          <table:table-cell table:style-name="Bâtons.E2" office:value-type="string">
            <text:p text:style-name="Table_20_Contents"/>
          </table:table-cell>
        </table:table-row>
      </table:table>
      <text:p text:style-name="Text_20_body"/>
      <text:p text:style-name="Text_20_body"/>
      <text:h text:style-name="Titre_5f_comp" text:outline-level="3"><text:bookmark-start text:name="__RefHeading__12359_107282609"/>Boucliers :<text:bookmark-end text:name="__RefHeading__12359_107282609"/></text:h>
      <text:p text:style-name="P2">Moyen.</text:p>
      <text:p text:style-name="P2"/>
      <text:p text:style-name="P2">Les boucliers, protections supplémentaires accrochées au bras non directeur, est aussi une arme pouvant s'avérer redoutable, suivant la maxime « La meilleure attaque c'est la défense ». Elle apporte une parade mobile que n'ont pas les armures, une parade complète qui fait défaut à toutes autres armes. Les boucliers se couplent parfaitement bien avec quasiment toutes les autres armes, et devient même la seconde arme favorite des artilleurs qui la considère comme une nécessité. Les boucliers permettent d'adopter des formations défensives, des lignes incassables, des phalanges imperméables à toutes attaques ; c'est la base, le pilier de toutes formations qu'elles soient offensives ou <text:soft-page-break/>défensives.</text:p>
      <text:p text:style-name="P2">Les boucliers sont nombreux et de divers tailles : targes d'archers, pavois, rondaches, écus, garde montagne nain...</text:p>
      <table:table table:name="Boucliers" table:style-name="Boucliers">
        <table:table-column table:style-name="Boucliers.A"/>
        <table:table-column table:style-name="Boucliers.B"/>
        <table:table-column table:style-name="Boucliers.C"/>
        <table:table-column table:style-name="Boucliers.D"/>
        <table:table-column table:style-name="Boucliers.E"/>
        <table:table-row>
          <table:table-cell table:style-name="Boucliers.A1" office:value-type="string">
            <text:p text:style-name="P12">Technique</text:p>
          </table:table-cell>
          <table:table-cell table:style-name="Boucliers.A1" office:value-type="string">
            <text:p text:style-name="P12">Pré-requis</text:p>
          </table:table-cell>
          <table:table-cell table:style-name="Boucliers.A1" office:value-type="string">
            <text:p text:style-name="P12">Effet</text:p>
          </table:table-cell>
          <table:table-cell table:style-name="Boucliers.A1" office:value-type="string">
            <text:p text:style-name="P13">α</text:p>
          </table:table-cell>
          <table:table-cell table:style-name="Boucliers.E1" office:value-type="string">
            <text:p text:style-name="P12">Divers</text:p>
          </table:table-cell>
        </table:table-row>
        <table:table-row>
          <table:table-cell table:style-name="Boucliers.A2" office:value-type="string">
            <text:p text:style-name="Table_20_Contents">Bouclier de prédilec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Choisit un type de boucliers particuliers, et bénéficie de +1 à tous ses jets avec.</text:p>
          </table:table-cell>
          <table:table-cell table:style-name="Boucliers.A2" office:value-type="string">
            <text:p text:style-name="P9"/>
          </table:table-cell>
          <table:table-cell table:style-name="Boucliers.E2" office:value-type="string">
            <text:p text:style-name="P9">Peut-être pris pour d'autre type de boucliers.</text:p>
          </table:table-cell>
        </table:table-row>
        <table:table-row>
          <table:table-cell table:style-name="Boucliers.A2" office:value-type="string">
            <text:p text:style-name="Table_20_Contents">Annula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ermet d'annuler la prochaine technique contre vous. Dure 1d4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style-name="Boucliers.4">
          <table:table-cell table:style-name="Boucliers.A2" office:value-type="string">
            <text:p text:style-name="Table_20_Contents">Appui défensif</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ermet de faire profiter de son bonus de bouclier à un allié contre les attaques à distance. Si loupe de 5, l'attaque est encaissée par le <text:s/>protecteur.</text:p>
          </table:table-cell>
          <table:table-cell table:style-name="Boucliers.A2" office:value-type="string">
            <text:p text:style-name="Table_20_Contents">1</text:p>
          </table:table-cell>
          <table:table-cell table:style-name="Boucliers.E2" office:value-type="string">
            <text:p text:style-name="Table_20_Contents">Déclarer l'allié avant.</text:p>
          </table:table-cell>
        </table:table-row>
        <table:table-row>
          <table:table-cell table:style-name="Boucliers.A2" office:value-type="string">
            <text:p text:style-name="Table_20_Contents">Protège-corps</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rotège une partie du corps en ajoutant le bonus de réduction du bouclier.</text:p>
          </table:table-cell>
          <table:table-cell table:style-name="Boucliers.A2" office:value-type="string">
            <text:p text:style-name="Table_20_Contents"/>
          </table:table-cell>
          <table:table-cell table:style-name="Boucliers.E2" office:value-type="string">
            <text:p text:style-name="Table_20_Contents">Peut entraîner un malus selon la partie protégée.</text:p>
          </table:table-cell>
        </table:table-row>
        <table:table-row>
          <table:table-cell table:style-name="Boucliers.A2" office:value-type="string">
            <text:p text:style-name="Table_20_Contents">Contre-charg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Pose défensive. Si l'ennemi rate sa charge de plus de 5 pts, touche auto. +3 à la défense contre les charges.</text:p>
          </table:table-cell>
          <table:table-cell table:style-name="Boucliers.A2" office:value-type="string">
            <text:p text:style-name="P9">1</text:p>
          </table:table-cell>
          <table:table-cell table:style-name="Boucliers.E2" office:value-type="string">
            <text:p text:style-name="Table_20_Contents"/>
          </table:table-cell>
        </table:table-row>
        <table:table-row>
          <table:table-cell table:style-name="Boucliers.A2" office:value-type="string">
            <text:p text:style-name="Table_20_Contents">Culbut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Si touche, dégâts + fait reculer d'1d6 mètres</text:p>
          </table:table-cell>
          <table:table-cell table:style-name="Boucliers.A2" office:value-type="string">
            <text:p text:style-name="Table_20_Contents">4</text:p>
          </table:table-cell>
          <table:table-cell table:style-name="Boucliers.E2" office:value-type="string">
            <text:p text:style-name="Table_20_Contents"/>
          </table:table-cell>
        </table:table-row>
        <table:table-row>
          <table:table-cell table:style-name="Boucliers.A2" office:value-type="string">
            <text:p text:style-name="Table_20_Contents">Chute amortie</text:p>
            <text:p text:style-name="Table_20_Contents">1 pts</text:p>
          </table:table-cell>
          <table:table-cell table:style-name="Boucliers.A2" office:value-type="string">
            <text:p text:style-name="Table_20_Contents">Boucliers 1</text:p>
            <text:p text:style-name="Table_20_Contents">Acrobaties 1</text:p>
          </table:table-cell>
          <table:table-cell table:style-name="Boucliers.A2" office:value-type="string">
            <text:p text:style-name="Table_20_Contents">Permet de soustraire le bonus de bouclier et sa <text:s/>réduction pour les dégâts de chu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Coup divertissant</text:p>
            <text:p text:style-name="Table_20_Contents">1 pts</text:p>
          </table:table-cell>
          <table:table-cell table:style-name="Boucliers.A2" office:value-type="string">
            <text:p text:style-name="Table_20_Contents">Boucliers 1</text:p>
            <text:p text:style-name="Table_20_Contents">Évasion 1</text:p>
          </table:table-cell>
          <table:table-cell table:style-name="Boucliers.A2" office:value-type="string">
            <text:p text:style-name="Table_20_Contents">Attaque du bouclier, si loupe, permet de détacler (mais pas si touche).</text:p>
          </table:table-cell>
          <table:table-cell table:style-name="Boucliers.A2" office:value-type="string">
            <text:p text:style-name="Table_20_Contents">4</text:p>
          </table:table-cell>
          <table:table-cell table:style-name="Boucliers.E2" office:value-type="string">
            <text:p text:style-name="Table_20_Contents"/>
          </table:table-cell>
        </table:table-row>
        <table:table-row>
          <table:table-cell table:style-name="Boucliers.A2" office:value-type="string">
            <text:p text:style-name="Table_20_Contents">Protection au sol</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Pas de malus pour se défendre au bouclier au sol.</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Protection de zone</text:p>
            <text:p text:style-name="Table_20_Contents">2 pts</text:p>
          </table:table-cell>
          <table:table-cell table:style-name="Boucliers.A2" office:value-type="string">
            <text:p text:style-name="Table_20_Contents">Boucliers 3</text:p>
          </table:table-cell>
          <table:table-cell table:style-name="Boucliers.A2" office:value-type="string">
            <text:p text:style-name="Table_20_Contents">Permet d'ajouter le bonus de bouclier aux jets pour les attaques de zon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P9">Forteresse</text:p>
            <text:p text:style-name="P9">2 pts</text:p>
          </table:table-cell>
          <table:table-cell table:style-name="Boucliers.A2" office:value-type="string">
            <text:p text:style-name="P9">Boucliers 3</text:p>
            <text:p text:style-name="P9"/>
            <text:p text:style-name="P9"/>
            <text:p text:style-name="P9"/>
          </table:table-cell>
          <table:table-cell table:style-name="Boucliers.A2" office:value-type="string">
            <text:p text:style-name="Table_20_Contents">Pose de combat. Offre +1 à la défense pour chaque attaque reçue. Pas de mouvement pendant la pause de combat. Dure 1d6 tours.</text:p>
          </table:table-cell>
          <table:table-cell table:style-name="Boucliers.A2" office:value-type="string">
            <text:p text:style-name="Table_20_Contents">3</text:p>
          </table:table-cell>
          <table:table-cell table:style-name="Boucliers.E2" office:value-type="string">
            <text:p text:style-name="Table_20_Contents"/>
          </table:table-cell>
        </table:table-row>
        <text:soft-page-break/>
        <table:table-row>
          <table:table-cell table:style-name="Boucliers.A2" office:value-type="string">
            <text:p text:style-name="Table_20_Contents">Contre-style</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Si attaqué par un style, +3 à la défens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caisser et rester</text:p>
            <text:p text:style-name="Table_20_Contents">1 pts</text:p>
          </table:table-cell>
          <table:table-cell table:style-name="Boucliers.A2" office:value-type="string">
            <text:p text:style-name="Table_20_Contents">Boucliers 3</text:p>
            <text:p text:style-name="Table_20_Contents">Équilibre 3</text:p>
          </table:table-cell>
          <table:table-cell table:style-name="Boucliers.A2" office:value-type="string">
            <text:p text:style-name="Table_20_Contents">Pose de combat. Permet de lancer un jet d'équilibre = dégâts subis pour les réduire de moitié.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row>
          <table:table-cell table:style-name="Boucliers.A2" office:value-type="string">
            <text:p text:style-name="Table_20_Contents">Combat en phalange</text:p>
            <text:p text:style-name="Table_20_Contents">1 pts</text:p>
          </table:table-cell>
          <table:table-cell table:style-name="Boucliers.A2" office:value-type="string">
            <text:p text:style-name="Table_20_Contents">Boucliers 3</text:p>
            <text:p text:style-name="Table_20_Contents"/>
          </table:table-cell>
          <table:table-cell table:style-name="Boucliers.A2" office:value-type="string">
            <text:p text:style-name="Table_20_Contents">Permet de bénéficier d'une couverture de : 20 % si 2 boucliers, 1/3 si 3 boucliers, 50% si 5 boucliers.</text:p>
          </table:table-cell>
          <table:table-cell table:style-name="Boucliers.A2" office:value-type="string">
            <text:p text:style-name="Table_20_Contents">1</text:p>
          </table:table-cell>
          <table:table-cell table:style-name="Boucliers.E2" office:value-type="string">
            <text:p text:style-name="Table_20_Contents">Être plusieurs boucliers.</text:p>
          </table:table-cell>
        </table:table-row>
        <table:table-row>
          <table:table-cell table:style-name="Boucliers.A2" office:value-type="string">
            <text:p text:style-name="Table_20_Contents">Lutte défensive</text:p>
            <text:p text:style-name="Table_20_Contents">1 pts</text:p>
          </table:table-cell>
          <table:table-cell table:style-name="Boucliers.A2" office:value-type="string">
            <text:p text:style-name="Table_20_Contents">Boucliers 3</text:p>
            <text:p text:style-name="Table_20_Contents">Évasion 1</text:p>
          </table:table-cell>
          <table:table-cell table:style-name="Boucliers.A2" office:value-type="string">
            <text:p text:style-name="Table_20_Contents">Permet d'ajouter son bonus de bouclier pour se défendre en lut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Tacticien</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utiliser 2 poses en même temps.</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foncement</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l'ennemi est « déficient » et subit 1d20 dégâts supplémentaires. Dure 1d6 tours.</text:p>
          </table:table-cell>
          <table:table-cell table:style-name="Boucliers.A2" office:value-type="string">
            <text:p text:style-name="Table_20_Contents">7</text:p>
          </table:table-cell>
          <table:table-cell table:style-name="Boucliers.E2" office:value-type="string">
            <text:p text:style-name="Table_20_Contents"/>
          </table:table-cell>
        </table:table-row>
        <table:table-row>
          <table:table-cell table:style-name="Boucliers.A2" office:value-type="string">
            <text:p text:style-name="Table_20_Contents">Charge défensiv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ignorer les attaques d'opportunités pour la charge, mais attaque avec le bouclier.</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Atteinte doubl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avec le bouclier, offre une deuxième attaque à l'arme principal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Renversement</text:p>
            <text:p text:style-name="Table_20_Contents">1 pts</text:p>
          </table:table-cell>
          <table:table-cell table:style-name="Boucliers.A2" office:value-type="string">
            <text:p text:style-name="Table_20_Contents">Boucliers 7</text:p>
          </table:table-cell>
          <table:table-cell table:style-name="Boucliers.A2" office:value-type="string">
            <text:p text:style-name="Table_20_Contents">Si réussie, renverse l'adversaire.</text:p>
            <text:p text:style-name="Table_20_Contents">(Jet de bouclier(force) contre jet équilibr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Garde Impénétrable</text:p>
            <text:p text:style-name="Table_20_Contents">2 pts</text:p>
          </table:table-cell>
          <table:table-cell table:style-name="Boucliers.A2" office:value-type="string">
            <text:p text:style-name="Table_20_Contents">Boucliers 7</text:p>
            <text:p text:style-name="Table_20_Contents">Arme 1</text:p>
          </table:table-cell>
          <table:table-cell table:style-name="Boucliers.A2" office:value-type="string">
            <text:p text:style-name="Table_20_Contents">Permet d'ajouter la moitié du bonus de bouclier en défense.</text:p>
          </table:table-cell>
          <table:table-cell table:style-name="Boucliers.A2" office:value-type="string">
            <text:p text:style-name="Table_20_Contents"/>
          </table:table-cell>
          <table:table-cell table:style-name="Boucliers.E2" office:value-type="string">
            <text:p text:style-name="Table_20_Contents">Ne se cumule pas avec Défense ultime (Lance)</text:p>
          </table:table-cell>
        </table:table-row>
        <table:table-row>
          <table:table-cell table:style-name="Boucliers.A2" office:value-type="string">
            <text:p text:style-name="Table_20_Contents">Coup estourbissant</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L'ennemi ne peut pas utiliser de techniques ni de sorts pour les 2 prochains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Montagne</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Pose de combat. Ajoute +4 à l'équilibre, +2/- de réduction, +4 à la défense, +9 réflexes, mais réduit le déplacement de 50%.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
      <text:p text:style-name="P2"/>
      <text:p text:style-name="Text_20_body"/>
      <text:h text:style-name="Titre_5f_comp" text:outline-level="3"><text:bookmark-start text:name="__RefHeading__51278_888590389"/>Épées :<text:bookmark-end text:name="__RefHeading__51278_888590389"/></text:h>
      <text:p text:style-name="P2"><text:soft-page-break/>Moyen.</text:p>
      <text:p text:style-name="P2">L'épée est par nombre de personnes considérée comme la seule arme blanche noble : le maniement de cette arme est souvent allié à une certaine esthétique martiale ainsi qu'une éthique particulière. C'est l'arme favorite des duellistes de toutes les nations, de par son style et sa polyvalence, énormément de techniques ont été inventées. Cela n'empêche néanmoins pas d'être l'arme la plus utilisée par les guerriers : chevaliers brutaux, aventuriers débrouillards, soldats disciplinés, ou duellistes flamboyants tous affectionnent cette arme qui se décline en une palette variée que l'on peut trouver sous tous les ciels d’épilobia. Certaines de ces armes nécessitent dextérité ou force pour être maniées correctement. </text:p>
      <text:p text:style-name="P2">Parmi les épées se trouvent : la rapière, l'épée des chevaliers, la claymore, l'épée courbe fryylienne, la double lame elfique, le fleuret, le sabre, l'espadon, le katana etc...</text:p>
      <table:table table:name="Épées" table:style-name="Épées">
        <table:table-column table:style-name="Épées.A"/>
        <table:table-column table:style-name="Épées.B"/>
        <table:table-column table:style-name="Épées.C"/>
        <table:table-column table:style-name="Épées.D"/>
        <table:table-column table:style-name="Épées.E"/>
        <table:table-row>
          <table:table-cell table:style-name="Épées.A1" office:value-type="string">
            <text:p text:style-name="P13">Technique</text:p>
          </table:table-cell>
          <table:table-cell table:style-name="Épées.A1" office:value-type="string">
            <text:p text:style-name="P13">Pré-requis</text:p>
          </table:table-cell>
          <table:table-cell table:style-name="Épées.A1" office:value-type="string">
            <text:p text:style-name="P13">Effet</text:p>
          </table:table-cell>
          <table:table-cell table:style-name="Épées.A1" office:value-type="string">
            <text:p text:style-name="P13">α</text:p>
          </table:table-cell>
          <table:table-cell table:style-name="Épées.E1" office:value-type="string">
            <text:p text:style-name="P13">Divers</text:p>
          </table:table-cell>
        </table:table-row>
        <table:table-row>
          <table:table-cell table:style-name="Épées.A2" office:value-type="string">
            <text:p text:style-name="P9">Combattant de mêlée</text:p>
            <text:p text:style-name="P9">1 pts</text:p>
          </table:table-cell>
          <table:table-cell table:style-name="Épées.A2" office:value-type="string">
            <text:p text:style-name="P9">Épées 1</text:p>
          </table:table-cell>
          <table:table-cell table:style-name="Épées.A2" office:value-type="string">
            <text:p text:style-name="P9">Réduit le malus de multitude de 3</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Dernière attaque</text:p>
            <text:p text:style-name="P9">1 pts</text:p>
          </table:table-cell>
          <table:table-cell table:style-name="Épées.A2" office:value-type="string">
            <text:p text:style-name="P9">Épées 1</text:p>
          </table:table-cell>
          <table:table-cell table:style-name="Épées.A2" office:value-type="string">
            <text:p text:style-name="P9">Permet une deuxième attaque, mais lâche l'arme que ce soit réussi ou foiré.</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Arme de prédilection</text:p>
            <text:p text:style-name="P9">1 pts</text:p>
          </table:table-cell>
          <table:table-cell table:style-name="Épées.A2" office:value-type="string">
            <text:p text:style-name="P9">Épées 1</text:p>
          </table:table-cell>
          <table:table-cell table:style-name="Épées.A2" office:value-type="string">
            <text:p text:style-name="P9">L'épéiste choisit un type d'épées précis comme les sabres, et bénéficie de +1 à tous ses jets avec.</text:p>
          </table:table-cell>
          <table:table-cell table:style-name="Épées.A2" office:value-type="string">
            <text:p text:style-name="P9"/>
          </table:table-cell>
          <table:table-cell table:style-name="Épées.E2" office:value-type="string">
            <text:p text:style-name="P9">Peut-être pris pour d'autre type d'épée.</text:p>
          </table:table-cell>
        </table:table-row>
        <table:table-row>
          <table:table-cell table:style-name="Épées.A2" office:value-type="string">
            <text:p text:style-name="P9">Style de combat des Hauts Elfes</text:p>
            <text:p text:style-name="P9">2 pts</text:p>
          </table:table-cell>
          <table:table-cell table:style-name="Épées.A2" office:value-type="string">
            <text:p text:style-name="P4">Épées 1</text:p>
          </table:table-cell>
          <table:table-cell table:style-name="Épées.A2" office:value-type="string">
            <text:p text:style-name="P9">Permet d'utiliser bonus d'Agilité au lieu de réflexes pour toucher.</text:p>
          </table:table-cell>
          <table:table-cell table:style-name="Épées.A2" office:value-type="string">
            <text:p text:style-name="P9"/>
          </table:table-cell>
          <table:table-cell table:style-name="Épées.E2" office:value-type="string">
            <text:p text:style-name="P9">Ne coûte qu'un point aux Haut Elfes</text:p>
          </table:table-cell>
        </table:table-row>
        <table:table-row>
          <table:table-cell table:style-name="Épées.A2" office:value-type="string">
            <text:p text:style-name="P9">Taillade</text:p>
            <text:p text:style-name="P9">1 pts</text:p>
          </table:table-cell>
          <table:table-cell table:style-name="Épées.A2" office:value-type="string">
            <text:p text:style-name="P9">Épées 1</text:p>
          </table:table-cell>
          <table:table-cell table:style-name="Épées.A2" office:value-type="string">
            <text:p text:style-name="P9">Ajoute 1d8 dégâts à l'attaque</text:p>
          </table:table-cell>
          <table:table-cell table:style-name="Épées.A2" office:value-type="string">
            <text:p text:style-name="P9">1</text:p>
          </table:table-cell>
          <table:table-cell table:style-name="Épées.E2" office:value-type="string">
            <text:p text:style-name="P9"/>
          </table:table-cell>
        </table:table-row>
        <table:table-row>
          <table:table-cell table:style-name="Épées.A2" office:value-type="string">
            <text:p text:style-name="P9">Attaque en puissance</text:p>
            <text:p text:style-name="P9">1 pts</text:p>
          </table:table-cell>
          <table:table-cell table:style-name="Épées.A2" office:value-type="string">
            <text:p text:style-name="P4">Épées 1</text:p>
          </table:table-cell>
          <table:table-cell table:style-name="Épées.A2" office:value-type="string">
            <text:p text:style-name="P9">Échange +1 au dégât/-1 au toucher</text:p>
          </table:table-cell>
          <table:table-cell table:style-name="Épées.A2" office:value-type="string">
            <text:p text:style-name="P9">0</text:p>
          </table:table-cell>
          <table:table-cell table:style-name="Épées.E2" office:value-type="string">
            <text:p text:style-name="P9">Dégât x 1,5 contre les objets</text:p>
          </table:table-cell>
        </table:table-row>
        <table:table-row>
          <table:table-cell table:style-name="Épées.A2" office:value-type="string">
            <text:p text:style-name="P9">Lame Volante</text:p>
            <text:p text:style-name="P9">1 pts</text:p>
            <text:p text:style-name="P9"/>
          </table:table-cell>
          <table:table-cell table:style-name="Épées.A2" office:value-type="string">
            <text:p text:style-name="P4">Épées 1</text:p>
          </table:table-cell>
          <table:table-cell table:style-name="Épées.A2" office:value-type="string">
            <text:p text:style-name="P9">Si touche aux mains, peut désarmer à la place d'attaquer.</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Riposte</text:p>
            <text:p text:style-name="P9">1 pts</text:p>
          </table:table-cell>
          <table:table-cell table:style-name="Épées.A2" office:value-type="string">
            <text:p text:style-name="P4">Épées 1</text:p>
          </table:table-cell>
          <table:table-cell table:style-name="Épées.A2" office:value-type="string">
            <text:p text:style-name="P9">Si l'ennemi loupe de plus de 9 son attaque, réplique.</text:p>
          </table:table-cell>
          <table:table-cell table:style-name="Épées.A2" office:value-type="string">
            <text:p text:style-name="P9"/>
          </table:table-cell>
          <table:table-cell table:style-name="Épées.E2" office:value-type="string">
            <text:p text:style-name="P9"/>
          </table:table-cell>
        </table:table-row>
        <text:soft-page-break/>
        <table:table-row>
          <table:table-cell table:style-name="Épées.A2" office:value-type="string">
            <text:p text:style-name="P9">Garde Haute</text:p>
            <text:p text:style-name="P9">1 pts</text:p>
          </table:table-cell>
          <table:table-cell table:style-name="Épées.A2" office:value-type="string">
            <text:p text:style-name="P4">Épées 1</text:p>
          </table:table-cell>
          <table:table-cell table:style-name="Épées.A2" office:value-type="string">
            <text:p text:style-name="P9">+2 à la défense en duel.</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Coup élancé</text:p>
            <text:p text:style-name="P11">1 pts</text:p>
            <text:p text:style-name="P9"/>
          </table:table-cell>
          <table:table-cell table:style-name="Épées.A2" office:value-type="string">
            <text:p text:style-name="P9">Épées 1</text:p>
            <text:p text:style-name="P9">Athlétisme 1</text:p>
          </table:table-cell>
          <table:table-cell table:style-name="Épées.A2" office:value-type="string">
            <text:p text:style-name="P9">Permet un saut puis une attaque avec +2 au toucher et aux dégâts. Si échec, jet d'équilibre pour ne pas tomber au sol (DD=10+bonus de réflexes de l'ennemi)</text:p>
          </table:table-cell>
          <table:table-cell table:style-name="Épées.A2" office:value-type="string">
            <text:p text:style-name="P9">4</text:p>
          </table:table-cell>
          <table:table-cell table:style-name="Épées.E2" office:value-type="string">
            <text:p text:style-name="P9"/>
          </table:table-cell>
        </table:table-row>
        <table:table-row>
          <table:table-cell table:style-name="Épées.A2" office:value-type="string">
            <text:p text:style-name="P9">Prise en Lutte</text:p>
            <text:p text:style-name="P9">1 pts</text:p>
          </table:table-cell>
          <table:table-cell table:style-name="Épées.A2" office:value-type="string">
            <text:p text:style-name="P4">Épées 1</text:p>
            <text:p text:style-name="P4">Lutte 3</text:p>
          </table:table-cell>
          <table:table-cell table:style-name="Épées.A2" office:value-type="string">
            <text:p text:style-name="P9">Si touche, peut enchaîner sur une technique de lutte dans le tour.</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Défournage rapide</text:p>
            <text:p text:style-name="P9">1 pts</text:p>
          </table:table-cell>
          <table:table-cell table:style-name="Épées.A2" office:value-type="string">
            <text:p text:style-name="P4">Épées 3</text:p>
          </table:table-cell>
          <table:table-cell table:style-name="Épées.A2" office:value-type="string">
            <text:p text:style-name="P9">Permet de dégainer à une vitesse fulgurante, et de prendre au dépourvu.</text:p>
          </table:table-cell>
          <table:table-cell table:style-name="Épées.A2" office:value-type="string">
            <text:p text:style-name="P9">2</text:p>
          </table:table-cell>
          <table:table-cell table:style-name="Épées.E2" office:value-type="string">
            <text:p text:style-name="P9"/>
          </table:table-cell>
        </table:table-row>
        <table:table-row>
          <table:table-cell table:style-name="Épées.A2" office:value-type="string">
            <text:p text:style-name="P9">Estoc à risque</text:p>
            <text:p text:style-name="P9">1 pts</text:p>
          </table:table-cell>
          <table:table-cell table:style-name="Épées.A2" office:value-type="string">
            <text:p text:style-name="P4">Épées 3</text:p>
          </table:table-cell>
          <table:table-cell table:style-name="Épées.A2" office:value-type="string">
            <text:p text:style-name="P9">Échange de 2 à 6 points de défense à toucher.</text:p>
          </table:table-cell>
          <table:table-cell table:style-name="Épées.A2" office:value-type="string">
            <text:p text:style-name="P9">0</text:p>
          </table:table-cell>
          <table:table-cell table:style-name="Épées.E2" office:value-type="string">
            <text:p text:style-name="P9"/>
          </table:table-cell>
        </table:table-row>
        <table:table-row>
          <table:table-cell table:style-name="Épées.A2" office:value-type="string">
            <text:p text:style-name="P9">Attaque à deux mains</text:p>
            <text:p text:style-name="P9">1 pts</text:p>
          </table:table-cell>
          <table:table-cell table:style-name="Épées.A2" office:value-type="string">
            <text:p text:style-name="P9">Épées 3</text:p>
          </table:table-cell>
          <table:table-cell table:style-name="Épées.A2" office:value-type="string">
            <text:p text:style-name="P9">Inflige une hémorragie à l'ennemi (-2pv/tou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Coupe Magie</text:p>
            <text:p text:style-name="P9">1 pts</text:p>
          </table:table-cell>
          <table:table-cell table:style-name="Épées.A2" office:value-type="string">
            <text:p text:style-name="P9">Épées 3</text:p>
            <text:p text:style-name="P9"/>
          </table:table-cell>
          <table:table-cell table:style-name="Épées.A2" office:value-type="string">
            <text:p text:style-name="P9">Permet de couper un sort.</text:p>
          </table:table-cell>
          <table:table-cell table:style-name="Épées.A2" office:value-type="string">
            <text:p text:style-name="P9">4</text:p>
          </table:table-cell>
          <table:table-cell table:style-name="Épées.E2" office:value-type="string">
            <text:p text:style-name="P9">Le sort doit avoir une matérialisation physique</text:p>
          </table:table-cell>
        </table:table-row>
        <table:table-row>
          <table:table-cell table:style-name="Épées.A2" office:value-type="string">
            <text:p text:style-name="P9">Instinct d'épéiste</text:p>
            <text:p text:style-name="P9">1 pts</text:p>
          </table:table-cell>
          <table:table-cell table:style-name="Épées.A2" office:value-type="string">
            <text:p text:style-name="P9">Épées 3</text:p>
            <text:p text:style-name="P9">Survie 1</text:p>
          </table:table-cell>
          <table:table-cell table:style-name="Épées.A2" office:value-type="string">
            <text:p text:style-name="P9">Peut ajouter la moitié du bonus de survie pour les tests de réflexes.</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Manœuvre Complexe</text:p>
            <text:p text:style-name="P9">1 pts</text:p>
          </table:table-cell>
          <table:table-cell table:style-name="Épées.A2" office:value-type="string">
            <text:p text:style-name="P9">Épées 5</text:p>
          </table:table-cell>
          <table:table-cell table:style-name="Épées.A2" office:value-type="string">
            <text:p text:style-name="P9">Jet de force opposé à Évasion, si réussi l'ennemi a le choix entre reculer et subir une tentative de renversement, ou tenter d'attaquer (en cas d'échec il subit une réplique et un désarmement)</text:p>
          </table:table-cell>
          <table:table-cell table:style-name="Épées.A2" office:value-type="string">
            <text:p text:style-name="P9">9</text:p>
          </table:table-cell>
          <table:table-cell table:style-name="Épées.E2" office:value-type="string">
            <text:p text:style-name="P9"/>
          </table:table-cell>
        </table:table-row>
        <table:table-row>
          <table:table-cell table:style-name="Épées.A2" office:value-type="string">
            <text:p text:style-name="P9">Handicap</text:p>
            <text:p text:style-name="P9">1 pts</text:p>
          </table:table-cell>
          <table:table-cell table:style-name="Épées.A2" office:value-type="string">
            <text:p text:style-name="P9">Épées 5</text:p>
          </table:table-cell>
          <table:table-cell table:style-name="Épées.A2" office:value-type="string">
            <text:p text:style-name="P9">L'épéiste loupera ses attaques sur 5-, mais tous ses recast baissent de 1. Dure 10 tours.</text:p>
          </table:table-cell>
          <table:table-cell table:style-name="Épées.A2" office:value-type="string">
            <text:p text:style-name="P9">1</text:p>
          </table:table-cell>
          <table:table-cell table:style-name="Épées.E2" office:value-type="string">
            <text:p text:style-name="P9"/>
          </table:table-cell>
        </table:table-row>
        <table:table-row>
          <table:table-cell table:style-name="Épées.A2" office:value-type="string">
            <text:p text:style-name="P9">Style de prédilection</text:p>
            <text:p text:style-name="P9">1 pts</text:p>
          </table:table-cell>
          <table:table-cell table:style-name="Épées.A2" office:value-type="string">
            <text:p text:style-name="P9">Épées 5</text:p>
          </table:table-cell>
          <table:table-cell table:style-name="Épées.A2" office:value-type="string">
            <text:p text:style-name="P9">L'épéiste choisit une arme. Celle-ci a -2 contre lui à tous ses jets.</text:p>
          </table:table-cell>
          <table:table-cell table:style-name="Épées.A2" office:value-type="string">
            <text:p text:style-name="P9"/>
          </table:table-cell>
          <table:table-cell table:style-name="Épées.E2" office:value-type="string">
            <text:p text:style-name="P9">Peut être pris une fois par arme</text:p>
          </table:table-cell>
        </table:table-row>
        <table:table-row>
          <table:table-cell table:style-name="Épées.A2" office:value-type="string">
            <text:p text:style-name="P9">Moulinet surprenant</text:p>
            <text:p text:style-name="P9">1 pts</text:p>
          </table:table-cell>
          <table:table-cell table:style-name="Épées.A2" office:value-type="string">
            <text:p text:style-name="P4">Épées 5</text:p>
          </table:table-cell>
          <table:table-cell table:style-name="Épées.A2" office:value-type="string">
            <text:p text:style-name="P9">Si l'ennemi utilise une technique martiale à ce tour, elle est annulée et il subit un malus de 3 au touche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Fine Lame</text:p>
            <text:p text:style-name="P9">2 pts</text:p>
          </table:table-cell>
          <table:table-cell table:style-name="Épées.A2" office:value-type="string">
            <text:p text:style-name="P9">Épées 7</text:p>
          </table:table-cell>
          <table:table-cell table:style-name="Épées.A2" office:value-type="string">
            <text:p text:style-name="P9">L'épéiste ignore toujours les 2 premiers points d'armure naturelle ou non.</text:p>
          </table:table-cell>
          <table:table-cell table:style-name="Épées.A2" office:value-type="string">
            <text:p text:style-name="P9"/>
          </table:table-cell>
          <table:table-cell table:style-name="Épées.E2" office:value-type="string">
            <text:p text:style-name="P9"/>
          </table:table-cell>
        </table:table-row>
        <text:soft-page-break/>
        <table:table-row>
          <table:table-cell table:style-name="Épées.A2" office:value-type="string">
            <text:p text:style-name="P9">Brise Garde</text:p>
            <text:p text:style-name="P9">1 pts</text:p>
          </table:table-cell>
          <table:table-cell table:style-name="Épées.A2" office:value-type="string">
            <text:p text:style-name="P9">Épées 7</text:p>
          </table:table-cell>
          <table:table-cell table:style-name="Épées.A2" office:value-type="string">
            <text:p text:style-name="P9">Premier coup étourdit l'ennemi. Offre une action gratuite pour désarmer, avec un bonus de 5.</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Maitrise du Cumul</text:p>
            <text:p text:style-name="P9">2 pts</text:p>
          </table:table-cell>
          <table:table-cell table:style-name="Épées.A2" office:value-type="string">
            <text:p text:style-name="P9">Épées 10</text:p>
          </table:table-cell>
          <table:table-cell table:style-name="Épées.A2" office:value-type="string">
            <text:p text:style-name="P9">Permet d'utiliser <text:s/>plusieurs techniques en même temps si possible.</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Précision Mortelle</text:p>
            <text:p text:style-name="P9">1 pts</text:p>
          </table:table-cell>
          <table:table-cell table:style-name="Épées.A2" office:value-type="string">
            <text:p text:style-name="P9">Épées 10</text:p>
          </table:table-cell>
          <table:table-cell table:style-name="Épées.A2" office:value-type="string">
            <text:p text:style-name="P9">L'épéiste déclare une zone. Il a +3 précisions pour l'atteindre et inflige 4d10 dégâts supplémentaires s'il réussit. Si échec, pas de dégâts.</text:p>
          </table:table-cell>
          <table:table-cell table:style-name="Épées.A2" office:value-type="string">
            <text:p text:style-name="P9">5</text:p>
          </table:table-cell>
          <table:table-cell table:style-name="Épées.E2" office:value-type="string">
            <text:p text:style-name="P9"/>
          </table:table-cell>
        </table:table-row>
      </table:table>
      <text:p text:style-name="Text_20_body"/>
      <text:p text:style-name="Text_20_body"/>
      <text:p text:style-name="Text_20_body"/>
      <text:h text:style-name="Titre_5f_comp" text:outline-level="3"><text:bookmark-start text:name="__RefHeading__51280_888590389"/>Haches :<text:bookmark-end text:name="__RefHeading__51280_888590389"/></text:h>
      <text:p text:style-name="P2">Moyen.</text:p>
      <text:p text:style-name="P2">La hache n'a pas la vocation de blesser : son unique but est d'abattre l'adversaire au premier coup. Les guerriers utilisant cette arme privilégie l'efficacité à l'esthétisme, nombre d'entre eux utilisent leur arme à deux mains pour impressionner l’ennemi et lui inspirer le pressentiment d’une mort brutale et douloureuse. Néanmoins, le maniement de cette arme reste complexe et son maniement sur le champ de bataille n’a guère en commun avec le travail du bûcheron que les métaphores faciles, elle reste relativement peu utilisée dans les armées, car jugée peu polyvalente, bien qu'elle reste une des meilleures armes pour faire une percée : son pouvoir destructeur est équivalent voir supérieur à celui des armes contondante, elle reste cependant plus attachée à l’image de guerriers brutaux qu’à celle de soldats disciplinés. Certaines de ces armes requiert énormément de force à leur utilisateur, ainsi que de l'endurance : l'utilisation de cette arme est un exercice éprouvant qui ne doit pas se prolonger.</text:p>
      <text:p text:style-name="P2">On compte parmi les haches : la hachette, la hache lourde, la double hache orc, le tranche-chair mirfs, la hache légère, le fendeur de crâne nain etc...</text:p>
      <table:table table:name="Haches" table:style-name="Haches">
        <table:table-column table:style-name="Haches.A"/>
        <table:table-column table:style-name="Haches.B"/>
        <table:table-column table:style-name="Haches.C"/>
        <table:table-column table:style-name="Haches.D"/>
        <table:table-column table:style-name="Haches.E"/>
        <table:table-row>
          <table:table-cell table:style-name="Haches.A1" office:value-type="string">
            <text:p text:style-name="P13">Technique</text:p>
          </table:table-cell>
          <table:table-cell table:style-name="Haches.A1" office:value-type="string">
            <text:p text:style-name="P13">Pré-requis</text:p>
          </table:table-cell>
          <table:table-cell table:style-name="Haches.A1" office:value-type="string">
            <text:p text:style-name="P13">Effet</text:p>
          </table:table-cell>
          <table:table-cell table:style-name="Haches.A1" office:value-type="string">
            <text:p text:style-name="P13">α</text:p>
          </table:table-cell>
          <table:table-cell table:style-name="Haches.E1" office:value-type="string">
            <text:p text:style-name="P13">Divers</text:p>
          </table:table-cell>
        </table:table-row>
        <table:table-row>
          <table:table-cell table:style-name="Haches.A2" office:value-type="string">
            <text:p text:style-name="P9">Poigne forte</text:p>
            <text:p text:style-name="P9">1 pts</text:p>
          </table:table-cell>
          <table:table-cell table:style-name="Haches.A2" office:value-type="string">
            <text:p text:style-name="P9">Hache<text:span text:style-name="T11">s</text:span> 1</text:p>
          </table:table-cell>
          <table:table-cell table:style-name="Haches.A2" office:value-type="string">
            <text:p text:style-name="P9">-10 pour désarmer le Hacher, +2 en lutte, le Hacher ne peut pas souffrir d'infirmité sur ses mains et ses bras.</text:p>
          </table:table-cell>
          <table:table-cell table:style-name="Haches.A2" office:value-type="string">
            <text:p text:style-name="P5"/>
          </table:table-cell>
          <table:table-cell table:style-name="Haches.E2" office:value-type="string">
            <text:p text:style-name="P5"/>
          </table:table-cell>
        </table:table-row>
        <table:table-row>
          <table:table-cell table:style-name="Haches.A2" office:value-type="string">
            <text:p text:style-name="P9">Rapidité</text:p>
            <text:p text:style-name="P9">1 pts</text:p>
          </table:table-cell>
          <table:table-cell table:style-name="Haches.A2" office:value-type="string">
            <text:p text:style-name="P9">Hache<text:span text:style-name="T11">s</text:span> 1</text:p>
          </table:table-cell>
          <table:table-cell table:style-name="Haches.A2" office:value-type="string">
            <text:p text:style-name="P9">Permet d'utiliser sa compétence Hache pour Athlétisme lors d'une charge.</text:p>
          </table:table-cell>
          <table:table-cell table:style-name="Haches.A2" office:value-type="string">
            <text:p text:style-name="P9"/>
          </table:table-cell>
          <table:table-cell table:style-name="Haches.E2" office:value-type="string">
            <text:p text:style-name="P9">Bonus de ½ lvl d'athlétisme</text:p>
          </table:table-cell>
        </table:table-row>
        <table:table-row>
          <table:table-cell table:style-name="Haches.A2" office:value-type="string">
            <text:p text:style-name="P9">Frappe <text:soft-page-break/>Douloureuse</text:p>
            <text:p text:style-name="P9">1 pts</text:p>
          </table:table-cell>
          <table:table-cell table:style-name="Haches.A2" office:value-type="string">
            <text:p text:style-name="P9">Hache<text:span text:style-name="T11">s</text:span> 1</text:p>
          </table:table-cell>
          <table:table-cell table:style-name="Haches.A2" office:value-type="string">
            <text:p text:style-name="P9">L'attaque fait +1d12 dégâts temporaires. DD volonté = aux <text:soft-page-break/>dégâts faits pour annuler.</text:p>
          </table:table-cell>
          <table:table-cell table:style-name="Haches.A2" office:value-type="string">
            <text:p text:style-name="P9">2</text:p>
          </table:table-cell>
          <table:table-cell table:style-name="Haches.E2" office:value-type="string">
            <text:p text:style-name="P9"/>
          </table:table-cell>
        </table:table-row>
        <table:table-row>
          <table:table-cell table:style-name="Haches.A2" office:value-type="string">
            <text:p text:style-name="P9">Cri de Force</text:p>
            <text:p text:style-name="P9">1 pts</text:p>
          </table:table-cell>
          <table:table-cell table:style-name="Haches.A2" office:value-type="string">
            <text:p text:style-name="P9">Hache<text:span text:style-name="T11">s</text:span> 1</text:p>
          </table:table-cell>
          <table:table-cell table:style-name="Haches.A2" office:value-type="string">
            <text:p text:style-name="P9">Jet de compétence martiale (native) opposés entre les ennemis adjacents et le hacher : s'ils échouent, ils sont secoués. Dure 2 tours.</text:p>
          </table:table-cell>
          <table:table-cell table:style-name="Haches.A2" office:value-type="string">
            <text:p text:style-name="P9">9</text:p>
          </table:table-cell>
          <table:table-cell table:style-name="Haches.E2" office:value-type="string">
            <text:p text:style-name="P9">Fait par action libre.</text:p>
          </table:table-cell>
        </table:table-row>
        <table:table-row>
          <table:table-cell table:style-name="Haches.A2" office:value-type="string">
            <text:p text:style-name="P9">Attaque en puissance</text:p>
            <text:p text:style-name="P9">1 pts</text:p>
          </table:table-cell>
          <table:table-cell table:style-name="Haches.A2" office:value-type="string">
            <text:p text:style-name="P9">Hache<text:span text:style-name="T11">s</text:span> 1</text:p>
          </table:table-cell>
          <table:table-cell table:style-name="Haches.A2" office:value-type="string">
            <text:p text:style-name="P9">Échange +1 au dégât/-1 au toucher.</text:p>
          </table:table-cell>
          <table:table-cell table:style-name="Haches.A2" office:value-type="string">
            <text:p text:style-name="P9">0</text:p>
          </table:table-cell>
          <table:table-cell table:style-name="Haches.E2" office:value-type="string">
            <text:p text:style-name="P9">Multiplie le bonus par 1,5 contre les objets. Cumulable avec n'importe quelle autre technique.</text:p>
          </table:table-cell>
        </table:table-row>
        <table:table-row>
          <table:table-cell table:style-name="Haches.A2" office:value-type="string">
            <text:p text:style-name="P9">Destruction</text:p>
            <text:p text:style-name="P9">1 pts</text:p>
          </table:table-cell>
          <table:table-cell table:style-name="Haches.A2" office:value-type="string">
            <text:p text:style-name="P9">Hache<text:span text:style-name="T11">s</text:span> 1</text:p>
          </table:table-cell>
          <table:table-cell table:style-name="Haches.A2" office:value-type="string">
            <text:p text:style-name="P9">+1d12 dégâts contre les objets.</text:p>
          </table:table-cell>
          <table:table-cell table:style-name="Haches.A2" office:value-type="string">
            <text:p text:style-name="P9"/>
          </table:table-cell>
          <table:table-cell table:style-name="Haches.E2" office:value-type="string">
            <text:p text:style-name="P9"/>
          </table:table-cell>
        </table:table-row>
        <table:table-row>
          <table:table-cell table:style-name="Haches.A2" office:value-type="string">
            <text:p text:style-name="P9">Attaque du Taureau</text:p>
            <text:p text:style-name="P9">1 pts</text:p>
            <text:p text:style-name="P9"/>
          </table:table-cell>
          <table:table-cell table:style-name="Haches.A2" office:value-type="string">
            <text:p text:style-name="P9">Hache<text:span text:style-name="T11">s</text:span> 1</text:p>
          </table:table-cell>
          <table:table-cell table:style-name="Haches.A2" office:value-type="string">
            <text:p text:style-name="P9">Si touche, touche automatiquement à jambes avec un bonus de 1 précision.</text:p>
          </table:table-cell>
          <table:table-cell table:style-name="Haches.A2" office:value-type="string">
            <text:p text:style-name="P9">5</text:p>
          </table:table-cell>
          <table:table-cell table:style-name="Haches.E2" office:value-type="string">
            <text:p text:style-name="P9"/>
          </table:table-cell>
        </table:table-row>
        <table:table-row>
          <table:table-cell table:style-name="Haches.A2" office:value-type="string">
            <text:p text:style-name="P9">Entaille</text:p>
            <text:p text:style-name="P9">1 pts</text:p>
          </table:table-cell>
          <table:table-cell table:style-name="Haches.A2" office:value-type="string">
            <text:p text:style-name="P9">Hache<text:span text:style-name="T11">s</text:span> 1</text:p>
          </table:table-cell>
          <table:table-cell table:style-name="Haches.A2" office:value-type="string">
            <text:p text:style-name="P9">Les saignements sont doublés pour cette attaqu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Volte Face</text:p>
            <text:p text:style-name="P9">1 pts</text:p>
          </table:table-cell>
          <table:table-cell table:style-name="Haches.A2" office:value-type="string">
            <text:p text:style-name="P9">Hache<text:span text:style-name="T11">s</text:span> 1</text:p>
            <text:p text:style-name="P9"><text:span text:style-name="T7">Discrétion / </text:span>Escamotage 1</text:p>
            <text:p text:style-name="P9"/>
          </table:table-cell>
          <table:table-cell table:style-name="Haches.A2" office:value-type="string">
            <text:p text:style-name="P9">Permet d'attaquer par surprise quelqu'un dans son dos, localisation sur le cou pour 4 points.</text:p>
          </table:table-cell>
          <table:table-cell table:style-name="Haches.A2" office:value-type="string">
            <text:p text:style-name="P9">1</text:p>
          </table:table-cell>
          <table:table-cell table:style-name="Haches.E2" office:value-type="string">
            <text:p text:style-name="P6">Prendre au dépourvu</text:p>
          </table:table-cell>
        </table:table-row>
        <table:table-row>
          <table:table-cell table:style-name="Haches.A2" office:value-type="string">
            <text:p text:style-name="P9">Charge inconsidérée</text:p>
            <text:p text:style-name="P9">1 pts</text:p>
          </table:table-cell>
          <table:table-cell table:style-name="Haches.A2" office:value-type="string">
            <text:p text:style-name="P9">Hache<text:span text:style-name="T11">s</text:span> 3</text:p>
          </table:table-cell>
          <table:table-cell table:style-name="Haches.A2" office:value-type="string">
            <text:p text:style-name="P9">Charge l'ennemi, ajoute (école)+5 dégâts si réussi, mais -5 à la défense pour ce tour si loupe et suscite une attaque d'opportunité.</text:p>
          </table:table-cell>
          <table:table-cell table:style-name="Haches.A2" office:value-type="string">
            <text:p text:style-name="P9">1</text:p>
          </table:table-cell>
          <table:table-cell table:style-name="Haches.E2" office:value-type="string">
            <text:p text:style-name="P5"/>
          </table:table-cell>
        </table:table-row>
        <table:table-row>
          <table:table-cell table:style-name="Haches.A2" office:value-type="string">
            <text:p text:style-name="P9">Coup Ventral</text:p>
            <text:p text:style-name="P9">1 pts</text:p>
          </table:table-cell>
          <table:table-cell table:style-name="Haches.A2" office:value-type="string">
            <text:p text:style-name="P9">Hache<text:span text:style-name="T11">s</text:span> 3</text:p>
          </table:table-cell>
          <table:table-cell table:style-name="Haches.A2" office:value-type="string">
            <text:p text:style-name="P9">Si touche, localisation ventrale.</text:p>
          </table:table-cell>
          <table:table-cell table:style-name="Haches.A2" office:value-type="string">
            <text:p text:style-name="P9">1</text:p>
          </table:table-cell>
          <table:table-cell table:style-name="Haches.E2" office:value-type="string">
            <text:p text:style-name="P9"/>
          </table:table-cell>
        </table:table-row>
        <table:table-row>
          <table:table-cell table:style-name="Haches.A2" office:value-type="string">
            <text:p text:style-name="P9">Lacérations</text:p>
            <text:p text:style-name="P9">1 pts</text:p>
          </table:table-cell>
          <table:table-cell table:style-name="Haches.A2" office:value-type="string">
            <text:p text:style-name="P9">Hache<text:span text:style-name="T11">s</text:span> 3</text:p>
          </table:table-cell>
          <table:table-cell table:style-name="Haches.A2" office:value-type="string">
            <text:p text:style-name="P9">Permet 2 attaques, sans bonus de forc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Pose de combat</text:p>
            <text:p text:style-name="P9">1 pts</text:p>
          </table:table-cell>
          <table:table-cell table:style-name="Haches.A2" office:value-type="string">
            <text:p text:style-name="P9">Hache<text:span text:style-name="T11">s</text:span> 3</text:p>
            <text:p text:style-name="P9"/>
          </table:table-cell>
          <table:table-cell table:style-name="Haches.A2" office:value-type="string">
            <text:p text:style-name="P9">Pose de combat. +2 à tous ses jets, +1/- pour les dégâts physiques. Dure 1 tours.</text:p>
          </table:table-cell>
          <table:table-cell table:style-name="Haches.A2" office:value-type="string">
            <text:p text:style-name="P9">1</text:p>
          </table:table-cell>
          <table:table-cell table:style-name="Haches.E2" office:value-type="string">
            <text:p text:style-name="P9">Être immobile</text:p>
          </table:table-cell>
        </table:table-row>
        <table:table-row>
          <table:table-cell table:style-name="Haches.A2" office:value-type="string">
            <text:p text:style-name="P9">Frappes <text:soft-page-break/>Hémorragiques</text:p>
            <text:p text:style-name="P9">1 pts</text:p>
          </table:table-cell>
          <table:table-cell table:style-name="Haches.A2" office:value-type="string">
            <text:p text:style-name="P9">Hache<text:span text:style-name="T11">s</text:span> 3</text:p>
          </table:table-cell>
          <table:table-cell table:style-name="Haches.A2" office:value-type="string">
            <text:p text:style-name="P9">Chaque coup inflige une perte supplémentaire de 1 pv/tour.</text:p>
          </table:table-cell>
          <table:table-cell table:style-name="Haches.A2" office:value-type="string">
            <text:p text:style-name="P5"/>
          </table:table-cell>
          <table:table-cell table:style-name="Haches.E2" office:value-type="string">
            <text:p text:style-name="P9">Faire perdre plus de 20% <text:soft-page-break/>de la vie de l'adversaire</text:p>
          </table:table-cell>
        </table:table-row>
        <table:table-row>
          <table:table-cell table:style-name="Haches.A2" office:value-type="string">
            <text:p text:style-name="P9">Style de combat Pyrde</text:p>
            <text:p text:style-name="P9">2 pts</text:p>
          </table:table-cell>
          <table:table-cell table:style-name="Haches.A2" office:value-type="string">
            <text:p text:style-name="P9">Hache<text:span text:style-name="T11">s</text:span> 3</text:p>
          </table:table-cell>
          <table:table-cell table:style-name="Haches.A2" office:value-type="string">
            <text:p text:style-name="P9">+1d8 dégâts à toutes les attaques, -1 à la défense.</text:p>
            <text:p text:style-name="P9">(2 mains)</text:p>
          </table:table-cell>
          <table:table-cell table:style-name="Haches.A2" office:value-type="string">
            <text:p text:style-name="P9"/>
          </table:table-cell>
          <table:table-cell table:style-name="Haches.E2" office:value-type="string">
            <text:p text:style-name="P9">Ne coûte que 1 pts pour les Pyrdes. Gantelet Pyrde</text:p>
          </table:table-cell>
        </table:table-row>
        <table:table-row>
          <table:table-cell table:style-name="Haches.A2" office:value-type="string">
            <text:p text:style-name="P9">Perce Garde</text:p>
            <text:p text:style-name="P9">1 pts</text:p>
          </table:table-cell>
          <table:table-cell table:style-name="Haches.A2" office:value-type="string">
            <text:p text:style-name="P9">Hache<text:span text:style-name="T11">s</text:span> 5</text:p>
          </table:table-cell>
          <table:table-cell table:style-name="Haches.A2" office:value-type="string">
            <text:p text:style-name="P9">Offre un bonus de pénétration d'armure de 2, 3 si on possède destruction.</text:p>
          </table:table-cell>
          <table:table-cell table:style-name="Haches.A2" office:value-type="string">
            <text:p text:style-name="P9">3</text:p>
          </table:table-cell>
          <table:table-cell table:style-name="Haches.E2" office:value-type="string">
            <text:p text:style-name="P9"/>
          </table:table-cell>
        </table:table-row>
        <table:table-row table:style-name="Haches.18">
          <table:table-cell table:style-name="Haches.A2" office:value-type="string">
            <text:p text:style-name="P9">Eviscération</text:p>
            <text:p text:style-name="P9">2 pts</text:p>
          </table:table-cell>
          <table:table-cell table:style-name="Haches.A2" office:value-type="string">
            <text:p text:style-name="P9">Hache<text:span text:style-name="T11">s</text:span> 5</text:p>
          </table:table-cell>
          <table:table-cell table:style-name="Haches.A2" office:value-type="string">
            <text:p text:style-name="P9">Lorsque touche le buste, éventre (+4d8 dégâts) si inflige plus de 50% dégâts au ventre/estomac</text:p>
          </table:table-cell>
          <table:table-cell table:style-name="Haches.A2" office:value-type="string">
            <text:p text:style-name="P9"/>
          </table:table-cell>
          <table:table-cell table:style-name="Haches.E2" office:value-type="string">
            <text:p text:style-name="P9">Armure &lt; 4</text:p>
          </table:table-cell>
        </table:table-row>
        <table:table-row>
          <table:table-cell table:style-name="Haches.A2" office:value-type="string">
            <text:p text:style-name="P9">Encaisser et riposter</text:p>
            <text:p text:style-name="P9">1 pts</text:p>
          </table:table-cell>
          <table:table-cell table:style-name="Haches.A2" office:value-type="string">
            <text:p text:style-name="P9">Hache<text:span text:style-name="T11">s</text:span> 5</text:p>
            <text:p text:style-name="P9">Concentration 1</text:p>
          </table:table-cell>
          <table:table-cell table:style-name="Haches.A2" office:value-type="string">
            <text:p text:style-name="P9">-20 à la défense pour ce tour, mais permet une attaque gratuite qui touche automatiquement sur l'ennemi.</text:p>
          </table:table-cell>
          <table:table-cell table:style-name="Haches.A2" office:value-type="string">
            <text:p text:style-name="P9">2</text:p>
          </table:table-cell>
          <table:table-cell table:style-name="Haches.E2" office:value-type="string">
            <text:p text:style-name="P5"/>
          </table:table-cell>
        </table:table-row>
        <table:table-row>
          <table:table-cell table:style-name="Haches.A2" office:value-type="string">
            <text:p text:style-name="P9">Attaque déséquilibrée</text:p>
            <text:p text:style-name="P9">1 pts</text:p>
          </table:table-cell>
          <table:table-cell table:style-name="Haches.A2" office:value-type="string">
            <text:p text:style-name="P9">Hache<text:span text:style-name="T11">s</text:span> 5</text:p>
            <text:p text:style-name="P9">Évasion 1</text:p>
          </table:table-cell>
          <table:table-cell table:style-name="Haches.A2" office:value-type="string">
            <text:p text:style-name="P9">Si touche, renverse l'ennemi (DD équilibre = dégâts subits), suscite une attaque d'opportunité.</text:p>
          </table:table-cell>
          <table:table-cell table:style-name="Haches.A2" office:value-type="string">
            <text:p text:style-name="P9">5</text:p>
          </table:table-cell>
          <table:table-cell table:style-name="Haches.E2" office:value-type="string">
            <text:p text:style-name="P5"/>
          </table:table-cell>
        </table:table-row>
        <table:table-row>
          <table:table-cell table:style-name="Haches.A2" office:value-type="string">
            <text:p text:style-name="P9">Chasse au gros</text:p>
            <text:p text:style-name="P9">2 pts</text:p>
          </table:table-cell>
          <table:table-cell table:style-name="Haches.A2" office:value-type="string">
            <text:p text:style-name="P9">Hache<text:span text:style-name="T11">s</text:span> 7</text:p>
          </table:table-cell>
          <table:table-cell table:style-name="Haches.A2" office:value-type="string">
            <text:p text:style-name="P9">Pour chaque catégorie au dessus de taille G, les dégâts du hacher augmente d'une catégorie.</text:p>
          </table:table-cell>
          <table:table-cell table:style-name="Haches.A2" office:value-type="string">
            <text:p text:style-name="P9"/>
          </table:table-cell>
          <table:table-cell table:style-name="Haches.E2" office:value-type="string">
            <text:p text:style-name="P9"/>
          </table:table-cell>
        </table:table-row>
        <table:table-row>
          <table:table-cell table:style-name="Haches.A2" office:value-type="string">
            <text:p text:style-name="P9">Puissance</text:p>
            <text:p text:style-name="P9">1 pts</text:p>
          </table:table-cell>
          <table:table-cell table:style-name="Haches.A2" office:value-type="string">
            <text:p text:style-name="P9">Hache<text:span text:style-name="T11">s</text:span> 7</text:p>
          </table:table-cell>
          <table:table-cell table:style-name="Haches.A2" office:value-type="string">
            <text:p text:style-name="P9">Toutes les attaques du personnages ont +1D10 dégâts.</text:p>
          </table:table-cell>
          <table:table-cell table:style-name="Haches.A2" office:value-type="string">
            <text:p text:style-name="P9"/>
          </table:table-cell>
          <table:table-cell table:style-name="Haches.E2" office:value-type="string">
            <text:p text:style-name="P5"/>
          </table:table-cell>
        </table:table-row>
        <table:table-row>
          <table:table-cell table:style-name="Haches.A2" office:value-type="string">
            <text:p text:style-name="P9">Enchaînement suprême</text:p>
            <text:p text:style-name="P9">1 pts</text:p>
          </table:table-cell>
          <table:table-cell table:style-name="Haches.A2" office:value-type="string">
            <text:p text:style-name="P9">Hache<text:span text:style-name="T11">s</text:span> 7</text:p>
          </table:table-cell>
          <table:table-cell table:style-name="Haches.A2" office:value-type="string">
            <text:p text:style-name="P9">A chaque fois que l'ennemi est touché, offre une nouvelle attaque (maximum 3 attaques supplémentaires)</text:p>
          </table:table-cell>
          <table:table-cell table:style-name="Haches.A2" office:value-type="string">
            <text:p text:style-name="P9">5</text:p>
          </table:table-cell>
          <table:table-cell table:style-name="Haches.E2" office:value-type="string">
            <text:p text:style-name="P9">Avoir l'initiative sur l'ennemi</text:p>
          </table:table-cell>
        </table:table-row>
        <table:table-row>
          <table:table-cell table:style-name="Haches.A2" office:value-type="string">
            <text:p text:style-name="P9">Meurtre</text:p>
            <text:p text:style-name="P9">1 pts</text:p>
          </table:table-cell>
          <table:table-cell table:style-name="Haches.A2" office:value-type="string">
            <text:p text:style-name="P9">Hache<text:span text:style-name="T11">s</text:span> 10</text:p>
          </table:table-cell>
          <table:table-cell table:style-name="Haches.A2" office:value-type="string">
            <text:p text:style-name="P9">Utilisable 1 fois/ennemi, double les dégâts de cette attaque.</text:p>
          </table:table-cell>
          <table:table-cell table:style-name="Haches.A2" office:value-type="string">
            <text:p text:style-name="P9"/>
          </table:table-cell>
          <table:table-cell table:style-name="Haches.E2" office:value-type="string">
            <text:p text:style-name="P9">Cumulable avec n'importe quelle autre technique de Hache</text:p>
          </table:table-cell>
        </table:table-row>
        <table:table-row>
          <table:table-cell table:style-name="Haches.A2" office:value-type="string">
            <text:p text:style-name="P9">Assaut fatal</text:p>
            <text:p text:style-name="P9">1 pts</text:p>
          </table:table-cell>
          <table:table-cell table:style-name="Haches.A2" office:value-type="string">
            <text:p text:style-name="P9">Hache<text:span text:style-name="T11">s</text:span> 10</text:p>
          </table:table-cell>
          <table:table-cell table:style-name="Haches.A2" office:value-type="string">
            <text:p text:style-name="P9">A chaque fois que l'ennemi loupe une défense de 5 ou plus, il est « déficient » et « secoué ». Dure 1d4 tours.</text:p>
          </table:table-cell>
          <table:table-cell table:style-name="Haches.A2" office:value-type="string">
            <text:p text:style-name="P9"/>
          </table:table-cell>
          <table:table-cell table:style-name="Haches.E2" office:value-type="string">
            <text:p text:style-name="P5"/>
          </table:table-cell>
        </table:table-row>
      </table:table>
      <text:p text:style-name="P2"/>
      <text:h text:style-name="Titre_5f_comp" text:outline-level="3"><text:bookmark-start text:name="__RefHeading__51282_888590389"/><text:soft-page-break/>Lames :<text:bookmark-end text:name="__RefHeading__51282_888590389"/></text:h>
      <text:p text:style-name="P2">Moyen.</text:p>
      <text:p text:style-name="P2">Les lames peuvent être vulgairement comparées à de petites épées pour l’œil non-averti, conçues pour être dissimulées facilement et porter des coups fatals. Elles sont souvent considérés de par leur petite taille propice à l'escamotage comme des armes d'assassins, mais ce point de vue étriqué est vite écarté par un large spectre d'armes différentes : ainsi les armées ou la garde utiliseront souvent les lames pour alléger leurs unités, et beaucoup de duellistes en sont venus aux lames pour privilégier l'esquive à la parade. Ces armes sont en outre fréquemment utilisées avec une autre arme : ainsi fleurissent souvent des duos épée/lame, lame/hache et même deux lames. Elles restent par ailleurs les armes favorites des bandes criminelles qui hantent les rues des villes, rendant mortelles bien des étreintes amicales… La présence de ces armes bien souvent abandonnées sur le lieu de boucheries et autres règlements de comptes indique souvent une activité douteuse.</text:p>
      <text:p text:style-name="P2">Les lames regroupent les glaives, les stylets, les dagues, les poignards, les petits hachoirs, lames de manches ou de bottes etc...</text:p>
      <table:table table:name="Lames" table:style-name="Lames">
        <table:table-column table:style-name="Lames.A"/>
        <table:table-column table:style-name="Lames.B"/>
        <table:table-column table:style-name="Lames.C"/>
        <table:table-column table:style-name="Lames.D"/>
        <table:table-column table:style-name="Lames.E"/>
        <table:table-row>
          <table:table-cell table:style-name="Lames.A1" office:value-type="string">
            <text:p text:style-name="P12">Technique</text:p>
          </table:table-cell>
          <table:table-cell table:style-name="Lames.A1" office:value-type="string">
            <text:p text:style-name="P12">Pré-requis</text:p>
          </table:table-cell>
          <table:table-cell table:style-name="Lames.A1" office:value-type="string">
            <text:p text:style-name="P12">Effet</text:p>
          </table:table-cell>
          <table:table-cell table:style-name="Lames.A1" office:value-type="string">
            <text:p text:style-name="P13">α</text:p>
          </table:table-cell>
          <table:table-cell table:style-name="Lames.E1" office:value-type="string">
            <text:p text:style-name="P12">Divers</text:p>
          </table:table-cell>
        </table:table-row>
        <table:table-row>
          <table:table-cell table:style-name="Lames.A2" office:value-type="string">
            <text:p text:style-name="Table_20_Contents">Coup vicieux</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1d4 dégâts ouvert</text:p>
          </table:table-cell>
          <table:table-cell table:style-name="Lames.A2" office:value-type="string">
            <text:p text:style-name="Table_20_Contents">0</text:p>
          </table:table-cell>
          <table:table-cell table:style-name="Lames.E2" office:value-type="string">
            <text:p text:style-name="Table_20_Contents"/>
          </table:table-cell>
        </table:table-row>
        <table:table-row>
          <table:table-cell table:style-name="Lames.A2" office:value-type="string">
            <text:p text:style-name="Table_20_Contents">Attaque au sol</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Pas de malus pour attaquer au sol.</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Coup hémorragiqu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Inflige une blessure qui fait perdre 1 pv/tour</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Arme de prédilection</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Choisir une arme, +1 à tous les jets avec</text:p>
          </table:table-cell>
          <table:table-cell table:style-name="Lames.A2" office:value-type="string">
            <text:p text:style-name="Table_20_Contents"/>
          </table:table-cell>
          <table:table-cell table:style-name="Lames.E2" office:value-type="string">
            <text:p text:style-name="Table_20_Contents">Peut-être pris pour plusieurs armes distincts</text:p>
          </table:table-cell>
        </table:table-row>
        <table:table-row>
          <table:table-cell table:style-name="Lames.A2" office:value-type="string">
            <text:p text:style-name="Table_20_Contents">Faille dans l'armur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Si jet d'observation réussi, 1d4 :</text:p>
            <text:p text:style-name="Table_20_Contents">1-&gt;Rien 2-&gt;+5 au toucher</text:p>
            <text:p text:style-name="Table_20_Contents">3-&gt;+(école) dégâts 4-&gt;-3 pv/tou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Armes doubles</text:p>
            <text:p text:style-name="Table_20_Contents">1 pts</text:p>
          </table:table-cell>
          <table:table-cell table:style-name="Lames.A2" office:value-type="string">
            <text:p text:style-name="Table_20_Contents">Lames 1</text:p>
            <text:p text:style-name="Table_20_Contents">Armes de lancer <text:s/>1</text:p>
          </table:table-cell>
          <table:table-cell table:style-name="Lames.A2" office:value-type="string">
            <text:p text:style-name="P20">Permet de considérer les Lames comme une arme de lancer.</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Insaisissable</text:p>
            <text:p text:style-name="Table_20_Contents"><text:soft-page-break/>1 pts</text:p>
          </table:table-cell>
          <table:table-cell table:style-name="Lames.A2" office:value-type="string">
            <text:p text:style-name="Table_20_Contents">Lames 1</text:p>
            <text:p text:style-name="Table_20_Contents"><text:soft-page-break/>Évasion 1</text:p>
          </table:table-cell>
          <table:table-cell table:style-name="Lames.A2" office:value-type="string">
            <text:p text:style-name="Table_20_Contents">Lors d'une esquive d'un ou plusieurs ennemis, on <text:soft-page-break/>ajoute la moitié du bonus de Lames</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Feinte</text:p>
            <text:p text:style-name="Table_20_Contents">1 pts</text:p>
          </table:table-cell>
          <table:table-cell table:style-name="Lames.A2" office:value-type="string">
            <text:p text:style-name="Table_20_Contents">Lames 1</text:p>
            <text:p text:style-name="Table_20_Contents">Évasion 1</text:p>
          </table:table-cell>
          <table:table-cell table:style-name="Lames.A2" office:value-type="string">
            <text:p text:style-name="Table_20_Contents">Jet d'Évasion contre Perception, si réussi, +5 au toucher, si foire pas d'attaque(mais action pas perd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Culbute</text:p>
            <text:p text:style-name="Table_20_Contents">1 pts</text:p>
          </table:table-cell>
          <table:table-cell table:style-name="Lames.A2" office:value-type="string">
            <text:p text:style-name="Table_20_Contents">Lames 1</text:p>
            <text:p text:style-name="Table_20_Contents">Lutte 1</text:p>
          </table:table-cell>
          <table:table-cell table:style-name="Lames.A2" office:value-type="string">
            <text:p text:style-name="Table_20_Contents">Si réussi, dégâts puis jet de Lutte vs jet d'Équilibre. Si loupé, jet d'Équilibre pour ne pas tombe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Lames et corps</text:p>
            <text:p text:style-name="Table_20_Contents">1 pts</text:p>
          </table:table-cell>
          <table:table-cell table:style-name="Lames.A2" office:value-type="string">
            <text:p text:style-name="Table_20_Contents">Lames 1</text:p>
            <text:p text:style-name="Table_20_Contents">Armes naturelles 1</text:p>
          </table:table-cell>
          <table:table-cell table:style-name="Lames.A2" office:value-type="string">
            <text:p text:style-name="Table_20_Contents">En cas d'égalité, peut choisir de toucher à mains nues.</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Rapidité</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Permet d'ajouter le tiers de son bonus de Lames à athlétisme.</text:p>
          </table:table-cell>
          <table:table-cell table:style-name="Lames.A2" office:value-type="string">
            <text:p text:style-name="Table_20_Contents"/>
          </table:table-cell>
          <table:table-cell table:style-name="Lames.E2" office:value-type="string">
            <text:p text:style-name="Table_20_Contents">Pas d'armure</text:p>
          </table:table-cell>
        </table:table-row>
        <table:table-row>
          <table:table-cell table:style-name="Lames.A2" office:value-type="string">
            <text:p text:style-name="Table_20_Contents">Attaque Sournoise</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4 points de précision si touche.</text:p>
          </table:table-cell>
          <table:table-cell table:style-name="Lames.A2" office:value-type="string">
            <text:p text:style-name="Table_20_Contents">1</text:p>
          </table:table-cell>
          <table:table-cell table:style-name="Lames.E2" office:value-type="string">
            <text:p text:style-name="Table_20_Contents">Prendre au dépourvu</text:p>
          </table:table-cell>
        </table:table-row>
        <table:table-row>
          <table:table-cell table:style-name="Lames.A2" office:value-type="string">
            <text:p text:style-name="Table_20_Contents">Acuité</text:p>
            <text:p text:style-name="Table_20_Contents">1 pts</text:p>
          </table:table-cell>
          <table:table-cell table:style-name="Lames.A2" office:value-type="string">
            <text:p text:style-name="Table_20_Contents">Lames 3</text:p>
          </table:table-cell>
          <table:table-cell table:style-name="Lames.A2" office:value-type="string">
            <text:p text:style-name="Table_20_Contents">Passe toujours 1/-</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Attaques subtiles</text:p>
            <text:p text:style-name="Table_20_Contents">1 pts</text:p>
          </table:table-cell>
          <table:table-cell table:style-name="Lames.A2" office:value-type="string">
            <text:p text:style-name="Table_20_Contents">Lames 3</text:p>
          </table:table-cell>
          <table:table-cell table:style-name="Lames.A2" office:value-type="string">
            <text:p text:style-name="Table_20_Contents">Permet d'attaquer avec agilité plutôt que réflexes.</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Célérité</text:p>
            <text:p text:style-name="Table_20_Contents">2 pts</text:p>
          </table:table-cell>
          <table:table-cell table:style-name="Lames.A2" office:value-type="string">
            <text:p text:style-name="Table_20_Contents">Lames 3</text:p>
          </table:table-cell>
          <table:table-cell table:style-name="Lames.A2" office:value-type="string">
            <text:p text:style-name="Table_20_Contents">Offre une deuxième attaque, -3 précisions aux 2 attaque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Attaque Handicapante</text:p>
            <text:p text:style-name="Table_20_Contents">1 pts</text:p>
          </table:table-cell>
          <table:table-cell table:style-name="Lames.A2" office:value-type="string">
            <text:p text:style-name="Table_20_Contents">Lames 3</text:p>
            <text:p text:style-name="Table_20_Contents"/>
          </table:table-cell>
          <table:table-cell table:style-name="Lames.A2" office:value-type="string">
            <text:p text:style-name="Table_20_Contents">Rend « infirme » la zone touchée.</text:p>
          </table:table-cell>
          <table:table-cell table:style-name="Lames.A2" office:value-type="string">
            <text:p text:style-name="Table_20_Contents">4</text:p>
          </table:table-cell>
          <table:table-cell table:style-name="Lames.E2" office:value-type="string">
            <text:p text:style-name="Table_20_Contents">Faire &gt; 25 % de la vie de l'ennemi</text:p>
          </table:table-cell>
        </table:table-row>
        <table:table-row>
          <table:table-cell table:style-name="Lames.A2" office:value-type="string">
            <text:p text:style-name="Table_20_Contents">Neutralisation</text:p>
            <text:p text:style-name="Table_20_Contents">1 pts</text:p>
          </table:table-cell>
          <table:table-cell table:style-name="Lames.A2" office:value-type="string">
            <text:p text:style-name="Table_20_Contents">Lames 5</text:p>
          </table:table-cell>
          <table:table-cell table:style-name="Lames.A2" office:value-type="string">
            <text:p text:style-name="Table_20_Contents">Si touche, dégâts puis peut tenter de désarmer, si échec Jet d'Évasion = 10+bonus de réflexes de l'ennemi+comp.martiale, si réussi, 2ème attaque, sinon réplique.</text:p>
          </table:table-cell>
          <table:table-cell table:style-name="Lames.A2" office:value-type="string">
            <text:p text:style-name="Table_20_Contents">4</text:p>
          </table:table-cell>
          <table:table-cell table:style-name="Lames.E2" office:value-type="string">
            <text:p text:style-name="Table_20_Contents"/>
          </table:table-cell>
        </table:table-row>
        <table:table-row>
          <table:table-cell table:style-name="Lames.A2" office:value-type="string">
            <text:p text:style-name="Table_20_Contents">Retombée de l'araignée</text:p>
            <text:p text:style-name="Table_20_Contents">1 pts</text:p>
          </table:table-cell>
          <table:table-cell table:style-name="Lames.A2" office:value-type="string">
            <text:p text:style-name="Table_20_Contents">Lames 5</text:p>
            <text:p text:style-name="Table_20_Contents">Évasion 1</text:p>
          </table:table-cell>
          <table:table-cell table:style-name="Lames.A2" office:value-type="string">
            <text:p text:style-name="Table_20_Contents">Une attaque, puis jet d'Évasion = 10+bonus de réflexes de l'ennemi+comp.martiale, si réussi, 2ème attaque, sinon réplique.</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Défense décontractée</text:p>
            <text:p text:style-name="Table_20_Contents">1 pts</text:p>
          </table:table-cell>
          <table:table-cell table:style-name="Lames.A2" office:value-type="string">
            <text:p text:style-name="Table_20_Contents">Lames 5</text:p>
            <text:p text:style-name="Table_20_Contents"/>
          </table:table-cell>
          <table:table-cell table:style-name="Lames.A2" office:value-type="string">
            <text:p text:style-name="Table_20_Contents">Ajoute le bonus de réflexes en défense.</text:p>
          </table:table-cell>
          <table:table-cell table:style-name="Lames.A2" office:value-type="string">
            <text:p text:style-name="Table_20_Contents"/>
          </table:table-cell>
          <table:table-cell table:style-name="Lames.E2" office:value-type="string">
            <text:p text:style-name="Table_20_Contents">Ne pas porter d'armure</text:p>
          </table:table-cell>
        </table:table-row>
        <text:soft-page-break/>
        <table:table-row>
          <table:table-cell table:style-name="Lames.A2" office:value-type="string">
            <text:p text:style-name="Table_20_Contents">Coup secret</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10 au toucher.</text:p>
          </table:table-cell>
          <table:table-cell table:style-name="Lames.A2" office:value-type="string">
            <text:p text:style-name="Table_20_Contents">7</text:p>
          </table:table-cell>
          <table:table-cell table:style-name="Lames.E2" office:value-type="string">
            <text:p text:style-name="Table_20_Contents">Utilisable une fois/adversaire.</text:p>
          </table:table-cell>
        </table:table-row>
        <table:table-row>
          <table:table-cell table:style-name="Lames.A2" office:value-type="string">
            <text:p text:style-name="Table_20_Contents">Interruption</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Interrompt une action, jets de réflexes opposés.</text:p>
          </table:table-cell>
          <table:table-cell table:style-name="Lames.A2" office:value-type="string">
            <text:p text:style-name="Table_20_Contents">6</text:p>
          </table:table-cell>
          <table:table-cell table:style-name="Lames.E2" office:value-type="string">
            <text:p text:style-name="Table_20_Contents"/>
            <text:p text:style-name="Table_20_Contents"/>
          </table:table-cell>
        </table:table-row>
        <table:table-row>
          <table:table-cell table:style-name="Lames.A2" office:value-type="string">
            <text:p text:style-name="Table_20_Contents">Attaque glissante</text:p>
            <text:p text:style-name="Table_20_Contents">1 pts</text:p>
          </table:table-cell>
          <table:table-cell table:style-name="Lames.A2" office:value-type="string">
            <text:p text:style-name="Table_20_Contents">Lames 7</text:p>
            <text:p text:style-name="Table_20_Contents">Attaque au sol</text:p>
          </table:table-cell>
          <table:table-cell table:style-name="Lames.A2" office:value-type="string">
            <text:p text:style-name="Table_20_Contents">Glisse aux jambes de l'ennemi avec +3 au toucher, touche automatiquement les jambes, ou les parties génitales pour 5 point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Nuée de coup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Chaque attaque réussie offre une nouvelle attaq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Lotu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Passe toutes armures, inflige dégâts max. (les dés maxés peuvent ouvrir)</text:p>
          </table:table-cell>
          <table:table-cell table:style-name="Lames.A2" office:value-type="string">
            <text:p text:style-name="Table_20_Contents">5</text:p>
          </table:table-cell>
          <table:table-cell table:style-name="Lames.E2" office:value-type="string">
            <text:p text:style-name="Table_20_Contents"/>
          </table:table-cell>
        </table:table-row>
      </table:table>
      <text:p text:style-name="P2"/>
      <text:h text:style-name="Titre_5f_comp" text:outline-level="3"><text:bookmark-start text:name="__RefHeading__12343_107282609"/>Lances :<text:bookmark-end text:name="__RefHeading__12343_107282609"/></text:h>
      <text:p text:style-name="P2">Moyen.</text:p>
      <text:p text:style-name="P2">Les lances, armes d’hast dont la force réside dans la longueur de la hampe avant la lame ou l'embout permettant à proprement parler de blesser, sont utilisées pour prendre l'avantage tactique sur l'ennemi grâce à leur portée d'attaque supérieure. Elles sont donc très efficace contre les cavaliers montés, les très grandes créatures ou encore contre les ennemis peu mobiles, mais aussi dans les mains de ceux-ci. Souvent utilisées de pair avec un bouclier, elles sont une arme redoutable dans les formations telle qu'une phalange ou une ligne protectrice et sont de ce fait le symbole des armées organisées et des soldats disciplinés. Les modèles les plus lourds sont utilisés montés, car il faudrait une force spectaculaire pour les manier au sol.<text:line-break/>Les lances regroupent le pique, le trident, le bisento, le naginata, la lance d'arçon, le javelot, l'épieu, la hallebarde etc...</text:p>
      <table:table table:name="Lances" table:style-name="Lances">
        <table:table-column table:style-name="Lances.A"/>
        <table:table-column table:style-name="Lances.B"/>
        <table:table-column table:style-name="Lances.C"/>
        <table:table-column table:style-name="Lances.D"/>
        <table:table-column table:style-name="Lances.E"/>
        <table:table-row>
          <table:table-cell table:style-name="Lances.A1" office:value-type="string">
            <text:p text:style-name="P13">Technique</text:p>
          </table:table-cell>
          <table:table-cell table:style-name="Lances.A1" office:value-type="string">
            <text:p text:style-name="P13">Pré-requis</text:p>
          </table:table-cell>
          <table:table-cell table:style-name="Lances.A1" office:value-type="string">
            <text:p text:style-name="P13">Effet</text:p>
          </table:table-cell>
          <table:table-cell table:style-name="Lances.A1" office:value-type="string">
            <text:p text:style-name="P13">α</text:p>
          </table:table-cell>
          <table:table-cell table:style-name="Lances.E1" office:value-type="string">
            <text:p text:style-name="P24">Divers</text:p>
          </table:table-cell>
        </table:table-row>
        <table:table-row>
          <table:table-cell table:style-name="Lances.A2" office:value-type="string">
            <text:p text:style-name="P9">Frappe sur la défensive</text:p>
            <text:p text:style-name="P9">1 pts</text:p>
          </table:table-cell>
          <table:table-cell table:style-name="Lances.A2" office:value-type="string">
            <text:p text:style-name="P9">Lances 1</text:p>
          </table:table-cell>
          <table:table-cell table:style-name="Lances.A2" office:value-type="string">
            <text:p text:style-name="P9">Si action sur la défensive réussie, -2 au toucher, mais +2 à la défense et tient l'ennemi à distance de lance</text:p>
          </table:table-cell>
          <table:table-cell table:style-name="Lances.A2" office:value-type="string">
            <text:p text:style-name="P9">1</text:p>
          </table:table-cell>
          <table:table-cell table:style-name="Lances.E2" office:value-type="string">
            <text:p text:style-name="P9">Taille de la lance modifie la distance et le bonus de défense.</text:p>
          </table:table-cell>
        </table:table-row>
        <table:table-row>
          <table:table-cell table:style-name="Lances.A2" office:value-type="string">
            <text:p text:style-name="P9">Charge</text:p>
            <text:p text:style-name="P9">1 pts</text:p>
          </table:table-cell>
          <table:table-cell table:style-name="Lances.A2" office:value-type="string">
            <text:p text:style-name="P9">Lances 1</text:p>
          </table:table-cell>
          <table:table-cell table:style-name="Lances.A2" office:value-type="string">
            <text:p text:style-name="P9">Offre +(école) dégâts si réussie, si loupe 10-(école) à la défense.</text:p>
          </table:table-cell>
          <table:table-cell table:style-name="Lances.A2" office:value-type="string">
            <text:p text:style-name="P9">2</text:p>
          </table:table-cell>
          <table:table-cell table:style-name="Lances.E2" office:value-type="string">
            <text:p text:style-name="P9"/>
          </table:table-cell>
        </table:table-row>
        <text:soft-page-break/>
        <table:table-row>
          <table:table-cell table:style-name="Lances.A2" office:value-type="string">
            <text:p text:style-name="P9">Attaque en puissance</text:p>
            <text:p text:style-name="P9">1 pts</text:p>
          </table:table-cell>
          <table:table-cell table:style-name="Lances.A2" office:value-type="string">
            <text:p text:style-name="P9">Lances 1</text:p>
          </table:table-cell>
          <table:table-cell table:style-name="Lances.A2" office:value-type="string">
            <text:p text:style-name="P9">Échange +1 au dégât/-1 au toucher</text:p>
          </table:table-cell>
          <table:table-cell table:style-name="Lances.A2" office:value-type="string">
            <text:p text:style-name="P9">0</text:p>
          </table:table-cell>
          <table:table-cell table:style-name="Lances.E2" office:value-type="string">
            <text:p text:style-name="P9">Multiplie le bonus par 1,5 contre les objets</text:p>
          </table:table-cell>
        </table:table-row>
        <table:table-row>
          <table:table-cell table:style-name="Lances.A2" office:value-type="string">
            <text:p text:style-name="P9">Désarçonnement</text:p>
            <text:p text:style-name="P9">1 pts</text:p>
          </table:table-cell>
          <table:table-cell table:style-name="Lances.A2" office:value-type="string">
            <text:p text:style-name="P9">Lances 1</text:p>
          </table:table-cell>
          <table:table-cell table:style-name="Lances.A2" office:value-type="string">
            <text:p text:style-name="P9">Si touche, l'ennemi est « secoué ». Dure 1d4 tours.</text:p>
          </table:table-cell>
          <table:table-cell table:style-name="Lances.A2" office:value-type="string">
            <text:p text:style-name="P9">5</text:p>
          </table:table-cell>
          <table:table-cell table:style-name="Lances.E2" office:value-type="string">
            <text:p text:style-name="P9"/>
          </table:table-cell>
        </table:table-row>
        <table:table-row>
          <table:table-cell table:style-name="Lances.A2" office:value-type="string">
            <text:p text:style-name="P9">Frapper et avancer</text:p>
            <text:p text:style-name="P9">1 pts</text:p>
          </table:table-cell>
          <table:table-cell table:style-name="Lances.A2" office:value-type="string">
            <text:p text:style-name="P9">Lances 1</text:p>
          </table:table-cell>
          <table:table-cell table:style-name="Lances.A2" office:value-type="string">
            <text:p text:style-name="P9">Si touche, test force vs équilibre l'ennemi recule d'1d4 mètres.</text:p>
          </table:table-cell>
          <table:table-cell table:style-name="Lances.A2" office:value-type="string">
            <text:p text:style-name="P9">0</text:p>
          </table:table-cell>
          <table:table-cell table:style-name="Lances.E2" office:value-type="string">
            <text:p text:style-name="P9">Modif' de taille de la lance</text:p>
          </table:table-cell>
        </table:table-row>
        <table:table-row>
          <table:table-cell table:style-name="Lances.A2" office:value-type="string">
            <text:p text:style-name="P9">Balayage</text:p>
            <text:p text:style-name="P9">1 pts</text:p>
          </table:table-cell>
          <table:table-cell table:style-name="Lances.A2" office:value-type="string">
            <text:p text:style-name="P9">Lances 1</text:p>
          </table:table-cell>
          <table:table-cell table:style-name="Lances.A2" office:value-type="string">
            <text:p text:style-name="P9">Si touche, l'ennemi doit faire un jet d'équilibre DD=dégâts/2 pour ne pas tomber.</text:p>
          </table:table-cell>
          <table:table-cell table:style-name="Lances.A2" office:value-type="string">
            <text:p text:style-name="P9">3</text:p>
          </table:table-cell>
          <table:table-cell table:style-name="Lances.E2" office:value-type="string">
            <text:p text:style-name="P9">Armes ayant la possibilité</text:p>
          </table:table-cell>
        </table:table-row>
        <table:table-row>
          <table:table-cell table:style-name="Lances.A2" office:value-type="string">
            <text:p text:style-name="P9">Jet</text:p>
            <text:p text:style-name="P9">1 pts</text:p>
          </table:table-cell>
          <table:table-cell table:style-name="Lances.A2" office:value-type="string">
            <text:p text:style-name="P9">Lances 1</text:p>
            <text:p text:style-name="P9">Armes de <text:span text:style-name="T9">l</text:span>ancer 1</text:p>
          </table:table-cell>
          <table:table-cell table:style-name="Lances.A2" office:value-type="string">
            <text:p text:style-name="P9">Permet de lancer certaines lances comme des armes de lancer.</text:p>
          </table:table-cell>
          <table:table-cell table:style-name="Lances.A2" office:value-type="string">
            <text:p text:style-name="P9">0</text:p>
          </table:table-cell>
          <table:table-cell table:style-name="Lances.E2" office:value-type="string">
            <text:p text:style-name="P9"/>
          </table:table-cell>
        </table:table-row>
        <table:table-row>
          <table:table-cell table:style-name="Lances.A2" office:value-type="string">
            <text:p text:style-name="P9">Coup de manche</text:p>
            <text:p text:style-name="P9">2 pts</text:p>
          </table:table-cell>
          <table:table-cell table:style-name="Lances.A2" office:value-type="string">
            <text:p text:style-name="P9">Lances 1</text:p>
            <text:p text:style-name="P9">Bâton<text:span text:style-name="T8">s</text:span> 1</text:p>
          </table:table-cell>
          <table:table-cell table:style-name="Lances.A2" office:value-type="string">
            <text:p text:style-name="P9">Si touche du manche, permet une autre attaque de la pointe. Si celle-ci échoue, le lancier suscite une attaque d'opportunité.</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Perce Thorax</text:p>
            <text:p text:style-name="P9">1pts</text:p>
          </table:table-cell>
          <table:table-cell table:style-name="Lances.A2" office:value-type="string">
            <text:p text:style-name="P9">Lances 1</text:p>
          </table:table-cell>
          <table:table-cell table:style-name="Lances.A2" office:value-type="string">
            <text:p text:style-name="P9">Ajoute 3 de saignements sur la zone Torse.</text:p>
          </table:table-cell>
          <table:table-cell table:style-name="Lances.A2" office:value-type="string">
            <text:p text:style-name="P9"/>
          </table:table-cell>
          <table:table-cell table:style-name="Lances.E2" office:value-type="string">
            <text:p text:style-name="P9"/>
          </table:table-cell>
        </table:table-row>
        <table:table-row>
          <table:table-cell table:style-name="Lances.A2" office:value-type="string">
            <text:p text:style-name="P9">Pénétration</text:p>
            <text:p text:style-name="P9">1 pts</text:p>
          </table:table-cell>
          <table:table-cell table:style-name="Lances.A2" office:value-type="string">
            <text:p text:style-name="P9">Lances 3</text:p>
          </table:table-cell>
          <table:table-cell table:style-name="Lances.A2" office:value-type="string">
            <text:p text:style-name="P9">Double le bonus de pénétration de la lance pour ce tour.</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Style de prédilection</text:p>
            <text:p text:style-name="P9">1 pts</text:p>
          </table:table-cell>
          <table:table-cell table:style-name="Lances.A2" office:value-type="string">
            <text:p text:style-name="P9">Lances 3</text:p>
          </table:table-cell>
          <table:table-cell table:style-name="Lances.A2" office:value-type="string">
            <text:p text:style-name="P9">L'arme choisie a un malus de 2 à toutes ses actions contre le lancier.</text:p>
          </table:table-cell>
          <table:table-cell table:style-name="Lances.A2" office:value-type="string">
            <text:p text:style-name="P9"/>
          </table:table-cell>
          <table:table-cell table:style-name="Lances.E2" office:value-type="string">
            <text:p text:style-name="P9">Possible d'être pris plusieurs fois pour des armes différentes.</text:p>
          </table:table-cell>
        </table:table-row>
        <table:table-row>
          <table:table-cell table:style-name="Lances.A2" office:value-type="string">
            <text:p text:style-name="P9">Brèche</text:p>
            <text:p text:style-name="P9">1 pts</text:p>
          </table:table-cell>
          <table:table-cell table:style-name="Lances.A2" office:value-type="string">
            <text:p text:style-name="P9">Lances 3</text:p>
          </table:table-cell>
          <table:table-cell table:style-name="Lances.A2" office:value-type="string">
            <text:p text:style-name="P9">Si touche, jet de force opposé. Si réussi, toutes les personnes adjacentes sont bousculées d'1d4m.</text:p>
          </table:table-cell>
          <table:table-cell table:style-name="Lances.A2" office:value-type="string">
            <text:p text:style-name="P9">7</text:p>
          </table:table-cell>
          <table:table-cell table:style-name="Lances.E2" office:value-type="string">
            <text:p text:style-name="P9">Peut être utilisé avec charge.</text:p>
          </table:table-cell>
        </table:table-row>
        <table:table-row>
          <table:table-cell table:style-name="Lances.A2" office:value-type="string">
            <text:p text:style-name="P9">Attaque éclair</text:p>
            <text:p text:style-name="P9">1 pts</text:p>
          </table:table-cell>
          <table:table-cell table:style-name="Lances.A2" office:value-type="string">
            <text:p text:style-name="P9">Lances 3</text:p>
          </table:table-cell>
          <table:table-cell table:style-name="Lances.A2" office:value-type="string">
            <text:p text:style-name="P9">Permet d'utiliser agilité pour toucher et l'ennemi utilise réflexes pour se défendre. Si utilisé dans le dos d'un ennemi, cela le prend au dépourvu.</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Coup latéral</text:p>
            <text:p text:style-name="P9">1 pts</text:p>
          </table:table-cell>
          <table:table-cell table:style-name="Lances.A2" office:value-type="string">
            <text:p text:style-name="P9">Lances 3</text:p>
          </table:table-cell>
          <table:table-cell table:style-name="Lances.A2" office:value-type="string">
            <text:p text:style-name="P9">Permet de faire une attaque latérale qui touche toutes les personnes adjacentes et les adversaires bénéficient d'un jet d'évasion (en plus du jet de défense) pour esquiver l'attaque.</text:p>
          </table:table-cell>
          <table:table-cell table:style-name="Lances.A2" office:value-type="string">
            <text:p text:style-name="P9">2</text:p>
          </table:table-cell>
          <table:table-cell table:style-name="Lances.E2" office:value-type="string">
            <text:p text:style-name="P9"/>
          </table:table-cell>
        </table:table-row>
        <text:soft-page-break/>
        <table:table-row>
          <table:table-cell table:style-name="Lances.A2" office:value-type="string">
            <text:p text:style-name="P9">Contre-charge</text:p>
            <text:p text:style-name="P9">1 pts</text:p>
          </table:table-cell>
          <table:table-cell table:style-name="Lances.A2" office:value-type="string">
            <text:p text:style-name="P9">Lances 3</text:p>
            <text:p text:style-name="P9">Équilibre 1</text:p>
          </table:table-cell>
          <table:table-cell table:style-name="Lances.A2" office:value-type="string">
            <text:p text:style-name="P9">Pose défensive. Si l'ennemi rate sa charge de plus de 5 pts, touche auto. +3 à la défense. Dure 1d4 tours.</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Frappe lourde</text:p>
            <text:p text:style-name="P9">1 pts</text:p>
          </table:table-cell>
          <table:table-cell table:style-name="Lances.A2" office:value-type="string">
            <text:p text:style-name="P9">Lances 5</text:p>
          </table:table-cell>
          <table:table-cell table:style-name="Lances.A2" office:value-type="string">
            <text:p text:style-name="P9">Le lancier inflige 2d6 dégâts supplémentaires et perd 2 points de précision. L'adversaire est « déficient ». Dure 1d6 tours.</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Botte dévastatrice</text:p>
            <text:p text:style-name="P9">1 pts</text:p>
          </table:table-cell>
          <table:table-cell table:style-name="Lances.A2" office:value-type="string">
            <text:p text:style-name="P9">Lances 5</text:p>
          </table:table-cell>
          <table:table-cell table:style-name="Lances.A2" office:value-type="string">
            <text:p text:style-name="P9">Le lancier double son bonus martial et augmente ses dégâts d'une catégorie pour cette attaque.</text:p>
          </table:table-cell>
          <table:table-cell table:style-name="Lances.A2" office:value-type="string">
            <text:p text:style-name="P9">0</text:p>
          </table:table-cell>
          <table:table-cell table:style-name="Lances.E2" office:value-type="string">
            <text:p text:style-name="P9">Si réutilise cette technique contre un adversaire, malus de 20 au toucher.</text:p>
          </table:table-cell>
        </table:table-row>
        <table:table-row>
          <table:table-cell table:style-name="Lances.A2" office:value-type="string">
            <text:p text:style-name="P9">Coup vital</text:p>
            <text:p text:style-name="P9">1 pts</text:p>
          </table:table-cell>
          <table:table-cell table:style-name="Lances.A2" office:value-type="string">
            <text:p text:style-name="P9">Lances 5</text:p>
          </table:table-cell>
          <table:table-cell table:style-name="Lances.A2" office:value-type="string">
            <text:p text:style-name="P9">+2 précision et l'adversaire est « infirme ». Néanmoins le coup ne peut pas être délocalisé.</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Repousse</text:p>
            <text:p text:style-name="P9">1 pts</text:p>
          </table:table-cell>
          <table:table-cell table:style-name="Lances.A2" office:value-type="string">
            <text:p text:style-name="P9">Lances 7</text:p>
          </table:table-cell>
          <table:table-cell table:style-name="Lances.A2" office:value-type="string">
            <text:p text:style-name="P9">Si est touché de 2 ou moins, permet de faire un jet de force contre un jet d'équilibre. Si réussi, annule l'attaque et repousse d'1d4m.</text:p>
          </table:table-cell>
          <table:table-cell table:style-name="Lances.A2" office:value-type="string">
            <text:p text:style-name="P9">7</text:p>
          </table:table-cell>
          <table:table-cell table:style-name="Lances.E2" office:value-type="string">
            <text:p text:style-name="P9"/>
          </table:table-cell>
        </table:table-row>
        <table:table-row>
          <table:table-cell table:style-name="Lances.A2" office:value-type="string">
            <text:p text:style-name="P9">Botte secrète</text:p>
            <text:p text:style-name="P9">1 pts</text:p>
          </table:table-cell>
          <table:table-cell table:style-name="Lances.A2" office:value-type="string">
            <text:p text:style-name="P9">Lances 7</text:p>
          </table:table-cell>
          <table:table-cell table:style-name="Lances.A2" office:value-type="string">
            <text:p text:style-name="P9">Jet de compétences martiales opposées si réussi, l'ennemi est pris au dépourvu. Dure 1d4 tours.</text:p>
          </table:table-cell>
          <table:table-cell table:style-name="Lances.A2" office:value-type="string">
            <text:p text:style-name="P9">10</text:p>
          </table:table-cell>
          <table:table-cell table:style-name="Lances.E2" office:value-type="string">
            <text:p text:style-name="P9">Malus si l'ennemi connaît bien le lancier</text:p>
          </table:table-cell>
        </table:table-row>
        <table:table-row>
          <table:table-cell table:style-name="Lances.A2" office:value-type="string">
            <text:p text:style-name="P9">Tournoiement</text:p>
            <text:p text:style-name="P9">2 pts</text:p>
          </table:table-cell>
          <table:table-cell table:style-name="Lances.A2" office:value-type="string">
            <text:p text:style-name="P9">Lances 7</text:p>
          </table:table-cell>
          <table:table-cell table:style-name="Lances.A2" office:value-type="string">
            <text:p text:style-name="P9">Pose de combat. Offre +3 à la défense, et offre jusqu'à 2 attaques supplémentaires sur tous les ennemis adjacents. Dure 2 tours.</text:p>
          </table:table-cell>
          <table:table-cell table:style-name="Lances.A2" office:value-type="string">
            <text:p text:style-name="P9">5</text:p>
          </table:table-cell>
          <table:table-cell table:style-name="Lances.E2" office:value-type="string">
            <text:p text:style-name="P9"/>
          </table:table-cell>
        </table:table-row>
        <table:table-row table:style-name="Lances.23">
          <table:table-cell table:style-name="Lances.A2" office:value-type="string">
            <text:p text:style-name="P9">Coups meurtriers</text:p>
            <text:p text:style-name="P9">1 pts</text:p>
          </table:table-cell>
          <table:table-cell table:style-name="Lances.A2" office:value-type="string">
            <text:p text:style-name="P9">Lances 10</text:p>
            <text:p text:style-name="P9"/>
          </table:table-cell>
          <table:table-cell table:style-name="Lances.A2" office:value-type="string">
            <text:p text:style-name="P9">Les dégâts du lancier sont augmentés d'une catégorie. Ils sont aussi deux fois plus durs à soigner.</text:p>
          </table:table-cell>
          <table:table-cell table:style-name="Lances.A2" office:value-type="string">
            <text:p text:style-name="P9"/>
          </table:table-cell>
          <table:table-cell table:style-name="Lances.E2" office:value-type="string">
            <text:p text:style-name="P9"/>
          </table:table-cell>
        </table:table-row>
        <table:table-row table:style-name="Lances.23">
          <table:table-cell table:style-name="Lances.A2" office:value-type="string">
            <text:p text:style-name="P9">Attaques fulgurantes</text:p>
            <text:p text:style-name="P9">2 pts</text:p>
          </table:table-cell>
          <table:table-cell table:style-name="Lances.A2" office:value-type="string">
            <text:p text:style-name="P9">Lances 10</text:p>
          </table:table-cell>
          <table:table-cell table:style-name="Lances.A2" office:value-type="string">
            <text:p text:style-name="P9">Si attaque avec une arme non lourde, <text:s/>le lancier enlève le bonus d'agilité de son adversaire et bénéficie d'une attaque supplémentaire contre cet adversaire à ce tour ci.</text:p>
          </table:table-cell>
          <table:table-cell table:style-name="Lances.A2" office:value-type="string">
            <text:p text:style-name="P9">3</text:p>
          </table:table-cell>
          <table:table-cell table:style-name="Lances.E2" office:value-type="string">
            <text:p text:style-name="P9"/>
          </table:table-cell>
        </table:table-row>
        <table:table-row table:style-name="Lances.23">
          <table:table-cell table:style-name="Lances.A2" office:value-type="string">
            <text:p text:style-name="P9">Défense ultime</text:p>
            <text:p text:style-name="P9">2 pts</text:p>
          </table:table-cell>
          <table:table-cell table:style-name="Lances.A2" office:value-type="string">
            <text:p text:style-name="P9">Lances 10</text:p>
            <text:p text:style-name="P9">Défense 7</text:p>
          </table:table-cell>
          <table:table-cell table:style-name="Lances.A2" office:value-type="string">
            <text:p text:style-name="P9">Ajoute tout le bonus de défense.</text:p>
          </table:table-cell>
          <table:table-cell table:style-name="Lances.A2" office:value-type="string">
            <text:p text:style-name="P9"/>
          </table:table-cell>
          <table:table-cell table:style-name="Lances.E2" office:value-type="string">
            <text:p text:style-name="P9"/>
            <text:p text:style-name="P9"/>
          </table:table-cell>
        </table:table-row>
      </table:table>
      <text:p text:style-name="Text_20_body"/>
      <text:p text:style-name="Text_20_body"/>
      <text:p text:style-name="Text_20_body"/>
      <text:p text:style-name="Text_20_body"/>
      <text:p text:style-name="Text_20_body"/>
      <text:h text:style-name="Titre_5f_comp" text:outline-level="3"><text:bookmark-start text:name="__RefHeading__12351_107282609"/><text:soft-page-break/>Masses :<text:bookmark-end text:name="__RefHeading__12351_107282609"/></text:h>
      <text:p text:style-name="P2">Moyen.</text:p>
      <text:p text:style-name="P2">La masse, la plupart du temps une lourde arme contondante, n'est pas contrairement à ce qu'on pourrait croire une arme destinée aux plus épaisses brutes : outre leur pouvoir de destruction qui en fait l'arme préférée des destructeurs, leur maniement peut aussi se faire sur un balancement de son propre poids avec celui de l'arme qui rend cette arme un bon compromis entre esthétisme, efficacité, polyvalence et puissance d'attaque ; somme toute un bon compromis à mi-chemin entre une épée et une hache. De plus, ces armes faciles à produire en grand nombre sont parfaites pour un groupe voir une armée hétéroclite : elles s'insèrent dans toutes formations en ajoutant son petit plus de destruction qui permet aussi, à l'instar des haches, de créer une brèche dans la défense adverse. On pourra aussi retrouver quelques duellistes parmi les utilisateurs de cette arme, qui en surprendra plus d'un ! Ainsi, ces armes souvent lourdes car massives (une propriété qui leur permet entre autre d'écraser armures et corps) nécessiteront force et entraînement.</text:p>
      <text:p text:style-name="P2">Quelques exemples de masses : Marteau de guerre nain, marteau-piolet gnome, masse d'arme, morgenstern, fléau simple et fléau double etc...</text:p>
      <table:table table:name="Masses" table:style-name="Masses">
        <table:table-column table:style-name="Masses.A"/>
        <table:table-column table:style-name="Masses.B"/>
        <table:table-column table:style-name="Masses.C"/>
        <table:table-column table:style-name="Masses.D"/>
        <table:table-column table:style-name="Masses.E"/>
        <table:table-row>
          <table:table-cell table:style-name="Masses.A1" office:value-type="string">
            <text:p text:style-name="P12">Technique</text:p>
          </table:table-cell>
          <table:table-cell table:style-name="Masses.A1" office:value-type="string">
            <text:p text:style-name="P12">Pré-requis</text:p>
          </table:table-cell>
          <table:table-cell table:style-name="Masses.A1" office:value-type="string">
            <text:p text:style-name="P12">Effet</text:p>
          </table:table-cell>
          <table:table-cell table:style-name="Masses.A1" office:value-type="string">
            <text:p text:style-name="P13">α</text:p>
          </table:table-cell>
          <table:table-cell table:style-name="Masses.E1" office:value-type="string">
            <text:p text:style-name="P12">Divers</text:p>
          </table:table-cell>
        </table:table-row>
        <table:table-row>
          <table:table-cell table:style-name="Masses.A2" office:value-type="string">
            <text:p text:style-name="Table_20_Contents">Attaques en forc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Si égalité, permet jet de force pour gagner.</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rmes de prédilection</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oisir une arme, +1 à tous les jets avec.</text:p>
          </table:table-cell>
          <table:table-cell table:style-name="Masses.A2" office:value-type="string">
            <text:p text:style-name="Table_20_Contents"/>
          </table:table-cell>
          <table:table-cell table:style-name="Masses.E2" office:value-type="string">
            <text:p text:style-name="Table_20_Contents">Peut-être pris pour plusieurs armes distincts</text:p>
          </table:table-cell>
        </table:table-row>
        <table:table-row>
          <table:table-cell table:style-name="Masses.A2" office:value-type="string">
            <text:p text:style-name="Table_20_Contents">Attaque en puissance</text:p>
            <text:p text:style-name="Table_20_Contents">1 pts</text:p>
          </table:table-cell>
          <table:table-cell table:style-name="Masses.A2" office:value-type="string">
            <text:p text:style-name="Table_20_Contents">Masses 1</text:p>
          </table:table-cell>
          <table:table-cell table:style-name="Masses.A2" office:value-type="string">
            <text:p text:style-name="P9">Échange +1 au dégât/-1 au toucher.</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uri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Permet une autre attaque contre un malus de -10 à la défense.</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style-name="Masses.6">
          <table:table-cell table:style-name="Masses.A2" office:value-type="string">
            <text:p text:style-name="Table_20_Contents">Buttoir</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La personne recule d'1d4 mètres.</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racasse Crân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aque coup à la tête « secoue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style-name="Masses.8">
          <table:table-cell table:style-name="Masses.A2" office:value-type="string">
            <text:p text:style-name="Table_20_Contents">Coup Brutal</text:p>
            <text:p text:style-name="Table_20_Contents"><text:soft-page-break/>1 pts</text:p>
          </table:table-cell>
          <table:table-cell table:style-name="Masses.A2" office:value-type="string">
            <text:p text:style-name="Table_20_Contents">Masses 1</text:p>
          </table:table-cell>
          <table:table-cell table:style-name="Masses.A2" office:value-type="string">
            <text:p text:style-name="Table_20_Contents">+1d10 dégât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Tourbillon</text:p>
            <text:p text:style-name="Table_20_Contents">4 pts</text:p>
          </table:table-cell>
          <table:table-cell table:style-name="Masses.A2" office:value-type="string">
            <text:p text:style-name="Table_20_Contents">Masses 1</text:p>
            <text:p text:style-name="Table_20_Contents">Armes naturelles 1</text:p>
          </table:table-cell>
          <table:table-cell table:style-name="Masses.A2" office:value-type="string">
            <text:p text:style-name="Table_20_Contents">Chaque coup de masse réussie, permet un coup d'armes naturelles contre un ennemi adjacent, et chaque attaque naturelle réussie un coup de masse.</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Brise-Duo</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2 au toucher contre les ennemis ayant les 2 mains prise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Destruction</text:p>
            <text:p text:style-name="Table_20_Contents">1 pts</text:p>
          </table:table-cell>
          <table:table-cell table:style-name="Masses.A2" office:value-type="string">
            <text:p text:style-name="Table_20_Contents">Masses 3</text:p>
          </table:table-cell>
          <table:table-cell table:style-name="Masses.A2" office:value-type="string">
            <text:p text:style-name="P9">+1d12 dégâts contre les objet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Déformation</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Annule la pose ennemie, l'enlève si touche, et le « secoue ». Dure 1d4 tours.</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rappe affaiblissante</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Si touche, l'ennemi est « évanescent ». Dure 1d4 tours.</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Morglycénie</text:p>
            <text:p text:style-name="Table_20_Contents">2 pts</text:p>
          </table:table-cell>
          <table:table-cell table:style-name="Masses.A2" office:value-type="string">
            <text:p text:style-name="Table_20_Contents">Masses 3</text:p>
          </table:table-cell>
          <table:table-cell table:style-name="Masses.A2" office:value-type="string">
            <text:p text:style-name="Table_20_Contents">Dégâts maxés (dégâts infligés et reçus). Dure 1d6 tours.</text:p>
          </table:table-cell>
          <table:table-cell table:style-name="Masses.A2" office:value-type="string">
            <text:p text:style-name="Table_20_Contents">10</text:p>
          </table:table-cell>
          <table:table-cell table:style-name="Masses.E2" office:value-type="string">
            <text:p text:style-name="Table_20_Contents">Ne coûte qu'un point aux Orcs et Trolls</text:p>
          </table:table-cell>
        </table:table-row>
        <table:table-row>
          <table:table-cell table:style-name="Masses.A2" office:value-type="string">
            <text:p text:style-name="Table_20_Contents">Balancement</text:p>
            <text:p text:style-name="Table_20_Contents">1 pts</text:p>
          </table:table-cell>
          <table:table-cell table:style-name="Masses.A2" office:value-type="string">
            <text:p text:style-name="Table_20_Contents">Masses 3</text:p>
            <text:p text:style-name="Table_20_Contents">Équilibre 1</text:p>
          </table:table-cell>
          <table:table-cell table:style-name="Masses.A2" office:value-type="string">
            <text:p text:style-name="Table_20_Contents">Si touche, +2d10 dégâts.</text:p>
            <text:p text:style-name="Table_20_Contents">Jet d'Équilibre ensuite = dégâts infligé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Défense Lourde</text:p>
            <text:p text:style-name="Table_20_Contents">1 pts</text:p>
          </table:table-cell>
          <table:table-cell table:style-name="Masses.A2" office:value-type="string">
            <text:p text:style-name="Table_20_Contents">Masses 5</text:p>
            <text:p text:style-name="Table_20_Contents"/>
          </table:table-cell>
          <table:table-cell table:style-name="Masses.A2" office:value-type="string">
            <text:p text:style-name="Table_20_Contents">Immunité aux conditions : « secoué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sécut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Chaque fois que l'ennemi est touché, il subit un malus de 2 à l'attaque/défense.</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Jilokube</text:p>
            <text:p text:style-name="Table_20_Contents">2 pts</text:p>
          </table:table-cell>
          <table:table-cell table:style-name="Masses.A2" office:value-type="string">
            <text:p text:style-name="Table_20_Contents">Masses 5</text:p>
          </table:table-cell>
          <table:table-cell table:style-name="Masses.A2" office:value-type="string">
            <text:p text:style-name="Table_20_Contents">Si touche, l'ennemi est « déficient » et subit -3pvs de saignement.</text:p>
          </table:table-cell>
          <table:table-cell table:style-name="Masses.A2" office:value-type="string">
            <text:p text:style-name="Table_20_Contents">9</text:p>
          </table:table-cell>
          <table:table-cell table:style-name="Masses.E2" office:value-type="string">
            <text:p text:style-name="Table_20_Contents">Ne coûte qu'un point aux Pyrdes</text:p>
          </table:table-cell>
        </table:table-row>
        <table:table-row>
          <table:table-cell table:style-name="Masses.A2" office:value-type="string">
            <text:p text:style-name="Table_20_Contents">Expuls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La personne vole d'1d6 mètres.</text:p>
          </table:table-cell>
          <table:table-cell table:style-name="Masses.A2" office:value-type="string">
            <text:p text:style-name="Table_20_Contents">7</text:p>
          </table:table-cell>
          <table:table-cell table:style-name="Masses.E2" office:value-type="string">
            <text:p text:style-name="Table_20_Contents">Cumulable avec buttoir.</text:p>
          </table:table-cell>
        </table:table-row>
        <table:table-row>
          <table:table-cell table:style-name="Masses.A2" office:value-type="string">
            <text:p text:style-name="Table_20_Contents">Dégâts de Masse</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Chaque coup consécutif inflige 2d6 dégâts supplémentaires.(jusqu'à un maximum de 8d6).</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asse-plaques</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Offre 2 de pénétration d'armure (3 si possède Destruction).</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tre-poids</text:p>
            <text:p text:style-name="Table_20_Contents"><text:soft-page-break/>1 pts</text:p>
          </table:table-cell>
          <table:table-cell table:style-name="Masses.A2" office:value-type="string">
            <text:p text:style-name="Table_20_Contents">Masses 7</text:p>
          </table:table-cell>
          <table:table-cell table:style-name="Masses.A2" office:value-type="string">
            <text:p text:style-name="Table_20_Contents">Double la force pour cette attaque.</text:p>
          </table:table-cell>
          <table:table-cell table:style-name="Masses.A2" office:value-type="string">
            <text:p text:style-name="Table_20_Contents">5</text:p>
          </table:table-cell>
          <table:table-cell table:style-name="Masses.E2" office:value-type="string">
            <text:p text:style-name="Table_20_Contents"/>
          </table:table-cell>
        </table:table-row>
        <table:table-row>
          <table:table-cell table:style-name="Masses.A2" office:value-type="string">
            <text:p text:style-name="Table_20_Contents">Fatal</text:p>
            <text:p text:style-name="Table_20_Contents">2 pts</text:p>
          </table:table-cell>
          <table:table-cell table:style-name="Masses.A2" office:value-type="string">
            <text:p text:style-name="Table_20_Contents">Masses 10</text:p>
          </table:table-cell>
          <table:table-cell table:style-name="Masses.A2" office:value-type="string">
            <text:p text:style-name="Table_20_Contents">Les coups paralysent<text:line-break/>DD constitution = ½ dégât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ttaque dévastatric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6d4 dégâts. Ouvre tous les dés.</text:p>
          </table:table-cell>
          <table:table-cell table:style-name="Masses.A2" office:value-type="string">
            <text:p text:style-name="Table_20_Contents">3</text:p>
          </table:table-cell>
          <table:table-cell table:style-name="Masses.E2" office:value-type="string">
            <text:p text:style-name="Table_20_Contents"/>
          </table:table-cell>
        </table:table-row>
        <table:table-row>
          <table:table-cell table:style-name="Masses.A2" office:value-type="string">
            <text:p text:style-name="Table_20_Contents">Brise Échin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Permet de localiser la colonne vertébrale pour 6 points, +2 dé arme dégâts de dos.</text:p>
          </table:table-cell>
          <table:table-cell table:style-name="Masses.A2" office:value-type="string">
            <text:p text:style-name="Table_20_Contents">0</text:p>
          </table:table-cell>
          <table:table-cell table:style-name="Masses.E2" office:value-type="string">
            <text:p text:style-name="Table_20_Contents"/>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Mega_5f_titre" text:outline-level="2"><text:bookmark-start text:name="__RefHeading__12371_107282609"/>MAGIE :<text:bookmark-end text:name="__RefHeading__12371_107282609"/></text:h>
      <text:p text:style-name="Text_20_body"/>
      <text:h text:style-name="Titre_5f_comp" text:outline-level="3"><text:bookmark-start text:name="__RefHeading__51284_888590389"/>Altération :<text:bookmark-end text:name="__RefHeading__51284_888590389"/></text:h>
      <text:p text:style-name="P19">Moyen.</text:p>
      <text:p text:style-name="P19"><text:tab/>L'altération est une magie assez répandue très utile lors d'expéditions. Elle n'est généralement pas pratiquée en tant que magie ou compétence principale. Si certaines civilisations l'assimile à de la sorcellerie, les talents de cette magie sont monnayés de manière très gratifiante et florissante.</text:p>
      <text:p text:style-name="P19"/>
      <table:table table:name="Altération" table:style-name="Altération">
        <table:table-column table:style-name="Altération.A"/>
        <table:table-column table:style-name="Altération.B"/>
        <table:table-column table:style-name="Altération.C"/>
        <table:table-column table:style-name="Altération.B"/>
        <table:table-column table:style-name="Altération.E"/>
        <text:soft-page-break/>
        <table:table-row>
          <table:table-cell table:style-name="Altération.A1" office:value-type="string">
            <text:p text:style-name="P12">Sort</text:p>
          </table:table-cell>
          <table:table-cell table:style-name="Altération.A1" office:value-type="string">
            <text:p text:style-name="P12">DD</text:p>
          </table:table-cell>
          <table:table-cell table:style-name="Altération.A1" office:value-type="string">
            <text:p text:style-name="P12">Effet</text:p>
          </table:table-cell>
          <table:table-cell table:style-name="Altération.A1" office:value-type="string">
            <text:p text:style-name="P13">α</text:p>
          </table:table-cell>
          <table:table-cell table:style-name="Altération.E1" office:value-type="string">
            <text:p text:style-name="P12">Divers</text:p>
          </table:table-cell>
        </table:table-row>
        <table:table-row>
          <table:table-cell table:style-name="Altération.A2" office:value-type="string">
            <text:p text:style-name="Table_20_Contents">Combinaison</text:p>
            <text:p text:style-name="Table_20_Contents">3 pts</text:p>
          </table:table-cell>
          <table:table-cell table:style-name="Altération.A2" office:value-type="string">
            <text:p text:style-name="Table_20_Contents">Somme des 2 DD</text:p>
          </table:table-cell>
          <table:table-cell table:style-name="Altération.A2" office:value-type="string">
            <text:p text:style-name="Table_20_Contents">Permet de relancer en un seul sort les deux derniers sorts lancés. Le lanceur de sort perd un stade de fatigue magique et physique. Coûte 30 mana.</text:p>
          </table:table-cell>
          <table:table-cell table:style-name="Altération.A2" office:value-type="string">
            <text:p text:style-name="Table_20_Contents">15</text:p>
          </table:table-cell>
          <table:table-cell table:style-name="Altération.E2" office:value-type="string">
            <text:p text:style-name="Table_20_Contents"/>
          </table:table-cell>
        </table:table-row>
        <table:table-row>
          <table:table-cell table:style-name="Altération.A2" office:value-type="string">
            <text:p text:style-name="P17">Passe-muraille</text:p>
            <text:p text:style-name="P17">1 pts</text:p>
          </table:table-cell>
          <table:table-cell table:style-name="Altération.A2" office:value-type="string">
            <text:p text:style-name="Table_20_Contents">Dépend.</text:p>
          </table:table-cell>
          <table:table-cell table:style-name="Altération.A2" office:value-type="string">
            <text:p text:style-name="Table_20_Contents">Fais une ouverture dans la pierre. Coûte X mana.</text:p>
          </table:table-cell>
          <table:table-cell table:style-name="Altération.A2" office:value-type="string">
            <text:p text:style-name="Table_20_Contents">3</text:p>
          </table:table-cell>
          <table:table-cell table:style-name="Altération.E2" office:value-type="string">
            <text:p text:style-name="Table_20_Contents">Incantation lente. DD du cast dépend de la pierre et du volume.</text:p>
          </table:table-cell>
        </table:table-row>
        <table:table-row>
          <table:table-cell table:style-name="Altération.A2" office:value-type="string">
            <text:p text:style-name="Table_20_Contents">Perdition</text:p>
            <text:p text:style-name="Table_20_Contents">1 pts</text:p>
          </table:table-cell>
          <table:table-cell table:style-name="Altération.A2" office:value-type="string">
            <text:p text:style-name="Table_20_Contents">6</text:p>
          </table:table-cell>
          <table:table-cell table:style-name="Altération.A2" office:value-type="string">
            <text:p text:style-name="Table_20_Contents">Permet de brouiller un livre, une pancarte, une carte un écriteau en le falsifiant. 10 mètres de portée. Coûte 3 mana.</text:p>
          </table:table-cell>
          <table:table-cell table:style-name="Altération.A2" office:value-type="string">
            <text:p text:style-name="Table_20_Contents">2</text:p>
          </table:table-cell>
          <table:table-cell table:style-name="Altération.E2" office:value-type="string">
            <text:p text:style-name="Table_20_Contents"/>
          </table:table-cell>
        </table:table-row>
        <table:table-row>
          <table:table-cell table:style-name="Altération.A2" office:value-type="string">
            <text:p text:style-name="Table_20_Contents">Apaisement des feux</text:p>
            <text:p text:style-name="Table_20_Contents">1 pts</text:p>
          </table:table-cell>
          <table:table-cell table:style-name="Altération.A2" office:value-type="string">
            <text:p text:style-name="Table_20_Contents">7</text:p>
          </table:table-cell>
          <table:table-cell table:style-name="Altération.A2" office:value-type="string">
            <text:p text:style-name="Table_20_Contents">Apaise un feu. Coûte 3 mana.</text:p>
          </table:table-cell>
          <table:table-cell table:style-name="Altération.A2" office:value-type="string">
            <text:p text:style-name="Table_20_Contents">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de taille</text:p>
            <text:p text:style-name="Table_20_Contents">1 pts</text:p>
          </table:table-cell>
          <table:table-cell table:style-name="Altération.A2" office:value-type="string">
            <text:p text:style-name="Table_20_Contents">9</text:p>
          </table:table-cell>
          <table:table-cell table:style-name="Altération.A2" office:value-type="string">
            <text:p text:style-name="Table_20_Contents">Permet d'augmenter ou diminuer la catégorie de taille d'un objet de 1. Dure 1d8 tours. Coûte 1 mana / tour.</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Volonté matérielle</text:p>
            <text:p text:style-name="Table_20_Contents">1 pts</text:p>
          </table:table-cell>
          <table:table-cell table:style-name="Altération.A2" office:value-type="string">
            <text:p text:style-name="Table_20_Contents">10</text:p>
          </table:table-cell>
          <table:table-cell table:style-name="Altération.A2" office:value-type="string">
            <text:p text:style-name="Table_20_Contents">Permet de lancer un jet de volonté(DD 15) pour fragiliser ou réparer un objet de taille TP. <text:s/>Coûte 4 mana.</text:p>
          </table:table-cell>
          <table:table-cell table:style-name="Altération.A2" office:value-type="string">
            <text:p text:style-name="Table_20_Contents">1</text:p>
          </table:table-cell>
          <table:table-cell table:style-name="Altération.E2" office:value-type="string">
            <text:p text:style-name="Table_20_Contents"/>
          </table:table-cell>
        </table:table-row>
        <table:table-row>
          <table:table-cell table:style-name="Altération.A2" office:value-type="string">
            <text:p text:style-name="Table_20_Contents">Raccourci</text:p>
            <text:p text:style-name="Table_20_Contents">1 pts</text:p>
          </table:table-cell>
          <table:table-cell table:style-name="Altération.A2" office:value-type="string">
            <text:p text:style-name="Table_20_Contents">10/30</text:p>
          </table:table-cell>
          <table:table-cell table:style-name="Altération.A2" office:value-type="string">
            <text:p text:style-name="Table_20_Contents">Crée une balise qui dure (école) heures. Lorsque le mage réincante le sort, il se transporte lui et son équipement à la balise. La portée maximale est de (bonus de volonté) kilomètres.</text:p>
            <text:p text:style-name="Table_20_Contents">Coûte 10 mana + 2 mana / heure + 15 mana (deuxième incantation).</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mutation</text:p>
            <text:p text:style-name="Table_20_Contents">2 pts</text:p>
          </table:table-cell>
          <table:table-cell table:style-name="Altération.A2" office:value-type="string">
            <text:p text:style-name="Table_20_Contents">10</text:p>
          </table:table-cell>
          <table:table-cell table:style-name="Altération.A2" office:value-type="string">
            <text:p text:style-name="Table_20_Contents">Permet de transformer le bois en granite. Coûte 5 mana.</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 poids</text:p>
            <text:p text:style-name="Table_20_Contents">1 pts</text:p>
          </table:table-cell>
          <table:table-cell table:style-name="Altération.A2" office:value-type="string">
            <text:p text:style-name="Text_20_body">11</text:p>
          </table:table-cell>
          <table:table-cell table:style-name="Altération.A2" office:value-type="string">
            <text:p text:style-name="Table_20_Contents">Permet d'ajouter ou de retirer (école) kilos à la cible (objet ou personne). Dure 2d6 minutes. Coûte 1 mana / minute.</text:p>
          </table:table-cell>
          <table:table-cell table:style-name="Altération.A2" office:value-type="string">
            <text:p text:style-name="Table_20_Contents">10</text:p>
          </table:table-cell>
          <table:table-cell table:style-name="Altération.E2" office:value-type="string">
            <text:p text:style-name="Table_20_Contents">Incantation lente.</text:p>
          </table:table-cell>
        </table:table-row>
        <table:table-row table:style-name="Altération.11">
          <table:table-cell table:style-name="Altération.A2" office:value-type="string">
            <text:p text:style-name="Table_20_Contents">Affûtage</text:p>
            <text:p text:style-name="Table_20_Contents">1 pts</text:p>
          </table:table-cell>
          <table:table-cell table:style-name="Altération.A2" office:value-type="string">
            <text:p text:style-name="Table_20_Contents">13</text:p>
          </table:table-cell>
          <table:table-cell table:style-name="Altération.A2" office:value-type="string">
            <text:p text:style-name="Table_20_Contents">Ajoute (école)/2 dégâts bonus à l'arme tranchante ou perforante. Dure 1d20 tours. Coûte 1 mana / tour.</text:p>
          </table:table-cell>
          <table:table-cell table:style-name="Altération.A2" office:value-type="string">
            <text:p text:style-name="Table_20_Contents">9</text:p>
          </table:table-cell>
          <table:table-cell table:style-name="Altération.E2" office:value-type="string">
            <text:p text:style-name="Table_20_Contents"/>
          </table:table-cell>
        </table:table-row>
        <table:table-row>
          <table:table-cell table:style-name="Altération.A2" office:value-type="string">
            <text:p text:style-name="Table_20_Contents">Vapeur ardente</text:p>
            <text:p text:style-name="Table_20_Contents"><text:soft-page-break/>1 pts</text:p>
          </table:table-cell>
          <table:table-cell table:style-name="Altération.A2" office:value-type="string">
            <text:p text:style-name="Table_20_Contents">14</text:p>
          </table:table-cell>
          <table:table-cell table:style-name="Altération.A2" office:value-type="string">
            <text:p text:style-name="P20">Transforme des vapeurs en une nuée ardente qui inflige <text:soft-page-break/>1d10 + (école) dégâts par tour. Concentration nécessaire(dd=10), augmente de 3 par déplacement du nuage. Dure 1d6 tours. Coûte 3 mana/tour.</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Eau paralysante</text:p>
            <text:p text:style-name="Table_20_Contents">1 pts</text:p>
          </table:table-cell>
          <table:table-cell table:style-name="Altération.A2" office:value-type="string">
            <text:p text:style-name="Table_20_Contents">14</text:p>
          </table:table-cell>
          <table:table-cell table:style-name="Altération.A2" office:value-type="string">
            <text:p text:style-name="Table_20_Contents">Envoie de l'eau capable d'étourdir la cible puis de lui infliger la stupeur et enfin de l'assommer. DD volonté = 10 + école + bonus de volonté. Dure 1d4 tours. Coûte 12 mana.</text:p>
          </table:table-cell>
          <table:table-cell table:style-name="Altération.A2" office:value-type="string">
            <text:p text:style-name="Table_20_Contents">20</text:p>
          </table:table-cell>
          <table:table-cell table:style-name="Altération.E2" office:value-type="string">
            <text:p text:style-name="Table_20_Contents">Incantation lente. Besoin d'altérer l'eau pendant 1d4 rounds.</text:p>
          </table:table-cell>
        </table:table-row>
        <table:table-row>
          <table:table-cell table:style-name="Altération.A2" office:value-type="string">
            <text:p text:style-name="Table_20_Contents">Reconstitution</text:p>
            <text:p text:style-name="Table_20_Contents">1 pts</text:p>
          </table:table-cell>
          <table:table-cell table:style-name="Altération.A2" office:value-type="string">
            <text:p text:style-name="Table_20_Contents">16</text:p>
          </table:table-cell>
          <table:table-cell table:style-name="Altération.A2" office:value-type="string">
            <text:p text:style-name="Table_20_Contents">Soigne 2d10 + école pvs. Coûte 10 mana.</text:p>
          </table:table-cell>
          <table:table-cell table:style-name="Altération.A2" office:value-type="string">
            <text:p text:style-name="Table_20_Contents">9</text:p>
          </table:table-cell>
          <table:table-cell table:style-name="Altération.E2" office:value-type="string">
            <text:p text:style-name="Table_20_Contents">Ne peut soigner <text:s/>plus de 50 % de la vie maximum.</text:p>
          </table:table-cell>
        </table:table-row>
        <table:table-row>
          <table:table-cell table:style-name="Altération.A2" office:value-type="string">
            <text:p text:style-name="Table_20_Contents">Disjonction</text:p>
            <text:p text:style-name="Table_20_Contents">1 pts</text:p>
          </table:table-cell>
          <table:table-cell table:style-name="Altération.A2" office:value-type="string">
            <text:p text:style-name="Table_20_Contents">16</text:p>
          </table:table-cell>
          <table:table-cell table:style-name="Altération.A2" office:value-type="string">
            <text:p text:style-name="Table_20_Contents">Au toucher, permet de disjoncter les objets magiques et électriques au bout d'un certain nombre de tour. 3 mana/tour.</text:p>
          </table:table-cell>
          <table:table-cell table:style-name="Altération.A2" office:value-type="string">
            <text:p text:style-name="Table_20_Contents">0</text:p>
          </table:table-cell>
          <table:table-cell table:style-name="Altération.E2" office:value-type="string">
            <text:p text:style-name="Table_20_Contents">Incantation lente. Jet de concentration requis chaque tour.</text:p>
          </table:table-cell>
        </table:table-row>
        <table:table-row>
          <table:table-cell table:style-name="Altération.A2" office:value-type="string">
            <text:p text:style-name="Table_20_Contents">Poussière explosive</text:p>
            <text:p text:style-name="Table_20_Contents">1 pts</text:p>
          </table:table-cell>
          <table:table-cell table:style-name="Altération.A2" office:value-type="string">
            <text:p text:style-name="Table_20_Contents">17</text:p>
          </table:table-cell>
          <table:table-cell table:style-name="Altération.A2" office:value-type="string">
            <text:p text:style-name="Table_20_Contents">La poussière explose lors de la deuxième incantation infligeant 4d4 dégâts ouverts à tous ceux présents dans la zone.(DD(réflexes ou évasion)= 15 + école). Coûte 6 mana + 2 mana / tour.</text:p>
          </table:table-cell>
          <table:table-cell table:style-name="Altération.A2" office:value-type="string">
            <text:p text:style-name="Table_20_Contents">6</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planeur</text:p>
            <text:p text:style-name="Table_20_Contents">1 pts</text:p>
          </table:table-cell>
          <table:table-cell table:style-name="Altération.A2" office:value-type="string">
            <text:p text:style-name="Table_20_Contents">18</text:p>
          </table:table-cell>
          <table:table-cell table:style-name="Altération.A2" office:value-type="string">
            <text:p text:style-name="Table_20_Contents">Protège des changements d'états magiques, des portails et des effets de poussées / de gravité. Dure 1d4 heures. Coûte 15 mana / heure.</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climatique</text:p>
            <text:p text:style-name="Table_20_Contents">1 pts</text:p>
          </table:table-cell>
          <table:table-cell table:style-name="Altération.A2" office:value-type="string">
            <text:p text:style-name="Table_20_Contents">19</text:p>
          </table:table-cell>
          <table:table-cell table:style-name="Altération.A2" office:value-type="string">
            <text:p text:style-name="Table_20_Contents">Altère la composition des nuages afin d'altérer le climat. 17 mana.</text:p>
          </table:table-cell>
          <table:table-cell table:style-name="Altération.A2" office:value-type="string">
            <text:p text:style-name="Table_20_Contents">12</text:p>
          </table:table-cell>
          <table:table-cell table:style-name="Altération.E2" office:value-type="string">
            <text:p text:style-name="Table_20_Contents"/>
          </table:table-cell>
        </table:table-row>
        <table:table-row>
          <table:table-cell table:style-name="Altération.A2" office:value-type="string">
            <text:p text:style-name="Table_20_Contents">Marécages</text:p>
            <text:p text:style-name="Table_20_Contents">1 pts</text:p>
          </table:table-cell>
          <table:table-cell table:style-name="Altération.A2" office:value-type="string">
            <text:p text:style-name="Table_20_Contents">21</text:p>
          </table:table-cell>
          <table:table-cell table:style-name="Altération.A2" office:value-type="string">
            <text:p text:style-name="Table_20_Contents">Transforme définitivement un terrain d'(école)² m² de terre en marécages boueux et difficiles à traverser. La transformation prend 5 tours durant laquelle le lanceur doit maintenir une concentration (dd de base=15). Coûte 25 mana.</text:p>
          </table:table-cell>
          <table:table-cell table:style-name="Altération.A2" office:value-type="string">
            <text:p text:style-name="Table_20_Contents">1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Fission</text:p>
            <text:p text:style-name="Table_20_Contents">1 pts</text:p>
          </table:table-cell>
          <table:table-cell table:style-name="Altération.A2" office:value-type="string">
            <text:p text:style-name="Table_20_Contents">22</text:p>
          </table:table-cell>
          <table:table-cell table:style-name="Altération.A2" office:value-type="string">
            <text:p text:style-name="Table_20_Contents">Un objet devient instable et explose au bout d'1d4 tours. Inflige (nombre de tours attendus)d6 + (école)d4 dégâts. DD évasion = 10 + école. Coûte 17 mana.</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Main matière</text:p>
            <text:p text:style-name="Table_20_Contents"><text:soft-page-break/>2 pts</text:p>
          </table:table-cell>
          <table:table-cell table:style-name="Altération.A2" office:value-type="string">
            <text:p text:style-name="Table_20_Contents">23</text:p>
          </table:table-cell>
          <table:table-cell table:style-name="Altération.A2" office:value-type="string">
            <text:p text:style-name="Table_20_Contents">Une des mains du lanceur de sort obtient le pouvoir de <text:soft-page-break/>façonner une matière inanimée choisie à l'incantation (bois, pierre, fer, terre …). Moins la</text:p>
            <text:p text:style-name="Table_20_Contents">matière est dense, plus elle est facile à façonner. Dure 1d4+(école) tours. Coûte 4 mana / tour.</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Désintégration non-organique</text:p>
            <text:p text:style-name="Table_20_Contents">1 pts</text:p>
          </table:table-cell>
          <table:table-cell table:style-name="Altération.A2" office:value-type="string">
            <text:p text:style-name="Table_20_Contents">23</text:p>
          </table:table-cell>
          <table:table-cell table:style-name="Altération.A2" office:value-type="string">
            <text:p text:style-name="Table_20_Contents">Rayon infligeant 3d12 + école x 2 dégâts. 25 mètres de 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Kaléidoscope mag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Permet d'obliger une personne à passer de forme éthérée à forme matérielle et inversement. La cible perd un état de fatigue magique. 13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Désintégration organ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Rayon infligeant 3d12 + école x 2 dégâts. 25 mètres de 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ext:p text:style-name="Table_20_Contents"/>
          </table:table-cell>
        </table:table-row>
      </table:table>
      <text:p text:style-name="P19"/>
      <text:h text:style-name="Titre_5f_comp" text:outline-level="3"><text:bookmark-start text:name="__RefHeading__51286_888590389"/>Corporelle :<text:bookmark-end text:name="__RefHeading__51286_888590389"/></text:h>
      <text:p text:style-name="P19">Moyen.</text:p>
      <text:p text:style-name="P19"><text:tab/>La magie corporelle est assez courante puisqu'à l'instar et d'une manière différente de la nécromancie elle agit directement sur le corps. Il s'agit en général d'enchantements et de quelques maléfices. Souvent utilisée par des combattants et même d'autres pratiquants de la magie, elle s'avère très pratique.</text:p>
      <table:table table:name="Corporelle" table:style-name="Corporelle">
        <table:table-column table:style-name="Corporelle.A"/>
        <table:table-column table:style-name="Corporelle.B"/>
        <table:table-column table:style-name="Corporelle.C"/>
        <table:table-column table:style-name="Corporelle.D"/>
        <table:table-column table:style-name="Corporelle.E"/>
        <table:table-row>
          <table:table-cell table:style-name="Corporelle.A1" office:value-type="string">
            <text:p text:style-name="P12">Sort</text:p>
          </table:table-cell>
          <table:table-cell table:style-name="Corporelle.A1" office:value-type="string">
            <text:p text:style-name="P12">DD</text:p>
          </table:table-cell>
          <table:table-cell table:style-name="Corporelle.A1" office:value-type="string">
            <text:p text:style-name="P12">Effet</text:p>
          </table:table-cell>
          <table:table-cell table:style-name="Corporelle.A1" office:value-type="string">
            <text:p text:style-name="P13">α</text:p>
          </table:table-cell>
          <table:table-cell table:style-name="Corporelle.E1" office:value-type="string">
            <text:p text:style-name="P12">Divers</text:p>
          </table:table-cell>
        </table:table-row>
        <table:table-row>
          <table:table-cell table:style-name="Corporelle.A2" office:value-type="string">
            <text:p text:style-name="Table_20_Contents">Rétablissement</text:p>
            <text:p text:style-name="Table_20_Contents">1 pts</text:p>
          </table:table-cell>
          <table:table-cell table:style-name="Corporelle.A2" office:value-type="string">
            <text:p text:style-name="Table_20_Contents">6</text:p>
          </table:table-cell>
          <table:table-cell table:style-name="Corporelle.A2" office:value-type="string">
            <text:p text:style-name="Table_20_Contents">Permet de se rétablir d'une chute. Coûte 4 mana.</text:p>
          </table:table-cell>
          <table:table-cell table:style-name="Corporelle.A2" office:value-type="string">
            <text:p text:style-name="Table_20_Contents">6</text:p>
          </table:table-cell>
          <table:table-cell table:style-name="Corporelle.E2" office:value-type="string">
            <text:p text:style-name="Table_20_Contents">Incantation instantanée.</text:p>
          </table:table-cell>
        </table:table-row>
        <table:table-row>
          <table:table-cell table:style-name="Corporelle.A2" office:value-type="string">
            <text:p text:style-name="Table_20_Contents">Pigmentation caméléon</text:p>
            <text:p text:style-name="Table_20_Contents">1 pts</text:p>
          </table:table-cell>
          <table:table-cell table:style-name="Corporelle.A2" office:value-type="string">
            <text:p text:style-name="Table_20_Contents">7</text:p>
          </table:table-cell>
          <table:table-cell table:style-name="Corporelle.A2" office:value-type="string">
            <text:p text:style-name="Table_20_Contents">Permet d'avoir un bonus de +3 sur Discrétion / Escamotage lorsqu'il s'agit de la vue. Dure 1d10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Patte de gecko</text:p>
            <text:p text:style-name="Table_20_Contents">1 pts</text:p>
          </table:table-cell>
          <table:table-cell table:style-name="Corporelle.A2" office:value-type="string">
            <text:p text:style-name="Table_20_Contents">9</text:p>
          </table:table-cell>
          <table:table-cell table:style-name="Corporelle.A2" office:value-type="string">
            <text:p text:style-name="Table_20_Contents">Permet d'avoir un bonus de +4 à tous ses jets d'escalade ainsi que +2 pour maintenir une prise en lutte, +8 contre les désarmements. Dure 2d6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style-name="Corporelle.5">
          <table:table-cell table:style-name="Corporelle.A2" office:value-type="string">
            <text:p text:style-name="Table_20_Contents">Assainissement</text:p>
            <text:p text:style-name="Table_20_Contents">1 pts</text:p>
          </table:table-cell>
          <table:table-cell table:style-name="Corporelle.A2" office:value-type="string">
            <text:p text:style-name="Table_20_Contents">10</text:p>
          </table:table-cell>
          <table:table-cell table:style-name="Corporelle.A2" office:value-type="string">
            <text:p text:style-name="Table_20_Contents">Soigne les saignements, perd un état de fatigue physique. 3 mana/saignement.</text:p>
          </table:table-cell>
          <table:table-cell table:style-name="Corporelle.A2" office:value-type="string">
            <text:p text:style-name="Table_20_Contents">10</text:p>
          </table:table-cell>
          <table:table-cell table:style-name="Corporelle.E2" office:value-type="string">
            <text:p text:style-name="Table_20_Contents">Incantation instantanée.</text:p>
          </table:table-cell>
        </table:table-row>
        <text:soft-page-break/>
        <table:table-row>
          <table:table-cell table:style-name="Corporelle.A2" office:value-type="string">
            <text:p text:style-name="Table_20_Contents">Résistance extrême</text:p>
            <text:p text:style-name="Table_20_Contents">1 pts</text:p>
          </table:table-cell>
          <table:table-cell table:style-name="Corporelle.A2" office:value-type="string">
            <text:p text:style-name="Table_20_Contents">10</text:p>
          </table:table-cell>
          <table:table-cell table:style-name="Corporelle.A2" office:value-type="string">
            <text:p text:style-name="Table_20_Contents">Permet d'obtenir une résistance de 5 au froid, au feu, à la chaleur. Dure 1d4 heures. Coûte 3 mana / heure.</text:p>
          </table:table-cell>
          <table:table-cell table:style-name="Corporelle.A2" office:value-type="string">
            <text:p text:style-name="Table_20_Contents">12h</text:p>
          </table:table-cell>
          <table:table-cell table:style-name="Corporelle.E2" office:value-type="string">
            <text:p text:style-name="Table_20_Contents"/>
          </table:table-cell>
        </table:table-row>
        <table:table-row>
          <table:table-cell table:style-name="Corporelle.A2" office:value-type="string">
            <text:p text:style-name="Table_20_Contents">Renforcement cellulaire</text:p>
            <text:p text:style-name="Table_20_Contents">1 pts</text:p>
          </table:table-cell>
          <table:table-cell table:style-name="Corporelle.A2" office:value-type="string">
            <text:p text:style-name="Table_20_Contents">11</text:p>
          </table:table-cell>
          <table:table-cell table:style-name="Corporelle.A2" office:value-type="string">
            <text:p text:style-name="Table_20_Contents">La cible regagne un état physique perdu ainsi qu'une immunité aux poisons et aux maladies. Dure 1d20 tours. Coûte 8 mana.</text:p>
          </table:table-cell>
          <table:table-cell table:style-name="Corporelle.A2" office:value-type="string">
            <text:p text:style-name="Table_20_Contents">12</text:p>
          </table:table-cell>
          <table:table-cell table:style-name="Corporelle.E2" office:value-type="string">
            <text:p text:style-name="Table_20_Contents"/>
          </table:table-cell>
        </table:table-row>
        <table:table-row>
          <table:table-cell table:style-name="Corporelle.A2" office:value-type="string">
            <text:p text:style-name="Table_20_Contents">Fulgurance</text:p>
            <text:p text:style-name="Table_20_Contents">1 pts</text:p>
          </table:table-cell>
          <table:table-cell table:style-name="Corporelle.A2" office:value-type="string">
            <text:p text:style-name="Table_20_Contents">12</text:p>
          </table:table-cell>
          <table:table-cell table:style-name="Corporelle.A2" office:value-type="string">
            <text:p text:style-name="Table_20_Contents">Permet d'obtenir un bonus de 3 à l'initiative et aux jets de réflexes. Dure 1d4 tours. Coûte 3 mana / tour.</text:p>
          </table:table-cell>
          <table:table-cell table:style-name="Corporelle.A2" office:value-type="string">
            <text:p text:style-name="Table_20_Contents">24h</text:p>
          </table:table-cell>
          <table:table-cell table:style-name="Corporelle.E2" office:value-type="string">
            <text:p text:style-name="Table_20_Contents">Peut se caster en incantation instantanée.</text:p>
          </table:table-cell>
        </table:table-row>
        <table:table-row>
          <table:table-cell table:style-name="Corporelle.A2" office:value-type="string">
            <text:p text:style-name="Table_20_Contents">Compensation sanguine</text:p>
            <text:p text:style-name="Table_20_Contents">1 pts</text:p>
          </table:table-cell>
          <table:table-cell table:style-name="Corporelle.A2" office:value-type="string">
            <text:p text:style-name="Table_20_Contents">13</text:p>
          </table:table-cell>
          <table:table-cell table:style-name="Corporelle.A2" office:value-type="string">
            <text:p text:style-name="Table_20_Contents">Quand 50% pvs maximums &gt; pvs actuels, +9 réflexes +9 agilité. Dure 1d4 tours. Coûte 3 mana.</text:p>
          </table:table-cell>
          <table:table-cell table:style-name="Corporelle.A2" office:value-type="string">
            <text:p text:style-name="Table_20_Contents">9</text:p>
          </table:table-cell>
          <table:table-cell table:style-name="Corporelle.E2" office:value-type="string">
            <text:p text:style-name="Table_20_Contents"/>
          </table:table-cell>
        </table:table-row>
        <table:table-row>
          <table:table-cell table:style-name="Corporelle.A2" office:value-type="string">
            <text:p text:style-name="Table_20_Contents">Peau de la Wyrm</text:p>
            <text:p text:style-name="Table_20_Contents">1 pts</text:p>
          </table:table-cell>
          <table:table-cell table:style-name="Corporelle.A2" office:value-type="string">
            <text:p text:style-name="Table_20_Contents">14</text:p>
          </table:table-cell>
          <table:table-cell table:style-name="Corporelle.A2" office:value-type="string">
            <text:p text:style-name="Table_20_Contents">Ajoute une armure naturelle de 3/-, qui réduit tout sauf le son. Dure 1d6 + (école) tours. Coûte 3 mana / tour.</text:p>
          </table:table-cell>
          <table:table-cell table:style-name="Corporelle.A2" office:value-type="string">
            <text:p text:style-name="Table_20_Contents">6</text:p>
          </table:table-cell>
          <table:table-cell table:style-name="Corporelle.E2" office:value-type="string">
            <text:p text:style-name="Table_20_Contents"/>
          </table:table-cell>
        </table:table-row>
        <table:table-row>
          <table:table-cell table:style-name="Corporelle.A2" office:value-type="string">
            <text:p text:style-name="Table_20_Contents">Contact électrique</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Chaque contact avec le LdS inflige 1d4 dégâts + un malus de 1d4 à la défense pendant 3 tours. Dure 1d6 tours. Coûte 4 mana/tour.</text:p>
          </table:table-cell>
          <table:table-cell table:style-name="Corporelle.A2" office:value-type="string">
            <text:p text:style-name="Table_20_Contents">12</text:p>
          </table:table-cell>
          <table:table-cell table:style-name="Corporelle.E2" office:value-type="string">
            <text:p text:style-name="Table_20_Contents"/>
          </table:table-cell>
        </table:table-row>
        <table:table-row>
          <table:table-cell table:style-name="Corporelle.A2" office:value-type="string">
            <text:p text:style-name="Table_20_Contents">Mains véloces</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Au premier tour, la cible gagne +3 au toucher si elle fait plusieurs attaques. Au deuxième tour, elle obtient une attaque supplémentaire en bonus. Au troisième tour, elle obtient une attaque supplémentaire et un bonus de +3. Le lanceur de sort doit maintenir sa concentration pendant la durée du sort. Coûte 5 mana / tour.</text:p>
          </table:table-cell>
          <table:table-cell table:style-name="Corporelle.A2" office:value-type="string">
            <text:p text:style-name="Table_20_Contents">10</text:p>
          </table:table-cell>
          <table:table-cell table:style-name="Corporelle.E2" office:value-type="string">
            <text:p text:style-name="Table_20_Contents"/>
          </table:table-cell>
        </table:table-row>
        <table:table-row>
          <table:table-cell table:style-name="Corporelle.A2" office:value-type="string">
            <text:p text:style-name="Table_20_Contents">Méticulosité magiqu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5 sur tous les jets associés à la dextérité. Dure 1d8 tours. Coûte 17 mana.</text:p>
          </table:table-cell>
          <table:table-cell table:style-name="Corporelle.A2" office:value-type="string">
            <text:p text:style-name="Table_20_Contents">13</text:p>
          </table:table-cell>
          <table:table-cell table:style-name="Corporelle.E2" office:value-type="string">
            <text:p text:style-name="Table_20_Contents"/>
          </table:table-cell>
        </table:table-row>
        <table:table-row>
          <table:table-cell table:style-name="Corporelle.A2" office:value-type="string">
            <text:p text:style-name="Table_20_Contents">Pénitenc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ermet de perdre un stade de fatigue physique pour enlever toutes les conditions du lanceur. Coûte 12 mana.</text:p>
          </table:table-cell>
          <table:table-cell table:style-name="Corporelle.A2" office:value-type="string">
            <text:p text:style-name="Table_20_Contents">20</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Surtension</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Double les réflexes mais utilise chaque attaque d'opportunité. Dure 1d8 tours. Coûte 5 mana / tour.</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Synthèse des forces</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ar stade physique abandonné, la cible regagne 2d6(o) + (école) pvs. Coûte 3 mana / stade.</text:p>
          </table:table-cell>
          <table:table-cell table:style-name="Corporelle.A2" office:value-type="string">
            <text:p text:style-name="Table_20_Contents">6</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Catalyseur d'énergie</text:p>
            <text:p text:style-name="Table_20_Contents">2 pts</text:p>
          </table:table-cell>
          <table:table-cell table:style-name="Corporelle.A2" office:value-type="string">
            <text:p text:style-name="Table_20_Contents">18</text:p>
          </table:table-cell>
          <table:table-cell table:style-name="Corporelle.A2" office:value-type="string">
            <text:p text:style-name="Table_20_Contents">Au choix, la cible absorbe les dégâts de feu, de glace, d’électricité, de son, de psychique ou d'énergie comme si <text:soft-page-break/>c'était des soins. Dure 1d4 tours. Coûte 4 mana / tour.</text:p>
          </table:table-cell>
          <table:table-cell table:style-name="Corporelle.A2" office:value-type="string">
            <text:p text:style-name="Table_20_Contents">10</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Épilepsie</text:p>
            <text:p text:style-name="Table_20_Contents">1 pts</text:p>
          </table:table-cell>
          <table:table-cell table:style-name="Corporelle.A2" office:value-type="string">
            <text:p text:style-name="Table_20_Contents">19</text:p>
          </table:table-cell>
          <table:table-cell table:style-name="Corporelle.A2" office:value-type="string">
            <text:p text:style-name="Table_20_Contents">Jet d'école contre jet de constitution. Si réussi, l'ennemi entre en crise épileptique pendant 1d4 tours. Coûte 23 mana.</text:p>
          </table:table-cell>
          <table:table-cell table:style-name="Corporelle.A2" office:value-type="string">
            <text:p text:style-name="Table_20_Contents">24h</text:p>
          </table:table-cell>
          <table:table-cell table:style-name="Corporelle.E2" office:value-type="string">
            <text:p text:style-name="Table_20_Contents"/>
          </table:table-cell>
        </table:table-row>
        <table:table-row>
          <table:table-cell table:style-name="Corporelle.A2" office:value-type="string">
            <text:p text:style-name="Table_20_Contents">Sens extrasensoriels</text:p>
            <text:p text:style-name="Table_20_Contents">1 pts</text:p>
          </table:table-cell>
          <table:table-cell table:style-name="Corporelle.A2" office:value-type="string">
            <text:p text:style-name="Table_20_Contents">19</text:p>
            <text:p text:style-name="Table_20_Contents"/>
          </table:table-cell>
          <table:table-cell table:style-name="Corporelle.A2" office:value-type="string">
            <text:p text:style-name="Table_20_Contents">Octroie un bonus de +4 à tous les jets de Perception. Le lanceur de sort peut maintenant utiliser Perception à la place d'Art de la Magie en ce qui concerne les études de phénomènes magique. Dure 1d4 minutes. Coûte 7 mana / minute.</text:p>
          </table:table-cell>
          <table:table-cell table:style-name="Corporelle.A2" office:value-type="string">
            <text:p text:style-name="Table_20_Contents">1h</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Ailes</text:p>
            <text:p text:style-name="Table_20_Contents">1 pts</text:p>
          </table:table-cell>
          <table:table-cell table:style-name="Corporelle.A2" office:value-type="string">
            <text:p text:style-name="Table_20_Contents">21</text:p>
          </table:table-cell>
          <table:table-cell table:style-name="Corporelle.A2" office:value-type="string">
            <text:p text:style-name="Table_20_Contents">Le lanceur de sort obtient des ailes. Il vole maintenant en qualité déplorable en utilisant corporelle plutôt que vol. Dure 1d4 minutes. Coûte 10 mana / minute.</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Hyperventilation</text:p>
            <text:p text:style-name="Table_20_Contents">1 pts</text:p>
            <text:p text:style-name="Table_20_Contents"/>
          </table:table-cell>
          <table:table-cell table:style-name="Corporelle.A2" office:value-type="string">
            <text:p text:style-name="Table_20_Contents">22</text:p>
          </table:table-cell>
          <table:table-cell table:style-name="Corporelle.A2" office:value-type="string">
            <text:p text:style-name="Table_20_Contents">La cible devient « déficient » pour 1d4 tours. Au terme de cette durée, la cible doit réussir constit(DD=10+école) pour ne pas être « évanescent »(sommeil). Coûte 11 mana.</text:p>
          </table:table-cell>
          <table:table-cell table:style-name="Corporelle.A2" office:value-type="string">
            <text:p text:style-name="Table_20_Contents">8</text:p>
          </table:table-cell>
          <table:table-cell table:style-name="Corporelle.E2" office:value-type="string">
            <text:p text:style-name="Table_20_Contents"/>
          </table:table-cell>
        </table:table-row>
        <table:table-row table:style-name="Corporelle.22">
          <table:table-cell table:style-name="Corporelle.A2" office:value-type="string">
            <text:p text:style-name="Table_20_Contents">Stimulation cérébrale</text:p>
            <text:p text:style-name="Table_20_Contents">1 pts</text:p>
          </table:table-cell>
          <table:table-cell table:style-name="Corporelle.A2" office:value-type="string">
            <text:p text:style-name="Table_20_Contents">23</text:p>
          </table:table-cell>
          <table:table-cell table:style-name="Corporelle.A2" office:value-type="string">
            <text:p text:style-name="Table_20_Contents">Offre un bonus de (école) à tous les jets d'esprits (sauf jet de volonté). La cible perd instantanément un état de fatigue magique. Dure 1d10 tours. Coûte 12 mana.</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Aura étourdissante</text:p>
            <text:p text:style-name="Table_20_Contents">1 pts</text:p>
          </table:table-cell>
          <table:table-cell table:style-name="Corporelle.A2" office:value-type="string">
            <text:p text:style-name="Table_20_Contents">26</text:p>
          </table:table-cell>
          <table:table-cell table:style-name="Corporelle.A2" office:value-type="string">
            <text:p text:style-name="Table_20_Contents">Dans une zone de 6 mètres autour d'un allié, tous le monde doit lancer un jet de constitution (dd = 20 + [école ]x2) pour ne pas être « secoué » pendant 1d20 tours. <text:s/>Dure 1d10 tours. Coûte 8 mana/tour.</text:p>
          </table:table-cell>
          <table:table-cell table:style-name="Corporelle.A2" office:value-type="string">
            <text:p text:style-name="Table_20_Contents">12</text:p>
          </table:table-cell>
          <table:table-cell table:style-name="Corporelle.E2" office:value-type="string">
            <text:p text:style-name="Table_20_Contents">Incantation lente.</text:p>
          </table:table-cell>
        </table:table-row>
      </table:table>
      <text:p text:style-name="P19"/>
      <text:h text:style-name="Titre_5f_comp" text:outline-level="3"><text:bookmark-start text:name="__RefHeading__51288_888590389"/>Moniale :<text:bookmark-end text:name="__RefHeading__51288_888590389"/></text:h>
      <text:p text:style-name="P19">Moyen.</text:p>
      <text:p text:style-name="P19">La magie moniale ne se limite pas comme on pourrait le penser à des sorts curatifs, bien qu'ils prennent une place prépondérante dans cet art magique ils n'en sont pas le seul atout et il serait stupide de chercher querelle à un maître de cette magie, le châtiment qu'il vous infligerait serait exemplaire et risquerait bien de prendre une allure définitive. Mais ce qui fait la popularité de cette magie reste les soins qu'elle peut dispenser dans les situations les plus critiques. Pour cette raison ont retrouve des gens qui la pratiquent dans les milieux les plus divers, que ce soit dans l'armée ou dans les groupes d'explorateurs. Car si il y a bien une crainte commune à tous les vivants, c'est de rejoindre les morts, <text:soft-page-break/>et pour cette raison il est toujours bon d'avoir parmi ses compagnons quelqu'un de capable de refermer une blessure en usant d'un peu de cette magie. <text:s text:c="2"/></text:p>
      <table:table table:name="Moniale" table:style-name="Moniale">
        <table:table-column table:style-name="Moniale.A"/>
        <table:table-column table:style-name="Moniale.B"/>
        <table:table-column table:style-name="Moniale.C"/>
        <table:table-column table:style-name="Moniale.D"/>
        <table:table-column table:style-name="Moniale.E"/>
        <table:table-column table:style-name="Moniale.F"/>
        <table:table-column table:style-name="Moniale.G"/>
        <table:table-row>
          <table:table-cell table:style-name="Moniale.A1" office:value-type="string">
            <text:p text:style-name="P12">Sort</text:p>
          </table:table-cell>
          <table:table-cell table:style-name="Moniale.A1" office:value-type="string">
            <text:p text:style-name="P12">École</text:p>
          </table:table-cell>
          <table:table-cell table:style-name="Moniale.A1" office:value-type="string">
            <text:p text:style-name="P12">DD</text:p>
          </table:table-cell>
          <table:table-cell table:style-name="Moniale.A1" office:value-type="string">
            <text:p text:style-name="P12">Condition</text:p>
          </table:table-cell>
          <table:table-cell table:style-name="Moniale.A1" office:value-type="string">
            <text:p text:style-name="P12">Effet</text:p>
          </table:table-cell>
          <table:table-cell table:style-name="Moniale.A1" office:value-type="string">
            <text:p text:style-name="P13">α</text:p>
          </table:table-cell>
          <table:table-cell table:style-name="Moniale.G1" office:value-type="string">
            <text:p text:style-name="P12">Divers</text:p>
          </table:table-cell>
        </table:table-row>
        <table:table-row>
          <table:table-cell table:style-name="Moniale.A2" office:value-type="string">
            <text:p text:style-name="Table_20_Contents">Enterreme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5</text:p>
          </table:table-cell>
          <table:table-cell table:style-name="Moniale.A2" office:value-type="string">
            <text:p text:style-name="Table_20_Contents">Ne doit pas avoir tué la veille.</text:p>
          </table:table-cell>
          <table:table-cell table:style-name="Moniale.A2" office:value-type="string">
            <text:p text:style-name="Table_20_Contents">Chaque point au dessus de 5 augmente les dégâts de (école/4) arrondit au supérieur. Jet d'école contre constitution. Coûte 18 mana.</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olonté vindicativ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9</text:p>
          </table:table-cell>
          <table:table-cell table:style-name="Moniale.A2" office:value-type="string">
            <text:p text:style-name="Table_20_Contents">Doit avoir eu de mauvais rapports dans le passé avec la cible.</text:p>
          </table:table-cell>
          <table:table-cell table:style-name="Moniale.A2" office:value-type="string">
            <text:p text:style-name="Table_20_Contents">Permet d'ajouter bonus de volonté dégâts. Dure 1d10 tours. Coûte 2 mana/tour.</text:p>
          </table:table-cell>
          <table:table-cell table:style-name="Moniale.A2" office:value-type="string">
            <text:p text:style-name="Table_20_Contents">6</text:p>
          </table:table-cell>
          <table:table-cell table:style-name="Moniale.G2" office:value-type="string">
            <text:p text:style-name="Table_20_Contents">Incantation lente.</text:p>
          </table:table-cell>
        </table:table-row>
        <table:table-row table:style-name="Moniale.4">
          <table:table-cell table:style-name="Moniale.A2" office:value-type="string">
            <text:p text:style-name="Table_20_Contents">Regard impos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Doit s'être exercé la vue pendant 1h la veille.</text:p>
          </table:table-cell>
          <table:table-cell table:style-name="Moniale.A2" office:value-type="string">
            <text:p text:style-name="Table_20_Contents">Attaque de regard. Paralyse la cible un tour si réussi, jet d'école contre jet de volonté.</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Renvoi</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Ne peut pas prendre de portail pendant 24h après.</text:p>
          </table:table-cell>
          <table:table-cell table:style-name="Moniale.A2" office:value-type="string">
            <text:p text:style-name="Table_20_Contents">Renvoie l'invocation.</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amnation</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5</text:p>
          </table:table-cell>
          <table:table-cell table:style-name="Moniale.A2" office:value-type="string">
            <text:p text:style-name="Table_20_Contents"><text:s/>Aucun sort du châtiment pour 24h.</text:p>
          </table:table-cell>
          <table:table-cell table:style-name="Moniale.A2" office:value-type="string">
            <text:p text:style-name="Table_20_Contents">Inflige (école)d4 dégâts à tous les ennemis ayant blessé à ce tour ou au tour dernier. Coûte 8 mana / ennemi.</text:p>
          </table:table-cell>
          <table:table-cell table:style-name="Moniale.A2" office:value-type="string">
            <text:p text:style-name="Table_20_Contents">10</text:p>
          </table:table-cell>
          <table:table-cell table:style-name="Moniale.G2" office:value-type="string">
            <text:p text:style-name="Table_20_Contents"><text:s/></text:p>
          </table:table-cell>
        </table:table-row>
        <table:table-row>
          <table:table-cell table:style-name="Moniale.A2" office:value-type="string">
            <text:p text:style-name="Table_20_Contents">Expulsion expi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Ne doit pas avoir utilisé du mana la veille.</text:p>
          </table:table-cell>
          <table:table-cell table:style-name="Moniale.A2" office:value-type="string">
            <text:p text:style-name="Table_20_Contents">Rayon infligeant 3d8 dégâts ouverts (DD Évasion <text:s/>ou Réflexes 10 + école) à toutes les personnes adjacentes 3d4 + école de recul. Coûte 22 mana.</text:p>
          </table:table-cell>
          <table:table-cell table:style-name="Moniale.A2" office:value-type="string">
            <text:p text:style-name="Table_20_Contents">2</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engean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Un allié doit être inconscient.</text:p>
          </table:table-cell>
          <table:table-cell table:style-name="Moniale.A2" office:value-type="string">
            <text:p text:style-name="Table_20_Contents">Permet d'obtenir un bouclier de (école)d6 pvs pour le LdS et l'allié inconscient (s'il est vivant). Le bouclier ne dure qu'une attaque, mais explose infligeant 2d8 + (école) dégâts aux ennemis adjacents, (DD évasion = 7 + école). Dure 1d6 tours. Coûte 15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For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21</text:p>
          </table:table-cell>
          <table:table-cell table:style-name="Moniale.A2" office:value-type="string">
            <text:p text:style-name="Table_20_Contents">La cible doit être en « bon portant »</text:p>
          </table:table-cell>
          <table:table-cell table:style-name="Moniale.A2" office:value-type="string">
            <text:p text:style-name="Table_20_Contents">Ajoute (école/2)bonus de force, (école/3) bonus de réflexes et agilité. Dure 1d4 tours.</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Tourbillon d'énergie</text:p>
            <text:p text:style-name="Table_20_Contents"><text:soft-page-break/>1 pts</text:p>
          </table:table-cell>
          <table:table-cell table:style-name="Moniale.A2" office:value-type="string">
            <text:p text:style-name="Table_20_Contents">Châtiment</text:p>
          </table:table-cell>
          <table:table-cell table:style-name="Moniale.A2" office:value-type="string">
            <text:p text:style-name="Table_20_Contents">24</text:p>
          </table:table-cell>
          <table:table-cell table:style-name="Moniale.A2" office:value-type="string">
            <text:p text:style-name="Table_20_Contents">Faire une représentation.</text:p>
          </table:table-cell>
          <table:table-cell table:style-name="Moniale.A2" office:value-type="string">
            <text:p text:style-name="Table_20_Contents">Crée un tourbillon aspirant le mana de tous ceux qui lance un sort dans un rayon de 10 mètres. <text:soft-page-break/>Concentration requise. Coûte 50 mana.</text:p>
          </table:table-cell>
          <table:table-cell table:style-name="Moniale.A2" office:value-type="string">
            <text:p text:style-name="Table_20_Contents">12</text:p>
          </table:table-cell>
          <table:table-cell table:style-name="Moniale.G2" office:value-type="string">
            <text:p text:style-name="Table_20_Contents">Besoin d'avoir les 2 mains libres.</text:p>
          </table:table-cell>
        </table:table-row>
        <table:table-row>
          <table:table-cell table:style-name="Moniale.A2" office:value-type="string">
            <text:p text:style-name="Table_20_Contents">Remise en forme</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8</text:p>
          </table:table-cell>
          <table:table-cell table:style-name="Moniale.A2" office:value-type="string">
            <text:p text:style-name="Table_20_Contents">Ne pas avoir perdu plus de 50% de sa vie aujourd'hui.</text:p>
          </table:table-cell>
          <table:table-cell table:style-name="Moniale.A2" office:value-type="string">
            <text:p text:style-name="Table_20_Contents">Soigne les états physiques et conditions. Coûte 8 / état mana.</text:p>
          </table:table-cell>
          <table:table-cell table:style-name="Moniale.A2" office:value-type="string">
            <text:p text:style-name="Table_20_Contents">2</text:p>
          </table:table-cell>
          <table:table-cell table:style-name="Moniale.G2" office:value-type="string">
            <text:p text:style-name="Table_20_Contents"/>
          </table:table-cell>
        </table:table-row>
        <table:table-row>
          <table:table-cell table:style-name="Moniale.A2" office:value-type="string">
            <text:p text:style-name="Table_20_Contents">Magikenesi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Avoir les 2 mains libres.</text:p>
          </table:table-cell>
          <table:table-cell table:style-name="Moniale.A2" office:value-type="string">
            <text:p text:style-name="Table_20_Contents">Offre une régénération de 2 par tour à la cible. Coûte 2 mana/tour.</text:p>
          </table:table-cell>
          <table:table-cell table:style-name="Moniale.A2" office:value-type="string">
            <text:p text:style-name="Table_20_Contents">12</text:p>
          </table:table-cell>
          <table:table-cell table:style-name="Moniale.G2" office:value-type="string">
            <text:p text:style-name="Table_20_Contents"/>
          </table:table-cell>
        </table:table-row>
        <table:table-row>
          <table:table-cell table:style-name="Moniale.A2" office:value-type="string">
            <text:p text:style-name="Table_20_Contents">Flux intérieur</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Le lanceur de sort ne doit pas porter d'armures.</text:p>
          </table:table-cell>
          <table:table-cell table:style-name="Moniale.A2" office:value-type="string">
            <text:p text:style-name="Table_20_Contents">Sur soi uniquement. Chaque attaque qui cible le LdS lui rend (école)pvs. Dure 1d4 tours. Coûte 6 mana/tour.</text:p>
          </table:table-cell>
          <table:table-cell table:style-name="Moniale.A2" office:value-type="string">
            <text:p text:style-name="Table_20_Contents">2</text:p>
          </table:table-cell>
          <table:table-cell table:style-name="Moniale.G2" office:value-type="string">
            <text:p text:style-name="Table_20_Contents">Focaliseur inutile.</text:p>
          </table:table-cell>
        </table:table-row>
        <table:table-row>
          <table:table-cell table:style-name="Moniale.A2" office:value-type="string">
            <text:p text:style-name="Table_20_Contents">Vide-esprit</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text:s/>Être en état de transe.</text:p>
          </table:table-cell>
          <table:table-cell table:style-name="Moniale.A2" office:value-type="string">
            <text:p text:style-name="Table_20_Contents">Permet de lever une emprise psychique et de récupérer les états magiques plus rapidement.</text:p>
            <text:p text:style-name="Table_20_Contents">Coûte 10 mana.</text:p>
          </table:table-cell>
          <table:table-cell table:style-name="Moniale.A2" office:value-type="string">
            <text:p text:style-name="Table_20_Contents">1</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Don d'Énergie</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Avoir aidé quelqu'un.</text:p>
          </table:table-cell>
          <table:table-cell table:style-name="Moniale.A2" office:value-type="string">
            <text:p text:style-name="Table_20_Contents">Permet de transformer 2d12 mana en (école)d8 mana pour la cible.</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on vital</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6</text:p>
          </table:table-cell>
          <table:table-cell table:style-name="Moniale.A2" office:value-type="string">
            <text:p text:style-name="Table_20_Contents">Avoir donné quelque chose d'utile à quelqu'un.</text:p>
          </table:table-cell>
          <table:table-cell table:style-name="Moniale.A2" office:value-type="string">
            <text:p text:style-name="Table_20_Contents">Permet de transformer 2d10 pvs en (école)d8 pvs pour la cible. Coûte 2d10 mana.</text:p>
          </table:table-cell>
          <table:table-cell table:style-name="Moniale.A2" office:value-type="string">
            <text:p text:style-name="Table_20_Contents">4</text:p>
          </table:table-cell>
          <table:table-cell table:style-name="Moniale.G2" office:value-type="string">
            <text:p text:style-name="Table_20_Contents">Ne peut pas transformer plus de sa vie max par jour.</text:p>
          </table:table-cell>
        </table:table-row>
        <table:table-row>
          <table:table-cell table:style-name="Moniale.A2" office:value-type="string">
            <text:p text:style-name="Table_20_Contents">Prière de guérison</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Avoir prié ½ h la veille.</text:p>
          </table:table-cell>
          <table:table-cell table:style-name="Moniale.A2" office:value-type="string">
            <text:p text:style-name="Table_20_Contents">Soigne 1d20 + école pvs. Coûte 13 mana.</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Soins magique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Être dans l'état « Bon »</text:p>
          </table:table-cell>
          <table:table-cell table:style-name="Moniale.A2" office:value-type="string">
            <text:p text:style-name="Table_20_Contents">Soigne de 3d8 + école dégâts. Coûte 12 mana.</text:p>
          </table:table-cell>
          <table:table-cell table:style-name="Moniale.A2" office:value-type="string">
            <text:p text:style-name="Table_20_Contents">0</text:p>
          </table:table-cell>
          <table:table-cell table:style-name="Moniale.G2" office:value-type="string">
            <text:p text:style-name="Table_20_Contents"/>
          </table:table-cell>
        </table:table-row>
        <table:table-row>
          <table:table-cell table:style-name="Moniale.A2" office:value-type="string">
            <text:p text:style-name="Table_20_Contents">Réussit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7</text:p>
          </table:table-cell>
          <table:table-cell table:style-name="Moniale.A2" office:value-type="string">
            <text:p text:style-name="Table_20_Contents">Doit jeter quelques pièces d'argent en castant.</text:p>
          </table:table-cell>
          <table:table-cell table:style-name="Moniale.A2" office:value-type="string">
            <text:p text:style-name="Table_20_Contents">Ajoute +2 aux compétences de la cible. Dure 1d4 tours. Coûte 6 mana.</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Annulatio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9</text:p>
          </table:table-cell>
          <table:table-cell table:style-name="Moniale.A2" office:value-type="string">
            <text:p text:style-name="Table_20_Contents">Doit avoir fermé les yeux pendant un tour complet.</text:p>
          </table:table-cell>
          <table:table-cell table:style-name="Moniale.A2" office:value-type="string">
            <text:p text:style-name="Table_20_Contents">Annule une affliction de son choix.</text:p>
          </table:table-cell>
          <table:table-cell table:style-name="Moniale.A2" office:value-type="string">
            <text:p text:style-name="Table_20_Contents">3</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Focalisation <text:soft-page-break/>curativ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0</text:p>
          </table:table-cell>
          <table:table-cell table:style-name="Moniale.A2" office:value-type="string">
            <text:p text:style-name="Table_20_Contents">La cible doit être en <text:soft-page-break/>« Équilibre » en état magique.</text:p>
          </table:table-cell>
          <table:table-cell table:style-name="Moniale.A2" office:value-type="string">
            <text:p text:style-name="Table_20_Contents">Les prochains sorts de l'école curative ajoute <text:soft-page-break/>(école)pvs bouclier et 1 d'armure supplémentaire pendant 1d8 tours. Dure 1d4 tours. Coûte 4 mana / tour.</text:p>
          </table:table-cell>
          <table:table-cell table:style-name="Moniale.A2" office:value-type="string">
            <text:p text:style-name="Table_20_Contents">9</text:p>
          </table:table-cell>
          <table:table-cell table:style-name="Moniale.G2" office:value-type="string">
            <text:p text:style-name="Table_20_Contents"/>
          </table:table-cell>
        </table:table-row>
        <table:table-row>
          <table:table-cell table:style-name="Moniale.A2" office:value-type="string">
            <text:p text:style-name="Table_20_Contents">Bénédictio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2</text:p>
          </table:table-cell>
          <table:table-cell table:style-name="Moniale.A2" office:value-type="string">
            <text:p text:style-name="Table_20_Contents">La cible ne peut pas mettre KO.</text:p>
          </table:table-cell>
          <table:table-cell table:style-name="Moniale.A2" office:value-type="string">
            <text:p text:style-name="Table_20_Contents">Ouvre tous les dés. Dure 1d6 tours. Coûte 1 mana / dé /tour.</text:p>
          </table:table-cell>
          <table:table-cell table:style-name="Moniale.A2" office:value-type="string">
            <text:p text:style-name="Table_20_Contents">5</text:p>
          </table:table-cell>
          <table:table-cell table:style-name="Moniale.G2" office:value-type="string">
            <text:p text:style-name="Table_20_Contents">Incantation lente. +1 si a médité la veille.</text:p>
          </table:table-cell>
        </table:table-row>
        <table:table-row>
          <table:table-cell table:style-name="Moniale.A2" office:value-type="string">
            <text:p text:style-name="Table_20_Contents">Verrouillag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3</text:p>
          </table:table-cell>
          <table:table-cell table:style-name="Moniale.A2" office:value-type="string">
            <text:p text:style-name="Table_20_Contents">Doit <text:s/>tenir la cible</text:p>
          </table:table-cell>
          <table:table-cell table:style-name="Moniale.A2" office:value-type="string">
            <text:p text:style-name="Table_20_Contents">La cible et le LdS gagnent +5 contre toutes les attaques de sorts ou jets opposés de volonté. Dure jusqu'à ce qu'ils ne se tiennent plus. Coûte 6 mana / tour.</text:p>
          </table:table-cell>
          <table:table-cell table:style-name="Moniale.A2" office:value-type="string">
            <text:p text:style-name="Table_20_Contents">10</text:p>
          </table:table-cell>
          <table:table-cell table:style-name="Moniale.G2" office:value-type="string">
            <text:p text:style-name="Table_20_Contents"/>
          </table:table-cell>
        </table:table-row>
        <table:table-row>
          <table:table-cell table:style-name="Moniale.A2" office:value-type="string">
            <text:p text:style-name="Table_20_Contents">Âme gardienn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7</text:p>
          </table:table-cell>
          <table:table-cell table:style-name="Moniale.A2" office:value-type="string">
            <text:p text:style-name="Table_20_Contents">Doit avoir tissé des liens d'amitié avec la cible.</text:p>
          </table:table-cell>
          <table:table-cell table:style-name="Moniale.A2" office:value-type="string">
            <text:p text:style-name="Table_20_Contents">Ajoute (école) à la défense à la cible pour 1d4 tours. Coûte (école)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Esprit vaerilie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20</text:p>
          </table:table-cell>
          <table:table-cell table:style-name="Moniale.A2" office:value-type="string">
            <text:p text:style-name="Table_20_Contents">Avoir eu des rapports la veille.</text:p>
          </table:table-cell>
          <table:table-cell table:style-name="Moniale.A2" office:value-type="string">
            <text:p text:style-name="Table_20_Contents">Les prochains dégâts reçus sont transformées en dégâts non létaux. Coûte 12 mana.</text:p>
          </table:table-cell>
          <table:table-cell table:style-name="Moniale.A2" office:value-type="string">
            <text:p text:style-name="Table_20_Contents">1</text:p>
          </table:table-cell>
          <table:table-cell table:style-name="Moniale.G2" office:value-type="string">
            <text:p text:style-name="Table_20_Contents">Vaerilien ont +5 pour cast.</text:p>
          </table:table-cell>
        </table:table-row>
      </table:table>
      <text:p text:style-name="Text_20_body"/>
      <text:h text:style-name="Titre_5f_comp" text:outline-level="3"><text:bookmark-start text:name="__RefHeading__51292_888590389"/>Nécromancie :<text:bookmark-end text:name="__RefHeading__51292_888590389"/></text:h>
      <text:p text:style-name="P19">Moyen.</text:p>
      <text:p text:style-name="P19">Connue depuis bien longtemps, la nécromancie est la magie affectant les cadavres et la vie. Il est d'usage d'en interdire les pratiques par respect des morts et pour éviter toute abomination ou catastrophe, et c'est pourquoi les nécromanciens se réunissent assez souvent en secret pour agir ensemble.</text:p>
      <table:table table:name="Nécromancie" table:style-name="Nécromancie">
        <table:table-column table:style-name="Nécromancie.A"/>
        <table:table-column table:style-name="Nécromancie.B"/>
        <table:table-column table:style-name="Nécromancie.C"/>
        <table:table-column table:style-name="Nécromancie.D"/>
        <table:table-column table:style-name="Nécromancie.E"/>
        <table:table-row>
          <table:table-cell table:style-name="Nécromancie.A1" office:value-type="string">
            <text:p text:style-name="P12">Sort</text:p>
          </table:table-cell>
          <table:table-cell table:style-name="Nécromancie.A1" office:value-type="string">
            <text:p text:style-name="P12">DD</text:p>
          </table:table-cell>
          <table:table-cell table:style-name="Nécromancie.A1" office:value-type="string">
            <text:p text:style-name="P12">Effet</text:p>
          </table:table-cell>
          <table:table-cell table:style-name="Nécromancie.A1" office:value-type="string">
            <text:p text:style-name="P13">α</text:p>
          </table:table-cell>
          <table:table-cell table:style-name="Nécromancie.E1" office:value-type="string">
            <text:p text:style-name="P12">Divers</text:p>
          </table:table-cell>
        </table:table-row>
        <table:table-row>
          <table:table-cell table:style-name="Nécromancie.A2" office:value-type="string">
            <text:p text:style-name="Table_20_Contents">Familier cadavérique</text:p>
            <text:p text:style-name="Table_20_Contents">1 pts</text:p>
          </table:table-cell>
          <table:table-cell table:style-name="Nécromancie.A2" office:value-type="string">
            <text:p text:style-name="Table_20_Contents"/>
          </table:table-cell>
          <table:table-cell table:style-name="Nécromancie.A2" office:value-type="string">
            <text:p text:style-name="Table_20_Contents">Obtention d'un familier cadavre.</text:p>
          </table:table-cell>
          <table:table-cell table:style-name="Nécromancie.A2" office:value-type="string">
            <text:p text:style-name="Table_20_Contents"/>
          </table:table-cell>
          <table:table-cell table:style-name="Nécromancie.E2" office:value-type="string">
            <text:p text:style-name="Table_20_Contents"/>
          </table:table-cell>
        </table:table-row>
        <table:table-row>
          <table:table-cell table:style-name="Nécromancie.A2" office:value-type="string">
            <text:p text:style-name="Table_20_Contents">Endurance des morts-vivants</text:p>
            <text:p text:style-name="Table_20_Contents">1 pts</text:p>
          </table:table-cell>
          <table:table-cell table:style-name="Nécromancie.A2" office:value-type="string">
            <text:p text:style-name="Table_20_Contents"/>
          </table:table-cell>
          <table:table-cell table:style-name="Nécromancie.A2" office:value-type="string">
            <text:p text:style-name="Table_20_Contents">Ne tombe pas inconscient en dessous de 0 pv.</text:p>
          </table:table-cell>
          <table:table-cell table:style-name="Nécromancie.A2" office:value-type="string">
            <text:p text:style-name="Table_20_Contents"/>
          </table:table-cell>
          <table:table-cell table:style-name="Nécromancie.E2" office:value-type="string">
            <text:p text:style-name="Table_20_Contents"/>
          </table:table-cell>
        </table:table-row>
        <table:table-row>
          <table:table-cell table:style-name="Nécromancie.A2" office:value-type="string">
            <text:p text:style-name="Table_20_Contents">Délivrance</text:p>
            <text:p text:style-name="Table_20_Contents">1 pts</text:p>
          </table:table-cell>
          <table:table-cell table:style-name="Nécromancie.A2" office:value-type="string">
            <text:p text:style-name="Table_20_Contents">Dépend.</text:p>
          </table:table-cell>
          <table:table-cell table:style-name="Nécromancie.A2" office:value-type="string">
            <text:p text:style-name="Table_20_Contents">Permet de délivrer un mort-vivant de sa domination, jet d'école opposé. Coûte 10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Domination des morts-<text:soft-page-break/>vivants</text:p>
            <text:p text:style-name="Table_20_Contents">1 pts</text:p>
          </table:table-cell>
          <table:table-cell table:style-name="Nécromancie.A2" office:value-type="string">
            <text:p text:style-name="Table_20_Contents">Dépen<text:soft-page-break/>d.</text:p>
          </table:table-cell>
          <table:table-cell table:style-name="Nécromancie.A2" office:value-type="string">
            <text:p text:style-name="Table_20_Contents">Permet de donner une injonction à un mort-vivant, si le cast <text:soft-page-break/>x 2 dépasse ses points de vie. Coûte 5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naissance morphologiques</text:p>
            <text:p text:style-name="Table_20_Contents">1 pts</text:p>
          </table:table-cell>
          <table:table-cell table:style-name="Nécromancie.A2" office:value-type="string">
            <text:p text:style-name="Table_20_Contents">1</text:p>
          </table:table-cell>
          <table:table-cell table:style-name="Nécromancie.A2" office:value-type="string">
            <text:p text:style-name="Table_20_Contents">Donne des informations sur l'état du corps. Coûte 2 mana.</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servation des corps</text:p>
            <text:p text:style-name="Table_20_Contents">1 pts</text:p>
          </table:table-cell>
          <table:table-cell table:style-name="Nécromancie.A2" office:value-type="string">
            <text:p text:style-name="Table_20_Contents">2</text:p>
          </table:table-cell>
          <table:table-cell table:style-name="Nécromancie.A2" office:value-type="string">
            <text:p text:style-name="Table_20_Contents">Permet de conserver un corps intact.</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Assemblag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ssemble plusieurs parties de cadavres entre eux. Coûte 2 mana / partie.</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èl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ttire tous les morts-vivants dans un rayon d'un km. Coûte 1 mana / heure.</text:p>
          </table:table-cell>
          <table:table-cell table:style-name="Nécromancie.A2" office:value-type="string">
            <text:p text:style-name="Table_20_Contents">24h</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haumatocoutur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Permet de thaumatocouturer un cadavre. Coûte 1 mana / tour.</text:p>
          </table:table-cell>
          <table:table-cell table:style-name="Nécromancie.A2" office:value-type="string">
            <text:p text:style-name="Table_20_Contents">0</text:p>
          </table:table-cell>
          <table:table-cell table:style-name="Nécromancie.E2" office:value-type="string">
            <text:p text:style-name="Table_20_Contents">Concentration.</text:p>
          </table:table-cell>
        </table:table-row>
        <table:table-row>
          <table:table-cell table:style-name="Nécromancie.A2" office:value-type="string">
            <text:p text:style-name="Table_20_Contents">Souffle de vie</text:p>
            <text:p text:style-name="Table_20_Contents">1 pts</text:p>
          </table:table-cell>
          <table:table-cell table:style-name="Nécromancie.A2" office:value-type="string">
            <text:p text:style-name="Table_20_Contents">5</text:p>
          </table:table-cell>
          <table:table-cell table:style-name="Nécromancie.A2" office:value-type="string">
            <text:p text:style-name="Table_20_Contents">Donne vie à un corps. Perte de 2d8 mana jusqu'à ce qu'il meurt.</text:p>
          </table:table-cell>
          <table:table-cell table:style-name="Nécromancie.A2" office:value-type="string">
            <text:p text:style-name="Table_20_Contents">3</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os</text:p>
            <text:p text:style-name="Table_20_Contents">1 pts</text:p>
          </table:table-cell>
          <table:table-cell table:style-name="Nécromancie.A2" office:value-type="string">
            <text:p text:style-name="Table_20_Contents">8</text:p>
          </table:table-cell>
          <table:table-cell table:style-name="Nécromancie.A2" office:value-type="string">
            <text:p text:style-name="Table_20_Contents">Crée des os humains. Coûte 4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ransfert de vie</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Perd 1d20 pvs pour les transférer à un mort vivant. Coûte 12 mana.</text:p>
          </table:table-cell>
          <table:table-cell table:style-name="Nécromancie.A2" office:value-type="string">
            <text:p text:style-name="Table_20_Contents">1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e chair</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Crée de la chair humaine. Coûte 8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Restructuration du corps</text:p>
            <text:p text:style-name="Table_20_Contents">1 pts</text:p>
          </table:table-cell>
          <table:table-cell table:style-name="Nécromancie.A2" office:value-type="string">
            <text:p text:style-name="Table_20_Contents">10</text:p>
          </table:table-cell>
          <table:table-cell table:style-name="Nécromancie.A2" office:value-type="string">
            <text:p text:style-name="Table_20_Contents">Permet de restructurer et de renforcer un cadavre. Coûte 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ockage</text:p>
            <text:p text:style-name="Table_20_Contents">1 pts</text:p>
          </table:table-cell>
          <table:table-cell table:style-name="Nécromancie.A2" office:value-type="string">
            <text:p text:style-name="Table_20_Contents">10</text:p>
          </table:table-cell>
          <table:table-cell table:style-name="Nécromancie.A2" office:value-type="string">
            <text:p text:style-name="Table_20_Contents">Permet de stocker jusqu'à 10 mana dans un mort-vivant.</text:p>
          </table:table-cell>
          <table:table-cell table:style-name="Nécromancie.A2" office:value-type="string">
            <text:p text:style-name="Table_20_Contents">8</text:p>
          </table:table-cell>
          <table:table-cell table:style-name="Nécromancie.E2" office:value-type="string">
            <text:p text:style-name="Table_20_Contents"/>
          </table:table-cell>
        </table:table-row>
        <table:table-row>
          <table:table-cell table:style-name="Nécromancie.A2" office:value-type="string">
            <text:p text:style-name="Table_20_Contents">Bombe nécrologique</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Lorsque le mort vivant meurt, il explose en infligeant 1d12 + (école) dégâts à toutes les personnes adjacentes DD(réflexes ou évasion)= Pvs max du mort-vivant/2. Coûte 1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Aspiration nécrologique</text:p>
            <text:p text:style-name="Table_20_Contents"><text:soft-page-break/>1 pts</text:p>
          </table:table-cell>
          <table:table-cell table:style-name="Nécromancie.A2" office:value-type="string">
            <text:p text:style-name="Table_20_Contents">12</text:p>
          </table:table-cell>
          <table:table-cell table:style-name="Nécromancie.A2" office:value-type="string">
            <text:p text:style-name="Table_20_Contents">Vole 1d10 ouvert + école pvs à un mort vivant.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able:table-row>
          <table:table-cell table:style-name="Nécromancie.A2" office:value-type="string">
            <text:p text:style-name="Table_20_Contents">Effroi</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Permet de faire un effet de terreur. Jets de volonté opposés. Coûte 10 mana.</text:p>
          </table:table-cell>
          <table:table-cell table:style-name="Nécromancie.A2" office:value-type="string">
            <text:p text:style-name="Table_20_Contents">12</text:p>
          </table:table-cell>
          <table:table-cell table:style-name="Nécromancie.E2" office:value-type="string">
            <text:p text:style-name="Table_20_Contents"/>
          </table:table-cell>
        </table:table-row>
        <table:table-row>
          <table:table-cell table:style-name="Nécromancie.A2" office:value-type="string">
            <text:p text:style-name="Table_20_Contents">Destruction de chair</text:p>
            <text:p text:style-name="Table_20_Contents">1 pts</text:p>
          </table:table-cell>
          <table:table-cell table:style-name="Nécromancie.A2" office:value-type="string">
            <text:p text:style-name="Table_20_Contents">13</text:p>
          </table:table-cell>
          <table:table-cell table:style-name="Nécromancie.A2" office:value-type="string">
            <text:p text:style-name="Table_20_Contents">Attaque de sort de contact. Inflige 1d20 + (école) dégâts à une matière organique.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able:table-row>
          <table:table-cell table:style-name="Nécromancie.A2" office:value-type="string">
            <text:p text:style-name="Table_20_Contents">Intelligence artificiell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Donne un intellect artificiel à un mort-vivant. Coûte 6 mana.</text:p>
          </table:table-cell>
          <table:table-cell table:style-name="Nécromancie.A2" office:value-type="string">
            <text:p text:style-name="Table_20_Contents">2</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Épidémi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Remplit un cadavre de maladies contagieuses. Coûte 10 mana.</text:p>
          </table:table-cell>
          <table:table-cell table:style-name="Nécromancie.A2" office:value-type="string">
            <text:p text:style-name="Table_20_Contents">5</text:p>
          </table:table-cell>
          <table:table-cell table:style-name="Nécromancie.E2" office:value-type="string">
            <text:p text:style-name="Table_20_Contents">Incantation lente.</text:p>
          </table:table-cell>
        </table:table-row>
        <table:table-row table:style-name="Nécromancie.23">
          <table:table-cell table:style-name="Nécromancie.A2" office:value-type="string">
            <text:p text:style-name="Table_20_Contents">Éveil des pouvoirs</text:p>
            <text:p text:style-name="Table_20_Contents">1 pts</text:p>
          </table:table-cell>
          <table:table-cell table:style-name="Nécromancie.A2" office:value-type="string">
            <text:p text:style-name="Table_20_Contents">19</text:p>
          </table:table-cell>
          <table:table-cell table:style-name="Nécromancie.A2" office:value-type="string">
            <text:p text:style-name="Table_20_Contents">Redonne des pouvoirs naturels et surnaturels aux créatures mortes. Coûte 20 mana.</text:p>
          </table:table-cell>
          <table:table-cell table:style-name="Nécromancie.A2" office:value-type="string">
            <text:p text:style-name="Table_20_Contents">12</text:p>
          </table:table-cell>
          <table:table-cell table:style-name="Nécromancie.E2" office:value-type="string">
            <text:p text:style-name="Table_20_Contents">Incantation lente.</text:p>
            <text:p text:style-name="Table_20_Contents"/>
          </table:table-cell>
        </table:table-row>
      </table:table>
      <text:p text:style-name="Text_20_body"/>
      <text:h text:style-name="Titre_5f_comp" text:outline-level="3"><text:bookmark-start text:name="__RefHeading__16167_1582110657"/>Occultisme :<text:bookmark-end text:name="__RefHeading__16167_1582110657"/></text:h>
      <text:p text:style-name="P19">Moyen.</text:p>
      <text:p text:style-name="P19">La magie occulte, très mal vue dans la plupart des sociétés, développe des pouvoirs nouveaux et souvent associés aux démons. Cette magie a donc 3 branche principales, les pactes, la transformation et le démonisme.</text:p>
      <table:table table:name="Occultisme" table:style-name="Occultisme">
        <table:table-column table:style-name="Occultisme.A"/>
        <table:table-column table:style-name="Occultisme.B"/>
        <table:table-column table:style-name="Occultisme.C"/>
        <table:table-column table:style-name="Occultisme.D"/>
        <table:table-column table:style-name="Occultisme.E"/>
        <table:table-column table:style-name="Occultisme.F"/>
        <table:table-row>
          <table:table-cell table:style-name="Occultisme.A1" office:value-type="string">
            <text:p text:style-name="P12">Sort</text:p>
          </table:table-cell>
          <table:table-cell table:style-name="Occultisme.A1" office:value-type="string">
            <text:p text:style-name="P12">École</text:p>
          </table:table-cell>
          <table:table-cell table:style-name="Occultisme.A1" office:value-type="string">
            <text:p text:style-name="P12">DD</text:p>
          </table:table-cell>
          <table:table-cell table:style-name="Occultisme.A1" office:value-type="string">
            <text:p text:style-name="P12">Effet</text:p>
          </table:table-cell>
          <table:table-cell table:style-name="Occultisme.A1" office:value-type="string">
            <text:p text:style-name="P13">Α</text:p>
          </table:table-cell>
          <table:table-cell table:style-name="Occultisme.F1" office:value-type="string">
            <text:p text:style-name="P12">Divers</text:p>
          </table:table-cell>
        </table:table-row>
        <table:table-row>
          <table:table-cell table:style-name="Occultisme.A2" office:value-type="string">
            <text:p text:style-name="Table_20_Contents">Nué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6</text:p>
          </table:table-cell>
          <table:table-cell table:style-name="Occultisme.A2" office:value-type="string">
            <text:p text:style-name="Table_20_Contents">Projette une nuée infligeant 1d4 + (bonus de volonté) dégâts jusqu'à 12 mètres. Inflige un malus de 2. Dure 1d8 tours. Coûte 4 mana.</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egard corrosif</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2</text:p>
          </table:table-cell>
          <table:table-cell table:style-name="Occultisme.A2" office:value-type="string">
            <text:p text:style-name="Table_20_Contents">La prochaine personne à regarder le lanceur de sort dans les yeux subit 2d6 + (école) dégâts. Dure 1d20 tours. Coûte 7 mana.</text:p>
          </table:table-cell>
          <table:table-cell table:style-name="Occultisme.A2" office:value-type="string">
            <text:p text:style-name="Table_20_Contents">7</text:p>
          </table:table-cell>
          <table:table-cell table:style-name="Occultisme.F2" office:value-type="string">
            <text:p text:style-name="Table_20_Contents"/>
          </table:table-cell>
        </table:table-row>
        <table:table-row>
          <table:table-cell table:style-name="Occultisme.A2" office:value-type="string">
            <text:p text:style-name="Table_20_Contents">Feinter le mort</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4</text:p>
          </table:table-cell>
          <table:table-cell table:style-name="Occultisme.A2" office:value-type="string">
            <text:p text:style-name="Table_20_Contents">Jet d'école + agilité contre jet de perception pour paraître mort. Coûte 5 mana.</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Rouill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5</text:p>
          </table:table-cell>
          <table:table-cell table:style-name="Occultisme.A2" office:value-type="string">
            <text:p text:style-name="Table_20_Contents">Sort de contact. Rouille instantanément les métaux non-précieux. Le lanceur de sort régénère 3d4 pvs. Coûte 12 mana.</text:p>
          </table:table-cell>
          <table:table-cell table:style-name="Occultisme.A2" office:value-type="string">
            <text:p text:style-name="Table_20_Contents">5</text:p>
          </table:table-cell>
          <table:table-cell table:style-name="Occultisme.F2" office:value-type="string">
            <text:p text:style-name="Table_20_Contents"/>
          </table:table-cell>
        </table:table-row>
        <text:soft-page-break/>
        <table:table-row>
          <table:table-cell table:style-name="Occultisme.A2" office:value-type="string">
            <text:p text:style-name="Table_20_Contents">Sirène assourdissant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7</text:p>
          </table:table-cell>
          <table:table-cell table:style-name="Occultisme.A2" office:value-type="string">
            <text:p text:style-name="Table_20_Contents">Dans un rayon de 3m, toutes les ondes sonores sont annulées et toute personne y est « secoué ». Dure 2d4 tours. Coûte 3 mana / tour.</text:p>
          </table:table-cell>
          <table:table-cell table:style-name="Occultisme.A2" office:value-type="string">
            <text:p text:style-name="Table_20_Contents">8</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Dédoublement</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9</text:p>
          </table:table-cell>
          <table:table-cell table:style-name="Occultisme.A2" office:value-type="string">
            <text:p text:style-name="Table_20_Contents">Le lanceur de sort se divise en 2 lui-même de catégorie de taille inférieure : ses pvs et sa réserve de mana sont aussi divisées par 2. Chaque être agit normalement et dispose des pouvoirs du lanceur. Si l'un des deux meurt, l'autre aussi. Dure 1d4 minutes. Coûte 14 mana.</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Brutalité intérieur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4</text:p>
          </table:table-cell>
          <table:table-cell table:style-name="Occultisme.A2" office:value-type="string">
            <text:p text:style-name="Table_20_Contents">La force est doublée mais la cible est en « fureur » contre l'ennemi le plus proche. Dure 1d4 tours. Coûte 5 mana / tour.</text:p>
          </table:table-cell>
          <table:table-cell table:style-name="Occultisme.A2" office:value-type="string">
            <text:p text:style-name="Table_20_Contents">6</text:p>
          </table:table-cell>
          <table:table-cell table:style-name="Occultisme.F2" office:value-type="string">
            <text:p text:style-name="Table_20_Contents"/>
          </table:table-cell>
        </table:table-row>
        <table:table-row>
          <table:table-cell table:style-name="Occultisme.A2" office:value-type="string">
            <text:p text:style-name="Table_20_Contents">Brûlure de l'âm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7</text:p>
          </table:table-cell>
          <table:table-cell table:style-name="Occultisme.A2" office:value-type="string">
            <text:p text:style-name="Table_20_Contents">Attaque de rayon. Inflige 1d20 + (école) dégâts psychique, 18m de portée. A chaque fois que la cible utilise du mana, elle brûle s'infligeant à elle et à toutes les personnes adjacentes 1d8+ (école) dégâts feu. Dure 1d6 tours. Coûte 19 mana.</text:p>
          </table:table-cell>
          <table:table-cell table:style-name="Occultisme.A2" office:value-type="string">
            <text:p text:style-name="Table_20_Contents">5</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Geyser glacial</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31</text:p>
          </table:table-cell>
          <table:table-cell table:style-name="Occultisme.A2" office:value-type="string">
            <text:p text:style-name="Table_20_Contents">Attaque de sort de zone. 10 mètres de rayon. Inflige 2d8 + (école) dégâts froid à tous ceux présents dans la zone (DD évasion = 15 + école) et un jet de constitution(DD=dégâts subis) pour pouvoir agir. Dure 1d4 tours. Coûte 26 mana.</text:p>
          </table:table-cell>
          <table:table-cell table:style-name="Occultisme.A2" office:value-type="string">
            <text:p text:style-name="Table_20_Contents">12</text:p>
          </table:table-cell>
          <table:table-cell table:style-name="Occultisme.F2" office:value-type="string">
            <text:p text:style-name="Table_20_Contents">Incantation lente.</text:p>
          </table:table-cell>
        </table:table-row>
        <table:table-row table:style-name="Occultisme.11">
          <table:table-cell table:style-name="Occultisme.A2" office:value-type="string">
            <text:p text:style-name="Table_20_Contents">Pacte élémentair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2</text:p>
          </table:table-cell>
          <table:table-cell table:style-name="Occultisme.A2" office:value-type="string">
            <text:p text:style-name="Table_20_Contents">Transforme les dégâts d''une arme en feu, électrique, son, froid, ou magique. Dure 1d12 tours. Coûte 10 mana.</text:p>
          </table:table-cell>
          <table:table-cell table:style-name="Occultisme.A2" office:value-type="string">
            <text:p text:style-name="Table_20_Contents">15</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Résistance démonia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Ajoute (école) réduction pour 1d8 tours, mais inflige (école)d4 dégâts à la fin. Dure 1d8 tours. Coûte 3 mana / tour.</text:p>
          </table:table-cell>
          <table:table-cell table:style-name="Occultisme.A2" office:value-type="string">
            <text:p text:style-name="Table_20_Contents">10</text:p>
          </table:table-cell>
          <table:table-cell table:style-name="Occultisme.F2" office:value-type="string">
            <text:p text:style-name="Table_20_Contents"/>
          </table:table-cell>
        </table:table-row>
        <text:soft-page-break/>
        <table:table-row>
          <table:table-cell table:style-name="Occultisme.A2" office:value-type="string">
            <text:p text:style-name="Table_20_Contents">Balance magi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S'enlève jusqu'à 4 dans une école pour se rajouter jusqu'à 4 dans une autre. Dure 10 tours. Coûte 19 mana.</text:p>
          </table:table-cell>
          <table:table-cell table:style-name="Occultisme.A2" office:value-type="string">
            <text:p text:style-name="Table_20_Contents">12</text:p>
          </table:table-cell>
          <table:table-cell table:style-name="Occultisme.F2" office:value-type="string">
            <text:p text:style-name="Table_20_Contents"/>
          </table:table-cell>
        </table:table-row>
        <table:table-row>
          <table:table-cell table:style-name="Occultisme.A2" office:value-type="string">
            <text:p text:style-name="Table_20_Contents">Réussite inexorabl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4</text:p>
          </table:table-cell>
          <table:table-cell table:style-name="Occultisme.A2" office:value-type="string">
            <text:p text:style-name="Table_20_Contents">Permet de s'octroyer un bonus de 10 dans une des compétences suivantes :</text:p>
            <text:p text:style-name="Table_20_Contents">-Athlétisme</text:p>
            <text:p text:style-name="Table_20_Contents">-Acrobaties</text:p>
            <text:p text:style-name="Table_20_Contents">-Discrétion / Escamotage</text:p>
            <text:p text:style-name="Table_20_Contents">-Assemblage / Désassemblage</text:p>
            <text:p text:style-name="Table_20_Contents">-Investigation / Chasse</text:p>
            <text:p text:style-name="Table_20_Contents">Dure 1d6 tours. Coûte 2 mana /tour.</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Pentacle de douleur</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6</text:p>
          </table:table-cell>
          <table:table-cell table:style-name="Occultisme.A2" office:value-type="string">
            <text:p text:style-name="Table_20_Contents">La cible subit 1d6 + (école) dégâts, et reçoit moitié plus de dégâts. En revanche, elle se soigne tous les dégâts infligés. Dure 1d10 tours. Coûte 9 mana.</text:p>
          </table:table-cell>
          <table:table-cell table:style-name="Occultisme.A2" office:value-type="string">
            <text:p text:style-name="Table_20_Contents">8</text:p>
          </table:table-cell>
          <table:table-cell table:style-name="Occultisme.F2" office:value-type="string">
            <text:p text:style-name="Table_20_Contents"/>
          </table:table-cell>
        </table:table-row>
        <table:table-row>
          <table:table-cell table:style-name="Occultisme.A2" office:value-type="string">
            <text:p text:style-name="Table_20_Contents">Attiranc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7</text:p>
          </table:table-cell>
          <table:table-cell table:style-name="Occultisme.A2" office:value-type="string">
            <text:p text:style-name="Table_20_Contents">Permet de rendre irrésistible le LdS pour 12h, mais il doit coucher avant la fin au moins 4 fois. Coûte 12 mana.</text:p>
          </table:table-cell>
          <table:table-cell table:style-name="Occultisme.A2" office:value-type="string">
            <text:p text:style-name="Table_20_Contents"/>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Pacte de mort</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0</text:p>
          </table:table-cell>
          <table:table-cell table:style-name="Occultisme.A2" office:value-type="string">
            <text:p text:style-name="Table_20_Contents">Lie le lanceur de sort à une cible. L'un ou l'autre doit mourir sous (école) jours, sinon les <text:s/>deux protagonistes meurent. Le lanceur de sort bénéficie de +2 à tous ses jets concernant la cible et ouvre tous ses dés. Coûte 10 mana.</text:p>
          </table:table-cell>
          <table:table-cell table:style-name="Occultisme.A2" office:value-type="string">
            <text:p text:style-name="Table_20_Contents">24h</text:p>
          </table:table-cell>
          <table:table-cell table:style-name="Occultisme.F2" office:value-type="string">
            <text:p text:style-name="Table_20_Contents">Ne peut faire qu'un pacte de mort à la fois.</text:p>
          </table:table-cell>
        </table:table-row>
        <table:table-row>
          <table:table-cell table:style-name="Occultisme.A2" office:value-type="string">
            <text:p text:style-name="Table_20_Contents">Pacte d'invocation</text:p>
            <text:p text:style-name="Table_20_Contents">2 pts</text:p>
          </table:table-cell>
          <table:table-cell table:style-name="Occultisme.A2" office:value-type="string">
            <text:p text:style-name="Table_20_Contents">Pactes</text:p>
          </table:table-cell>
          <table:table-cell table:style-name="Occultisme.A2" office:value-type="string">
            <text:p text:style-name="Table_20_Contents">21</text:p>
          </table:table-cell>
          <table:table-cell table:style-name="Occultisme.A2" office:value-type="string">
            <text:p text:style-name="Table_20_Contents">Permet d'invoquer (au choix) :</text:p>
            <text:p text:style-name="Table_20_Contents">-Une manticore démoniaque</text:p>
            <text:p text:style-name="Table_20_Contents">-Deux ogres malfaisants</text:p>
            <text:p text:style-name="Table_20_Contents">-1d4+ (école) scarabées sanguinaires.</text:p>
            <text:p text:style-name="Table_20_Contents">Dure 2d6 tours. Coûte 5 mana + 3 / tour.</text:p>
          </table:table-cell>
          <table:table-cell table:style-name="Occultisme.A2" office:value-type="string">
            <text:p text:style-name="Table_20_Contents">10</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Fusion</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3</text:p>
          </table:table-cell>
          <table:table-cell table:style-name="Occultisme.A2" office:value-type="string">
            <text:p text:style-name="Table_20_Contents">La vie et le mana du lanceur de sort ne deviennent plus qu'une seule entité. Dure (école) minutes, au prix d’un PV. Coûte 1 mana.</text:p>
          </table:table-cell>
          <table:table-cell table:style-name="Occultisme.A2" office:value-type="string">
            <text:p text:style-name="Table_20_Contents">20</text:p>
          </table:table-cell>
          <table:table-cell table:style-name="Occultisme.F2" office:value-type="string">
            <text:p text:style-name="Table_20_Contents">Incantation lente.</text:p>
          </table:table-cell>
        </table:table-row>
        <text:soft-page-break/>
        <table:table-row>
          <table:table-cell table:style-name="Occultisme.A2" office:value-type="string">
            <text:p text:style-name="Table_20_Contents">NOUVEL AVENEMENT</text:p>
            <text:p text:style-name="Table_20_Contents">2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text:p>
          </table:table-cell>
          <table:table-cell table:style-name="Occultisme.A2" office:value-type="string">
            <text:p text:style-name="Table_20_Contents"/>
          </table:table-cell>
          <table:table-cell table:style-name="Occultisme.F2" office:value-type="string">
            <text:p text:style-name="Table_20_Contents"/>
          </table:table-cell>
        </table:table-row>
        <table:table-row>
          <table:table-cell table:style-name="Occultisme.A2" office:value-type="string">
            <text:p text:style-name="Table_20_Contents">Vita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5(école)d6 pvs pour 1d20 tours, après -(école)d4 dans tous les autres caractéristiques physique pour 1d10 tours.</text:p>
          </table:table-cell>
          <table:table-cell table:style-name="Occultisme.A2" office:value-type="string">
            <text:p text:style-name="Table_20_Contents">20</text:p>
          </table:table-cell>
          <table:table-cell table:style-name="Occultisme.F2" office:value-type="string">
            <text:p text:style-name="Table_20_Contents"/>
          </table:table-cell>
        </table:table-row>
        <table:table-row>
          <table:table-cell table:style-name="Occultisme.A2" office:value-type="string">
            <text:p text:style-name="Table_20_Contents">Volon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3(école)d4 volonté pour 1d10 tours, +5(école)mana pour 1d20 tours. Ne peut plus utiliser de sorts pendant (durée1)x(durée2)tours.</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éflexes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réflexes pendant (école)d4 tours, après perd 10(école)d4 réflexes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Agi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agilité pendant (école)d4 tours, après perd 10(école)d4 agilité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Force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8 force pendant (école)d4 tours, perd (école)d6 pvs à la fin.</text:p>
          </table:table-cell>
          <table:table-cell table:style-name="Occultisme.A2" office:value-type="string">
            <text:p text:style-name="Table_20_Contents">10</text:p>
          </table:table-cell>
          <table:table-cell table:style-name="Occultisme.F2" office:value-type="string">
            <text:p text:style-name="Table_20_Contents">Ne peut pas tuer le lds.</text:p>
          </table:table-cell>
        </table:table-row>
      </table:table>
      <text:p text:style-name="P19"/>
      <text:p text:style-name="Text_20_body"/>
      <text:h text:style-name="Titre_5f_comp" text:outline-level="3"><text:bookmark-start text:name="__RefHeading__51294_888590389"/>Sceaux :<text:bookmark-end text:name="__RefHeading__51294_888590389"/></text:h>
      <text:p text:style-name="P19">Moyen.</text:p>
      <text:p text:style-name="P19">La magie des sceaux est un art particulier et rare, en effet, un ritualiste n'est pas qu'un magicien, c'est un artiste exécutant la magie et la calligraphie en même temps. Cette magie, imprévisible, <text:s/>complexe, est plutôt mal vue chez les Elfes traditionalistes, car inventée par des hommes, il est de coutume que les ritualistes soient des femmes parmi les Vaeriliens.</text:p>
      <table:table table:name="Sceaux" table:style-name="Sceaux">
        <table:table-column table:style-name="Sceaux.A"/>
        <table:table-column table:style-name="Sceaux.B"/>
        <table:table-column table:style-name="Sceaux.C"/>
        <table:table-column table:style-name="Sceaux.D"/>
        <table:table-column table:style-name="Sceaux.E"/>
        <table:table-row>
          <table:table-cell table:style-name="Sceaux.A1" office:value-type="string">
            <text:p text:style-name="P12">Sceau</text:p>
          </table:table-cell>
          <table:table-cell table:style-name="Sceaux.A1" office:value-type="string">
            <text:p text:style-name="P12">DD</text:p>
          </table:table-cell>
          <table:table-cell table:style-name="Sceaux.A1" office:value-type="string">
            <text:p text:style-name="P12">Temps</text:p>
          </table:table-cell>
          <table:table-cell table:style-name="Sceaux.A1" office:value-type="string">
            <text:p text:style-name="P12">Effet</text:p>
          </table:table-cell>
          <table:table-cell table:style-name="Sceaux.E1" office:value-type="string">
            <text:p text:style-name="P12">Divers</text:p>
          </table:table-cell>
        </table:table-row>
        <table:table-row>
          <table:table-cell table:style-name="Sceaux.A2" office:value-type="string">
            <text:p text:style-name="Table_20_Contents">Marque</text:p>
            <text:p text:style-name="Table_20_Contents">1 pts</text:p>
          </table:table-cell>
          <table:table-cell table:style-name="Sceaux.A2" office:value-type="string">
            <text:p text:style-name="Table_20_Contents">5</text:p>
          </table:table-cell>
          <table:table-cell table:style-name="Sceaux.A2" office:value-type="string">
            <text:p text:style-name="Table_20_Contents">1 action.</text:p>
          </table:table-cell>
          <table:table-cell table:style-name="Sceaux.A2" office:value-type="string">
            <text:p text:style-name="Table_20_Contents">Marque une personne. Permet de la localiser en lançant un jet de Sceaux. Plus la cible est loin, plus le <text:soft-page-break/>jet est dur. Il faut briser le parchemin pour briser l'effet. Coûte 2 mana / jour.</text:p>
          </table:table-cell>
          <table:table-cell table:style-name="Sceaux.E2" office:value-type="string">
            <text:p text:style-name="Table_20_Contents"/>
          </table:table-cell>
        </table:table-row>
        <table:table-row>
          <table:table-cell table:style-name="Sceaux.A2" office:value-type="string">
            <text:p text:style-name="Table_20_Contents">Par Chemin</text:p>
            <text:p text:style-name="Table_20_Contents">1 pts</text:p>
          </table:table-cell>
          <table:table-cell table:style-name="Sceaux.A2" office:value-type="string">
            <text:p text:style-name="Table_20_Contents">8</text:p>
          </table:table-cell>
          <table:table-cell table:style-name="Sceaux.A2" office:value-type="string">
            <text:p text:style-name="Table_20_Contents">2 rounds.</text:p>
          </table:table-cell>
          <table:table-cell table:style-name="Sceaux.A2" office:value-type="string">
            <text:p text:style-name="Table_20_Contents">Permet de durcir et de tendre un papier de manière à ce que seul le LdS puisse marcher dessus, jusqu'à 10 mètres de longueur, sous forme d'escalier et de rampe. Coûte 4 mana.</text:p>
          </table:table-cell>
          <table:table-cell table:style-name="Sceaux.E2" office:value-type="string">
            <text:p text:style-name="Table_20_Contents"/>
          </table:table-cell>
        </table:table-row>
        <table:table-row>
          <table:table-cell table:style-name="Sceaux.A2" office:value-type="string">
            <text:p text:style-name="Table_20_Contents">Palissade</text:p>
            <text:p text:style-name="Table_20_Contents">1 pts</text:p>
          </table:table-cell>
          <table:table-cell table:style-name="Sceaux.A2" office:value-type="string">
            <text:p text:style-name="Table_20_Contents">12</text:p>
          </table:table-cell>
          <table:table-cell table:style-name="Sceaux.A2" office:value-type="string">
            <text:p text:style-name="Table_20_Contents">2 rounds.</text:p>
          </table:table-cell>
          <table:table-cell table:style-name="Sceaux.A2" office:value-type="string">
            <text:p text:style-name="Table_20_Contents">Crée une palissade en bois de 4 mètres de long et de 3 de haut. Coûte 5 mana.</text:p>
          </table:table-cell>
          <table:table-cell table:style-name="Sceaux.E2" office:value-type="string">
            <text:p text:style-name="Table_20_Contents"/>
          </table:table-cell>
        </table:table-row>
        <table:table-row>
          <table:table-cell table:style-name="Sceaux.A2" office:value-type="string">
            <text:p text:style-name="Table_20_Contents">Osmose</text:p>
            <text:p text:style-name="Table_20_Contents">1 pts</text:p>
          </table:table-cell>
          <table:table-cell table:style-name="Sceaux.A2" office:value-type="string">
            <text:p text:style-name="Table_20_Contents">14</text:p>
          </table:table-cell>
          <table:table-cell table:style-name="Sceaux.A2" office:value-type="string">
            <text:p text:style-name="Table_20_Contents">3 rounds.</text:p>
          </table:table-cell>
          <table:table-cell table:style-name="Sceaux.A2" office:value-type="string">
            <text:p text:style-name="Table_20_Contents">Annoncer quel jet on va pouvoir relancer avec un bonus de +3. Coûte 7 mana.</text:p>
          </table:table-cell>
          <table:table-cell table:style-name="Sceaux.E2" office:value-type="string">
            <text:p text:style-name="Table_20_Contents"/>
          </table:table-cell>
        </table:table-row>
        <table:table-row>
          <table:table-cell table:style-name="Sceaux.A2" office:value-type="string">
            <text:p text:style-name="Table_20_Contents">Arme de ritualist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2 rounds.</text:p>
          </table:table-cell>
          <table:table-cell table:style-name="Sceaux.A2" office:value-type="string">
            <text:p text:style-name="Table_20_Contents">Invoque une arme au choix infligeant les dégâts arme + école. <text:span text:style-name="Police_20_par_20_défaut"><text:span text:style-name="T2">Dure 1d20 tours. Coûte 1 mana/round.</text:span></text:span></text:p>
          </table:table-cell>
          <table:table-cell table:style-name="Sceaux.E2" office:value-type="string">
            <text:p text:style-name="P14"/>
          </table:table-cell>
        </table:table-row>
        <table:table-row>
          <table:table-cell table:style-name="Sceaux.A2" office:value-type="string">
            <text:p text:style-name="Table_20_Contents">Oubli</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2 rounds.</text:p>
          </table:table-cell>
          <table:table-cell table:style-name="Sceaux.A2" office:value-type="string">
            <text:p text:style-name="Table_20_Contents">Zone 4 m². Jet de volonté opposé à un jet d'école. Si réussi, oubli 1/2h / <text:s/>point d'écart. Coûte 3 mana/tour.</text:p>
          </table:table-cell>
          <table:table-cell table:style-name="Sceaux.E2" office:value-type="string">
            <text:p text:style-name="Table_20_Contents"/>
          </table:table-cell>
        </table:table-row>
        <table:table-row>
          <table:table-cell table:style-name="Sceaux.A2" office:value-type="string">
            <text:p text:style-name="Table_20_Contents">Fumigènes</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1 round.</text:p>
          </table:table-cell>
          <table:table-cell table:style-name="Sceaux.A2" office:value-type="string">
            <text:p text:style-name="Table_20_Contents">Crée une fumée épaisse sur 3 mètres de rayon pendant 1d6 tours. Coûte 12 mana.</text:p>
          </table:table-cell>
          <table:table-cell table:style-name="Sceaux.E2" office:value-type="string">
            <text:p text:style-name="Table_20_Contents"/>
          </table:table-cell>
        </table:table-row>
        <table:table-row>
          <table:table-cell table:style-name="Sceaux.A2" office:value-type="string">
            <text:p text:style-name="Table_20_Contents">Connivence spirituell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4 rounds.</text:p>
          </table:table-cell>
          <table:table-cell table:style-name="Sceaux.A2" office:value-type="string">
            <text:p text:style-name="Table_20_Contents">Permet d'échanger son psyché avec une cible consentante. Les compétences sont échangées mais aucun pouvoir n'est transférable. L'échange est aussi très épuisant, et si l'un meurt, l'autre aussi pendant la durée du sort. Dure 1d10 minutes. Coûte 25 mana.</text:p>
          </table:table-cell>
          <table:table-cell table:style-name="Sceaux.E2" office:value-type="string">
            <text:p text:style-name="Table_20_Contents"/>
          </table:table-cell>
        </table:table-row>
        <table:table-row>
          <table:table-cell table:style-name="Sceaux.A2" office:value-type="string">
            <text:p text:style-name="Table_20_Contents">Capture</text:p>
            <text:p text:style-name="Table_20_Contents">1 pts</text:p>
          </table:table-cell>
          <table:table-cell table:style-name="Sceaux.A2" office:value-type="string">
            <text:p text:style-name="Table_20_Contents">18</text:p>
          </table:table-cell>
          <table:table-cell table:style-name="Sceaux.A2" office:value-type="string">
            <text:p text:style-name="Table_20_Contents">2 rounds.</text:p>
          </table:table-cell>
          <table:table-cell table:style-name="Sceaux.A2" office:value-type="string">
            <text:p text:style-name="Table_20_Contents">Zone de 4m². Tente d'immobiliser l'ennemi avec un bonus de force de (école) x 2. <text:s/>Coûte 12 mana.</text:p>
          </table:table-cell>
          <table:table-cell table:style-name="Sceaux.E2" office:value-type="string">
            <text:p text:style-name="Table_20_Contents"/>
          </table:table-cell>
        </table:table-row>
        <table:table-row>
          <table:table-cell table:style-name="Sceaux.A2" office:value-type="string">
            <text:p text:style-name="Table_20_Contents">Blessures cuisantes</text:p>
            <text:p text:style-name="Table_20_Contents">1 pts</text:p>
          </table:table-cell>
          <table:table-cell table:style-name="Sceaux.A2" office:value-type="string">
            <text:p text:style-name="Table_20_Contents">10</text:p>
          </table:table-cell>
          <table:table-cell table:style-name="Sceaux.A2" office:value-type="string">
            <text:p text:style-name="Table_20_Contents">1 action.</text:p>
          </table:table-cell>
          <table:table-cell table:style-name="Sceaux.A2" office:value-type="string">
            <text:p text:style-name="Table_20_Contents">Les armes du LdS infligent des douleurs supplémentaires infligeant un malus de 1 à tous les actions. Si une cible est déjà atteinte du malus, elle subit 1d6 + (école) dégâts supplémentaires. Dure 1d4 tours. Coûte 3 mana / tour.</text:p>
          </table:table-cell>
          <table:table-cell table:style-name="Sceaux.E2" office:value-type="string">
            <text:p text:style-name="Table_20_Contents"/>
          </table:table-cell>
        </table:table-row>
        <table:table-row>
          <table:table-cell table:style-name="Sceaux.A2" office:value-type="string">
            <text:p text:style-name="Table_20_Contents">Incandescence</text:p>
            <text:p text:style-name="Table_20_Contents">1 pts</text:p>
          </table:table-cell>
          <table:table-cell table:style-name="Sceaux.A2" office:value-type="string">
            <text:p text:style-name="Table_20_Contents">19</text:p>
          </table:table-cell>
          <table:table-cell table:style-name="Sceaux.A2" office:value-type="string">
            <text:p text:style-name="Table_20_Contents">3 rounds.</text:p>
          </table:table-cell>
          <table:table-cell table:style-name="Sceaux.A2" office:value-type="string">
            <text:p text:style-name="Table_20_Contents">Enflamme une personne ou un objet dans les 10 mètres. DD(réflexes ou évasion)= 10 + (école). Coûte 6 <text:soft-page-break/>mana.</text:p>
          </table:table-cell>
          <table:table-cell table:style-name="Sceaux.E2" office:value-type="string">
            <text:p text:style-name="Table_20_Contents"/>
          </table:table-cell>
        </table:table-row>
        <table:table-row>
          <table:table-cell table:style-name="Sceaux.A2" office:value-type="string">
            <text:p text:style-name="Table_20_Contents">Fracture</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6 rounds.</text:p>
          </table:table-cell>
          <table:table-cell table:style-name="Sceaux.A2" office:value-type="string">
            <text:p text:style-name="Table_20_Contents">Fracture l'objet. Coûte 10 mana.</text:p>
          </table:table-cell>
          <table:table-cell table:style-name="Sceaux.E2" office:value-type="string">
            <text:p text:style-name="Table_20_Contents"/>
          </table:table-cell>
        </table:table-row>
        <table:table-row>
          <table:table-cell table:style-name="Sceaux.A2" office:value-type="string">
            <text:p text:style-name="Table_20_Contents">Affaissement</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10 rounds.</text:p>
          </table:table-cell>
          <table:table-cell table:style-name="Sceaux.A2" office:value-type="string">
            <text:p text:style-name="Table_20_Contents">Zone 6m². Provoque un affaissement 10 mètres. Coûte 15 mana.</text:p>
          </table:table-cell>
          <table:table-cell table:style-name="Sceaux.E2" office:value-type="string">
            <text:p text:style-name="Table_20_Contents"/>
          </table:table-cell>
        </table:table-row>
        <table:table-row>
          <table:table-cell table:style-name="Sceaux.A2" office:value-type="string">
            <text:p text:style-name="Table_20_Contents">Vague d'acide</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7 rounds.</text:p>
          </table:table-cell>
          <table:table-cell table:style-name="Sceaux.A2" office:value-type="string">
            <text:p text:style-name="Table_20_Contents">Envoie une vague d'acide sur 15 mètres en cône infligeant 2d10 + école qui stagne pendant 1d6 tours. Coûte 28 mana.</text:p>
          </table:table-cell>
          <table:table-cell table:style-name="Sceaux.E2" office:value-type="string">
            <text:p text:style-name="Table_20_Contents"/>
          </table:table-cell>
        </table:table-row>
        <table:table-row>
          <table:table-cell table:style-name="Sceaux.A2" office:value-type="string">
            <text:p text:style-name="Table_20_Contents">Protection de ritualiste</text:p>
            <text:p text:style-name="Table_20_Contents">1 pts</text:p>
          </table:table-cell>
          <table:table-cell table:style-name="Sceaux.A2" office:value-type="string">
            <text:p text:style-name="Table_20_Contents">13</text:p>
          </table:table-cell>
          <table:table-cell table:style-name="Sceaux.A2" office:value-type="string">
            <text:p text:style-name="Table_20_Contents">2 rounds.</text:p>
          </table:table-cell>
          <table:table-cell table:style-name="Sceaux.A2" office:value-type="string">
            <text:p text:style-name="Table_20_Contents">L'allié gagne (école) aux jets d'évasions, ainsi qu'un bonus de 3 à la défense, mais il ne peut attaquer. Dure 1d8 tours. 10 mana.</text:p>
          </table:table-cell>
          <table:table-cell table:style-name="Sceaux.E2" office:value-type="string">
            <text:p text:style-name="Table_20_Contents"/>
          </table:table-cell>
        </table:table-row>
        <table:table-row>
          <table:table-cell table:style-name="Sceaux.A2" office:value-type="string">
            <text:p text:style-name="Table_20_Contents">Inversion de gravité</text:p>
            <text:p text:style-name="Table_20_Contents">1 pts</text:p>
          </table:table-cell>
          <table:table-cell table:style-name="Sceaux.A2" office:value-type="string">
            <text:p text:style-name="Table_20_Contents">22</text:p>
          </table:table-cell>
          <table:table-cell table:style-name="Sceaux.A2" office:value-type="string">
            <text:p text:style-name="Table_20_Contents">4 rounds.</text:p>
          </table:table-cell>
          <table:table-cell table:style-name="Sceaux.A2" office:value-type="string">
            <text:p text:style-name="Table_20_Contents">Zone de 3m². Réduit grandement la gravité pour la cible. Dure 1d12 tours. Coûte 9 mana.</text:p>
          </table:table-cell>
          <table:table-cell table:style-name="Sceaux.E2" office:value-type="string">
            <text:p text:style-name="Table_20_Contents"/>
          </table:table-cell>
        </table:table-row>
        <table:table-row>
          <table:table-cell table:style-name="Sceaux.A2" office:value-type="string">
            <text:p text:style-name="Table_20_Contents">Epilobius</text:p>
            <text:p text:style-name="Table_20_Contents">2 pts</text:p>
          </table:table-cell>
          <table:table-cell table:style-name="Sceaux.A2" office:value-type="string">
            <text:p text:style-name="Table_20_Contents">23</text:p>
          </table:table-cell>
          <table:table-cell table:style-name="Sceaux.A2" office:value-type="string">
            <text:p text:style-name="Table_20_Contents">1 round.</text:p>
          </table:table-cell>
          <table:table-cell table:style-name="Sceaux.A2" office:value-type="string">
            <text:p text:style-name="Table_20_Contents">Gagne 3d12 mana + école si réussi, mais perd 2d10 vie si loupe.</text:p>
          </table:table-cell>
          <table:table-cell table:style-name="Sceaux.E2" office:value-type="string">
            <text:p text:style-name="Table_20_Contents"/>
          </table:table-cell>
        </table:table-row>
        <table:table-row>
          <table:table-cell table:style-name="Sceaux.A2" office:value-type="string">
            <text:p text:style-name="Table_20_Contents">Plongeon arcanien</text:p>
            <text:p text:style-name="Table_20_Contents">2 pts</text:p>
          </table:table-cell>
          <table:table-cell table:style-name="Sceaux.A2" office:value-type="string">
            <text:p text:style-name="Table_20_Contents">30</text:p>
          </table:table-cell>
          <table:table-cell table:style-name="Sceaux.A2" office:value-type="string">
            <text:p text:style-name="Table_20_Contents">15 rounds.</text:p>
          </table:table-cell>
          <table:table-cell table:style-name="Sceaux.A2" office:value-type="string">
            <text:p text:style-name="Table_20_Contents">Double attaque de sort de zone. Inflige 2d8 + école dégâts(feu) aux cibles adjacentes du LdS. Il effectue un plongeon de (école)x3 mètres, infligeant 1d20 + école dégâts (feu) sur la trajectoire . Coûte 34 mana.</text:p>
          </table:table-cell>
          <table:table-cell table:style-name="Sceaux.E2" office:value-type="string">
            <text:p text:style-name="Table_20_Contents"/>
          </table:table-cell>
        </table:table-row>
        <table:table-row>
          <table:table-cell table:style-name="Sceaux.A2" office:value-type="string">
            <text:p text:style-name="Table_20_Contents">Arbre vaerilien</text:p>
            <text:p text:style-name="Table_20_Contents">1 pts</text:p>
          </table:table-cell>
          <table:table-cell table:style-name="Sceaux.A2" office:value-type="string">
            <text:p text:style-name="Table_20_Contents">25</text:p>
          </table:table-cell>
          <table:table-cell table:style-name="Sceaux.A2" office:value-type="string">
            <text:p text:style-name="Table_20_Contents">5 rounds.</text:p>
          </table:table-cell>
          <table:table-cell table:style-name="Sceaux.A2" office:value-type="string">
            <text:p text:style-name="Table_20_Contents">Un arbre vaerilien entoure le LdS et les cibles adjacentes et les enferme en son sien. Il est difficile de le détruire (80 pvs, 6/feu), ou nécessite un jet d'évasion (DD=10+école). </text:p>
          </table:table-cell>
          <table:table-cell table:style-name="Sceaux.E2" office:value-type="string">
            <text:p text:style-name="Table_20_Contents"/>
          </table:table-cell>
        </table:table-row>
        <table:table-row>
          <table:table-cell table:style-name="Sceaux.A2" office:value-type="string">
            <text:p text:style-name="Table_20_Contents">Lance d'énergie</text:p>
            <text:p text:style-name="Table_20_Contents">1 pts</text:p>
          </table:table-cell>
          <table:table-cell table:style-name="Sceaux.A2" office:value-type="string">
            <text:p text:style-name="Table_20_Contents">27</text:p>
          </table:table-cell>
          <table:table-cell table:style-name="Sceaux.A2" office:value-type="string">
            <text:p text:style-name="Table_20_Contents">4 rounds.</text:p>
          </table:table-cell>
          <table:table-cell table:style-name="Sceaux.A2" office:value-type="string">
            <text:p text:style-name="Table_20_Contents">Crée une lance d'énergie attaquant un ennemi dans les 6 mètres du sceau en lui infligeant 4d8(ouvert) + école dégâts magiques. DD volonté = aux dégâts, si loupe, -2 à tous les jets pour 1d6 tours. Coûte 30 mana.</text:p>
          </table:table-cell>
          <table:table-cell table:style-name="Sceaux.E2" office:value-type="string">
            <text:p text:style-name="Table_20_Contents"/>
          </table:table-cell>
        </table:table-row>
        <table:table-row>
          <table:table-cell table:style-name="Sceaux.A2" office:value-type="string">
            <text:p text:style-name="Table_20_Contents">Guérison</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3 rounds.</text:p>
          </table:table-cell>
          <table:table-cell table:style-name="Sceaux.A2" office:value-type="string">
            <text:p text:style-name="Table_20_Contents">Nécessite un jet de concentration, DD=10 puis 15. Au 2ième tour, la cible est soignée de 15 +école. Coûte 14 mana.</text:p>
          </table:table-cell>
          <table:table-cell table:style-name="Sceaux.E2" office:value-type="string">
            <text:p text:style-name="Table_20_Contents"/>
          </table:table-cell>
        </table:table-row>
        <text:soft-page-break/>
        <table:table-row>
          <table:table-cell table:style-name="Sceaux.A2" office:value-type="string">
            <text:p text:style-name="Table_20_Contents">Transe de ritualiste</text:p>
            <text:p text:style-name="Table_20_Contents">1 pts</text:p>
          </table:table-cell>
          <table:table-cell table:style-name="Sceaux.A2" office:value-type="string">
            <text:p text:style-name="Table_20_Contents">Passif</text:p>
          </table:table-cell>
          <table:table-cell table:style-name="Sceaux.A2" office:value-type="string">
            <text:p text:style-name="Table_20_Contents">Passif</text:p>
          </table:table-cell>
          <table:table-cell table:style-name="Sceaux.A2" office:value-type="string">
            <text:p text:style-name="Table_20_Contents">Quand le ritualiste est concentré sur un sceau, il gagne +3 aux jets de calligraphie ainsi qu'à son école, néanmoins il ne peut calligraphier un sceau permanent. Augmente à +4 au niveau 6, +5 au niveau 8, +6 niveau 10.</text:p>
          </table:table-cell>
          <table:table-cell table:style-name="Sceaux.E2" office:value-type="string">
            <text:p text:style-name="Table_20_Contents"/>
          </table:table-cell>
        </table:table-row>
        <table:table-row>
          <table:table-cell table:style-name="Sceaux.A2" office:value-type="string">
            <text:p text:style-name="Table_20_Contents">Projectile</text:p>
            <text:p text:style-name="Table_20_Contents">1 pts</text:p>
            <text:p text:style-name="Table_20_Contents"/>
            <text:p text:style-name="Table_20_Contents"/>
          </table:table-cell>
          <table:table-cell table:style-name="Sceaux.A2" office:value-type="string">
            <text:p text:style-name="Table_20_Contents">10</text:p>
          </table:table-cell>
          <table:table-cell table:style-name="Sceaux.A2" office:value-type="string">
            <text:p text:style-name="Table_20_Contents">1 round.</text:p>
          </table:table-cell>
          <table:table-cell table:style-name="Sceaux.A2" office:value-type="string">
            <text:p text:style-name="Table_20_Contents">Attaque de sort. Inflige 2d6 + (école) dégâts. Coûte 5 mana.</text:p>
          </table:table-cell>
          <table:table-cell table:style-name="Sceaux.E2" office:value-type="string">
            <text:p text:style-name="Table_20_Contents"/>
          </table:table-cell>
        </table:table-row>
      </table:table>
      <text:p text:style-name="P19"/>
      <text:h text:style-name="Titre_5f_comp" text:outline-level="3"><text:bookmark-start text:name="__RefHeading__51296_888590389"/>Sorcellerie :<text:bookmark-end text:name="__RefHeading__51296_888590389"/></text:h>
      <text:p text:style-name="P19">Moyen.</text:p>
      <text:p text:style-name="P19">Parmi les trois arts occultes, la sorcellerie est probablement celui dont l'utilisation s'accompagne du folklore le plus vaste. Les ingrédients que nécessite cette magie ne sont pas sans rappeler les contes pour enfants, cependant la sorcellerie est un art redouté à juste titre et un sorcier bien préparé est un adversaire craint, si bien que sous-estimer cette magie serait une erreur fatale. Les sorciers ont à leur disposition un éventail large de sorts qui leur permet de ne jamais être pris complètement au dépourvu. Certain de ces sorts nécessitent une fourberie hors du commun, ainsi peut être que cette fille qui danse pour vous et que vous dévorez des yeux se penchera sur votre cadavre avant la fin de la soirée et sourira en repensant à votre stupidité crasse.</text:p>
      <table:table table:name="Sorcellerie" table:style-name="Sorcellerie">
        <table:table-column table:style-name="Sorcellerie.A"/>
        <table:table-column table:style-name="Sorcellerie.B"/>
        <table:table-column table:style-name="Sorcellerie.C"/>
        <table:table-column table:style-name="Sorcellerie.D"/>
        <table:table-column table:style-name="Sorcellerie.E"/>
        <table:table-column table:style-name="Sorcellerie.F"/>
        <table:table-row>
          <table:table-cell table:style-name="Sorcellerie.A1" office:value-type="string">
            <text:p text:style-name="P12">Sort</text:p>
          </table:table-cell>
          <table:table-cell table:style-name="Sorcellerie.A1" office:value-type="string">
            <text:p text:style-name="P12">DD</text:p>
          </table:table-cell>
          <table:table-cell table:style-name="Sorcellerie.A1" office:value-type="string">
            <text:p text:style-name="P12">Composantes</text:p>
          </table:table-cell>
          <table:table-cell table:style-name="Sorcellerie.A1" office:value-type="string">
            <text:p text:style-name="P12">Effet</text:p>
          </table:table-cell>
          <table:table-cell table:style-name="Sorcellerie.A1" office:value-type="string">
            <text:p text:style-name="P13">α</text:p>
          </table:table-cell>
          <table:table-cell table:style-name="Sorcellerie.F1" office:value-type="string">
            <text:p text:style-name="P12">Divers</text:p>
          </table:table-cell>
        </table:table-row>
        <table:table-row>
          <table:table-cell table:style-name="Sorcellerie.A2" office:value-type="string">
            <text:p text:style-name="Table_20_Contents">Métamorphose</text:p>
            <text:p text:style-name="Table_20_Contents">1 pts</text:p>
          </table:table-cell>
          <table:table-cell table:style-name="Sorcellerie.A2" office:value-type="string">
            <text:p text:style-name="Table_20_Contents">10</text:p>
          </table:table-cell>
          <table:table-cell table:style-name="Sorcellerie.A2" office:value-type="string">
            <text:p text:style-name="Table_20_Contents">Poil d'un des animaux, deuxième chance.</text:p>
          </table:table-cell>
          <table:table-cell table:style-name="Sorcellerie.A2" office:value-type="string">
            <text:p text:style-name="Table_20_Contents">Le LdS se transforme en un de ces 5 animaux:</text:p>
            <text:p text:style-name="Table_20_Contents">1: Chat</text:p>
            <text:p text:style-name="Table_20_Contents">2: Chien</text:p>
            <text:p text:style-name="Table_20_Contents">3: Hareng</text:p>
            <text:p text:style-name="Table_20_Contents">4: Héron</text:p>
            <text:p text:style-name="Table_20_Contents">5: Buffle</text:p>
            <text:p text:style-name="Table_20_Contents">6: Deuxième chance. Coûte 15 mana.</text:p>
          </table:table-cell>
          <table:table-cell table:style-name="Sorcellerie.A2" office:value-type="string">
            <text:p text:style-name="Table_20_Contents">10</text:p>
          </table:table-cell>
          <table:table-cell table:style-name="Sorcellerie.F2" office:value-type="string">
            <text:p text:style-name="Table_20_Contents">Incantation lente. Si loupe, se transforme en rat pour 24h.</text:p>
          </table:table-cell>
        </table:table-row>
        <table:table-row>
          <table:table-cell table:style-name="Sorcellerie.A2" office:value-type="string">
            <text:p text:style-name="Table_20_Contents">Emprunt</text:p>
            <text:p text:style-name="Table_20_Contents">2 pts</text:p>
          </table:table-cell>
          <table:table-cell table:style-name="Sorcellerie.A2" office:value-type="string">
            <text:p text:style-name="Table_20_Contents">12</text:p>
          </table:table-cell>
          <table:table-cell table:style-name="Sorcellerie.A2" office:value-type="string">
            <text:p text:style-name="Table_20_Contents">Renoncer à une dette, +10</text:p>
          </table:table-cell>
          <table:table-cell table:style-name="Sorcellerie.A2" office:value-type="string">
            <text:p text:style-name="Table_20_Contents">Vole un enchantement de son choix à la cible. Coûte 12 mana.</text:p>
          </table:table-cell>
          <table:table-cell table:style-name="Sorcellerie.A2" office:value-type="string">
            <text:p text:style-name="Table_20_Contents">2</text:p>
          </table:table-cell>
          <table:table-cell table:style-name="Sorcellerie.F2" office:value-type="string">
            <text:p text:style-name="Table_20_Contents"/>
          </table:table-cell>
        </table:table-row>
        <text:soft-page-break/>
        <table:table-row>
          <table:table-cell table:style-name="Sorcellerie.A2" office:value-type="string">
            <text:p text:style-name="Table_20_Contents">Angoisse</text:p>
            <text:p text:style-name="Table_20_Contents">1 pts</text:p>
          </table:table-cell>
          <table:table-cell table:style-name="Sorcellerie.A2" office:value-type="string">
            <text:p text:style-name="Table_20_Contents">13</text:p>
          </table:table-cell>
          <table:table-cell table:style-name="Sorcellerie.A2" office:value-type="string">
            <text:p text:style-name="Table_20_Contents">Amygdale +7</text:p>
          </table:table-cell>
          <table:table-cell table:style-name="Sorcellerie.A2" office:value-type="string">
            <text:p text:style-name="Table_20_Contents">Suscite un effet de peur viscérale ou d'effroi à l'encontre de quelque chose ou quelqu'un à la cible. Dure 1 tour. DD = 10 + école. Coûte 5 mana.</text:p>
          </table:table-cell>
          <table:table-cell table:style-name="Sorcellerie.A2" office:value-type="string">
            <text:p text:style-name="Table_20_Contents">4</text:p>
          </table:table-cell>
          <table:table-cell table:style-name="Sorcellerie.F2" office:value-type="string">
            <text:p text:style-name="Table_20_Contents"/>
          </table:table-cell>
        </table:table-row>
        <table:table-row>
          <table:table-cell table:style-name="Sorcellerie.A2" office:value-type="string">
            <text:p text:style-name="Table_20_Contents">Convocation de gobelin</text:p>
            <text:p text:style-name="Table_20_Contents">1 pts</text:p>
          </table:table-cell>
          <table:table-cell table:style-name="Sorcellerie.A2" office:value-type="string">
            <text:p text:style-name="Table_20_Contents">14</text:p>
          </table:table-cell>
          <table:table-cell table:style-name="Sorcellerie.A2" office:value-type="string">
            <text:p text:style-name="Table_20_Contents">Peau de gobelin, +10</text:p>
          </table:table-cell>
          <table:table-cell table:style-name="Sorcellerie.A2" office:value-type="string">
            <text:p text:style-name="Table_20_Contents">Convoque 1d4 gobelins : plus il y a de gobelins, moins ils sont puissants et obéissants. Coûte 14 mana</text:p>
          </table:table-cell>
          <table:table-cell table:style-name="Sorcellerie.A2" office:value-type="string">
            <text:p text:style-name="Table_20_Contents">12h</text:p>
          </table:table-cell>
          <table:table-cell table:style-name="Sorcellerie.F2" office:value-type="string">
            <text:p text:style-name="Table_20_Contents"/>
          </table:table-cell>
        </table:table-row>
        <table:table-row>
          <table:table-cell table:style-name="Sorcellerie.A2" office:value-type="string">
            <text:p text:style-name="Table_20_Contents">Danse morbide</text:p>
            <text:p text:style-name="Table_20_Contents">1 pts</text:p>
          </table:table-cell>
          <table:table-cell table:style-name="Sorcellerie.A2" office:value-type="string">
            <text:p text:style-name="Table_20_Contents">15</text:p>
          </table:table-cell>
          <table:table-cell table:style-name="Sorcellerie.A2" office:value-type="string">
            <text:p text:style-name="Table_20_Contents">Tenue de danse, +5</text:p>
          </table:table-cell>
          <table:table-cell table:style-name="Sorcellerie.A2" office:value-type="string">
            <text:p text:style-name="Table_20_Contents">Tant que fait une représentation danse, tout le monde doit faire un jet de volonté opposé pour ne pas danser. Chaque tour à danser inflige 1d4 dégâts. Coûte 2 mana/tour.</text:p>
          </table:table-cell>
          <table:table-cell table:style-name="Sorcellerie.A2" office:value-type="string">
            <text:p text:style-name="Table_20_Contents">24h</text:p>
          </table:table-cell>
          <table:table-cell table:style-name="Sorcellerie.F2" office:value-type="string">
            <text:p text:style-name="Table_20_Contents">Les dégâts sont majorés à 1d8 contre les morts-vivants.</text:p>
          </table:table-cell>
        </table:table-row>
        <table:table-row>
          <table:table-cell table:style-name="Sorcellerie.A2" office:value-type="string">
            <text:p text:style-name="Table_20_Contents">Carapace de chitine</text:p>
            <text:p text:style-name="Table_20_Contents">1 pts</text:p>
          </table:table-cell>
          <table:table-cell table:style-name="Sorcellerie.A2" office:value-type="string">
            <text:p text:style-name="Table_20_Contents">17</text:p>
          </table:table-cell>
          <table:table-cell table:style-name="Sorcellerie.A2" office:value-type="string">
            <text:p text:style-name="Table_20_Contents">Carapace de chitine, +5</text:p>
            <text:p text:style-name="Table_20_Contents">Antenne de Inshums, +10</text:p>
          </table:table-cell>
          <table:table-cell table:style-name="Sorcellerie.A2" office:value-type="string">
            <text:p text:style-name="Table_20_Contents">Ajoute une réduction de <text:s/>3/contondant, protège des saignements. Dure 1d12 tours. Coûte 2 mana /tour.</text:p>
          </table:table-cell>
          <table:table-cell table:style-name="Sorcellerie.A2" office:value-type="string">
            <text:p text:style-name="Table_20_Contents">5</text:p>
          </table:table-cell>
          <table:table-cell table:style-name="Sorcellerie.F2" office:value-type="string">
            <text:p text:style-name="Table_20_Contents"/>
          </table:table-cell>
        </table:table-row>
        <table:table-row>
          <table:table-cell table:style-name="Sorcellerie.A2" office:value-type="string">
            <text:p text:style-name="Table_20_Contents">Larcin tourbillonnant</text:p>
            <text:p text:style-name="Table_20_Contents">1 pts</text:p>
          </table:table-cell>
          <table:table-cell table:style-name="Sorcellerie.A2" office:value-type="string">
            <text:p text:style-name="Table_20_Contents">19</text:p>
          </table:table-cell>
          <table:table-cell table:style-name="Sorcellerie.A2" office:value-type="string">
            <text:p text:style-name="Table_20_Contents">Bracelet de bronze, +7</text:p>
            <text:p text:style-name="Table_20_Contents">Un objet de la cible, +4</text:p>
          </table:table-cell>
          <table:table-cell table:style-name="Sorcellerie.A2" office:value-type="string">
            <text:p text:style-name="Table_20_Contents">10 mètres de portée. DD = <text:s/>5 + bonus sur le cast (réflexes), si loupe, la cible perd un objet aléatoirement donnée au LdS. Coûte 12 mana.</text:p>
          </table:table-cell>
          <table:table-cell table:style-name="Sorcellerie.A2" office:value-type="string">
            <text:p text:style-name="Table_20_Contents">14</text:p>
          </table:table-cell>
          <table:table-cell table:style-name="Sorcellerie.F2" office:value-type="string">
            <text:p text:style-name="Table_20_Contents"/>
          </table:table-cell>
        </table:table-row>
        <table:table-row>
          <table:table-cell table:style-name="Sorcellerie.A2" office:value-type="string">
            <text:p text:style-name="Table_20_Contents">Drain de mana</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provenant <text:s/>d'un diablotin, +9</text:p>
          </table:table-cell>
          <table:table-cell table:style-name="Sorcellerie.A2" office:value-type="string">
            <text:p text:style-name="Table_20_Contents">Vole dans la zone 2d12 + (école) x 3 mana. Coûte 10 mana / m².</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Absorption des sort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du magicien, +10</text:p>
          </table:table-cell>
          <table:table-cell table:style-name="Sorcellerie.A2" office:value-type="string">
            <text:p text:style-name="Table_20_Contents">Permet de crée une cuve absorbant les sorts offensives. La cuve se déverse comme une marmite sur 4m². Maximum de 20 tours. Coûte 5 mana/tour.</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ision d'ailleur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Marmite, +5</text:p>
            <text:p text:style-name="Table_20_Contents">Soupe à l'ail, +10</text:p>
          </table:table-cell>
          <table:table-cell table:style-name="Sorcellerie.A2" office:value-type="string">
            <text:p text:style-name="Table_20_Contents">Permet de voir un endroit jusqu'à une distance maximale de (école)*3 kilomètres. Dure 1 tour par point au dessus du DD. Coûte 6 mana.</text:p>
          </table:table-cell>
          <table:table-cell table:style-name="Sorcellerie.A2" office:value-type="string">
            <text:p text:style-name="Table_20_Contents">20</text:p>
          </table:table-cell>
          <table:table-cell table:style-name="Sorcellerie.F2" office:value-type="string">
            <text:p text:style-name="Table_20_Contents"/>
          </table:table-cell>
        </table:table-row>
        <table:table-row>
          <table:table-cell table:style-name="Sorcellerie.A2" office:value-type="string">
            <text:p text:style-name="Table_20_Contents">Flétrissement des plantes</text:p>
            <text:p text:style-name="Table_20_Contents"><text:soft-page-break/>1 pts</text:p>
          </table:table-cell>
          <table:table-cell table:style-name="Sorcellerie.A2" office:value-type="string">
            <text:p text:style-name="Table_20_Contents">21</text:p>
          </table:table-cell>
          <table:table-cell table:style-name="Sorcellerie.A2" office:value-type="string">
            <text:p text:style-name="Table_20_Contents">Éthylène en flacon, +10</text:p>
          </table:table-cell>
          <table:table-cell table:style-name="Sorcellerie.A2" office:value-type="string">
            <text:p text:style-name="Table_20_Contents">Tue une plante de taille M ou moins, ce qui provoque une fumée épaisse dans un rayon <text:soft-page-break/>de 6 mètres : tous les sorts autres que sorcellerie ont un malus de 15 au cast. Coûte 7 mana.</text:p>
          </table:table-cell>
          <table:table-cell table:style-name="Sorcellerie.A2" office:value-type="string">
            <text:p text:style-name="Table_20_Contents">6</text:p>
          </table:table-cell>
          <table:table-cell table:style-name="Sorcellerie.F2" office:value-type="string">
            <text:p text:style-name="Table_20_Contents"/>
          </table:table-cell>
        </table:table-row>
        <table:table-row>
          <table:table-cell table:style-name="Sorcellerie.A2" office:value-type="string">
            <text:p text:style-name="Table_20_Contents">Régénération</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Sang , +3</text:p>
            <text:p text:style-name="Table_20_Contents">Sang de troll, +15</text:p>
          </table:table-cell>
          <table:table-cell table:style-name="Sorcellerie.A2" office:value-type="string">
            <text:p text:style-name="Table_20_Contents">Régénère (école) pvs par tour pendant 1d4 tours. Coûte 5 mana / tour.</text:p>
          </table:table-cell>
          <table:table-cell table:style-name="Sorcellerie.A2" office:value-type="string">
            <text:p text:style-name="Table_20_Contents">8</text:p>
          </table:table-cell>
          <table:table-cell table:style-name="Sorcellerie.F2" office:value-type="string">
            <text:p text:style-name="Table_20_Contents"/>
          </table:table-cell>
        </table:table-row>
        <table:table-row>
          <table:table-cell table:style-name="Sorcellerie.A2" office:value-type="string">
            <text:p text:style-name="Table_20_Contents">Arme souillé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Pisse, +10</text:p>
          </table:table-cell>
          <table:table-cell table:style-name="Sorcellerie.A2" office:value-type="string">
            <text:p text:style-name="Table_20_Contents">Double les dégâts du prochain coup d'arme mais les rend temporaires. Coûte 20 mana.</text:p>
          </table:table-cell>
          <table:table-cell table:style-name="Sorcellerie.A2" office:value-type="string">
            <text:p text:style-name="Table_20_Contents">9</text:p>
          </table:table-cell>
          <table:table-cell table:style-name="Sorcellerie.F2" office:value-type="string">
            <text:p text:style-name="Table_20_Contents"/>
          </table:table-cell>
        </table:table-row>
        <table:table-row>
          <table:table-cell table:style-name="Sorcellerie.A2" office:value-type="string">
            <text:p text:style-name="Table_20_Contents">Prise <text:s/>venimeus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Venin de serpent, +8</text:p>
          </table:table-cell>
          <table:table-cell table:style-name="Sorcellerie.A2" office:value-type="string">
            <text:p text:style-name="Table_20_Contents">Toutes les attaques de la cible infligent 1d6 dégâts pendant 1d6 tours. Chaque poison additionnel augmente d'une catégorie. Dure 1d8 tours. Coûte 3 mana / attaque.</text:p>
          </table:table-cell>
          <table:table-cell table:style-name="Sorcellerie.A2" office:value-type="string">
            <text:p text:style-name="Table_20_Contents">7</text:p>
          </table:table-cell>
          <table:table-cell table:style-name="Sorcellerie.F2" office:value-type="string">
            <text:p text:style-name="Table_20_Contents"/>
          </table:table-cell>
        </table:table-row>
        <table:table-row>
          <table:table-cell table:style-name="Sorcellerie.A2" office:value-type="string">
            <text:p text:style-name="Table_20_Contents">Renforcement bestial</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Toucher l'animal, +5</text:p>
          </table:table-cell>
          <table:table-cell table:style-name="Sorcellerie.A2" office:value-type="string">
            <text:p text:style-name="Table_20_Contents">Si réussi, améliore les <text:s/>caractéristiques de l'animal de 25%. Au terme ou si échoue, inflige 1d20 + école dégâts. Dure 24h. Coûte 15 mana.</text:p>
          </table:table-cell>
          <table:table-cell table:style-name="Sorcellerie.A2" office:value-type="string">
            <text:p text:style-name="Table_20_Contents">15</text:p>
          </table:table-cell>
          <table:table-cell table:style-name="Sorcellerie.F2" office:value-type="string">
            <text:p text:style-name="Table_20_Contents"/>
          </table:table-cell>
        </table:table-row>
        <table:table-row>
          <table:table-cell table:style-name="Sorcellerie.A2" office:value-type="string">
            <text:p text:style-name="Table_20_Contents">Vitesse du jaguar</text:p>
            <text:p text:style-name="Table_20_Contents">1 pts</text:p>
          </table:table-cell>
          <table:table-cell table:style-name="Sorcellerie.A2" office:value-type="string">
            <text:p text:style-name="Table_20_Contents">24</text:p>
          </table:table-cell>
          <table:table-cell table:style-name="Sorcellerie.A2" office:value-type="string">
            <text:p text:style-name="Table_20_Contents">Patte de chat, +5</text:p>
            <text:p text:style-name="Table_20_Contents">Queue de chat, +7</text:p>
          </table:table-cell>
          <table:table-cell table:style-name="Sorcellerie.A2" office:value-type="string">
            <text:p text:style-name="Table_20_Contents"><text:s/>La cible bénéficie d'un bonus de 20 à la course. S'il charge, il ne subit pas le malus de 3 et gagne un bonus de (école) au toucher. Dure 1d4 tours. Coûte 3 mana / tour.</text:p>
          </table:table-cell>
          <table:table-cell table:style-name="Sorcellerie.A2" office:value-type="string">
            <text:p text:style-name="Table_20_Contents">12</text:p>
          </table:table-cell>
          <table:table-cell table:style-name="Sorcellerie.F2" office:value-type="string">
            <text:p text:style-name="Table_20_Contents"/>
          </table:table-cell>
        </table:table-row>
        <table:table-row>
          <table:table-cell table:style-name="Sorcellerie.A2" office:value-type="string">
            <text:p text:style-name="Table_20_Contents">Hémorragie interne</text:p>
            <text:p text:style-name="Table_20_Contents">1 pts</text:p>
          </table:table-cell>
          <table:table-cell table:style-name="Sorcellerie.A2" office:value-type="string">
            <text:p text:style-name="Table_20_Contents">28</text:p>
          </table:table-cell>
          <table:table-cell table:style-name="Sorcellerie.A2" office:value-type="string">
            <text:p text:style-name="Table_20_Contents">Cœur de la même race que la cible, +15</text:p>
          </table:table-cell>
          <table:table-cell table:style-name="Sorcellerie.A2" office:value-type="string">
            <text:p text:style-name="Table_20_Contents">Inflige une perte de 4 pvs/tours jusqu'à guérison. Coûte 12 mana.</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Souffle disjoncteur</text:p>
            <text:p text:style-name="Table_20_Contents">1 pts</text:p>
          </table:table-cell>
          <table:table-cell table:style-name="Sorcellerie.A2" office:value-type="string">
            <text:p text:style-name="Table_20_Contents">30</text:p>
          </table:table-cell>
          <table:table-cell table:style-name="Sorcellerie.A2" office:value-type="string">
            <text:p text:style-name="Table_20_Contents">Haleine de dragon, +15</text:p>
            <text:p text:style-name="Table_20_Contents">Être ivre, +10</text:p>
          </table:table-cell>
          <table:table-cell table:style-name="Sorcellerie.A2" office:value-type="string">
            <text:p text:style-name="Table_20_Contents">Permet faire des souffles de 5 mètres de long, dissipant la magie. Dure 1d4 tours. Coûte 12 mana.</text:p>
          </table:table-cell>
          <table:table-cell table:style-name="Sorcellerie.A2" office:value-type="string">
            <text:p text:style-name="Table_20_Contents">10</text:p>
          </table:table-cell>
          <table:table-cell table:style-name="Sorcellerie.F2" office:value-type="string">
            <text:p text:style-name="Table_20_Contents"/>
          </table:table-cell>
        </table:table-row>
        <table:table-row table:style-name="Sorcellerie.20">
          <table:table-cell table:style-name="Sorcellerie.A2" office:value-type="string">
            <text:p text:style-name="Table_20_Contents">Félonie</text:p>
            <text:p text:style-name="Table_20_Contents">1 pts</text:p>
          </table:table-cell>
          <table:table-cell table:style-name="Sorcellerie.A2" office:value-type="string">
            <text:p text:style-name="Table_20_Contents">31</text:p>
          </table:table-cell>
          <table:table-cell table:style-name="Sorcellerie.A2" office:value-type="string">
            <text:p text:style-name="Table_20_Contents">Blesser l'animal, +10</text:p>
          </table:table-cell>
          <table:table-cell table:style-name="Sorcellerie.A2" office:value-type="string">
            <text:p text:style-name="Table_20_Contents">Jet de cast contre jet de constitution. Par point manqué, la créature obéit pendant un round au sorcier. A la fin du cast, elle devient insensible à toute autre sort de félonie et rentre en « fureur » contre le lanceur de sort. Coûte 21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Transformation en <text:soft-page-break/>Carnbouc</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Cuir de carnbouc +8</text:p>
          </table:table-cell>
          <table:table-cell table:style-name="Sorcellerie.A2" office:value-type="string">
            <text:p text:style-name="Table_20_Contents">Transforme la cible en carnbouc. Dure 2d6 <text:soft-page-break/>tours. Coûte 10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ague de flammes</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Souffre, +15</text:p>
          </table:table-cell>
          <table:table-cell table:style-name="Sorcellerie.A2" office:value-type="string">
            <text:p text:style-name="Table_20_Contents">Inflige 3d10 dégâts + école x 2. Coûte 15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Encre suppurante</text:p>
            <text:p text:style-name="Table_20_Contents">1 pts</text:p>
          </table:table-cell>
          <table:table-cell table:style-name="Sorcellerie.A2" office:value-type="string">
            <text:p text:style-name="Table_20_Contents">35</text:p>
          </table:table-cell>
          <table:table-cell table:style-name="Sorcellerie.A2" office:value-type="string">
            <text:p text:style-name="Table_20_Contents">Encre, +15</text:p>
            <text:p text:style-name="Table_20_Contents">Acide, +20</text:p>
          </table:table-cell>
          <table:table-cell table:style-name="Sorcellerie.A2" office:value-type="string">
            <text:p text:style-name="Table_20_Contents">Cône de 6m de long infligeant 2d6+ école dégâts d'acide (dd évasion = 10+école). Tous les ennemis touchés deviennent évanescents (sommeil) pour 1d4 tours. Le cône persiste pendant 5 tours et inflige les mêmes effets à ceux qui le traversent. Coûte 11 mana.</text:p>
          </table:table-cell>
          <table:table-cell table:style-name="Sorcellerie.A2" office:value-type="string">
            <text:p text:style-name="Table_20_Contents">12</text:p>
          </table:table-cell>
          <table:table-cell table:style-name="Sorcellerie.F2" office:value-type="string">
            <text:p text:style-name="Table_20_Contents"/>
          </table:table-cell>
        </table:table-row>
        <table:table-row>
          <table:table-cell table:style-name="Sorcellerie.A2" office:value-type="string">
            <text:p text:style-name="Table_20_Contents">Bombe du Chaos</text:p>
            <text:p text:style-name="Table_20_Contents">1 pts</text:p>
          </table:table-cell>
          <table:table-cell table:style-name="Sorcellerie.A2" office:value-type="string">
            <text:p text:style-name="Table_20_Contents">39</text:p>
          </table:table-cell>
          <table:table-cell table:style-name="Sorcellerie.A2" office:value-type="string">
            <text:p text:style-name="Table_20_Contents">2 potions différentes, +12 par potion</text:p>
          </table:table-cell>
          <table:table-cell table:style-name="Sorcellerie.A2" office:value-type="string">
            <text:p text:style-name="Table_20_Contents">Attaque de sort de zone, 1m50 de rayon, tous ceux qui réussissent le jet sont soignés de 2d20 pvs. Si échoue de 5 ou moins, ils subissent une condition (physique). Tous ceux qui échouent de plus de 5 subissent 1d20 + école dégâts froid puis 1d20 + école dégâts feu 1d4 tour plus tard. Si égalité, le lanceur de sort ainsi que la cible doivent réussir un jet de volonté combinés(DD=25) pour ne pas être bannis du plan matériel. Coûte 28 mana.</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Pétrification</text:p>
            <text:p text:style-name="Table_20_Contents">1 pts</text:p>
          </table:table-cell>
          <table:table-cell table:style-name="Sorcellerie.A2" office:value-type="string">
            <text:p text:style-name="Table_20_Contents">41</text:p>
          </table:table-cell>
          <table:table-cell table:style-name="Sorcellerie.A2" office:value-type="string">
            <text:p text:style-name="Table_20_Contents">Bave de basiliks, +17</text:p>
            <text:p text:style-name="Table_20_Contents">Pierre, +5</text:p>
          </table:table-cell>
          <table:table-cell table:style-name="Sorcellerie.A2" office:value-type="string">
            <text:p text:style-name="Table_20_Contents">La cible est pétrifiée pour (école)*2 tours. Elle obtient une réduction de (école)*3. Au terme du sort, jet de volonté contre jet de constitution. Si échoue, elle devient pétrifiée à jamais. Coûte 20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
      <text:p text:style-name="P19"/>
      <text:p text:style-name="Text_20_body"/>
      <text:p text:style-name="Text_20_body"/>
      <text:h text:style-name="Titre_5f_comp" text:outline-level="3"><text:bookmark-start text:name="__RefHeading__19296_1945595738"/>Élémentaire :<text:bookmark-end text:name="__RefHeading__19296_1945595738"/></text:h>
      <text:p text:style-name="P19">Lent.</text:p>
      <text:p text:style-name="P19"><text:soft-page-break/>Première par l'âge, magie pratiquée par les races elfiques depuis des temps immémoriaux, elle reste l'art magique le plus noble aux côtés de la magie invocatrice et de la magie psychique. Elle fait appel aux éléments primaires, l'eau, la terre, l'air et le feu et les canalise dans des sorts aux manifestations diverses et spectaculaires. Un éventail de brutalité qui donne à méditer sur le caractère à première vue paisible des elfes. Ainsi les mages elfiques les plus puissants sont un atout de poids pour la gewalianne dans sa lutte contre la Fryyl, et on murmure même que les trois plus talentueux de ces mages pourraient faire à eux seuls une différence dans cette guerre.</text:p>
      <table:table table:name="Élémentaire" table:style-name="Élémentaire">
        <table:table-column table:style-name="Élémentaire.A"/>
        <table:table-column table:style-name="Élémentaire.B"/>
        <table:table-column table:style-name="Élémentaire.C"/>
        <table:table-column table:style-name="Élémentaire.D"/>
        <table:table-column table:style-name="Élémentaire.E"/>
        <table:table-column table:style-name="Élémentaire.F"/>
        <table:table-row>
          <table:table-cell table:style-name="Élémentaire.A1" office:value-type="string">
            <text:p text:style-name="P12">Sort</text:p>
          </table:table-cell>
          <table:table-cell table:style-name="Élémentaire.A1" office:value-type="string">
            <text:p text:style-name="P12">École</text:p>
          </table:table-cell>
          <table:table-cell table:style-name="Élémentaire.A1" office:value-type="string">
            <text:p text:style-name="P12">DD</text:p>
          </table:table-cell>
          <table:table-cell table:style-name="Élémentaire.A1" office:value-type="string">
            <text:p text:style-name="P12">Effet</text:p>
          </table:table-cell>
          <table:table-cell table:style-name="Élémentaire.A1" office:value-type="string">
            <text:p text:style-name="P13">α</text:p>
          </table:table-cell>
          <table:table-cell table:style-name="Élémentaire.F1" office:value-type="string">
            <text:p text:style-name="P12">Divers</text:p>
          </table:table-cell>
        </table:table-row>
        <table:table-row>
          <table:table-cell table:style-name="Élémentaire.A2" office:value-type="string">
            <text:p text:style-name="Table_20_Contents">Vent puissant</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0</text:p>
          </table:table-cell>
          <table:table-cell table:style-name="Élémentaire.A2" office:value-type="string">
            <text:p text:style-name="Table_20_Contents">Colonne d'air repousse l'ennemi d'1d4 mètres. Coûte 3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Imposition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5</text:p>
          </table:table-cell>
          <table:table-cell table:style-name="Élémentaire.A2" office:value-type="string">
            <text:p text:style-name="Table_20_Contents">Attaque de contact. Si touche, inflige 4d4 + école dégâts. Coûte 4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Vibrations</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8</text:p>
          </table:table-cell>
          <table:table-cell table:style-name="Élémentaire.A2" office:value-type="string">
            <text:p text:style-name="Table_20_Contents">Tous les personnages sont « secoués » et subissent un malus de 3 à toutes leurs actions physique dans un rayon de 6mètres autour de la cible. Coûte 12 mana.</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Vol</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9 + 1/t</text:p>
          </table:table-cell>
          <table:table-cell table:style-name="Élémentaire.A2" office:value-type="string">
            <text:p text:style-name="Table_20_Contents">Permet de voler à vitesse = école. Coûte (mètres) mana.</text:p>
          </table:table-cell>
          <table:table-cell table:style-name="Élémentaire.A2" office:value-type="string">
            <text:p text:style-name="Table_20_Contents">0</text:p>
          </table:table-cell>
          <table:table-cell table:style-name="Élémentaire.F2" office:value-type="string">
            <text:p text:style-name="Table_20_Contents">Doit rester concentré.</text:p>
          </table:table-cell>
        </table:table-row>
        <table:table-row>
          <table:table-cell table:style-name="Élémentaire.A2" office:value-type="string">
            <text:p text:style-name="Table_20_Contents">Prisme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4</text:p>
          </table:table-cell>
          <table:table-cell table:style-name="Élémentaire.A2" office:value-type="string">
            <text:p text:style-name="Table_20_Contents">Attaque de zone sur 4m² infligeant 3d8 + 2(école de dégâts). DD réflexes ou évasion = 15 + école. Coûte 20 mana.</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Onde supra puissant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9</text:p>
          </table:table-cell>
          <table:table-cell table:style-name="Élémentaire.A2" office:value-type="string">
            <text:p text:style-name="Table_20_Contents">Attaque de sort aux ennemis adjacents, jet Réflexes ou Évasion. Si touche, inflige 2d12 + école dégâts et expulse de 2d6 mètres. Coûte 12 mana / personne.</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Liquéfaction</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7</text:p>
          </table:table-cell>
          <table:table-cell table:style-name="Élémentaire.A2" office:value-type="string">
            <text:p text:style-name="Table_20_Contents">Permet de liquéfier un objet en acier. Coûte 7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Protection torre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9 + 1/t</text:p>
          </table:table-cell>
          <table:table-cell table:style-name="Élémentaire.A2" office:value-type="string">
            <text:p text:style-name="Table_20_Contents">Ajoute un bonus de + école aux attaques à distance, une réduction de école x 2 au feu et -3 contre les attaques électriques pendant la durée de concentration. Coûte 6 mana / 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ext:soft-page-break/>
        <table:table-row>
          <table:table-cell table:style-name="Élémentaire.A2" office:value-type="string">
            <text:p text:style-name="Table_20_Contents">Souffle givra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22</text:p>
          </table:table-cell>
          <table:table-cell table:style-name="Élémentaire.A2" office:value-type="string">
            <text:p text:style-name="Table_20_Contents">Attaque de zone jusqu'à 10 mètres maximum, 12 mètres cube, 4d6 + école dégâts. Coûte (dégâts)/2 mana.</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Frappe de Glac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34</text:p>
          </table:table-cell>
          <table:table-cell table:style-name="Élémentaire.A2" office:value-type="string">
            <text:p text:style-name="Table_20_Contents">Sort de contact de zone, inflige 8d6(ouverts) + école*2 dégâts du froid. La zone fait 3m*3m (devant le lanceur).</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Mur de glac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5</text:p>
          </table:table-cell>
          <table:table-cell table:style-name="Élémentaire.A2" office:value-type="string">
            <text:p text:style-name="Table_20_Contents">Crée un mur de 3 mètres de haut et 4 de long, ayant une réduction = école et 15 pvs. Il est transparent. Coûte 8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Vagu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24 + 2/t</text:p>
          </table:table-cell>
          <table:table-cell table:style-name="Élémentaire.A2" office:value-type="string">
            <text:p text:style-name="Table_20_Contents">Crée une vague de 4 mètres de haut et de long. Elle se déplace de école x 3 mètres par round et produit des attaques de poussées avec comme bonus volonté et école. Jet de concentration requis. Coûte 10 mana + 5 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Léchures</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1</text:p>
          </table:table-cell>
          <table:table-cell table:style-name="Élémentaire.A2" office:value-type="string">
            <text:p text:style-name="Table_20_Contents">Sort de contact rongeant et brûlant. 2D4 dégâts ouverts + école, double contre les objets. 2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Création de feu</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Rempli la main directrice de feu utilisable comme arme de lancée ou arme naturelle. Inflige 1d10 + école dégâts, peut enflammer. Coûte 4 mana/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Amplification</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lancer une boule de feu depuis une source de feu déjà existante. La boule de feu inflige 1d20+école dégâts, 12m de portée sur une zone de 1m50 de rayon. Coûte 11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Chaleur intens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rendre un personnage « évanescent ». Jet de cast contre jet de constitution. Dure 1d10 tours. Coûte 4 mana / 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Projection de lav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23</text:p>
          </table:table-cell>
          <table:table-cell table:style-name="Élémentaire.A2" office:value-type="string">
            <text:p text:style-name="Table_20_Contents">Projette des filets de lave à toute personne dans les 6 mètres de rayon autour de l'élémentaliste. Inflige 2d8 + école dégâts et enflamme. Coûte 6 mana / personne.</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Arcane cramante</text:p>
            <text:p text:style-name="Table_20_Contents"><text:soft-page-break/>2 pts</text:p>
          </table:table-cell>
          <table:table-cell table:style-name="Élémentaire.A2" office:value-type="string">
            <text:p text:style-name="Table_20_Contents">Feu</text:p>
          </table:table-cell>
          <table:table-cell table:style-name="Élémentaire.A2" office:value-type="string">
            <text:p text:style-name="Table_20_Contents">30</text:p>
          </table:table-cell>
          <table:table-cell table:style-name="Élémentaire.A2" office:value-type="string">
            <text:p text:style-name="Table_20_Contents">Attaque en zone de sort, opposé à réflexes ou <text:soft-page-break/>évasion(DD=cast). (école)d8 dégâts ouvert. Coûte 25 mana.</text:p>
          </table:table-cell>
          <table:table-cell table:style-name="Élémentaire.A2" office:value-type="string">
            <text:p text:style-name="Table_20_Contents">9</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rbier</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3 + 2/t</text:p>
          </table:table-cell>
          <table:table-cell table:style-name="Élémentaire.A2" office:value-type="string">
            <text:p text:style-name="Table_20_Contents">Bourbier sur 6m² infligeant 1d6 + école dégâts à ceux qui s'y trouvent. Jet force ou athlétisme = 8 + bonus de vo et d'école pour s'en sortir. Jet de concentration requis. 4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clier absorbant</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4</text:p>
          </table:table-cell>
          <table:table-cell table:style-name="Élémentaire.A2" office:value-type="string">
            <text:p text:style-name="Table_20_Contents">Offre une protection de 3 contre tous les éléments, et les dégâts magique. Dure 1d6 tours.</text:p>
            <text:p text:style-name="Table_20_Contents">4 mana / tour.</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Séisme</text:p>
            <text:p text:style-name="Table_20_Contents">2 pts</text:p>
          </table:table-cell>
          <table:table-cell table:style-name="Élémentaire.A2" office:value-type="string">
            <text:p text:style-name="Table_20_Contents">Terre</text:p>
          </table:table-cell>
          <table:table-cell table:style-name="Élémentaire.A2" office:value-type="string">
            <text:p text:style-name="Table_20_Contents">20</text:p>
          </table:table-cell>
          <table:table-cell table:style-name="Élémentaire.A2" office:value-type="string">
            <text:p text:style-name="Table_20_Contents">Jet d'équilibre (dd = cast)à tous le monde dans une zone de 30m². Coûte 30 mana.</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Comèt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33</text:p>
          </table:table-cell>
          <table:table-cell table:style-name="Élémentaire.A2" office:value-type="string">
            <text:p text:style-name="Table_20_Contents">Attaque de sort de zone. Inflige 3d20 + école dégâts. Coûte 30 mana.</text:p>
          </table:table-cell>
          <table:table-cell table:style-name="Élémentaire.A2" office:value-type="string">
            <text:p text:style-name="Table_20_Contents">7</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Élévation rocheus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6</text:p>
          </table:table-cell>
          <table:table-cell table:style-name="Élémentaire.A2" office:value-type="string">
            <text:p text:style-name="Table_20_Contents">Érige un cube de 1 mètre d'arête de pierre. <text:s/></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Dagues de pierres</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7</text:p>
          </table:table-cell>
          <table:table-cell table:style-name="Élémentaire.A2" office:value-type="string">
            <text:p text:style-name="Table_20_Contents">Double sort de distance. Chaque dague inflige 1d4+(école) dégâts. 20 mètres de portée. Coûte 4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
      <text:p text:style-name="P19"/>
      <text:h text:style-name="Titre_5f_comp" text:outline-level="3"><text:bookmark-start text:name="__RefHeading__51298_888590389"/>Invocatrice :<text:bookmark-end text:name="__RefHeading__51298_888590389"/></text:h>
      <text:p text:style-name="P19">Lent.</text:p>
      <text:p text:style-name="P19"><text:tab/>La magie invocatrice a été inventée par les Elfes pour leurs unités spéciales. Elle est pratiquée la plupart du temps par des combattants au corps-à-corps ou des magiciens. Les invocateurs sont à la fois craints et détestés. Le temps de recast est aussi le temps avant de pouvoir désinvoquer.</text:p>
      <text:p text:style-name="P19"/>
      <table:table table:name="Invocatrice" table:style-name="Invocatrice">
        <table:table-column table:style-name="Invocatrice.A"/>
        <table:table-column table:style-name="Invocatrice.B"/>
        <table:table-column table:style-name="Invocatrice.C"/>
        <table:table-column table:style-name="Invocatrice.D"/>
        <table:table-column table:style-name="Invocatrice.E"/>
        <table:table-row>
          <table:table-cell table:style-name="Invocatrice.A1" office:value-type="string">
            <text:p text:style-name="P12">Sort</text:p>
          </table:table-cell>
          <table:table-cell table:style-name="Invocatrice.A1" office:value-type="string">
            <text:p text:style-name="P12">DD</text:p>
          </table:table-cell>
          <table:table-cell table:style-name="Invocatrice.A1" office:value-type="string">
            <text:p text:style-name="P12">Effet</text:p>
          </table:table-cell>
          <table:table-cell table:style-name="Invocatrice.A1" office:value-type="string">
            <text:p text:style-name="P13">α</text:p>
          </table:table-cell>
          <table:table-cell table:style-name="Invocatrice.E1" office:value-type="string">
            <text:p text:style-name="P12">Divers</text:p>
          </table:table-cell>
        </table:table-row>
        <table:table-row>
          <table:table-cell table:style-name="Invocatrice.A2" office:value-type="string">
            <text:p text:style-name="Table_20_Contents">Contrôle</text:p>
            <text:p text:style-name="Table_20_Contents">1 pts</text:p>
          </table:table-cell>
          <table:table-cell table:style-name="Invocatrice.A2" office:value-type="string">
            <text:p text:style-name="Table_20_Contents">Dépend.</text:p>
          </table:table-cell>
          <table:table-cell table:style-name="Invocatrice.A2" office:value-type="string">
            <text:p text:style-name="Table_20_Contents">Permet de prendre contrôle d'une invocation si dépasse son DD d'invocation. Coûte 10 + 0.5 mana / tour.</text:p>
          </table:table-cell>
          <table:table-cell table:style-name="Invocatrice.A2" office:value-type="string">
            <text:p text:style-name="Table_20_Contents">3</text:p>
          </table:table-cell>
          <table:table-cell table:style-name="Invocatrice.E2" office:value-type="string">
            <text:p text:style-name="Table_20_Contents">+5 si l'invocation est la sienne.</text:p>
            <text:p text:style-name="Table_20_Contents">Incantation lente.</text:p>
          </table:table-cell>
        </table:table-row>
        <table:table-row>
          <table:table-cell table:style-name="Invocatrice.A2" office:value-type="string">
            <text:p text:style-name="Table_20_Contents">Destrier fabuleux</text:p>
            <text:p text:style-name="Table_20_Contents"><text:soft-page-break/>1 pts</text:p>
          </table:table-cell>
          <table:table-cell table:style-name="Invocatrice.A2" office:value-type="string">
            <text:p text:style-name="Table_20_Contents">Dépen<text:soft-page-break/>d.</text:p>
          </table:table-cell>
          <table:table-cell table:style-name="Invocatrice.A2" office:value-type="string">
            <text:p text:style-name="Table_20_Contents">Peut invoquer un des destriers au choix :</text:p>
            <text:p text:style-name="Table_20_Contents"><text:soft-page-break/>Cheval fabuleux : DD 14, 3 m/t.</text:p>
            <text:p text:style-name="Table_20_Contents">Triple-ailes : DD 22, 7 + 4 m/t.</text:p>
            <text:p text:style-name="Table_20_Contents">Bison fabuleux : DD 19, 12 + 3m/t. Coûte Var mana.</text:p>
            <text:p text:style-name="Table_20_Contents"/>
          </table:table-cell>
          <table:table-cell table:style-name="Invocatrice.A2" office:value-type="string">
            <text:p text:style-name="Table_20_Contents">4</text:p>
          </table:table-cell>
          <table:table-cell table:style-name="Invocatrice.E2" office:value-type="string">
            <text:p text:style-name="Table_20_Contents">Un seul destrier fabuleux en <text:soft-page-break/>même temps.</text:p>
          </table:table-cell>
        </table:table-row>
        <table:table-row>
          <table:table-cell table:style-name="Invocatrice.A2" office:value-type="string">
            <text:p text:style-name="Table_20_Contents">Molosse</text:p>
            <text:p text:style-name="Table_20_Contents">1 pts</text:p>
          </table:table-cell>
          <table:table-cell table:style-name="Invocatrice.A2" office:value-type="string">
            <text:p text:style-name="Table_20_Contents">7</text:p>
          </table:table-cell>
          <table:table-cell table:style-name="Invocatrice.A2" office:value-type="string">
            <text:p text:style-name="Table_20_Contents">Invoque un énorme chien recherchant et attaquant les ennemis de l'invocateur. Coûte 3 + 2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Transcyls</text:p>
            <text:p text:style-name="Table_20_Contents">1 pts</text:p>
          </table:table-cell>
          <table:table-cell table:style-name="Invocatrice.A2" office:value-type="string">
            <text:p text:style-name="Table_20_Contents">9</text:p>
          </table:table-cell>
          <table:table-cell table:style-name="Invocatrice.A2" office:value-type="string">
            <text:p text:style-name="Table_20_Contents">Invoque 1 + 1d4 Trancyls, insectes volant de taille TP. Coûte 2 + 1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Diablotins</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voque 2 diablotins sournois et espiègles. Coûte 2 + 2m/t.</text:p>
          </table:table-cell>
          <table:table-cell table:style-name="Invocatrice.A2" office:value-type="string">
            <text:p text:style-name="Table_20_Contents">0</text:p>
          </table:table-cell>
          <table:table-cell table:style-name="Invocatrice.E2" office:value-type="string">
            <text:p text:style-name="Table_20_Contents"/>
          </table:table-cell>
        </table:table-row>
        <table:table-row>
          <table:table-cell table:style-name="Invocatrice.A2" office:value-type="string">
            <text:p text:style-name="Table_20_Contents">Bannissement</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flige (école)d10 + bonus de volonté dégâts x 2 aux invocations adjacentes. Attaque de sort de zone. Coûte 9 mana.</text:p>
          </table:table-cell>
          <table:table-cell table:style-name="Invocatrice.A2" office:value-type="string">
            <text:p text:style-name="Table_20_Contents">6</text:p>
          </table:table-cell>
          <table:table-cell table:style-name="Invocatrice.E2" office:value-type="string">
            <text:p text:style-name="Table_20_Contents">Affecte aussi les invocations de Sceaux ou Sorcellerie. Incantation lente.</text:p>
          </table:table-cell>
        </table:table-row>
        <table:table-row>
          <table:table-cell table:style-name="Invocatrice.A2" office:value-type="string">
            <text:p text:style-name="Table_20_Contents">Mare</text:p>
            <text:p text:style-name="Table_20_Contents">1 pts</text:p>
          </table:table-cell>
          <table:table-cell table:style-name="Invocatrice.A2" office:value-type="string">
            <text:p text:style-name="Table_20_Contents">11</text:p>
          </table:table-cell>
          <table:table-cell table:style-name="Invocatrice.A2" office:value-type="string">
            <text:p text:style-name="Table_20_Contents">Invoque une mare de 12m². Coûte 8 + 1 mana / tour.</text:p>
          </table:table-cell>
          <table:table-cell table:style-name="Invocatrice.A2" office:value-type="string">
            <text:p text:style-name="Table_20_Contents">7</text:p>
          </table:table-cell>
          <table:table-cell table:style-name="Invocatrice.E2" office:value-type="string">
            <text:p text:style-name="Table_20_Contents"/>
          </table:table-cell>
        </table:table-row>
        <table:table-row>
          <table:table-cell table:style-name="Invocatrice.A2" office:value-type="string">
            <text:p text:style-name="Table_20_Contents">Lutin malveillant</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 lutin intelligent qui agit de manière aléatoire. Coûte 3 + 2 mana / tour.</text:p>
          </table:table-cell>
          <table:table-cell table:style-name="Invocatrice.A2" office:value-type="string">
            <text:p text:style-name="Table_20_Contents">9</text:p>
          </table:table-cell>
          <table:table-cell table:style-name="Invocatrice.E2" office:value-type="string">
            <text:p text:style-name="Table_20_Contents"/>
          </table:table-cell>
        </table:table-row>
        <table:table-row>
          <table:table-cell table:style-name="Invocatrice.A2" office:value-type="string">
            <text:p text:style-name="Table_20_Contents">Grille</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e grille en fer de 2 mètres de haut et de 3 mètres de large. Coûte 3 + 1 mana / tour.</text:p>
          </table:table-cell>
          <table:table-cell table:style-name="Invocatrice.A2" office:value-type="string">
            <text:p text:style-name="Table_20_Contents">1</text:p>
          </table:table-cell>
          <table:table-cell table:style-name="Invocatrice.E2" office:value-type="string">
            <text:p text:style-name="Table_20_Contents"/>
          </table:table-cell>
        </table:table-row>
        <table:table-row>
          <table:table-cell table:style-name="Invocatrice.A2" office:value-type="string">
            <text:p text:style-name="Table_20_Contents">Pont</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 pont jusqu'à 10 mètres de long et 2 mètres de large. Coûte 7 + 0.5 mana / tour.</text:p>
          </table:table-cell>
          <table:table-cell table:style-name="Invocatrice.A2" office:value-type="string">
            <text:p text:style-name="Table_20_Contents">9</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 élémentaire</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Ajoute un élément autour de l'arme, ajoutant +1d8 dégâts. Coûte 3 + 2 mana / tour.</text:p>
          </table:table-cell>
          <table:table-cell table:style-name="Invocatrice.A2" office:value-type="string">
            <text:p text:style-name="Table_20_Contents">6</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Esprit protecteur</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e créature éthérée apportant un soutien défensif et intellectuel à l'invocateur. Coûte 5 + 5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Armure d'énergie</text:p>
            <text:p text:style-name="Table_20_Contents">1 pts</text:p>
          </table:table-cell>
          <table:table-cell table:style-name="Invocatrice.A2" office:value-type="string">
            <text:p text:style-name="Table_20_Contents">14</text:p>
          </table:table-cell>
          <table:table-cell table:style-name="Invocatrice.A2" office:value-type="string">
            <text:p text:style-name="Table_20_Contents">Crée une armure de mana autour de la cible pour 1d8 tours qui réduit du 5 pour les magies. Coûte 12 mana / tour.</text:p>
          </table:table-cell>
          <table:table-cell table:style-name="Invocatrice.A2" office:value-type="string">
            <text:p text:style-name="Table_20_Contents">4</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Flind</text:p>
            <text:p text:style-name="Table_20_Contents">1 pts</text:p>
          </table:table-cell>
          <table:table-cell table:style-name="Invocatrice.A2" office:value-type="string">
            <text:p text:style-name="Table_20_Contents">15</text:p>
          </table:table-cell>
          <table:table-cell table:style-name="Invocatrice.A2" office:value-type="string">
            <text:p text:style-name="Table_20_Contents">Invoque une créature humanoïde armée d'une arme lourde. Coûte 6 + 3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ext:soft-page-break/>
        <table:table-row>
          <table:table-cell table:style-name="Invocatrice.A2" office:value-type="string">
            <text:p text:style-name="Table_20_Contents">Élémentaire</text:p>
            <text:p text:style-name="Table_20_Contents">2 pts</text:p>
          </table:table-cell>
          <table:table-cell table:style-name="Invocatrice.A2" office:value-type="string">
            <text:p text:style-name="Table_20_Contents">15 ou 20</text:p>
          </table:table-cell>
          <table:table-cell table:style-name="Invocatrice.A2" office:value-type="string">
            <text:p text:style-name="Table_20_Contents">Invoque un des quatre élémentaire (air, feu, terre ou eau)sous sa forme mineure ou majeure. Coûte 8 + 4 mana / tour.</text:p>
          </table:table-cell>
          <table:table-cell table:style-name="Invocatrice.A2" office:value-type="string">
            <text:p text:style-name="Table_20_Contents">15</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text:p>
            <text:p text:style-name="Table_20_Contents">1 pts</text:p>
          </table:table-cell>
          <table:table-cell table:style-name="Invocatrice.A2" office:value-type="string">
            <text:p text:style-name="Table_20_Contents">16</text:p>
          </table:table-cell>
          <table:table-cell table:style-name="Invocatrice.A2" office:value-type="string">
            <text:p text:style-name="Table_20_Contents">Invoque au choix :</text:p>
            <text:p text:style-name="Table_20_Contents">-Épée, hache ou arc d'éther.</text:p>
            <text:p text:style-name="Table_20_Contents">-Lance, masse ou fouet vampirique.<text:line-break/>-Poignard, bâton ou pistolet de drain magique. Coûte 7 + 3 mana / tour.</text:p>
          </table:table-cell>
          <table:table-cell table:style-name="Invocatrice.A2" office:value-type="string">
            <text:p text:style-name="Table_20_Contents">3</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Boule hérissée</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e énorme boule de pierre de 2,5 mètres de diamètre. Coûte 15 mana.</text:p>
          </table:table-cell>
          <table:table-cell table:style-name="Invocatrice.A2" office:value-type="string">
            <text:p text:style-name="Table_20_Contents">5</text:p>
          </table:table-cell>
          <table:table-cell table:style-name="Invocatrice.E2" office:value-type="string">
            <text:p text:style-name="Table_20_Contents"/>
          </table:table-cell>
        </table:table-row>
        <table:table-row>
          <table:table-cell table:style-name="Invocatrice.A2" office:value-type="string">
            <text:p text:style-name="Table_20_Contents">Yéti</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 primate géant, protecteur envers son invocateur. Coûte 20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Papillon d'énergie</text:p>
            <text:p text:style-name="Table_20_Contents">1 pts</text:p>
          </table:table-cell>
          <table:table-cell table:style-name="Invocatrice.A2" office:value-type="string">
            <text:p text:style-name="Table_20_Contents">18</text:p>
          </table:table-cell>
          <table:table-cell table:style-name="Invocatrice.A2" office:value-type="string">
            <text:p text:style-name="Table_20_Contents">Invoque un papillon d'énergie infligeant 3d6 + école dégâts. Avance de 6 mètres par round. Coûte 6 + 1 mana / mètre.</text:p>
          </table:table-cell>
          <table:table-cell table:style-name="Invocatrice.A2" office:value-type="string">
            <text:p text:style-name="Table_20_Contents">6</text:p>
          </table:table-cell>
          <table:table-cell table:style-name="Invocatrice.E2" office:value-type="string">
            <text:p text:style-name="Table_20_Contents">Incantation lente.</text:p>
            <text:p text:style-name="Table_20_Contents"/>
          </table:table-cell>
        </table:table-row>
        <table:table-row>
          <table:table-cell table:style-name="Invocatrice.A2" office:value-type="string">
            <text:p text:style-name="Table_20_Contents">Feu Follet mineur</text:p>
            <text:p text:style-name="Table_20_Contents">2 pts</text:p>
          </table:table-cell>
          <table:table-cell table:style-name="Invocatrice.A2" office:value-type="string">
            <text:p text:style-name="Table_20_Contents">19</text:p>
          </table:table-cell>
          <table:table-cell table:style-name="Invocatrice.A2" office:value-type="string">
            <text:p text:style-name="Table_20_Contents">Invoque un Feu Follet mineur sous les ordres de l'invocateur. Coûte 4 + 4 mana / tour.</text:p>
          </table:table-cell>
          <table:table-cell table:style-name="Invocatrice.A2" office:value-type="string">
            <text:p text:style-name="Table_20_Contents">4</text:p>
          </table:table-cell>
          <table:table-cell table:style-name="Invocatrice.E2" office:value-type="string">
            <text:p text:style-name="Table_20_Contents">Impossible d'invoquer plus d'un feu follet en même temps. Incantation lente.</text:p>
          </table:table-cell>
        </table:table-row>
        <table:table-row>
          <table:table-cell table:style-name="Invocatrice.A2" office:value-type="string">
            <text:p text:style-name="Table_20_Contents">Mange-requin</text:p>
            <text:p text:style-name="Table_20_Contents">1 pts</text:p>
          </table:table-cell>
          <table:table-cell table:style-name="Invocatrice.A2" office:value-type="string">
            <text:p text:style-name="Table_20_Contents">20</text:p>
          </table:table-cell>
          <table:table-cell table:style-name="Invocatrice.A2" office:value-type="string">
            <text:p text:style-name="Table_20_Contents">Invoque une créature reptile amphibienne. Coûte 12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Flisson</text:p>
            <text:p text:style-name="Table_20_Contents">1 pts</text:p>
          </table:table-cell>
          <table:table-cell table:style-name="Invocatrice.A2" office:value-type="string">
            <text:p text:style-name="Table_20_Contents">21</text:p>
          </table:table-cell>
          <table:table-cell table:style-name="Invocatrice.A2" office:value-type="string">
            <text:p text:style-name="Table_20_Contents">Invoque un flisson, créature ursidée capable d'attaques dévastatrices à distance. Coûte 9 + 4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Sanglebouc</text:p>
            <text:p text:style-name="Table_20_Contents">1 pts</text:p>
          </table:table-cell>
          <table:table-cell table:style-name="Invocatrice.A2" office:value-type="string">
            <text:p text:style-name="Table_20_Contents">22</text:p>
          </table:table-cell>
          <table:table-cell table:style-name="Invocatrice.A2" office:value-type="string">
            <text:p text:style-name="Table_20_Contents">Invoque un sanglebouc qui attaque le premier à vue. Coûte 12 + 5 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Tornade d'énergie</text:p>
            <text:p text:style-name="Table_20_Contents">1 pts</text:p>
          </table:table-cell>
          <table:table-cell table:style-name="Invocatrice.A2" office:value-type="string">
            <text:p text:style-name="Table_20_Contents">27</text:p>
          </table:table-cell>
          <table:table-cell table:style-name="Invocatrice.A2" office:value-type="string">
            <text:p text:style-name="Table_20_Contents">Invoque une tornade d'énergie qui dure 1d4 tours, infligeant 3d8 + école x 2 dégâts, désenchantant et sapant 3d10 mana. Coûte 20 + 8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Double</text:p>
            <text:p text:style-name="Table_20_Contents">1 pts</text:p>
          </table:table-cell>
          <table:table-cell table:style-name="Invocatrice.A2" office:value-type="string">
            <text:p text:style-name="Table_20_Contents">35</text:p>
          </table:table-cell>
          <table:table-cell table:style-name="Invocatrice.A2" office:value-type="string">
            <text:p text:style-name="Table_20_Contents">Invoque un double de soi. Coûte 25 + 10 mana / tour.</text:p>
          </table:table-cell>
          <table:table-cell table:style-name="Invocatrice.A2" office:value-type="string">
            <text:p text:style-name="Table_20_Contents">9</text:p>
          </table:table-cell>
          <table:table-cell table:style-name="Invocatrice.E2" office:value-type="string">
            <text:p text:style-name="Table_20_Contents">Toute mémoire du double est restituée.</text:p>
          </table:table-cell>
        </table:table-row>
      </table:table>
      <text:p text:style-name="P19"/>
      <text:h text:style-name="Titre_5f_comp" text:outline-level="3"><text:bookmark-start text:name="__RefHeading__12377_107282609"/>Psychique :<text:bookmark-end text:name="__RefHeading__12377_107282609"/></text:h>
      <text:p text:style-name="P19"><text:soft-page-break/>Lent.</text:p>
      <text:p text:style-name="P19">Seule magie noble dont l'histoire ne débute pas avec les elfes, le psychisme fut d'abord développé par les Kyrillans avant de devenir la magie préférée des drows. Cependant, malgré sa popularité, sa puissance et les abus qui peuvent en découler rendent cette magie extrêmement mal vue en société où elle prend pourtant toute l'ampleur de sa puissance. Les télépathes les plus puissants peuvent violer l'esprit humain sans un cri et sont craints pour cette raison. Les plus grands illusionnistes altèrent votre perception de la réalité avec une maestria qui pourrait bien vous mener à la folie tandis que les pratiquants les plus doués de la télékinésie peuvent d'un geste de la main vous propulser à l'autre bout d'une pièce. Tantôt silencieuse, tantôt flamboyante, cette magie se manifeste de manière imprévisible et parfois indécelable, si bien qu'il sera probablement trop tard lorsque vous vous en rendrez compte.</text:p>
      <table:table table:name="Psychique" table:style-name="Psychique">
        <table:table-column table:style-name="Psychique.A"/>
        <table:table-column table:style-name="Psychique.B"/>
        <table:table-column table:style-name="Psychique.C"/>
        <table:table-column table:style-name="Psychique.D"/>
        <table:table-column table:style-name="Psychique.E"/>
        <table:table-column table:style-name="Psychique.F"/>
        <table:table-row table:style-name="Psychique.1">
          <table:table-cell table:style-name="Psychique.A1" office:value-type="string">
            <text:p text:style-name="P12">Sort</text:p>
          </table:table-cell>
          <table:table-cell table:style-name="Psychique.A1" office:value-type="string">
            <text:p text:style-name="P12">École</text:p>
          </table:table-cell>
          <table:table-cell table:style-name="Psychique.A1" office:value-type="string">
            <text:p text:style-name="P12">DD</text:p>
          </table:table-cell>
          <table:table-cell table:style-name="Psychique.A1" office:value-type="string">
            <text:p text:style-name="P12">Effet</text:p>
          </table:table-cell>
          <table:table-cell table:style-name="Psychique.A1" office:value-type="string">
            <text:p text:style-name="P13">α</text:p>
          </table:table-cell>
          <table:table-cell table:style-name="Psychique.F1" office:value-type="string">
            <text:p text:style-name="P12">Divers</text:p>
          </table:table-cell>
        </table:table-row>
        <table:table-row table:style-name="Psychique.2">
          <table:table-cell table:style-name="Psychique.A2" office:value-type="string">
            <text:p text:style-name="Table_20_Contents">Simulation sono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3</text:p>
          </table:table-cell>
          <table:table-cell table:style-name="Psychique.A2" office:value-type="string">
            <text:p text:style-name="Table_20_Contents">Crée un bruit ou un son particulier jusqu'au terme de 12 tours. Coûte 1 mana / tour.</text:p>
          </table:table-cell>
          <table:table-cell table:style-name="Psychique.A2" office:value-type="string">
            <text:p text:style-name="Table_20_Contents">0</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Mouvement éthéré</text:p>
            <text:p text:style-name="Table_20_Contents">1pts</text:p>
          </table:table-cell>
          <table:table-cell table:style-name="Psychique.A2" office:value-type="string">
            <text:p text:style-name="Table_20_Contents">Illusion</text:p>
          </table:table-cell>
          <table:table-cell table:style-name="Psychique.A2" office:value-type="string">
            <text:p text:style-name="Table_20_Contents">9</text:p>
          </table:table-cell>
          <table:table-cell table:style-name="Psychique.A2" office:value-type="string">
            <text:p text:style-name="Table_20_Contents">Permet de se déplacer d'(école) mètres par le monde éthéré. Maximum 9 mètres par tour. Coûte 5 mana / tour.</text:p>
          </table:table-cell>
          <table:table-cell table:style-name="Psychique.A2" office:value-type="string">
            <text:p text:style-name="Table_20_Contents">1</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Vision dimensionnell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0</text:p>
          </table:table-cell>
          <table:table-cell table:style-name="Psychique.A2" office:value-type="string">
            <text:p text:style-name="Table_20_Contents">La cible voit maintenant les invisibles et à travers toute sorte de surface. Dure 1d6 tours. Coûte 1 mana / tour.</text:p>
          </table:table-cell>
          <table:table-cell table:style-name="Psychique.A2" office:value-type="string">
            <text:p text:style-name="Table_20_Contents">3</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Manipulation de la lumiè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1</text:p>
          </table:table-cell>
          <table:table-cell table:style-name="Psychique.A2" office:value-type="string">
            <text:p text:style-name="Table_20_Contents">Permet de faire disparaître la lumière ou de générer une attaque de lumière infligeant 2d6 dégâts. Coûte 7 mana.</text:p>
          </table:table-cell>
          <table:table-cell table:style-name="Psychique.A2" office:value-type="string">
            <text:p text:style-name="Table_20_Contents">2</text:p>
          </table:table-cell>
          <table:table-cell table:style-name="Psychique.F2" office:value-type="string">
            <text:p text:style-name="Table_20_Contents"/>
          </table:table-cell>
        </table:table-row>
        <table:table-row>
          <table:table-cell table:style-name="Psychique.A2" office:value-type="string">
            <text:p text:style-name="Table_20_Contents">Accélération flou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5</text:p>
          </table:table-cell>
          <table:table-cell table:style-name="Psychique.A2" office:value-type="string">
            <text:p text:style-name="Table_20_Contents">Crée un flou autour du LdS. Jet de perception = 10 + bonus de volonté et d'école pour ne pas avoir un malus de 3 au toucher et à la défense contre lui. Dure 1d8 tours. Coûte 6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able:table-row>
          <table:table-cell table:style-name="Psychique.A2" office:value-type="string">
            <text:p text:style-name="Table_20_Contents">Arme illusoi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8</text:p>
          </table:table-cell>
          <table:table-cell table:style-name="Psychique.A2" office:value-type="string">
            <text:p text:style-name="Table_20_Contents">Crée une arme (choisie par le lanceur). Il utilise son bonus de volonté en tant que bonus martial. S'il loupe une attaque avec cette arme il touche et s'il réussit une attaque il loupe. L'arme inflige 1d4+école dégâts et utilise le bonus de volonté à <text:soft-page-break/>la place du bonus de force. Dure 1d6tours. Coûte 4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able:table-row>
          <table:table-cell table:style-name="Psychique.A2" office:value-type="string">
            <text:p text:style-name="Table_20_Contents">Invisibilité</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9</text:p>
          </table:table-cell>
          <table:table-cell table:style-name="Psychique.A2" office:value-type="string">
            <text:p text:style-name="Table_20_Contents">Fais disparaître visuellement quelque chose (ou quelqu'un)pendant la durée de concentration. Portée maximale de 30 mètres. Coûte 10 mana / tour.</text:p>
          </table:table-cell>
          <table:table-cell table:style-name="Psychique.A2" office:value-type="string">
            <text:p text:style-name="Table_20_Contents">9</text:p>
          </table:table-cell>
          <table:table-cell table:style-name="Psychique.F2" office:value-type="string">
            <text:p text:style-name="Table_20_Contents">Incantation lente. Jet de concentration requis à chaque tour.</text:p>
          </table:table-cell>
        </table:table-row>
        <table:table-row>
          <table:table-cell table:style-name="Psychique.A2" office:value-type="string">
            <text:p text:style-name="Table_20_Contents">Transformation</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21</text:p>
          </table:table-cell>
          <table:table-cell table:style-name="Psychique.A2" office:value-type="string">
            <text:p text:style-name="Table_20_Contents">Permet de transformer quelqu'un ou quelque chose en quelqu'un ou quelque chose d'autre. Dure 1d4 + (école) tours. Coûte 2 mana / tour.</text:p>
          </table:table-cell>
          <table:table-cell table:style-name="Psychique.A2" office:value-type="string">
            <text:p text:style-name="Table_20_Contents">12</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Lévit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5</text:p>
          </table:table-cell>
          <table:table-cell table:style-name="Psychique.A2" office:value-type="string">
            <text:p text:style-name="Table_20_Contents">Permet de soulever un objet de 5 kilos à raison de 10 <text:s/>x bonus de volonté centimètres par round. Coûte 3 mana / round.</text:p>
          </table:table-cell>
          <table:table-cell table:style-name="Psychique.A2" office:value-type="string">
            <text:p text:style-name="Table_20_Contents">0</text:p>
          </table:table-cell>
          <table:table-cell table:style-name="Psychique.F2" office:value-type="string">
            <text:p text:style-name="Table_20_Contents">Jet de concentration à chaque round.</text:p>
          </table:table-cell>
        </table:table-row>
        <table:table-row>
          <table:table-cell table:style-name="Psychique.A2" office:value-type="string">
            <text:p text:style-name="Table_20_Contents">Mur de forc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6/m²</text:p>
          </table:table-cell>
          <table:table-cell table:style-name="Psychique.A2" office:value-type="string">
            <text:p text:style-name="Table_20_Contents">Crée un mur invisible ayant pour bonus de force école + bonus de volonté. Toute chose le traversant doit battre le jet de force sous peine d'être dévié ou repoussé. Dure 1d20 tours. Coûte 3 mana/tour.</text:p>
          </table:table-cell>
          <table:table-cell table:style-name="Psychique.A2" office:value-type="string">
            <text:p text:style-name="Table_20_Contents">1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Animation d'armes</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7</text:p>
          </table:table-cell>
          <table:table-cell table:style-name="Psychique.A2" office:value-type="string">
            <text:p text:style-name="Table_20_Contents">Permet de manipuler une arme à distance, en utilisant la volonté plutôt que la force et le bonus d'école plutôt que le bonus de réflexes. Coûte 4 mana / tour.</text:p>
          </table:table-cell>
          <table:table-cell table:style-name="Psychique.A2" office:value-type="string">
            <text:p text:style-name="Table_20_Contents">7</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Désarmement</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2</text:p>
          </table:table-cell>
          <table:table-cell table:style-name="Psychique.A2" office:value-type="string">
            <text:p text:style-name="Table_20_Contents">Permet de tenter un jet de volonté contre un jet d'Équilibre.</text:p>
          </table:table-cell>
          <table:table-cell table:style-name="Psychique.A2" office:value-type="string">
            <text:p text:style-name="Table_20_Contents">3</text:p>
          </table:table-cell>
          <table:table-cell table:style-name="Psychique.F2" office:value-type="string">
            <text:p text:style-name="Table_20_Contents">+4 si a lancé lévitation d'abord.</text:p>
          </table:table-cell>
        </table:table-row>
        <table:table-row>
          <table:table-cell table:style-name="Psychique.A2" office:value-type="string">
            <text:p text:style-name="Table_20_Contents">Immobilis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6</text:p>
          </table:table-cell>
          <table:table-cell table:style-name="Psychique.A2" office:value-type="string">
            <text:p text:style-name="Table_20_Contents">Attaque de sort, si réussi, jet de volonté contre jet de force pour immobiliser la cible. 7 mana/tour</text:p>
          </table:table-cell>
          <table:table-cell table:style-name="Psychique.A2" office:value-type="string">
            <text:p text:style-name="Table_20_Contents">4</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Vol</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2</text:p>
          </table:table-cell>
          <table:table-cell table:style-name="Psychique.A2" office:value-type="string">
            <text:p text:style-name="Table_20_Contents">Permet de voler à petite vitesse dépendant du niveau d'école.</text:p>
          </table:table-cell>
          <table:table-cell table:style-name="Psychique.A2" office:value-type="string">
            <text:p text:style-name="Table_20_Contents">0</text:p>
          </table:table-cell>
          <table:table-cell table:style-name="Psychique.F2" office:value-type="string">
            <text:p text:style-name="Table_20_Contents">Jet de concentration à chaque tour.</text:p>
          </table:table-cell>
        </table:table-row>
        <table:table-row>
          <table:table-cell table:style-name="Psychique.A2" office:value-type="string">
            <text:p text:style-name="Table_20_Contents">Forte poussé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5</text:p>
          </table:table-cell>
          <table:table-cell table:style-name="Psychique.A2" office:value-type="string">
            <text:p text:style-name="Table_20_Contents">Permet d'envoyer à 3 x école une charge jusqu'à 100 kilos. Coûte 12 mana.</text:p>
          </table:table-cell>
          <table:table-cell table:style-name="Psychique.A2" office:value-type="string">
            <text:p text:style-name="Table_20_Contents">7</text:p>
          </table:table-cell>
          <table:table-cell table:style-name="Psychique.F2" office:value-type="string">
            <text:p text:style-name="Table_20_Contents">+5 pour incanter si le LdS a lévitation.</text:p>
          </table:table-cell>
        </table:table-row>
        <table:table-row>
          <table:table-cell table:style-name="Psychique.A2" office:value-type="string">
            <text:p text:style-name="Table_20_Contents">Message</text:p>
            <text:p text:style-name="Table_20_Contents"><text:soft-page-break/>1 pts</text:p>
          </table:table-cell>
          <table:table-cell table:style-name="Psychique.A2" office:value-type="string">
            <text:p text:style-name="Table_20_Contents">Télépathie</text:p>
          </table:table-cell>
          <table:table-cell table:style-name="Psychique.A2" office:value-type="string">
            <text:p text:style-name="Table_20_Contents">5</text:p>
          </table:table-cell>
          <table:table-cell table:style-name="Psychique.A2" office:value-type="string">
            <text:p text:style-name="Table_20_Contents">Permet d'envoyer un message télépathique d'une <text:soft-page-break/>phrase et de recevoir une réponse de la même taille. Coûte 1 mana.</text:p>
          </table:table-cell>
          <table:table-cell table:style-name="Psychique.A2" office:value-type="string">
            <text:p text:style-name="Table_20_Contents">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Entrave éthéré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1</text:p>
          </table:table-cell>
          <table:table-cell table:style-name="Psychique.A2" office:value-type="string">
            <text:p text:style-name="Table_20_Contents">Le prochain sort lancé par la cible <text:s/>augmente son recast de 10. Coûte 3 mana.</text:p>
          </table:table-cell>
          <table:table-cell table:style-name="Psychique.A2" office:value-type="string">
            <text:p text:style-name="Table_20_Contents">1</text:p>
          </table:table-cell>
          <table:table-cell table:style-name="Psychique.F2" office:value-type="string">
            <text:p text:style-name="Table_20_Contents"/>
          </table:table-cell>
        </table:table-row>
        <table:table-row>
          <table:table-cell table:style-name="Psychique.A2" office:value-type="string">
            <text:p text:style-name="Table_20_Contents">Épouvant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3</text:p>
          </table:table-cell>
          <table:table-cell table:style-name="Psychique.A2" office:value-type="string">
            <text:p text:style-name="Table_20_Contents">Inflige un effet d'« effroi » à la cible pour 1d8 tours. Jets de volonté opposés. Coûte 8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2" office:value-type="string">
            <text:p text:style-name="Table_20_Contents">Verrou psychiqu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5</text:p>
          </table:table-cell>
          <table:table-cell table:style-name="Psychique.A2" office:value-type="string">
            <text:p text:style-name="Table_20_Contents">La cible subit un malus de 3 contre tous les effets magique. Ce malus est doublé contre tous les effets de psychique. Concentration requise. Dure 1d8 tours.</text:p>
          </table:table-cell>
          <table:table-cell table:style-name="Psychique.A2" office:value-type="string">
            <text:p text:style-name="Table_20_Contents">11</text:p>
          </table:table-cell>
          <table:table-cell table:style-name="Psychique.F2" office:value-type="string">
            <text:p text:style-name="Table_20_Contents"/>
          </table:table-cell>
        </table:table-row>
        <table:table-row>
          <table:table-cell table:style-name="Psychique.A2" office:value-type="string">
            <text:p text:style-name="Table_20_Contents">Prix de l'échec</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6</text:p>
          </table:table-cell>
          <table:table-cell table:style-name="Psychique.A2" office:value-type="string">
            <text:p text:style-name="Table_20_Contents">La cible subit un malus de 3 à tous ses jets. Pour chaque jet manqué, il perd 1d4 + (école) dégâts. Dure 1d4 tours.</text:p>
          </table:table-cell>
          <table:table-cell table:style-name="Psychique.A2" office:value-type="string">
            <text:p text:style-name="Table_20_Contents">7</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Frénési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7</text:p>
          </table:table-cell>
          <table:table-cell table:style-name="Psychique.A2" office:value-type="string">
            <text:p text:style-name="Table_20_Contents">Jet d'école contre constitution. Si réussit, la cible est prise de « fureur » contre une personne au hasard. Dure (école) tours. Coûte 3 mana / tour.</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row>
          <table:table-cell table:style-name="Psychique.A2" office:value-type="string">
            <text:p text:style-name="Table_20_Contents">Injonction</text:p>
            <text:p text:style-name="Table_20_Contents">2 pts</text:p>
          </table:table-cell>
          <table:table-cell table:style-name="Psychique.A2" office:value-type="string">
            <text:p text:style-name="Table_20_Contents">Télépathie</text:p>
          </table:table-cell>
          <table:table-cell table:style-name="Psychique.A2" office:value-type="string">
            <text:p text:style-name="Table_20_Contents">19</text:p>
          </table:table-cell>
          <table:table-cell table:style-name="Psychique.A2" office:value-type="string">
            <text:p text:style-name="Table_20_Contents">Jet de volonté contre un jet de corruption. Si réussi, peut donner un ordre à la cible selon de combien elle a été battue. Coûte 10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1" office:value-type="string">
            <text:p text:style-name="Table_20_Contents">Déchirure mentale</text:p>
            <text:p text:style-name="Table_20_Contents">1 pts</text:p>
          </table:table-cell>
          <table:table-cell table:style-name="Psychique.A1" office:value-type="string">
            <text:p text:style-name="Table_20_Contents">Télépathie</text:p>
          </table:table-cell>
          <table:table-cell table:style-name="Psychique.A1" office:value-type="string">
            <text:p text:style-name="Table_20_Contents">21</text:p>
          </table:table-cell>
          <table:table-cell table:style-name="Psychique.A1" office:value-type="string">
            <text:p text:style-name="Table_20_Contents">Jet de volonté opposé. Le perdant subit 2d12+bonus de volonté cumulé dégâts et perd un point de volonté par tranche de 10 dégâts. Dure 5 tours.</text:p>
          </table:table-cell>
          <table:table-cell table:style-name="Psychique.A1" office:value-type="string">
            <text:p text:style-name="Table_20_Contents">7</text:p>
          </table:table-cell>
          <table:table-cell table:style-name="Psychique.F1" office:value-type="string">
            <text:p text:style-name="Table_20_Contents">Incantation lente.</text:p>
          </table:table-cell>
        </table:table-row>
        <table:table-row>
          <table:table-cell table:style-name="Psychique.A2" office:value-type="string">
            <text:p text:style-name="Table_20_Contents">Délabrement</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24</text:p>
          </table:table-cell>
          <table:table-cell table:style-name="Psychique.A2" office:value-type="string">
            <text:p text:style-name="Table_20_Contents">La cible ne peut plus utiliser de techniques (martiales), ses sorts coûtent 2 fois plus de mana, et elle perd instantanément un état de fatigue magique et physique. Dure 1d4 tours. Coûte 24 mana.</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
      <text:p text:style-name="P19"/>
      <text:p text:style-name="Text_20_body"/>
      <text:p text:style-name="Text_20_body"><text:soft-page-break/></text:p>
      <text:p text:style-name="Text_20_body"/>
      <text:p text:style-name="Text_20_body"/>
      <text:p text:style-name="Text_20_body"/>
      <text:p text:style-name="P22"/>
      <text:p text:style-name="Text_20_body"/>
      <text:p text:style-name="Text_20_body"/>
      <text:p text:style-name="Text_20_body"/>
      <text:h text:style-name="Mega_5f_titre" text:outline-level="2"><text:bookmark-start text:name="__RefHeading__32643_573184658"/>COMPÉTENCES DIVERSES :<text:bookmark-end text:name="__RefHeading__32643_573184658"/></text:h>
      <text:p text:style-name="Text_20_body"/>
      <text:p text:style-name="Text_20_body"/>
      <text:h text:style-name="Titre_5f_comp" text:outline-level="3"><text:bookmark-start text:name="__RefHeading__51300_888590389"/>Acrobaties :<text:bookmark-end text:name="__RefHeading__51300_888590389"/></text:h>
      <text:p text:style-name="P5">Rapide.</text:p>
      <text:p text:style-name="P5"><text:tab/>[description]</text:p>
      <table:table table:name="Acrobaties" table:style-name="Acrobaties">
        <table:table-column table:style-name="Acrobaties.A"/>
        <table:table-column table:style-name="Acrobaties.B" table:number-columns-repeated="2"/>
        <table:table-column table:style-name="Acrobaties.A"/>
        <table:table-row>
          <table:table-cell table:style-name="Acrobaties.A1" office:value-type="string">
            <text:p text:style-name="Table_20_Contents">Pallier de compétence</text:p>
          </table:table-cell>
          <table:table-cell table:style-name="Acrobaties.A1" office:value-type="string">
            <text:p text:style-name="Table_20_Contents">Aptitude</text:p>
          </table:table-cell>
          <table:table-cell table:style-name="Acrobaties.A1" office:value-type="string">
            <text:p text:style-name="Table_20_Contents">Aptitude</text:p>
          </table:table-cell>
          <table:table-cell table:style-name="Acrobaties.D1" office:value-type="string">
            <text:p text:style-name="Table_20_Contents">Aptitude</text:p>
          </table:table-cell>
        </table:table-row>
        <table:table-row>
          <table:table-cell table:style-name="Acrobaties.A2" office:value-type="string">
            <text:p text:style-name="Table_20_Contents">Acrobaties 1</text:p>
          </table:table-cell>
          <table:table-cell table:style-name="Acrobaties.A2" office:value-type="string">
            <text:p text:style-name="Table_20_Contents"><text:span text:style-name="Police_20_par_20_défaut"><text:span text:style-name="T3">Acrobate : </text:span></text:span>+1 sur tous les jets d'acrobaties.</text:p>
          </table:table-cell>
          <table:table-cell table:style-name="Acrobaties.A2" office:value-type="string">
            <text:p text:style-name="Table_20_Contents"><text:span text:style-name="Police_20_par_20_défaut"><text:span text:style-name="T3">Léger :</text:span></text:span> Réduit le malus de poids pour les acrobaties.</text:p>
          </table:table-cell>
          <table:table-cell table:style-name="Acrobaties.D2" office:value-type="string">
            <text:p text:style-name="Table_20_Contents"><text:span text:style-name="Police_20_par_20_défaut"><text:span text:style-name="T3">Rattrapage </text:span></text:span>: +4 sur un jet d'acrobaties 1/j.</text:p>
          </table:table-cell>
        </table:table-row>
        <table:table-row>
          <table:table-cell table:style-name="Acrobaties.A2" office:value-type="string">
            <text:p text:style-name="Table_20_Contents">Acrobaties 3</text:p>
          </table:table-cell>
          <table:table-cell table:style-name="Acrobaties.A2" office:value-type="string">
            <text:p text:style-name="Table_20_Contents"><text:span text:style-name="Police_20_par_20_défaut"><text:span text:style-name="T3">Acrobate </text:span></text:span>: +1 sur tous les jets d'acrobaties.</text:p>
          </table:table-cell>
          <table:table-cell table:style-name="Acrobaties.A2" office:value-type="string">
            <text:p text:style-name="Table_20_Contents"><text:span text:style-name="Police_20_par_20_défaut"><text:span text:style-name="T3">Pied précis :</text:span></text:span> Pas de malus d'équilibre dû au terrain.</text:p>
          </table:table-cell>
          <table:table-cell table:style-name="Acrobaties.D2" office:value-type="string">
            <text:p text:style-name="Table_20_Contents"><text:span text:style-name="Police_20_par_20_défaut"><text:span text:style-name="T3">Représentation acrobatique :</text:span></text:span> Permet d'utiliser Acrobaties pour Représentations(acrobaties).</text:p>
          </table:table-cell>
        </table:table-row>
        <table:table-row>
          <table:table-cell table:style-name="Acrobaties.A2" office:value-type="string">
            <text:p text:style-name="Table_20_Contents">Acrobaties 5</text:p>
          </table:table-cell>
          <table:table-cell table:style-name="Acrobaties.A2" office:value-type="string">
            <text:p text:style-name="Table_20_Contents"><text:span text:style-name="Police_20_par_20_défaut"><text:span text:style-name="T3">Acrobate chevronné : </text:span></text:span>+3 quand profite d'un élan.</text:p>
          </table:table-cell>
          <table:table-cell table:style-name="Acrobaties.A2" office:value-type="string">
            <text:p text:style-name="Table_20_Contents"><text:span text:style-name="Police_20_par_20_défaut"><text:span text:style-name="T3">Glissade : </text:span></text:span>Après chaque acrobaties permet une glissade sur 1d4 mètres.</text:p>
          </table:table-cell>
          <table:table-cell table:style-name="Acrobaties.D2" office:value-type="string">
            <text:p text:style-name="Table_20_Contents">+2 agilité</text:p>
          </table:table-cell>
        </table:table-row>
        <table:table-row>
          <table:table-cell table:style-name="Acrobaties.A2" office:value-type="string">
            <text:p text:style-name="Table_20_Contents">Acrobaties 7</text:p>
          </table:table-cell>
          <table:table-cell table:style-name="Acrobaties.A2" office:value-type="string">
            <text:p text:style-name="Table_20_Contents"><text:span text:style-name="Police_20_par_20_défaut"><text:span text:style-name="T3">Esquive </text:span></text:span>: +2 pour esquiver après une acrobatie.</text:p>
          </table:table-cell>
          <table:table-cell table:style-name="Acrobaties.A2" office:value-type="string">
            <text:p text:style-name="Table_20_Contents"><text:span text:style-name="Police_20_par_20_défaut"><text:span text:style-name="T3">Irrattrapable </text:span></text:span>: +4 pour détacler si détacle par une acrobatie.</text:p>
          </table:table-cell>
          <table:table-cell table:style-name="Acrobaties.D2" office:value-type="string">
            <text:p text:style-name="Table_20_Contents">E<text:span text:style-name="Police_20_par_20_défaut"><text:span text:style-name="T3">xpertise </text:span></text:span>: Permet de relancer n'importe quel jet d'acrobaties, 2/j.</text:p>
          </table:table-cell>
        </table:table-row>
        <table:table-row>
          <table:table-cell table:style-name="Acrobaties.A2" office:value-type="string">
            <text:p text:style-name="Table_20_Contents">Acrobaties 10</text:p>
          </table:table-cell>
          <table:table-cell table:style-name="Acrobaties.A2" office:value-type="string">
            <text:p text:style-name="Table_20_Contents"><text:span text:style-name="Police_20_par_20_défaut"><text:span text:style-name="T3">Grand maître :</text:span></text:span> Peut choisir de faire « 15 », 4/j.</text:p>
          </table:table-cell>
          <table:table-cell table:style-name="Acrobaties.A2" office:value-type="string">
            <text:p text:style-name="Table_20_Contents"><text:span text:style-name="Police_20_par_20_défaut"><text:span text:style-name="T3">T'as rien de plus croustillant : </text:span></text:span>N'est jamais affecté par des <text:soft-page-break/>conditions pour tous les jets hors jets martiaux.</text:p>
          </table:table-cell>
          <table:table-cell table:style-name="Acrobaties.D2" office:value-type="string">
            <text:p text:style-name="Table_20_Contents"><text:span text:style-name="Police_20_par_20_défaut"><text:span text:style-name="T3">Svelte :</text:span></text:span> Permet d'ajouter Acrobaties aux jets <text:soft-page-break/>d'Evasion(réflexes)</text:p>
          </table:table-cell>
        </table:table-row>
      </table:table>
      <text:p text:style-name="P5"/>
      <text:h text:style-name="Titre_5f_comp" text:outline-level="3"><text:bookmark-start text:name="__RefHeading__32649_573184658"/>Athlétisme :<text:bookmark-end text:name="__RefHeading__32649_573184658"/></text:h>
      <text:p text:style-name="P5">Rapide.</text:p>
      <text:p text:style-name="P5"><text:tab/>[Description]</text:p>
      <table:table table:name="Athlétisme" table:style-name="Athlétisme">
        <table:table-column table:style-name="Athlétisme.A" table:number-columns-repeated="2"/>
        <table:table-column table:style-name="Athlétisme.C"/>
        <table:table-column table:style-name="Athlétisme.A"/>
        <table:table-column table:style-name="Athlétisme.E"/>
        <table:table-row>
          <table:table-cell table:style-name="Athlétisme.A1" office:value-type="string">
            <text:p text:style-name="Table_20_Contents">Pallier de compétences</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E1" office:value-type="string">
            <text:p text:style-name="Table_20_Contents">Aptitude</text:p>
          </table:table-cell>
        </table:table-row>
        <table:table-row>
          <table:table-cell table:style-name="Athlétisme.A2" office:value-type="string">
            <text:p text:style-name="Table_20_Contents">Athlétisme 1</text:p>
          </table:table-cell>
          <table:table-cell table:style-name="Athlétisme.A2" office:value-type="string">
            <text:p text:style-name="Table_20_Contents"><text:span text:style-name="Police_20_par_20_défaut"><text:span text:style-name="T3">Course </text:span></text:span><text:span text:style-name="Police_20_par_20_défaut"><text:span text:style-name="T14">: </text:span></text:span>+2 aux jets de course. Oblige à reprendre <text:span text:style-name="Police_20_par_20_défaut"><text:span text:style-name="T3">Course</text:span></text:span>.</text:p>
          </table:table-cell>
          <table:table-cell table:style-name="Athlétisme.A2" office:value-type="string">
            <text:p text:style-name="Table_20_Contents"><text:span text:style-name="Police_20_par_20_défaut"><text:span text:style-name="T3">Natation </text:span></text:span>: +3 aux jets de natation, seulement +1 pour nage accélérée.</text:p>
          </table:table-cell>
          <table:table-cell table:style-name="Athlétisme.A2" office:value-type="string">
            <text:p text:style-name="Table_20_Contents"><text:span text:style-name="Police_20_par_20_défaut"><text:span text:style-name="T3">Saut en longueur</text:span></text:span> : +2 sur tous les sauts en longueurs.</text:p>
          </table:table-cell>
          <table:table-cell table:style-name="Athlétisme.E2" office:value-type="string">
            <text:p text:style-name="Table_20_Contents"><text:span text:style-name="Police_20_par_20_défaut"><text:span text:style-name="T3">Performance </text:span></text:span>:</text:p>
            <text:p text:style-name="Table_20_Contents">+4 sur un unique jet d'Athlétisme. 1/j</text:p>
          </table:table-cell>
        </table:table-row>
        <table:table-row>
          <table:table-cell table:style-name="Athlétisme.A2" office:value-type="string">
            <text:p text:style-name="Table_20_Contents">Athlétisme 3</text:p>
          </table:table-cell>
          <table:table-cell table:style-name="Athlétisme.A2" office:value-type="string">
            <text:p text:style-name="Table_20_Contents"><text:span text:style-name="Police_20_par_20_défaut"><text:span text:style-name="T13">Course </text:span></text:span><text:span text:style-name="Police_20_par_20_défaut"><text:span text:style-name="T12">: </text:span></text:span><text:span text:style-name="T12">+2 aux jets de course.</text:span></text:p>
          </table:table-cell>
          <table:table-cell table:style-name="Athlétisme.A2" office:value-type="string">
            <text:p text:style-name="Table_20_Contents"><text:span text:style-name="Police_20_par_20_défaut"><text:span text:style-name="T3">Nage accélérée :</text:span></text:span> +3 pour la nage accélérée.</text:p>
          </table:table-cell>
          <table:table-cell table:style-name="Athlétisme.A2" office:value-type="string">
            <text:p text:style-name="P12">Saut en puissance :</text:p>
            <text:p text:style-name="Table_20_Contents">Permet de réduire le malus d'armure de 4 aux sauts.</text:p>
          </table:table-cell>
          <table:table-cell table:style-name="Athlétisme.E2" office:value-type="string">
            <text:p text:style-name="Table_20_Contents"><text:span text:style-name="Police_20_par_20_défaut"><text:span text:style-name="T3">Rattrapage </text:span></text:span>: Permet de relancer un jet d'athlétisme. 1/j.</text:p>
          </table:table-cell>
        </table:table-row>
        <table:table-row>
          <table:table-cell table:style-name="Athlétisme.A2" office:value-type="string">
            <text:p text:style-name="Table_20_Contents">Athlétisme 5</text:p>
          </table:table-cell>
          <table:table-cell table:style-name="Athlétisme.A2" office:value-type="string">
            <text:p text:style-name="Table_20_Contents"><text:span text:style-name="Police_20_par_20_défaut"><text:span text:style-name="T3">Sprint :</text:span></text:span> +4 pour les jets de course, +2 seulement pour charger.</text:p>
          </table:table-cell>
          <table:table-cell table:style-name="Athlétisme.A2" office:value-type="string">
            <text:p text:style-name="Table_20_Contents"><text:span text:style-name="Police_20_par_20_défaut"><text:span text:style-name="T3">Maître nageur </text:span></text:span>: +4 pour porter en nageant. +1 à la natation.</text:p>
          </table:table-cell>
          <table:table-cell table:style-name="Athlétisme.A2" office:value-type="string">
            <text:p text:style-name="Table_20_Contents"><text:span text:style-name="Police_20_par_20_défaut"><text:span text:style-name="T3">Élan </text:span></text:span>: +3 au jet de sauts si a de l'élan.</text:p>
          </table:table-cell>
          <table:table-cell table:style-name="Athlétisme.E2" office:value-type="string">
            <text:p text:style-name="Table_20_Contents"><text:span text:style-name="Police_20_par_20_défaut"><text:span text:style-name="T3">Endurant </text:span></text:span>: Réduit la perte d'états physiques.</text:p>
          </table:table-cell>
        </table:table-row>
        <table:table-row>
          <table:table-cell table:style-name="Athlétisme.A2" office:value-type="string">
            <text:p text:style-name="Table_20_Contents">Athlétisme 7</text:p>
          </table:table-cell>
          <table:table-cell table:style-name="Athlétisme.A2" office:value-type="string">
            <text:p text:style-name="Table_20_Contents"><text:span text:style-name="Police_20_par_20_défaut"><text:span text:style-name="T3">Infatigable</text:span></text:span> : Réduit le malus de sprint prolongé.</text:p>
          </table:table-cell>
          <table:table-cell table:style-name="Athlétisme.A2" office:value-type="string">
            <text:p text:style-name="Table_20_Contents"><text:span text:style-name="Police_20_par_20_défaut"><text:span text:style-name="T3">Plongée : </text:span></text:span>+3 pour nager sous l'eau.</text:p>
          </table:table-cell>
          <table:table-cell table:style-name="Athlétisme.A2" office:value-type="string">
            <text:p text:style-name="Table_20_Contents"><text:span text:style-name="Police_20_par_20_défaut"><text:span text:style-name="T3">Saut en hauteur </text:span></text:span>: +3 pour les sauts en hauteur, et +2 aux jets d'escalade si nécessaire ensuite.</text:p>
          </table:table-cell>
          <table:table-cell table:style-name="Athlétisme.E2" office:value-type="string">
            <text:p text:style-name="Table_20_Contents"><text:span text:style-name="Police_20_par_20_défaut"><text:span text:style-name="T3">Constitution d'athlète </text:span></text:span>: +4 à tous les jets de constitution.</text:p>
          </table:table-cell>
        </table:table-row>
        <table:table-row>
          <table:table-cell table:style-name="Athlétisme.A2" office:value-type="string">
            <text:p text:style-name="Table_20_Contents">Athlétisme 10</text:p>
          </table:table-cell>
          <table:table-cell table:style-name="Athlétisme.A2" office:value-type="string">
            <text:p text:style-name="Table_20_Contents"><text:span text:style-name="Police_20_par_20_défaut"><text:span text:style-name="T3">Marathon </text:span></text:span>: +4 pour la course, ne se fatigue quasiment jamais.</text:p>
          </table:table-cell>
          <table:table-cell table:style-name="Athlétisme.A2" office:value-type="string">
            <text:p text:style-name="Table_20_Contents"><text:span text:style-name="Police_20_par_20_défaut"><text:span text:style-name="T3">Apnée </text:span></text:span>: +1d6 tours de respiration sous l'eau.</text:p>
          </table:table-cell>
          <table:table-cell table:style-name="Athlétisme.A2" office:value-type="string">
            <text:p text:style-name="Table_20_Contents"><text:span text:style-name="Police_20_par_20_défaut"><text:span text:style-name="T3">Charge sauté </text:span></text:span>: Lorsque charge en sautant sur un adversaire, +(athlétisme)x2 dégâts.</text:p>
          </table:table-cell>
          <table:table-cell table:style-name="Athlétisme.E2" office:value-type="string">
            <text:p text:style-name="Table_20_Contents"><text:span text:style-name="Police_20_par_20_défaut"><text:span text:style-name="T3">Carrure phénoménale </text:span></text:span>: Lorsqu'en forme olympique, permet de se rajouter un bonus de +5 à tous les jets d'athlétisme.</text:p>
          </table:table-cell>
        </table:table-row>
      </table:table>
      <text:p text:style-name="P5"/>
      <text:p text:style-name="Text_20_body"/>
      <text:h text:style-name="Titre_5f_comp" text:outline-level="3"><text:bookmark-start text:name="__RefHeading__12395_107282609"/>Défense :<text:bookmark-end text:name="__RefHeading__12395_107282609"/></text:h>
      <text:p text:style-name="P19">Rapide.</text:p>
      <text:p text:style-name="P19"><text:soft-page-break/>Se défendre est essentiel même à la plus fine lame du pays, à un magicien soucieux de dépasser les 30 ans, à n'importe quel archer n'importe quelle personne pour qui la maitrise d'une arme blanche n'est pas une priorité, mais dont sa propre vie importe.</text:p>
      <table:table table:name="Défense" table:style-name="Défense">
        <table:table-column table:style-name="Défense.A"/>
        <table:table-column table:style-name="Défense.B"/>
        <table:table-column table:style-name="Défense.C"/>
        <table:table-column table:style-name="Défense.D"/>
        <table:table-column table:style-name="Défense.E"/>
        <table:table-row>
          <table:table-cell table:style-name="Défense.A1" office:value-type="string">
            <text:p text:style-name="P12">Technique</text:p>
          </table:table-cell>
          <table:table-cell table:style-name="Défense.A1" office:value-type="string">
            <text:p text:style-name="P12">Pré-requis</text:p>
          </table:table-cell>
          <table:table-cell table:style-name="Défense.A1" office:value-type="string">
            <text:p text:style-name="P12">Effet</text:p>
          </table:table-cell>
          <table:table-cell table:style-name="Défense.A1" office:value-type="string">
            <text:p text:style-name="P13">α</text:p>
          </table:table-cell>
          <table:table-cell table:style-name="Défense.E1" office:value-type="string">
            <text:p text:style-name="P12">Divers</text:p>
          </table:table-cell>
        </table:table-row>
        <table:table-row>
          <table:table-cell table:style-name="Défense.A2" office:value-type="string">
            <text:p text:style-name="Table_20_Contents">Stabilité défensiv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4 contre les tentatives de croc-en-jambes et +2 contre les bousculad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tyle de défense Pyrde</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Permet d'avoir +2 au toucher et -1 à la défense quand a réussi une défense contre un adversaire.</text:p>
          </table:table-cell>
          <table:table-cell table:style-name="Défense.A2" office:value-type="string">
            <text:p text:style-name="Table_20_Contents"/>
          </table:table-cell>
          <table:table-cell table:style-name="Défense.E2" office:value-type="string">
            <text:p text:style-name="Table_20_Contents">Ne coûte qu'un point aux Pyrdes.</text:p>
          </table:table-cell>
        </table:table-row>
        <table:table-row>
          <table:table-cell table:style-name="Défense.A2" office:value-type="string">
            <text:p text:style-name="Table_20_Contents">Arrêt</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Déclarer avant le tour de l'ennemi. Si défense réussi, permet de bloquer l'attaque et de rentrer en lutte avec l'arme de l'ennemi.</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Esprit lucid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Ajoute un malus de 2 à l'attaque si plus de 3 ennemis au corps-à-corp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Combattant exigu</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Lorsque combat dans un endroit restreint, permet d'utiliser la moitié de son bonus de réflexes.</text:p>
          </table:table-cell>
          <table:table-cell table:style-name="Défense.A2" office:value-type="string">
            <text:p text:style-name="Table_20_Contents"/>
          </table:table-cell>
          <table:table-cell table:style-name="Défense.E2" office:value-type="string">
            <text:p text:style-name="Table_20_Contents">Interdit toute pose de combat.</text:p>
          </table:table-cell>
        </table:table-row>
        <table:table-row table:style-name="Défense.7">
          <table:table-cell table:style-name="Défense.A2" office:value-type="string">
            <text:p text:style-name="Table_20_Contents">Combattant nocturn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1 à la défense dans l'obscurité.</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morti</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Réduit les dégâts d'2d4.</text:p>
          </table:table-cell>
          <table:table-cell table:style-name="Défense.A2" office:value-type="string">
            <text:p text:style-name="Table_20_Contents">4</text:p>
          </table:table-cell>
          <table:table-cell table:style-name="Défense.E2" office:value-type="string">
            <text:p text:style-name="Table_20_Contents">Non cumulable dans le même tour avec Autodéfense</text:p>
          </table:table-cell>
        </table:table-row>
        <table:table-row>
          <table:table-cell table:style-name="Défense.A2" office:value-type="string">
            <text:p text:style-name="Table_20_Contents">Couvert</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Permet de se mettre sous couvert et d'en augmenter la protection.</text:p>
          </table:table-cell>
          <table:table-cell table:style-name="Défense.A2" office:value-type="string">
            <text:p text:style-name="Table_20_Contents">0</text:p>
          </table:table-cell>
          <table:table-cell table:style-name="Défense.E2" office:value-type="string">
            <text:p text:style-name="Table_20_Contents"/>
          </table:table-cell>
        </table:table-row>
        <table:table-row>
          <table:table-cell table:style-name="Défense.A2" office:value-type="string">
            <text:p text:style-name="Table_20_Contents">Désarmement défensif</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Quand réussi une défense, peut relancer le jet de défense pour faire une tentative de désarmement.(Jet de défense[force] contre jet d'équilibre)</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Dispersion</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Permet de repousser de 1d4 mètres les ennemis adjacents. Ils peuvent porter une réplique avec un malus de 5 au toucher ou faire un jet d'équilibre contre force pour ne pas bouger.</text:p>
          </table:table-cell>
          <table:table-cell table:style-name="Défense.A2" office:value-type="string">
            <text:p text:style-name="Table_20_Contents">6</text:p>
          </table:table-cell>
          <table:table-cell table:style-name="Défense.E2" office:value-type="string">
            <text:p text:style-name="Table_20_Contents"/>
          </table:table-cell>
        </table:table-row>
        <text:soft-page-break/>
        <table:table-row>
          <table:table-cell table:style-name="Défense.A2" office:value-type="string">
            <text:p text:style-name="Table_20_Contents">Rebond</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Si tombe, peut faire un jet d'agilité (DD= 15)pour se relever directement.</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Réflexes accrus</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Ajoute +3 aux tests de réflexes visant à se défend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Entraînement mental</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2 contre les intrusions psychiqu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utodéfense</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Enlève 1d4 points de précision.</text:p>
          </table:table-cell>
          <table:table-cell table:style-name="Défense.A2" office:value-type="string">
            <text:p text:style-name="Table_20_Contents">8</text:p>
          </table:table-cell>
          <table:table-cell table:style-name="Défense.E2" office:value-type="string">
            <text:p text:style-name="Table_20_Contents">Non cumulable dans le même tour avec Amorti</text:p>
          </table:table-cell>
        </table:table-row>
        <table:table-row>
          <table:table-cell table:style-name="Défense.A2" office:value-type="string">
            <text:p text:style-name="Table_20_Contents">Défense statique</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Dure 1d6 tours. +2 à la défense quand statique.</text:p>
          </table:table-cell>
          <table:table-cell table:style-name="Défense.A2" office:value-type="string">
            <text:p text:style-name="Table_20_Contents">8</text:p>
          </table:table-cell>
          <table:table-cell table:style-name="Défense.E2" office:value-type="string">
            <text:p text:style-name="Table_20_Contents"/>
          </table:table-cell>
        </table:table-row>
        <table:table-row>
          <table:table-cell table:style-name="Défense.A2" office:value-type="string">
            <text:p text:style-name="Table_20_Contents">Défense concentrée</text:p>
            <text:p text:style-name="Table_20_Contents">1 pts</text:p>
          </table:table-cell>
          <table:table-cell table:style-name="Défense.A2" office:value-type="string">
            <text:p text:style-name="Table_20_Contents">Défense 3</text:p>
            <text:p text:style-name="Table_20_Contents">Concentration 3</text:p>
          </table:table-cell>
          <table:table-cell table:style-name="Défense.A2" office:value-type="string">
            <text:p text:style-name="Table_20_Contents">Permet de se concentrer sur un unique adversaire, lui infligeant 2 de malus de précision.(DD : 11+1/t).</text:p>
          </table:table-cell>
          <table:table-cell table:style-name="Défense.A2" office:value-type="string">
            <text:p text:style-name="Table_20_Contents">5</text:p>
          </table:table-cell>
          <table:table-cell table:style-name="Défense.E2" office:value-type="string">
            <text:p text:style-name="Table_20_Contents"/>
          </table:table-cell>
        </table:table-row>
        <table:table-row>
          <table:table-cell table:style-name="Défense.A2" office:value-type="string">
            <text:p text:style-name="Table_20_Contents">Parade de projectile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ose de combat. +5 contre les attaques à distances pour 1d4 tours</text:p>
          </table:table-cell>
          <table:table-cell table:style-name="Défense.A2" office:value-type="string">
            <text:p text:style-name="Table_20_Contents">6</text:p>
          </table:table-cell>
          <table:table-cell table:style-name="Défense.E2" office:value-type="string">
            <text:p text:style-name="Table_20_Contents"/>
          </table:table-cell>
        </table:table-row>
        <table:table-row>
          <table:table-cell table:style-name="Défense.A2" office:value-type="string">
            <text:p text:style-name="Table_20_Contents">Bras protecteur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eut encaisser une attaque à la main ou au bras (pair/impair)avant le dé de localisation.</text:p>
          </table:table-cell>
          <table:table-cell table:style-name="Défense.A2" office:value-type="string">
            <text:p text:style-name="Table_20_Contents">2</text:p>
          </table:table-cell>
          <table:table-cell table:style-name="Défense.E2" office:value-type="string">
            <text:p text:style-name="Table_20_Contents"/>
          </table:table-cell>
        </table:table-row>
        <table:table-row>
          <table:table-cell table:style-name="Défense.A2" office:value-type="string">
            <text:p text:style-name="Table_20_Contents">Défense fluide</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3 à la défense contre les armes lourdes si ne porte pas d'armu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ixième sens</text:p>
            <text:p text:style-name="Table_20_Contents">2 pts</text:p>
          </table:table-cell>
          <table:table-cell table:style-name="Défense.A2" office:value-type="string">
            <text:p text:style-name="Table_20_Contents">Défense 5</text:p>
          </table:table-cell>
          <table:table-cell table:style-name="Défense.A2" office:value-type="string">
            <text:p text:style-name="Table_20_Contents">+3 à la défense quand pris par surprise.</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Auto-projection</text:p>
            <text:p text:style-name="Table_20_Contents">1 pts</text:p>
          </table:table-cell>
          <table:table-cell table:style-name="Défense.A2" office:value-type="string">
            <text:p text:style-name="Table_20_Contents">Défense 5</text:p>
            <text:p text:style-name="Table_20_Contents">Acrobaties 3</text:p>
          </table:table-cell>
          <table:table-cell table:style-name="Défense.A2" office:value-type="string">
            <text:p text:style-name="Table_20_Contents">Quand encaisse un coup, peut faire un jet d'acrobaties pour s'éloigner directement.</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Essaimage</text:p>
            <text:p text:style-name="Table_20_Contents">1 pts</text:p>
          </table:table-cell>
          <table:table-cell table:style-name="Défense.A2" office:value-type="string">
            <text:p text:style-name="Table_20_Contents">Défense 5</text:p>
            <text:p text:style-name="Table_20_Contents">Dispersion</text:p>
          </table:table-cell>
          <table:table-cell table:style-name="Défense.A2" office:value-type="string">
            <text:p text:style-name="Table_20_Contents">Permet d'attaquer tous les ennemis choisissant de répliquer avant eux.</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Pose défensive</text:p>
            <text:p text:style-name="Table_20_Contents">2 pts</text:p>
          </table:table-cell>
          <table:table-cell table:style-name="Défense.A2" office:value-type="string">
            <text:p text:style-name="Table_20_Contents">Défense 7</text:p>
          </table:table-cell>
          <table:table-cell table:style-name="Défense.A2" office:value-type="string">
            <text:p text:style-name="Table_20_Contents">Pose de combat. Permet d'utiliser son bonus de réflexes en plus de celui d'agi pour se défendre pendant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row>
          <table:table-cell table:style-name="Défense.A2" office:value-type="string">
            <text:p text:style-name="Table_20_Contents">Éjection</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Jets de réflexes opposés. Si réussi, jet de force contre équilibre pour repousser l'adversaire (2 de différence <text:soft-page-break/>= 1 m de recul)</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Sur la défensive</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Pose de combat. Ajoute 1d10 à la défense si n'agit qu'une fois par round.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
      <text:p text:style-name="P19"/>
      <text:h text:style-name="Titre_5f_comp" text:outline-level="3"><text:bookmark-start text:name="__RefHeading__51302_888590389"/>Enchantement :<text:bookmark-end text:name="__RefHeading__51302_888590389"/></text:h>
      <text:p text:style-name="P5">Rapide.</text:p>
      <text:p text:style-name="P5"><text:tab/>[description]</text:p>
      <table:table table:name="Enchantement" table:style-name="Enchantement">
        <table:table-column table:style-name="Enchantement.A"/>
        <table:table-column table:style-name="Enchantement.B" table:number-columns-repeated="2"/>
        <table:table-column table:style-name="Enchantement.A"/>
        <table:table-row>
          <table:table-cell table:style-name="Enchantement.A1" office:value-type="string">
            <text:p text:style-name="Table_20_Contents">Pallier de compétences</text:p>
          </table:table-cell>
          <table:table-cell table:style-name="Enchantement.A1" office:value-type="string">
            <text:p text:style-name="Table_20_Contents">Aptitude</text:p>
          </table:table-cell>
          <table:table-cell table:style-name="Enchantement.A1" office:value-type="string">
            <text:p text:style-name="Table_20_Contents">Aptitude</text:p>
          </table:table-cell>
          <table:table-cell table:style-name="Enchantement.D1" office:value-type="string">
            <text:p text:style-name="Table_20_Contents">Aptitude</text:p>
          </table:table-cell>
        </table:table-row>
        <table:table-row>
          <table:table-cell table:style-name="Enchantement.A2" office:value-type="string">
            <text:p text:style-name="Table_20_Contents">Enchantement 1</text:p>
          </table:table-cell>
          <table:table-cell table:style-name="Enchantement.A2" office:value-type="string">
            <text:p text:style-name="Table_20_Contents"><text:span text:style-name="Police_20_par_20_défaut"><text:span text:style-name="T3">Spécialisation</text:span></text:span> : +3 pour enchanter une magie en particulier.</text:p>
          </table:table-cell>
          <table:table-cell table:style-name="Enchantement.A2" office:value-type="string">
            <text:p text:style-name="Table_20_Contents"><text:span text:style-name="Police_20_par_20_défaut"><text:span text:style-name="T3">Apprenti </text:span></text:span>: Ajoute un bonus supplémentaire de 1 quand participe à un enchantement.</text:p>
          </table:table-cell>
          <table:table-cell table:style-name="Enchantement.D2" office:value-type="string">
            <text:p text:style-name="Table_20_Contents"><text:span text:style-name="Police_20_par_20_défaut"><text:span text:style-name="T3">Formation complète : </text:span></text:span>+1 à tous les jets d'enchantement.</text:p>
          </table:table-cell>
        </table:table-row>
        <table:table-row>
          <table:table-cell table:style-name="Enchantement.A2" office:value-type="string">
            <text:p text:style-name="Table_20_Contents">Enchantement 3</text:p>
          </table:table-cell>
          <table:table-cell table:style-name="Enchantement.A2" office:value-type="string">
            <text:p text:style-name="Table_20_Contents"><text:span text:style-name="Police_20_par_20_défaut"><text:span text:style-name="T3">Sixième élément</text:span></text:span> : Permet de désenchanter un sixième item lors d'un enchantement.</text:p>
          </table:table-cell>
          <table:table-cell table:style-name="Enchantement.A2" office:value-type="string">
            <text:p text:style-name="Table_20_Contents"><text:span text:style-name="Police_20_par_20_défaut"><text:span text:style-name="T3">Art de la compression </text:span></text:span>: Réduit de moitié le malus de compression, et donne +2 supplémentaire pour une décompression.</text:p>
          </table:table-cell>
          <table:table-cell table:style-name="Enchantement.D2" office:value-type="string">
            <text:p text:style-name="Table_20_Contents"><text:span text:style-name="Police_20_par_20_défaut"><text:span text:style-name="T3">Désenchantement</text:span></text:span> : +5 à tous les jets de désenchantements.</text:p>
          </table:table-cell>
        </table:table-row>
        <table:table-row>
          <table:table-cell table:style-name="Enchantement.A2" office:value-type="string">
            <text:p text:style-name="Table_20_Contents">Enchantement 5</text:p>
          </table:table-cell>
          <table:table-cell table:style-name="Enchantement.A2" office:value-type="string">
            <text:p text:style-name="Table_20_Contents"><text:span text:style-name="Police_20_par_20_défaut"><text:span text:style-name="T3">Panoplie</text:span></text:span> : L'enchantement de liaison n'est pas comptabilisé dans la puissance magique de l'item. +1 à tous les jets d'enchantements.</text:p>
          </table:table-cell>
          <table:table-cell table:style-name="Enchantement.A2" office:value-type="string">
            <text:p text:style-name="Table_20_Contents"><text:span text:style-name="Police_20_par_20_défaut"><text:span text:style-name="T3">Enchanteur confirmé</text:span></text:span> : +2 à tous les jets d'enchantements, double la charge initiale des objets magiques.</text:p>
          </table:table-cell>
          <table:table-cell table:style-name="Enchantement.D2" office:value-type="string">
            <text:p text:style-name="Table_20_Contents"><text:span text:style-name="Police_20_par_20_défaut"><text:span text:style-name="T3">Enchantement à risque</text:span></text:span> : Offre une deuxième chance sur tous les jets d'enchantements au jet supérieur à 25.</text:p>
          </table:table-cell>
        </table:table-row>
        <table:table-row>
          <table:table-cell table:style-name="Enchantement.A2" office:value-type="string">
            <text:p text:style-name="Table_20_Contents">Enchantement 7</text:p>
          </table:table-cell>
          <table:table-cell table:style-name="Enchantement.A2" office:value-type="string">
            <text:p text:style-name="Table_20_Contents"><text:span text:style-name="Police_20_par_20_défaut"><text:span text:style-name="T3">Enchantement de cercle </text:span></text:span>: Permet d'ouvrir un cercle de 3 à 6 enchanteurs, offrant un bonus mutuel d'enchantement de moitié du niveau de l'ouvreur.</text:p>
          </table:table-cell>
          <table:table-cell table:style-name="Enchantement.A2" office:value-type="string">
            <text:p text:style-name="Table_20_Contents"><text:span text:style-name="Police_20_par_20_défaut"><text:span text:style-name="T3">Puissance de l'art </text:span></text:span>: +2 aux jets d'enchantements, offre un bonus de +4 pour toutes les extensions de puissance.</text:p>
          </table:table-cell>
          <table:table-cell table:style-name="Enchantement.D2" office:value-type="string">
            <text:p text:style-name="Table_20_Contents"><text:span text:style-name="Police_20_par_20_défaut"><text:span text:style-name="T3">Brise-magie </text:span></text:span>: Peut désenchanter jusqu'à 10 mètres, +5 pour désenchanter et +2 pour contresort.</text:p>
          </table:table-cell>
        </table:table-row>
        <table:table-row>
          <table:table-cell table:style-name="Enchantement.A2" office:value-type="string">
            <text:p text:style-name="Table_20_Contents">Enchantement 10</text:p>
          </table:table-cell>
          <table:table-cell table:style-name="Enchantement.A2" office:value-type="string">
            <text:p text:style-name="Table_20_Contents"><text:span text:style-name="Police_20_par_20_défaut"><text:span text:style-name="T3">Accomplissement :</text:span></text:span> +4 pour tous les jets concernant la magie.</text:p>
          </table:table-cell>
          <table:table-cell table:style-name="Enchantement.A2" office:value-type="string">
            <text:p text:style-name="Table_20_Contents"><text:span text:style-name="Police_20_par_20_défaut"><text:span text:style-name="T3">Enchanteur de légende </text:span></text:span>: +30 pour désenchanter les items enchantés, +6 à tous les jets d'enchantements.</text:p>
          </table:table-cell>
          <table:table-cell table:style-name="Enchantement.D2" office:value-type="string">
            <text:p text:style-name="Table_20_Contents"><text:span text:style-name="Police_20_par_20_défaut"><text:span text:style-name="T3">Recyclage magique </text:span></text:span>: Désenchanter ne brise plus la puissance magique d'un item : il peut donc être réenchanter. +2 à <text:soft-page-break/>tous les jets d'enchantements.</text:p>
          </table:table-cell>
        </table:table-row>
      </table:table>
      <text:p text:style-name="P5"/>
      <text:h text:style-name="Titre_5f_comp" text:outline-level="3"><text:bookmark-start text:name="__RefHeading__32653_573184658"/>Escalade :<text:bookmark-end text:name="__RefHeading__32653_573184658"/></text:h>
      <text:p text:style-name="P5">Rapide.</text:p>
      <text:p text:style-name="P5"><text:tab/>[description]</text:p>
      <table:table table:name="Escalade" table:style-name="Escalade">
        <table:table-column table:style-name="Escalade.A"/>
        <table:table-column table:style-name="Escalade.B"/>
        <table:table-column table:style-name="Escalade.C"/>
        <table:table-column table:style-name="Escalade.D"/>
        <table:table-row>
          <table:table-cell table:style-name="Escalade.A1" office:value-type="string">
            <text:p text:style-name="Table_20_Contents">Pallier de compétence</text:p>
          </table:table-cell>
          <table:table-cell table:style-name="Escalade.A1" office:value-type="string">
            <text:p text:style-name="Table_20_Contents">Aptitude</text:p>
          </table:table-cell>
          <table:table-cell table:style-name="Escalade.A1" office:value-type="string">
            <text:p text:style-name="Table_20_Contents">Aptitude</text:p>
          </table:table-cell>
          <table:table-cell table:style-name="Escalade.D1" office:value-type="string">
            <text:p text:style-name="Table_20_Contents">Aptitude</text:p>
          </table:table-cell>
        </table:table-row>
        <table:table-row>
          <table:table-cell table:style-name="Escalade.A2" office:value-type="string">
            <text:p text:style-name="Table_20_Contents">Escalade 1</text:p>
          </table:table-cell>
          <table:table-cell table:style-name="Escalade.A2" office:value-type="string">
            <text:p text:style-name="Table_20_Contents"><text:span text:style-name="Police_20_par_20_défaut"><text:span text:style-name="T3">Montée assurée</text:span></text:span> : +1 à tous les jets d'escalade.</text:p>
          </table:table-cell>
          <table:table-cell table:style-name="Escalade.A2" office:value-type="string">
            <text:p text:style-name="Table_20_Contents"><text:span text:style-name="Police_20_par_20_défaut"><text:span text:style-name="T3">Rattrapage</text:span></text:span> : Permet de relancer un jet d'escalade par jour.</text:p>
          </table:table-cell>
          <table:table-cell table:style-name="Escalade.D2" office:value-type="string">
            <text:p text:style-name="Table_20_Contents"><text:span text:style-name="Police_20_par_20_défaut"><text:span text:style-name="T3">Vertige </text:span></text:span>: +2 pour monter quand non assuré à plus de 20 mètres.</text:p>
          </table:table-cell>
        </table:table-row>
        <table:table-row>
          <table:table-cell table:style-name="Escalade.A2" office:value-type="string">
            <text:p text:style-name="Table_20_Contents">Escalade 3</text:p>
          </table:table-cell>
          <table:table-cell table:style-name="Escalade.A2" office:value-type="string">
            <text:p text:style-name="Table_20_Contents"><text:span text:style-name="Police_20_par_20_défaut"><text:span text:style-name="T3">Montée en finesse </text:span></text:span>: Permet d'utiliser son bonus d'agilité sur certaines prises.</text:p>
          </table:table-cell>
          <table:table-cell table:style-name="Escalade.A2" office:value-type="string">
            <text:p text:style-name="Table_20_Contents"><text:span text:style-name="Police_20_par_20_défaut"><text:span text:style-name="T3">Prise solide </text:span></text:span>: +3 pour rester accroché à une prise.</text:p>
          </table:table-cell>
          <table:table-cell table:style-name="Escalade.D2" office:value-type="string">
            <text:p text:style-name="Table_20_Contents"><text:span text:style-name="Police_20_par_20_défaut"><text:span text:style-name="T3">Performance</text:span></text:span> : +4 sur un jet d'escalade/ 1/j.</text:p>
          </table:table-cell>
        </table:table-row>
        <table:table-row>
          <table:table-cell table:style-name="Escalade.A2" office:value-type="string">
            <text:p text:style-name="Table_20_Contents">Escalade 5</text:p>
          </table:table-cell>
          <table:table-cell table:style-name="Escalade.A2" office:value-type="string">
            <text:p text:style-name="Table_20_Contents"><text:span text:style-name="Police_20_par_20_défaut"><text:span text:style-name="T3">Pinces de crabes</text:span></text:span> : +4 pour grimper lorsque les 2 mains ont une prise sûre.</text:p>
          </table:table-cell>
          <table:table-cell table:style-name="Escalade.A2" office:value-type="string">
            <text:p text:style-name="Table_20_Contents"><text:span text:style-name="Police_20_par_20_défaut"><text:span text:style-name="T3">Position de moindre effort</text:span></text:span> : Votre personnage sait trouver les positions et les prises qui lui permettent de se reposer.</text:p>
          </table:table-cell>
          <table:table-cell table:style-name="Escalade.D2" office:value-type="string">
            <text:p text:style-name="Table_20_Contents"><text:span text:style-name="Police_20_par_20_défaut"><text:span text:style-name="T3">Aide</text:span></text:span> : Permet de fournir un bonus de +3 à quelqu'un en l'aidant à grimper.</text:p>
          </table:table-cell>
        </table:table-row>
        <table:table-row>
          <table:table-cell table:style-name="Escalade.A2" office:value-type="string">
            <text:p text:style-name="Table_20_Contents">Escalade 7</text:p>
          </table:table-cell>
          <table:table-cell table:style-name="Escalade.A2" office:value-type="string">
            <text:p text:style-name="Table_20_Contents"><text:span text:style-name="Police_20_par_20_défaut"><text:span text:style-name="T3">Expert </text:span></text:span>: Pas de malus lorsque essoufflé ou fatigué.</text:p>
          </table:table-cell>
          <table:table-cell table:style-name="Escalade.A2" office:value-type="string">
            <text:p text:style-name="Table_20_Contents"><text:span text:style-name="Police_20_par_20_défaut"><text:span text:style-name="T3">Combat d'araignées</text:span></text:span> : Pas de malus pour se battre si a 2 appuis.</text:p>
          </table:table-cell>
          <table:table-cell table:style-name="Escalade.D2" office:value-type="string">
            <text:p text:style-name="Table_20_Contents"><text:span text:style-name="Police_20_par_20_défaut"><text:span text:style-name="T3">Force d'esprit</text:span></text:span> : Permet d'ajouter son bonus de volonté à un jet associé à la force 1/j.</text:p>
          </table:table-cell>
        </table:table-row>
        <table:table-row>
          <table:table-cell table:style-name="Escalade.A2" office:value-type="string">
            <text:p text:style-name="Table_20_Contents">Escalade 10</text:p>
          </table:table-cell>
          <table:table-cell table:style-name="Escalade.A2" office:value-type="string">
            <text:p text:style-name="Table_20_Contents"><text:span text:style-name="Police_20_par_20_défaut"><text:span text:style-name="T3">Gravité atténuée </text:span></text:span>: Pas de malus quelque soit la position pour grimper. +3 à tous les jets d'escalade, réduit les dégâts de chute.</text:p>
          </table:table-cell>
          <table:table-cell table:style-name="Escalade.A2" office:value-type="string">
            <text:p text:style-name="Table_20_Contents"><text:span text:style-name="Police_20_par_20_défaut"><text:span text:style-name="T3">9C+ ?</text:span></text:span>: +8 aux jets d'escalade pour 1d4 tours, entre automatique dans l'état déficient pour 1d4 tours. 1/jour.</text:p>
          </table:table-cell>
          <table:table-cell table:style-name="Escalade.D2" office:value-type="string">
            <text:p text:style-name="Table_20_Contents"><text:span text:style-name="Police_20_par_20_défaut"><text:span text:style-name="T3">Rapidité </text:span></text:span>: Tous les jets sont comptés comme +4 de supérieur concernant la vitesse d'escalade.</text:p>
          </table:table-cell>
        </table:table-row>
      </table:table>
      <text:p text:style-name="Text_20_body"/>
      <text:h text:style-name="Titre_5f_comp" text:outline-level="3"><text:bookmark-start text:name="__RefHeading__16169_1582110657"/>Équilibre :<text:bookmark-end text:name="__RefHeading__16169_1582110657"/></text:h>
      <text:p text:style-name="P5">Rapide.</text:p>
      <text:p text:style-name="P5"><text:tab/>[description]</text:p>
      <table:table table:name="Équilibre" table:style-name="Équilibre">
        <table:table-column table:style-name="Équilibre.A"/>
        <table:table-column table:style-name="Équilibre.B" table:number-columns-repeated="2"/>
        <table:table-row>
          <table:table-cell table:style-name="Équilibre.A1" office:value-type="string">
            <text:p text:style-name="Table_20_Contents">Pallier de compétence</text:p>
          </table:table-cell>
          <table:table-cell table:style-name="Équilibre.A1" office:value-type="string">
            <text:p text:style-name="Table_20_Contents">Aptitude</text:p>
          </table:table-cell>
          <table:table-cell table:style-name="Équilibre.C1" office:value-type="string">
            <text:p text:style-name="Table_20_Contents">Aptitude</text:p>
          </table:table-cell>
        </table:table-row>
        <text:soft-page-break/>
        <table:table-row table:style-name="Équilibre.2">
          <table:table-cell table:style-name="Équilibre.A2" office:value-type="string">
            <text:p text:style-name="Table_20_Contents">Équilibre 1</text:p>
          </table:table-cell>
          <table:table-cell table:style-name="Équilibre.A2" office:value-type="string">
            <text:p text:style-name="Table_20_Contents"><text:span text:style-name="Police_20_par_20_défaut"><text:span text:style-name="T3">École du cirque : </text:span></text:span>+3 au jet d'équilibre pour pouvoir prendre appui.</text:p>
          </table:table-cell>
          <table:table-cell table:style-name="Équilibre.C2" office:value-type="string">
            <text:p text:style-name="Table_20_Contents"><text:span text:style-name="Police_20_par_20_défaut"><text:span text:style-name="T3">Solide sur jambes</text:span></text:span> : +2 contre le renversement.</text:p>
          </table:table-cell>
        </table:table-row>
        <table:table-row>
          <table:table-cell table:style-name="Équilibre.A2" office:value-type="string">
            <text:p text:style-name="Table_20_Contents">Équilibre 3</text:p>
          </table:table-cell>
          <table:table-cell table:style-name="Équilibre.A2" office:value-type="string">
            <text:p text:style-name="Table_20_Contents"><text:span text:style-name="Police_20_par_20_défaut"><text:span text:style-name="T3">Pied sûr </text:span></text:span>: +2 à tous les jets d'équilibre associé à l'agilité.</text:p>
          </table:table-cell>
          <table:table-cell table:style-name="Équilibre.C2" office:value-type="string">
            <text:p text:style-name="Table_20_Contents"><text:span text:style-name="Police_20_par_20_défaut"><text:span text:style-name="T3">Poigne sûre </text:span></text:span>: +2 contre le désarmement.</text:p>
          </table:table-cell>
        </table:table-row>
        <table:table-row>
          <table:table-cell table:style-name="Équilibre.A2" office:value-type="string">
            <text:p text:style-name="Table_20_Contents">Équilibre 5</text:p>
          </table:table-cell>
          <table:table-cell table:style-name="Équilibre.A2" office:value-type="string">
            <text:p text:style-name="Table_20_Contents"><text:span text:style-name="Police_20_par_20_défaut"><text:span text:style-name="T3">Course funambulesque</text:span></text:span> : Permet d'utiliser Équilibre pour les courses en équilibre. +1 aux jets d'équilibre.</text:p>
          </table:table-cell>
          <table:table-cell table:style-name="Équilibre.C2" office:value-type="string">
            <text:p text:style-name="Table_20_Contents"><text:span text:style-name="Police_20_par_20_défaut"><text:span text:style-name="T3">Ancré </text:span></text:span>: +4 contre les poussées.</text:p>
          </table:table-cell>
        </table:table-row>
        <table:table-row>
          <table:table-cell table:style-name="Équilibre.A2" office:value-type="string">
            <text:p text:style-name="Table_20_Contents">Équilibre 7</text:p>
          </table:table-cell>
          <table:table-cell table:style-name="Équilibre.A2" office:value-type="string">
            <text:p text:style-name="Table_20_Contents"><text:span text:style-name="Police_20_par_20_défaut"><text:span text:style-name="T3">Maître équilibriste </text:span></text:span>: Permet de relancer jusqu'à 3 jets par jour.</text:p>
          </table:table-cell>
          <table:table-cell table:style-name="Équilibre.C2" office:value-type="string">
            <text:p text:style-name="Table_20_Contents"><text:span text:style-name="Police_20_par_20_défaut"><text:span text:style-name="T3">Réception </text:span></text:span>: +1 pour recevoir les charges, +2 contre le renversement et les poussées.</text:p>
          </table:table-cell>
        </table:table-row>
        <table:table-row>
          <table:table-cell table:style-name="Équilibre.A2" office:value-type="string">
            <text:p text:style-name="Table_20_Contents">Équilibre 10</text:p>
          </table:table-cell>
          <table:table-cell table:style-name="Équilibre.A2" office:value-type="string">
            <text:p text:style-name="Table_20_Contents"><text:span text:style-name="Police_20_par_20_défaut"><text:span text:style-name="T3">Agilité extraordinaire : </text:span></text:span>Lorsqu'en équilibre, double son agilité.</text:p>
          </table:table-cell>
          <table:table-cell table:style-name="Équilibre.C2" office:value-type="string">
            <text:p text:style-name="Table_20_Contents"><text:span text:style-name="Police_20_par_20_défaut"><text:span text:style-name="T3">Force extraordinaire</text:span></text:span> : Lorsqu'en équilibre, double sa force.</text:p>
          </table:table-cell>
        </table:table-row>
      </table:table>
      <text:p text:style-name="P5"/>
      <text:h text:style-name="Titre_5f_comp" text:outline-level="3"><text:bookmark-start text:name="__RefHeading__16171_1582110657"/>Équitation :<text:bookmark-end text:name="__RefHeading__16171_1582110657"/></text:h>
      <text:p text:style-name="P5">Rapide.</text:p>
      <table:table table:name="Équitation" table:style-name="Équitation">
        <table:table-column table:style-name="Équitation.A"/>
        <table:table-column table:style-name="Équitation.B" table:number-columns-repeated="2"/>
        <table:table-column table:style-name="Équitation.A"/>
        <table:table-row>
          <table:table-cell table:style-name="Équitation.A1" office:value-type="string">
            <text:p text:style-name="Table_20_Contents">Pallier de compétence</text:p>
          </table:table-cell>
          <table:table-cell table:style-name="Équitation.A1" office:value-type="string">
            <text:p text:style-name="Table_20_Contents">Aptitude</text:p>
          </table:table-cell>
          <table:table-cell table:style-name="Équitation.A1" office:value-type="string">
            <text:p text:style-name="Table_20_Contents">Aptitude</text:p>
          </table:table-cell>
          <table:table-cell table:style-name="Équitation.D1" office:value-type="string">
            <text:p text:style-name="Table_20_Contents">Aptitude</text:p>
          </table:table-cell>
        </table:table-row>
        <table:table-row>
          <table:table-cell table:style-name="Équitation.A2" office:value-type="string">
            <text:p text:style-name="Table_20_Contents">Équitation 1</text:p>
          </table:table-cell>
          <table:table-cell table:style-name="Équitation.A2" office:value-type="string">
            <text:p text:style-name="Table_20_Contents"><text:span text:style-name="Police_20_par_20_défaut"><text:span text:style-name="T3">Chevauchée sûre</text:span></text:span> : +2 pour rester sur la monture.</text:p>
          </table:table-cell>
          <table:table-cell table:style-name="Équitation.A2" office:value-type="string">
            <text:p text:style-name="Table_20_Contents"><text:span text:style-name="Police_20_par_20_défaut"><text:span text:style-name="T3">Manœuvre osée </text:span></text:span>: +2 lorsque le DD est supérieur à 20.</text:p>
          </table:table-cell>
          <table:table-cell table:style-name="Équitation.D2" office:value-type="string">
            <text:p text:style-name="Table_20_Contents"><text:span text:style-name="Police_20_par_20_défaut"><text:span text:style-name="T3">Cavalier novice</text:span></text:span> : +1 à tous les jets d'Équitation.</text:p>
          </table:table-cell>
        </table:table-row>
        <table:table-row>
          <table:table-cell table:style-name="Équitation.A2" office:value-type="string">
            <text:p text:style-name="Table_20_Contents">Équitation 3</text:p>
          </table:table-cell>
          <table:table-cell table:style-name="Équitation.A2" office:value-type="string">
            <text:p text:style-name="Table_20_Contents"><text:span text:style-name="Police_20_par_20_défaut"><text:span text:style-name="T3">Chevauchée de vitesse</text:span></text:span> : +2 pour les jets visant à aller plus vite.</text:p>
          </table:table-cell>
          <table:table-cell table:style-name="Équitation.A2" office:value-type="string">
            <text:p text:style-name="Table_20_Contents"><text:span text:style-name="Police_20_par_20_défaut"><text:span text:style-name="T3">Saut </text:span></text:span>: +3 sur tous les jets de sauts à dos d'une monture.</text:p>
          </table:table-cell>
          <table:table-cell table:style-name="Équitation.D2" office:value-type="string">
            <text:p text:style-name="Table_20_Contents"><text:span text:style-name="Police_20_par_20_défaut"><text:span text:style-name="T3">Cavalier attentionné</text:span></text:span> : +1 pour tous les jets à propos de la monture.</text:p>
          </table:table-cell>
        </table:table-row>
        <table:table-row>
          <table:table-cell table:style-name="Équitation.A2" office:value-type="string">
            <text:p text:style-name="Table_20_Contents">Équitation 5</text:p>
          </table:table-cell>
          <table:table-cell table:style-name="Équitation.A2" office:value-type="string">
            <text:p text:style-name="Table_20_Contents"><text:span text:style-name="Police_20_par_20_défaut"><text:span text:style-name="T3">Chevauchée esthétique</text:span></text:span> : +5 à tous les jets pour ce qui est de la tenue sur monture/de la monture.</text:p>
          </table:table-cell>
          <table:table-cell table:style-name="Équitation.A2" office:value-type="string">
            <text:p text:style-name="Table_20_Contents"><text:span text:style-name="Police_20_par_20_défaut"><text:span text:style-name="T3">Arrêt net</text:span></text:span> : +4 pour s'arrêter/Stopper sa monture.</text:p>
          </table:table-cell>
          <table:table-cell table:style-name="Équitation.D2" office:value-type="string">
            <text:p text:style-name="Table_20_Contents"><text:span text:style-name="Police_20_par_20_défaut"><text:span text:style-name="T3">Cavalier de combat</text:span></text:span> : +1 pour tous les jets de combat, et +2 aux jets d'Équitation.</text:p>
          </table:table-cell>
        </table:table-row>
        <text:soft-page-break/>
        <table:table-row table:style-name="Équitation.5">
          <table:table-cell table:style-name="Équitation.A2" office:value-type="string">
            <text:p text:style-name="Table_20_Contents">Équitation 7</text:p>
          </table:table-cell>
          <table:table-cell table:style-name="Équitation.A2" office:value-type="string">
            <text:p text:style-name="Table_20_Contents"><text:span text:style-name="Police_20_par_20_défaut"><text:span text:style-name="T3">Chevauchée de maître</text:span></text:span> : Permet de faire « 15 » 1/jour.</text:p>
          </table:table-cell>
          <table:table-cell table:style-name="Équitation.A2" office:value-type="string">
            <text:p text:style-name="Table_20_Contents"><text:span text:style-name="Police_20_par_20_défaut"><text:span text:style-name="T3">Monture de prédilection</text:span></text:span> : Choisis un type de monture, la monture a +1 à tous ses jets. +1 à tous les jets d'Équitation associée à ce type de monture.</text:p>
          </table:table-cell>
          <table:table-cell table:style-name="Équitation.D2" office:value-type="string">
            <text:p text:style-name="Table_20_Contents"><text:span text:style-name="Police_20_par_20_défaut"><text:span text:style-name="T3">Cavalier émérite </text:span></text:span>: +3 à tous les jets d'équitation.</text:p>
          </table:table-cell>
        </table:table-row>
        <table:table-row>
          <table:table-cell table:style-name="Équitation.A2" office:value-type="string">
            <text:p text:style-name="Table_20_Contents">Équitation 10</text:p>
          </table:table-cell>
          <table:table-cell table:style-name="Équitation.A2" office:value-type="string">
            <text:p text:style-name="Table_20_Contents"><text:span text:style-name="Police_20_par_20_défaut"><text:span text:style-name="T3">Chevauchée héroïque </text:span></text:span>: +8 à tous les jets d'Équitation . 2/j.</text:p>
          </table:table-cell>
          <table:table-cell table:style-name="Équitation.A2" office:value-type="string">
            <text:p text:style-name="Table_20_Contents"><text:span text:style-name="Police_20_par_20_défaut"><text:span text:style-name="T3">Vengeance</text:span></text:span> : En cas de décès d'une monture du cavalier, +4 à tous les jets pour la venger.</text:p>
          </table:table-cell>
          <table:table-cell table:style-name="Équitation.D2" office:value-type="string">
            <text:p text:style-name="Table_20_Contents"><text:span text:style-name="Police_20_par_20_défaut"><text:span text:style-name="T3">Cavalier de légende</text:span></text:span> : +4 à tous les jets d'Équitation.</text:p>
          </table:table-cell>
        </table:table-row>
      </table:table>
      <text:p text:style-name="P5"/>
      <text:h text:style-name="Titre_5f_comp" text:outline-level="3"><text:bookmark-start text:name="__RefHeading__32655_573184658"/>Perception :<text:bookmark-end text:name="__RefHeading__32655_573184658"/></text:h>
      <text:p text:style-name="P5">Rapide.</text:p>
      <text:p text:style-name="P5"><text:tab/>[description]</text:p>
      <table:table table:name="Perception" table:style-name="Perception">
        <table:table-column table:style-name="Perception.A" table:number-columns-repeated="2"/>
        <table:table-column table:style-name="Perception.C"/>
        <table:table-column table:style-name="Perception.A"/>
        <table:table-column table:style-name="Perception.E"/>
        <table:table-row>
          <table:table-cell table:style-name="Perception.A1" office:value-type="string">
            <text:p text:style-name="Table_20_Contents">Pallier de compétenc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E1" office:value-type="string">
            <text:p text:style-name="Table_20_Contents">Aptitude</text:p>
          </table:table-cell>
        </table:table-row>
        <table:table-row>
          <table:table-cell table:style-name="Perception.A2" office:value-type="string">
            <text:p text:style-name="Table_20_Contents">Perception 1</text:p>
          </table:table-cell>
          <table:table-cell table:style-name="Perception.A2" office:value-type="string">
            <text:p text:style-name="Table_20_Contents"><text:span text:style-name="Police_20_par_20_défaut"><text:span text:style-name="T3">Bonne vue</text:span></text:span> : +2 sur les jets associés à la vue.</text:p>
          </table:table-cell>
          <table:table-cell table:style-name="Perception.A2" office:value-type="string">
            <text:p text:style-name="Table_20_Contents"><text:span text:style-name="Police_20_par_20_défaut"><text:span text:style-name="T3">Bonne ouïe </text:span></text:span>: +2 sur les jets associés à l'oreille.</text:p>
          </table:table-cell>
          <table:table-cell table:style-name="Perception.A2" office:value-type="string">
            <text:p text:style-name="Table_20_Contents"><text:span text:style-name="Police_20_par_20_défaut"><text:span text:style-name="T3">Intuition </text:span></text:span>: +3 contre Discrétion/Escamotage</text:p>
          </table:table-cell>
          <table:table-cell table:style-name="Perception.E2" office:value-type="string">
            <text:p text:style-name="Table_20_Contents"><text:span text:style-name="Police_20_par_20_défaut"><text:span text:style-name="T3">Attentif</text:span></text:span> : +1 sur tous les jets de perception.</text:p>
          </table:table-cell>
        </table:table-row>
        <table:table-row>
          <table:table-cell table:style-name="Perception.A2" office:value-type="string">
            <text:p text:style-name="Table_20_Contents">Perception 3</text:p>
          </table:table-cell>
          <table:table-cell table:style-name="Perception.A2" office:value-type="string">
            <text:p text:style-name="Table_20_Contents"><text:span text:style-name="Police_20_par_20_défaut"><text:span text:style-name="T3">Hawkeye</text:span></text:span> : +1 sur les tirs de précision.</text:p>
          </table:table-cell>
          <table:table-cell table:style-name="Perception.A2" office:value-type="string">
            <text:p text:style-name="Table_20_Contents"><text:span text:style-name="Police_20_par_20_défaut"><text:span text:style-name="T3">Cône directif</text:span></text:span> : +2 pour entendre la direction d'un bruit.</text:p>
          </table:table-cell>
          <table:table-cell table:style-name="Perception.A2" office:value-type="string">
            <text:p text:style-name="Table_20_Contents"><text:span text:style-name="Police_20_par_20_défaut"><text:span text:style-name="T3">Papilles développées </text:span></text:span>: +4 pour les jets de perception associés au goût.</text:p>
          </table:table-cell>
          <table:table-cell table:style-name="Perception.E2" office:value-type="string">
            <text:p text:style-name="Table_20_Contents"><text:span text:style-name="Police_20_par_20_défaut"><text:span text:style-name="T3">Détails</text:span></text:span> : Les renseignements obtenus sont plus détaillés.</text:p>
          </table:table-cell>
        </table:table-row>
        <table:table-row>
          <table:table-cell table:style-name="Perception.A2" office:value-type="string">
            <text:p text:style-name="Table_20_Contents">Perception 5</text:p>
          </table:table-cell>
          <table:table-cell table:style-name="Perception.A2" office:value-type="string">
            <text:p text:style-name="Table_20_Contents"><text:span text:style-name="Police_20_par_20_défaut"><text:span text:style-name="T3">Vue prolongée </text:span></text:span>: Votre personnage voit plus loin de 20%.</text:p>
          </table:table-cell>
          <table:table-cell table:style-name="Perception.A2" office:value-type="string">
            <text:p text:style-name="Table_20_Contents"><text:span text:style-name="Police_20_par_20_défaut"><text:span text:style-name="T3">Concentré</text:span></text:span> : +2 sur les jets associés à l'oreille si se concentre sur ce jet.</text:p>
          </table:table-cell>
          <table:table-cell table:style-name="Perception.A2" office:value-type="string">
            <text:p text:style-name="Table_20_Contents"><text:span text:style-name="Police_20_par_20_défaut"><text:span text:style-name="T3">Tactile </text:span></text:span>: +2 pour tous les jets à tâtons.</text:p>
          </table:table-cell>
          <table:table-cell table:style-name="Perception.E2" office:value-type="string">
            <text:p text:style-name="Table_20_Contents"><text:span text:style-name="Police_20_par_20_défaut"><text:span text:style-name="T3">Pressentiment</text:span></text:span> : Permet de relancer un jet de perception loupé. 1/j.</text:p>
          </table:table-cell>
        </table:table-row>
        <table:table-row>
          <table:table-cell table:style-name="Perception.A2" office:value-type="string">
            <text:p text:style-name="Table_20_Contents">Perception 7</text:p>
          </table:table-cell>
          <table:table-cell table:style-name="Perception.A2" office:value-type="string">
            <text:p text:style-name="Table_20_Contents"><text:span text:style-name="Police_20_par_20_défaut"><text:span text:style-name="T3">Averti</text:span></text:span> : +3 aux jets associés à la vue si connait ce qu'il doit chercher.</text:p>
          </table:table-cell>
          <table:table-cell table:style-name="Perception.A2" office:value-type="string">
            <text:p text:style-name="Table_20_Contents"><text:span text:style-name="Police_20_par_20_défaut"><text:span text:style-name="T3">Oreille fine</text:span></text:span> : Permet de dissocier les bruits . +1 à tous les jets associés à l'oreille.</text:p>
          </table:table-cell>
          <table:table-cell table:style-name="Perception.A2" office:value-type="string">
            <text:p text:style-name="Table_20_Contents"><text:span text:style-name="Police_20_par_20_défaut"><text:span text:style-name="T3">Pistage </text:span></text:span>: +3 pour pister.</text:p>
          </table:table-cell>
          <table:table-cell table:style-name="Perception.E2" office:value-type="string">
            <text:p text:style-name="Table_20_Contents"><text:span text:style-name="Police_20_par_20_défaut"><text:span text:style-name="T3">Méfiant</text:span></text:span> : +2 sur tous les jets dans le silence.</text:p>
          </table:table-cell>
        </table:table-row>
        <table:table-row>
          <table:table-cell table:style-name="Perception.A2" office:value-type="string">
            <text:p text:style-name="Table_20_Contents">Perception 10</text:p>
          </table:table-cell>
          <table:table-cell table:style-name="Perception.A2" office:value-type="string">
            <text:p text:style-name="Table_20_Contents"><text:span text:style-name="Police_20_par_20_défaut"><text:span text:style-name="T3">Nyctalope </text:span></text:span>: Permet de voir à 12 mètres dans l'obscurité.</text:p>
          </table:table-cell>
          <table:table-cell table:style-name="Perception.A2" office:value-type="string">
            <text:p text:style-name="Table_20_Contents"><text:span text:style-name="Police_20_par_20_défaut"><text:span text:style-name="T3">Oreille absolue </text:span></text:span>: +6 sur tous les jets de perception auditive.</text:p>
          </table:table-cell>
          <table:table-cell table:style-name="Perception.A2" office:value-type="string">
            <text:p text:style-name="Table_20_Contents"><text:span text:style-name="Police_20_par_20_défaut"><text:span text:style-name="T3">Complet</text:span></text:span> : +3 sur tous les jets de perception.</text:p>
          </table:table-cell>
          <table:table-cell table:style-name="Perception.E2" office:value-type="string">
            <text:p text:style-name="Table_20_Contents"><text:span text:style-name="Police_20_par_20_défaut"><text:span text:style-name="T3">Perception des vibrations </text:span></text:span>: Permet d'avoir la perception des <text:soft-page-break/>vibrations sur 9 mètres.</text:p>
          </table:table-cell>
        </table:table-row>
      </table:table>
      <text:p text:style-name="P5"/>
      <text:h text:style-name="Titre_5f_comp" text:outline-level="3"><text:bookmark-start text:name="__RefHeading__16332_116511997"/>Vol :<text:bookmark-end text:name="__RefHeading__16332_116511997"/></text:h>
      <text:p text:style-name="P5">Rapide.</text:p>
      <text:p text:style-name="P5"><text:tab/>[description]</text:p>
      <table:table table:name="Vol" table:style-name="Vol">
        <table:table-column table:style-name="Vol.A"/>
        <table:table-column table:style-name="Vol.B" table:number-columns-repeated="2"/>
        <table:table-column table:style-name="Vol.A"/>
        <table:table-row>
          <table:table-cell table:style-name="Vol.A1" office:value-type="string">
            <text:p text:style-name="Table_20_Contents">Pallier de compétence</text:p>
          </table:table-cell>
          <table:table-cell table:style-name="Vol.A1" office:value-type="string">
            <text:p text:style-name="Table_20_Contents">Aptitude</text:p>
          </table:table-cell>
          <table:table-cell table:style-name="Vol.A1" office:value-type="string">
            <text:p text:style-name="Table_20_Contents">Aptitude</text:p>
          </table:table-cell>
          <table:table-cell table:style-name="Vol.D1" office:value-type="string">
            <text:p text:style-name="Table_20_Contents">Aptitude</text:p>
          </table:table-cell>
        </table:table-row>
        <table:table-row>
          <table:table-cell table:style-name="Vol.A2" office:value-type="string">
            <text:p text:style-name="Table_20_Contents">Vol 1</text:p>
          </table:table-cell>
          <table:table-cell table:style-name="Vol.A2" office:value-type="string">
            <text:p text:style-name="Table_20_Contents"><text:span text:style-name="Police_20_par_20_défaut"><text:span text:style-name="T3">Planeur :</text:span></text:span> +4 pour planer.</text:p>
          </table:table-cell>
          <table:table-cell table:style-name="Vol.A2" office:value-type="string">
            <text:p text:style-name="Table_20_Contents"><text:span text:style-name="Police_20_par_20_défaut"><text:span text:style-name="T3">Casse-cou </text:span></text:span>: +2 pour les acrobaties aériennes.</text:p>
          </table:table-cell>
          <table:table-cell table:style-name="Vol.D2" office:value-type="string">
            <text:p text:style-name="Table_20_Contents"><text:span text:style-name="Police_20_par_20_défaut"><text:span text:style-name="T3">Oisillon </text:span></text:span>: +1 sur tous les jets de vol.</text:p>
          </table:table-cell>
        </table:table-row>
        <table:table-row>
          <table:table-cell table:style-name="Vol.A2" office:value-type="string">
            <text:p text:style-name="Table_20_Contents">Vol 3</text:p>
          </table:table-cell>
          <table:table-cell table:style-name="Vol.A2" office:value-type="string">
            <text:p text:style-name="Table_20_Contents"><text:span text:style-name="Police_20_par_20_défaut"><text:span text:style-name="T3">Chandelle</text:span></text:span> : +4 pour se redresser lors d'un crash. 1/j.</text:p>
          </table:table-cell>
          <table:table-cell table:style-name="Vol.A2" office:value-type="string">
            <text:p text:style-name="Table_20_Contents"><text:span text:style-name="Police_20_par_20_défaut"><text:span text:style-name="T3">Vrille</text:span></text:span> : Jet d'acrobatie aérienne = 15. Si réussi, +4 contre les attaques de distance.</text:p>
          </table:table-cell>
          <table:table-cell table:style-name="Vol.D2" office:value-type="string">
            <text:p text:style-name="Table_20_Contents"><text:span text:style-name="Police_20_par_20_défaut"><text:span text:style-name="T3">Maitrise des ailes</text:span></text:span> : Réduit de 2 le malus dû aux ailes.</text:p>
          </table:table-cell>
        </table:table-row>
        <table:table-row>
          <table:table-cell table:style-name="Vol.A2" office:value-type="string">
            <text:p text:style-name="Table_20_Contents">Vol 5</text:p>
          </table:table-cell>
          <table:table-cell table:style-name="Vol.A2" office:value-type="string">
            <text:p text:style-name="Table_20_Contents"><text:span text:style-name="Police_20_par_20_défaut"><text:span text:style-name="T3">Vitesse</text:span></text:span> : +4 pour accélérer en vol.</text:p>
          </table:table-cell>
          <table:table-cell table:style-name="Vol.A2" office:value-type="string">
            <text:p text:style-name="Table_20_Contents"><text:span text:style-name="Police_20_par_20_défaut"><text:span text:style-name="T3">Stabilité aérienne</text:span></text:span> : +4 pour se stabiliser en l'air.</text:p>
          </table:table-cell>
          <table:table-cell table:style-name="Vol.D2" office:value-type="string">
            <text:p text:style-name="Table_20_Contents"><text:span text:style-name="Police_20_par_20_défaut"><text:span text:style-name="T3">Vol sûr </text:span></text:span>: +2 sur tous les jets de vol.</text:p>
          </table:table-cell>
        </table:table-row>
        <table:table-row>
          <table:table-cell table:style-name="Vol.A2" office:value-type="string">
            <text:p text:style-name="Table_20_Contents">Vol 7</text:p>
          </table:table-cell>
          <table:table-cell table:style-name="Vol.A2" office:value-type="string">
            <text:p text:style-name="Table_20_Contents"><text:span text:style-name="Police_20_par_20_défaut"><text:span text:style-name="T3">Envol</text:span></text:span> : +4 pour prendre de la hauteur.</text:p>
          </table:table-cell>
          <table:table-cell table:style-name="Vol.A2" office:value-type="string">
            <text:p text:style-name="Table_20_Contents"><text:span text:style-name="Police_20_par_20_défaut"><text:span text:style-name="T3">Combat aérien</text:span></text:span> : +2 pour se battre en l'air.</text:p>
          </table:table-cell>
          <table:table-cell table:style-name="Vol.D2" office:value-type="string">
            <text:p text:style-name="Table_20_Contents"><text:span text:style-name="Police_20_par_20_défaut"><text:span text:style-name="T3">Atterrissage forcé </text:span></text:span>: +4 lors des crashs aériens.</text:p>
          </table:table-cell>
        </table:table-row>
        <table:table-row>
          <table:table-cell table:style-name="Vol.A2" office:value-type="string">
            <text:p text:style-name="Table_20_Contents">Vol 10</text:p>
          </table:table-cell>
          <table:table-cell table:style-name="Vol.A2" office:value-type="string">
            <text:p text:style-name="Table_20_Contents"><text:span text:style-name="Police_20_par_20_défaut"><text:span text:style-name="T3">Pic</text:span></text:span> : +8 quand <text:span text:style-name="T15">j</text:span>e jette à pic.</text:p>
          </table:table-cell>
          <table:table-cell table:style-name="Vol.A2" office:value-type="string">
            <text:p text:style-name="Table_20_Contents"><text:span text:style-name="Police_20_par_20_défaut"><text:span text:style-name="T3">Vol prolongé</text:span></text:span> : Se fatigue quasiment plus en volant.</text:p>
          </table:table-cell>
          <table:table-cell table:style-name="Vol.D2" office:value-type="string">
            <text:p text:style-name="Table_20_Contents"><text:span text:style-name="Police_20_par_20_défaut"><text:span text:style-name="T3">Envol puissant </text:span></text:span>: Lorsque décolle, repousse les personnes adjacentes d'1d4 mètres.</text:p>
          </table:table-cell>
        </table:table-row>
      </table:table>
      <text:p text:style-name="P5"/>
      <text:h text:style-name="Titre_5f_comp" text:outline-level="3"><text:bookmark-start text:name="__RefHeading__51304_888590389"/>Assemblage / Désassemblage :<text:bookmark-end text:name="__RefHeading__51304_888590389"/></text:h>
      <text:p text:style-name="P5">Moyen.</text:p>
      <text:p text:style-name="P5"><text:tab/>[description]</text:p>
      <table:table table:name="Assemblage_/_Désassemblage" table:style-name="Assemblage_5f__2f__5f_Désassemblage">
        <table:table-column table:style-name="Assemblage_5f__2f__5f_Désassemblage.A"/>
        <table:table-column table:style-name="Assemblage_5f__2f__5f_Désassemblage.B" table:number-columns-repeated="2"/>
        <table:table-column table:style-name="Assemblage_5f__2f__5f_Désassemblage.A"/>
        <table:table-row>
          <table:table-cell table:style-name="Assemblage_5f__2f__5f_Désassemblage.A1" office:value-type="string">
            <text:p text:style-name="Table_20_Contents">Pallier de compétence</text:p>
          </table:table-cell>
          <table:table-cell table:style-name="Assemblage_5f__2f__5f_Désassemblage.A1" office:value-type="string">
            <text:p text:style-name="Table_20_Contents">Aptitude</text:p>
          </table:table-cell>
          <table:table-cell table:style-name="Assemblage_5f__2f__5f_Désassemblage.A1" office:value-type="string">
            <text:p text:style-name="Table_20_Contents">Aptitude</text:p>
          </table:table-cell>
          <table:table-cell table:style-name="Assemblage_5f__2f__5f_Désassemblage.D1" office:value-type="string">
            <text:p text:style-name="Table_20_Contents">Aptitude</text:p>
          </table:table-cell>
        </table:table-row>
        <table:table-row>
          <table:table-cell table:style-name="Assemblage_5f__2f__5f_Désassemblage.A2" office:value-type="string">
            <text:p text:style-name="Table_20_Contents">Assemblage / Désassemblage 1</text:p>
          </table:table-cell>
          <table:table-cell table:style-name="Assemblage_5f__2f__5f_Désassemblage.A2" office:value-type="string">
            <text:p text:style-name="Table_20_Contents"><text:span text:style-name="Police_20_par_20_défaut"><text:span text:style-name="T3">Analyse</text:span></text:span> : +2 pour analyser un mécanisme.</text:p>
          </table:table-cell>
          <table:table-cell table:style-name="Assemblage_5f__2f__5f_Désassemblage.A2" office:value-type="string">
            <text:p text:style-name="Table_20_Contents"><text:span text:style-name="Police_20_par_20_défaut"><text:span text:style-name="T3">Sauteur de mécanisme</text:span></text:span> : +2 pour crocheter.</text:p>
          </table:table-cell>
          <table:table-cell table:style-name="Assemblage_5f__2f__5f_Désassemblage.D2" office:value-type="string">
            <text:p text:style-name="Table_20_Contents"><text:span text:style-name="Police_20_par_20_défaut"><text:span text:style-name="T3">Stress</text:span></text:span> : +3 lorsqu'acculé par le temps.</text:p>
          </table:table-cell>
        </table:table-row>
        <table:table-row>
          <table:table-cell table:style-name="Assemblage_5f__2f__5f_Désassemblage.A2" office:value-type="string">
            <text:p text:style-name="Table_20_Contents">Assemblage / Désassemblage 3</text:p>
          </table:table-cell>
          <table:table-cell table:style-name="Assemblage_5f__2f__5f_Désassemblage.A2" office:value-type="string">
            <text:p text:style-name="Table_20_Contents"><text:span text:style-name="Police_20_par_20_défaut"><text:span text:style-name="T3">Retardement :</text:span></text:span> +3 pour retarder un mécanisme.</text:p>
          </table:table-cell>
          <table:table-cell table:style-name="Assemblage_5f__2f__5f_Désassemblage.A2" office:value-type="string">
            <text:p text:style-name="Table_20_Contents"><text:span text:style-name="Police_20_par_20_défaut"><text:span text:style-name="T3">Précaution</text:span></text:span> : Peut s'infliger un malus de 1 à 5 pour réduire de (10 à 50)% de chance de déclencher un mécanisme.</text:p>
          </table:table-cell>
          <table:table-cell table:style-name="Assemblage_5f__2f__5f_Désassemblage.D2" office:value-type="string">
            <text:p text:style-name="Table_20_Contents"><text:span text:style-name="Police_20_par_20_défaut"><text:span text:style-name="T3">Mains orfèvre</text:span></text:span> : +1 sur tous les jets de Assemblage / Désassemblage</text:p>
          </table:table-cell>
        </table:table-row>
        <text:soft-page-break/>
        <table:table-row>
          <table:table-cell table:style-name="Assemblage_5f__2f__5f_Désassemblage.A2" office:value-type="string">
            <text:p text:style-name="Table_20_Contents">Assemblage / Désassemblage 5</text:p>
          </table:table-cell>
          <table:table-cell table:style-name="Assemblage_5f__2f__5f_Désassemblage.A2" office:value-type="string">
            <text:p text:style-name="Table_20_Contents"><text:span text:style-name="Police_20_par_20_défaut"><text:span text:style-name="T3">Fouille </text:span></text:span>: +3 aux fouilles.</text:p>
          </table:table-cell>
          <table:table-cell table:style-name="Assemblage_5f__2f__5f_Désassemblage.A2" office:value-type="string">
            <text:p text:style-name="Table_20_Contents"><text:span text:style-name="Police_20_par_20_défaut"><text:span text:style-name="T3">Détournement </text:span></text:span>: +2 pour détourner un mécanisme.</text:p>
          </table:table-cell>
          <table:table-cell table:style-name="Assemblage_5f__2f__5f_Désassemblage.D2" office:value-type="string">
            <text:p text:style-name="Table_20_Contents"><text:span text:style-name="Police_20_par_20_défaut"><text:span text:style-name="T3">7ème sens </text:span></text:span>: +2 pour repérer les pièges.</text:p>
          </table:table-cell>
        </table:table-row>
        <table:table-row>
          <table:table-cell table:style-name="Assemblage_5f__2f__5f_Désassemblage.A2" office:value-type="string">
            <text:p text:style-name="Table_20_Contents">Assemblage / Désassemblage 7</text:p>
          </table:table-cell>
          <table:table-cell table:style-name="Assemblage_5f__2f__5f_Désassemblage.A2" office:value-type="string">
            <text:p text:style-name="Table_20_Contents"><text:span text:style-name="Police_20_par_20_défaut"><text:span text:style-name="T3">Connaissance des déclencheurs </text:span></text:span>: +2 pour repérer un déclencheur.</text:p>
          </table:table-cell>
          <table:table-cell table:style-name="Assemblage_5f__2f__5f_Désassemblage.A2" office:value-type="string">
            <text:p text:style-name="Table_20_Contents"><text:span text:style-name="Police_20_par_20_défaut"><text:span text:style-name="T3">Connaissance des pièges</text:span></text:span> : +2 pour esquiver les pièges.</text:p>
          </table:table-cell>
          <table:table-cell table:style-name="Assemblage_5f__2f__5f_Désassemblage.D2" office:value-type="string">
            <text:p text:style-name="Table_20_Contents"><text:span text:style-name="Police_20_par_20_défaut"><text:span text:style-name="T3">Connaissance du métal</text:span></text:span> : +1 sur les jets de Assemblage / Désassemblage et d'artisanat sur des métaux.</text:p>
          </table:table-cell>
        </table:table-row>
        <table:table-row>
          <table:table-cell table:style-name="Assemblage_5f__2f__5f_Désassemblage.A2" office:value-type="string">
            <text:p text:style-name="Table_20_Contents">Assemblage / Désassemblage 10</text:p>
          </table:table-cell>
          <table:table-cell table:style-name="Assemblage_5f__2f__5f_Désassemblage.A2" office:value-type="string">
            <text:p text:style-name="Table_20_Contents"><text:span text:style-name="Police_20_par_20_défaut"><text:span text:style-name="T3">Maîtrise du Désamorçage</text:span></text:span> : +4 pour désamorcer un piège.</text:p>
          </table:table-cell>
          <table:table-cell table:style-name="Assemblage_5f__2f__5f_Désassemblage.A2" office:value-type="string">
            <text:p text:style-name="Table_20_Contents"><text:span text:style-name="Police_20_par_20_défaut"><text:span text:style-name="T3">Doigts de fée :</text:span></text:span> +2 sur tous les jets de Assemblage / Désassemblage</text:p>
          </table:table-cell>
          <table:table-cell table:style-name="Assemblage_5f__2f__5f_Désassemblage.D2" office:value-type="string">
            <text:p text:style-name="Table_20_Contents"><text:span text:style-name="Police_20_par_20_défaut"><text:span text:style-name="T3">Maîtrise incomparable </text:span></text:span>: Permet de relancer n'importe quel dé de désamorçage. 2/j.</text:p>
          </table:table-cell>
        </table:table-row>
      </table:table>
      <text:p text:style-name="P5"/>
      <text:p text:style-name="P5"/>
      <text:h text:style-name="Titre_5f_comp" text:outline-level="3"><text:bookmark-start text:name="__RefHeading__20559_1298159184"/>Calligraphie :<text:bookmark-end text:name="__RefHeading__20559_1298159184"/></text:h>
      <text:p text:style-name="P5">Moyen.</text:p>
      <text:p text:style-name="P5"><text:tab/>[Description]</text:p>
      <table:table table:name="Calligraphie" table:style-name="Calligraphie">
        <table:table-column table:style-name="Calligraphie.A" table:number-columns-repeated="2"/>
        <table:table-column table:style-name="Calligraphie.C" table:number-columns-repeated="2"/>
        <table:table-row>
          <table:table-cell table:style-name="Calligraphie.A1" office:value-type="string">
            <text:p text:style-name="Table_20_Contents">Pallier de compétence</text:p>
          </table:table-cell>
          <table:table-cell table:style-name="Calligraphie.A1" office:value-type="string">
            <text:p text:style-name="Table_20_Contents">Aptitude</text:p>
          </table:table-cell>
          <table:table-cell table:style-name="Calligraphie.A1" office:value-type="string">
            <text:p text:style-name="Table_20_Contents">Aptitude</text:p>
          </table:table-cell>
          <table:table-cell table:style-name="Calligraphie.D1" office:value-type="string">
            <text:p text:style-name="Table_20_Contents">Aptitude</text:p>
          </table:table-cell>
        </table:table-row>
        <table:table-row>
          <table:table-cell table:style-name="Calligraphie.A2" office:value-type="string">
            <text:p text:style-name="P9">Calligraphie 1</text:p>
          </table:table-cell>
          <table:table-cell table:style-name="Calligraphie.A2" office:value-type="string">
            <text:p text:style-name="Table_20_Contents"><text:span text:style-name="Police_20_par_20_défaut"><text:span text:style-name="T3">Décryptage </text:span></text:span>: +2 pour décrypter un message.</text:p>
          </table:table-cell>
          <table:table-cell table:style-name="Calligraphie.A2" office:value-type="string">
            <text:p text:style-name="Table_20_Contents"><text:span text:style-name="Police_20_par_20_défaut"><text:span text:style-name="T3">Calligraphie fine </text:span></text:span>: +3 pour calligraphier.</text:p>
          </table:table-cell>
          <table:table-cell table:style-name="Calligraphie.D2" office:value-type="string">
            <text:p text:style-name="Table_20_Contents"><text:span text:style-name="Police_20_par_20_défaut"><text:span text:style-name="T3">Multiples écritures</text:span></text:span> : +4 pour contrefaire son écriture.</text:p>
          </table:table-cell>
        </table:table-row>
        <table:table-row>
          <table:table-cell table:style-name="Calligraphie.A2" office:value-type="string">
            <text:p text:style-name="P9">Calligraphie 3</text:p>
          </table:table-cell>
          <table:table-cell table:style-name="Calligraphie.A2" office:value-type="string">
            <text:p text:style-name="Table_20_Contents"><text:span text:style-name="Police_20_par_20_défaut"><text:span text:style-name="T3">Sens inné</text:span></text:span> : Annule 3 de malus lorsque décrypte une langue inconnue.</text:p>
          </table:table-cell>
          <table:table-cell table:style-name="Calligraphie.A2" office:value-type="string">
            <text:p text:style-name="Table_20_Contents"><text:span text:style-name="Police_20_par_20_défaut"><text:span text:style-name="T3">Poignet d'artiste </text:span></text:span>: +1 sur tous les jets d'arts.</text:p>
          </table:table-cell>
          <table:table-cell table:style-name="Calligraphie.D2" office:value-type="string">
            <text:p text:style-name="Table_20_Contents"><text:span text:style-name="Police_20_par_20_défaut"><text:span text:style-name="T3">Concentré </text:span></text:span>: +1 aux jets de calligraphie. Quand concentré (DD=10 +1/t)</text:p>
          </table:table-cell>
        </table:table-row>
        <table:table-row>
          <table:table-cell table:style-name="Calligraphie.A2" office:value-type="string">
            <text:p text:style-name="P9">Calligraphie 5</text:p>
          </table:table-cell>
          <table:table-cell table:style-name="Calligraphie.A2" office:value-type="string">
            <text:p text:style-name="Table_20_Contents"><text:span text:style-name="Police_20_par_20_défaut"><text:span text:style-name="T3">Analyse calligraphique</text:span></text:span> : +2 pour analyser une écriture.</text:p>
          </table:table-cell>
          <table:table-cell table:style-name="Calligraphie.A2" office:value-type="string">
            <text:p text:style-name="Table_20_Contents"><text:span text:style-name="Police_20_par_20_défaut"><text:span text:style-name="T3">Expérience</text:span></text:span> : +1 sur tous les jets de calligraphie.</text:p>
          </table:table-cell>
          <table:table-cell table:style-name="Calligraphie.D2" office:value-type="string">
            <text:p text:style-name="Table_20_Contents"><text:span text:style-name="Police_20_par_20_défaut"><text:span text:style-name="T3">Ritualiste accompli</text:span></text:span> :</text:p>
            <text:p text:style-name="Table_20_Contents">Réduit de moitié le coût en mana des sorts de Sceaux.</text:p>
          </table:table-cell>
        </table:table-row>
        <table:table-row>
          <table:table-cell table:style-name="Calligraphie.A2" office:value-type="string">
            <text:p text:style-name="P9">Calligraphie 7</text:p>
          </table:table-cell>
          <table:table-cell table:style-name="Calligraphie.A2" office:value-type="string">
            <text:p text:style-name="Table_20_Contents"><text:span text:style-name="Police_20_par_20_défaut"><text:span text:style-name="T3">Insoluble</text:span></text:span> : +4 pour <text:s/>crypter, +2 contre les analyses calligraphique.</text:p>
          </table:table-cell>
          <table:table-cell table:style-name="Calligraphie.A2" office:value-type="string">
            <text:p text:style-name="Table_20_Contents"><text:span text:style-name="Police_20_par_20_défaut"><text:span text:style-name="T3">Reprise</text:span></text:span> : Permet de relancer un jet de calligraphie avec un malus de 3.</text:p>
          </table:table-cell>
          <table:table-cell table:style-name="Calligraphie.D2" office:value-type="string">
            <text:p text:style-name="Table_20_Contents"><text:span text:style-name="Police_20_par_20_défaut"><text:span text:style-name="T3">Contrefaçon</text:span></text:span> : +3 à la contrefaçon.</text:p>
          </table:table-cell>
        </table:table-row>
        <table:table-row>
          <table:table-cell table:style-name="Calligraphie.A2" office:value-type="string">
            <text:p text:style-name="P9">Calligraphie 10</text:p>
          </table:table-cell>
          <table:table-cell table:style-name="Calligraphie.A2" office:value-type="string">
            <text:p text:style-name="Table_20_Contents"><text:span text:style-name="Police_20_par_20_défaut"><text:span text:style-name="T3">Cryptologue</text:span></text:span> : +4 pour tous les cryptages et décryptages.</text:p>
          </table:table-cell>
          <table:table-cell table:style-name="Calligraphie.A2" office:value-type="string">
            <text:p text:style-name="Table_20_Contents"><text:span text:style-name="Police_20_par_20_défaut"><text:span text:style-name="T3">Artiste :</text:span></text:span> +4 sur tous les jets d'arts.</text:p>
          </table:table-cell>
          <table:table-cell table:style-name="Calligraphie.D2" office:value-type="string">
            <text:p text:style-name="Table_20_Contents"><text:span text:style-name="Police_20_par_20_défaut"><text:span text:style-name="T3">Ritualiste</text:span></text:span> : +2 pour toutes les calligraphies de Sceaux.</text:p>
          </table:table-cell>
        </table:table-row>
      </table:table>
      <text:p text:style-name="P5"/>
      <text:p text:style-name="Text_20_body"><text:bookmark-start text:name="__RefHeading__32657_573184658"/><text:bookmark-end text:name="__RefHeading__32657_573184658"/></text:p>
      <text:h text:style-name="Titre_5f_comp" text:outline-level="3"><text:bookmark-start text:name="__RefHeading__40380_696464240"/><text:soft-page-break/>Concentration :<text:bookmark-end text:name="__RefHeading__40380_696464240"/></text:h>
      <text:p text:style-name="P5">Moyen.</text:p>
      <text:p text:style-name="P5"><text:tab/>[description]<text:line-break/></text:p>
      <table:table table:name="Concentration" table:style-name="Concentration">
        <table:table-column table:style-name="Concentration.A"/>
        <table:table-column table:style-name="Concentration.B" table:number-columns-repeated="2"/>
        <table:table-column table:style-name="Concentration.A"/>
        <table:table-row>
          <table:table-cell table:style-name="Concentration.A1" office:value-type="string">
            <text:p text:style-name="Table_20_Contents">Pallier de compétence</text:p>
          </table:table-cell>
          <table:table-cell table:style-name="Concentration.A1" office:value-type="string">
            <text:p text:style-name="Table_20_Contents">Aptitude</text:p>
          </table:table-cell>
          <table:table-cell table:style-name="Concentration.A1" office:value-type="string">
            <text:p text:style-name="Table_20_Contents">Aptitude</text:p>
          </table:table-cell>
          <table:table-cell table:style-name="Concentration.D1" office:value-type="string">
            <text:p text:style-name="Table_20_Contents">Aptitude</text:p>
          </table:table-cell>
        </table:table-row>
        <table:table-row>
          <table:table-cell table:style-name="Concentration.A2" office:value-type="string">
            <text:p text:style-name="Table_20_Contents">Concentration 1</text:p>
          </table:table-cell>
          <table:table-cell table:style-name="Concentration.A2" office:value-type="string">
            <text:p text:style-name="Table_20_Contents"><text:span text:style-name="Police_20_par_20_défaut"><text:span text:style-name="T3">Imperturbable </text:span></text:span>: Réduit de 10 le malus de dégâts pour les jets de concentration.</text:p>
          </table:table-cell>
          <table:table-cell table:style-name="Concentration.A2" office:value-type="string">
            <text:p text:style-name="Table_20_Contents"><text:span text:style-name="Police_20_par_20_défaut"><text:span text:style-name="T3">Longue concentration :</text:span></text:span> Les 2 premiers tours de concentration n'augmentent pas le DD.</text:p>
          </table:table-cell>
          <table:table-cell table:style-name="Concentration.D2" office:value-type="string">
            <text:p text:style-name="Table_20_Contents"><text:span text:style-name="Police_20_par_20_défaut"><text:span text:style-name="T3">Repos</text:span></text:span> : +3 aux jets de méditation.</text:p>
          </table:table-cell>
        </table:table-row>
        <table:table-row>
          <table:table-cell table:style-name="Concentration.A2" office:value-type="string">
            <text:p text:style-name="Table_20_Contents">Concentration 3</text:p>
          </table:table-cell>
          <table:table-cell table:style-name="Concentration.A2" office:value-type="string">
            <text:p text:style-name="Table_20_Contents"><text:span text:style-name="Police_20_par_20_défaut"><text:span text:style-name="T3">Attention soutenue</text:span></text:span> : +2 aux jets de perception quand concentré sur l'ouïe.</text:p>
          </table:table-cell>
          <table:table-cell table:style-name="Concentration.A2" office:value-type="string">
            <text:p text:style-name="Table_20_Contents"><text:span text:style-name="Police_20_par_20_défaut"><text:span text:style-name="T3">Concentration prolongée</text:span></text:span> : Nécessite <text:span text:style-name="Police_20_par_20_défaut"><text:span text:style-name="T3">Longue concentration</text:span></text:span>. Les tours impairs n'augmentent plus le DD en cas de concentration prolongée.</text:p>
          </table:table-cell>
          <table:table-cell table:style-name="Concentration.D2" office:value-type="string">
            <text:p text:style-name="Table_20_Contents"><text:span text:style-name="Police_20_par_20_défaut"><text:span text:style-name="T3">Incantation lente</text:span></text:span> : +3 aux incantation lente.</text:p>
          </table:table-cell>
        </table:table-row>
        <table:table-row>
          <table:table-cell table:style-name="Concentration.A2" office:value-type="string">
            <text:p text:style-name="Table_20_Contents">Concentration 5</text:p>
          </table:table-cell>
          <table:table-cell table:style-name="Concentration.A2" office:value-type="string">
            <text:p text:style-name="Table_20_Contents"><text:span text:style-name="Police_20_par_20_défaut"><text:span text:style-name="T3">Duel</text:span></text:span> : Si se concentre (DD= 10 +1/t.)sur un unique adversaire, +2 à l'esquive contre lui.(Pris par surprise par les autres)</text:p>
          </table:table-cell>
          <table:table-cell table:style-name="Concentration.A2" office:value-type="string">
            <text:p text:style-name="Table_20_Contents"><text:span text:style-name="Police_20_par_20_défaut"><text:span text:style-name="T3">Artisanat</text:span></text:span> : Si reste concentré pendant un jet d'Artisanat (DD=1/min), ajoute son bonus de Concentration à celui d'Artisanat.</text:p>
          </table:table-cell>
          <table:table-cell table:style-name="Concentration.D2" office:value-type="string">
            <text:p text:style-name="Table_20_Contents"><text:span text:style-name="Police_20_par_20_défaut"><text:span text:style-name="T3">Shaolin</text:span></text:span> : Après 3 soirs de méditation consécutifs, le personnage gagne +1 par nuit supplémentaire (max : +7).</text:p>
          </table:table-cell>
        </table:table-row>
        <table:table-row>
          <table:table-cell table:style-name="Concentration.A2" office:value-type="string">
            <text:p text:style-name="Table_20_Contents">Concentration 7</text:p>
          </table:table-cell>
          <table:table-cell table:style-name="Concentration.A2" office:value-type="string">
            <text:p text:style-name="Table_20_Contents"><text:span text:style-name="Police_20_par_20_défaut"><text:span text:style-name="T3">Concentration tenue :</text:span></text:span> Annule de moitié le malus de dégâts pours les jets de concentration.</text:p>
          </table:table-cell>
          <table:table-cell table:style-name="Concentration.A2" office:value-type="string">
            <text:p text:style-name="Table_20_Contents"><text:span text:style-name="Police_20_par_20_défaut"><text:span text:style-name="T3">Multiple concentration </text:span></text:span>: Permet de se concentrer sur plusieurs choses en même temps (DD de base= 10(+5/cible supplémentaire).</text:p>
          </table:table-cell>
          <table:table-cell table:style-name="Concentration.D2" office:value-type="string">
            <text:p text:style-name="Table_20_Contents"><text:span text:style-name="Police_20_par_20_défaut"><text:span text:style-name="T3">Volonté de puissance</text:span></text:span> : Le personnage peut lancer un jet de Méditation(concentration+volonté)en lieu de jet de stabilisation.</text:p>
          </table:table-cell>
        </table:table-row>
        <table:table-row>
          <table:table-cell table:style-name="Concentration.A2" office:value-type="string">
            <text:p text:style-name="Table_20_Contents">Concentration 10</text:p>
          </table:table-cell>
          <table:table-cell table:style-name="Concentration.A2" office:value-type="string">
            <text:p text:style-name="Table_20_Contents"><text:span text:style-name="Police_20_par_20_défaut"><text:span text:style-name="T3">Concentration de combat </text:span></text:span>: Si réussi un DD= dégâts subis, les dégâts sont reportés à 1d6 tours plus tard.</text:p>
          </table:table-cell>
          <table:table-cell table:style-name="Concentration.A2" office:value-type="string">
            <text:p text:style-name="Table_20_Contents"><text:span text:style-name="Police_20_par_20_défaut"><text:span text:style-name="T3">Ralentissement :</text:span></text:span> Permet de décomposer les tours en 4 temps.</text:p>
          </table:table-cell>
          <table:table-cell table:style-name="Concentration.D2" office:value-type="string">
            <text:p text:style-name="Table_20_Contents"><text:span text:style-name="Police_20_par_20_défaut"><text:span text:style-name="T3">Synthèse</text:span></text:span> : Une fois par jours, le personnage peut lancer un jet de méditation. Il gagne en mana la hauteur de son résultat.</text:p>
          </table:table-cell>
        </table:table-row>
      </table:table>
      <text:p text:style-name="P5"/>
      <text:p text:style-name="Text_20_body"/>
      <text:h text:style-name="Titre_5f_comp" text:outline-level="3"><text:bookmark-start text:name="__RefHeading__32661_573184658"/>Discrétion / Escamotage :<text:bookmark-end text:name="__RefHeading__32661_573184658"/></text:h>
      <text:p text:style-name="P5">Moyen.</text:p>
      <text:p text:style-name="P5"><text:soft-page-break/>[description]</text:p>
      <table:table table:name="Discrétion_/_Escamotage" table:style-name="Discrétion_5f__2f__5f_Escamotage">
        <table:table-column table:style-name="Discrétion_5f__2f__5f_Escamotage.A"/>
        <table:table-column table:style-name="Discrétion_5f__2f__5f_Escamotage.B"/>
        <table:table-column table:style-name="Discrétion_5f__2f__5f_Escamotage.A"/>
        <table:table-column table:style-name="Discrétion_5f__2f__5f_Escamotage.D"/>
        <table:table-column table:style-name="Discrétion_5f__2f__5f_Escamotage.E"/>
        <table:table-row>
          <table:table-cell table:style-name="Discrétion_5f__2f__5f_Escamotage.A1" office:value-type="string">
            <text:p text:style-name="Table_20_Contents">Pallier de compétenc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E1" office:value-type="string">
            <text:p text:style-name="Table_20_Contents">Aptitude</text:p>
          </table:table-cell>
        </table:table-row>
        <table:table-row>
          <table:table-cell table:style-name="Discrétion_5f__2f__5f_Escamotage.A2" office:value-type="string">
            <text:p text:style-name="Table_20_Contents">Discrétion / Escamotage 1</text:p>
          </table:table-cell>
          <table:table-cell table:style-name="Discrétion_5f__2f__5f_Escamotage.A2" office:value-type="string">
            <text:p text:style-name="Table_20_Contents"><text:span text:style-name="Police_20_par_20_défaut"><text:span text:style-name="T3">Pas feutré </text:span></text:span>: Réduit de 4 le malus dû aux pas.</text:p>
          </table:table-cell>
          <table:table-cell table:style-name="Discrétion_5f__2f__5f_Escamotage.A2" office:value-type="string">
            <text:p text:style-name="Table_20_Contents"><text:span text:style-name="Police_20_par_20_défaut"><text:span text:style-name="T3">Immobile</text:span></text:span> : +2 aux jets de Discrétion/Escamotage quand reste immobile.</text:p>
          </table:table-cell>
          <table:table-cell table:style-name="Discrétion_5f__2f__5f_Escamotage.A2" office:value-type="string">
            <text:p text:style-name="Table_20_Contents"><text:span text:style-name="Police_20_par_20_défaut"><text:span text:style-name="T3">Acteur </text:span></text:span>: +3 lorsque déguisé pour usurper une identité.</text:p>
          </table:table-cell>
          <table:table-cell table:style-name="Discrétion_5f__2f__5f_Escamotage.E2" office:value-type="string">
            <text:p text:style-name="Table_20_Contents"><text:span text:style-name="Police_20_par_20_défaut"><text:span text:style-name="T3">Routinier </text:span></text:span>: +2 aux jets de perception contre Discrétion.</text:p>
          </table:table-cell>
        </table:table-row>
        <table:table-row>
          <table:table-cell table:style-name="Discrétion_5f__2f__5f_Escamotage.A2" office:value-type="string">
            <text:p text:style-name="Table_20_Contents">Discrétion / Escamotage 3</text:p>
          </table:table-cell>
          <table:table-cell table:style-name="Discrétion_5f__2f__5f_Escamotage.A2" office:value-type="string">
            <text:p text:style-name="Table_20_Contents"><text:span text:style-name="Police_20_par_20_défaut"><text:span text:style-name="T3">Dissimulation :</text:span></text:span> +2 pour escamoter un objet.</text:p>
          </table:table-cell>
          <table:table-cell table:style-name="Discrétion_5f__2f__5f_Escamotage.A2" office:value-type="string">
            <text:p text:style-name="Table_20_Contents"><text:span text:style-name="Police_20_par_20_défaut"><text:span text:style-name="T3">Voleur </text:span></text:span>: +2 pour les vols à la tire.</text:p>
          </table:table-cell>
          <table:table-cell table:style-name="Discrétion_5f__2f__5f_Escamotage.A2" office:value-type="string">
            <text:p text:style-name="Table_20_Contents"><text:span text:style-name="Police_20_par_20_défaut"><text:span text:style-name="T3">Tache d'ombre</text:span></text:span> :</text:p>
            <text:p text:style-name="Table_20_Contents">+2 à tous les jets de Discrétion/Escamotage dans l'obscurité.</text:p>
          </table:table-cell>
          <table:table-cell table:style-name="Discrétion_5f__2f__5f_Escamotage.E2" office:value-type="string">
            <text:p text:style-name="Table_20_Contents"><text:span text:style-name="Police_20_par_20_défaut"><text:span text:style-name="T3">Discret</text:span></text:span> : +1 sur tous les jets de Discrétion.</text:p>
          </table:table-cell>
        </table:table-row>
        <table:table-row>
          <table:table-cell table:style-name="Discrétion_5f__2f__5f_Escamotage.A2" office:value-type="string">
            <text:p text:style-name="Table_20_Contents">Discrétion / Escamotage 5</text:p>
          </table:table-cell>
          <table:table-cell table:style-name="Discrétion_5f__2f__5f_Escamotage.A2" office:value-type="string">
            <text:p text:style-name="Table_20_Contents"><text:span text:style-name="Police_20_par_20_défaut"><text:span text:style-name="T3">Camouflage</text:span></text:span> : Permet d'ajouter le bonus de couverture aux jets de Discrétion/Escamotage.</text:p>
          </table:table-cell>
          <table:table-cell table:style-name="Discrétion_5f__2f__5f_Escamotage.A2" office:value-type="string">
            <text:p text:style-name="Table_20_Contents"><text:span text:style-name="Police_20_par_20_défaut"><text:span text:style-name="T3">Pas de loup</text:span></text:span> : Réduit de 4 le malus dû à un déplacement accéléré</text:p>
          </table:table-cell>
          <table:table-cell table:style-name="Discrétion_5f__2f__5f_Escamotage.A2" office:value-type="string">
            <text:p text:style-name="Table_20_Contents"><text:span text:style-name="Police_20_par_20_défaut"><text:span text:style-name="T3">Bain de foule</text:span></text:span> : +3 à tous les jets de Discrétion dans une foule.</text:p>
          </table:table-cell>
          <table:table-cell table:style-name="Discrétion_5f__2f__5f_Escamotage.E2" office:value-type="string">
            <text:p text:style-name="Table_20_Contents"><text:span text:style-name="Police_20_par_20_défaut"><text:span text:style-name="T3">Feinte </text:span></text:span>: Si en combat, réussi un jet de Discrétion contre <text:s/>perception, peut utiliser sur la défensive.</text:p>
          </table:table-cell>
        </table:table-row>
        <table:table-row>
          <table:table-cell table:style-name="Discrétion_5f__2f__5f_Escamotage.A2" office:value-type="string">
            <text:p text:style-name="Table_20_Contents">Discrétion / Escamotage 7</text:p>
          </table:table-cell>
          <table:table-cell table:style-name="Discrétion_5f__2f__5f_Escamotage.A2" office:value-type="string">
            <text:p text:style-name="Table_20_Contents"><text:span text:style-name="Police_20_par_20_défaut"><text:span text:style-name="T3">Sans traces</text:span></text:span> : Inflige un malus de 10 à ceux qui veulent vous pister.</text:p>
          </table:table-cell>
          <table:table-cell table:style-name="Discrétion_5f__2f__5f_Escamotage.A2" office:value-type="string">
            <text:p text:style-name="Table_20_Contents"><text:span text:style-name="Police_20_par_20_défaut"><text:span text:style-name="T3">Coup dissimulé</text:span></text:span> :</text:p>
            <text:p text:style-name="Table_20_Contents">Peut tenter un jet d'escamotage contre un jet martial. Si réussi, prend par surprise.</text:p>
          </table:table-cell>
          <table:table-cell table:style-name="Discrétion_5f__2f__5f_Escamotage.A2" office:value-type="string">
            <text:p text:style-name="Table_20_Contents"><text:span text:style-name="Police_20_par_20_défaut"><text:span text:style-name="T3">Artificier</text:span></text:span> : +2 sur tous vos déguisements. +2 à tous les jets de Discrétion/Escamotage</text:p>
          </table:table-cell>
          <table:table-cell table:style-name="Discrétion_5f__2f__5f_Escamotage.E2" office:value-type="string">
            <text:p text:style-name="Table_20_Contents"><text:span text:style-name="Police_20_par_20_défaut"><text:span text:style-name="T3">Inattendu </text:span></text:span>: +3 à tous les jets de Discrétion/Escamotage contre ceux qui ne s'y attendent pas.</text:p>
          </table:table-cell>
        </table:table-row>
        <table:table-row>
          <table:table-cell table:style-name="Discrétion_5f__2f__5f_Escamotage.A2" office:value-type="string">
            <text:p text:style-name="Table_20_Contents">Discrétion / Escamotage 10</text:p>
          </table:table-cell>
          <table:table-cell table:style-name="Discrétion_5f__2f__5f_Escamotage.A2" office:value-type="string">
            <text:p text:style-name="Table_20_Contents"><text:span text:style-name="T3">Terrain de jeu : </text:span>+3 à tous les jets de Discrétion/Escamotage si connaît le terrain.</text:p>
          </table:table-cell>
          <table:table-cell table:style-name="Discrétion_5f__2f__5f_Escamotage.A2" office:value-type="string">
            <text:p text:style-name="Table_20_Contents"><text:span text:style-name="Police_20_par_20_défaut"><text:span text:style-name="T3">Approche secrète</text:span></text:span> :</text:p>
            <text:p text:style-name="Table_20_Contents">+6 aux jets de Discrétion pour s'approcher de quelqu'un. Si repéré, ne peut plus utiliser cette technique contre la même personne.</text:p>
          </table:table-cell>
          <table:table-cell table:style-name="Discrétion_5f__2f__5f_Escamotage.A2" office:value-type="string">
            <text:p text:style-name="Table_20_Contents"><text:span text:style-name="Police_20_par_20_défaut"><text:span text:style-name="T3">Maître acteur</text:span></text:span> : +2 à tous les jets de Discrétion/Escamotage quand déguisé. Permet d'octroyer un bonus de +4 aux déguisement à quelqu'un.</text:p>
          </table:table-cell>
          <table:table-cell table:style-name="Discrétion_5f__2f__5f_Escamotage.E2" office:value-type="string">
            <text:p text:style-name="Table_20_Contents"><text:span text:style-name="Police_20_par_20_défaut"><text:span text:style-name="T3">Inconnu</text:span></text:span> : +4 aux jets de Discrétion/Escamotage contre ceux qui ne vous connaissent pas.</text:p>
          </table:table-cell>
        </table:table-row>
      </table:table>
      <text:p text:style-name="P5"/>
      <text:p text:style-name="Text_20_body"/>
      <text:h text:style-name="Titre_5f_comp" text:outline-level="3"><text:bookmark-start text:name="__RefHeading__18361_1206874028"/>Évasion :<text:bookmark-end text:name="__RefHeading__18361_1206874028"/></text:h>
      <text:p text:style-name="P5">Moyen.</text:p>
      <table:table table:name="Évasion" table:style-name="Évasion">
        <table:table-column table:style-name="Évasion.A"/>
        <table:table-column table:style-name="Évasion.B"/>
        <table:table-column table:style-name="Évasion.C"/>
        <table:table-column table:style-name="Évasion.D"/>
        <table:table-row>
          <table:table-cell table:style-name="Évasion.A1" office:value-type="string">
            <text:p text:style-name="Table_20_Contents">Pallier de compétence</text:p>
          </table:table-cell>
          <table:table-cell table:style-name="Évasion.A1" office:value-type="string">
            <text:p text:style-name="Table_20_Contents">Aptitude</text:p>
          </table:table-cell>
          <table:table-cell table:style-name="Évasion.A1" office:value-type="string">
            <text:p text:style-name="Table_20_Contents">Aptitude</text:p>
          </table:table-cell>
          <table:table-cell table:style-name="Évasion.D1" office:value-type="string">
            <text:p text:style-name="Table_20_Contents">Aptitude</text:p>
          </table:table-cell>
        </table:table-row>
        <text:soft-page-break/>
        <table:table-row>
          <table:table-cell table:style-name="Évasion.A2" office:value-type="string">
            <text:p text:style-name="Table_20_Contents">Évasion 1</text:p>
          </table:table-cell>
          <table:table-cell table:style-name="Évasion.A2" office:value-type="string">
            <text:p text:style-name="Table_20_Contents"><text:span text:style-name="Police_20_par_20_défaut"><text:span text:style-name="T3">Serpent</text:span></text:span> : +2 pour se glisser dans les conduits/pour ramper.</text:p>
          </table:table-cell>
          <table:table-cell table:style-name="Évasion.A2" office:value-type="string">
            <text:p text:style-name="Table_20_Contents"><text:span text:style-name="Police_20_par_20_défaut"><text:span text:style-name="T3">Réaction accrue </text:span></text:span>: +1 à l'initiative.</text:p>
          </table:table-cell>
          <table:table-cell table:style-name="Évasion.D2" office:value-type="string">
            <text:p text:style-name="Table_20_Contents"><text:span text:style-name="Police_20_par_20_défaut"><text:span text:style-name="T3">Rapide </text:span></text:span>: +3 pour détacler si a l'initiative.</text:p>
          </table:table-cell>
        </table:table-row>
        <table:table-row>
          <table:table-cell table:style-name="Évasion.A2" office:value-type="string">
            <text:p text:style-name="Table_20_Contents">Évasion 3</text:p>
          </table:table-cell>
          <table:table-cell table:style-name="Évasion.A2" office:value-type="string">
            <text:p text:style-name="Table_20_Contents"><text:span text:style-name="Police_20_par_20_défaut"><text:span text:style-name="T3">Anguille</text:span></text:span> : +2 à la défense en lutte.</text:p>
          </table:table-cell>
          <table:table-cell table:style-name="Évasion.A2" office:value-type="string">
            <text:p text:style-name="Table_20_Contents"><text:span text:style-name="Police_20_par_20_défaut"><text:span text:style-name="T3">Réaction instantanée</text:span></text:span> : Double le bonus de réflexes aux jets d'Evasion de zone.</text:p>
          </table:table-cell>
          <table:table-cell table:style-name="Évasion.D2" office:value-type="string">
            <text:p text:style-name="Table_20_Contents"><text:span text:style-name="Police_20_par_20_défaut"><text:span text:style-name="T3">Courant d'air</text:span></text:span> : +2 aux jets d'évasion quand suscite des attaques d'opportunités.</text:p>
          </table:table-cell>
        </table:table-row>
        <table:table-row>
          <table:table-cell table:style-name="Évasion.A2" office:value-type="string">
            <text:p text:style-name="Table_20_Contents">Évasion 5</text:p>
          </table:table-cell>
          <table:table-cell table:style-name="Évasion.A2" office:value-type="string">
            <text:p text:style-name="Table_20_Contents"><text:span text:style-name="Police_20_par_20_défaut"><text:span text:style-name="T3">Rat</text:span></text:span> : Vous n'êtes plus limitée par votre taille pour les espaces réduits.</text:p>
          </table:table-cell>
          <table:table-cell table:style-name="Évasion.A2" office:value-type="string">
            <text:p text:style-name="Table_20_Contents"><text:span text:style-name="Police_20_par_20_défaut"><text:span text:style-name="T3">Réaction immédiate </text:span></text:span>:</text:p>
            <text:p text:style-name="Table_20_Contents">Réduit d'un tiers les jets de réflexes de zone, +1 à l'initiative.</text:p>
          </table:table-cell>
          <table:table-cell table:style-name="Évasion.D2" office:value-type="string">
            <text:p text:style-name="Table_20_Contents"><text:span text:style-name="Police_20_par_20_défaut"><text:span text:style-name="T3">Esquive innée </text:span></text:span>: +2 contre toutes les attaques au corps-à-corps.</text:p>
          </table:table-cell>
        </table:table-row>
        <table:table-row>
          <table:table-cell table:style-name="Évasion.A2" office:value-type="string">
            <text:p text:style-name="Table_20_Contents">Évasion 7</text:p>
          </table:table-cell>
          <table:table-cell table:style-name="Évasion.A2" office:value-type="string">
            <text:p text:style-name="Table_20_Contents"><text:span text:style-name="Police_20_par_20_défaut"><text:span text:style-name="T3">Hirondelle</text:span></text:span> : Chaque tentative de désarmement ou de renversement/déplacement vous autorise un jet d'Évasion en plus avec +2.</text:p>
          </table:table-cell>
          <table:table-cell table:style-name="Évasion.A2" office:value-type="string">
            <text:p text:style-name="Table_20_Contents"><text:span text:style-name="Police_20_par_20_défaut"><text:span text:style-name="T3">Opportuniste </text:span></text:span>: Inflige un malus de 4 à ceux qui suscitent des attaques d'opportunités.</text:p>
          </table:table-cell>
          <table:table-cell table:style-name="Évasion.D2" office:value-type="string">
            <text:p text:style-name="Table_20_Contents"><text:span text:style-name="Police_20_par_20_défaut"><text:span text:style-name="T3">In Extremis</text:span></text:span> : Permet de s'offrir un bonus de +4 n'importe quand à un jet associé à Évasion. 2/j</text:p>
          </table:table-cell>
        </table:table-row>
        <table:table-row>
          <table:table-cell table:style-name="Évasion.A2" office:value-type="string">
            <text:p text:style-name="Table_20_Contents">Évasion 10</text:p>
          </table:table-cell>
          <table:table-cell table:style-name="Évasion.A2" office:value-type="string">
            <text:p text:style-name="Table_20_Contents"><text:span text:style-name="Police_20_par_20_défaut"><text:span text:style-name="T3">Lézard</text:span></text:span> : Plus aucun malus de multitude.</text:p>
          </table:table-cell>
          <table:table-cell table:style-name="Évasion.A2" office:value-type="string">
            <text:p text:style-name="Table_20_Contents"><text:span text:style-name="Police_20_par_20_défaut"><text:span text:style-name="T3">Réaction fulgurante</text:span></text:span> : Un jet d'Evasion de zone est doublé. 1f/jour.</text:p>
          </table:table-cell>
          <table:table-cell table:style-name="Évasion.D2" office:value-type="string">
            <text:p text:style-name="Table_20_Contents"><text:span text:style-name="Police_20_par_20_défaut"><text:span text:style-name="T3">Surentraînement </text:span></text:span>: Permet de lancer des jets d'Evasion pour Acrobaties.</text:p>
          </table:table-cell>
        </table:table-row>
      </table:table>
      <text:p text:style-name="P5"/>
      <text:h text:style-name="Titre_5f_comp" text:outline-level="3"><text:bookmark-start text:name="__RefHeading__18363_1206874028"/>Investigation / Chasse :<text:bookmark-end text:name="__RefHeading__18363_1206874028"/></text:h>
      <text:p text:style-name="P5">Moyen.</text:p>
      <text:p text:style-name="P5"/>
      <table:table table:name="Investigation_/_Chasse" table:style-name="Investigation_5f__2f__5f_Chasse">
        <table:table-column table:style-name="Investigation_5f__2f__5f_Chasse.A" table:number-columns-repeated="5"/>
        <table:table-row>
          <table:table-cell table:style-name="Investigation_5f__2f__5f_Chasse.A1" office:value-type="string">
            <text:p text:style-name="Table_20_Contents">Pallier de compétenc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E1" office:value-type="string">
            <text:p text:style-name="Table_20_Contents">Aptitude</text:p>
          </table:table-cell>
        </table:table-row>
        <table:table-row>
          <table:table-cell table:style-name="Investigation_5f__2f__5f_Chasse.A2" office:value-type="string">
            <text:p text:style-name="Table_20_Contents">Investigation / Chasse 1</text:p>
          </table:table-cell>
          <table:table-cell table:style-name="Investigation_5f__2f__5f_Chasse.A2" office:value-type="string">
            <text:p text:style-name="Table_20_Contents"><text:span text:style-name="Police_20_par_20_défaut"><text:span text:style-name="T3">Pistage </text:span></text:span>: +2 pour pister.</text:p>
          </table:table-cell>
          <table:table-cell table:style-name="Investigation_5f__2f__5f_Chasse.A2" office:value-type="string">
            <text:p text:style-name="Table_20_Contents"><text:span text:style-name="Police_20_par_20_défaut"><text:span text:style-name="T3">Fouille </text:span></text:span>: +2 pour fouiller.</text:p>
          </table:table-cell>
          <table:table-cell table:style-name="Investigation_5f__2f__5f_Chasse.A2" office:value-type="string">
            <text:p text:style-name="Table_20_Contents"><text:span text:style-name="Police_20_par_20_défaut"><text:span text:style-name="T3">Sens de la rue</text:span></text:span> : +2 à tous les jets associé à la rue.</text:p>
          </table:table-cell>
          <table:table-cell table:style-name="Investigation_5f__2f__5f_Chasse.E2" office:value-type="string">
            <text:p text:style-name="Table_20_Contents"><text:span text:style-name="Police_20_par_20_défaut"><text:span text:style-name="T3">Formation complète</text:span></text:span> : +1 à tous les jets d'Investigation/Chasse.</text:p>
          </table:table-cell>
        </table:table-row>
        <table:table-row>
          <table:table-cell table:style-name="Investigation_5f__2f__5f_Chasse.A2" office:value-type="string">
            <text:p text:style-name="Table_20_Contents">Investigation / Chasse 3</text:p>
          </table:table-cell>
          <table:table-cell table:style-name="Investigation_5f__2f__5f_Chasse.A2" office:value-type="string">
            <text:p text:style-name="Table_20_Contents"><text:span text:style-name="Police_20_par_20_défaut"><text:span text:style-name="T3">Bestiaire</text:span></text:span> : +2 pour avoir des renseignements sur une créature.</text:p>
          </table:table-cell>
          <table:table-cell table:style-name="Investigation_5f__2f__5f_Chasse.A2" office:value-type="string">
            <text:p text:style-name="Table_20_Contents"><text:span text:style-name="Police_20_par_20_défaut"><text:span text:style-name="T3">Précaution </text:span></text:span>: Permet de lancer 2 jets d'Investigation/Chasse pour fouiller si prends double du temps.</text:p>
          </table:table-cell>
          <table:table-cell table:style-name="Investigation_5f__2f__5f_Chasse.A2" office:value-type="string">
            <text:p text:style-name="Table_20_Contents"><text:span text:style-name="Police_20_par_20_défaut"><text:span text:style-name="T3">Sens de la vérité </text:span></text:span>: Peut lancer un jet d'Investigation pour savoir la vraisemblance d'une affirmation.</text:p>
          </table:table-cell>
          <table:table-cell table:style-name="Investigation_5f__2f__5f_Chasse.E2" office:value-type="string">
            <text:p text:style-name="Table_20_Contents"><text:span text:style-name="Police_20_par_20_défaut"><text:span text:style-name="T3">Chasse de prédilection </text:span></text:span>: +1 à tous les jets contre une race.</text:p>
          </table:table-cell>
        </table:table-row>
        <table:table-row>
          <table:table-cell table:style-name="Investigation_5f__2f__5f_Chasse.A2" office:value-type="string">
            <text:p text:style-name="Table_20_Contents">Investigation / Chasse 5</text:p>
          </table:table-cell>
          <table:table-cell table:style-name="Investigation_5f__2f__5f_Chasse.A2" office:value-type="string">
            <text:p text:style-name="Table_20_Contents"><text:span text:style-name="Police_20_par_20_défaut"><text:span text:style-name="T3">Traque</text:span></text:span> : Peut se mettre <text:soft-page-break/>en traque . +2 à tous les jets d'Investigation/Chasse, et +1 aux tous les autres pour accomplir cette chasse. Ne peut faire autre chose que traquer la créature/personne.</text:p>
          </table:table-cell>
          <table:table-cell table:style-name="Investigation_5f__2f__5f_Chasse.A2" office:value-type="string">
            <text:p text:style-name="Table_20_Contents"><text:span text:style-name="Police_20_par_20_défaut"><text:span text:style-name="T3">Fin limier</text:span></text:span>: +2 pour <text:soft-page-break/>trouver tout ce qui est dissimulé, et permet un jet d'Investigation pour avoir une intuition.</text:p>
          </table:table-cell>
          <table:table-cell table:style-name="Investigation_5f__2f__5f_Chasse.A2" office:value-type="string">
            <text:p text:style-name="Table_20_Contents"><text:span text:style-name="Police_20_par_20_défaut"><text:span text:style-name="T3">Sens du mensonge</text:span></text:span> : Peut <text:soft-page-break/>lancer un jet d'Investigation pour savoir si une affirmation est un mensonge ou pas.</text:p>
          </table:table-cell>
          <table:table-cell table:style-name="Investigation_5f__2f__5f_Chasse.E2" office:value-type="string">
            <text:p text:style-name="Table_20_Contents"><text:span text:style-name="Police_20_par_20_défaut"><text:span text:style-name="T3">Expérience</text:span></text:span> : -2 à tous <text:s/>les <text:soft-page-break/>jets d'Investigation/Chasse contre vous. +1 à tous les jets d'Investigation/Chasse.</text:p>
          </table:table-cell>
        </table:table-row>
        <table:table-row>
          <table:table-cell table:style-name="Investigation_5f__2f__5f_Chasse.A2" office:value-type="string">
            <text:p text:style-name="Table_20_Contents">Investigation / Chasse 7</text:p>
          </table:table-cell>
          <table:table-cell table:style-name="Investigation_5f__2f__5f_Chasse.A2" office:value-type="string">
            <text:p text:style-name="Table_20_Contents"><text:span text:style-name="Police_20_par_20_défaut"><text:span text:style-name="T3">Connaissance des créatures</text:span></text:span> : Si obtient un excellent résultat sur un jet d'information sur un monstre, +1 précision contre lui.</text:p>
          </table:table-cell>
          <table:table-cell table:style-name="Investigation_5f__2f__5f_Chasse.A2" office:value-type="string">
            <text:p text:style-name="Table_20_Contents"><text:span text:style-name="Police_20_par_20_défaut"><text:span text:style-name="T3">Chercheur de trésors</text:span></text:span> : +4 à tous les jets de fouille.</text:p>
          </table:table-cell>
          <table:table-cell table:style-name="Investigation_5f__2f__5f_Chasse.A2" office:value-type="string">
            <text:p text:style-name="Table_20_Contents"><text:span text:style-name="Police_20_par_20_défaut"><text:span text:style-name="T3">Sens de roublard</text:span></text:span> : +2 à tous les jets nécessaire à votre Investigation.</text:p>
          </table:table-cell>
          <table:table-cell table:style-name="Investigation_5f__2f__5f_Chasse.E2" office:value-type="string">
            <text:p text:style-name="Table_20_Contents"><text:span text:style-name="Police_20_par_20_défaut"><text:span text:style-name="T3">3ème œil </text:span></text:span>: Permet d'obtenir des informations complémentaires. 1/j.</text:p>
          </table:table-cell>
        </table:table-row>
        <table:table-row>
          <table:table-cell table:style-name="Investigation_5f__2f__5f_Chasse.A2" office:value-type="string">
            <text:p text:style-name="Table_20_Contents">Investigation / Chasse 10</text:p>
          </table:table-cell>
          <table:table-cell table:style-name="Investigation_5f__2f__5f_Chasse.A2" office:value-type="string">
            <text:p text:style-name="Table_20_Contents"><text:span text:style-name="Police_20_par_20_défaut"><text:span text:style-name="T3">Chasseur légendaire : </text:span></text:span>+2 à tous les jets de chasse, +4 à tous les jets de chasse si ce n''est pas la première fois que vous chassez la créature.</text:p>
          </table:table-cell>
          <table:table-cell table:style-name="Investigation_5f__2f__5f_Chasse.A2" office:value-type="string">
            <text:p text:style-name="Table_20_Contents"><text:span text:style-name="Police_20_par_20_défaut"><text:span text:style-name="T3">Maître de fouilles</text:span></text:span> : Permet de doubler son bonus à la fouille si dispose du double de temps et d'au moins 2 personnes pour l'épauler.</text:p>
          </table:table-cell>
          <table:table-cell table:style-name="Investigation_5f__2f__5f_Chasse.A2" office:value-type="string">
            <text:p text:style-name="Table_20_Contents"><text:span text:style-name="Police_20_par_20_défaut"><text:span text:style-name="T3">Sens infaillible</text:span></text:span> : +4 à tous les jets d'Investigation.</text:p>
          </table:table-cell>
          <table:table-cell table:style-name="Investigation_5f__2f__5f_Chasse.E2" office:value-type="string">
            <text:p text:style-name="Table_20_Contents"><text:span text:style-name="Police_20_par_20_défaut"><text:span text:style-name="T3">Sans-faute</text:span></text:span> : Permet de faire « 15 » 4/j.</text:p>
          </table:table-cell>
        </table:table-row>
      </table:table>
      <text:p text:style-name="P5"/>
      <text:h text:style-name="Titre_5f_comp" text:outline-level="3"><text:bookmark-start text:name="__RefHeading__51306_888590389"/>Lutte :<text:bookmark-end text:name="__RefHeading__51306_888590389"/></text:h>
      <text:p text:style-name="P19">Moyen.</text:p>
      <text:p text:style-name="P19"><text:tab/>La lutte est un art martial qui se pratique, littéralement, de corps-à-corps. Assez pratiquée parmi les guerriers les plus entraînés, elle fut en majorité développée par des maîtres assassins.</text:p>
      <table:table table:name="Lutte" table:style-name="Lutte">
        <table:table-column table:style-name="Lutte.A"/>
        <table:table-column table:style-name="Lutte.B"/>
        <table:table-column table:style-name="Lutte.C"/>
        <table:table-column table:style-name="Lutte.D"/>
        <table:table-column table:style-name="Lutte.E"/>
        <table:table-row>
          <table:table-cell table:style-name="Lutte.A1" office:value-type="string">
            <text:p text:style-name="P12">Technique</text:p>
          </table:table-cell>
          <table:table-cell table:style-name="Lutte.A1" office:value-type="string">
            <text:p text:style-name="P12">Pré-requis</text:p>
          </table:table-cell>
          <table:table-cell table:style-name="Lutte.A1" office:value-type="string">
            <text:p text:style-name="P12">Effet</text:p>
          </table:table-cell>
          <table:table-cell table:style-name="Lutte.A1" office:value-type="string">
            <text:p text:style-name="P13">α</text:p>
          </table:table-cell>
          <table:table-cell table:style-name="Lutte.E1" office:value-type="string">
            <text:p text:style-name="P12">Divers</text:p>
          </table:table-cell>
        </table:table-row>
        <table:table-row>
          <table:table-cell table:style-name="Lutte.A2" office:value-type="string">
            <text:p text:style-name="Table_20_Contents">Immobilisation locali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ermet de lancer une attaque de lutte pour rentrer en immobilisation localisée.</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Charg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2 en lutte quand a chargé.</text:p>
          </table:table-cell>
          <table:table-cell table:style-name="Lutte.A2" office:value-type="string">
            <text:p text:style-name="Table_20_Contents"/>
          </table:table-cell>
          <table:table-cell table:style-name="Lutte.E2" office:value-type="string">
            <text:p text:style-name="Table_20_Contents"/>
          </table:table-cell>
        </table:table-row>
        <text:soft-page-break/>
        <table:table-row>
          <table:table-cell table:style-name="Lutte.A2" office:value-type="string">
            <text:p text:style-name="Table_20_Contents">Pous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permet de repousser l'ennemi avec un jet de lutte contre équilibre, 1d4 + 1m par tranche de 2 points d'écart.</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Prise surpris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Lorsqu'attaqué, peut lancer 2 défense au lieu d'une pour rentrer en lutte avec l'ennemi.</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Désarmement</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jet de lutte opposé pour désarmer l'adversaire. Si échoue, réplique.</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Lutte au sol</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as de malus lorsque lutte au sol.</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ur agile</text:p>
            <text:p text:style-name="Table_20_Contents">1 pts</text:p>
          </table:table-cell>
          <table:table-cell table:style-name="Lutte.A2" office:value-type="string">
            <text:p text:style-name="Table_20_Contents">Lutte 1</text:p>
            <text:p text:style-name="Table_20_Contents">Évasion 1</text:p>
          </table:table-cell>
          <table:table-cell table:style-name="Lutte.A2" office:value-type="string">
            <text:p text:style-name="Table_20_Contents">En lutte, peut utiliser Évasion pour se défendre sans malus lorsqu'attaqué.</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Frappe sûr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immobilisation, permet d'attaquer avec un malus de 4. Si échoue, fin de la lutte.</text:p>
          </table:table-cell>
          <table:table-cell table:style-name="Lutte.A2" office:value-type="string">
            <text:p text:style-name="Table_20_Contents">1</text:p>
          </table:table-cell>
          <table:table-cell table:style-name="Lutte.E2" office:value-type="string">
            <text:p text:style-name="Table_20_Contents">Malus varie pour les armes (pas de malus à mains nues)</text:p>
          </table:table-cell>
        </table:table-row>
        <table:table-row>
          <table:table-cell table:style-name="Lutte.A2" office:value-type="string">
            <text:p text:style-name="Table_20_Contents">Chut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lutte, permet de tomber au sol avec la cible. Jet de lutte + bonus de poids contre jet d'équilibre.</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Stabilité du lutteur</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2 au jet d'équilibre, +2 pour maintenir une prise.</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 douloureus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Chaque tour consécutif passé en lutte inflige un malus de 1 à la cible (jusqu'à un maximum de 3.)</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Déconcentration</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Si réussi, inflige un malus de 1d10 <text:s text:c="2"/>pour se concentrer pendant 1d4 tours.</text:p>
          </table:table-cell>
          <table:table-cell table:style-name="Lutte.A2" office:value-type="string">
            <text:p text:style-name="Table_20_Contents">6</text:p>
          </table:table-cell>
          <table:table-cell table:style-name="Lutte.E2" office:value-type="string">
            <text:p text:style-name="Table_20_Contents">Malus s'applique aussi au cast des sorts.</text:p>
          </table:table-cell>
        </table:table-row>
        <table:table-row>
          <table:table-cell table:style-name="Lutte.A2" office:value-type="string">
            <text:p text:style-name="Table_20_Contents">Mains fermes</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1 en lutte, +4 contre le désarmement.</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Transport</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lutte, peut transporter l'ennemi. Jet de lutte opposé, 0,5 mètres de déplacement par tranche de 1 point d'écart.</text:p>
          </table:table-cell>
          <table:table-cell table:style-name="Lutte.A2" office:value-type="string">
            <text:p text:style-name="Table_20_Contents">0</text:p>
          </table:table-cell>
          <table:table-cell table:style-name="Lutte.E2" office:value-type="string">
            <text:p text:style-name="Table_20_Contents">L'ennemi n'est pas immobilisé.</text:p>
          </table:table-cell>
        </table:table-row>
        <table:table-row>
          <table:table-cell table:style-name="Lutte.A2" office:value-type="string">
            <text:p text:style-name="Table_20_Contents">Immobilisation total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jet de lutte opposé pour immobiliser totalement la cible.</text:p>
          </table:table-cell>
          <table:table-cell table:style-name="Lutte.A2" office:value-type="string">
            <text:p text:style-name="Table_20_Contents">3</text:p>
          </table:table-cell>
          <table:table-cell table:style-name="Lutte.E2" office:value-type="string">
            <text:p text:style-name="Table_20_Contents"/>
          </table:table-cell>
        </table:table-row>
        <text:soft-page-break/>
        <table:table-row>
          <table:table-cell table:style-name="Lutte.A2" office:value-type="string">
            <text:p text:style-name="Table_20_Contents">Étreint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Chaque tour consécutif passé en lutte inflige (tours)d4+bonus de force+bonus martial dégâts. Le cible doit avoir été immobilisé.</text:p>
          </table:table-cell>
          <table:table-cell table:style-name="Lutte.A2" office:value-type="string">
            <text:p text:style-name="Table_20_Contents">6</text:p>
          </table:table-cell>
          <table:table-cell table:style-name="Lutte.E2" office:value-type="string">
            <text:p text:style-name="Table_20_Contents"/>
          </table:table-cell>
        </table:table-row>
        <table:table-row>
          <table:table-cell table:style-name="Lutte.A2" office:value-type="string">
            <text:p text:style-name="Table_20_Contents">Renversement</text:p>
            <text:p text:style-name="Table_20_Contents">1 pts</text:p>
          </table:table-cell>
          <table:table-cell table:style-name="Lutte.A2" office:value-type="string">
            <text:p text:style-name="Table_20_Contents">Lutte 5</text:p>
            <text:p text:style-name="Table_20_Contents">Poussée</text:p>
          </table:table-cell>
          <table:table-cell table:style-name="Lutte.A2" office:value-type="string">
            <text:p text:style-name="Table_20_Contents">En <text:s/>poussée si plus de 5 points d'écart, peut renverser l'ennemi au sol.</text:p>
          </table:table-cell>
          <table:table-cell table:style-name="Lutte.A2" office:value-type="string">
            <text:p text:style-name="Table_20_Contents">5</text:p>
          </table:table-cell>
          <table:table-cell table:style-name="Lutte.E2" office:value-type="string">
            <text:p text:style-name="Table_20_Contents"/>
          </table:table-cell>
        </table:table-row>
        <table:table-row>
          <table:table-cell table:style-name="Lutte.A2" office:value-type="string">
            <text:p text:style-name="Table_20_Contents">Spécialisation</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2 à tous les jets contre les ennemis se battant corps-à-corps.</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Étranglements</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touche, jet de lutte opposé. Si réussi, la cible entre en asphyxie et ne peux pas parler.</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Bavur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2 fois une défense contre un adversaire au corps-à-corps pendant une lutte, peut utiliser sa victime pour qu'elle encaisse l'attaque(la victime a alors le droit à un jet de lutte opposés).</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Point Vitaux</text:p>
            <text:p text:style-name="Table_20_Contents">1 pts</text:p>
          </table:table-cell>
          <table:table-cell table:style-name="Lutte.A2" office:value-type="string">
            <text:p text:style-name="Table_20_Contents">Lutte 7</text:p>
          </table:table-cell>
          <table:table-cell table:style-name="Lutte.A2" office:value-type="string">
            <text:p text:style-name="Table_20_Contents">Une lutte inflige une blessure de -1pv/tour.</text:p>
          </table:table-cell>
          <table:table-cell table:style-name="Lutte.A2" office:value-type="string">
            <text:p text:style-name="Table_20_Contents">2</text:p>
          </table:table-cell>
          <table:table-cell table:style-name="Lutte.E2" office:value-type="string">
            <text:p text:style-name="Table_20_Contents">[passif actif]</text:p>
          </table:table-cell>
        </table:table-row>
        <table:table-row>
          <table:table-cell table:style-name="Lutte.A2" office:value-type="string">
            <text:p text:style-name="Table_20_Contents">Technique de neutralisation naine</text:p>
            <text:p text:style-name="Table_20_Contents">2 pts</text:p>
          </table:table-cell>
          <table:table-cell table:style-name="Lutte.A2" office:value-type="string">
            <text:p text:style-name="Table_20_Contents">Lutte 7</text:p>
          </table:table-cell>
          <table:table-cell table:style-name="Lutte.A2" office:value-type="string">
            <text:p text:style-name="Table_20_Contents">Inflige [bonus de force]d6 dégâts contondant. Si plus de 50% de la vie, test de constitution pour ne pas être paralysé pour 1d6 tours.</text:p>
          </table:table-cell>
          <table:table-cell table:style-name="Lutte.A2" office:value-type="string">
            <text:p text:style-name="Table_20_Contents">9</text:p>
          </table:table-cell>
          <table:table-cell table:style-name="Lutte.E2" office:value-type="string">
            <text:p text:style-name="Table_20_Contents">Un point seulement pour les nains et les pyrdes.</text:p>
          </table:table-cell>
        </table:table-row>
        <table:table-row>
          <table:table-cell table:style-name="Lutte.A2" office:value-type="string">
            <text:p text:style-name="Table_20_Contents">Terrassement</text:p>
            <text:p text:style-name="Table_20_Contents">1 pts</text:p>
          </table:table-cell>
          <table:table-cell table:style-name="Lutte.A2" office:value-type="string">
            <text:p text:style-name="Table_20_Contents">Lutte 7</text:p>
            <text:p text:style-name="Table_20_Contents">Renversement</text:p>
          </table:table-cell>
          <table:table-cell table:style-name="Lutte.A2" office:value-type="string">
            <text:p text:style-name="Table_20_Contents">Lorsque l'ennemi est renversé, peut faire un plaquage pour assommer pour 1d4 rounds la cible. Au sol si loupe, inflige 2d8 + bonus de poids dégâts.</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Séquelles</text:p>
            <text:p text:style-name="Table_20_Contents">1 pts</text:p>
          </table:table-cell>
          <table:table-cell table:style-name="Lutte.A2" office:value-type="string">
            <text:p text:style-name="Table_20_Contents">Lutte 7</text:p>
            <text:p text:style-name="Table_20_Contents">Immobilisation localisée</text:p>
          </table:table-cell>
          <table:table-cell table:style-name="Lutte.A2" office:value-type="string">
            <text:p text:style-name="Table_20_Contents">Une immobilisation inflige des séquelles si différence de plus de 5 points.</text:p>
          </table:table-cell>
          <table:table-cell table:style-name="Lutte.A2" office:value-type="string">
            <text:p text:style-name="Table_20_Contents">1</text:p>
          </table:table-cell>
          <table:table-cell table:style-name="Lutte.E2" office:value-type="string">
            <text:p text:style-name="Table_20_Contents"/>
          </table:table-cell>
        </table:table-row>
      </table:table>
      <text:p text:style-name="P5"/>
      <text:h text:style-name="Titre_5f_comp" text:outline-level="3"><text:bookmark-start text:name="__RefHeading__51308_888590389"/>Représentations Martiales :<text:bookmark-end text:name="__RefHeading__51308_888590389"/></text:h>
      <text:p text:style-name="P5">Moyen.</text:p>
      <text:p text:style-name="P5"><text:tab/>[description]</text:p>
      <table:table table:name="Représentations_Martiales" table:style-name="Représentations_5f_Martiales">
        <table:table-column table:style-name="Représentations_5f_Martiales.A"/>
        <table:table-column table:style-name="Représentations_5f_Martiales.B" table:number-columns-repeated="2"/>
        <table:table-column table:style-name="Représentations_5f_Martiales.A"/>
        <table:table-row>
          <table:table-cell table:style-name="Représentations_5f_Martiales.A1" office:value-type="string">
            <text:p text:style-name="Table_20_Contents">Pallier de compétences</text:p>
          </table:table-cell>
          <table:table-cell table:style-name="Représentations_5f_Martiales.A1" office:value-type="string">
            <text:p text:style-name="Table_20_Contents">Aptitude</text:p>
          </table:table-cell>
          <table:table-cell table:style-name="Représentations_5f_Martiales.A1" office:value-type="string">
            <text:p text:style-name="Table_20_Contents">Aptitude</text:p>
          </table:table-cell>
          <table:table-cell table:style-name="Représentations_5f_Martiales.D1" office:value-type="string">
            <text:p text:style-name="Table_20_Contents">Aptitude</text:p>
          </table:table-cell>
        </table:table-row>
        <table:table-row>
          <table:table-cell table:style-name="Représentations_5f_Martiales.A2" office:value-type="string">
            <text:p text:style-name="Table_20_Contents">Représentations Martiales 1</text:p>
          </table:table-cell>
          <table:table-cell table:style-name="Représentations_5f_Martiales.A2" office:value-type="string">
            <text:p text:style-name="Table_20_Contents"><text:span text:style-name="Police_20_par_20_défaut"><text:span text:style-name="T3">Pas d'attaque</text:span></text:span> : En dansant, <text:soft-page-break/>permet de se déplacer de (école)m <text:s text:c="2"/>pendant, avant ou après une attaque.</text:p>
          </table:table-cell>
          <table:table-cell table:style-name="Représentations_5f_Martiales.A2" office:value-type="string">
            <text:p text:style-name="Table_20_Contents"><text:span text:style-name="Police_20_par_20_défaut"><text:span text:style-name="T3">Danse de puissance </text:span></text:span>: Permet <text:soft-page-break/>d'avoir 1 dégât additionnel par tour de danse consécutive (jusqu'à un max de école.)</text:p>
          </table:table-cell>
          <table:table-cell table:style-name="Représentations_5f_Martiales.D2" office:value-type="string">
            <text:p text:style-name="Table_20_Contents"><text:span text:style-name="Police_20_par_20_défaut"><text:span text:style-name="T3">Danse des armes aériennes </text:span></text:span>: Jet <text:soft-page-break/>de danse de DD = 15, -3 à la défense, +2 au toucher, impossible d'être désarmé.</text:p>
          </table:table-cell>
        </table:table-row>
        <table:table-row>
          <table:table-cell table:style-name="Représentations_5f_Martiales.A2" office:value-type="string">
            <text:p text:style-name="Table_20_Contents">Représentations Martiales 3</text:p>
          </table:table-cell>
          <table:table-cell table:style-name="Représentations_5f_Martiales.A2" office:value-type="string">
            <text:p text:style-name="Table_20_Contents"><text:span text:style-name="Police_20_par_20_défaut"><text:span text:style-name="T3">Pas risqué</text:span></text:span> : Jet de DD de danse = 15, si réussi, permet d'intenter deux attaques, provoquant des attaques d'opportunités.</text:p>
          </table:table-cell>
          <table:table-cell table:style-name="Représentations_5f_Martiales.A2" office:value-type="string">
            <text:p text:style-name="Table_20_Contents"><text:span text:style-name="Police_20_par_20_défaut"><text:span text:style-name="T3">Danse tourbillonnante</text:span></text:span> : Ajoute un bonus additionnel à la défense de 1, et +4 contre les attaques d'opportunités suscitées en danse.</text:p>
          </table:table-cell>
          <table:table-cell table:style-name="Représentations_5f_Martiales.D2" office:value-type="string">
            <text:p text:style-name="Table_20_Contents"><text:span text:style-name="Police_20_par_20_défaut"><text:span text:style-name="T3">Danseur confirmé</text:span></text:span> : +2 au jet de danse, permet de relancer un jet 2/j.</text:p>
          </table:table-cell>
        </table:table-row>
        <table:table-row>
          <table:table-cell table:style-name="Représentations_5f_Martiales.A2" office:value-type="string">
            <text:p text:style-name="Table_20_Contents">Représentations Martiales 5</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row>
          <table:table-cell table:style-name="Représentations_5f_Martiales.A2" office:value-type="string">
            <text:p text:style-name="Table_20_Contents">Représentations Martiales 7</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row>
          <table:table-cell table:style-name="Représentations_5f_Martiales.A2" office:value-type="string">
            <text:p text:style-name="Table_20_Contents">Représentations Martiales 10</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
      <text:p text:style-name="P5"/>
      <text:h text:style-name="Titre_5f_comp" text:outline-level="3"><text:bookmark-start text:name="__RefHeading__16334_116511997"/>Survie :<text:bookmark-end text:name="__RefHeading__16334_116511997"/></text:h>
      <text:p text:style-name="Table_20_Contents">Moyen.</text:p>
      <text:p text:style-name="P5">[description]</text:p>
      <table:table table:name="Survie" table:style-name="Survie">
        <table:table-column table:style-name="Survie.A"/>
        <table:table-column table:style-name="Survie.B"/>
        <table:table-column table:style-name="Survie.A"/>
        <table:table-column table:style-name="Survie.D"/>
        <table:table-column table:style-name="Survie.E"/>
        <table:table-row>
          <table:table-cell table:style-name="Survie.A1" office:value-type="string">
            <text:p text:style-name="Table_20_Contents">Pallier de compétenc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E1" office:value-type="string">
            <text:p text:style-name="Table_20_Contents">Aptitude</text:p>
          </table:table-cell>
        </table:table-row>
        <table:table-row>
          <table:table-cell table:style-name="Survie.A2" office:value-type="string">
            <text:p text:style-name="Table_20_Contents">Survie 1</text:p>
          </table:table-cell>
          <table:table-cell table:style-name="Survie.A2" office:value-type="string">
            <text:p text:style-name="Table_20_Contents"><text:span text:style-name="Police_20_par_20_défaut"><text:span text:style-name="T3">Premiers secours :</text:span></text:span> +2 aux jets de premiers secours.</text:p>
          </table:table-cell>
          <table:table-cell table:style-name="Survie.A2" office:value-type="string">
            <text:p text:style-name="Table_20_Contents"><text:span text:style-name="Police_20_par_20_défaut"><text:span text:style-name="T3">Orientation </text:span></text:span>: +3 pour retrouver son sens ou son chemin.</text:p>
          </table:table-cell>
          <table:table-cell table:style-name="Survie.A2" office:value-type="string">
            <text:p text:style-name="Table_20_Contents"><text:span text:style-name="Police_20_par_20_défaut"><text:span text:style-name="T3">Connaissances</text:span></text:span> : permet de substituer Survie à des jets de Connaissances (géologie, Chasse, écologie)</text:p>
          </table:table-cell>
          <table:table-cell table:style-name="Survie.E2" office:value-type="string">
            <text:p text:style-name="Table_20_Contents"><text:span text:style-name="Police_20_par_20_défaut"><text:span text:style-name="T3">Terrain de prédilection</text:span></text:span> : +1 à tous les jets sur un terrain en particulier.</text:p>
          </table:table-cell>
        </table:table-row>
        <table:table-row>
          <table:table-cell table:style-name="Survie.A2" office:value-type="string">
            <text:p text:style-name="Table_20_Contents">Survie 3</text:p>
          </table:table-cell>
          <table:table-cell table:style-name="Survie.A2" office:value-type="string">
            <text:p text:style-name="Table_20_Contents"><text:span text:style-name="Police_20_par_20_défaut"><text:span text:style-name="T3">Trappeur </text:span></text:span>: +2 à la confection de pièges.</text:p>
          </table:table-cell>
          <table:table-cell table:style-name="Survie.A2" office:value-type="string">
            <text:p text:style-name="Table_20_Contents"><text:span text:style-name="Police_20_par_20_défaut"><text:span text:style-name="T3">Randonneur </text:span></text:span>: N'est pas affecté par les malus d<text:span text:style-name="T16">us</text:span> au<text:span text:style-name="T18">x</text:span> terrains accidentés.</text:p>
          </table:table-cell>
          <table:table-cell table:style-name="Survie.A2" office:value-type="string">
            <text:p text:style-name="Table_20_Contents"><text:span text:style-name="Police_20_par_20_défaut"><text:span text:style-name="T3">Artisanat de circonstances </text:span></text:span>: Permet de <text:span text:style-name="Police_20_par_20_défaut"><text:span text:style-name="T3">lancer</text:span></text:span> des jets d'artisanats basiques avec Survie.</text:p>
          </table:table-cell>
          <table:table-cell table:style-name="Survie.E2" office:value-type="string">
            <text:p text:style-name="Table_20_Contents"><text:span text:style-name="Police_20_par_20_défaut"><text:span text:style-name="T3">Survie corporelle </text:span></text:span>: Stabilise automatiquement, résiste mieux au froid, à la faim et à la chaleur.</text:p>
          </table:table-cell>
        </table:table-row>
        <table:table-row>
          <table:table-cell table:style-name="Survie.A2" office:value-type="string">
            <text:p text:style-name="Table_20_Contents">Survie 5</text:p>
          </table:table-cell>
          <table:table-cell table:style-name="Survie.A2" office:value-type="string">
            <text:p text:style-name="Table_20_Contents"><text:span text:style-name="Police_20_par_20_défaut"><text:span text:style-name="T3">Évanoui</text:span></text:span>: Ajoute un malus de 2 aux jets d'Investigation/Perception contre vous.</text:p>
          </table:table-cell>
          <table:table-cell table:style-name="Survie.A2" office:value-type="string">
            <text:p text:style-name="Table_20_Contents"><text:span text:style-name="Police_20_par_20_défaut"><text:span text:style-name="T3">Répit accéléré</text:span></text:span> : Permet de dormir beaucoup moins, et d'être moins rapidement fatigué.</text:p>
          </table:table-cell>
          <table:table-cell table:style-name="Survie.A2" office:value-type="string">
            <text:p text:style-name="Table_20_Contents"><text:span text:style-name="Police_20_par_20_défaut"><text:span text:style-name="T3">Linguiste</text:span></text:span> : Peut lancer des jets de Survie pour comprendre / communiquer dans des langues étrangères.</text:p>
          </table:table-cell>
          <table:table-cell table:style-name="Survie.E2" office:value-type="string">
            <text:p text:style-name="Table_20_Contents"><text:span text:style-name="Police_20_par_20_défaut"><text:span text:style-name="T3">Véloce</text:span></text:span> :</text:p>
            <text:p text:style-name="Table_20_Contents">+1 à l'initiative, +1 au jet de réflexes, +2 aux jets de courses.</text:p>
          </table:table-cell>
        </table:table-row>
        <text:soft-page-break/>
        <table:table-row>
          <table:table-cell table:style-name="Survie.A2" office:value-type="string">
            <text:p text:style-name="Table_20_Contents">Survie 7</text:p>
          </table:table-cell>
          <table:table-cell table:style-name="Survie.A2" office:value-type="string">
            <text:p text:style-name="Table_20_Contents"><text:span text:style-name="Police_20_par_20_défaut"><text:span text:style-name="T3">Traquenard :</text:span></text:span> Malus de 4 pour repérer les pièges et de 2 pour être repér<text:span text:style-name="T17">é</text:span> en embuscade.</text:p>
          </table:table-cell>
          <table:table-cell table:style-name="Survie.A2" office:value-type="string">
            <text:p text:style-name="Table_20_Contents"><text:span text:style-name="Police_20_par_20_défaut"><text:span text:style-name="T3">Extrasens</text:span></text:span> : Permet de lancer des jets de Survie à la place de Perception pour ce qui est de repérer un danger.</text:p>
          </table:table-cell>
          <table:table-cell table:style-name="Survie.A2" office:value-type="string">
            <text:p text:style-name="Table_20_Contents"><text:span text:style-name="Police_20_par_20_défaut"><text:span text:style-name="T3">Survivre : </text:span></text:span>Permet d'utiliser Survie en bonus martial pour se défendre à mains nues et armes improvisées.</text:p>
          </table:table-cell>
          <table:table-cell table:style-name="Survie.E2" office:value-type="string">
            <text:p text:style-name="Table_20_Contents"><text:span text:style-name="Police_20_par_20_défaut"><text:span text:style-name="T3">Anatomie améliorée :</text:span></text:span> +4 à tous les jets de constitution.</text:p>
          </table:table-cell>
        </table:table-row>
        <table:table-row>
          <table:table-cell table:style-name="Survie.A2" office:value-type="string">
            <text:p text:style-name="Table_20_Contents">Survie 10</text:p>
          </table:table-cell>
          <table:table-cell table:style-name="Survie.A2" office:value-type="string">
            <text:p text:style-name="Table_20_Contents"><text:span text:style-name="Police_20_par_20_défaut"><text:span text:style-name="T3">Chasseur-né</text:span></text:span> : Permet de rajouter le bonus de Survie sur toutes les créatures non-humanoïdes.</text:p>
          </table:table-cell>
          <table:table-cell table:style-name="Survie.A2" office:value-type="string">
            <text:p text:style-name="Table_20_Contents"><text:span text:style-name="Police_20_par_20_défaut"><text:span text:style-name="T3">Ken</text:span></text:span> : Tous dégâts qui devaient laisser le personnage inconscient ou mort le laisse à 1 pv, sans conditions.</text:p>
          </table:table-cell>
          <table:table-cell table:style-name="Survie.A2" office:value-type="string">
            <text:p text:style-name="Table_20_Contents"><text:span text:style-name="Police_20_par_20_défaut"><text:span text:style-name="T3">Arrangements</text:span></text:span> : Permet de substituer Survie à Technologie et Art de la Magie.</text:p>
          </table:table-cell>
          <table:table-cell table:style-name="Survie.E2" office:value-type="string">
            <text:p text:style-name="Table_20_Contents"><text:span text:style-name="Police_20_par_20_défaut"><text:span text:style-name="T3">Bear Grylls </text:span></text:span>: Peut choisir de faire 20 à un jet de survie, 3 fois par jour.</text:p>
          </table:table-cell>
        </table:table-row>
      </table:table>
      <text:p text:style-name="Text_20_body"/>
      <text:p text:style-name="Text_20_body"/>
      <text:p text:style-name="Text_20_body"/>
      <text:p text:style-name="Text_20_body"/>
      <text:h text:style-name="Titre_5f_comp" text:outline-level="3"><text:bookmark-start text:name="__RefHeading__30241_1407030765"/>Art de la magie :<text:bookmark-end text:name="__RefHeading__30241_1407030765"/></text:h>
      <text:p text:style-name="P5">Lent.</text:p>
      <text:p text:style-name="P5">[description]</text:p>
      <text:p text:style-name="P5"/>
      <table:table table:name="Art_de_la_magie" table:style-name="Art_5f_de_5f_la_5f_magie">
        <table:table-column table:style-name="Art_5f_de_5f_la_5f_magie.A"/>
        <table:table-column table:style-name="Art_5f_de_5f_la_5f_magie.B" table:number-columns-repeated="2"/>
        <table:table-column table:style-name="Art_5f_de_5f_la_5f_magie.A"/>
        <table:table-row>
          <table:table-cell table:style-name="Art_5f_de_5f_la_5f_magie.A1" office:value-type="string">
            <text:p text:style-name="Table_20_Contents">Pallier de compétences</text:p>
          </table:table-cell>
          <table:table-cell table:style-name="Art_5f_de_5f_la_5f_magie.A1" office:value-type="string">
            <text:p text:style-name="Table_20_Contents">Aptitude</text:p>
          </table:table-cell>
          <table:table-cell table:style-name="Art_5f_de_5f_la_5f_magie.A1" office:value-type="string">
            <text:p text:style-name="Table_20_Contents">Aptitude</text:p>
          </table:table-cell>
          <table:table-cell table:style-name="Art_5f_de_5f_la_5f_magie.D1" office:value-type="string">
            <text:p text:style-name="Table_20_Contents">Aptitude</text:p>
          </table:table-cell>
        </table:table-row>
        <table:table-row>
          <table:table-cell table:style-name="Art_5f_de_5f_la_5f_magie.A2" office:value-type="string">
            <text:p text:style-name="Table_20_Contents">Art de la magie 1</text:p>
          </table:table-cell>
          <table:table-cell table:style-name="Art_5f_de_5f_la_5f_magie.A2" office:value-type="string">
            <text:p text:style-name="Table_20_Contents"><text:span text:style-name="Police_20_par_20_défaut"><text:span text:style-name="T3">Étude</text:span></text:span> : +2 aux jets d'étude.</text:p>
          </table:table-cell>
          <table:table-cell table:style-name="Art_5f_de_5f_la_5f_magie.A2" office:value-type="string">
            <text:p text:style-name="Table_20_Contents"><text:span text:style-name="Police_20_par_20_défaut"><text:span text:style-name="T3">Précision magique : </text:span></text:span>Ajoute un malus de 2 pour vous contresort.</text:p>
          </table:table-cell>
          <table:table-cell table:style-name="Art_5f_de_5f_la_5f_magie.D2" office:value-type="string">
            <text:p text:style-name="Table_20_Contents"><text:span text:style-name="Police_20_par_20_défaut"><text:span text:style-name="T3">Formation complète :</text:span></text:span> +1 à tous les jets d'art de la magie</text:p>
          </table:table-cell>
        </table:table-row>
        <table:table-row>
          <table:table-cell table:style-name="Art_5f_de_5f_la_5f_magie.A2" office:value-type="string">
            <text:p text:style-name="Table_20_Contents">Art de la magie 3</text:p>
          </table:table-cell>
          <table:table-cell table:style-name="Art_5f_de_5f_la_5f_magie.A2" office:value-type="string">
            <text:p text:style-name="Table_20_Contents"><text:span text:style-name="Police_20_par_20_défaut"><text:span text:style-name="T3">Mana utilitaire </text:span></text:span>: permet de dépenser 3 mana pour gagner un bonus de 1 sur un jet (max 15 mana)</text:p>
          </table:table-cell>
          <table:table-cell table:style-name="Art_5f_de_5f_la_5f_magie.A2" office:value-type="string">
            <text:p text:style-name="Table_20_Contents"><text:span text:style-name="Police_20_par_20_défaut"><text:span text:style-name="T3">Conjuration</text:span></text:span> : +4 au contresort.</text:p>
          </table:table-cell>
          <table:table-cell table:style-name="Art_5f_de_5f_la_5f_magie.D2" office:value-type="string">
            <text:p text:style-name="Table_20_Contents"><text:span text:style-name="Police_20_par_20_défaut"><text:span text:style-name="T3">Incantation améliorée</text:span></text:span> : +1 pour cast tous les sorts.</text:p>
          </table:table-cell>
        </table:table-row>
        <table:table-row>
          <table:table-cell table:style-name="Art_5f_de_5f_la_5f_magie.A2" office:value-type="string">
            <text:p text:style-name="Table_20_Contents">Art de la magie 5</text:p>
          </table:table-cell>
          <table:table-cell table:style-name="Art_5f_de_5f_la_5f_magie.A2" office:value-type="string">
            <text:p text:style-name="Table_20_Contents"><text:span text:style-name="Police_20_par_20_défaut"><text:span text:style-name="T3">Expertise</text:span></text:span> : +2 pour tous les phénomènes magiques, +3 pour de l'expertise et +4 pour trouver ou cacher son aura.</text:p>
          </table:table-cell>
          <table:table-cell table:style-name="Art_5f_de_5f_la_5f_magie.A2" office:value-type="string">
            <text:p text:style-name="Table_20_Contents"><text:span text:style-name="Police_20_par_20_défaut"><text:span text:style-name="T3">Adjuration suprême :</text:span></text:span> <text:s/>Vos contresorts gagnent la moitié de votre école en Art de la Magie en tant qu'école de magie. +2 au contresort.</text:p>
          </table:table-cell>
          <table:table-cell table:style-name="Art_5f_de_5f_la_5f_magie.D2" office:value-type="string">
            <text:p text:style-name="Table_20_Contents"><text:span text:style-name="Police_20_par_20_défaut"><text:span text:style-name="T3">Écoles renforcées</text:span></text:span> : Augmente</text:p>
            <text:p text:style-name="Table_20_Contents"><text:s/>toutes vos écoles de 1.</text:p>
          </table:table-cell>
        </table:table-row>
        <text:soft-page-break/>
        <table:table-row>
          <table:table-cell table:style-name="Art_5f_de_5f_la_5f_magie.A2" office:value-type="string">
            <text:p text:style-name="Table_20_Contents">Art de la magie 7</text:p>
          </table:table-cell>
          <table:table-cell table:style-name="Art_5f_de_5f_la_5f_magie.A2" office:value-type="string">
            <text:p text:style-name="Table_20_Contents"><text:span text:style-name="Police_20_par_20_défaut"><text:span text:style-name="T3">Économie d'enchantement : </text:span></text:span>Offre 2 slots supplémentaires pour enchanter.</text:p>
          </table:table-cell>
          <table:table-cell table:style-name="Art_5f_de_5f_la_5f_magie.A2" office:value-type="string">
            <text:p text:style-name="Table_20_Contents"><text:span text:style-name="Police_20_par_20_défaut"><text:span text:style-name="T3">Déflagration d'énergie :</text:span></text:span> Permet d'infliger (école)d8 + école dégâts au prix de 70 mana et un état de fatigue dans une zone de 3m de rayon.(DD= école x 3 évasion)</text:p>
          </table:table-cell>
          <table:table-cell table:style-name="Art_5f_de_5f_la_5f_magie.D2" office:value-type="string">
            <text:p text:style-name="Table_20_Contents"><text:span text:style-name="Police_20_par_20_défaut"><text:span text:style-name="T3">Percée magique</text:span></text:span> : Ignore les barrières magiques tel zone de silence, mur de force, résistance magique.</text:p>
          </table:table-cell>
        </table:table-row>
        <table:table-row>
          <table:table-cell table:style-name="Art_5f_de_5f_la_5f_magie.A2" office:value-type="string">
            <text:p text:style-name="Table_20_Contents">Art de la magie 10</text:p>
          </table:table-cell>
          <table:table-cell table:style-name="Art_5f_de_5f_la_5f_magie.A2" office:value-type="string">
            <text:p text:style-name="Table_20_Contents"><text:span text:style-name="Police_20_par_20_défaut"><text:span text:style-name="T3">Mage Légendaire</text:span></text:span>: Le mage n'a plus de recast sur ses sorts.</text:p>
          </table:table-cell>
          <table:table-cell table:style-name="Art_5f_de_5f_la_5f_magie.A2" office:value-type="string">
            <text:p text:style-name="Table_20_Contents"><text:span text:style-name="Police_20_par_20_défaut"><text:span text:style-name="T3">Téléportation suprême</text:span></text:span> : Permet de se téléporter à (école) kms <text:s/>de distance pour 2 états de fatigue. 12H de recast.</text:p>
          </table:table-cell>
          <table:table-cell table:style-name="Art_5f_de_5f_la_5f_magie.D2" office:value-type="string">
            <text:p text:style-name="Table_20_Contents"><text:span text:style-name="Police_20_par_20_défaut"><text:span text:style-name="T3">Omnimage </text:span></text:span>: Permet de rajouter Art de la Magie à tous ses jets de cast.</text:p>
          </table:table-cell>
        </table:table-row>
      </table:table>
      <text:p text:style-name="P5"/>
      <text:h text:style-name="Titre_5f_comp" text:outline-level="3"><text:bookmark-start text:name="__RefHeading__30243_1407030765"/>Domptage :<text:bookmark-end text:name="__RefHeading__30243_1407030765"/></text:h>
      <text:p text:style-name="P5">Lent.</text:p>
      <text:p text:style-name="P5"><text:tab/>[description]</text:p>
      <table:table table:name="Domptage" table:style-name="Domptage">
        <table:table-column table:style-name="Domptage.A" table:number-columns-repeated="5"/>
        <table:table-row>
          <table:table-cell table:style-name="Domptage.A1" office:value-type="string">
            <text:p text:style-name="Table_20_Contents">Pallier de compétenc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E1" office:value-type="string">
            <text:p text:style-name="Table_20_Contents">Aptitudes</text:p>
          </table:table-cell>
        </table:table-row>
        <table:table-row>
          <table:table-cell table:style-name="Domptage.A2" office:value-type="string">
            <text:p text:style-name="Table_20_Contents">Domptage 1</text:p>
          </table:table-cell>
          <table:table-cell table:style-name="Domptage.A2" office:value-type="string">
            <text:p text:style-name="Table_20_Contents"><text:span text:style-name="Police_20_par_20_défaut"><text:span text:style-name="T3">Empathie animale</text:span></text:span> : +3 pour comprendre un animal ou une créature.</text:p>
          </table:table-cell>
          <table:table-cell table:style-name="Domptage.A2" office:value-type="string">
            <text:p text:style-name="Table_20_Contents"><text:span text:style-name="Police_20_par_20_défaut"><text:span text:style-name="T3">Domptage de course </text:span></text:span>: Permet d'enseigner aux animaux Athlétismes avec un bonus de +2.</text:p>
          </table:table-cell>
          <table:table-cell table:style-name="Domptage.A2" office:value-type="string">
            <text:p text:style-name="Table_20_Contents"><text:span text:style-name="Police_20_par_20_défaut"><text:span text:style-name="T3">Domptage allemand </text:span></text:span>: +3 pour donner des ordres aux animaux.</text:p>
          </table:table-cell>
          <table:table-cell table:style-name="Domptage.E2" office:value-type="string">
            <text:p text:style-name="Table_20_Contents"><text:span text:style-name="Police_20_par_20_défaut"><text:span text:style-name="T3">Confiance mutuelle</text:span></text:span> : +2 au jet d'équitation avec ses créatures domptées.</text:p>
          </table:table-cell>
        </table:table-row>
        <table:table-row>
          <table:table-cell table:style-name="Domptage.A2" office:value-type="string">
            <text:p text:style-name="Table_20_Contents">Domptage 3</text:p>
          </table:table-cell>
          <table:table-cell table:style-name="Domptage.A2" office:value-type="string">
            <text:p text:style-name="Table_20_Contents"><text:span text:style-name="Police_20_par_20_défaut"><text:span text:style-name="T3">Apaisement </text:span></text:span>: Permet de lancer un jet de domptage pour apaiser un animal ou une créature.</text:p>
          </table:table-cell>
          <table:table-cell table:style-name="Domptage.A2" office:value-type="string">
            <text:p text:style-name="Table_20_Contents"><text:span text:style-name="Police_20_par_20_défaut"><text:span text:style-name="T3">Élevage </text:span></text:span>: +3 aux jets de domptage de groupes d'animaux d'une même race.</text:p>
          </table:table-cell>
          <table:table-cell table:style-name="Domptage.A2" office:value-type="string">
            <text:p text:style-name="Table_20_Contents"><text:span text:style-name="Police_20_par_20_défaut"><text:span text:style-name="T3">Domptage de Cirque</text:span></text:span> : Permet d'apprendre des tours de Cirque aux animaux.</text:p>
          </table:table-cell>
          <table:table-cell table:style-name="Domptage.E2" office:value-type="string">
            <text:p text:style-name="Table_20_Contents"><text:span text:style-name="Police_20_par_20_défaut"><text:span text:style-name="T3">Meute</text:span></text:span> : Permet de faire des mêlées avec ses animaux, +1 au toucher supplémentaires.</text:p>
          </table:table-cell>
        </table:table-row>
        <table:table-row>
          <table:table-cell table:style-name="Domptage.A2" office:value-type="string">
            <text:p text:style-name="Table_20_Contents">Domptage 5</text:p>
          </table:table-cell>
          <table:table-cell table:style-name="Domptage.A2" office:value-type="string">
            <text:p text:style-name="Table_20_Contents"><text:span text:style-name="Police_20_par_20_défaut"><text:span text:style-name="T3">Domination</text:span></text:span> : Permet de faire un jet de Domptage contre un jet de corruption animale.(bonus de volonté+modif de taille)pour dominer une créature.</text:p>
          </table:table-cell>
          <table:table-cell table:style-name="Domptage.A2" office:value-type="string">
            <text:p text:style-name="Table_20_Contents"><text:span text:style-name="Police_20_par_20_défaut"><text:span text:style-name="T3">Domptage de Garde </text:span></text:span>: Les créatures domptées ont +2 à la défense, +2 aux jets de perceptions.</text:p>
          </table:table-cell>
          <table:table-cell table:style-name="Domptage.A2" office:value-type="string">
            <text:p text:style-name="Table_20_Contents"><text:span text:style-name="Police_20_par_20_défaut"><text:span text:style-name="T3">Domptage de spécialisation : </text:span></text:span>Permet d'apprendre une compétence moyenne non-magique à une créature.</text:p>
          </table:table-cell>
          <table:table-cell table:style-name="Domptage.E2" office:value-type="string">
            <text:p text:style-name="Table_20_Contents"><text:span text:style-name="Police_20_par_20_défaut"><text:span text:style-name="T3">Vétérinaire</text:span></text:span> : +4 à tous les jets de soins et entretiens sur les créatures.</text:p>
          </table:table-cell>
        </table:table-row>
        <table:table-row>
          <table:table-cell table:style-name="Domptage.A2" office:value-type="string">
            <text:p text:style-name="Table_20_Contents">Domptage 7</text:p>
          </table:table-cell>
          <table:table-cell table:style-name="Domptage.A2" office:value-type="string">
            <text:p text:style-name="Table_20_Contents"><text:span text:style-name="Police_20_par_20_défaut"><text:span text:style-name="T3">Compréhension </text:span></text:span><text:soft-page-break/><text:span text:style-name="Police_20_par_20_défaut"><text:span text:style-name="T3">universelle</text:span></text:span> : Permet de parler avec toutes les créatures.</text:p>
          </table:table-cell>
          <table:table-cell table:style-name="Domptage.A2" office:value-type="string">
            <text:p text:style-name="Table_20_Contents"><text:span text:style-name="Police_20_par_20_défaut"><text:span text:style-name="T3">Compagnon idéal </text:span></text:span>: Tous <text:soft-page-break/>les animaux domptés ont un bonus de +2 à tous leurs jets.</text:p>
          </table:table-cell>
          <table:table-cell table:style-name="Domptage.A2" office:value-type="string">
            <text:p text:style-name="Table_20_Contents"><text:span text:style-name="Police_20_par_20_défaut"><text:span text:style-name="T3">Domptage philanthrope : </text:span></text:span><text:soft-page-break/>Permet d'apprendre le commun à toutes ses créatures.</text:p>
          </table:table-cell>
          <table:table-cell table:style-name="Domptage.E2" office:value-type="string">
            <text:p text:style-name="Table_20_Contents"><text:span text:style-name="Police_20_par_20_défaut"><text:span text:style-name="T3">Compère :</text:span></text:span> toute action <text:soft-page-break/>entreprise avec ses créatures domptées (accouplement y compris) a un bonus de +2.</text:p>
          </table:table-cell>
        </table:table-row>
        <table:table-row>
          <table:table-cell table:style-name="Domptage.A2" office:value-type="string">
            <text:p text:style-name="Table_20_Contents">Domptage 10</text:p>
          </table:table-cell>
          <table:table-cell table:style-name="Domptage.A2" office:value-type="string">
            <text:p text:style-name="Table_20_Contents"><text:span text:style-name="Police_20_par_20_défaut"><text:span text:style-name="T3">Druide : </text:span></text:span>Permet un jet de domptage pour donner des ordres à toutes les créatures.</text:p>
          </table:table-cell>
          <table:table-cell table:style-name="Domptage.A2" office:value-type="string">
            <text:p text:style-name="Table_20_Contents"><text:span text:style-name="Police_20_par_20_défaut"><text:span text:style-name="T3">Dompteur tout terrain </text:span></text:span>: +8 pour dompter toutes les créatures.</text:p>
          </table:table-cell>
          <table:table-cell table:style-name="Domptage.A2" office:value-type="string">
            <text:p text:style-name="Table_20_Contents"><text:span text:style-name="Police_20_par_20_défaut"><text:span text:style-name="T3">Dompteur magique :</text:span></text:span> permet d'apprendre des compétences magiques aux créatures intelligentes</text:p>
          </table:table-cell>
          <table:table-cell table:style-name="Domptage.E2" office:value-type="string">
            <text:p text:style-name="Table_20_Contents"><text:span text:style-name="Police_20_par_20_défaut"><text:span text:style-name="T3">Osmose :</text:span></text:span> Le dompteur peut se substituer à l'esprit de n'importe laquelle de ses créatures.</text:p>
          </table:table-cell>
        </table:table-row>
      </table:table>
      <text:p text:style-name="P7"/>
      <text:h text:style-name="Titre_5f_comp" text:outline-level="3"><text:bookmark-start text:name="__RefHeading__51310_888590389"/>Forge technomagique :<text:bookmark-end text:name="__RefHeading__51310_888590389"/></text:h>
      <text:p text:style-name="P5">Lent.</text:p>
      <text:p text:style-name="P5"><text:tab/>Prendre une technologie donne un bonus de +1/+1/+3/+5/+8 à tous les jets de forge liés à cette technologie.</text:p>
      <text:p text:style-name="P5"/>
      <table:table table:name="Forge_technomagique" table:style-name="Forge_5f_technomagique">
        <table:table-column table:style-name="Forge_5f_technomagique.A"/>
        <table:table-column table:style-name="Forge_5f_technomagique.B"/>
        <table:table-column table:style-name="Forge_5f_technomagique.C"/>
        <table:table-column table:style-name="Forge_5f_technomagique.D"/>
        <table:table-column table:style-name="Forge_5f_technomagique.E"/>
        <table:table-column table:style-name="Forge_5f_technomagique.F"/>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Q"/>
        <table:table-row>
          <table:table-cell table:style-name="Forge_5f_technomagique.A1" office:value-type="string">
            <text:p text:style-name="Table_20_Contents">Pallier de compétence</text:p>
          </table:table-cell>
          <table:table-cell table:style-name="Forge_5f_technomagique.A1" table:number-columns-spanned="4" office:value-type="string">
            <text:p text:style-name="Table_20_Contents">Vaerilienne</text:p>
          </table:table-cell>
          <table:covered-table-cell/>
          <table:covered-table-cell/>
          <table:covered-table-cell/>
          <table:table-cell table:style-name="Forge_5f_technomagique.A1" table:number-columns-spanned="4" office:value-type="string">
            <text:p text:style-name="Table_20_Contents">Fyta</text:p>
          </table:table-cell>
          <table:covered-table-cell/>
          <table:covered-table-cell/>
          <table:covered-table-cell/>
          <table:table-cell table:style-name="Forge_5f_technomagique.A1" table:number-columns-spanned="4" office:value-type="string">
            <text:p text:style-name="Table_20_Contents">Kriegst</text:p>
          </table:table-cell>
          <table:covered-table-cell/>
          <table:covered-table-cell/>
          <table:covered-table-cell/>
          <table:table-cell table:style-name="Forge_5f_technomagique.N1" table:number-columns-spanned="4" office:value-type="string">
            <text:p text:style-name="P25">Orc du futur</text:p>
          </table:table-cell>
          <table:covered-table-cell/>
          <table:covered-table-cell/>
          <table:covered-table-cell/>
        </table:table-row>
        <table:table-row>
          <table:table-cell table:style-name="Forge_5f_technomagique.A2" office:value-type="string">
            <text:p text:style-name="Table_20_Contents">Forge technomagique 1</text:p>
          </table:table-cell>
          <table:table-cell table:style-name="Forge_5f_technomagique.B2" office:value-type="string">
            <text:p text:style-name="Table_20_Contents"><text:span text:style-name="Police_20_par_20_défaut"><text:span text:style-name="T4">Acier notraxien :</text:span></text:span><text:span text:style-name="Police_20_par_20_défaut"><text:span text:style-name="T5"> +3 à tous les jets.</text:span></text:span></text:p>
          </table:table-cell>
          <table:table-cell table:style-name="Forge_5f_technomagique.B2" table:number-columns-spanned="2" office:value-type="string">
            <text:p text:style-name="Table_20_Contents"><text:span text:style-name="Police_20_par_20_défaut"><text:span text:style-name="T4">Régulation de la dispersion de l'énergie :</text:span></text:span><text:span text:style-name="Police_20_par_20_défaut"><text:span text:style-name="T5"> Permet d'ajouter 5 au DD d'un craft pour réduire de moitié la dispersion d'énergie d'une création.</text:span></text:span></text:p>
          </table:table-cell>
          <table:covered-table-cell/>
          <table:table-cell table:style-name="Forge_5f_technomagique.B2" office:value-type="string">
            <text:p text:style-name="Table_20_Contents"><text:span text:style-name="Police_20_par_20_défaut"><text:span text:style-name="T4">Technologie de Portail :</text:span></text:span><text:span text:style-name="Police_20_par_20_défaut"><text:span text:style-name="T5"> +2 pour créer <text:s/>des objets liés aux portails.</text:span></text:span></text:p>
          </table:table-cell>
          <table:table-cell table:style-name="Forge_5f_technomagique.A2" table:number-columns-spanned="2" office:value-type="string">
            <text:p text:style-name="Standard"><text:span text:style-name="Police_20_par_20_défaut"><text:span text:style-name="T3">Viscosité métallique:</text:span></text:span> +3 pour les métaux liquides.</text:p>
          </table:table-cell>
          <table:covered-table-cell/>
          <table:table-cell table:style-name="Forge_5f_technomagique.A2" table:number-columns-spanned="2" office:value-type="string">
            <text:p text:style-name="Standard"><text:span text:style-name="Police_20_par_20_défaut"><text:span text:style-name="T3">Catalyseur amélioré : </text:span></text:span>Les catalyseurs ont une puissance augmentée de 2.</text:p>
          </table:table-cell>
          <table:covered-table-cell/>
          <table:table-cell table:style-name="Forge_5f_technomagique.A2" table:number-columns-spanned="2" office:value-type="string">
            <text:p text:style-name="Standard"><text:span text:style-name="Police_20_par_20_défaut"><text:span text:style-name="T3">Technologie composite :</text:span></text:span> +1 à tous les jets de forge technomagique.</text:p>
          </table:table-cell>
          <table:covered-table-cell/>
          <table:table-cell table:style-name="Forge_5f_technomagique.A2" table:number-columns-spanned="2" office:value-type="string">
            <text:p text:style-name="Standard"><text:span text:style-name="Police_20_par_20_défaut"><text:span text:style-name="T3">Métaboliseur : </text:span></text:span>+2 à tous les métaboliseurs.</text:p>
          </table:table-cell>
          <table:covered-table-cell/>
          <table:table-cell table:style-name="Forge_5f_technomagique.A2" office:value-type="string">
            <text:p text:style-name="Standard"><text:span text:style-name="Police_20_par_20_défaut"><text:span text:style-name="T3">Réseau électrique :</text:span></text:span> +2 pour créer des réseaux électriques.</text:p>
          </table:table-cell>
          <table:table-cell table:style-name="Forge_5f_technomagique.A2" table:number-columns-spanned="2" office:value-type="string">
            <text:p text:style-name="Standard"><text:span text:style-name="Police_20_par_20_défaut"><text:span text:style-name="T3">Technologie gobeline : </text:span></text:span>+2 à tous les jets de technologie gobeline.</text:p>
          </table:table-cell>
          <table:covered-table-cell/>
          <table:table-cell table:style-name="Forge_5f_technomagique.Q6" office:value-type="string">
            <text:p text:style-name="Standard"><text:span text:style-name="Police_20_par_20_défaut"><text:span text:style-name="T3">Détecteur thermique : </text:span></text:span>+4 pour créer des détecteur thermique.</text:p>
          </table:table-cell>
        </table:table-row>
        <table:table-row>
          <table:table-cell table:style-name="Forge_5f_technomagique.A2" office:value-type="string">
            <text:p text:style-name="Table_20_Contents">Forge technomagique 3</text:p>
          </table:table-cell>
          <table:table-cell table:style-name="Forge_5f_technomagique.B2" table:number-columns-spanned="2" office:value-type="string">
            <text:p text:style-name="Table_20_Contents"><text:span text:style-name="Police_20_par_20_défaut"><text:span text:style-name="T4">Armes à énergie :</text:span></text:span><text:span text:style-name="Police_20_par_20_défaut"><text:span text:style-name="T5"> +2 </text:span></text:span><text:soft-page-break/><text:span text:style-name="Police_20_par_20_défaut"><text:span text:style-name="T5">pour faire des armures à énergie.</text:span></text:span></text:p>
          </table:table-cell>
          <table:covered-table-cell/>
          <table:table-cell table:style-name="Forge_5f_technomagique.B2" table:number-columns-spanned="2" office:value-type="string">
            <text:p text:style-name="Table_20_Contents"><text:span text:style-name="Police_20_par_20_défaut"><text:span text:style-name="T3">Constructio</text:span></text:span><text:soft-page-break/><text:span text:style-name="Police_20_par_20_défaut"><text:span text:style-name="T3">ns vaeriliennes : </text:span></text:span>+2 pour toutes les constructions à influence vaerilienne et Tyll.</text:p>
          </table:table-cell>
          <table:covered-table-cell/>
          <table:table-cell table:style-name="Forge_5f_technomagique.A2" table:number-columns-spanned="2" office:value-type="string">
            <text:p text:style-name="Standard"><text:span text:style-name="Police_20_par_20_défaut"><text:span text:style-name="T3">Retranscription : </text:span></text:span>Permet <text:soft-page-break/>de retranscrire sur des tables des sorts ou des pouvoirs magiques.</text:p>
          </table:table-cell>
          <table:covered-table-cell/>
          <table:table-cell table:style-name="Forge_5f_technomagique.A2" table:number-columns-spanned="2" office:value-type="string">
            <text:p text:style-name="Standard"><text:span text:style-name="Police_20_par_20_défaut"><text:span text:style-name="T3">Hologrammes :</text:span></text:span> Les <text:soft-page-break/>hologrammes durent 2 fois plus longtemps ; +2 à leur création.</text:p>
          </table:table-cell>
          <table:covered-table-cell/>
          <table:table-cell table:style-name="Forge_5f_technomagique.A2" office:value-type="string">
            <text:p text:style-name="Standard"><text:span text:style-name="Police_20_par_20_défaut"><text:span text:style-name="T3">Neurocapteurs : </text:span></text:span><text:soft-page-break/>+2 sur les neurocapteurs.</text:p>
          </table:table-cell>
          <table:table-cell table:style-name="Forge_5f_technomagique.A2" table:number-columns-spanned="2" office:value-type="string">
            <text:p text:style-name="Standard"><text:span text:style-name="Police_20_par_20_défaut"><text:span text:style-name="T3">Technologie </text:span></text:span><text:soft-page-break/><text:span text:style-name="Police_20_par_20_défaut"><text:span text:style-name="T3">syphiane :</text:span></text:span> +2 pour faire la technologie syphiane.</text:p>
          </table:table-cell>
          <table:covered-table-cell/>
          <table:table-cell table:style-name="Forge_5f_technomagique.A2" office:value-type="string">
            <text:p text:style-name="Standard"><text:span text:style-name="Police_20_par_20_défaut"><text:span text:style-name="T3">Théorie de la </text:span></text:span><text:soft-page-break/><text:span text:style-name="Police_20_par_20_défaut"><text:span text:style-name="T3">sublimation éthérée : </text:span></text:span>+2 au pour toutes les créations liées aux formes éthérées.</text:p>
          </table:table-cell>
          <table:table-cell table:style-name="Forge_5f_technomagique.A2" table:number-columns-spanned="2" office:value-type="string">
            <text:p text:style-name="Standard"><text:span text:style-name="Police_20_par_20_défaut"><text:span text:style-name="T3">Plaques d'armure :</text:span></text:span> +3 <text:soft-page-break/>pour créer des armures à plaques.</text:p>
          </table:table-cell>
          <table:covered-table-cell/>
          <table:table-cell table:style-name="Forge_5f_technomagique.P5" table:number-columns-spanned="2" office:value-type="string">
            <text:p text:style-name="Standard"><text:span text:style-name="Police_20_par_20_défaut"><text:span text:style-name="T3">Encodage :</text:span></text:span> Permet de <text:soft-page-break/>créer des circuits à mémoire.</text:p>
          </table:table-cell>
          <table:covered-table-cell/>
        </table:table-row>
        <table:table-row>
          <table:table-cell table:style-name="Forge_5f_technomagique.A2" office:value-type="string">
            <text:p text:style-name="Table_20_Contents">Forge technomagique 5</text:p>
          </table:table-cell>
          <table:table-cell table:style-name="Forge_5f_technomagique.B2" office:value-type="string">
            <text:p text:style-name="Table_20_Contents"><text:span text:style-name="Police_20_par_20_défaut"><text:span text:style-name="T3">Énergie de vitesse</text:span></text:span> : +4 pour tous les objets de vitesse à énergie, +2 sur tous les objets à énergie.</text:p>
          </table:table-cell>
          <table:table-cell table:style-name="Forge_5f_technomagique.B2" table:number-columns-spanned="2" office:value-type="string">
            <text:p text:style-name="Standard"><text:span text:style-name="Police_20_par_20_défaut"><text:span text:style-name="T3">Portails d'assaut </text:span></text:span>: +4 pour faire des armes à portail.</text:p>
          </table:table-cell>
          <table:covered-table-cell/>
          <table:table-cell table:style-name="Forge_5f_technomagique.B2" office:value-type="string">
            <text:p text:style-name="Standard"><text:span text:style-name="Police_20_par_20_défaut"><text:span text:style-name="T3">Technologie de Nyrito:</text:span></text:span> Accès à la technologie psionique et +3 à leur création.</text:p>
          </table:table-cell>
          <table:table-cell table:style-name="Forge_5f_technomagique.A2" office:value-type="string">
            <text:p text:style-name="Standard"><text:span text:style-name="Police_20_par_20_défaut"><text:span text:style-name="T3">Régénérateurs</text:span></text:span> : +4 à tous les regénérateurs.</text:p>
          </table:table-cell>
          <table:table-cell table:style-name="Forge_5f_technomagique.A2" table:number-columns-spanned="2" office:value-type="string">
            <text:p text:style-name="Standard"><text:span text:style-name="Police_20_par_20_défaut"><text:span text:style-name="T3">Magie autonome</text:span></text:span> : Tous les êtres de magie crées sont dotés d'intelligence et de pouvoirs magiques.</text:p>
          </table:table-cell>
          <table:covered-table-cell/>
          <table:table-cell table:style-name="Forge_5f_technomagique.A2" office:value-type="string">
            <text:p text:style-name="Standard"><text:span text:style-name="Police_20_par_20_défaut"><text:span text:style-name="T3">Exosquelette : </text:span></text:span>+3 à la création des armures exoquelettes</text:p>
          </table:table-cell>
          <table:table-cell table:style-name="Forge_5f_technomagique.A2" office:value-type="string">
            <text:p text:style-name="Standard"><text:span text:style-name="Police_20_par_20_défaut"><text:span text:style-name="T3">Touche-à-tout </text:span></text:span>:+4 à tous les jets de technologies.</text:p>
          </table:table-cell>
          <table:table-cell table:style-name="Forge_5f_technomagique.A2" table:number-columns-spanned="2" office:value-type="string">
            <text:p text:style-name="Standard"><text:span text:style-name="Police_20_par_20_défaut"><text:span text:style-name="T3">Nécro-capteurs </text:span></text:span>: Augmente leur portée de 50 %. +2 à leur création.</text:p>
          </table:table-cell>
          <table:covered-table-cell/>
          <table:table-cell table:style-name="Forge_5f_technomagique.A2" office:value-type="string">
            <text:p text:style-name="Standard"><text:span text:style-name="Police_20_par_20_défaut"><text:span text:style-name="T3">Matière absorbante : </text:span></text:span>+3 à la création des objets drainant. <text:s text:c="6"/>+2 aux objets psychique.</text:p>
          </table:table-cell>
          <table:table-cell table:style-name="Forge_5f_technomagique.A2" office:value-type="string">
            <text:p text:style-name="Standard"><text:span text:style-name="Police_20_par_20_défaut"><text:span text:style-name="T3">Réparation</text:span></text:span> : +3 à la création d'objets autoréparant, +2 à la création de batterie infinie périodique.</text:p>
          </table:table-cell>
          <table:table-cell table:style-name="Forge_5f_technomagique.A2" table:number-columns-spanned="2" office:value-type="string">
            <text:p text:style-name="Standard"><text:span text:style-name="Police_20_par_20_défaut"><text:span text:style-name="T3">Armes lourdes</text:span></text:span> : +4 à la création de toutes les armes lourdes.</text:p>
          </table:table-cell>
          <table:covered-table-cell/>
          <table:table-cell table:style-name="Forge_5f_technomagique.Q6" office:value-type="string">
            <text:p text:style-name="Standard"><text:span text:style-name="Police_20_par_20_défaut"><text:span text:style-name="T3">Machinerie gobeline : </text:span></text:span>+5 sur tous les engins orcs du futur.</text:p>
          </table:table-cell>
        </table:table-row>
        <table:table-row>
          <table:table-cell table:style-name="Forge_5f_technomagique.A2" office:value-type="string">
            <text:p text:style-name="Table_20_Contents">Forge technomagique 7</text:p>
          </table:table-cell>
          <table:table-cell table:style-name="Forge_5f_technomagique.B2" table:number-columns-spanned="2" office:value-type="string">
            <text:p text:style-name="P12"/>
          </table:table-cell>
          <table:covered-table-cell/>
          <table:table-cell table:style-name="Forge_5f_technomagique.B2" table:number-columns-spanned="2" office:value-type="string">
            <text:p text:style-name="Table_20_Contents"/>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text:span text:style-name="Police_20_par_20_défaut"><text:span text:style-name="T3">Système complet : </text:span></text:span>Permet de faire les plans d'ingénieurie pour tous les systèmes d'exploitation et d'exploration orc du futur. <text:soft-page-break/>+2 à tous les jets de forge orc de futur.</text:p>
          </table:table-cell>
          <table:covered-table-cell/>
          <table:table-cell table:style-name="Forge_5f_technomagique.P5" table:number-columns-spanned="2" office:value-type="string">
            <text:p text:style-name="Standard"><text:span text:style-name="Police_20_par_20_défaut"><text:span text:style-name="T3">Fusion </text:span></text:span>: +4 à la fusion technomagique. Permet d'utiliser technologie à la place d'Art de la Magie pour les fusions magiques et <text:soft-page-break/>technomagiques.</text:p>
          </table:table-cell>
          <table:covered-table-cell/>
        </table:table-row>
        <table:table-row>
          <table:table-cell table:style-name="Forge_5f_technomagique.A2" office:value-type="string">
            <text:p text:style-name="Table_20_Contents">Forge technomagique 10</text:p>
          </table:table-cell>
          <table:table-cell table:style-name="Forge_5f_technomagique.B2" office:value-type="string">
            <text:p text:style-name="Table_20_Contents"/>
          </table:table-cell>
          <table:table-cell table:style-name="Forge_5f_technomagique.B2" table:number-columns-spanned="2" office:value-type="string">
            <text:p text:style-name="Standard"/>
          </table:table-cell>
          <table:covered-table-cell/>
          <table:table-cell table:style-name="Forge_5f_technomagique.B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Q6" office:value-type="string">
            <text:p text:style-name="Standard"/>
          </table:table-cell>
        </table:table-row>
      </table:table>
      <text:p text:style-name="P5"/>
      <text:h text:style-name="Titre_5f_comp" text:outline-level="3"><text:bookmark-start text:name="__RefHeading__15604_655375478"/>Médecine :<text:bookmark-end text:name="__RefHeading__15604_655375478"/></text:h>
      <text:p text:style-name="P5">Lent.</text:p>
      <text:p text:style-name="P5"><text:tab/>[description]</text:p>
      <table:table table:name="Médecine" table:style-name="Médecine">
        <table:table-column table:style-name="Médecine.A"/>
        <table:table-column table:style-name="Médecine.B"/>
        <table:table-column table:style-name="Médecine.C"/>
        <table:table-column table:style-name="Médecine.D"/>
        <table:table-row>
          <table:table-cell table:style-name="Médecine.A1" office:value-type="string">
            <text:p text:style-name="Table_20_Contents">Pallier de compétences</text:p>
          </table:table-cell>
          <table:table-cell table:style-name="Médecine.A1" office:value-type="string">
            <text:p text:style-name="Table_20_Contents">Aptitude</text:p>
          </table:table-cell>
          <table:table-cell table:style-name="Médecine.A1" office:value-type="string">
            <text:p text:style-name="Table_20_Contents">Aptitude</text:p>
          </table:table-cell>
          <table:table-cell table:style-name="Médecine.D1" office:value-type="string">
            <text:p text:style-name="Table_20_Contents">Aptitude</text:p>
          </table:table-cell>
        </table:table-row>
        <table:table-row>
          <table:table-cell table:style-name="Médecine.A2" office:value-type="string">
            <text:p text:style-name="Table_20_Contents">Médecine 1</text:p>
          </table:table-cell>
          <table:table-cell table:style-name="Médecine.A2" office:value-type="string">
            <text:p text:style-name="Table_20_Contents"><text:span text:style-name="Police_20_par_20_défaut"><text:span text:style-name="T3">Apothicaire</text:span></text:span> : +2 sur tous les jets de création de médicamenteux.</text:p>
          </table:table-cell>
          <table:table-cell table:style-name="Médecine.A2" office:value-type="string">
            <text:p text:style-name="Table_20_Contents"><text:span text:style-name="Police_20_par_20_défaut"><text:span text:style-name="T3">Médecine de terrain</text:span></text:span> : +2 à tous les jets de médecine en combat</text:p>
          </table:table-cell>
          <table:table-cell table:style-name="Médecine.D2" office:value-type="string">
            <text:p text:style-name="Table_20_Contents"><text:span text:style-name="Police_20_par_20_défaut"><text:span text:style-name="T3">Connaissance anatomique </text:span></text:span>: +2 <text:s/>à tous les jets de médecine sur les corps.</text:p>
          </table:table-cell>
        </table:table-row>
        <table:table-row>
          <table:table-cell table:style-name="Médecine.A2" office:value-type="string">
            <text:p text:style-name="Table_20_Contents">Médecine 3</text:p>
          </table:table-cell>
          <table:table-cell table:style-name="Médecine.A2" office:value-type="string">
            <text:p text:style-name="Table_20_Contents"><text:span text:style-name="Police_20_par_20_défaut"><text:span text:style-name="T3">Cure </text:span></text:span>: Les effets des ordonnances ajoute +2 aux jets de constitution.</text:p>
          </table:table-cell>
          <table:table-cell table:style-name="Médecine.A2" office:value-type="string">
            <text:p text:style-name="Table_20_Contents"><text:span text:style-name="Police_20_par_20_défaut"><text:span text:style-name="T3">Aliéniste </text:span></text:span>: Permet de lancer des jets de Médecine pour sortir quelqu'un d'un effet mental.</text:p>
          </table:table-cell>
          <table:table-cell table:style-name="Médecine.D2" office:value-type="string">
            <text:p text:style-name="Table_20_Contents"><text:span text:style-name="Police_20_par_20_défaut"><text:span text:style-name="T3">Autopsie</text:span></text:span> : +2 sur les jets d'autopsie et de dépeçage.</text:p>
          </table:table-cell>
        </table:table-row>
        <table:table-row>
          <table:table-cell table:style-name="Médecine.A2" office:value-type="string">
            <text:p text:style-name="Table_20_Contents">Médecine 5</text:p>
          </table:table-cell>
          <table:table-cell table:style-name="Médecine.A2" office:value-type="string">
            <text:p text:style-name="Table_20_Contents"><text:span text:style-name="Police_20_par_20_défaut"><text:span text:style-name="T3">Docteur confirmé</text:span></text:span> : Les jets successifs avec les patients bénéficient de +1 jusqu'à +4.</text:p>
          </table:table-cell>
          <table:table-cell table:style-name="Médecine.A2" office:value-type="string">
            <text:p text:style-name="Table_20_Contents"><text:span text:style-name="Police_20_par_20_défaut"><text:span text:style-name="T3">Toubib de terrain</text:span></text:span> : +4 pour stabiliser et pour stopper les hémorragies.</text:p>
          </table:table-cell>
          <table:table-cell table:style-name="Médecine.D2" office:value-type="string">
            <text:p text:style-name="Table_20_Contents"><text:span text:style-name="Police_20_par_20_défaut"><text:span text:style-name="T3">Connaissances morphologiques </text:span></text:span>: +1 précision au corps-à-corps.</text:p>
          </table:table-cell>
        </table:table-row>
        <table:table-row>
          <table:table-cell table:style-name="Médecine.A2" office:value-type="string">
            <text:p text:style-name="Table_20_Contents">Médecine 7</text:p>
          </table:table-cell>
          <table:table-cell table:style-name="Médecine.A2" office:value-type="string">
            <text:p text:style-name="Table_20_Contents"><text:span text:style-name="Police_20_par_20_défaut"><text:span text:style-name="T3">Potard</text:span></text:span> : +4 aux jets de constitutions, +2 contre les effets coercitifs (s'applique aux médicamenteux du médecin.)</text:p>
          </table:table-cell>
          <table:table-cell table:style-name="Médecine.A2" office:value-type="string">
            <text:p text:style-name="Table_20_Contents"><text:span text:style-name="Police_20_par_20_défaut"><text:span text:style-name="T3">Chirurgie de combat </text:span></text:span>: Lorsqu'un personnage tombe en dessous de -11, peut lancer un jet de soin pour le réanimer.</text:p>
          </table:table-cell>
          <table:table-cell table:style-name="Médecine.D2" office:value-type="string">
            <text:p text:style-name="Table_20_Contents"><text:span text:style-name="Police_20_par_20_défaut"><text:span text:style-name="T3">Médecin-légiste </text:span></text:span>: Ajoute son rang de médecine au dégâts, +2 à tous les jets de médecine, +2 additionnels aux jets de Légiste.</text:p>
          </table:table-cell>
        </table:table-row>
        <table:table-row>
          <table:table-cell table:style-name="Médecine.A2" office:value-type="string">
            <text:p text:style-name="Table_20_Contents">Médecine 10</text:p>
          </table:table-cell>
          <table:table-cell table:style-name="Médecine.A2" office:value-type="string">
            <text:p text:style-name="Table_20_Contents"><text:span text:style-name="Police_20_par_20_défaut"><text:span text:style-name="T3">Guérisseur mythique</text:span></text:span> : Chaque jet de Médecine ou médicamenteux soigne Médecine x 2 en plus.</text:p>
          </table:table-cell>
          <table:table-cell table:style-name="Médecine.A2" office:value-type="string">
            <text:p text:style-name="Table_20_Contents"><text:span text:style-name="Police_20_par_20_défaut"><text:span text:style-name="T3">Lance Amstrong</text:span></text:span>: Le médecin peut préparer des « fortifiants »qui rajoutent +5 à tous les jets de compétences physiques.</text:p>
          </table:table-cell>
          <table:table-cell table:style-name="Médecine.D2" office:value-type="string">
            <text:p text:style-name="Table_20_Contents"><text:span text:style-name="Police_20_par_20_défaut"><text:span text:style-name="T3"><text:s/>Élixir de vie </text:span></text:span>: Le Médecin connaît la recette de la vie éternelle mais aussi de l'élixir de Jouvence.</text:p>
          </table:table-cell>
        </table:table-row>
      </table:table>
      <text:p text:style-name="P5"><text:soft-page-break/></text:p>
      <text:p text:style-name="P7"/>
      <text:p text:style-name="Text_20_body"/>
      <text:h text:style-name="Titre_5f_comp" text:outline-level="3"><text:bookmark-start text:name="__RefHeading__15606_655375478"/>Portail :<text:bookmark-end text:name="__RefHeading__15606_655375478"/></text:h>
      <text:p text:style-name="P5">Lent.</text:p>
      <text:p text:style-name="P5"><text:tab/>[description]</text:p>
      <table:table table:name="Portail" table:style-name="Portail">
        <table:table-column table:style-name="Portail.A"/>
        <table:table-column table:style-name="Portail.B" table:number-columns-repeated="2"/>
        <table:table-column table:style-name="Portail.A"/>
        <table:table-row>
          <table:table-cell table:style-name="Portail.A1" office:value-type="string">
            <text:p text:style-name="Table_20_Contents">Pallier de compétences</text:p>
          </table:table-cell>
          <table:table-cell table:style-name="Portail.A1" office:value-type="string">
            <text:p text:style-name="Table_20_Contents">Aptitudes</text:p>
          </table:table-cell>
          <table:table-cell table:style-name="Portail.A1" office:value-type="string">
            <text:p text:style-name="Table_20_Contents">Aptitudes</text:p>
          </table:table-cell>
          <table:table-cell table:style-name="Portail.D1" office:value-type="string">
            <text:p text:style-name="Table_20_Contents">Aptitudes</text:p>
          </table:table-cell>
        </table:table-row>
        <table:table-row>
          <table:table-cell table:style-name="Portail.A2" office:value-type="string">
            <text:p text:style-name="Table_20_Contents">Portail 1</text:p>
          </table:table-cell>
          <table:table-cell table:style-name="Portail.A2" office:value-type="string">
            <text:p text:style-name="Table_20_Contents"><text:span text:style-name="Police_20_par_20_défaut"><text:span text:style-name="T3">Portail sûr</text:span></text:span> : +2 pour emprunter des portails chaotiques ou dangereux.</text:p>
          </table:table-cell>
          <table:table-cell table:style-name="Portail.A2" office:value-type="string">
            <text:p text:style-name="Table_20_Contents"><text:span text:style-name="Police_20_par_20_défaut"><text:span text:style-name="T3">Ouverture</text:span></text:span>: +3 pour ouvrir les portails.</text:p>
          </table:table-cell>
          <table:table-cell table:style-name="Portail.D2" office:value-type="string">
            <text:p text:style-name="Table_20_Contents"><text:span text:style-name="Police_20_par_20_défaut"><text:span text:style-name="T3">Analyse </text:span></text:span>: +4 pour étudier et trouver les portails.</text:p>
          </table:table-cell>
        </table:table-row>
        <table:table-row>
          <table:table-cell table:style-name="Portail.A2" office:value-type="string">
            <text:p text:style-name="Table_20_Contents">Portail 3</text:p>
          </table:table-cell>
          <table:table-cell table:style-name="Portail.A2" office:value-type="string">
            <text:p text:style-name="Table_20_Contents"><text:span text:style-name="Police_20_par_20_défaut"><text:span text:style-name="T3">Portail rapide </text:span></text:span>: Ne subit plus le malus de convocation.</text:p>
          </table:table-cell>
          <table:table-cell table:style-name="Portail.A2" office:value-type="string">
            <text:p text:style-name="Table_20_Contents"><text:span text:style-name="Police_20_par_20_défaut"><text:span text:style-name="T3">Fermeture</text:span></text:span>: +3 pour fermer ou condamner un portail.</text:p>
          </table:table-cell>
          <table:table-cell table:style-name="Portail.D2" office:value-type="string">
            <text:p text:style-name="Table_20_Contents"><text:span text:style-name="Police_20_par_20_défaut"><text:span text:style-name="T3">Déformation professionnelle </text:span></text:span>: Permet de relancer un jet échoué à propos d'une modification d'un portail.</text:p>
          </table:table-cell>
        </table:table-row>
        <table:table-row>
          <table:table-cell table:style-name="Portail.A2" office:value-type="string">
            <text:p text:style-name="Table_20_Contents">Portail 5</text:p>
          </table:table-cell>
          <table:table-cell table:style-name="Portail.A2" office:value-type="string">
            <text:p text:style-name="Table_20_Contents"><text:span text:style-name="Police_20_par_20_défaut"><text:span text:style-name="T3">Portail à distance</text:span></text:span> : Permet de prendre les portails à école distance.</text:p>
          </table:table-cell>
          <table:table-cell table:style-name="Portail.A2" office:value-type="string">
            <text:p text:style-name="Table_20_Contents"><text:span text:style-name="Police_20_par_20_défaut"><text:span text:style-name="T3">Destruction </text:span></text:span>: Sur DD (15 à 40) le portail est totalement détruit. En cas d'échec mineur, peut exploser.</text:p>
          </table:table-cell>
          <table:table-cell table:style-name="Portail.D2" office:value-type="string">
            <text:p text:style-name="Table_20_Contents"><text:span text:style-name="Police_20_par_20_défaut"><text:span text:style-name="T3">Harmonie </text:span></text:span>: Sur DD= 25, le personnage peut rester dans un portail.</text:p>
          </table:table-cell>
        </table:table-row>
        <table:table-row>
          <table:table-cell table:style-name="Portail.A2" office:value-type="string">
            <text:p text:style-name="Table_20_Contents">Portail 7</text:p>
          </table:table-cell>
          <table:table-cell table:style-name="Portail.A2" office:value-type="string">
            <text:p text:style-name="Table_20_Contents"><text:span text:style-name="Police_20_par_20_défaut"><text:span text:style-name="T3">Vortex</text:span></text:span> : Permet d'agencer et de déplacer les portails pour créer des réseaux. +2 à tous les jets de portails.</text:p>
          </table:table-cell>
          <table:table-cell table:style-name="Portail.A2" office:value-type="string">
            <text:p text:style-name="Table_20_Contents"><text:span text:style-name="Police_20_par_20_défaut"><text:span text:style-name="T3">Création</text:span></text:span>: +5 à la création de portail.</text:p>
          </table:table-cell>
          <table:table-cell table:style-name="Portail.D2" office:value-type="string">
            <text:p text:style-name="Table_20_Contents"><text:span text:style-name="Police_20_par_20_défaut"><text:span text:style-name="T3">Capture </text:span></text:span>: Jet de portail contre jet de constitution. Si réussi, capture l'autre dans un portail.</text:p>
          </table:table-cell>
        </table:table-row>
        <table:table-row>
          <table:table-cell table:style-name="Portail.A2" office:value-type="string">
            <text:p text:style-name="Table_20_Contents">Portail 10</text:p>
          </table:table-cell>
          <table:table-cell table:style-name="Portail.A2" office:value-type="string">
            <text:p text:style-name="Table_20_Contents"><text:span text:style-name="Police_20_par_20_défaut"><text:span text:style-name="T3">Déplacement</text:span></text:span> <text:span text:style-name="Police_20_par_20_défaut"><text:span text:style-name="T3">instantané </text:span></text:span>: Le personnage n'a plus à lancer de jet pour emprunter les portails, qu'ils soient chaotiques, condamnés, aléatoires...</text:p>
          </table:table-cell>
          <table:table-cell table:style-name="Portail.A2" office:value-type="string">
            <text:p text:style-name="Table_20_Contents"><text:span text:style-name="Police_20_par_20_défaut"><text:span text:style-name="T3">Assaut</text:span></text:span> : Permet de lancer des jets de portails pour attaquer. Dégâts/zone dépendent du portail utilisé.</text:p>
          </table:table-cell>
          <table:table-cell table:style-name="Portail.D2" office:value-type="string">
            <text:p text:style-name="Table_20_Contents"><text:span text:style-name="Police_20_par_20_défaut"><text:span text:style-name="T3">Puissance</text:span></text:span> : Permet d'absorber un portail (DD : 10;20;...;70)pour regagner (30...210) mana et pvs. Peut rayonner les soins.</text:p>
          </table:table-cell>
        </table:table-row>
      </table:table>
      <text:p text:style-name="P15"/>
      <text:p text:style-name="P5"/>
      <text:h text:style-name="Titre_5f_comp" text:outline-level="3"><text:bookmark-start text:name="__RefHeading__33052_472019853"/>Technologie :<text:bookmark-end text:name="__RefHeading__33052_472019853"/></text:h>
      <text:p text:style-name="Table_20_Contents">Lent.</text:p>
      <text:p text:style-name="Text_20_body"><text:soft-page-break/>[description] : lent</text:p>
      <table:table table:name="Technologie" table:style-name="Technologie">
        <table:table-column table:style-name="Technologie.A" table:number-columns-repeated="5"/>
        <table:table-row>
          <table:table-cell table:style-name="Technologie.A1" office:value-type="string">
            <text:p text:style-name="Table_20_Contents">Pallier de compétences</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E1" office:value-type="string">
            <text:p text:style-name="Table_20_Contents">Aptitude</text:p>
          </table:table-cell>
        </table:table-row>
        <table:table-row>
          <table:table-cell table:style-name="Technologie.A2" office:value-type="string">
            <text:p text:style-name="Table_20_Contents">Technologie 0</text:p>
          </table:table-cell>
          <table:table-cell table:style-name="Technologie.A2" office:value-type="string">
            <text:p text:style-name="Table_20_Contents"><text:span text:style-name="Police_20_par_20_défaut"><text:span text:style-name="T3">Vaerilienne : </text:span></text:span>+2 à l'utilisation de tous les objets</text:p>
          </table:table-cell>
          <table:table-cell table:style-name="Technologie.A2" office:value-type="string">
            <text:p text:style-name="Table_20_Contents"><text:span text:style-name="Police_20_par_20_défaut"><text:span text:style-name="T3">Fyta </text:span></text:span>: +2 à l'utilisation de tous les objets</text:p>
          </table:table-cell>
          <table:table-cell table:style-name="Technologie.A2" office:value-type="string">
            <text:p text:style-name="Table_20_Contents"><text:span text:style-name="Police_20_par_20_défaut"><text:span text:style-name="T3">Kriegst</text:span></text:span> : +2 à l'utilisation de tous les objets</text:p>
          </table:table-cell>
          <table:table-cell table:style-name="Technologie.E2" office:value-type="string">
            <text:p text:style-name="Table_20_Contents"><text:span text:style-name="Police_20_par_20_défaut"><text:span text:style-name="T3">Orc du futur :</text:span></text:span> +2 à l'utilisation de tous les objets</text:p>
          </table:table-cell>
        </table:table-row>
        <table:table-row>
          <table:table-cell table:style-name="Technologie.A2" office:value-type="string">
            <text:p text:style-name="Table_20_Contents">Technologie 1</text:p>
          </table:table-cell>
          <table:table-cell table:style-name="Technologie.A2" office:value-type="string">
            <text:p text:style-name="Table_20_Contents"><text:span text:style-name="Police_20_par_20_défaut"><text:span text:style-name="T3">Spécialisation : </text:span></text:span>+3 à l'utilisation d'un type d'objet en particulier</text:p>
          </table:table-cell>
          <table:table-cell table:style-name="Technologie.A2" office:value-type="string">
            <text:p text:style-name="Table_20_Contents"><text:span text:style-name="Police_20_par_20_défaut"><text:span text:style-name="T3">Estimation : </text:span></text:span>+3 <text:s/>à l'estimation.</text:p>
          </table:table-cell>
          <table:table-cell table:style-name="Technologie.A2" office:value-type="string">
            <text:p text:style-name="Table_20_Contents"><text:span text:style-name="Police_20_par_20_défaut"><text:span text:style-name="T3">Identification : </text:span></text:span><text:s/>+3 à l'identification.</text:p>
          </table:table-cell>
          <table:table-cell table:style-name="Technologie.E2" office:value-type="string">
            <text:p text:style-name="Table_20_Contents"><text:span text:style-name="Police_20_par_20_défaut"><text:span text:style-name="T3">Dernière chance :</text:span></text:span> Permet de relancer un jet échoué lors de la manipulation d'objet dangereux.</text:p>
          </table:table-cell>
        </table:table-row>
        <table:table-row>
          <table:table-cell table:style-name="Technologie.A2" office:value-type="string">
            <text:p text:style-name="Table_20_Contents">Technologie 3</text:p>
          </table:table-cell>
          <table:table-cell table:style-name="Technologie.A2" office:value-type="string">
            <text:p text:style-name="Table_20_Contents"><text:span text:style-name="Police_20_par_20_défaut"><text:span text:style-name="T3">Objets de guerre :</text:span></text:span> +4 à tous les jets de techno sur les objets de guerre.</text:p>
          </table:table-cell>
          <table:table-cell table:style-name="Technologie.A2" office:value-type="string">
            <text:p text:style-name="Table_20_Contents"><text:span text:style-name="Police_20_par_20_défaut"><text:span text:style-name="T3">Économe : </text:span></text:span>Permet de rajouter un DD5 pour diminuer l'usure d'un objet.</text:p>
          </table:table-cell>
          <table:table-cell table:style-name="Technologie.A2" office:value-type="string">
            <text:p text:style-name="Table_20_Contents"><text:span text:style-name="Police_20_par_20_défaut"><text:span text:style-name="T3">Authentification :</text:span></text:span>+4 pour trouver les commandes d'authentification.</text:p>
          </table:table-cell>
          <table:table-cell table:style-name="Technologie.E2" office:value-type="string">
            <text:p text:style-name="Table_20_Contents"><text:span text:style-name="Police_20_par_20_défaut"><text:span text:style-name="T3">Mémorisation : </text:span></text:span>+2 pour tous les objets déjà mémorisés.</text:p>
          </table:table-cell>
        </table:table-row>
        <table:table-row>
          <table:table-cell table:style-name="Technologie.A2" office:value-type="string">
            <text:p text:style-name="Table_20_Contents">Technologie 5</text:p>
          </table:table-cell>
          <table:table-cell table:style-name="Technologie.A2" office:value-type="string">
            <text:p text:style-name="Table_20_Contents"><text:span text:style-name="Police_20_par_20_défaut"><text:span text:style-name="T3">Objets magiques : </text:span></text:span>+3 à l'utilisation de tous les objets technomagiques.</text:p>
          </table:table-cell>
          <table:table-cell table:style-name="Technologie.A2" office:value-type="string">
            <text:p text:style-name="Table_20_Contents"><text:span text:style-name="Police_20_par_20_défaut"><text:span text:style-name="T3">Surutilisation :</text:span></text:span> Permet d'obtenir un bonus de +4 à l'utilisation des objets mais augmente leur usure.</text:p>
          </table:table-cell>
          <table:table-cell table:style-name="Technologie.A2" office:value-type="string">
            <text:p text:style-name="Table_20_Contents"><text:span text:style-name="Police_20_par_20_défaut"><text:span text:style-name="T3">Démontage : </text:span></text:span>+4 pour désassembler les objets technologiques.</text:p>
          </table:table-cell>
          <table:table-cell table:style-name="Technologie.E2" office:value-type="string">
            <text:p text:style-name="Table_20_Contents"><text:span text:style-name="Police_20_par_20_défaut"><text:span text:style-name="T3">Technologie de prédilection : </text:span></text:span><text:s/>+2 à tous les objets d'une technologie en particulier.</text:p>
          </table:table-cell>
        </table:table-row>
        <table:table-row>
          <table:table-cell table:style-name="Technologie.A2" office:value-type="string">
            <text:p text:style-name="Table_20_Contents">Technologie 7</text:p>
          </table:table-cell>
          <table:table-cell table:style-name="Technologie.A2" office:value-type="string">
            <text:p text:style-name="Table_20_Contents"><text:span text:style-name="Police_20_par_20_défaut"><text:span text:style-name="T3">Schématiseur : </text:span></text:span>Permet de schématiser les objets de technologie identifiés.</text:p>
          </table:table-cell>
          <table:table-cell table:style-name="Technologie.A2" office:value-type="string">
            <text:p text:style-name="Table_20_Contents"><text:span text:style-name="Police_20_par_20_défaut"><text:span text:style-name="T3">Utilisation fréquente : </text:span></text:span><text:s/>+2 à tous les jets avec des objets fréquemment utilisés.</text:p>
          </table:table-cell>
          <table:table-cell table:style-name="Technologie.A2" office:value-type="string">
            <text:p text:style-name="Table_20_Contents"><text:span text:style-name="Police_20_par_20_défaut"><text:span text:style-name="T3">Interprétation historique : </text:span></text:span>Permet d'interpréter historiquement chaque objet avec un bonus de 10.</text:p>
          </table:table-cell>
          <table:table-cell table:style-name="Technologie.E2" office:value-type="string">
            <text:p text:style-name="Table_20_Contents"><text:span text:style-name="Police_20_par_20_défaut"><text:span text:style-name="T3">Technologue avisé : </text:span></text:span>Peut toujours choisir de faire 13.</text:p>
          </table:table-cell>
        </table:table-row>
        <table:table-row>
          <table:table-cell table:style-name="Technologie.A2" office:value-type="string">
            <text:p text:style-name="Table_20_Contents">Technologie 10</text:p>
          </table:table-cell>
          <table:table-cell table:style-name="Technologie.A2" office:value-type="string">
            <text:p text:style-name="Table_20_Contents"><text:span text:style-name="Police_20_par_20_défaut"><text:span text:style-name="T3">Vaerilien : </text:span></text:span>+5 à tous les jets de portail, +10 à tous les jets de technologie vaerilienne et un pouvoir psionique.</text:p>
          </table:table-cell>
          <table:table-cell table:style-name="Technologie.A2" office:value-type="string">
            <text:p text:style-name="Table_20_Contents">Fyta :+4 à toutes les écoles, +50 mana et +10 à tous les jets de technologie Fyta.</text:p>
          </table:table-cell>
          <table:table-cell table:style-name="Technologie.A2" office:value-type="string">
            <text:p text:style-name="Table_20_Contents">Kriegst : Permet de passer dans l'état éthéré, ainsi que de tenter une possession.</text:p>
          </table:table-cell>
          <table:table-cell table:style-name="Technologie.E2" office:value-type="string">
            <text:p text:style-name="Table_20_Contents"><text:span text:style-name="Police_20_par_20_défaut"><text:span text:style-name="T3">Naturalisation : </text:span></text:span>Permet de parler toutes les langues, bonus de +5 à tous les technologie.</text:p>
          </table:table-cell>
        </table:table-row>
      </table:table>
      <text:p text:style-name="Table_20_Contents"><text:bookmark-start text:name="__RefHeading__34473_1491387207"/><text:bookmark-end text:name="__RefHeading__34473_14913872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Bitstream Charter" fo:font-family="'Bitstream Charter'" style:font-family-generic="roman" style:font-pitch="variable" fo:font-size="10.5pt" style:font-name-asian="Bitstream Charter" style:font-family-asian="'Bitstream Charter'" style:font-family-generic-asian="roman" style:font-pitch-asian="variable" style:font-size-asian="10.5pt" style:font-name-complex="Bitstream Charter" style:font-family-complex="'Bitstream Charter'" style:font-family-generic-complex="roman" style:font-pitch-complex="variable"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Text_20_body" style:display-name="Text body" style:family="paragraph" style:parent-style-name="Standard" style:class="text">
      <style:paragraph-properties loext:contextual-spacing="false" fo:margin-top="0cm" fo:margin-bottom="0.212cm" style:contextual-spacing="false" fo:hyphenation-ladder-count="no-limit"/>
      <style:text-properties fo:hyphenate="false"/>
    </style:style>
    <style:style style:name="Heading_20_1" style:display-name="Heading 1"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loext:contextual-spacing="false"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font-size="12pt" style:font-size-asian="12pt" style:font-size-complex="14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Mega_5f_titre" style:display-name="Mega_titre" style:family="paragraph" style:parent-style-name="Standard" style:auto-update="true" style:default-outline-level="2" style:class="text">
      <style:paragraph-properties fo:hyphenation-ladder-count="no-limit"/>
      <style:text-properties fo:font-size="18pt" style:text-underline-style="solid" style:text-underline-width="auto" style:text-underline-color="font-color" style:text-underline-mode="continuous" style:text-overline-mode="continuous" style:text-line-through-mode="continuous" style:font-size-asian="18pt" style:font-size-complex="14pt" fo:hyphenate="false"/>
    </style:style>
    <style:style style:name="Contents_20_Heading" style:display-name="Contents Heading" style:family="paragraph" style:parent-style-name="Heading" style:class="index">
      <style:paragraph-properties loext:contextual-spacing="false" fo:margin-top="0cm" fo:margin-bottom="0cm" style:contextual-spacing="false" fo:hyphenation-ladder-count="no-limit" fo:background-color="#4c4c4c" text:number-lines="false" text:line-number="0">
        <style:background-image/>
      </style:paragraph-properties>
      <style:text-properties style:text-outline="true" fo:font-size="16pt" fo:text-shadow="1pt 1pt" fo:font-weight="bold" style:font-size-asian="16pt" style:font-weight-asian="bold" style:font-size-complex="16pt" style:font-weight-complex="bold" fo:hyphenate="false"/>
    </style:style>
    <style:style style:name="Contents_20_1" style:display-name="Contents 1" style:family="paragraph" style:parent-style-name="Index" style:default-outline-level="2" style:list-style-name="" style:class="index">
      <style:paragraph-properties fo:hyphenation-ladder-count="no-limit" fo:background-color="#ffffff">
        <style:tab-stops>
          <style:tab-stop style:position="17cm" style:type="right" style:leader-style="dotted" style:leader-text="."/>
        </style:tab-stops>
        <style:background-image/>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fo:background-color="#ffffff">
        <style:tab-stops>
          <style:tab-stop style:position="16.501cm" style:type="right" style:leader-style="dotted" style:leader-text="."/>
        </style:tab-stops>
        <style:background-image/>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fo:background-color="#ffffff">
        <style:tab-stops>
          <style:tab-stop style:position="16.002cm" style:type="right" style:leader-style="dotted" style:leader-text="."/>
        </style:tab-stops>
        <style:background-image/>
      </style:paragraph-properties>
      <style:text-properties fo:hyphenate="false"/>
    </style:style>
    <style:style style:name="Quotations" style:family="paragraph" style:parent-style-name="Standard" style:class="html">
      <style:paragraph-properties loext:contextual-spacing="false" fo:margin-left="1cm" fo:margin-right="1cm" fo:margin-top="0cm" fo:margin-bottom="0.499cm" style: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itre_5f_comp" style:display-name="Titre_comp" style:family="paragraph" style:parent-style-name="Standard" style:default-outline-level="3" style:class="text">
      <style:paragraph-properties>
        <style:tab-stops/>
      </style:paragraph-properties>
      <style:text-properties fo:font-size="14pt" style:text-underline-style="solid" style:text-underline-width="auto" style:text-underline-color="font-color" style:font-size-asian="14pt"/>
    </style:style>
    <style:style style:name="Categorie_5f_Comp" style:display-name="Categorie_Comp" style:family="paragraph" style:parent-style-name="Standard" style:class="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Contents_20_4" style:display-name="Contents 4" style:family="paragraph" style:parent-style-name="Index" style:class="index">
      <style:paragraph-properties fo:margin-left="1.498cm" fo:margin-right="0cm" fo:text-indent="0cm" style:auto-text-indent="false" fo:background-color="#ffffff">
        <style:tab-stops>
          <style:tab-stop style:position="24.202cm" style:type="right" style:leader-style="dotted" style:leader-text="."/>
        </style:tab-stops>
        <style:background-image/>
      </style:paragraph-properties>
    </style:style>
    <style:style style:name="Police_20_par_20_défaut" style:display-name="Police par défau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Page_20_Number" style:display-name="Page Number"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79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min-label-distance="0.381cm"/>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2cm" fo:margin-right="2cm" style:writing-mode="lr-tb"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meta:creation-date>2011-12-05T17:45:00Z</meta:creation-date>
    <dc:date>2016-02-28T21:04:25.752000000</dc:date>
    <meta:editing-cycles>509</meta:editing-cycles>
    <meta:editing-duration>P1DT7H28M53S</meta:editing-duration>
    <meta:document-statistic meta:table-count="52" meta:image-count="0" meta:object-count="0" meta:page-count="94" meta:paragraph-count="4601" meta:word-count="25367" meta:character-count="140739" meta:non-whitespace-character-count="119883"/>
    <meta:user-defined meta:name="Info 1"/>
    <meta:user-defined meta:name="Info 2"/>
    <meta:user-defined meta:name="Info 3"/>
    <meta:user-defined meta:name="Info 4"/>
    <meta:template xlink:type="simple" xlink:actuate="onRequest" xlink:title="" xlink:href="Normal.dotm"/>
  </office:meta>
</office:document-meta>
</file>